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3.288cm"/>
    </style:style>
    <style:style style:name="co5" style:family="table-column">
      <style:table-column-properties fo:break-before="auto" style:column-width="3.498cm"/>
    </style:style>
    <style:style style:name="co6" style:family="table-column">
      <style:table-column-properties fo:break-before="auto" style:column-width="3.861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0.792cm"/>
    </style:style>
    <style:style style:name="co9" style:family="table-column">
      <style:table-column-properties fo:break-before="auto" style:column-width="2.68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e6e6ff" style:text-align-source="fix" style:repeat-content="false" fo:border-left="0.002cm solid #000000" fo:padding="0.085cm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>
      <style:table-cell-properties fo:border-bottom="0.002cm solid #000000" fo:background-color="#e6e6ff" style:text-align-source="fix" style:repeat-content="false" fo:border-left="0.002cm solid #000000" fo:padding="0.085cm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order-bottom="0.002cm solid #000000" fo:background-color="#e6e6ff" style:text-align-source="fix" style:repeat-content="false" fo:border-left="0.002cm solid #000000" fo:padding="0.085cm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ce11"/>
        <table:table-column table:style-name="co8" table:default-cell-style-name="Default"/>
        <table:table-column table:style-name="co9" table:default-cell-style-name="ce8"/>
        <table:table-column table:style-name="co7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Zeit</text:p>
          </table:table-cell>
          <table:table-cell table:style-name="ce2" office:value-type="string">
            <text:p>Stimmgabel</text:p>
          </table:table-cell>
          <table:table-cell table:style-name="ce2" office:value-type="string">
            <text:p>Tonerzeuger</text:p>
          </table:table-cell>
          <table:table-cell table:style-name="ce4" office:value-type="string">
            <text:p>Überlagerung</text:p>
          </table:table-cell>
          <table:table-cell table:style-name="ce5"/>
          <table:table-cell table:style-name="ce9"/>
          <table:table-cell table:style-name="ce10"/>
          <table:table-cell table:style-name="ce12"/>
          <table:table-cell table:style-name="ce13"/>
          <table:table-cell table:style-name="ce12" table:number-columns-repeated="1015"/>
        </table:table-row>
        <table:table-row table:style-name="ro2">
          <table:table-cell office:value-type="float" office:value="0">
            <text:p>0</text:p>
          </table:table-cell>
          <table:table-cell table:formula="of:=[.$G$2]*SIN(-2*3.14159*[.$A2]*[.$G$3])" office:value-type="float" office:value="-0">
            <text:p>0,00</text:p>
          </table:table-cell>
          <table:table-cell table:formula="of:=[.$G$4]*SIN(-2*3.14159*[.$A2]*[.$G$11])" office:value-type="float" office:value="-0">
            <text:p>0,00</text:p>
          </table:table-cell>
          <table:table-cell table:formula="of:=[.B2]+[.C2]" office:value-type="float" office:value="-0">
            <text:p>0,00</text:p>
          </table:table-cell>
          <table:table-cell table:style-name="ce6" office:value-type="string" table:number-columns-spanned="2" table:number-rows-spanned="1">
            <text:p>Stimmgabel Amplitude:</text:p>
          </table:table-cell>
          <table:covered-table-cell/>
          <table:table-cell office:value-type="float" office:value="1">
            <text:p>1</text:p>
          </table:table-cell>
          <table:table-cell/>
          <table:table-cell table:style-name="ce7" office:value-type="string">
            <text:p>Zeit (Schritte):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table:formula="of:=[.A2]+[.$J$2]" office:value-type="float" office:value="100">
            <text:p>100</text:p>
          </table:table-cell>
          <table:table-cell table:formula="of:=[.$G$2]*SIN(-2*3.14159*[.$A3]*[.$G$3])" office:value-type="float" office:value="0.231399422855684">
            <text:p>0,23</text:p>
          </table:table-cell>
          <table:table-cell table:formula="of:=[.$G$4]*SIN(-2*3.14159*[.$A3]*[.$G$11])" office:value-type="float" office:value="0.257130610287545">
            <text:p>0,26</text:p>
          </table:table-cell>
          <table:table-cell table:formula="of:=[.B3]+[.C3]" office:value-type="float" office:value="0.488530033143229">
            <text:p>0,49</text:p>
          </table:table-cell>
          <table:table-cell table:style-name="ce6" office:value-type="string" table:number-columns-spanned="2" table:number-rows-spanned="1">
            <text:p>Stimmgabel Frequenz:</text:p>
          </table:table-cell>
          <table:covered-table-cell/>
          <table:table-cell office:value-type="float" office:value="440">
            <text:p>440</text:p>
          </table:table-cell>
          <table:table-cell table:number-columns-repeated="1017"/>
        </table:table-row>
        <table:table-row table:style-name="ro2">
          <table:table-cell table:formula="of:=[.A3]+[.$J$2]" office:value-type="float" office:value="200">
            <text:p>200</text:p>
          </table:table-cell>
          <table:table-cell table:formula="of:=[.$G$2]*SIN(-2*3.14159*[.$A4]*[.$G$3])" office:value-type="float" office:value="0.450237944513888">
            <text:p>0,45</text:p>
          </table:table-cell>
          <table:table-cell table:formula="of:=[.$G$4]*SIN(-2*3.14159*[.$A4]*[.$G$11])" office:value-type="float" office:value="0.496970040776165">
            <text:p>0,50</text:p>
          </table:table-cell>
          <table:table-cell table:formula="of:=[.B4]+[.C4]" office:value-type="float" office:value="0.947207985290053">
            <text:p>0,95</text:p>
          </table:table-cell>
          <table:table-cell table:style-name="ce6" office:value-type="string" table:number-columns-spanned="2" table:number-rows-spanned="1">
            <text:p>Tonerzeuger Amplitude:</text:p>
          </table:table-cell>
          <table:covered-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formula="of:=[.A4]+[.$J$2]" office:value-type="float" office:value="300">
            <text:p>300</text:p>
          </table:table-cell>
          <table:table-cell table:formula="of:=[.$G$2]*SIN(-2*3.14159*[.$A5]*[.$G$3])" office:value-type="float" office:value="0.644636498790585">
            <text:p>0,64</text:p>
          </table:table-cell>
          <table:table-cell table:formula="of:=[.$G$4]*SIN(-2*3.14159*[.$A5]*[.$G$11])" office:value-type="float" office:value="0.703389886138411">
            <text:p>0,70</text:p>
          </table:table-cell>
          <table:table-cell table:formula="of:=[.B5]+[.C5]" office:value-type="float" office:value="1.348026384929">
            <text:p>1,35</text:p>
          </table:table-cell>
          <table:table-cell table:style-name="ce6" office:value-type="string" table:number-columns-spanned="2" table:number-rows-spanned="1">
            <text:p>Schwebungsfrequenz:</text:p>
          </table:table-cell>
          <table:covered-table-cell/>
          <table:table-cell office:value-type="float" office:value="50">
            <text:p>50</text:p>
          </table:table-cell>
          <table:table-cell table:number-columns-repeated="1017"/>
        </table:table-row>
        <table:table-row table:style-name="ro2">
          <table:table-cell table:formula="of:=[.A5]+[.$J$2]" office:value-type="float" office:value="400">
            <text:p>400</text:p>
          </table:table-cell>
          <table:table-cell table:formula="of:=[.$G$2]*SIN(-2*3.14159*[.$A6]*[.$G$3])" office:value-type="float" office:value="0.804042678196008">
            <text:p>0,80</text:p>
          </table:table-cell>
          <table:table-cell table:formula="of:=[.$G$4]*SIN(-2*3.14159*[.$A6]*[.$G$11])" office:value-type="float" office:value="0.862509097021839">
            <text:p>0,86</text:p>
          </table:table-cell>
          <table:table-cell table:formula="of:=[.B6]+[.C6]" office:value-type="float" office:value="1.66655177521785">
            <text:p>1,67</text:p>
          </table:table-cell>
          <table:table-cell table:number-columns-repeated="1020"/>
        </table:table-row>
        <table:table-row table:style-name="ro2">
          <table:table-cell table:formula="of:=[.A6]+[.$J$2]" office:value-type="float" office:value="500">
            <text:p>500</text:p>
          </table:table-cell>
          <table:table-cell table:formula="of:=[.$G$2]*SIN(-2*3.14159*[.$A7]*[.$G$3])" office:value-type="float" office:value="0.919803542847608">
            <text:p>0,92</text:p>
          </table:table-cell>
          <table:table-cell table:formula="of:=[.$G$4]*SIN(-2*3.14159*[.$A7]*[.$G$11])" office:value-type="float" office:value="0.963627434981203">
            <text:p>0,96</text:p>
          </table:table-cell>
          <table:table-cell table:formula="of:=[.B7]+[.C7]" office:value-type="float" office:value="1.88343097782881">
            <text:p>1,88</text:p>
          </table:table-cell>
          <table:table-cell table:number-columns-repeated="1020"/>
        </table:table-row>
        <table:table-row table:style-name="ro2">
          <table:table-cell table:formula="of:=[.A7]+[.$J$2]" office:value-type="float" office:value="600">
            <text:p>600</text:p>
          </table:table-cell>
          <table:table-cell table:formula="of:=[.$G$2]*SIN(-2*3.14159*[.$A8]*[.$G$3])" office:value-type="float" office:value="0.985635322564372">
            <text:p>0,99</text:p>
          </table:table-cell>
          <table:table-cell table:formula="of:=[.$G$4]*SIN(-2*3.14159*[.$A8]*[.$G$11])" office:value-type="float" office:value="0.999945027351848">
            <text:p>1,00</text:p>
          </table:table-cell>
          <table:table-cell table:formula="of:=[.B8]+[.C8]" office:value-type="float" office:value="1.98558034991622">
            <text:p>1,99</text:p>
          </table:table-cell>
          <table:table-cell table:style-name="ce8"/>
          <table:table-cell table:number-columns-repeated="1019"/>
        </table:table-row>
        <table:table-row table:style-name="ro2">
          <table:table-cell table:formula="of:=[.A8]+[.$J$2]" office:value-type="float" office:value="700">
            <text:p>700</text:p>
          </table:table-cell>
          <table:table-cell table:formula="of:=[.$G$2]*SIN(-2*3.14159*[.$A9]*[.$G$3])" office:value-type="float" office:value="0.997964514696023">
            <text:p>1,00</text:p>
          </table:table-cell>
          <table:table-cell table:formula="of:=[.$G$4]*SIN(-2*3.14159*[.$A9]*[.$G$11])" office:value-type="float" office:value="0.969019636692442">
            <text:p>0,97</text:p>
          </table:table-cell>
          <table:table-cell table:formula="of:=[.B9]+[.C9]" office:value-type="float" office:value="1.96698415138847">
            <text:p>1,97</text:p>
          </table:table-cell>
          <table:table-cell table:number-columns-repeated="1020"/>
        </table:table-row>
        <table:table-row table:style-name="ro2">
          <table:table-cell table:formula="of:=[.A9]+[.$J$2]" office:value-type="float" office:value="800">
            <text:p>800</text:p>
          </table:table-cell>
          <table:table-cell table:formula="of:=[.$G$2]*SIN(-2*3.14159*[.$A10]*[.$G$3])" office:value-type="float" office:value="0.956121861802258">
            <text:p>0,96</text:p>
          </table:table-cell>
          <table:table-cell table:formula="of:=[.$G$4]*SIN(-2*3.14159*[.$A10]*[.$G$11])" office:value-type="float" office:value="0.872930893011925">
            <text:p>0,87</text:p>
          </table:table-cell>
          <table:table-cell table:formula="of:=[.B10]+[.C10]" office:value-type="float" office:value="1.82905275481418">
            <text:p>1,83</text:p>
          </table:table-cell>
          <table:table-cell table:number-columns-repeated="1020"/>
        </table:table-row>
        <table:table-row table:style-name="ro2">
          <table:table-cell table:formula="of:=[.A10]+[.$J$2]" office:value-type="float" office:value="900">
            <text:p>900</text:p>
          </table:table-cell>
          <table:table-cell table:formula="of:=[.$G$2]*SIN(-2*3.14159*[.$A11]*[.$G$3])" office:value-type="float" office:value="0.862378681059092">
            <text:p>0,86</text:p>
          </table:table-cell>
          <table:table-cell table:formula="of:=[.$G$4]*SIN(-2*3.14159*[.$A11]*[.$G$11])" office:value-type="float" office:value="0.718140444948739">
            <text:p>0,72</text:p>
          </table:table-cell>
          <table:table-cell table:formula="of:=[.B11]+[.C11]" office:value-type="float" office:value="1.58051912600783">
            <text:p>1,58</text:p>
          </table:table-cell>
          <table:table-cell table:style-name="ce6" office:value-type="string" table:number-columns-spanned="2" table:number-rows-spanned="1">
            <text:p>Tonerzeuger Frequenz:</text:p>
          </table:table-cell>
          <table:covered-table-cell/>
          <table:table-cell table:formula="of:=[.$G$3]+[.$G$5]" office:value-type="float" office:value="490">
            <text:p>490</text:p>
          </table:table-cell>
          <table:table-cell table:number-columns-repeated="1017"/>
        </table:table-row>
        <table:table-row table:style-name="ro2">
          <table:table-cell table:formula="of:=[.A11]+[.$J$2]" office:value-type="float" office:value="1000">
            <text:p>1000</text:p>
          </table:table-cell>
          <table:table-cell table:formula="of:=[.$G$2]*SIN(-2*3.14159*[.$A12]*[.$G$3])" office:value-type="float" office:value="0.721823570599619">
            <text:p>0,72</text:p>
          </table:table-cell>
          <table:table-cell table:formula="of:=[.$G$4]*SIN(-2*3.14159*[.$A12]*[.$G$11])" office:value-type="float" office:value="0.515057436318046">
            <text:p>0,52</text:p>
          </table:table-cell>
          <table:table-cell table:formula="of:=[.B12]+[.C12]" office:value-type="float" office:value="1.23688100691767">
            <text:p>1,24</text:p>
          </table:table-cell>
          <table:table-cell table:number-columns-repeated="1020"/>
        </table:table-row>
        <table:table-row table:style-name="ro2">
          <table:table-cell table:formula="of:=[.A12]+[.$J$2]" office:value-type="float" office:value="1100">
            <text:p>1100</text:p>
          </table:table-cell>
          <table:table-cell table:formula="of:=[.$G$2]*SIN(-2*3.14159*[.$A13]*[.$G$3])" office:value-type="float" office:value="0.542086190839862">
            <text:p>0,54</text:p>
          </table:table-cell>
          <table:table-cell table:formula="of:=[.$G$4]*SIN(-2*3.14159*[.$A13]*[.$G$11])" office:value-type="float" office:value="0.277338525625582">
            <text:p>0,28</text:p>
          </table:table-cell>
          <table:table-cell table:formula="of:=[.B13]+[.C13]" office:value-type="float" office:value="0.819424716465444">
            <text:p>0,82</text:p>
          </table:table-cell>
          <table:table-cell table:number-columns-repeated="1020"/>
        </table:table-row>
        <table:table-row table:style-name="ro2">
          <table:table-cell table:formula="of:=[.A13]+[.$J$2]" office:value-type="float" office:value="1200">
            <text:p>1200</text:p>
            <draw:frame table:end-cell-address="Sheet1.L33" table:end-x="1.243cm" table:end-y="0.451cm" draw:z-index="0" draw:style-name="gr1" svg:width="26.102cm" svg:height="8.74cm" svg:x="0.33cm" svg:y="0.258cm">
              <draw:object draw:notify-on-update-of-ranges="Sheet1.A1:Sheet1.A1 Sheet1.A2:Sheet1.A999 Sheet1.B1:Sheet1.B1 Sheet1.B2:Sheet1.B999 Sheet1.C1:Sheet1.C1 Sheet1.C2:Sheet1.C999 Sheet1.D1:Sheet1.D1 Sheet1.D2:Sheet1.D9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$G$2]*SIN(-2*3.14159*[.$A14]*[.$G$3])" office:value-type="float" office:value="0.332923106809111">
            <text:p>0,33</text:p>
          </table:table-cell>
          <table:table-cell table:formula="of:=[.$G$4]*SIN(-2*3.14159*[.$A14]*[.$G$11])" office:value-type="float" office:value="0.0209695194993836">
            <text:p>0,02</text:p>
          </table:table-cell>
          <table:table-cell table:formula="of:=[.B14]+[.C14]" office:value-type="float" office:value="0.353892626308495">
            <text:p>0,35</text:p>
          </table:table-cell>
          <table:table-cell table:number-columns-repeated="1020"/>
        </table:table-row>
        <table:table-row table:style-name="ro2">
          <table:table-cell table:formula="of:=[.A14]+[.$J$2]" office:value-type="float" office:value="1300">
            <text:p>1300</text:p>
          </table:table-cell>
          <table:table-cell table:formula="of:=[.$G$2]*SIN(-2*3.14159*[.$A15]*[.$G$3])" office:value-type="float" office:value="0.105688178466897">
            <text:p>0,11</text:p>
          </table:table-cell>
          <table:table-cell table:formula="of:=[.$G$4]*SIN(-2*3.14159*[.$A15]*[.$G$11])" office:value-type="float" office:value="-0.23680961673816">
            <text:p>-0,24</text:p>
          </table:table-cell>
          <table:table-cell table:formula="of:=[.B15]+[.C15]" office:value-type="float" office:value="-0.131121438271263">
            <text:p>-0,13</text:p>
          </table:table-cell>
          <table:table-cell table:number-columns-repeated="1020"/>
        </table:table-row>
        <table:table-row table:style-name="ro2">
          <table:table-cell table:formula="of:=[.A15]+[.$J$2]" office:value-type="float" office:value="1400">
            <text:p>1400</text:p>
          </table:table-cell>
          <table:table-cell table:formula="of:=[.$G$2]*SIN(-2*3.14159*[.$A16]*[.$G$3])" office:value-type="float" office:value="-0.12728375108189">
            <text:p>-0,13</text:p>
          </table:table-cell>
          <table:table-cell table:formula="of:=[.$G$4]*SIN(-2*3.14159*[.$A16]*[.$G$11])" office:value-type="float" office:value="-0.478664093374943">
            <text:p>-0,48</text:p>
          </table:table-cell>
          <table:table-cell table:formula="of:=[.B16]+[.C16]" office:value-type="float" office:value="-0.605947844456833">
            <text:p>-0,61</text:p>
          </table:table-cell>
          <table:table-cell table:number-columns-repeated="1020"/>
        </table:table-row>
        <table:table-row table:style-name="ro2">
          <table:table-cell table:formula="of:=[.A16]+[.$J$2]" office:value-type="float" office:value="1500">
            <text:p>1500</text:p>
          </table:table-cell>
          <table:table-cell table:formula="of:=[.$G$2]*SIN(-2*3.14159*[.$A17]*[.$G$3])" office:value-type="float" office:value="-0.353346420861357">
            <text:p>-0,35</text:p>
          </table:table-cell>
          <table:table-cell table:formula="of:=[.$G$4]*SIN(-2*3.14159*[.$A17]*[.$G$11])" office:value-type="float" office:value="-0.688329998192841">
            <text:p>-0,69</text:p>
          </table:table-cell>
          <table:table-cell table:formula="of:=[.B17]+[.C17]" office:value-type="float" office:value="-1.0416764190542">
            <text:p>-1,04</text:p>
          </table:table-cell>
          <table:table-cell table:number-columns-repeated="1020"/>
        </table:table-row>
        <table:table-row table:style-name="ro2">
          <table:table-cell table:formula="of:=[.A17]+[.$J$2]" office:value-type="float" office:value="1600">
            <text:p>1600</text:p>
          </table:table-cell>
          <table:table-cell table:formula="of:=[.$G$2]*SIN(-2*3.14159*[.$A18]*[.$G$3])" office:value-type="float" office:value="-0.560228622374231">
            <text:p>-0,56</text:p>
          </table:table-cell>
          <table:table-cell table:formula="of:=[.$G$4]*SIN(-2*3.14159*[.$A18]*[.$G$11])" office:value-type="float" office:value="-0.851707996176363">
            <text:p>-0,85</text:p>
          </table:table-cell>
          <table:table-cell table:formula="of:=[.B18]+[.C18]" office:value-type="float" office:value="-1.41193661855059">
            <text:p>-1,41</text:p>
          </table:table-cell>
          <table:table-cell table:number-columns-repeated="1020"/>
        </table:table-row>
        <table:table-row table:style-name="ro2">
          <table:table-cell table:formula="of:=[.A18]+[.$J$2]" office:value-type="float" office:value="1700">
            <text:p>1700</text:p>
          </table:table-cell>
          <table:table-cell table:formula="of:=[.$G$2]*SIN(-2*3.14159*[.$A19]*[.$G$3])" office:value-type="float" office:value="-0.736700305178393">
            <text:p>-0,74</text:p>
          </table:table-cell>
          <table:table-cell table:formula="of:=[.$G$4]*SIN(-2*3.14159*[.$A19]*[.$G$11])" office:value-type="float" office:value="-0.957811459712207">
            <text:p>-0,96</text:p>
          </table:table-cell>
          <table:table-cell table:formula="of:=[.B19]+[.C19]" office:value-type="float" office:value="-1.6945117648906">
            <text:p>-1,69</text:p>
          </table:table-cell>
          <table:table-cell table:number-columns-repeated="1020"/>
        </table:table-row>
        <table:table-row table:style-name="ro2">
          <table:table-cell table:formula="of:=[.A19]+[.$J$2]" office:value-type="float" office:value="1800">
            <text:p>1800</text:p>
          </table:table-cell>
          <table:table-cell table:formula="of:=[.$G$2]*SIN(-2*3.14159*[.$A20]*[.$G$3])" office:value-type="float" office:value="-0.873182174088769">
            <text:p>-0,87</text:p>
          </table:table-cell>
          <table:table-cell table:formula="of:=[.$G$4]*SIN(-2*3.14159*[.$A20]*[.$G$11])" office:value-type="float" office:value="-0.99950528242987">
            <text:p>-1,00</text:p>
          </table:table-cell>
          <table:table-cell table:formula="of:=[.B20]+[.C20]" office:value-type="float" office:value="-1.87268745651864">
            <text:p>-1,87</text:p>
          </table:table-cell>
          <table:table-cell table:number-columns-repeated="1020"/>
        </table:table-row>
        <table:table-row table:style-name="ro2">
          <table:table-cell table:formula="of:=[.A20]+[.$J$2]" office:value-type="float" office:value="1900">
            <text:p>1900</text:p>
          </table:table-cell>
          <table:table-cell table:formula="of:=[.$G$2]*SIN(-2*3.14159*[.$A21]*[.$G$3])" office:value-type="float" office:value="-0.962265675786964">
            <text:p>-0,96</text:p>
          </table:table-cell>
          <table:table-cell table:formula="of:=[.$G$4]*SIN(-2*3.14159*[.$A21]*[.$G$11])" office:value-type="float" office:value="-0.973985693680583">
            <text:p>-0,97</text:p>
          </table:table-cell>
          <table:table-cell table:formula="of:=[.B21]+[.C21]" office:value-type="float" office:value="-1.93625136946755">
            <text:p>-1,94</text:p>
          </table:table-cell>
          <table:table-cell table:number-columns-repeated="1020"/>
        </table:table-row>
        <table:table-row table:style-name="ro2">
          <table:table-cell table:formula="of:=[.A21]+[.$J$2]" office:value-type="float" office:value="2000">
            <text:p>2000</text:p>
          </table:table-cell>
          <table:table-cell table:formula="of:=[.$G$2]*SIN(-2*3.14159*[.$A22]*[.$G$3])" office:value-type="float" office:value="-0.999115148371527">
            <text:p>-1,00</text:p>
          </table:table-cell>
          <table:table-cell table:formula="of:=[.$G$4]*SIN(-2*3.14159*[.$A22]*[.$G$11])" office:value-type="float" office:value="-0.882968800634812">
            <text:p>-0,88</text:p>
          </table:table-cell>
          <table:table-cell table:formula="of:=[.B22]+[.C22]" office:value-type="float" office:value="-1.88208394900634">
            <text:p>-1,88</text:p>
          </table:table-cell>
          <table:table-cell table:number-columns-repeated="1020"/>
        </table:table-row>
        <table:table-row table:style-name="ro2">
          <table:table-cell table:formula="of:=[.A22]+[.$J$2]" office:value-type="float" office:value="2100">
            <text:p>2100</text:p>
          </table:table-cell>
          <table:table-cell table:formula="of:=[.$G$2]*SIN(-2*3.14159*[.$A23]*[.$G$3])" office:value-type="float" office:value="-0.981730317024188">
            <text:p>-0,98</text:p>
          </table:table-cell>
          <table:table-cell table:formula="of:=[.$G$4]*SIN(-2*3.14159*[.$A23]*[.$G$11])" office:value-type="float" office:value="-0.732575187783893">
            <text:p>-0,73</text:p>
          </table:table-cell>
          <table:table-cell table:formula="of:=[.B23]+[.C23]" office:value-type="float" office:value="-1.71430550480808">
            <text:p>-1,71</text:p>
          </table:table-cell>
          <table:table-cell table:number-columns-repeated="1020"/>
        </table:table-row>
        <table:table-row table:style-name="ro2">
          <table:table-cell table:formula="of:=[.A23]+[.$J$2]" office:value-type="float" office:value="2200">
            <text:p>2200</text:p>
          </table:table-cell>
          <table:table-cell table:formula="of:=[.$G$2]*SIN(-2*3.14159*[.$A24]*[.$G$3])" office:value-type="float" office:value="-0.911054870478088">
            <text:p>-0,91</text:p>
          </table:table-cell>
          <table:table-cell table:formula="of:=[.$G$4]*SIN(-2*3.14159*[.$A24]*[.$G$11])" office:value-type="float" office:value="-0.532918326011174">
            <text:p>-0,53</text:p>
          </table:table-cell>
          <table:table-cell table:formula="of:=[.B24]+[.C24]" office:value-type="float" office:value="-1.44397319648926">
            <text:p>-1,44</text:p>
          </table:table-cell>
          <table:table-cell table:number-columns-repeated="1020"/>
        </table:table-row>
        <table:table-row table:style-name="ro2">
          <table:table-cell table:formula="of:=[.A24]+[.$J$2]" office:value-type="float" office:value="2300">
            <text:p>2300</text:p>
          </table:table-cell>
          <table:table-cell table:formula="of:=[.$G$2]*SIN(-2*3.14159*[.$A25]*[.$G$3])" office:value-type="float" office:value="-0.790925238156009">
            <text:p>-0,79</text:p>
          </table:table-cell>
          <table:table-cell table:formula="of:=[.$G$4]*SIN(-2*3.14159*[.$A25]*[.$G$11])" office:value-type="float" office:value="-0.297424476326408">
            <text:p>-0,30</text:p>
          </table:table-cell>
          <table:table-cell table:formula="of:=[.B25]+[.C25]" office:value-type="float" office:value="-1.08834971448242">
            <text:p>-1,09</text:p>
          </table:table-cell>
          <table:table-cell table:number-columns-repeated="1020"/>
        </table:table-row>
        <table:table-row table:style-name="ro2">
          <table:table-cell table:formula="of:=[.A25]+[.$J$2]" office:value-type="float" office:value="2400">
            <text:p>2400</text:p>
          </table:table-cell>
          <table:table-cell table:formula="of:=[.$G$2]*SIN(-2*3.14159*[.$A26]*[.$G$3])" office:value-type="float" office:value="-0.627862335982832">
            <text:p>-0,63</text:p>
          </table:table-cell>
          <table:table-cell table:formula="of:=[.$G$4]*SIN(-2*3.14159*[.$A26]*[.$G$11])" office:value-type="float" office:value="-0.0419298172521072">
            <text:p>-0,04</text:p>
          </table:table-cell>
          <table:table-cell table:formula="of:=[.B26]+[.C26]" office:value-type="float" office:value="-0.669792153234939">
            <text:p>-0,67</text:p>
          </table:table-cell>
          <table:table-cell table:number-columns-repeated="1020"/>
        </table:table-row>
        <table:table-row table:style-name="ro2">
          <table:table-cell table:formula="of:=[.A26]+[.$J$2]" office:value-type="float" office:value="2500">
            <text:p>2500</text:p>
          </table:table-cell>
          <table:table-cell table:formula="of:=[.$G$2]*SIN(-2*3.14159*[.$A27]*[.$G$3])" office:value-type="float" office:value="-0.430717598734274">
            <text:p>-0,43</text:p>
          </table:table-cell>
          <table:table-cell table:formula="of:=[.$G$4]*SIN(-2*3.14159*[.$A27]*[.$G$11])" office:value-type="float" office:value="0.216384482827912">
            <text:p>0,22</text:p>
          </table:table-cell>
          <table:table-cell table:formula="of:=[.B27]+[.C27]" office:value-type="float" office:value="-0.214333115906362">
            <text:p>-0,21</text:p>
          </table:table-cell>
          <table:table-cell table:number-columns-repeated="1020"/>
        </table:table-row>
        <table:table-row table:style-name="ro2">
          <table:table-cell table:formula="of:=[.A27]+[.$J$2]" office:value-type="float" office:value="2600">
            <text:p>2600</text:p>
          </table:table-cell>
          <table:table-cell table:formula="of:=[.$G$2]*SIN(-2*3.14159*[.$A28]*[.$G$3])" office:value-type="float" office:value="-0.210192505738899">
            <text:p>-0,21</text:p>
          </table:table-cell>
          <table:table-cell table:formula="of:=[.$G$4]*SIN(-2*3.14159*[.$A28]*[.$G$11])" office:value-type="float" office:value="0.460147643167559">
            <text:p>0,46</text:p>
          </table:table-cell>
          <table:table-cell table:formula="of:=[.B28]+[.C28]" office:value-type="float" office:value="0.24995513742866">
            <text:p>0,25</text:p>
          </table:table-cell>
          <table:table-cell table:number-columns-repeated="1020"/>
        </table:table-row>
        <table:table-row table:style-name="ro2">
          <table:table-cell table:formula="of:=[.A28]+[.$J$2]" office:value-type="float" office:value="2700">
            <text:p>2700</text:p>
          </table:table-cell>
          <table:table-cell table:formula="of:=[.$G$2]*SIN(-2*3.14159*[.$A29]*[.$G$3])" office:value-type="float" office:value="0.021742328301883">
            <text:p>0,02</text:p>
          </table:table-cell>
          <table:table-cell table:formula="of:=[.$G$4]*SIN(-2*3.14159*[.$A29]*[.$G$11])" office:value-type="float" office:value="0.672967403985356">
            <text:p>0,67</text:p>
          </table:table-cell>
          <table:table-cell table:formula="of:=[.B29]+[.C29]" office:value-type="float" office:value="0.694709732287239">
            <text:p>0,69</text:p>
          </table:table-cell>
          <table:table-cell table:number-columns-repeated="1020"/>
        </table:table-row>
        <table:table-row table:style-name="ro2">
          <table:table-cell table:formula="of:=[.A29]+[.$J$2]" office:value-type="float" office:value="2800">
            <text:p>2800</text:p>
          </table:table-cell>
          <table:table-cell table:formula="of:=[.$G$2]*SIN(-2*3.14159*[.$A30]*[.$G$3])" office:value-type="float" office:value="0.252496937974046">
            <text:p>0,25</text:p>
          </table:table-cell>
          <table:table-cell table:formula="of:=[.$G$4]*SIN(-2*3.14159*[.$A30]*[.$G$11])" office:value-type="float" office:value="0.840532341096665">
            <text:p>0,84</text:p>
          </table:table-cell>
          <table:table-cell table:formula="of:=[.B30]+[.C30]" office:value-type="float" office:value="1.09302927907071">
            <text:p>1,09</text:p>
          </table:table-cell>
          <table:table-cell table:number-columns-repeated="1020"/>
        </table:table-row>
        <table:table-row table:style-name="ro2">
          <table:table-cell table:formula="of:=[.A30]+[.$J$2]" office:value-type="float" office:value="2900">
            <text:p>2900</text:p>
          </table:table-cell>
          <table:table-cell table:formula="of:=[.$G$2]*SIN(-2*3.14159*[.$A31]*[.$G$3])" office:value-type="float" office:value="0.469545424861984">
            <text:p>0,47</text:p>
          </table:table-cell>
          <table:table-cell table:formula="of:=[.$G$4]*SIN(-2*3.14159*[.$A31]*[.$G$11])" office:value-type="float" office:value="0.951574268500015">
            <text:p>0,95</text:p>
          </table:table-cell>
          <table:table-cell table:formula="of:=[.B31]+[.C31]" office:value-type="float" office:value="1.421119693362">
            <text:p>1,42</text:p>
          </table:table-cell>
          <table:table-cell table:number-columns-repeated="1020"/>
        </table:table-row>
        <table:table-row table:style-name="ro2">
          <table:table-cell table:formula="of:=[.A31]+[.$J$2]" office:value-type="float" office:value="3000">
            <text:p>3000</text:p>
          </table:table-cell>
          <table:table-cell table:formula="of:=[.$G$2]*SIN(-2*3.14159*[.$A32]*[.$G$3])" office:value-type="float" office:value="0.66110588696804">
            <text:p>0,66</text:p>
          </table:table-cell>
          <table:table-cell table:formula="of:=[.$G$4]*SIN(-2*3.14159*[.$A32]*[.$G$11])" office:value-type="float" office:value="0.998625985972141">
            <text:p>1,00</text:p>
          </table:table-cell>
          <table:table-cell table:formula="of:=[.B32]+[.C32]" office:value-type="float" office:value="1.65973187294018">
            <text:p>1,66</text:p>
          </table:table-cell>
          <table:table-cell table:number-columns-repeated="1020"/>
        </table:table-row>
        <table:table-row table:style-name="ro2">
          <table:table-cell table:formula="of:=[.A32]+[.$J$2]" office:value-type="float" office:value="3100">
            <text:p>3100</text:p>
          </table:table-cell>
          <table:table-cell table:formula="of:=[.$G$2]*SIN(-2*3.14159*[.$A33]*[.$G$3])" office:value-type="float" office:value="0.816779979419258">
            <text:p>0,82</text:p>
          </table:table-cell>
          <table:table-cell table:formula="of:=[.$G$4]*SIN(-2*3.14159*[.$A33]*[.$G$11])" office:value-type="float" office:value="0.978523421744468">
            <text:p>0,98</text:p>
          </table:table-cell>
          <table:table-cell table:formula="of:=[.B33]+[.C33]" office:value-type="float" office:value="1.79530340116373">
            <text:p>1,80</text:p>
          </table:table-cell>
          <table:table-cell table:number-columns-repeated="1020"/>
        </table:table-row>
        <table:table-row table:style-name="ro2">
          <table:table-cell table:formula="of:=[.A33]+[.$J$2]" office:value-type="float" office:value="3200">
            <text:p>3200</text:p>
          </table:table-cell>
          <table:table-cell table:formula="of:=[.$G$2]*SIN(-2*3.14159*[.$A34]*[.$G$3])" office:value-type="float" office:value="0.928117345954143">
            <text:p>0,93</text:p>
          </table:table-cell>
          <table:table-cell table:formula="of:=[.$G$4]*SIN(-2*3.14159*[.$A34]*[.$G$11])" office:value-type="float" office:value="0.892618406512367">
            <text:p>0,89</text:p>
          </table:table-cell>
          <table:table-cell table:formula="of:=[.B34]+[.C34]" office:value-type="float" office:value="1.82073575246651">
            <text:p>1,82</text:p>
          </table:table-cell>
          <table:table-cell table:number-columns-repeated="1020"/>
        </table:table-row>
        <table:table-row table:style-name="ro2">
          <table:table-cell table:formula="of:=[.A34]+[.$J$2]" office:value-type="float" office:value="3300">
            <text:p>3300</text:p>
          </table:table-cell>
          <table:table-cell table:formula="of:=[.$G$2]*SIN(-2*3.14159*[.$A35]*[.$G$3])" office:value-type="float" office:value="0.989074334940492">
            <text:p>0,99</text:p>
          </table:table-cell>
          <table:table-cell table:formula="of:=[.$G$4]*SIN(-2*3.14159*[.$A35]*[.$G$11])" office:value-type="float" office:value="0.746687766070556">
            <text:p>0,75</text:p>
          </table:table-cell>
          <table:table-cell table:formula="of:=[.B35]+[.C35]" office:value-type="float" office:value="1.73576210101105">
            <text:p>1,74</text:p>
          </table:table-cell>
          <table:table-cell table:number-columns-repeated="1020"/>
        </table:table-row>
        <table:table-row table:style-name="ro2">
          <table:table-cell table:formula="of:=[.A35]+[.$J$2]" office:value-type="float" office:value="3400">
            <text:p>3400</text:p>
          </table:table-cell>
          <table:table-cell table:formula="of:=[.$G$2]*SIN(-2*3.14159*[.$A36]*[.$G$3])" office:value-type="float" office:value="0.996342058625327">
            <text:p>1,00</text:p>
          </table:table-cell>
          <table:table-cell table:formula="of:=[.$G$4]*SIN(-2*3.14159*[.$A36]*[.$G$11])" office:value-type="float" office:value="0.550544853516547">
            <text:p>0,55</text:p>
          </table:table-cell>
          <table:table-cell table:formula="of:=[.B36]+[.C36]" office:value-type="float" office:value="1.54688691214188">
            <text:p>1,55</text:p>
          </table:table-cell>
          <table:table-cell table:number-columns-repeated="1020"/>
        </table:table-row>
        <table:table-row table:style-name="ro2">
          <table:table-cell table:formula="of:=[.A36]+[.$J$2]" office:value-type="float" office:value="3500">
            <text:p>3500</text:p>
          </table:table-cell>
          <table:table-cell table:formula="of:=[.$G$2]*SIN(-2*3.14159*[.$A37]*[.$G$3])" office:value-type="float" office:value="0.949526007990197">
            <text:p>0,95</text:p>
          </table:table-cell>
          <table:table-cell table:formula="of:=[.$G$4]*SIN(-2*3.14159*[.$A37]*[.$G$11])" office:value-type="float" office:value="0.317379627603213">
            <text:p>0,32</text:p>
          </table:table-cell>
          <table:table-cell table:formula="of:=[.B37]+[.C37]" office:value-type="float" office:value="1.26690563559341">
            <text:p>1,27</text:p>
          </table:table-cell>
          <table:table-cell table:number-columns-repeated="1020"/>
        </table:table-row>
        <table:table-row table:style-name="ro2">
          <table:table-cell table:formula="of:=[.A37]+[.$J$2]" office:value-type="float" office:value="3600">
            <text:p>3600</text:p>
          </table:table-cell>
          <table:table-cell table:formula="of:=[.$G$2]*SIN(-2*3.14159*[.$A38]*[.$G$3])" office:value-type="float" office:value="0.851167468599931">
            <text:p>0,85</text:p>
          </table:table-cell>
          <table:table-cell table:formula="of:=[.$G$4]*SIN(-2*3.14159*[.$A38]*[.$G$11])" office:value-type="float" office:value="0.06287167556695">
            <text:p>0,06</text:p>
          </table:table-cell>
          <table:table-cell table:formula="of:=[.B38]+[.C38]" office:value-type="float" office:value="0.914039144166881">
            <text:p>0,91</text:p>
          </table:table-cell>
          <table:table-cell table:number-columns-repeated="1020"/>
        </table:table-row>
        <table:table-row table:style-name="ro2">
          <table:table-cell table:formula="of:=[.A38]+[.$J$2]" office:value-type="float" office:value="3700">
            <text:p>3700</text:p>
          </table:table-cell>
          <table:table-cell table:formula="of:=[.$G$2]*SIN(-2*3.14159*[.$A39]*[.$G$3])" office:value-type="float" office:value="0.70660556885055">
            <text:p>0,71</text:p>
          </table:table-cell>
          <table:table-cell table:formula="of:=[.$G$4]*SIN(-2*3.14159*[.$A39]*[.$G$11])" office:value-type="float" office:value="-0.195864187890877">
            <text:p>-0,20</text:p>
          </table:table-cell>
          <table:table-cell table:formula="of:=[.B39]+[.C39]" office:value-type="float" office:value="0.510741380959673">
            <text:p>0,51</text:p>
          </table:table-cell>
          <table:table-cell table:number-columns-repeated="1020"/>
        </table:table-row>
        <table:table-row table:style-name="ro2">
          <table:table-cell table:formula="of:=[.A39]+[.$J$2]" office:value-type="float" office:value="3800">
            <text:p>3800</text:p>
          </table:table-cell>
          <table:table-cell table:formula="of:=[.$G$2]*SIN(-2*3.14159*[.$A40]*[.$G$3])" office:value-type="float" office:value="0.523687469225841">
            <text:p>0,52</text:p>
          </table:table-cell>
          <table:table-cell table:formula="of:=[.$G$4]*SIN(-2*3.14159*[.$A40]*[.$G$11])" office:value-type="float" office:value="-0.441428835064238">
            <text:p>-0,44</text:p>
          </table:table-cell>
          <table:table-cell table:formula="of:=[.B40]+[.C40]" office:value-type="float" office:value="0.0822586341616029">
            <text:p>0,08</text:p>
          </table:table-cell>
          <table:table-cell table:number-columns-repeated="1020"/>
        </table:table-row>
        <table:table-row table:style-name="ro2">
          <table:table-cell table:formula="of:=[.A40]+[.$J$2]" office:value-type="float" office:value="3900">
            <text:p>3900</text:p>
          </table:table-cell>
          <table:table-cell table:formula="of:=[.$G$2]*SIN(-2*3.14159*[.$A41]*[.$G$3])" office:value-type="float" office:value="0.312342390478237">
            <text:p>0,31</text:p>
          </table:table-cell>
          <table:table-cell table:formula="of:=[.$G$4]*SIN(-2*3.14159*[.$A41]*[.$G$11])" office:value-type="float" office:value="-0.657308860212006">
            <text:p>-0,66</text:p>
          </table:table-cell>
          <table:table-cell table:formula="of:=[.B41]+[.C41]" office:value-type="float" office:value="-0.34496646973377">
            <text:p>-0,34</text:p>
          </table:table-cell>
          <table:table-cell table:number-columns-repeated="1020"/>
        </table:table-row>
        <table:table-row table:style-name="ro2">
          <table:table-cell table:formula="of:=[.A41]+[.$J$2]" office:value-type="float" office:value="4000">
            <text:p>4000</text:p>
          </table:table-cell>
          <table:table-cell table:formula="of:=[.$G$2]*SIN(-2*3.14159*[.$A42]*[.$G$3])" office:value-type="float" office:value="0.0840426371678718">
            <text:p>0,08</text:p>
          </table:table-cell>
          <table:table-cell table:formula="of:=[.$G$4]*SIN(-2*3.14159*[.$A42]*[.$G$11])" office:value-type="float" office:value="-0.828987045380086">
            <text:p>-0,83</text:p>
          </table:table-cell>
          <table:table-cell table:formula="of:=[.B42]+[.C42]" office:value-type="float" office:value="-0.744944408212214">
            <text:p>-0,74</text:p>
          </table:table-cell>
          <table:table-cell table:number-columns-repeated="1020"/>
        </table:table-row>
        <table:table-row table:style-name="ro2">
          <table:table-cell table:formula="of:=[.A42]+[.$J$2]" office:value-type="float" office:value="4100">
            <text:p>4100</text:p>
          </table:table-cell>
          <table:table-cell table:formula="of:=[.$G$2]*SIN(-2*3.14159*[.$A43]*[.$G$3])" office:value-type="float" office:value="-0.148819144963145">
            <text:p>-0,15</text:p>
          </table:table-cell>
          <table:table-cell table:formula="of:=[.$G$4]*SIN(-2*3.14159*[.$A43]*[.$G$11])" office:value-type="float" office:value="-0.944918603721143">
            <text:p>-0,94</text:p>
          </table:table-cell>
          <table:table-cell table:formula="of:=[.B43]+[.C43]" office:value-type="float" office:value="-1.09373774868429">
            <text:p>-1,09</text:p>
          </table:table-cell>
          <table:table-cell table:number-columns-repeated="1020"/>
        </table:table-row>
        <table:table-row table:style-name="ro2">
          <table:table-cell table:formula="of:=[.A43]+[.$J$2]" office:value-type="float" office:value="4200">
            <text:p>4200</text:p>
          </table:table-cell>
          <table:table-cell table:formula="of:=[.$G$2]*SIN(-2*3.14159*[.$A44]*[.$G$3])" office:value-type="float" office:value="-0.373602678131635">
            <text:p>-0,37</text:p>
          </table:table-cell>
          <table:table-cell table:formula="of:=[.$G$4]*SIN(-2*3.14159*[.$A44]*[.$G$11])" office:value-type="float" office:value="-0.997307524666072">
            <text:p>-1,00</text:p>
          </table:table-cell>
          <table:table-cell table:formula="of:=[.B44]+[.C44]" office:value-type="float" office:value="-1.37091020279771">
            <text:p>-1,37</text:p>
          </table:table-cell>
          <table:table-cell table:number-columns-repeated="1020"/>
        </table:table-row>
        <table:table-row table:style-name="ro2">
          <table:table-cell table:formula="of:=[.A44]+[.$J$2]" office:value-type="float" office:value="4300">
            <text:p>4300</text:p>
          </table:table-cell>
          <table:table-cell table:formula="of:=[.$G$2]*SIN(-2*3.14159*[.$A45]*[.$G$3])" office:value-type="float" office:value="-0.578106186744104">
            <text:p>-0,58</text:p>
          </table:table-cell>
          <table:table-cell table:formula="of:=[.$G$4]*SIN(-2*3.14159*[.$A45]*[.$G$11])" office:value-type="float" office:value="-0.982630825446535">
            <text:p>-0,98</text:p>
          </table:table-cell>
          <table:table-cell table:formula="of:=[.B45]+[.C45]" office:value-type="float" office:value="-1.56073701219064">
            <text:p>-1,56</text:p>
          </table:table-cell>
          <table:table-cell table:number-columns-repeated="1020"/>
        </table:table-row>
        <table:table-row table:style-name="ro2">
          <table:table-cell table:formula="of:=[.A45]+[.$J$2]" office:value-type="float" office:value="4400">
            <text:p>4400</text:p>
          </table:table-cell>
          <table:table-cell table:formula="of:=[.$G$2]*SIN(-2*3.14159*[.$A46]*[.$G$3])" office:value-type="float" office:value="-0.751228739401114">
            <text:p>-0,75</text:p>
          </table:table-cell>
          <table:table-cell table:formula="of:=[.$G$4]*SIN(-2*3.14159*[.$A46]*[.$G$11])" office:value-type="float" office:value="-0.901875465961909">
            <text:p>-0,90</text:p>
          </table:table-cell>
          <table:table-cell table:formula="of:=[.B46]+[.C46]" office:value-type="float" office:value="-1.65310420536302">
            <text:p>-1,65</text:p>
          </table:table-cell>
          <table:table-cell table:number-columns-repeated="1020"/>
        </table:table-row>
        <table:table-row table:style-name="ro2">
          <table:table-cell table:formula="of:=[.A46]+[.$J$2]" office:value-type="float" office:value="4500">
            <text:p>4500</text:p>
          </table:table-cell>
          <table:table-cell table:formula="of:=[.$G$2]*SIN(-2*3.14159*[.$A47]*[.$G$3])" office:value-type="float" office:value="-0.883572841271353">
            <text:p>-0,88</text:p>
          </table:table-cell>
          <table:table-cell table:formula="of:=[.$G$4]*SIN(-2*3.14159*[.$A47]*[.$G$11])" office:value-type="float" office:value="-0.760471974786345">
            <text:p>-0,76</text:p>
          </table:table-cell>
          <table:table-cell table:formula="of:=[.B47]+[.C47]" office:value-type="float" office:value="-1.6440448160577">
            <text:p>-1,64</text:p>
          </table:table-cell>
          <table:table-cell table:number-columns-repeated="1020"/>
        </table:table-row>
        <table:table-row table:style-name="ro2">
          <table:table-cell table:formula="of:=[.A47]+[.$J$2]" office:value-type="float" office:value="4600">
            <text:p>4600</text:p>
          </table:table-cell>
          <table:table-cell table:formula="of:=[.$G$2]*SIN(-2*3.14159*[.$A48]*[.$G$3])" office:value-type="float" office:value="-0.96795454489199">
            <text:p>-0,97</text:p>
          </table:table-cell>
          <table:table-cell table:formula="of:=[.$G$4]*SIN(-2*3.14159*[.$A48]*[.$G$11])" office:value-type="float" office:value="-0.567929270729849">
            <text:p>-0,57</text:p>
          </table:table-cell>
          <table:table-cell table:formula="of:=[.B48]+[.C48]" office:value-type="float" office:value="-1.53588381562184">
            <text:p>-1,54</text:p>
          </table:table-cell>
          <table:table-cell table:number-columns-repeated="1020"/>
        </table:table-row>
        <table:table-row table:style-name="ro2">
          <table:table-cell table:formula="of:=[.A48]+[.$J$2]" office:value-type="float" office:value="4700">
            <text:p>4700</text:p>
          </table:table-cell>
          <table:table-cell table:formula="of:=[.$G$2]*SIN(-2*3.14159*[.$A49]*[.$G$3])" office:value-type="float" office:value="-0.999793415621402">
            <text:p>-1,00</text:p>
          </table:table-cell>
          <table:table-cell table:formula="of:=[.$G$4]*SIN(-2*3.14159*[.$A49]*[.$G$11])" office:value-type="float" office:value="-0.337195206016878">
            <text:p>-0,34</text:p>
          </table:table-cell>
          <table:table-cell table:formula="of:=[.B49]+[.C49]" office:value-type="float" office:value="-1.33698862163828">
            <text:p>-1,34</text:p>
          </table:table-cell>
          <table:table-cell table:number-columns-repeated="1020"/>
        </table:table-row>
        <table:table-row table:style-name="ro2">
          <table:table-cell table:formula="of:=[.A49]+[.$J$2]" office:value-type="float" office:value="4800">
            <text:p>4800</text:p>
          </table:table-cell>
          <table:table-cell table:formula="of:=[.$G$2]*SIN(-2*3.14159*[.$A50]*[.$G$3])" office:value-type="float" office:value="-0.977361164310999">
            <text:p>-0,98</text:p>
          </table:table-cell>
          <table:table-cell table:formula="of:=[.$G$4]*SIN(-2*3.14159*[.$A50]*[.$G$11])" office:value-type="float" office:value="-0.0837858848617861">
            <text:p>-0,08</text:p>
          </table:table-cell>
          <table:table-cell table:formula="of:=[.B50]+[.C50]" office:value-type="float" office:value="-1.06114704917278">
            <text:p>-1,06</text:p>
          </table:table-cell>
          <table:table-cell table:number-columns-repeated="1020"/>
        </table:table-row>
        <table:table-row table:style-name="ro2">
          <table:table-cell table:formula="of:=[.A50]+[.$J$2]" office:value-type="float" office:value="4900">
            <text:p>4900</text:p>
          </table:table-cell>
          <table:table-cell table:formula="of:=[.$G$2]*SIN(-2*3.14159*[.$A51]*[.$G$3])" office:value-type="float" office:value="-0.901875465961909">
            <text:p>-0,90</text:p>
          </table:table-cell>
          <table:table-cell table:formula="of:=[.$G$4]*SIN(-2*3.14159*[.$A51]*[.$G$11])" office:value-type="float" office:value="0.175257758846007">
            <text:p>0,18</text:p>
          </table:table-cell>
          <table:table-cell table:formula="of:=[.B51]+[.C51]" office:value-type="float" office:value="-0.726617707115902">
            <text:p>-0,73</text:p>
          </table:table-cell>
          <table:table-cell table:number-columns-repeated="1020"/>
        </table:table-row>
        <table:table-row table:style-name="ro2">
          <table:table-cell table:formula="of:=[.A51]+[.$J$2]" office:value-type="float" office:value="5000">
            <text:p>5000</text:p>
          </table:table-cell>
          <table:table-cell table:formula="of:=[.$G$2]*SIN(-2*3.14159*[.$A52]*[.$G$3])" office:value-type="float" office:value="-0.77743385943772">
            <text:p>-0,78</text:p>
          </table:table-cell>
          <table:table-cell table:formula="of:=[.$G$4]*SIN(-2*3.14159*[.$A52]*[.$G$11])" office:value-type="float" office:value="0.422515901888839">
            <text:p>0,42</text:p>
          </table:table-cell>
          <table:table-cell table:formula="of:=[.B52]+[.C52]" office:value-type="float" office:value="-0.354917957548881">
            <text:p>-0,35</text:p>
          </table:table-cell>
          <table:table-cell table:number-columns-repeated="1020"/>
        </table:table-row>
        <table:table-row table:style-name="ro2">
          <table:table-cell table:formula="of:=[.A52]+[.$J$2]" office:value-type="float" office:value="5100">
            <text:p>5100</text:p>
          </table:table-cell>
          <table:table-cell table:formula="of:=[.$G$2]*SIN(-2*3.14159*[.$A53]*[.$G$3])" office:value-type="float" office:value="-0.610791327802701">
            <text:p>-0,61</text:p>
          </table:table-cell>
          <table:table-cell table:formula="of:=[.$G$4]*SIN(-2*3.14159*[.$A53]*[.$G$11])" office:value-type="float" office:value="0.641361251625714">
            <text:p>0,64</text:p>
          </table:table-cell>
          <table:table-cell table:formula="of:=[.B53]+[.C53]" office:value-type="float" office:value="0.0305699238230123">
            <text:p>0,03</text:p>
          </table:table-cell>
          <table:table-cell table:number-columns-repeated="1020"/>
        </table:table-row>
        <table:table-row table:style-name="ro2">
          <table:table-cell table:formula="of:=[.A53]+[.$J$2]" office:value-type="float" office:value="5200">
            <text:p>5200</text:p>
          </table:table-cell>
          <table:table-cell table:formula="of:=[.$G$2]*SIN(-2*3.14159*[.$A54]*[.$G$3])" office:value-type="float" office:value="-0.410993617831435">
            <text:p>-0,41</text:p>
          </table:table-cell>
          <table:table-cell table:formula="of:=[.$G$4]*SIN(-2*3.14159*[.$A54]*[.$G$11])" office:value-type="float" office:value="0.81707718570506">
            <text:p>0,82</text:p>
          </table:table-cell>
          <table:table-cell table:formula="of:=[.B54]+[.C54]" office:value-type="float" office:value="0.406083567873624">
            <text:p>0,41</text:p>
          </table:table-cell>
          <table:table-cell table:number-columns-repeated="1020"/>
        </table:table-row>
        <table:table-row table:style-name="ro2">
          <table:table-cell table:formula="of:=[.A54]+[.$J$2]" office:value-type="float" office:value="5300">
            <text:p>5300</text:p>
          </table:table-cell>
          <table:table-cell table:formula="of:=[.$G$2]*SIN(-2*3.14159*[.$A55]*[.$G$3])" office:value-type="float" office:value="-0.188886212760234">
            <text:p>-0,19</text:p>
          </table:table-cell>
          <table:table-cell table:formula="of:=[.$G$4]*SIN(-2*3.14159*[.$A55]*[.$G$11])" office:value-type="float" office:value="0.937847394159979">
            <text:p>0,94</text:p>
          </table:table-cell>
          <table:table-cell table:formula="of:=[.B55]+[.C55]" office:value-type="float" office:value="0.748961181399745">
            <text:p>0,75</text:p>
          </table:table-cell>
          <table:table-cell table:number-columns-repeated="1020"/>
        </table:table-row>
        <table:table-row table:style-name="ro2">
          <table:table-cell table:formula="of:=[.A55]+[.$J$2]" office:value-type="float" office:value="5400">
            <text:p>5400</text:p>
          </table:table-cell>
          <table:table-cell table:formula="of:=[.$G$2]*SIN(-2*3.14159*[.$A56]*[.$G$3])" office:value-type="float" office:value="0.0434743771631387">
            <text:p>0,04</text:p>
          </table:table-cell>
          <table:table-cell table:formula="of:=[.$G$4]*SIN(-2*3.14159*[.$A56]*[.$G$11])" office:value-type="float" office:value="0.9955504783302">
            <text:p>1,00</text:p>
          </table:table-cell>
          <table:table-cell table:formula="of:=[.B56]+[.C56]" office:value-type="float" office:value="1.03902485549334">
            <text:p>1,04</text:p>
          </table:table-cell>
          <table:table-cell table:number-columns-repeated="1020"/>
        </table:table-row>
        <table:table-row table:style-name="ro2">
          <table:table-cell table:formula="of:=[.A56]+[.$J$2]" office:value-type="float" office:value="5500">
            <text:p>5500</text:p>
          </table:table-cell>
          <table:table-cell table:formula="of:=[.$G$2]*SIN(-2*3.14159*[.$A57]*[.$G$3])" office:value-type="float" office:value="0.273475076341322">
            <text:p>0,27</text:p>
          </table:table-cell>
          <table:table-cell table:formula="of:=[.$G$4]*SIN(-2*3.14159*[.$A57]*[.$G$11])" office:value-type="float" office:value="0.986306098170369">
            <text:p>0,99</text:p>
          </table:table-cell>
          <table:table-cell table:formula="of:=[.B57]+[.C57]" office:value-type="float" office:value="1.25978117451169">
            <text:p>1,26</text:p>
          </table:table-cell>
          <table:table-cell table:number-columns-repeated="1020"/>
        </table:table-row>
        <table:table-row table:style-name="ro2">
          <table:table-cell table:formula="of:=[.A57]+[.$J$2]" office:value-type="float" office:value="5600">
            <text:p>5600</text:p>
          </table:table-cell>
          <table:table-cell table:formula="of:=[.$G$2]*SIN(-2*3.14159*[.$A58]*[.$G$3])" office:value-type="float" office:value="0.488630909559128">
            <text:p>0,49</text:p>
          </table:table-cell>
          <table:table-cell table:formula="of:=[.$G$4]*SIN(-2*3.14159*[.$A58]*[.$G$11])" office:value-type="float" office:value="0.9107359076827">
            <text:p>0,91</text:p>
          </table:table-cell>
          <table:table-cell table:formula="of:=[.B58]+[.C58]" office:value-type="float" office:value="1.39936681724183">
            <text:p>1,40</text:p>
          </table:table-cell>
          <table:table-cell table:number-columns-repeated="1020"/>
        </table:table-row>
        <table:table-row table:style-name="ro2">
          <table:table-cell table:formula="of:=[.A58]+[.$J$2]" office:value-type="float" office:value="5700">
            <text:p>5700</text:p>
          </table:table-cell>
          <table:table-cell table:formula="of:=[.$G$2]*SIN(-2*3.14159*[.$A59]*[.$G$3])" office:value-type="float" office:value="0.677262716972578">
            <text:p>0,68</text:p>
          </table:table-cell>
          <table:table-cell table:formula="of:=[.$G$4]*SIN(-2*3.14159*[.$A59]*[.$G$11])" office:value-type="float" office:value="0.773921751428299">
            <text:p>0,77</text:p>
          </table:table-cell>
          <table:table-cell table:formula="of:=[.B59]+[.C59]" office:value-type="float" office:value="1.45118446840088">
            <text:p>1,45</text:p>
          </table:table-cell>
          <table:table-cell table:number-columns-repeated="1020"/>
        </table:table-row>
        <table:table-row table:style-name="ro2">
          <table:table-cell table:formula="of:=[.A59]+[.$J$2]" office:value-type="float" office:value="5800">
            <text:p>5800</text:p>
          </table:table-cell>
          <table:table-cell table:formula="of:=[.$G$2]*SIN(-2*3.14159*[.$A60]*[.$G$3])" office:value-type="float" office:value="0.829131120450431">
            <text:p>0,83</text:p>
          </table:table-cell>
          <table:table-cell table:formula="of:=[.$G$4]*SIN(-2*3.14159*[.$A60]*[.$G$11])" office:value-type="float" office:value="0.585063927134932">
            <text:p>0,59</text:p>
          </table:table-cell>
          <table:table-cell table:formula="of:=[.B60]+[.C60]" office:value-type="float" office:value="1.41419504758536">
            <text:p>1,41</text:p>
          </table:table-cell>
          <table:table-cell table:number-columns-repeated="1020"/>
        </table:table-row>
        <table:table-row table:style-name="ro2">
          <table:table-cell table:formula="of:=[.A60]+[.$J$2]" office:value-type="float" office:value="5900">
            <text:p>5900</text:p>
          </table:table-cell>
          <table:table-cell table:formula="of:=[.$G$2]*SIN(-2*3.14159*[.$A61]*[.$G$3])" office:value-type="float" office:value="0.935992349924235">
            <text:p>0,94</text:p>
          </table:table-cell>
          <table:table-cell table:formula="of:=[.$G$4]*SIN(-2*3.14159*[.$A61]*[.$G$11])" office:value-type="float" office:value="0.356862496399197">
            <text:p>0,36</text:p>
          </table:table-cell>
          <table:table-cell table:formula="of:=[.B61]+[.C61]" office:value-type="float" office:value="1.29285484632343">
            <text:p>1,29</text:p>
          </table:table-cell>
          <table:table-cell table:number-columns-repeated="1020"/>
        </table:table-row>
        <table:table-row table:style-name="ro2">
          <table:table-cell table:formula="of:=[.A61]+[.$J$2]" office:value-type="float" office:value="6000">
            <text:p>6000</text:p>
          </table:table-cell>
          <table:table-cell table:formula="of:=[.$G$2]*SIN(-2*3.14159*[.$A62]*[.$G$3])" office:value-type="float" office:value="0.992045727769677">
            <text:p>0,99</text:p>
          </table:table-cell>
          <table:table-cell table:formula="of:=[.$G$4]*SIN(-2*3.14159*[.$A62]*[.$G$11])" office:value-type="float" office:value="0.104663247713674">
            <text:p>0,10</text:p>
          </table:table-cell>
          <table:table-cell table:formula="of:=[.B62]+[.C62]" office:value-type="float" office:value="1.09670897548335">
            <text:p>1,10</text:p>
          </table:table-cell>
          <table:table-cell table:number-columns-repeated="1020"/>
        </table:table-row>
        <table:table-row table:style-name="ro2">
          <table:table-cell table:formula="of:=[.A62]+[.$J$2]" office:value-type="float" office:value="6100">
            <text:p>6100</text:p>
          </table:table-cell>
          <table:table-cell table:formula="of:=[.$G$2]*SIN(-2*3.14159*[.$A63]*[.$G$3])" office:value-type="float" office:value="0.994248547481271">
            <text:p>0,99</text:p>
          </table:table-cell>
          <table:table-cell table:formula="of:=[.$G$4]*SIN(-2*3.14159*[.$A63]*[.$G$11])" office:value-type="float" office:value="-0.154574256854743">
            <text:p>-0,15</text:p>
          </table:table-cell>
          <table:table-cell table:formula="of:=[.B63]+[.C63]" office:value-type="float" office:value="0.839674290626528">
            <text:p>0,84</text:p>
          </table:table-cell>
          <table:table-cell table:number-columns-repeated="1020"/>
        </table:table-row>
        <table:table-row table:style-name="ro2">
          <table:table-cell table:formula="of:=[.A63]+[.$J$2]" office:value-type="float" office:value="6200">
            <text:p>6200</text:p>
          </table:table-cell>
          <table:table-cell table:formula="of:=[.$G$2]*SIN(-2*3.14159*[.$A64]*[.$G$3])" office:value-type="float" office:value="0.942481232925472">
            <text:p>0,94</text:p>
          </table:table-cell>
          <table:table-cell table:formula="of:=[.$G$4]*SIN(-2*3.14159*[.$A64]*[.$G$11])" office:value-type="float" office:value="-0.403417155900998">
            <text:p>-0,40</text:p>
          </table:table-cell>
          <table:table-cell table:formula="of:=[.B64]+[.C64]" office:value-type="float" office:value="0.539064077024475">
            <text:p>0,54</text:p>
          </table:table-cell>
          <table:table-cell table:number-columns-repeated="1020"/>
        </table:table-row>
        <table:table-row table:style-name="ro2">
          <table:table-cell table:formula="of:=[.A64]+[.$J$2]" office:value-type="float" office:value="6300">
            <text:p>6300</text:p>
          </table:table-cell>
          <table:table-cell table:formula="of:=[.$G$2]*SIN(-2*3.14159*[.$A65]*[.$G$3])" office:value-type="float" office:value="0.839553836694824">
            <text:p>0,84</text:p>
          </table:table-cell>
          <table:table-cell table:formula="of:=[.$G$4]*SIN(-2*3.14159*[.$A65]*[.$G$11])" office:value-type="float" office:value="-0.625131590726952">
            <text:p>-0,63</text:p>
          </table:table-cell>
          <table:table-cell table:formula="of:=[.B65]+[.C65]" office:value-type="float" office:value="0.214422245967872">
            <text:p>0,21</text:p>
          </table:table-cell>
          <table:table-cell table:number-columns-repeated="1020"/>
        </table:table-row>
        <table:table-row table:style-name="ro2">
          <table:table-cell table:formula="of:=[.A65]+[.$J$2]" office:value-type="float" office:value="6400">
            <text:p>6400</text:p>
          </table:table-cell>
          <table:table-cell table:formula="of:=[.$G$2]*SIN(-2*3.14159*[.$A66]*[.$G$3])" office:value-type="float" office:value="0.691053495106792">
            <text:p>0,69</text:p>
          </table:table-cell>
          <table:table-cell table:formula="of:=[.$G$4]*SIN(-2*3.14159*[.$A66]*[.$G$11])" office:value-type="float" office:value="-0.80480800177541">
            <text:p>-0,80</text:p>
          </table:table-cell>
          <table:table-cell table:formula="of:=[.B66]+[.C66]" office:value-type="float" office:value="-0.113754506668619">
            <text:p>-0,11</text:p>
          </table:table-cell>
          <table:table-cell table:number-columns-repeated="1020"/>
        </table:table-row>
        <table:table-row table:style-name="ro2">
          <table:table-cell table:formula="of:=[.A66]+[.$J$2]" office:value-type="float" office:value="6500">
            <text:p>6500</text:p>
          </table:table-cell>
          <table:table-cell table:formula="of:=[.$G$2]*SIN(-2*3.14159*[.$A67]*[.$G$3])" office:value-type="float" office:value="0.505041158176561">
            <text:p>0,51</text:p>
          </table:table-cell>
          <table:table-cell table:formula="of:=[.$G$4]*SIN(-2*3.14159*[.$A67]*[.$G$11])" office:value-type="float" office:value="-0.930363747004357">
            <text:p>-0,93</text:p>
          </table:table-cell>
          <table:table-cell table:formula="of:=[.B67]+[.C67]" office:value-type="float" office:value="-0.425322588827796">
            <text:p>-0,43</text:p>
          </table:table-cell>
          <table:table-cell table:number-columns-repeated="1020"/>
        </table:table-row>
        <table:table-row table:style-name="ro2">
          <table:table-cell table:formula="of:=[.A67]+[.$J$2]" office:value-type="float" office:value="6600">
            <text:p>6600</text:p>
          </table:table-cell>
          <table:table-cell table:formula="of:=[.$G$2]*SIN(-2*3.14159*[.$A68]*[.$G$3])" office:value-type="float" office:value="0.291614004315513">
            <text:p>0,29</text:p>
          </table:table-cell>
          <table:table-cell table:formula="of:=[.$G$4]*SIN(-2*3.14159*[.$A68]*[.$G$11])" office:value-type="float" office:value="-0.993355619873568">
            <text:p>-0,99</text:p>
          </table:table-cell>
          <table:table-cell table:formula="of:=[.B68]+[.C68]" office:value-type="float" office:value="-0.701741615558055">
            <text:p>-0,70</text:p>
          </table:table-cell>
          <table:table-cell table:number-columns-repeated="1020"/>
        </table:table-row>
        <table:table-row table:style-name="ro2">
          <table:table-cell table:formula="of:=[.A68]+[.$J$2]" office:value-type="float" office:value="6700">
            <text:p>6700</text:p>
          </table:table-cell>
          <table:table-cell table:formula="of:=[.$G$2]*SIN(-2*3.14159*[.$A69]*[.$G$3])" office:value-type="float" office:value="0.0623573608611392">
            <text:p>0,06</text:p>
          </table:table-cell>
          <table:table-cell table:formula="of:=[.$G$4]*SIN(-2*3.14159*[.$A69]*[.$G$11])" office:value-type="float" office:value="-0.989547624297452">
            <text:p>-0,99</text:p>
          </table:table-cell>
          <table:table-cell table:formula="of:=[.B69]+[.C69]" office:value-type="float" office:value="-0.927190263436313">
            <text:p>-0,93</text:p>
          </table:table-cell>
          <table:table-cell table:number-columns-repeated="1020"/>
        </table:table-row>
        <table:table-row table:style-name="ro2">
          <table:table-cell table:formula="of:=[.A69]+[.$J$2]" office:value-type="float" office:value="6800">
            <text:p>6800</text:p>
          </table:table-cell>
          <table:table-cell table:formula="of:=[.$G$2]*SIN(-2*3.14159*[.$A70]*[.$G$3])" office:value-type="float" office:value="-0.170284182185608">
            <text:p>-0,17</text:p>
          </table:table-cell>
          <table:table-cell table:formula="of:=[.$G$4]*SIN(-2*3.14159*[.$A70]*[.$G$11])" office:value-type="float" office:value="-0.919195836700193">
            <text:p>-0,92</text:p>
          </table:table-cell>
          <table:table-cell table:formula="of:=[.B70]+[.C70]" office:value-type="float" office:value="-1.0894800188858">
            <text:p>-1,09</text:p>
          </table:table-cell>
          <table:table-cell table:number-columns-repeated="1020"/>
        </table:table-row>
        <table:table-row table:style-name="ro2">
          <table:table-cell table:formula="of:=[.A70]+[.$J$2]" office:value-type="float" office:value="6900">
            <text:p>6900</text:p>
          </table:table-cell>
          <table:table-cell table:formula="of:=[.$G$2]*SIN(-2*3.14159*[.$A71]*[.$G$3])" office:value-type="float" office:value="-0.393682305623926">
            <text:p>-0,39</text:p>
          </table:table-cell>
          <table:table-cell table:formula="of:=[.$G$4]*SIN(-2*3.14159*[.$A71]*[.$G$11])" office:value-type="float" office:value="-0.787031181200285">
            <text:p>-0,79</text:p>
          </table:table-cell>
          <table:table-cell table:formula="of:=[.B71]+[.C71]" office:value-type="float" office:value="-1.18071348682421">
            <text:p>-1,18</text:p>
          </table:table-cell>
          <table:table-cell table:number-columns-repeated="1020"/>
        </table:table-row>
        <table:table-row table:style-name="ro2">
          <table:table-cell table:formula="of:=[.A71]+[.$J$2]" office:value-type="float" office:value="7000">
            <text:p>7000</text:p>
          </table:table-cell>
          <table:table-cell table:formula="of:=[.$G$2]*SIN(-2*3.14159*[.$A72]*[.$G$3])" office:value-type="float" office:value="-0.595710430570126">
            <text:p>-0,60</text:p>
          </table:table-cell>
          <table:table-cell table:formula="of:=[.$G$4]*SIN(-2*3.14159*[.$A72]*[.$G$11])" office:value-type="float" office:value="-0.601941292038047">
            <text:p>-0,60</text:p>
          </table:table-cell>
          <table:table-cell table:formula="of:=[.B72]+[.C72]" office:value-type="float" office:value="-1.19765172260817">
            <text:p>-1,20</text:p>
          </table:table-cell>
          <table:table-cell table:number-columns-repeated="1020"/>
        </table:table-row>
        <table:table-row table:style-name="ro2">
          <table:table-cell table:formula="of:=[.A72]+[.$J$2]" office:value-type="float" office:value="7100">
            <text:p>7100</text:p>
          </table:table-cell>
          <table:table-cell table:formula="of:=[.$G$2]*SIN(-2*3.14159*[.$A73]*[.$G$3])" office:value-type="float" office:value="-0.76540200232513">
            <text:p>-0,77</text:p>
          </table:table-cell>
          <table:table-cell table:formula="of:=[.$G$4]*SIN(-2*3.14159*[.$A73]*[.$G$11])" office:value-type="float" office:value="-0.376372849683631">
            <text:p>-0,38</text:p>
          </table:table-cell>
          <table:table-cell table:formula="of:=[.B73]+[.C73]" office:value-type="float" office:value="-1.14177485200876">
            <text:p>-1,14</text:p>
          </table:table-cell>
          <table:table-cell table:number-columns-repeated="1020"/>
        </table:table-row>
        <table:table-row table:style-name="ro2">
          <table:table-cell table:formula="of:=[.A73]+[.$J$2]" office:value-type="float" office:value="7200">
            <text:p>7200</text:p>
          </table:table-cell>
          <table:table-cell table:formula="of:=[.$G$2]*SIN(-2*3.14159*[.$A74]*[.$G$3])" office:value-type="float" office:value="-0.893545766134005">
            <text:p>-0,89</text:p>
          </table:table-cell>
          <table:table-cell table:formula="of:=[.$G$4]*SIN(-2*3.14159*[.$A74]*[.$G$11])" office:value-type="float" office:value="-0.1254945829036">
            <text:p>-0,13</text:p>
          </table:table-cell>
          <table:table-cell table:formula="of:=[.B74]+[.C74]" office:value-type="float" office:value="-1.01904034903761">
            <text:p>-1,02</text:p>
          </table:table-cell>
          <table:table-cell table:number-columns-repeated="1020"/>
        </table:table-row>
        <table:table-row table:style-name="ro2">
          <table:table-cell table:formula="of:=[.A74]+[.$J$2]" office:value-type="float" office:value="7300">
            <text:p>7300</text:p>
          </table:table-cell>
          <table:table-cell table:formula="of:=[.$G$2]*SIN(-2*3.14159*[.$A75]*[.$G$3])" office:value-type="float" office:value="-0.973185780130667">
            <text:p>-0,97</text:p>
          </table:table-cell>
          <table:table-cell table:formula="of:=[.$G$4]*SIN(-2*3.14159*[.$A75]*[.$G$11])" office:value-type="float" office:value="0.133822777882084">
            <text:p>0,13</text:p>
          </table:table-cell>
          <table:table-cell table:formula="of:=[.B75]+[.C75]" office:value-type="float" office:value="-0.839363002248584">
            <text:p>-0,84</text:p>
          </table:table-cell>
          <table:table-cell table:number-columns-repeated="1020"/>
        </table:table-row>
        <table:table-row table:style-name="ro2">
          <table:table-cell table:formula="of:=[.A75]+[.$J$2]" office:value-type="float" office:value="7400">
            <text:p>7400</text:p>
          </table:table-cell>
          <table:table-cell table:formula="of:=[.$G$2]*SIN(-2*3.14159*[.$A76]*[.$G$3])" office:value-type="float" office:value="-0.999998995856409">
            <text:p>-1,00</text:p>
          </table:table-cell>
          <table:table-cell table:formula="of:=[.$G$4]*SIN(-2*3.14159*[.$A76]*[.$G$11])" office:value-type="float" office:value="0.384141001202909">
            <text:p>0,38</text:p>
          </table:table-cell>
          <table:table-cell table:formula="of:=[.B76]+[.C76]" office:value-type="float" office:value="-0.6158579946535">
            <text:p>-0,62</text:p>
          </table:table-cell>
          <table:table-cell table:number-columns-repeated="1020"/>
        </table:table-row>
        <table:table-row table:style-name="ro2">
          <table:table-cell table:formula="of:=[.A76]+[.$J$2]" office:value-type="float" office:value="7500">
            <text:p>7500</text:p>
          </table:table-cell>
          <table:table-cell table:formula="of:=[.$G$2]*SIN(-2*3.14159*[.$A77]*[.$G$3])" office:value-type="float" office:value="-0.972529930172097">
            <text:p>-0,97</text:p>
          </table:table-cell>
          <table:table-cell table:formula="of:=[.$G$4]*SIN(-2*3.14159*[.$A77]*[.$G$11])" office:value-type="float" office:value="0.608627017701968">
            <text:p>0,61</text:p>
          </table:table-cell>
          <table:table-cell table:formula="of:=[.B77]+[.C77]" office:value-type="float" office:value="-0.363902912470129">
            <text:p>-0,36</text:p>
          </table:table-cell>
          <table:table-cell table:number-columns-repeated="1020"/>
        </table:table-row>
        <table:table-row table:style-name="ro2">
          <table:table-cell table:formula="of:=[.A77]+[.$J$2]" office:value-type="float" office:value="7600">
            <text:p>7600</text:p>
          </table:table-cell>
          <table:table-cell table:formula="of:=[.$G$2]*SIN(-2*3.14159*[.$A78]*[.$G$3])" office:value-type="float" office:value="-0.892269667279916">
            <text:p>-0,89</text:p>
          </table:table-cell>
          <table:table-cell table:formula="of:=[.$G$4]*SIN(-2*3.14159*[.$A78]*[.$G$11])" office:value-type="float" office:value="0.792184888157361">
            <text:p>0,79</text:p>
          </table:table-cell>
          <table:table-cell table:formula="of:=[.B78]+[.C78]" office:value-type="float" office:value="-0.100084779122555">
            <text:p>-0,10</text:p>
          </table:table-cell>
          <table:table-cell table:number-columns-repeated="1020"/>
        </table:table-row>
        <table:table-row table:style-name="ro2">
          <table:table-cell table:formula="of:=[.A78]+[.$J$2]" office:value-type="float" office:value="7700">
            <text:p>7700</text:p>
          </table:table-cell>
          <table:table-cell table:formula="of:=[.$G$2]*SIN(-2*3.14159*[.$A79]*[.$G$3])" office:value-type="float" office:value="-0.763574924211362">
            <text:p>-0,76</text:p>
          </table:table-cell>
          <table:table-cell table:formula="of:=[.$G$4]*SIN(-2*3.14159*[.$A79]*[.$G$11])" office:value-type="float" office:value="0.922470956708237">
            <text:p>0,92</text:p>
          </table:table-cell>
          <table:table-cell table:formula="of:=[.B79]+[.C79]" office:value-type="float" office:value="0.158896032496875">
            <text:p>0,16</text:p>
          </table:table-cell>
          <table:table-cell table:number-columns-repeated="1020"/>
        </table:table-row>
        <table:table-row table:style-name="ro2">
          <table:table-cell table:formula="of:=[.A79]+[.$J$2]" office:value-type="float" office:value="7800">
            <text:p>7800</text:p>
          </table:table-cell>
          <table:table-cell table:formula="of:=[.$G$2]*SIN(-2*3.14159*[.$A80]*[.$G$3])" office:value-type="float" office:value="-0.593431548264604">
            <text:p>-0,59</text:p>
          </table:table-cell>
          <table:table-cell table:formula="of:=[.$G$4]*SIN(-2*3.14159*[.$A80]*[.$G$11])" office:value-type="float" office:value="0.990723914137221">
            <text:p>0,99</text:p>
          </table:table-cell>
          <table:table-cell table:formula="of:=[.B80]+[.C80]" office:value-type="float" office:value="0.397292365872617">
            <text:p>0,40</text:p>
          </table:table-cell>
          <table:table-cell table:number-columns-repeated="1020"/>
        </table:table-row>
        <table:table-row table:style-name="ro2">
          <table:table-cell table:formula="of:=[.A80]+[.$J$2]" office:value-type="float" office:value="7900">
            <text:p>7900</text:p>
          </table:table-cell>
          <table:table-cell table:formula="of:=[.$G$2]*SIN(-2*3.14159*[.$A81]*[.$G$3])" office:value-type="float" office:value="-0.391075324585013">
            <text:p>-0,39</text:p>
          </table:table-cell>
          <table:table-cell table:formula="of:=[.$G$4]*SIN(-2*3.14159*[.$A81]*[.$G$11])" office:value-type="float" office:value="0.992353977959112">
            <text:p>0,99</text:p>
          </table:table-cell>
          <table:table-cell table:formula="of:=[.B81]+[.C81]" office:value-type="float" office:value="0.601278653374099">
            <text:p>0,60</text:p>
          </table:table-cell>
          <table:table-cell table:number-columns-repeated="1020"/>
        </table:table-row>
        <table:table-row table:style-name="ro2">
          <table:table-cell table:formula="of:=[.A81]+[.$J$2]" office:value-type="float" office:value="8000">
            <text:p>8000</text:p>
          </table:table-cell>
          <table:table-cell table:formula="of:=[.$G$2]*SIN(-2*3.14159*[.$A82]*[.$G$3])" office:value-type="float" office:value="-0.167490615429772">
            <text:p>-0,17</text:p>
          </table:table-cell>
          <table:table-cell table:formula="of:=[.$G$4]*SIN(-2*3.14159*[.$A82]*[.$G$11])" office:value-type="float" office:value="0.927251531794384">
            <text:p>0,93</text:p>
          </table:table-cell>
          <table:table-cell table:formula="of:=[.B82]+[.C82]" office:value-type="float" office:value="0.759760916364612">
            <text:p>0,76</text:p>
          </table:table-cell>
          <table:table-cell table:number-columns-repeated="1020"/>
        </table:table-row>
        <table:table-row table:style-name="ro2">
          <table:table-cell table:formula="of:=[.A82]+[.$J$2]" office:value-type="float" office:value="8100">
            <text:p>8100</text:p>
          </table:table-cell>
          <table:table-cell table:formula="of:=[.$G$2]*SIN(-2*3.14159*[.$A83]*[.$G$3])" office:value-type="float" office:value="0.0651858720031021">
            <text:p>0,07</text:p>
          </table:table-cell>
          <table:table-cell table:formula="of:=[.$G$4]*SIN(-2*3.14159*[.$A83]*[.$G$11])" office:value-type="float" office:value="0.799794501216402">
            <text:p>0,80</text:p>
          </table:table-cell>
          <table:table-cell table:formula="of:=[.B83]+[.C83]" office:value-type="float" office:value="0.864980373219504">
            <text:p>0,86</text:p>
          </table:table-cell>
          <table:table-cell table:number-columns-repeated="1020"/>
        </table:table-row>
        <table:table-row table:style-name="ro2">
          <table:table-cell table:formula="of:=[.A83]+[.$J$2]" office:value-type="float" office:value="8200">
            <text:p>8200</text:p>
          </table:table-cell>
          <table:table-cell table:formula="of:=[.$G$2]*SIN(-2*3.14159*[.$A84]*[.$G$3])" office:value-type="float" office:value="0.294323918090698">
            <text:p>0,29</text:p>
          </table:table-cell>
          <table:table-cell table:formula="of:=[.$G$4]*SIN(-2*3.14159*[.$A84]*[.$G$11])" office:value-type="float" office:value="0.618553944689683">
            <text:p>0,62</text:p>
          </table:table-cell>
          <table:table-cell table:formula="of:=[.B84]+[.C84]" office:value-type="float" office:value="0.912877862780381">
            <text:p>0,91</text:p>
          </table:table-cell>
          <table:table-cell table:number-columns-repeated="1020"/>
        </table:table-row>
        <table:table-row table:style-name="ro2">
          <table:table-cell table:formula="of:=[.A84]+[.$J$2]" office:value-type="float" office:value="8300">
            <text:p>8300</text:p>
          </table:table-cell>
          <table:table-cell table:formula="of:=[.$G$2]*SIN(-2*3.14159*[.$A85]*[.$G$3])" office:value-type="float" office:value="0.507485377850133">
            <text:p>0,51</text:p>
          </table:table-cell>
          <table:table-cell table:formula="of:=[.$G$4]*SIN(-2*3.14159*[.$A85]*[.$G$11])" office:value-type="float" office:value="0.39571768581973">
            <text:p>0,40</text:p>
          </table:table-cell>
          <table:table-cell table:formula="of:=[.B85]+[.C85]" office:value-type="float" office:value="0.903203063669864">
            <text:p>0,90</text:p>
          </table:table-cell>
          <table:table-cell table:number-columns-repeated="1020"/>
        </table:table-row>
        <table:table-row table:style-name="ro2">
          <table:table-cell table:formula="of:=[.A85]+[.$J$2]" office:value-type="float" office:value="8400">
            <text:p>8400</text:p>
          </table:table-cell>
          <table:table-cell table:formula="of:=[.$G$2]*SIN(-2*3.14159*[.$A86]*[.$G$3])" office:value-type="float" office:value="0.693099342730563">
            <text:p>0,69</text:p>
          </table:table-cell>
          <table:table-cell table:formula="of:=[.$G$4]*SIN(-2*3.14159*[.$A86]*[.$G$11])" office:value-type="float" office:value="0.146270729454093">
            <text:p>0,15</text:p>
          </table:table-cell>
          <table:table-cell table:formula="of:=[.B86]+[.C86]" office:value-type="float" office:value="0.839370072184656">
            <text:p>0,84</text:p>
          </table:table-cell>
          <table:table-cell table:number-columns-repeated="1020"/>
        </table:table-row>
        <table:table-row table:style-name="ro2">
          <table:table-cell table:formula="of:=[.A86]+[.$J$2]" office:value-type="float" office:value="8500">
            <text:p>8500</text:p>
          </table:table-cell>
          <table:table-cell table:formula="of:=[.$G$2]*SIN(-2*3.14159*[.$A87]*[.$G$3])" office:value-type="float" office:value="0.841090258873725">
            <text:p>0,84</text:p>
          </table:table-cell>
          <table:table-cell table:formula="of:=[.$G$4]*SIN(-2*3.14159*[.$A87]*[.$G$11])" office:value-type="float" office:value="-0.113012447787204">
            <text:p>-0,11</text:p>
          </table:table-cell>
          <table:table-cell table:formula="of:=[.B87]+[.C87]" office:value-type="float" office:value="0.72807781108652">
            <text:p>0,73</text:p>
          </table:table-cell>
          <table:table-cell table:number-columns-repeated="1020"/>
        </table:table-row>
        <table:table-row table:style-name="ro2">
          <table:table-cell table:formula="of:=[.A87]+[.$J$2]" office:value-type="float" office:value="8600">
            <text:p>8600</text:p>
          </table:table-cell>
          <table:table-cell table:formula="of:=[.$G$2]*SIN(-2*3.14159*[.$A88]*[.$G$3])" office:value-type="float" office:value="0.943424830318557">
            <text:p>0,94</text:p>
          </table:table-cell>
          <table:table-cell table:formula="of:=[.$G$4]*SIN(-2*3.14159*[.$A88]*[.$G$11])" office:value-type="float" office:value="-0.364695913163506">
            <text:p>-0,36</text:p>
          </table:table-cell>
          <table:table-cell table:formula="of:=[.B88]+[.C88]" office:value-type="float" office:value="0.578728917155052">
            <text:p>0,58</text:p>
          </table:table-cell>
          <table:table-cell table:number-columns-repeated="1020"/>
        </table:table-row>
        <table:table-row table:style-name="ro2">
          <table:table-cell table:formula="of:=[.A88]+[.$J$2]" office:value-type="float" office:value="8700">
            <text:p>8700</text:p>
          </table:table-cell>
          <table:table-cell table:formula="of:=[.$G$2]*SIN(-2*3.14159*[.$A89]*[.$G$3])" office:value-type="float" office:value="0.994548097004728">
            <text:p>0,99</text:p>
          </table:table-cell>
          <table:table-cell table:formula="of:=[.$G$4]*SIN(-2*3.14159*[.$A89]*[.$G$11])" office:value-type="float" office:value="-0.591854789322847">
            <text:p>-0,59</text:p>
          </table:table-cell>
          <table:table-cell table:formula="of:=[.B89]+[.C89]" office:value-type="float" office:value="0.40269330768188">
            <text:p>0,40</text:p>
          </table:table-cell>
          <table:table-cell table:number-columns-repeated="1020"/>
        </table:table-row>
        <table:table-row table:style-name="ro2">
          <table:table-cell table:formula="of:=[.A89]+[.$J$2]" office:value-type="float" office:value="8800">
            <text:p>8800</text:p>
          </table:table-cell>
          <table:table-cell table:formula="of:=[.$G$2]*SIN(-2*3.14159*[.$A90]*[.$G$3])" office:value-type="float" office:value="0.991684970176179">
            <text:p>0,99</text:p>
          </table:table-cell>
          <table:table-cell table:formula="of:=[.$G$4]*SIN(-2*3.14159*[.$A90]*[.$G$11])" office:value-type="float" office:value="-0.779213396106191">
            <text:p>-0,78</text:p>
          </table:table-cell>
          <table:table-cell table:formula="of:=[.B90]+[.C90]" office:value-type="float" office:value="0.212471574069988">
            <text:p>0,21</text:p>
          </table:table-cell>
          <table:table-cell table:number-columns-repeated="1020"/>
        </table:table-row>
        <table:table-row table:style-name="ro2">
          <table:table-cell table:formula="of:=[.A90]+[.$J$2]" office:value-type="float" office:value="8900">
            <text:p>8900</text:p>
          </table:table-cell>
          <table:table-cell table:formula="of:=[.$G$2]*SIN(-2*3.14159*[.$A91]*[.$G$3])" office:value-type="float" office:value="0.934990867133675">
            <text:p>0,93</text:p>
          </table:table-cell>
          <table:table-cell table:formula="of:=[.$G$4]*SIN(-2*3.14159*[.$A91]*[.$G$11])" office:value-type="float" office:value="-0.914172490826415">
            <text:p>-0,91</text:p>
          </table:table-cell>
          <table:table-cell table:formula="of:=[.B91]+[.C91]" office:value-type="float" office:value="0.0208183763072606">
            <text:p>0,02</text:p>
          </table:table-cell>
          <table:table-cell table:number-columns-repeated="1020"/>
        </table:table-row>
        <table:table-row table:style-name="ro2">
          <table:table-cell table:formula="of:=[.A91]+[.$J$2]" office:value-type="float" office:value="9000">
            <text:p>9000</text:p>
          </table:table-cell>
          <table:table-cell table:formula="of:=[.$G$2]*SIN(-2*3.14159*[.$A92]*[.$G$3])" office:value-type="float" office:value="0.827543274471603">
            <text:p>0,83</text:p>
          </table:table-cell>
          <table:table-cell table:formula="of:=[.$G$4]*SIN(-2*3.14159*[.$A92]*[.$G$11])" office:value-type="float" office:value="-0.987656518639529">
            <text:p>-0,99</text:p>
          </table:table-cell>
          <table:table-cell table:formula="of:=[.B92]+[.C92]" office:value-type="float" office:value="-0.160113244167926">
            <text:p>-0,16</text:p>
          </table:table-cell>
          <table:table-cell table:number-columns-repeated="1020"/>
        </table:table-row>
        <table:table-row table:style-name="ro2">
          <table:table-cell table:formula="of:=[.A92]+[.$J$2]" office:value-type="float" office:value="9100">
            <text:p>9100</text:p>
          </table:table-cell>
          <table:table-cell table:formula="of:=[.$G$2]*SIN(-2*3.14159*[.$A93]*[.$G$3])" office:value-type="float" office:value="0.675174701828922">
            <text:p>0,68</text:p>
          </table:table-cell>
          <table:table-cell table:formula="of:=[.$G$4]*SIN(-2*3.14159*[.$A93]*[.$G$11])" office:value-type="float" office:value="-0.994723925007733">
            <text:p>-0,99</text:p>
          </table:table-cell>
          <table:table-cell table:formula="of:=[.B93]+[.C93]" office:value-type="float" office:value="-0.319549223178811">
            <text:p>-0,32</text:p>
          </table:table-cell>
          <table:table-cell table:number-columns-repeated="1020"/>
        </table:table-row>
        <table:table-row table:style-name="ro2">
          <table:table-cell table:formula="of:=[.A93]+[.$J$2]" office:value-type="float" office:value="9200">
            <text:p>9200</text:p>
          </table:table-cell>
          <table:table-cell table:formula="of:=[.$G$2]*SIN(-2*3.14159*[.$A94]*[.$G$3])" office:value-type="float" office:value="0.486156069797243">
            <text:p>0,49</text:p>
          </table:table-cell>
          <table:table-cell table:formula="of:=[.$G$4]*SIN(-2*3.14159*[.$A94]*[.$G$11])" office:value-type="float" office:value="-0.934899451641667">
            <text:p>-0,93</text:p>
          </table:table-cell>
          <table:table-cell table:formula="of:=[.B94]+[.C94]" office:value-type="float" office:value="-0.448743381844424">
            <text:p>-0,45</text:p>
          </table:table-cell>
          <table:table-cell table:number-columns-repeated="1020"/>
        </table:table-row>
        <table:table-row table:style-name="ro2">
          <table:table-cell table:formula="of:=[.A94]+[.$J$2]" office:value-type="float" office:value="9300">
            <text:p>9300</text:p>
          </table:table-cell>
          <table:table-cell table:formula="of:=[.$G$2]*SIN(-2*3.14159*[.$A95]*[.$G$3])" office:value-type="float" office:value="0.270747747507021">
            <text:p>0,27</text:p>
          </table:table-cell>
          <table:table-cell table:formula="of:=[.$G$4]*SIN(-2*3.14159*[.$A95]*[.$G$11])" office:value-type="float" office:value="-0.812206094028552">
            <text:p>-0,81</text:p>
          </table:table-cell>
          <table:table-cell table:formula="of:=[.B95]+[.C95]" office:value-type="float" office:value="-0.541458346521531">
            <text:p>-0,54</text:p>
          </table:table-cell>
          <table:table-cell table:number-columns-repeated="1020"/>
        </table:table-row>
        <table:table-row table:style-name="ro2">
          <table:table-cell table:formula="of:=[.A95]+[.$J$2]" office:value-type="float" office:value="9400">
            <text:p>9400</text:p>
          </table:table-cell>
          <table:table-cell table:formula="of:=[.$G$2]*SIN(-2*3.14159*[.$A96]*[.$G$3])" office:value-type="float" office:value="0.0406426085251964">
            <text:p>0,04</text:p>
          </table:table-cell>
          <table:table-cell table:formula="of:=[.$G$4]*SIN(-2*3.14159*[.$A96]*[.$G$11])" office:value-type="float" office:value="-0.634894570578513">
            <text:p>-0,63</text:p>
          </table:table-cell>
          <table:table-cell table:formula="of:=[.B96]+[.C96]" office:value-type="float" office:value="-0.594251962053317">
            <text:p>-0,59</text:p>
          </table:table-cell>
          <table:table-cell table:number-columns-repeated="1020"/>
        </table:table-row>
        <table:table-row table:style-name="ro2">
          <table:table-cell table:formula="of:=[.A96]+[.$J$2]" office:value-type="float" office:value="9500">
            <text:p>9500</text:p>
          </table:table-cell>
          <table:table-cell table:formula="of:=[.$G$2]*SIN(-2*3.14159*[.$A97]*[.$G$3])" office:value-type="float" office:value="-0.191668709806545">
            <text:p>-0,19</text:p>
          </table:table-cell>
          <table:table-cell table:formula="of:=[.$G$4]*SIN(-2*3.14159*[.$A97]*[.$G$11])" office:value-type="float" office:value="-0.414888497546371">
            <text:p>-0,41</text:p>
          </table:table-cell>
          <table:table-cell table:formula="of:=[.B97]+[.C97]" office:value-type="float" office:value="-0.606557207352916">
            <text:p>-0,61</text:p>
          </table:table-cell>
          <table:table-cell table:number-columns-repeated="1020"/>
        </table:table-row>
        <table:table-row table:style-name="ro2">
          <table:table-cell table:formula="of:=[.A97]+[.$J$2]" office:value-type="float" office:value="9600">
            <text:p>9600</text:p>
          </table:table-cell>
          <table:table-cell table:formula="of:=[.$G$2]*SIN(-2*3.14159*[.$A98]*[.$G$3])" office:value-type="float" office:value="-0.413575799289757">
            <text:p>-0,41</text:p>
          </table:table-cell>
          <table:table-cell table:formula="of:=[.$G$4]*SIN(-2*3.14159*[.$A98]*[.$G$11])" office:value-type="float" office:value="-0.166982550657939">
            <text:p>-0,17</text:p>
          </table:table-cell>
          <table:table-cell table:formula="of:=[.B98]+[.C98]" office:value-type="float" office:value="-0.580558349947696">
            <text:p>-0,58</text:p>
          </table:table-cell>
          <table:table-cell table:number-columns-repeated="1020"/>
        </table:table-row>
        <table:table-row table:style-name="ro2">
          <table:table-cell table:formula="of:=[.A98]+[.$J$2]" office:value-type="float" office:value="9700">
            <text:p>9700</text:p>
          </table:table-cell>
          <table:table-cell table:formula="of:=[.$G$2]*SIN(-2*3.14159*[.$A99]*[.$G$3])" office:value-type="float" office:value="-0.613033031606233">
            <text:p>-0,61</text:p>
          </table:table-cell>
          <table:table-cell table:formula="of:=[.$G$4]*SIN(-2*3.14159*[.$A99]*[.$G$11])" office:value-type="float" office:value="0.0921524183101835">
            <text:p>0,09</text:p>
          </table:table-cell>
          <table:table-cell table:formula="of:=[.B99]+[.C99]" office:value-type="float" office:value="-0.52088061329605">
            <text:p>-0,52</text:p>
          </table:table-cell>
          <table:table-cell table:number-columns-repeated="1020"/>
        </table:table-row>
        <table:table-row table:style-name="ro2">
          <table:table-cell table:formula="of:=[.A99]+[.$J$2]" office:value-type="float" office:value="9800">
            <text:p>9800</text:p>
          </table:table-cell>
          <table:table-cell table:formula="of:=[.$G$2]*SIN(-2*3.14159*[.$A100]*[.$G$3])" office:value-type="float" office:value="-0.779213396106191">
            <text:p>-0,78</text:p>
          </table:table-cell>
          <table:table-cell table:formula="of:=[.$G$4]*SIN(-2*3.14159*[.$A100]*[.$G$11])" office:value-type="float" office:value="0.345090443131599">
            <text:p>0,35</text:p>
          </table:table-cell>
          <table:table-cell table:formula="of:=[.B100]+[.C100]" office:value-type="float" office:value="-0.434122952974592">
            <text:p>-0,43</text:p>
          </table:table-cell>
          <table:table-cell table:number-columns-repeated="1020"/>
        </table:table-row>
        <table:table-row table:style-name="ro2">
          <table:table-cell table:formula="of:=[.A100]+[.$J$2]" office:value-type="float" office:value="9900">
            <text:p>9900</text:p>
          </table:table-cell>
          <table:table-cell table:formula="of:=[.$G$2]*SIN(-2*3.14159*[.$A101]*[.$G$3])" office:value-type="float" office:value="-0.903096239554927">
            <text:p>-0,90</text:p>
          </table:table-cell>
          <table:table-cell table:formula="of:=[.$G$4]*SIN(-2*3.14159*[.$A101]*[.$G$11])" office:value-type="float" office:value="0.574822281497323">
            <text:p>0,57</text:p>
          </table:table-cell>
          <table:table-cell table:formula="of:=[.B101]+[.C101]" office:value-type="float" office:value="-0.328273958057604">
            <text:p>-0,33</text:p>
          </table:table-cell>
          <table:table-cell table:number-columns-repeated="1020"/>
        </table:table-row>
        <table:table-row table:style-name="ro2">
          <table:table-cell table:formula="of:=[.A101]+[.$J$2]" office:value-type="float" office:value="10000">
            <text:p>10000</text:p>
          </table:table-cell>
          <table:table-cell table:formula="of:=[.$G$2]*SIN(-2*3.14159*[.$A102]*[.$G$3])" office:value-type="float" office:value="-0.977956908779344">
            <text:p>-0,98</text:p>
          </table:table-cell>
          <table:table-cell table:formula="of:=[.$G$4]*SIN(-2*3.14159*[.$A102]*[.$G$11])" office:value-type="float" office:value="0.765899232478467">
            <text:p>0,77</text:p>
          </table:table-cell>
          <table:table-cell table:formula="of:=[.B102]+[.C102]" office:value-type="float" office:value="-0.212057676300878">
            <text:p>-0,21</text:p>
          </table:table-cell>
          <table:table-cell table:number-columns-repeated="1020"/>
        </table:table-row>
        <table:table-row table:style-name="ro2">
          <table:table-cell table:formula="of:=[.A102]+[.$J$2]" office:value-type="float" office:value="10100">
            <text:p>10100</text:p>
          </table:table-cell>
          <table:table-cell table:formula="of:=[.$G$2]*SIN(-2*3.14159*[.$A103]*[.$G$3])" office:value-type="float" office:value="-0.999731791806967">
            <text:p>-1,00</text:p>
          </table:table-cell>
          <table:table-cell table:formula="of:=[.$G$4]*SIN(-2*3.14159*[.$A103]*[.$G$11])" office:value-type="float" office:value="0.905472000133571">
            <text:p>0,91</text:p>
          </table:table-cell>
          <table:table-cell table:formula="of:=[.B103]+[.C103]" office:value-type="float" office:value="-0.0942597916733954">
            <text:p>-0,09</text:p>
          </table:table-cell>
          <table:table-cell table:number-columns-repeated="1020"/>
        </table:table-row>
        <table:table-row table:style-name="ro2">
          <table:table-cell table:formula="of:=[.A103]+[.$J$2]" office:value-type="float" office:value="10200">
            <text:p>10200</text:p>
          </table:table-cell>
          <table:table-cell table:formula="of:=[.$G$2]*SIN(-2*3.14159*[.$A104]*[.$G$3])" office:value-type="float" office:value="-0.967238897795437">
            <text:p>-0,97</text:p>
          </table:table-cell>
          <table:table-cell table:formula="of:=[.$G$4]*SIN(-2*3.14159*[.$A104]*[.$G$11])" office:value-type="float" office:value="0.984154782326243">
            <text:p>0,98</text:p>
          </table:table-cell>
          <table:table-cell table:formula="of:=[.B104]+[.C104]" office:value-type="float" office:value="0.0169158845308062">
            <text:p>0,02</text:p>
          </table:table-cell>
          <table:table-cell table:number-columns-repeated="1020"/>
        </table:table-row>
        <table:table-row table:style-name="ro2">
          <table:table-cell table:formula="of:=[.A104]+[.$J$2]" office:value-type="float" office:value="10300">
            <text:p>10300</text:p>
          </table:table-cell>
          <table:table-cell table:formula="of:=[.$G$2]*SIN(-2*3.14159*[.$A105]*[.$G$3])" office:value-type="float" office:value="-0.88224201969043">
            <text:p>-0,88</text:p>
          </table:table-cell>
          <table:table-cell table:formula="of:=[.$G$4]*SIN(-2*3.14159*[.$A105]*[.$G$11])" office:value-type="float" office:value="0.996656423518221">
            <text:p>1,00</text:p>
          </table:table-cell>
          <table:table-cell table:formula="of:=[.B105]+[.C105]" office:value-type="float" office:value="0.114414403827791">
            <text:p>0,11</text:p>
          </table:table-cell>
          <table:table-cell table:number-columns-repeated="1020"/>
        </table:table-row>
        <table:table-row table:style-name="ro2">
          <table:table-cell table:formula="of:=[.A105]+[.$J$2]" office:value-type="float" office:value="10400">
            <text:p>10400</text:p>
          </table:table-cell>
          <table:table-cell table:formula="of:=[.$G$2]*SIN(-2*3.14159*[.$A106]*[.$G$3])" office:value-type="float" office:value="-0.749354981255704">
            <text:p>-0,75</text:p>
          </table:table-cell>
          <table:table-cell table:formula="of:=[.$G$4]*SIN(-2*3.14159*[.$A106]*[.$G$11])" office:value-type="float" office:value="0.942136230206189">
            <text:p>0,94</text:p>
          </table:table-cell>
          <table:table-cell table:formula="of:=[.B106]+[.C106]" office:value-type="float" office:value="0.192781248950484">
            <text:p>0,19</text:p>
          </table:table-cell>
          <table:table-cell table:number-columns-repeated="1020"/>
        </table:table-row>
        <table:table-row table:style-name="ro2">
          <table:table-cell table:formula="of:=[.A106]+[.$J$2]" office:value-type="float" office:value="10500">
            <text:p>10500</text:p>
          </table:table-cell>
          <table:table-cell table:formula="of:=[.$G$2]*SIN(-2*3.14159*[.$A107]*[.$G$3])" office:value-type="float" office:value="-0.575791206403113">
            <text:p>-0,58</text:p>
          </table:table-cell>
          <table:table-cell table:formula="of:=[.$G$4]*SIN(-2*3.14159*[.$A107]*[.$G$11])" office:value-type="float" office:value="0.824260503699951">
            <text:p>0,82</text:p>
          </table:table-cell>
          <table:table-cell table:formula="of:=[.B107]+[.C107]" office:value-type="float" office:value="0.248469297296838">
            <text:p>0,25</text:p>
          </table:table-cell>
          <table:table-cell table:number-columns-repeated="1020"/>
        </table:table-row>
        <table:table-row table:style-name="ro2">
          <table:table-cell table:formula="of:=[.A107]+[.$J$2]" office:value-type="float" office:value="10600">
            <text:p>10600</text:p>
          </table:table-cell>
          <table:table-cell table:formula="of:=[.$G$2]*SIN(-2*3.14159*[.$A108]*[.$G$3])" office:value-type="float" office:value="-0.370972136900237">
            <text:p>-0,37</text:p>
          </table:table-cell>
          <table:table-cell table:formula="of:=[.$G$4]*SIN(-2*3.14159*[.$A108]*[.$G$11])" office:value-type="float" office:value="0.65095599238231">
            <text:p>0,65</text:p>
          </table:table-cell>
          <table:table-cell table:formula="of:=[.B108]+[.C108]" office:value-type="float" office:value="0.279983855482073">
            <text:p>0,28</text:p>
          </table:table-cell>
          <table:table-cell table:number-columns-repeated="1020"/>
        </table:table-row>
        <table:table-row table:style-name="ro2">
          <table:table-cell table:formula="of:=[.A108]+[.$J$2]" office:value-type="float" office:value="10700">
            <text:p>10700</text:p>
          </table:table-cell>
          <table:table-cell table:formula="of:=[.$G$2]*SIN(-2*3.14159*[.$A109]*[.$G$3])" office:value-type="float" office:value="-0.146015832924483">
            <text:p>-0,15</text:p>
          </table:table-cell>
          <table:table-cell table:formula="of:=[.$G$4]*SIN(-2*3.14159*[.$A109]*[.$G$11])" office:value-type="float" office:value="0.433876854132987">
            <text:p>0,43</text:p>
          </table:table-cell>
          <table:table-cell table:formula="of:=[.B109]+[.C109]" office:value-type="float" office:value="0.287861021208504">
            <text:p>0,29</text:p>
          </table:table-cell>
          <table:table-cell table:number-columns-repeated="1020"/>
        </table:table-row>
        <table:table-row table:style-name="ro2">
          <table:table-cell table:formula="of:=[.A109]+[.$J$2]" office:value-type="float" office:value="10800">
            <text:p>10800</text:p>
          </table:table-cell>
          <table:table-cell table:formula="of:=[.$G$2]*SIN(-2*3.14159*[.$A110]*[.$G$3])" office:value-type="float" office:value="0.0868665479587355">
            <text:p>0,09</text:p>
          </table:table-cell>
          <table:table-cell table:formula="of:=[.$G$4]*SIN(-2*3.14159*[.$A110]*[.$G$11])" office:value-type="float" office:value="0.187620938096227">
            <text:p>0,19</text:p>
          </table:table-cell>
          <table:table-cell table:formula="of:=[.B110]+[.C110]" office:value-type="float" office:value="0.274487486054962">
            <text:p>0,27</text:p>
          </table:table-cell>
          <table:table-cell table:number-columns-repeated="1020"/>
        </table:table-row>
        <table:table-row table:style-name="ro2">
          <table:table-cell table:formula="of:=[.A110]+[.$J$2]" office:value-type="float" office:value="10900">
            <text:p>10900</text:p>
          </table:table-cell>
          <table:table-cell table:formula="of:=[.$G$2]*SIN(-2*3.14159*[.$A111]*[.$G$3])" office:value-type="float" office:value="0.315033613315716">
            <text:p>0,32</text:p>
          </table:table-cell>
          <table:table-cell table:formula="of:=[.$G$4]*SIN(-2*3.14159*[.$A111]*[.$G$11])" office:value-type="float" office:value="-0.0712518667631749">
            <text:p>-0,07</text:p>
          </table:table-cell>
          <table:table-cell table:formula="of:=[.B111]+[.C111]" office:value-type="float" office:value="0.243781746552541">
            <text:p>0,24</text:p>
          </table:table-cell>
          <table:table-cell table:number-columns-repeated="1020"/>
        </table:table-row>
        <table:table-row table:style-name="ro2">
          <table:table-cell table:formula="of:=[.A111]+[.$J$2]" office:value-type="float" office:value="11000">
            <text:p>11000</text:p>
          </table:table-cell>
          <table:table-cell table:formula="of:=[.$G$2]*SIN(-2*3.14159*[.$A112]*[.$G$3])" office:value-type="float" office:value="0.52609991480819">
            <text:p>0,53</text:p>
          </table:table-cell>
          <table:table-cell table:formula="of:=[.$G$4]*SIN(-2*3.14159*[.$A112]*[.$G$11])" office:value-type="float" office:value="-0.32533321650968">
            <text:p>-0,33</text:p>
          </table:table-cell>
          <table:table-cell table:formula="of:=[.B112]+[.C112]" office:value-type="float" office:value="0.20076669829851">
            <text:p>0,20</text:p>
          </table:table-cell>
          <table:table-cell table:number-columns-repeated="1020"/>
        </table:table-row>
        <table:table-row table:style-name="ro2">
          <table:table-cell table:formula="of:=[.A112]+[.$J$2]" office:value-type="float" office:value="11100">
            <text:p>11100</text:p>
          </table:table-cell>
          <table:table-cell table:formula="of:=[.$G$2]*SIN(-2*3.14159*[.$A113]*[.$G$3])" office:value-type="float" office:value="0.708608287078359">
            <text:p>0,71</text:p>
          </table:table-cell>
          <table:table-cell table:formula="of:=[.$G$4]*SIN(-2*3.14159*[.$A113]*[.$G$11])" office:value-type="float" office:value="-0.557536987688544">
            <text:p>-0,56</text:p>
          </table:table-cell>
          <table:table-cell table:formula="of:=[.B113]+[.C113]" office:value-type="float" office:value="0.151071299389815">
            <text:p>0,15</text:p>
          </table:table-cell>
          <table:table-cell table:number-columns-repeated="1020"/>
        </table:table-row>
        <table:table-row table:style-name="ro2">
          <table:table-cell table:formula="of:=[.A113]+[.$J$2]" office:value-type="float" office:value="11200">
            <text:p>11200</text:p>
          </table:table-cell>
          <table:table-cell table:formula="of:=[.$G$2]*SIN(-2*3.14159*[.$A114]*[.$G$3])" office:value-type="float" office:value="0.852651743714679">
            <text:p>0,85</text:p>
          </table:table-cell>
          <table:table-cell table:formula="of:=[.$G$4]*SIN(-2*3.14159*[.$A114]*[.$G$11])" office:value-type="float" office:value="-0.752248247701832">
            <text:p>-0,75</text:p>
          </table:table-cell>
          <table:table-cell table:formula="of:=[.B114]+[.C114]" office:value-type="float" office:value="0.100403496012847">
            <text:p>0,10</text:p>
          </table:table-cell>
          <table:table-cell table:number-columns-repeated="1020"/>
        </table:table-row>
        <table:table-row table:style-name="ro2">
          <table:table-cell table:formula="of:=[.A114]+[.$J$2]" office:value-type="float" office:value="11300">
            <text:p>11300</text:p>
          </table:table-cell>
          <table:table-cell table:formula="of:=[.$G$2]*SIN(-2*3.14159*[.$A115]*[.$G$3])" office:value-type="float" office:value="0.950411273867376">
            <text:p>0,95</text:p>
          </table:table-cell>
          <table:table-cell table:formula="of:=[.$G$4]*SIN(-2*3.14159*[.$A115]*[.$G$11])" office:value-type="float" office:value="-0.896373310836644">
            <text:p>-0,90</text:p>
          </table:table-cell>
          <table:table-cell table:formula="of:=[.B115]+[.C115]" office:value-type="float" office:value="0.0540379630307326">
            <text:p>0,05</text:p>
          </table:table-cell>
          <table:table-cell table:number-columns-repeated="1020"/>
        </table:table-row>
        <table:table-row table:style-name="ro2">
          <table:table-cell table:formula="of:=[.A115]+[.$J$2]" office:value-type="float" office:value="11400">
            <text:p>11400</text:p>
          </table:table-cell>
          <table:table-cell table:formula="of:=[.$G$2]*SIN(-2*3.14159*[.$A116]*[.$G$3])" office:value-type="float" office:value="0.996580259168238">
            <text:p>1,00</text:p>
          </table:table-cell>
          <table:table-cell table:formula="of:=[.$G$4]*SIN(-2*3.14159*[.$A116]*[.$G$11])" office:value-type="float" office:value="-0.980220245152779">
            <text:p>-0,98</text:p>
          </table:table-cell>
          <table:table-cell table:formula="of:=[.B116]+[.C116]" office:value-type="float" office:value="0.0163600140154591">
            <text:p>0,02</text:p>
          </table:table-cell>
          <table:table-cell table:number-columns-repeated="1020"/>
        </table:table-row>
        <table:table-row table:style-name="ro2">
          <table:table-cell table:formula="of:=[.A116]+[.$J$2]" office:value-type="float" office:value="11500">
            <text:p>11500</text:p>
          </table:table-cell>
          <table:table-cell table:formula="of:=[.$G$2]*SIN(-2*3.14159*[.$A117]*[.$G$3])" office:value-type="float" office:value="0.988652539767779">
            <text:p>0,99</text:p>
          </table:table-cell>
          <table:table-cell table:formula="of:=[.$G$4]*SIN(-2*3.14159*[.$A117]*[.$G$11])" office:value-type="float" office:value="-0.998150622724442">
            <text:p>-1,00</text:p>
          </table:table-cell>
          <table:table-cell table:formula="of:=[.B117]+[.C117]" office:value-type="float" office:value="-0.00949808295666321">
            <text:p>-0,01</text:p>
          </table:table-cell>
          <table:table-cell table:number-columns-repeated="1020"/>
        </table:table-row>
        <table:table-row table:style-name="ro2">
          <table:table-cell table:formula="of:=[.A117]+[.$J$2]" office:value-type="float" office:value="11600">
            <text:p>11600</text:p>
          </table:table-cell>
          <table:table-cell table:formula="of:=[.$G$2]*SIN(-2*3.14159*[.$A118]*[.$G$3])" office:value-type="float" office:value="0.927058450548636">
            <text:p>0,93</text:p>
          </table:table-cell>
          <table:table-cell table:formula="of:=[.$G$4]*SIN(-2*3.14159*[.$A118]*[.$G$11])" office:value-type="float" office:value="-0.948958685196308">
            <text:p>-0,95</text:p>
          </table:table-cell>
          <table:table-cell table:formula="of:=[.B118]+[.C118]" office:value-type="float" office:value="-0.0219002346476721">
            <text:p>-0,02</text:p>
          </table:table-cell>
          <table:table-cell table:number-columns-repeated="1020"/>
        </table:table-row>
        <table:table-row table:style-name="ro2">
          <table:table-cell table:formula="of:=[.A118]+[.$J$2]" office:value-type="float" office:value="11700">
            <text:p>11700</text:p>
          </table:table-cell>
          <table:table-cell table:formula="of:=[.$G$2]*SIN(-2*3.14159*[.$A119]*[.$G$3])" office:value-type="float" office:value="0.815141464455832">
            <text:p>0,82</text:p>
          </table:table-cell>
          <table:table-cell table:formula="of:=[.$G$4]*SIN(-2*3.14159*[.$A119]*[.$G$11])" office:value-type="float" office:value="-0.835952427029293">
            <text:p>-0,84</text:p>
          </table:table-cell>
          <table:table-cell table:formula="of:=[.B119]+[.C119]" office:value-type="float" office:value="-0.0208109625734608">
            <text:p>-0,02</text:p>
          </table:table-cell>
          <table:table-cell table:number-columns-repeated="1020"/>
        </table:table-row>
        <table:table-row table:style-name="ro2">
          <table:table-cell table:formula="of:=[.A119]+[.$J$2]" office:value-type="float" office:value="11800">
            <text:p>11800</text:p>
          </table:table-cell>
          <table:table-cell table:formula="of:=[.$G$2]*SIN(-2*3.14159*[.$A120]*[.$G$3])" office:value-type="float" office:value="0.658976693465768">
            <text:p>0,66</text:p>
          </table:table-cell>
          <table:table-cell table:formula="of:=[.$G$4]*SIN(-2*3.14159*[.$A120]*[.$G$11])" office:value-type="float" office:value="-0.666731143856987">
            <text:p>-0,67</text:p>
          </table:table-cell>
          <table:table-cell table:formula="of:=[.B120]+[.C120]" office:value-type="float" office:value="-0.00775445039121914">
            <text:p>-0,01</text:p>
          </table:table-cell>
          <table:table-cell table:number-columns-repeated="1020"/>
        </table:table-row>
        <table:table-row table:style-name="ro2">
          <table:table-cell table:formula="of:=[.A120]+[.$J$2]" office:value-type="float" office:value="11900">
            <text:p>11900</text:p>
          </table:table-cell>
          <table:table-cell table:formula="of:=[.$G$2]*SIN(-2*3.14159*[.$A121]*[.$G$3])" office:value-type="float" office:value="0.46704113425594">
            <text:p>0,47</text:p>
          </table:table-cell>
          <table:table-cell table:formula="of:=[.$G$4]*SIN(-2*3.14159*[.$A121]*[.$G$11])" office:value-type="float" office:value="-0.452674411730646">
            <text:p>-0,45</text:p>
          </table:table-cell>
          <table:table-cell table:formula="of:=[.B121]+[.C121]" office:value-type="float" office:value="0.0143667225252945">
            <text:p>0,01</text:p>
          </table:table-cell>
          <table:table-cell table:number-columns-repeated="1020"/>
        </table:table-row>
        <table:table-row table:style-name="ro2">
          <table:table-cell table:formula="of:=[.A121]+[.$J$2]" office:value-type="float" office:value="12000">
            <text:p>12000</text:p>
          </table:table-cell>
          <table:table-cell table:formula="of:=[.$G$2]*SIN(-2*3.14159*[.$A122]*[.$G$3])" office:value-type="float" office:value="0.249753488907406">
            <text:p>0,25</text:p>
          </table:table-cell>
          <table:table-cell table:formula="of:=[.$G$4]*SIN(-2*3.14159*[.$A122]*[.$G$11])" office:value-type="float" office:value="-0.208176815643942">
            <text:p>-0,21</text:p>
          </table:table-cell>
          <table:table-cell table:formula="of:=[.B122]+[.C122]" office:value-type="float" office:value="0.0415766732634641">
            <text:p>0,04</text:p>
          </table:table-cell>
          <table:table-cell table:number-columns-repeated="1020"/>
        </table:table-row>
        <table:table-row table:style-name="ro2">
          <table:table-cell table:formula="of:=[.A122]+[.$J$2]" office:value-type="float" office:value="12100">
            <text:p>12100</text:p>
          </table:table-cell>
          <table:table-cell table:formula="of:=[.$G$2]*SIN(-2*3.14159*[.$A123]*[.$G$3])" office:value-type="float" office:value="0.0189086372668672">
            <text:p>0,02</text:p>
          </table:table-cell>
          <table:table-cell table:formula="of:=[.$G$4]*SIN(-2*3.14159*[.$A123]*[.$G$11])" office:value-type="float" office:value="0.0503199734170327">
            <text:p>0,05</text:p>
          </table:table-cell>
          <table:table-cell table:formula="of:=[.B123]+[.C123]" office:value-type="float" office:value="0.0692286106838999">
            <text:p>0,07</text:p>
          </table:table-cell>
          <table:table-cell table:number-columns-repeated="1020"/>
        </table:table-row>
        <table:table-row table:style-name="ro2">
          <table:table-cell table:formula="of:=[.A123]+[.$J$2]" office:value-type="float" office:value="12200">
            <text:p>12200</text:p>
          </table:table-cell>
          <table:table-cell table:formula="of:=[.$G$2]*SIN(-2*3.14159*[.$A124]*[.$G$3])" office:value-type="float" office:value="-0.212962615750094">
            <text:p>-0,21</text:p>
          </table:table-cell>
          <table:table-cell table:formula="of:=[.$G$4]*SIN(-2*3.14159*[.$A124]*[.$G$11])" office:value-type="float" office:value="0.305432911349115">
            <text:p>0,31</text:p>
          </table:table-cell>
          <table:table-cell table:formula="of:=[.B124]+[.C124]" office:value-type="float" office:value="0.0924702955990204">
            <text:p>0,09</text:p>
          </table:table-cell>
          <table:table-cell table:number-columns-repeated="1020"/>
        </table:table-row>
        <table:table-row table:style-name="ro2">
          <table:table-cell table:formula="of:=[.A124]+[.$J$2]" office:value-type="float" office:value="12300">
            <text:p>12300</text:p>
          </table:table-cell>
          <table:table-cell table:formula="of:=[.$G$2]*SIN(-2*3.14159*[.$A125]*[.$G$3])" office:value-type="float" office:value="-0.433273760703565">
            <text:p>-0,43</text:p>
          </table:table-cell>
          <table:table-cell table:formula="of:=[.$G$4]*SIN(-2*3.14159*[.$A125]*[.$G$11])" office:value-type="float" office:value="0.54000650015825">
            <text:p>0,54</text:p>
          </table:table-cell>
          <table:table-cell table:formula="of:=[.B125]+[.C125]" office:value-type="float" office:value="0.106732739454684">
            <text:p>0,11</text:p>
          </table:table-cell>
          <table:table-cell table:number-columns-repeated="1020"/>
        </table:table-row>
        <table:table-row table:style-name="ro2">
          <table:table-cell table:formula="of:=[.A125]+[.$J$2]" office:value-type="float" office:value="12400">
            <text:p>12400</text:p>
          </table:table-cell>
          <table:table-cell table:formula="of:=[.$G$2]*SIN(-2*3.14159*[.$A126]*[.$G$3])" office:value-type="float" office:value="-0.630065799991324">
            <text:p>-0,63</text:p>
          </table:table-cell>
          <table:table-cell table:formula="of:=[.$G$4]*SIN(-2*3.14159*[.$A126]*[.$G$11])" office:value-type="float" office:value="0.738266444879656">
            <text:p>0,74</text:p>
          </table:table-cell>
          <table:table-cell table:formula="of:=[.B126]+[.C126]" office:value-type="float" office:value="0.108200644888331">
            <text:p>0,11</text:p>
          </table:table-cell>
          <table:table-cell table:number-columns-repeated="1020"/>
        </table:table-row>
        <table:table-row table:style-name="ro2">
          <table:table-cell table:formula="of:=[.A126]+[.$J$2]" office:value-type="float" office:value="12500">
            <text:p>12500</text:p>
          </table:table-cell>
          <table:table-cell table:formula="of:=[.$G$2]*SIN(-2*3.14159*[.$A127]*[.$G$3])" office:value-type="float" office:value="-0.792656389698914">
            <text:p>-0,79</text:p>
          </table:table-cell>
          <table:table-cell table:formula="of:=[.$G$4]*SIN(-2*3.14159*[.$A127]*[.$G$11])" office:value-type="float" office:value="0.88688042253693">
            <text:p>0,89</text:p>
          </table:table-cell>
          <table:table-cell table:formula="of:=[.B127]+[.C127]" office:value-type="float" office:value="0.0942240328380161">
            <text:p>0,09</text:p>
          </table:table-cell>
          <table:table-cell table:number-columns-repeated="1020"/>
        </table:table-row>
        <table:table-row table:style-name="ro2">
          <table:table-cell table:formula="of:=[.A127]+[.$J$2]" office:value-type="float" office:value="12600">
            <text:p>12600</text:p>
          </table:table-cell>
          <table:table-cell table:formula="of:=[.$G$2]*SIN(-2*3.14159*[.$A128]*[.$G$3])" office:value-type="float" office:value="-0.912219739673085">
            <text:p>-0,91</text:p>
          </table:table-cell>
          <table:table-cell table:formula="of:=[.$G$4]*SIN(-2*3.14159*[.$A128]*[.$G$11])" office:value-type="float" office:value="0.975854636593317">
            <text:p>0,98</text:p>
          </table:table-cell>
          <table:table-cell table:formula="of:=[.B128]+[.C128]" office:value-type="float" office:value="0.0636348969202317">
            <text:p>0,06</text:p>
          </table:table-cell>
          <table:table-cell table:number-columns-repeated="1020"/>
        </table:table-row>
        <table:table-row table:style-name="ro2">
          <table:table-cell table:formula="of:=[.A128]+[.$J$2]" office:value-type="float" office:value="12700">
            <text:p>12700</text:p>
          </table:table-cell>
          <table:table-cell table:formula="of:=[.$G$2]*SIN(-2*3.14159*[.$A129]*[.$G$3])" office:value-type="float" office:value="-0.982265673486534">
            <text:p>-0,98</text:p>
          </table:table-cell>
          <table:table-cell table:formula="of:=[.$G$4]*SIN(-2*3.14159*[.$A129]*[.$G$11])" office:value-type="float" office:value="0.999205866585205">
            <text:p>1,00</text:p>
          </table:table-cell>
          <table:table-cell table:formula="of:=[.B129]+[.C129]" office:value-type="float" office:value="0.0169401930986709">
            <text:p>0,02</text:p>
          </table:table-cell>
          <table:table-cell table:number-columns-repeated="1020"/>
        </table:table-row>
        <table:table-row table:style-name="ro2">
          <table:table-cell table:formula="of:=[.A129]+[.$J$2]" office:value-type="float" office:value="12800">
            <text:p>12800</text:p>
          </table:table-cell>
          <table:table-cell table:formula="of:=[.$G$2]*SIN(-2*3.14159*[.$A130]*[.$G$3])" office:value-type="float" office:value="-0.998991929840924">
            <text:p>-1,00</text:p>
          </table:table-cell>
          <table:table-cell table:formula="of:=[.$G$4]*SIN(-2*3.14159*[.$A130]*[.$G$11])" office:value-type="float" office:value="0.95536381983151">
            <text:p>0,96</text:p>
          </table:table-cell>
          <table:table-cell table:formula="of:=[.B130]+[.C130]" office:value-type="float" office:value="-0.043628110009414">
            <text:p>-0,04</text:p>
          </table:table-cell>
          <table:table-cell table:number-columns-repeated="1020"/>
        </table:table-row>
        <table:table-row table:style-name="ro2">
          <table:table-cell table:formula="of:=[.A130]+[.$J$2]" office:value-type="float" office:value="12900">
            <text:p>12900</text:p>
          </table:table-cell>
          <table:table-cell table:formula="of:=[.$G$2]*SIN(-2*3.14159*[.$A131]*[.$G$3])" office:value-type="float" office:value="-0.961490571537034">
            <text:p>-0,96</text:p>
          </table:table-cell>
          <table:table-cell table:formula="of:=[.$G$4]*SIN(-2*3.14159*[.$A131]*[.$G$11])" office:value-type="float" office:value="0.84727672840245">
            <text:p>0,85</text:p>
          </table:table-cell>
          <table:table-cell table:formula="of:=[.B131]+[.C131]" office:value-type="float" office:value="-0.114213843134585">
            <text:p>-0,11</text:p>
          </table:table-cell>
          <table:table-cell table:number-columns-repeated="1020"/>
        </table:table-row>
        <table:table-row table:style-name="ro2">
          <table:table-cell table:formula="of:=[.A131]+[.$J$2]" office:value-type="float" office:value="13000">
            <text:p>13000</text:p>
          </table:table-cell>
          <table:table-cell table:formula="of:=[.$G$2]*SIN(-2*3.14159*[.$A132]*[.$G$3])" office:value-type="float" office:value="-0.871797259871536">
            <text:p>-0,87</text:p>
          </table:table-cell>
          <table:table-cell table:formula="of:=[.$G$4]*SIN(-2*3.14159*[.$A132]*[.$G$11])" office:value-type="float" office:value="0.682213090302181">
            <text:p>0,68</text:p>
          </table:table-cell>
          <table:table-cell table:formula="of:=[.B132]+[.C132]" office:value-type="float" office:value="-0.189584169569355">
            <text:p>-0,19</text:p>
          </table:table-cell>
          <table:table-cell table:number-columns-repeated="1020"/>
        </table:table-row>
        <table:table-row table:style-name="ro2">
          <table:table-cell table:formula="of:=[.A132]+[.$J$2]" office:value-type="float" office:value="13100">
            <text:p>13100</text:p>
          </table:table-cell>
          <table:table-cell table:formula="of:=[.$G$2]*SIN(-2*3.14159*[.$A133]*[.$G$3])" office:value-type="float" office:value="-0.734780752187171">
            <text:p>-0,73</text:p>
          </table:table-cell>
          <table:table-cell table:formula="of:=[.$G$4]*SIN(-2*3.14159*[.$A133]*[.$G$11])" office:value-type="float" office:value="0.471272880541167">
            <text:p>0,47</text:p>
          </table:table-cell>
          <table:table-cell table:formula="of:=[.B133]+[.C133]" office:value-type="float" office:value="-0.263507871646004">
            <text:p>-0,26</text:p>
          </table:table-cell>
          <table:table-cell table:number-columns-repeated="1020"/>
        </table:table-row>
        <table:table-row table:style-name="ro2">
          <table:table-cell table:formula="of:=[.A133]+[.$J$2]" office:value-type="float" office:value="13200">
            <text:p>13200</text:p>
          </table:table-cell>
          <table:table-cell table:formula="of:=[.$G$2]*SIN(-2*3.14159*[.$A134]*[.$G$3])" office:value-type="float" office:value="-0.557878633166426">
            <text:p>-0,56</text:p>
          </table:table-cell>
          <table:table-cell table:formula="of:=[.$G$4]*SIN(-2*3.14159*[.$A134]*[.$G$11])" office:value-type="float" office:value="0.228641139834764">
            <text:p>0,23</text:p>
          </table:table-cell>
          <table:table-cell table:formula="of:=[.B134]+[.C134]" office:value-type="float" office:value="-0.329237493331662">
            <text:p>-0,33</text:p>
          </table:table-cell>
          <table:table-cell table:number-columns-repeated="1020"/>
        </table:table-row>
        <table:table-row table:style-name="ro2">
          <table:table-cell table:formula="of:=[.A134]+[.$J$2]" office:value-type="float" office:value="13300">
            <text:p>13300</text:p>
          </table:table-cell>
          <table:table-cell table:formula="of:=[.$G$2]*SIN(-2*3.14159*[.$A135]*[.$G$3])" office:value-type="float" office:value="-0.350693559257092">
            <text:p>-0,35</text:p>
          </table:table-cell>
          <table:table-cell table:formula="of:=[.$G$4]*SIN(-2*3.14159*[.$A135]*[.$G$11])" office:value-type="float" office:value="-0.0293659583411129">
            <text:p>-0,03</text:p>
          </table:table-cell>
          <table:table-cell table:formula="of:=[.B135]+[.C135]" office:value-type="float" office:value="-0.380059517598205">
            <text:p>-0,38</text:p>
          </table:table-cell>
          <table:table-cell table:number-columns-repeated="1020"/>
        </table:table-row>
        <table:table-row table:style-name="ro2">
          <table:table-cell table:formula="of:=[.A135]+[.$J$2]" office:value-type="float" office:value="13400">
            <text:p>13400</text:p>
          </table:table-cell>
          <table:table-cell table:formula="of:=[.$G$2]*SIN(-2*3.14159*[.$A136]*[.$G$3])" office:value-type="float" office:value="-0.124472012667995">
            <text:p>-0,12</text:p>
          </table:table-cell>
          <table:table-cell table:formula="of:=[.$G$4]*SIN(-2*3.14159*[.$A136]*[.$G$11])" office:value-type="float" office:value="-0.285398293325839">
            <text:p>-0,29</text:p>
          </table:table-cell>
          <table:table-cell table:formula="of:=[.B136]+[.C136]" office:value-type="float" office:value="-0.409870305993835">
            <text:p>-0,41</text:p>
          </table:table-cell>
          <table:table-cell table:number-columns-repeated="1020"/>
        </table:table-row>
        <table:table-row table:style-name="ro2">
          <table:table-cell table:formula="of:=[.A136]+[.$J$2]" office:value-type="float" office:value="13500">
            <text:p>13500</text:p>
          </table:table-cell>
          <table:table-cell table:formula="of:=[.$G$2]*SIN(-2*3.14159*[.$A137]*[.$G$3])" office:value-type="float" office:value="0.108506158440994">
            <text:p>0,11</text:p>
          </table:table-cell>
          <table:table-cell table:formula="of:=[.$G$4]*SIN(-2*3.14159*[.$A137]*[.$G$11])" office:value-type="float" office:value="-0.522238540726356">
            <text:p>-0,52</text:p>
          </table:table-cell>
          <table:table-cell table:formula="of:=[.B137]+[.C137]" office:value-type="float" office:value="-0.413732382285361">
            <text:p>-0,41</text:p>
          </table:table-cell>
          <table:table-cell table:number-columns-repeated="1020"/>
        </table:table-row>
        <table:table-row table:style-name="ro2">
          <table:table-cell table:formula="of:=[.A137]+[.$J$2]" office:value-type="float" office:value="13600">
            <text:p>13600</text:p>
          </table:table-cell>
          <table:table-cell table:formula="of:=[.$G$2]*SIN(-2*3.14159*[.$A138]*[.$G$3])" office:value-type="float" office:value="0.335594361901371">
            <text:p>0,34</text:p>
          </table:table-cell>
          <table:table-cell table:formula="of:=[.$G$4]*SIN(-2*3.14159*[.$A138]*[.$G$11])" office:value-type="float" office:value="-0.723959980313865">
            <text:p>-0,72</text:p>
          </table:table-cell>
          <table:table-cell table:formula="of:=[.B138]+[.C138]" office:value-type="float" office:value="-0.388365618412494">
            <text:p>-0,39</text:p>
          </table:table-cell>
          <table:table-cell table:number-columns-repeated="1020"/>
        </table:table-row>
        <table:table-row table:style-name="ro2">
          <table:table-cell table:formula="of:=[.A138]+[.$J$2]" office:value-type="float" office:value="13700">
            <text:p>13700</text:p>
          </table:table-cell>
          <table:table-cell table:formula="of:=[.$G$2]*SIN(-2*3.14159*[.$A139]*[.$G$3])" office:value-type="float" office:value="0.544465719764629">
            <text:p>0,54</text:p>
          </table:table-cell>
          <table:table-cell table:formula="of:=[.$G$4]*SIN(-2*3.14159*[.$A139]*[.$G$11])" office:value-type="float" office:value="-0.876997515075834">
            <text:p>-0,88</text:p>
          </table:table-cell>
          <table:table-cell table:formula="of:=[.B139]+[.C139]" office:value-type="float" office:value="-0.332531795311205">
            <text:p>-0,33</text:p>
          </table:table-cell>
          <table:table-cell table:number-columns-repeated="1020"/>
        </table:table-row>
        <table:table-row table:style-name="ro2">
          <table:table-cell table:formula="of:=[.A139]+[.$J$2]" office:value-type="float" office:value="13800">
            <text:p>13800</text:p>
          </table:table-cell>
          <table:table-cell table:formula="of:=[.$G$2]*SIN(-2*3.14159*[.$A140]*[.$G$3])" office:value-type="float" office:value="0.723782212139824">
            <text:p>0,72</text:p>
          </table:table-cell>
          <table:table-cell table:formula="of:=[.$G$4]*SIN(-2*3.14159*[.$A140]*[.$G$11])" office:value-type="float" office:value="-0.971059878948278">
            <text:p>-0,97</text:p>
          </table:table-cell>
          <table:table-cell table:formula="of:=[.B140]+[.C140]" office:value-type="float" office:value="-0.247277666808454">
            <text:p>-0,25</text:p>
          </table:table-cell>
          <table:table-cell table:number-columns-repeated="1020"/>
        </table:table-row>
        <table:table-row table:style-name="ro2">
          <table:table-cell table:formula="of:=[.A140]+[.$J$2]" office:value-type="float" office:value="13900">
            <text:p>13900</text:p>
          </table:table-cell>
          <table:table-cell table:formula="of:=[.$G$2]*SIN(-2*3.14159*[.$A141]*[.$G$3])" office:value-type="float" office:value="0.863810109715451">
            <text:p>0,86</text:p>
          </table:table-cell>
          <table:table-cell table:formula="of:=[.$G$4]*SIN(-2*3.14159*[.$A141]*[.$G$11])" office:value-type="float" office:value="-0.999821690287248">
            <text:p>-1,00</text:p>
          </table:table-cell>
          <table:table-cell table:formula="of:=[.B141]+[.C141]" office:value-type="float" office:value="-0.136011580571796">
            <text:p>-0,14</text:p>
          </table:table-cell>
          <table:table-cell table:number-columns-repeated="1020"/>
        </table:table-row>
        <table:table-row table:style-name="ro2">
          <table:table-cell table:formula="of:=[.A141]+[.$J$2]" office:value-type="float" office:value="14000">
            <text:p>14000</text:p>
          </table:table-cell>
          <table:table-cell table:formula="of:=[.$G$2]*SIN(-2*3.14159*[.$A142]*[.$G$3])" office:value-type="float" office:value="0.956948377486926">
            <text:p>0,96</text:p>
          </table:table-cell>
          <table:table-cell table:formula="of:=[.$G$4]*SIN(-2*3.14159*[.$A142]*[.$G$11])" office:value-type="float" office:value="-0.961348812781466">
            <text:p>-0,96</text:p>
          </table:table-cell>
          <table:table-cell table:formula="of:=[.B142]+[.C142]" office:value-type="float" office:value="-0.00440043529453971">
            <text:p>0,00</text:p>
          </table:table-cell>
          <table:table-cell table:number-columns-repeated="1020"/>
        </table:table-row>
        <table:table-row table:style-name="ro2">
          <table:table-cell table:formula="of:=[.A142]+[.$J$2]" office:value-type="float" office:value="14100">
            <text:p>14100</text:p>
          </table:table-cell>
          <table:table-cell table:formula="of:=[.$G$2]*SIN(-2*3.14159*[.$A143]*[.$G$3])" office:value-type="float" office:value="0.99814125279613">
            <text:p>1,00</text:p>
          </table:table-cell>
          <table:table-cell table:formula="of:=[.$G$4]*SIN(-2*3.14159*[.$A143]*[.$G$11])" office:value-type="float" office:value="-0.858228423521262">
            <text:p>-0,86</text:p>
          </table:table-cell>
          <table:table-cell table:formula="of:=[.B143]+[.C143]" office:value-type="float" office:value="0.139912829274868">
            <text:p>0,14</text:p>
          </table:table-cell>
          <table:table-cell table:number-columns-repeated="1020"/>
        </table:table-row>
        <table:table-row table:style-name="ro2">
          <table:table-cell table:formula="of:=[.A143]+[.$J$2]" office:value-type="float" office:value="14200">
            <text:p>14200</text:p>
          </table:table-cell>
          <table:table-cell table:formula="of:=[.$G$2]*SIN(-2*3.14159*[.$A144]*[.$G$3])" office:value-type="float" office:value="0.985152690183427">
            <text:p>0,99</text:p>
          </table:table-cell>
          <table:table-cell table:formula="of:=[.$G$4]*SIN(-2*3.14159*[.$A144]*[.$G$11])" office:value-type="float" office:value="-0.697395015066201">
            <text:p>-0,70</text:p>
          </table:table-cell>
          <table:table-cell table:formula="of:=[.B144]+[.C144]" office:value-type="float" office:value="0.287757675117226">
            <text:p>0,29</text:p>
          </table:table-cell>
          <table:table-cell table:number-columns-repeated="1020"/>
        </table:table-row>
        <table:table-row table:style-name="ro2">
          <table:table-cell table:formula="of:=[.A144]+[.$J$2]" office:value-type="float" office:value="14300">
            <text:p>14300</text:p>
          </table:table-cell>
          <table:table-cell table:formula="of:=[.$G$2]*SIN(-2*3.14159*[.$A145]*[.$G$3])" office:value-type="float" office:value="0.918687739156512">
            <text:p>0,92</text:p>
          </table:table-cell>
          <table:table-cell table:formula="of:=[.$G$4]*SIN(-2*3.14159*[.$A145]*[.$G$11])" office:value-type="float" office:value="-0.48966411131583">
            <text:p>-0,49</text:p>
          </table:table-cell>
          <table:table-cell table:formula="of:=[.B145]+[.C145]" office:value-type="float" office:value="0.429023627840683">
            <text:p>0,43</text:p>
          </table:table-cell>
          <table:table-cell table:number-columns-repeated="1020"/>
        </table:table-row>
        <table:table-row table:style-name="ro2">
          <table:table-cell table:formula="of:=[.A145]+[.$J$2]" office:value-type="float" office:value="14400">
            <text:p>14400</text:p>
          </table:table-cell>
          <table:table-cell table:formula="of:=[.$G$2]*SIN(-2*3.14159*[.$A146]*[.$G$3])" office:value-type="float" office:value="0.802354272456804">
            <text:p>0,80</text:p>
          </table:table-cell>
          <table:table-cell table:formula="of:=[.$G$4]*SIN(-2*3.14159*[.$A146]*[.$G$11])" office:value-type="float" office:value="-0.249004921969551">
            <text:p>-0,25</text:p>
          </table:table-cell>
          <table:table-cell table:formula="of:=[.B146]+[.C146]" office:value-type="float" office:value="0.553349350487253">
            <text:p>0,55</text:p>
          </table:table-cell>
          <table:table-cell table:number-columns-repeated="1020"/>
        </table:table-row>
        <table:table-row table:style-name="ro2">
          <table:table-cell table:formula="of:=[.A146]+[.$J$2]" office:value-type="float" office:value="14500">
            <text:p>14500</text:p>
          </table:table-cell>
          <table:table-cell table:formula="of:=[.$G$2]*SIN(-2*3.14159*[.$A147]*[.$G$3])" office:value-type="float" office:value="0.642467136592957">
            <text:p>0,64</text:p>
          </table:table-cell>
          <table:table-cell table:formula="of:=[.$G$4]*SIN(-2*3.14159*[.$A147]*[.$G$11])" office:value-type="float" office:value="0.00839902157847375">
            <text:p>0,01</text:p>
          </table:table-cell>
          <table:table-cell table:formula="of:=[.B147]+[.C147]" office:value-type="float" office:value="0.650866158171431">
            <text:p>0,65</text:p>
          </table:table-cell>
          <table:table-cell table:number-columns-repeated="1020"/>
        </table:table-row>
        <table:table-row table:style-name="ro2">
          <table:table-cell table:formula="of:=[.A147]+[.$J$2]" office:value-type="float" office:value="14600">
            <text:p>14600</text:p>
          </table:table-cell>
          <table:table-cell table:formula="of:=[.$G$2]*SIN(-2*3.14159*[.$A148]*[.$G$3])" office:value-type="float" office:value="0.447705388802127">
            <text:p>0,45</text:p>
          </table:table-cell>
          <table:table-cell table:formula="of:=[.$G$4]*SIN(-2*3.14159*[.$A148]*[.$G$11])" office:value-type="float" office:value="0.265238158813618">
            <text:p>0,27</text:p>
          </table:table-cell>
          <table:table-cell table:formula="of:=[.B148]+[.C148]" office:value-type="float" office:value="0.712943547615745">
            <text:p>0,71</text:p>
          </table:table-cell>
          <table:table-cell table:number-columns-repeated="1020"/>
        </table:table-row>
        <table:table-row table:style-name="ro2">
          <table:table-cell table:formula="of:=[.A148]+[.$J$2]" office:value-type="float" office:value="14700">
            <text:p>14700</text:p>
          </table:table-cell>
          <table:table-cell table:formula="of:=[.$G$2]*SIN(-2*3.14159*[.$A149]*[.$G$3])" office:value-type="float" office:value="0.228641147087984">
            <text:p>0,23</text:p>
          </table:table-cell>
          <table:table-cell table:formula="of:=[.$G$4]*SIN(-2*3.14159*[.$A149]*[.$G$11])" office:value-type="float" office:value="0.504240910570403">
            <text:p>0,50</text:p>
          </table:table-cell>
          <table:table-cell table:formula="of:=[.B149]+[.C149]" office:value-type="float" office:value="0.732882057658387">
            <text:p>0,73</text:p>
          </table:table-cell>
          <table:table-cell table:number-columns-repeated="1020"/>
        </table:table-row>
        <table:table-row table:style-name="ro2">
          <table:table-cell table:formula="of:=[.A149]+[.$J$2]" office:value-type="float" office:value="14800">
            <text:p>14800</text:p>
          </table:table-cell>
          <table:table-cell table:formula="of:=[.$G$2]*SIN(-2*3.14159*[.$A150]*[.$G$3])" office:value-type="float" office:value="-0.00283427743153831">
            <text:p>0,00</text:p>
          </table:table-cell>
          <table:table-cell table:formula="of:=[.$G$4]*SIN(-2*3.14159*[.$A150]*[.$G$11])" office:value-type="float" office:value="0.709335135382493">
            <text:p>0,71</text:p>
          </table:table-cell>
          <table:table-cell table:formula="of:=[.B150]+[.C150]" office:value-type="float" office:value="0.706500857950955">
            <text:p>0,71</text:p>
          </table:table-cell>
          <table:table-cell table:number-columns-repeated="1020"/>
        </table:table-row>
        <table:table-row table:style-name="ro2">
          <table:table-cell table:formula="of:=[.A150]+[.$J$2]" office:value-type="float" office:value="14900">
            <text:p>14900</text:p>
          </table:table-cell>
          <table:table-cell table:formula="of:=[.$G$2]*SIN(-2*3.14159*[.$A151]*[.$G$3])" office:value-type="float" office:value="-0.234155843500647">
            <text:p>-0,23</text:p>
          </table:table-cell>
          <table:table-cell table:formula="of:=[.$G$4]*SIN(-2*3.14159*[.$A151]*[.$G$11])" office:value-type="float" office:value="0.866728927630063">
            <text:p>0,87</text:p>
          </table:table-cell>
          <table:table-cell table:formula="of:=[.B151]+[.C151]" office:value-type="float" office:value="0.632573084129416">
            <text:p>0,63</text:p>
          </table:table-cell>
          <table:table-cell table:number-columns-repeated="1020"/>
        </table:table-row>
        <table:table-row table:style-name="ro2">
          <table:table-cell table:formula="of:=[.A151]+[.$J$2]" office:value-type="float" office:value="15000">
            <text:p>15000</text:p>
          </table:table-cell>
          <table:table-cell table:formula="of:=[.$G$2]*SIN(-2*3.14159*[.$A152]*[.$G$3])" office:value-type="float" office:value="-0.452766883616499">
            <text:p>-0,45</text:p>
          </table:table-cell>
          <table:table-cell table:formula="of:=[.$G$4]*SIN(-2*3.14159*[.$A152]*[.$G$11])" office:value-type="float" office:value="0.965838077397822">
            <text:p>0,97</text:p>
          </table:table-cell>
          <table:table-cell table:formula="of:=[.B152]+[.C152]" office:value-type="float" office:value="0.513071193781323">
            <text:p>0,51</text:p>
          </table:table-cell>
          <table:table-cell table:number-columns-repeated="1020"/>
        </table:table-row>
        <table:table-row table:style-name="ro2">
          <table:table-cell table:formula="of:=[.A152]+[.$J$2]" office:value-type="float" office:value="15100">
            <text:p>15100</text:p>
          </table:table-cell>
          <table:table-cell table:formula="of:=[.$G$2]*SIN(-2*3.14159*[.$A153]*[.$G$3])" office:value-type="float" office:value="-0.646800680051617">
            <text:p>-0,65</text:p>
          </table:table-cell>
          <table:table-cell table:formula="of:=[.$G$4]*SIN(-2*3.14159*[.$A153]*[.$G$11])" office:value-type="float" office:value="0.999997823447805">
            <text:p>1,00</text:p>
          </table:table-cell>
          <table:table-cell table:formula="of:=[.B153]+[.C153]" office:value-type="float" office:value="0.353197143396188">
            <text:p>0,35</text:p>
          </table:table-cell>
          <table:table-cell table:number-columns-repeated="1020"/>
        </table:table-row>
        <table:table-row table:style-name="ro2">
          <table:table-cell table:formula="of:=[.A153]+[.$J$2]" office:value-type="float" office:value="15200">
            <text:p>15200</text:p>
          </table:table-cell>
          <table:table-cell table:formula="of:=[.$G$2]*SIN(-2*3.14159*[.$A154]*[.$G$3])" office:value-type="float" office:value="-0.805724629667772">
            <text:p>-0,81</text:p>
          </table:table-cell>
          <table:table-cell table:formula="of:=[.$G$4]*SIN(-2*3.14159*[.$A154]*[.$G$11])" office:value-type="float" office:value="0.966911036282825">
            <text:p>0,97</text:p>
          </table:table-cell>
          <table:table-cell table:formula="of:=[.B154]+[.C154]" office:value-type="float" office:value="0.161186406615052">
            <text:p>0,16</text:p>
          </table:table-cell>
          <table:table-cell table:number-columns-repeated="1020"/>
        </table:table-row>
        <table:table-row table:style-name="ro2">
          <table:table-cell table:formula="of:=[.A154]+[.$J$2]" office:value-type="float" office:value="15300">
            <text:p>15300</text:p>
          </table:table-cell>
          <table:table-cell table:formula="of:=[.$G$2]*SIN(-2*3.14159*[.$A155]*[.$G$3])" office:value-type="float" office:value="-0.920911959287616">
            <text:p>-0,92</text:p>
          </table:table-cell>
          <table:table-cell table:formula="of:=[.$G$4]*SIN(-2*3.14159*[.$A155]*[.$G$11])" office:value-type="float" office:value="0.868802692477725">
            <text:p>0,87</text:p>
          </table:table-cell>
          <table:table-cell table:formula="of:=[.B155]+[.C155]" office:value-type="float" office:value="-0.0521092668098904">
            <text:p>-0,05</text:p>
          </table:table-cell>
          <table:table-cell table:number-columns-repeated="1020"/>
        </table:table-row>
        <table:table-row table:style-name="ro2">
          <table:table-cell table:formula="of:=[.A155]+[.$J$2]" office:value-type="float" office:value="15400">
            <text:p>15400</text:p>
          </table:table-cell>
          <table:table-cell table:formula="of:=[.$G$2]*SIN(-2*3.14159*[.$A156]*[.$G$3])" office:value-type="float" office:value="-0.986110037372261">
            <text:p>-0,99</text:p>
          </table:table-cell>
          <table:table-cell table:formula="of:=[.$G$4]*SIN(-2*3.14159*[.$A156]*[.$G$11])" office:value-type="float" office:value="0.712270247162976">
            <text:p>0,71</text:p>
          </table:table-cell>
          <table:table-cell table:formula="of:=[.B156]+[.C156]" office:value-type="float" office:value="-0.273839790209284">
            <text:p>-0,27</text:p>
          </table:table-cell>
          <table:table-cell table:number-columns-repeated="1020"/>
        </table:table-row>
        <table:table-row table:style-name="ro2">
          <table:table-cell table:formula="of:=[.A156]+[.$J$2]" office:value-type="float" office:value="15500">
            <text:p>15500</text:p>
          </table:table-cell>
          <table:table-cell table:formula="of:=[.$G$2]*SIN(-2*3.14159*[.$A157]*[.$G$3])" office:value-type="float" office:value="-0.997779759505613">
            <text:p>-1,00</text:p>
          </table:table-cell>
          <table:table-cell table:formula="of:=[.$G$4]*SIN(-2*3.14159*[.$A157]*[.$G$11])" office:value-type="float" office:value="0.507839996451488">
            <text:p>0,51</text:p>
          </table:table-cell>
          <table:table-cell table:formula="of:=[.B157]+[.C157]" office:value-type="float" office:value="-0.489939763054124">
            <text:p>-0,49</text:p>
          </table:table-cell>
          <table:table-cell table:number-columns-repeated="1020"/>
        </table:table-row>
        <table:table-row table:style-name="ro2">
          <table:table-cell table:formula="of:=[.A157]+[.$J$2]" office:value-type="float" office:value="15600">
            <text:p>15600</text:p>
          </table:table-cell>
          <table:table-cell table:formula="of:=[.$G$2]*SIN(-2*3.14159*[.$A158]*[.$G$3])" office:value-type="float" office:value="-0.955287665179483">
            <text:p>-0,96</text:p>
          </table:table-cell>
          <table:table-cell table:formula="of:=[.$G$4]*SIN(-2*3.14159*[.$A158]*[.$G$11])" office:value-type="float" office:value="0.269259192220276">
            <text:p>0,27</text:p>
          </table:table-cell>
          <table:table-cell table:formula="of:=[.B158]+[.C158]" office:value-type="float" office:value="-0.686028472959207">
            <text:p>-0,69</text:p>
          </table:table-cell>
          <table:table-cell table:number-columns-repeated="1020"/>
        </table:table-row>
        <table:table-row table:style-name="ro2">
          <table:table-cell table:formula="of:=[.A158]+[.$J$2]" office:value-type="float" office:value="15700">
            <text:p>15700</text:p>
          </table:table-cell>
          <table:table-cell table:formula="of:=[.$G$2]*SIN(-2*3.14159*[.$A159]*[.$G$3])" office:value-type="float" office:value="-0.860940325732995">
            <text:p>-0,86</text:p>
          </table:table-cell>
          <table:table-cell table:formula="of:=[.$G$4]*SIN(-2*3.14159*[.$A159]*[.$G$11])" office:value-type="float" office:value="0.0125716013656232">
            <text:p>0,01</text:p>
          </table:table-cell>
          <table:table-cell table:formula="of:=[.B159]+[.C159]" office:value-type="float" office:value="-0.848368724367372">
            <text:p>-0,85</text:p>
          </table:table-cell>
          <table:table-cell table:number-columns-repeated="1020"/>
        </table:table-row>
        <table:table-row table:style-name="ro2">
          <table:table-cell table:formula="of:=[.A159]+[.$J$2]" office:value-type="float" office:value="15800">
            <text:p>15800</text:p>
          </table:table-cell>
          <table:table-cell table:formula="of:=[.$G$2]*SIN(-2*3.14159*[.$A160]*[.$G$3])" office:value-type="float" office:value="-0.719859135058041">
            <text:p>-0,72</text:p>
          </table:table-cell>
          <table:table-cell table:formula="of:=[.$G$4]*SIN(-2*3.14159*[.$A160]*[.$G$11])" office:value-type="float" office:value="-0.244961387937882">
            <text:p>-0,24</text:p>
          </table:table-cell>
          <table:table-cell table:formula="of:=[.B160]+[.C160]" office:value-type="float" office:value="-0.964820522995923">
            <text:p>-0,96</text:p>
          </table:table-cell>
          <table:table-cell table:number-columns-repeated="1020"/>
        </table:table-row>
        <table:table-row table:style-name="ro2">
          <table:table-cell table:formula="of:=[.A160]+[.$J$2]" office:value-type="float" office:value="15900">
            <text:p>15900</text:p>
          </table:table-cell>
          <table:table-cell table:formula="of:=[.$G$2]*SIN(-2*3.14159*[.$A161]*[.$G$3])" office:value-type="float" office:value="-0.539702303345246">
            <text:p>-0,54</text:p>
          </table:table-cell>
          <table:table-cell table:formula="of:=[.$G$4]*SIN(-2*3.14159*[.$A161]*[.$G$11])" office:value-type="float" office:value="-0.486021537277044">
            <text:p>-0,49</text:p>
          </table:table-cell>
          <table:table-cell table:formula="of:=[.B161]+[.C161]" office:value-type="float" office:value="-1.02572384062229">
            <text:p>-1,03</text:p>
          </table:table-cell>
          <table:table-cell table:number-columns-repeated="1020"/>
        </table:table-row>
        <table:table-row table:style-name="ro2">
          <table:table-cell table:formula="of:=[.A161]+[.$J$2]" office:value-type="float" office:value="16000">
            <text:p>16000</text:p>
          </table:table-cell>
          <table:table-cell table:formula="of:=[.$G$2]*SIN(-2*3.14159*[.$A162]*[.$G$3])" office:value-type="float" office:value="-0.330249175540982">
            <text:p>-0,33</text:p>
          </table:table-cell>
          <table:table-cell table:formula="of:=[.$G$4]*SIN(-2*3.14159*[.$A162]*[.$G$11])" office:value-type="float" office:value="-0.694398352029533">
            <text:p>-0,69</text:p>
          </table:table-cell>
          <table:table-cell table:formula="of:=[.B162]+[.C162]" office:value-type="float" office:value="-1.02464752757052">
            <text:p>-1,02</text:p>
          </table:table-cell>
          <table:table-cell table:number-columns-repeated="1020"/>
        </table:table-row>
        <table:table-row table:style-name="ro2">
          <table:table-cell table:formula="of:=[.A162]+[.$J$2]" office:value-type="float" office:value="16100">
            <text:p>16100</text:p>
          </table:table-cell>
          <table:table-cell table:formula="of:=[.$G$2]*SIN(-2*3.14159*[.$A163]*[.$G$3])" office:value-type="float" office:value="-0.102869351336575">
            <text:p>-0,10</text:p>
          </table:table-cell>
          <table:table-cell table:formula="of:=[.$G$4]*SIN(-2*3.14159*[.$A163]*[.$G$11])" office:value-type="float" office:value="-0.856079183301608">
            <text:p>-0,86</text:p>
          </table:table-cell>
          <table:table-cell table:formula="of:=[.B163]+[.C163]" office:value-type="float" office:value="-0.958948534638183">
            <text:p>-0,96</text:p>
          </table:table-cell>
          <table:table-cell table:number-columns-repeated="1020"/>
        </table:table-row>
        <table:table-row table:style-name="ro2">
          <table:table-cell table:formula="of:=[.A163]+[.$J$2]" office:value-type="float" office:value="16200">
            <text:p>16200</text:p>
          </table:table-cell>
          <table:table-cell table:formula="of:=[.$G$2]*SIN(-2*3.14159*[.$A164]*[.$G$3])" office:value-type="float" office:value="0.130094461464531">
            <text:p>0,13</text:p>
          </table:table-cell>
          <table:table-cell table:formula="of:=[.$G$4]*SIN(-2*3.14159*[.$A164]*[.$G$11])" office:value-type="float" office:value="-0.960191529957081">
            <text:p>-0,96</text:p>
          </table:table-cell>
          <table:table-cell table:formula="of:=[.B164]+[.C164]" office:value-type="float" office:value="-0.83009706849255">
            <text:p>-0,83</text:p>
          </table:table-cell>
          <table:table-cell table:number-columns-repeated="1020"/>
        </table:table-row>
        <table:table-row table:style-name="ro2">
          <table:table-cell table:formula="of:=[.A164]+[.$J$2]" office:value-type="float" office:value="16300">
            <text:p>16300</text:p>
          </table:table-cell>
          <table:table-cell table:formula="of:=[.$G$2]*SIN(-2*3.14159*[.$A165]*[.$G$3])" office:value-type="float" office:value="0.355996443118916">
            <text:p>0,36</text:p>
          </table:table-cell>
          <table:table-cell table:formula="of:=[.$G$4]*SIN(-2*3.14159*[.$A165]*[.$G$11])" office:value-type="float" office:value="-0.999734188312058">
            <text:p>-1,00</text:p>
          </table:table-cell>
          <table:table-cell table:formula="of:=[.B165]+[.C165]" office:value-type="float" office:value="-0.643737745193142">
            <text:p>-0,64</text:p>
          </table:table-cell>
          <table:table-cell table:number-columns-repeated="1020"/>
        </table:table-row>
        <table:table-row table:style-name="ro2">
          <table:table-cell table:formula="of:=[.A165]+[.$J$2]" office:value-type="float" office:value="16400">
            <text:p>16400</text:p>
          </table:table-cell>
          <table:table-cell table:formula="of:=[.$G$2]*SIN(-2*3.14159*[.$A166]*[.$G$3])" office:value-type="float" office:value="0.562574106567601">
            <text:p>0,56</text:p>
          </table:table-cell>
          <table:table-cell table:formula="of:=[.$G$4]*SIN(-2*3.14159*[.$A166]*[.$G$11])" office:value-type="float" office:value="-0.972048042039571">
            <text:p>-0,97</text:p>
          </table:table-cell>
          <table:table-cell table:formula="of:=[.B166]+[.C166]" office:value-type="float" office:value="-0.40947393547197">
            <text:p>-0,41</text:p>
          </table:table-cell>
          <table:table-cell table:number-columns-repeated="1020"/>
        </table:table-row>
        <table:table-row table:style-name="ro2">
          <table:table-cell table:formula="of:=[.A166]+[.$J$2]" office:value-type="float" office:value="16500">
            <text:p>16500</text:p>
          </table:table-cell>
          <table:table-cell table:formula="of:=[.$G$2]*SIN(-2*3.14159*[.$A167]*[.$G$3])" office:value-type="float" office:value="0.738613938889917">
            <text:p>0,74</text:p>
          </table:table-cell>
          <table:table-cell table:formula="of:=[.$G$4]*SIN(-2*3.14159*[.$A167]*[.$G$11])" office:value-type="float" office:value="-0.878994888994167">
            <text:p>-0,88</text:p>
          </table:table-cell>
          <table:table-cell table:formula="of:=[.B167]+[.C167]" office:value-type="float" office:value="-0.14038095010425">
            <text:p>-0,14</text:p>
          </table:table-cell>
          <table:table-cell table:number-columns-repeated="1020"/>
        </table:table-row>
        <table:table-row table:style-name="ro2">
          <table:table-cell table:formula="of:=[.A167]+[.$J$2]" office:value-type="float" office:value="16600">
            <text:p>16600</text:p>
          </table:table-cell>
          <table:table-cell table:formula="of:=[.$G$2]*SIN(-2*3.14159*[.$A168]*[.$G$3])" office:value-type="float" office:value="0.87456007574137">
            <text:p>0,87</text:p>
          </table:table-cell>
          <table:table-cell table:formula="of:=[.$G$4]*SIN(-2*3.14159*[.$A168]*[.$G$11])" office:value-type="float" office:value="-0.726832250044611">
            <text:p>-0,73</text:p>
          </table:table-cell>
          <table:table-cell table:formula="of:=[.B168]+[.C168]" office:value-type="float" office:value="0.147727825696759">
            <text:p>0,15</text:p>
          </table:table-cell>
          <table:table-cell table:number-columns-repeated="1020"/>
        </table:table-row>
        <table:table-row table:style-name="ro2">
          <table:table-cell table:formula="of:=[.A168]+[.$J$2]" office:value-type="float" office:value="16700">
            <text:p>16700</text:p>
          </table:table-cell>
          <table:table-cell table:formula="of:=[.$G$2]*SIN(-2*3.14159*[.$A169]*[.$G$3])" office:value-type="float" office:value="0.963033049530963">
            <text:p>0,96</text:p>
          </table:table-cell>
          <table:table-cell table:formula="of:=[.$G$4]*SIN(-2*3.14159*[.$A169]*[.$G$11])" office:value-type="float" office:value="-0.525792555667262">
            <text:p>-0,53</text:p>
          </table:table-cell>
          <table:table-cell table:formula="of:=[.B169]+[.C169]" office:value-type="float" office:value="0.437240493863702">
            <text:p>0,44</text:p>
          </table:table-cell>
          <table:table-cell table:number-columns-repeated="1020"/>
        </table:table-row>
        <table:table-row table:style-name="ro2">
          <table:table-cell table:formula="of:=[.A169]+[.$J$2]" office:value-type="float" office:value="16800">
            <text:p>16800</text:p>
          </table:table-cell>
          <table:table-cell table:formula="of:=[.$G$2]*SIN(-2*3.14159*[.$A170]*[.$G$3])" office:value-type="float" office:value="0.999230340651658">
            <text:p>1,00</text:p>
          </table:table-cell>
          <table:table-cell table:formula="of:=[.$G$4]*SIN(-2*3.14159*[.$A170]*[.$G$11])" office:value-type="float" office:value="-0.289395057772948">
            <text:p>-0,29</text:p>
          </table:table-cell>
          <table:table-cell table:formula="of:=[.B170]+[.C170]" office:value-type="float" office:value="0.70983528287871">
            <text:p>0,71</text:p>
          </table:table-cell>
          <table:table-cell table:number-columns-repeated="1020"/>
        </table:table-row>
        <table:table-row table:style-name="ro2">
          <table:table-cell table:formula="of:=[.A170]+[.$J$2]" office:value-type="float" office:value="16900">
            <text:p>16900</text:p>
          </table:table-cell>
          <table:table-cell table:formula="of:=[.$G$2]*SIN(-2*3.14159*[.$A171]*[.$G$3])" office:value-type="float" office:value="0.981187074180157">
            <text:p>0,98</text:p>
          </table:table-cell>
          <table:table-cell table:formula="of:=[.$G$4]*SIN(-2*3.14159*[.$A171]*[.$G$11])" office:value-type="float" office:value="-0.0335367031562902">
            <text:p>-0,03</text:p>
          </table:table-cell>
          <table:table-cell table:formula="of:=[.B171]+[.C171]" office:value-type="float" office:value="0.947650371023867">
            <text:p>0,95</text:p>
          </table:table-cell>
          <table:table-cell table:number-columns-repeated="1020"/>
        </table:table-row>
        <table:table-row table:style-name="ro2">
          <table:table-cell table:formula="of:=[.A171]+[.$J$2]" office:value-type="float" office:value="17000">
            <text:p>17000</text:p>
          </table:table-cell>
          <table:table-cell table:formula="of:=[.$G$2]*SIN(-2*3.14159*[.$A172]*[.$G$3])" office:value-type="float" office:value="0.909882681898795">
            <text:p>0,91</text:p>
          </table:table-cell>
          <table:table-cell table:formula="of:=[.$G$4]*SIN(-2*3.14159*[.$A172]*[.$G$11])" office:value-type="float" office:value="0.224576883391718">
            <text:p>0,22</text:p>
          </table:table-cell>
          <table:table-cell table:formula="of:=[.B172]+[.C172]" office:value-type="float" office:value="1.13445956529051">
            <text:p>1,13</text:p>
          </table:table-cell>
          <table:table-cell table:number-columns-repeated="1020"/>
        </table:table-row>
        <table:table-row table:style-name="ro2">
          <table:table-cell table:formula="of:=[.A172]+[.$J$2]" office:value-type="float" office:value="17100">
            <text:p>17100</text:p>
          </table:table-cell>
          <table:table-cell table:formula="of:=[.$G$2]*SIN(-2*3.14159*[.$A173]*[.$G$3])" office:value-type="float" office:value="0.789187733012928">
            <text:p>0,79</text:p>
          </table:table-cell>
          <table:table-cell table:formula="of:=[.$G$4]*SIN(-2*3.14159*[.$A173]*[.$G$11])" office:value-type="float" office:value="0.467588420221013">
            <text:p>0,47</text:p>
          </table:table-cell>
          <table:table-cell table:formula="of:=[.B173]+[.C173]" office:value-type="float" office:value="1.25677615323394">
            <text:p>1,26</text:p>
          </table:table-cell>
          <table:table-cell table:number-columns-repeated="1020"/>
        </table:table-row>
        <table:table-row table:style-name="ro2">
          <table:table-cell table:formula="of:=[.A173]+[.$J$2]" office:value-type="float" office:value="17200">
            <text:p>17200</text:p>
          </table:table-cell>
          <table:table-cell table:formula="of:=[.$G$2]*SIN(-2*3.14159*[.$A174]*[.$G$3])" office:value-type="float" office:value="0.625653825365876">
            <text:p>0,63</text:p>
          </table:table-cell>
          <table:table-cell table:formula="of:=[.$G$4]*SIN(-2*3.14159*[.$A174]*[.$G$11])" office:value-type="float" office:value="0.679156188379979">
            <text:p>0,68</text:p>
          </table:table-cell>
          <table:table-cell table:formula="of:=[.B174]+[.C174]" office:value-type="float" office:value="1.30481001374586">
            <text:p>1,30</text:p>
          </table:table-cell>
          <table:table-cell table:number-columns-repeated="1020"/>
        </table:table-row>
        <table:table-row table:style-name="ro2">
          <table:table-cell table:formula="of:=[.A174]+[.$J$2]" office:value-type="float" office:value="17300">
            <text:p>17300</text:p>
          </table:table-cell>
          <table:table-cell table:formula="of:=[.$G$2]*SIN(-2*3.14159*[.$A175]*[.$G$3])" office:value-type="float" office:value="0.428157971714269">
            <text:p>0,43</text:p>
          </table:table-cell>
          <table:table-cell table:formula="of:=[.$G$4]*SIN(-2*3.14159*[.$A175]*[.$G$11])" office:value-type="float" office:value="0.845052957953591">
            <text:p>0,85</text:p>
          </table:table-cell>
          <table:table-cell table:formula="of:=[.B175]+[.C175]" office:value-type="float" office:value="1.27321092966786">
            <text:p>1,27</text:p>
          </table:table-cell>
          <table:table-cell table:number-columns-repeated="1020"/>
        </table:table-row>
        <table:table-row table:style-name="ro2">
          <table:table-cell table:formula="of:=[.A175]+[.$J$2]" office:value-type="float" office:value="17400">
            <text:p>17400</text:p>
          </table:table-cell>
          <table:table-cell table:formula="of:=[.$G$2]*SIN(-2*3.14159*[.$A176]*[.$G$3])" office:value-type="float" office:value="0.207420703583278">
            <text:p>0,21</text:p>
          </table:table-cell>
          <table:table-cell table:formula="of:=[.$G$4]*SIN(-2*3.14159*[.$A176]*[.$G$11])" office:value-type="float" office:value="0.954122722034831">
            <text:p>0,95</text:p>
          </table:table-cell>
          <table:table-cell table:formula="of:=[.B176]+[.C176]" office:value-type="float" office:value="1.16154342561811">
            <text:p>1,16</text:p>
          </table:table-cell>
          <table:table-cell table:number-columns-repeated="1020"/>
        </table:table-row>
        <table:table-row table:style-name="ro2">
          <table:table-cell table:formula="of:=[.A176]+[.$J$2]" office:value-type="float" office:value="17500">
            <text:p>17500</text:p>
          </table:table-cell>
          <table:table-cell table:formula="of:=[.$G$2]*SIN(-2*3.14159*[.$A177]*[.$G$3])" office:value-type="float" office:value="-0.0245758446780888">
            <text:p>-0,02</text:p>
          </table:table-cell>
          <table:table-cell table:formula="of:=[.$G$4]*SIN(-2*3.14159*[.$A177]*[.$G$11])" office:value-type="float" office:value="0.999030901146566">
            <text:p>1,00</text:p>
          </table:table-cell>
          <table:table-cell table:formula="of:=[.B177]+[.C177]" office:value-type="float" office:value="0.974455056468477">
            <text:p>0,97</text:p>
          </table:table-cell>
          <table:table-cell table:number-columns-repeated="1020"/>
        </table:table-row>
        <table:table-row table:style-name="ro2">
          <table:table-cell table:formula="of:=[.A177]+[.$J$2]" office:value-type="float" office:value="17600">
            <text:p>17600</text:p>
          </table:table-cell>
          <table:table-cell table:formula="of:=[.$G$2]*SIN(-2*3.14159*[.$A178]*[.$G$3])" office:value-type="float" office:value="-0.25523836590805">
            <text:p>-0,26</text:p>
          </table:table-cell>
          <table:table-cell table:formula="of:=[.$G$4]*SIN(-2*3.14159*[.$A178]*[.$G$11])" office:value-type="float" office:value="0.976757569357508">
            <text:p>0,98</text:p>
          </table:table-cell>
          <table:table-cell table:formula="of:=[.B178]+[.C178]" office:value-type="float" office:value="0.721519203449458">
            <text:p>0,72</text:p>
          </table:table-cell>
          <table:table-cell table:number-columns-repeated="1020"/>
        </table:table-row>
        <table:table-row table:style-name="ro2">
          <table:table-cell table:formula="of:=[.A178]+[.$J$2]" office:value-type="float" office:value="17700">
            <text:p>17700</text:p>
          </table:table-cell>
          <table:table-cell table:formula="of:=[.$G$2]*SIN(-2*3.14159*[.$A179]*[.$G$3])" office:value-type="float" office:value="-0.472045945191186">
            <text:p>-0,47</text:p>
          </table:table-cell>
          <table:table-cell table:formula="of:=[.$G$4]*SIN(-2*3.14159*[.$A179]*[.$G$11])" office:value-type="float" office:value="0.888800530859118">
            <text:p>0,89</text:p>
          </table:table-cell>
          <table:table-cell table:formula="of:=[.B179]+[.C179]" office:value-type="float" office:value="0.416754585667932">
            <text:p>0,42</text:p>
          </table:table-cell>
          <table:table-cell table:number-columns-repeated="1020"/>
        </table:table-row>
        <table:table-row table:style-name="ro2">
          <table:table-cell table:formula="of:=[.A179]+[.$J$2]" office:value-type="float" office:value="17800">
            <text:p>17800</text:p>
          </table:table-cell>
          <table:table-cell table:formula="of:=[.$G$2]*SIN(-2*3.14159*[.$A180]*[.$G$3])" office:value-type="float" office:value="-0.663229768313542">
            <text:p>-0,66</text:p>
          </table:table-cell>
          <table:table-cell table:formula="of:=[.$G$4]*SIN(-2*3.14159*[.$A180]*[.$G$11])" office:value-type="float" office:value="0.741074609447746">
            <text:p>0,74</text:p>
          </table:table-cell>
          <table:table-cell table:formula="of:=[.B180]+[.C180]" office:value-type="float" office:value="0.0778448411342045">
            <text:p>0,08</text:p>
          </table:table-cell>
          <table:table-cell table:number-columns-repeated="1020"/>
        </table:table-row>
        <table:table-row table:style-name="ro2">
          <table:table-cell table:formula="of:=[.A180]+[.$J$2]" office:value-type="float" office:value="17900">
            <text:p>17900</text:p>
          </table:table-cell>
          <table:table-cell table:formula="of:=[.$G$2]*SIN(-2*3.14159*[.$A181]*[.$G$3])" office:value-type="float" office:value="-0.818411930930257">
            <text:p>-0,82</text:p>
          </table:table-cell>
          <table:table-cell table:formula="of:=[.$G$4]*SIN(-2*3.14159*[.$A181]*[.$G$11])" office:value-type="float" office:value="0.543513881229323">
            <text:p>0,54</text:p>
          </table:table-cell>
          <table:table-cell table:formula="of:=[.B181]+[.C181]" office:value-type="float" office:value="-0.274898049700934">
            <text:p>-0,27</text:p>
          </table:table-cell>
          <table:table-cell table:number-columns-repeated="1020"/>
        </table:table-row>
        <table:table-row table:style-name="ro2">
          <table:table-cell table:formula="of:=[.A181]+[.$J$2]" office:value-type="float" office:value="18000">
            <text:p>18000</text:p>
          </table:table-cell>
          <table:table-cell table:formula="of:=[.$G$2]*SIN(-2*3.14159*[.$A182]*[.$G$3])" office:value-type="float" office:value="-0.929168785648919">
            <text:p>-0,93</text:p>
          </table:table-cell>
          <table:table-cell table:formula="of:=[.$G$4]*SIN(-2*3.14159*[.$A182]*[.$G$11])" office:value-type="float" office:value="0.309403649192115">
            <text:p>0,31</text:p>
          </table:table-cell>
          <table:table-cell table:formula="of:=[.B182]+[.C182]" office:value-type="float" office:value="-0.619765136456804">
            <text:p>-0,62</text:p>
          </table:table-cell>
          <table:table-cell table:number-columns-repeated="1020"/>
        </table:table-row>
        <table:table-row table:style-name="ro2">
          <table:table-cell table:formula="of:=[.A182]+[.$J$2]" office:value-type="float" office:value="18100">
            <text:p>18100</text:p>
          </table:table-cell>
          <table:table-cell table:formula="of:=[.$G$2]*SIN(-2*3.14159*[.$A183]*[.$G$3])" office:value-type="float" office:value="-0.989488184735962">
            <text:p>-0,99</text:p>
          </table:table-cell>
          <table:table-cell table:formula="of:=[.$G$4]*SIN(-2*3.14159*[.$A183]*[.$G$11])" office:value-type="float" office:value="0.0544870490965332">
            <text:p>0,05</text:p>
          </table:table-cell>
          <table:table-cell table:formula="of:=[.B183]+[.C183]" office:value-type="float" office:value="-0.935001135639429">
            <text:p>-0,94</text:p>
          </table:table-cell>
          <table:table-cell table:number-columns-repeated="1020"/>
        </table:table-row>
        <table:table-row table:style-name="ro2">
          <table:table-cell table:formula="of:=[.A183]+[.$J$2]" office:value-type="float" office:value="18200">
            <text:p>18200</text:p>
          </table:table-cell>
          <table:table-cell table:formula="of:=[.$G$2]*SIN(-2*3.14159*[.$A184]*[.$G$3])" office:value-type="float" office:value="-0.99609585464084">
            <text:p>-1,00</text:p>
          </table:table-cell>
          <table:table-cell table:formula="of:=[.$G$4]*SIN(-2*3.14159*[.$A184]*[.$G$11])" office:value-type="float" office:value="-0.204093624130951">
            <text:p>-0,20</text:p>
          </table:table-cell>
          <table:table-cell table:formula="of:=[.B184]+[.C184]" office:value-type="float" office:value="-1.20018947877179">
            <text:p>-1,20</text:p>
          </table:table-cell>
          <table:table-cell table:number-columns-repeated="1020"/>
        </table:table-row>
        <table:table-row table:style-name="ro2">
          <table:table-cell table:formula="of:=[.A184]+[.$J$2]" office:value-type="float" office:value="18300">
            <text:p>18300</text:p>
          </table:table-cell>
          <table:table-cell table:formula="of:=[.$G$2]*SIN(-2*3.14159*[.$A185]*[.$G$3])" office:value-type="float" office:value="-0.948633113254606">
            <text:p>-0,95</text:p>
          </table:table-cell>
          <table:table-cell table:formula="of:=[.$G$4]*SIN(-2*3.14159*[.$A185]*[.$G$11])" office:value-type="float" office:value="-0.448949678812001">
            <text:p>-0,45</text:p>
          </table:table-cell>
          <table:table-cell table:formula="of:=[.B185]+[.C185]" office:value-type="float" office:value="-1.39758279206661">
            <text:p>-1,40</text:p>
          </table:table-cell>
          <table:table-cell table:number-columns-repeated="1020"/>
        </table:table-row>
        <table:table-row table:style-name="ro2">
          <table:table-cell table:formula="of:=[.A185]+[.$J$2]" office:value-type="float" office:value="18400">
            <text:p>18400</text:p>
          </table:table-cell>
          <table:table-cell table:formula="of:=[.$G$2]*SIN(-2*3.14159*[.$A186]*[.$G$3])" office:value-type="float" office:value="-0.849676355951725">
            <text:p>-0,85</text:p>
          </table:table-cell>
          <table:table-cell table:formula="of:=[.$G$4]*SIN(-2*3.14159*[.$A186]*[.$G$11])" office:value-type="float" office:value="-0.663615352720461">
            <text:p>-0,66</text:p>
          </table:table-cell>
          <table:table-cell table:formula="of:=[.B186]+[.C186]" office:value-type="float" office:value="-1.51329170867219">
            <text:p>-1,51</text:p>
          </table:table-cell>
          <table:table-cell table:number-columns-repeated="1020"/>
        </table:table-row>
        <table:table-row table:style-name="ro2">
          <table:table-cell table:formula="of:=[.A186]+[.$J$2]" office:value-type="float" office:value="18500">
            <text:p>18500</text:p>
          </table:table-cell>
          <table:table-cell table:formula="of:=[.$G$2]*SIN(-2*3.14159*[.$A187]*[.$G$3])" office:value-type="float" office:value="-0.704597179644954">
            <text:p>-0,70</text:p>
          </table:table-cell>
          <table:table-cell table:formula="of:=[.$G$4]*SIN(-2*3.14159*[.$A187]*[.$G$11])" office:value-type="float" office:value="-0.8336551042971">
            <text:p>-0,83</text:p>
          </table:table-cell>
          <table:table-cell table:formula="of:=[.B187]+[.C187]" office:value-type="float" office:value="-1.53825228394205">
            <text:p>-1,54</text:p>
          </table:table-cell>
          <table:table-cell table:number-columns-repeated="1020"/>
        </table:table-row>
        <table:table-row table:style-name="ro2">
          <table:table-cell table:formula="of:=[.A187]+[.$J$2]" office:value-type="float" office:value="18600">
            <text:p>18600</text:p>
          </table:table-cell>
          <table:table-cell table:formula="of:=[.$G$2]*SIN(-2*3.14159*[.$A188]*[.$G$3])" office:value-type="float" office:value="-0.521270816791808">
            <text:p>-0,52</text:p>
          </table:table-cell>
          <table:table-cell table:formula="of:=[.$G$4]*SIN(-2*3.14159*[.$A188]*[.$G$11])" office:value-type="float" office:value="-0.947634318194115">
            <text:p>-0,95</text:p>
          </table:table-cell>
          <table:table-cell table:formula="of:=[.B188]+[.C188]" office:value-type="float" office:value="-1.46890513498592">
            <text:p>-1,47</text:p>
          </table:table-cell>
          <table:table-cell table:number-columns-repeated="1020"/>
        </table:table-row>
        <table:table-row table:style-name="ro2">
          <table:table-cell table:formula="of:=[.A188]+[.$J$2]" office:value-type="float" office:value="18700">
            <text:p>18700</text:p>
          </table:table-cell>
          <table:table-cell table:formula="of:=[.$G$2]*SIN(-2*3.14159*[.$A189]*[.$G$3])" office:value-type="float" office:value="-0.309648662091337">
            <text:p>-0,31</text:p>
          </table:table-cell>
          <table:table-cell table:formula="of:=[.$G$4]*SIN(-2*3.14159*[.$A189]*[.$G$11])" office:value-type="float" office:value="-0.997888270735692">
            <text:p>-1,00</text:p>
          </table:table-cell>
          <table:table-cell table:formula="of:=[.B189]+[.C189]" office:value-type="float" office:value="-1.30753693282703">
            <text:p>-1,31</text:p>
          </table:table-cell>
          <table:table-cell table:number-columns-repeated="1020"/>
        </table:table-row>
        <table:table-row table:style-name="ro2">
          <table:table-cell table:formula="of:=[.A189]+[.$J$2]" office:value-type="float" office:value="18800">
            <text:p>18800</text:p>
          </table:table-cell>
          <table:table-cell table:formula="of:=[.$G$2]*SIN(-2*3.14159*[.$A190]*[.$G$3])" office:value-type="float" office:value="-0.0812180549642141">
            <text:p>-0,08</text:p>
          </table:table-cell>
          <table:table-cell table:formula="of:=[.$G$4]*SIN(-2*3.14159*[.$A190]*[.$G$11])" office:value-type="float" office:value="-0.981037549033542">
            <text:p>-0,98</text:p>
          </table:table-cell>
          <table:table-cell table:formula="of:=[.B190]+[.C190]" office:value-type="float" office:value="-1.06225560399776">
            <text:p>-1,06</text:p>
          </table:table-cell>
          <table:table-cell table:number-columns-repeated="1020"/>
        </table:table-row>
        <table:table-row table:style-name="ro2">
          <table:table-cell table:formula="of:=[.A190]+[.$J$2]" office:value-type="float" office:value="18900">
            <text:p>18900</text:p>
          </table:table-cell>
          <table:table-cell table:formula="of:=[.$G$2]*SIN(-2*3.14159*[.$A191]*[.$G$3])" office:value-type="float" office:value="0.151621257835432">
            <text:p>0,15</text:p>
          </table:table-cell>
          <table:table-cell table:formula="of:=[.$G$4]*SIN(-2*3.14159*[.$A191]*[.$G$11])" office:value-type="float" office:value="-0.898215309130786">
            <text:p>-0,90</text:p>
          </table:table-cell>
          <table:table-cell table:formula="of:=[.B191]+[.C191]" office:value-type="float" office:value="-0.746594051295353">
            <text:p>-0,75</text:p>
          </table:table-cell>
          <table:table-cell table:number-columns-repeated="1020"/>
        </table:table-row>
        <table:table-row table:style-name="ro2">
          <table:table-cell table:formula="of:=[.A191]+[.$J$2]" office:value-type="float" office:value="19000">
            <text:p>19000</text:p>
          </table:table-cell>
          <table:table-cell table:formula="of:=[.$G$2]*SIN(-2*3.14159*[.$A192]*[.$G$3])" office:value-type="float" office:value="0.376230221618132">
            <text:p>0,38</text:p>
          </table:table-cell>
          <table:table-cell table:formula="of:=[.$G$4]*SIN(-2*3.14159*[.$A192]*[.$G$11])" office:value-type="float" office:value="-0.754991072140279">
            <text:p>-0,75</text:p>
          </table:table-cell>
          <table:table-cell table:formula="of:=[.B192]+[.C192]" office:value-type="float" office:value="-0.378760850522147">
            <text:p>-0,38</text:p>
          </table:table-cell>
          <table:table-cell table:number-columns-repeated="1020"/>
        </table:table-row>
        <table:table-row table:style-name="ro2">
          <table:table-cell table:formula="of:=[.A192]+[.$J$2]" office:value-type="float" office:value="19100">
            <text:p>19100</text:p>
          </table:table-cell>
          <table:table-cell table:formula="of:=[.$G$2]*SIN(-2*3.14159*[.$A193]*[.$G$3])" office:value-type="float" office:value="0.580416523086657">
            <text:p>0,58</text:p>
          </table:table-cell>
          <table:table-cell table:formula="of:=[.$G$4]*SIN(-2*3.14159*[.$A193]*[.$G$11])" office:value-type="float" office:value="-0.560996192435137">
            <text:p>-0,56</text:p>
          </table:table-cell>
          <table:table-cell table:formula="of:=[.B193]+[.C193]" office:value-type="float" office:value="0.0194203306515208">
            <text:p>0,02</text:p>
          </table:table-cell>
          <table:table-cell table:number-columns-repeated="1020"/>
        </table:table-row>
        <table:table-row table:style-name="ro2">
          <table:table-cell table:formula="of:=[.A193]+[.$J$2]" office:value-type="float" office:value="19200">
            <text:p>19200</text:p>
          </table:table-cell>
          <table:table-cell table:formula="of:=[.$G$2]*SIN(-2*3.14159*[.$A194]*[.$G$3])" office:value-type="float" office:value="0.753096460374389">
            <text:p>0,75</text:p>
          </table:table-cell>
          <table:table-cell table:formula="of:=[.$G$4]*SIN(-2*3.14159*[.$A194]*[.$G$11])" office:value-type="float" office:value="-0.32927618153122">
            <text:p>-0,33</text:p>
          </table:table-cell>
          <table:table-cell table:formula="of:=[.B194]+[.C194]" office:value-type="float" office:value="0.423820278843169">
            <text:p>0,42</text:p>
          </table:table-cell>
          <table:table-cell table:number-columns-repeated="1020"/>
        </table:table-row>
        <table:table-row table:style-name="ro2">
          <table:table-cell table:formula="of:=[.A194]+[.$J$2]" office:value-type="float" office:value="19300">
            <text:p>19300</text:p>
          </table:table-cell>
          <table:table-cell table:formula="of:=[.$G$2]*SIN(-2*3.14159*[.$A195]*[.$G$3])" office:value-type="float" office:value="0.884896566737649">
            <text:p>0,88</text:p>
          </table:table-cell>
          <table:table-cell table:formula="of:=[.$G$4]*SIN(-2*3.14159*[.$A195]*[.$G$11])" office:value-type="float" office:value="-0.0754134407542601">
            <text:p>-0,08</text:p>
          </table:table-cell>
          <table:table-cell table:formula="of:=[.B195]+[.C195]" office:value-type="float" office:value="0.809483125983389">
            <text:p>0,81</text:p>
          </table:table-cell>
          <table:table-cell table:number-columns-repeated="1020"/>
        </table:table-row>
        <table:table-row table:style-name="ro2">
          <table:table-cell table:formula="of:=[.A195]+[.$J$2]" office:value-type="float" office:value="19400">
            <text:p>19400</text:p>
          </table:table-cell>
          <table:table-cell table:formula="of:=[.$G$2]*SIN(-2*3.14159*[.$A196]*[.$G$3])" office:value-type="float" office:value="0.968662416269629">
            <text:p>0,97</text:p>
          </table:table-cell>
          <table:table-cell table:formula="of:=[.$G$4]*SIN(-2*3.14159*[.$A196]*[.$G$11])" office:value-type="float" office:value="0.183520603509192">
            <text:p>0,18</text:p>
          </table:table-cell>
          <table:table-cell table:formula="of:=[.B196]+[.C196]" office:value-type="float" office:value="1.15218301977882">
            <text:p>1,15</text:p>
          </table:table-cell>
          <table:table-cell table:number-columns-repeated="1020"/>
        </table:table-row>
        <table:table-row table:style-name="ro2">
          <table:table-cell table:formula="of:=[.A196]+[.$J$2]" office:value-type="float" office:value="19500">
            <text:p>19500</text:p>
          </table:table-cell>
          <table:table-cell table:formula="of:=[.$G$2]*SIN(-2*3.14159*[.$A197]*[.$G$3])" office:value-type="float" office:value="0.999847007961223">
            <text:p>1,00</text:p>
          </table:table-cell>
          <table:table-cell table:formula="of:=[.$G$4]*SIN(-2*3.14159*[.$A197]*[.$G$11])" office:value-type="float" office:value="0.430113496551974">
            <text:p>0,43</text:p>
          </table:table-cell>
          <table:table-cell table:formula="of:=[.B197]+[.C197]" office:value-type="float" office:value="1.4299605045132">
            <text:p>1,43</text:p>
          </table:table-cell>
          <table:table-cell table:number-columns-repeated="1020"/>
        </table:table-row>
        <table:table-row table:style-name="ro2">
          <table:table-cell table:formula="of:=[.A197]+[.$J$2]" office:value-type="float" office:value="19600">
            <text:p>19600</text:p>
          </table:table-cell>
          <table:table-cell table:formula="of:=[.$G$2]*SIN(-2*3.14159*[.$A198]*[.$G$3])" office:value-type="float" office:value="0.976757569357508">
            <text:p>0,98</text:p>
          </table:table-cell>
          <table:table-cell table:formula="of:=[.$G$4]*SIN(-2*3.14159*[.$A198]*[.$G$11])" office:value-type="float" office:value="0.647782685108717">
            <text:p>0,65</text:p>
          </table:table-cell>
          <table:table-cell table:formula="of:=[.B198]+[.C198]" office:value-type="float" office:value="1.62454025446623">
            <text:p>1,62</text:p>
          </table:table-cell>
          <table:table-cell table:number-columns-repeated="1020"/>
        </table:table-row>
        <table:table-row table:style-name="ro2">
          <table:table-cell table:formula="of:=[.A198]+[.$J$2]" office:value-type="float" office:value="19700">
            <text:p>19700</text:p>
          </table:table-cell>
          <table:table-cell table:formula="of:=[.$G$2]*SIN(-2*3.14159*[.$A199]*[.$G$3])" office:value-type="float" office:value="0.900647445863474">
            <text:p>0,90</text:p>
          </table:table-cell>
          <table:table-cell table:formula="of:=[.$G$4]*SIN(-2*3.14159*[.$A199]*[.$G$11])" office:value-type="float" office:value="0.821890639001917">
            <text:p>0,82</text:p>
          </table:table-cell>
          <table:table-cell table:formula="of:=[.B199]+[.C199]" office:value-type="float" office:value="1.72253808486539">
            <text:p>1,72</text:p>
          </table:table-cell>
          <table:table-cell table:number-columns-repeated="1020"/>
        </table:table-row>
        <table:table-row table:style-name="ro2">
          <table:table-cell table:formula="of:=[.A199]+[.$J$2]" office:value-type="float" office:value="19800">
            <text:p>19800</text:p>
          </table:table-cell>
          <table:table-cell table:formula="of:=[.$G$2]*SIN(-2*3.14159*[.$A200]*[.$G$3])" office:value-type="float" office:value="0.775648077538776">
            <text:p>0,78</text:p>
          </table:table-cell>
          <table:table-cell table:formula="of:=[.$G$4]*SIN(-2*3.14159*[.$A200]*[.$G$11])" office:value-type="float" office:value="0.940729176443639">
            <text:p>0,94</text:p>
          </table:table-cell>
          <table:table-cell table:formula="of:=[.B200]+[.C200]" office:value-type="float" office:value="1.71637725398241">
            <text:p>1,72</text:p>
          </table:table-cell>
          <table:table-cell table:number-columns-repeated="1020"/>
        </table:table-row>
        <table:table-row table:style-name="ro2">
          <table:table-cell table:formula="of:=[.A200]+[.$J$2]" office:value-type="float" office:value="19900">
            <text:p>19900</text:p>
          </table:table-cell>
          <table:table-cell table:formula="of:=[.$G$2]*SIN(-2*3.14159*[.$A201]*[.$G$3])" office:value-type="float" office:value="0.608544720380147">
            <text:p>0,61</text:p>
          </table:table-cell>
          <table:table-cell table:formula="of:=[.$G$4]*SIN(-2*3.14159*[.$A201]*[.$G$11])" office:value-type="float" office:value="0.996306800384678">
            <text:p>1,00</text:p>
          </table:table-cell>
          <table:table-cell table:formula="of:=[.B201]+[.C201]" office:value-type="float" office:value="1.60485152076483">
            <text:p>1,60</text:p>
          </table:table-cell>
          <table:table-cell table:number-columns-repeated="1020"/>
        </table:table-row>
        <table:table-row table:style-name="ro2">
          <table:table-cell table:formula="of:=[.A201]+[.$J$2]" office:value-type="float" office:value="20000">
            <text:p>20000</text:p>
          </table:table-cell>
          <table:table-cell table:formula="of:=[.$G$2]*SIN(-2*3.14159*[.$A202]*[.$G$3])" office:value-type="float" office:value="0.408408128009708">
            <text:p>0,41</text:p>
          </table:table-cell>
          <table:table-cell table:formula="of:=[.$G$4]*SIN(-2*3.14159*[.$A202]*[.$G$11])" office:value-type="float" office:value="0.984886098865541">
            <text:p>0,98</text:p>
          </table:table-cell>
          <table:table-cell table:formula="of:=[.B202]+[.C202]" office:value-type="float" office:value="1.39329422687525">
            <text:p>1,39</text:p>
          </table:table-cell>
          <table:table-cell table:number-columns-repeated="1020"/>
        </table:table-row>
        <table:table-row table:style-name="ro2">
          <table:table-cell table:formula="of:=[.A202]+[.$J$2]" office:value-type="float" office:value="20100">
            <text:p>20100</text:p>
          </table:table-cell>
          <table:table-cell table:formula="of:=[.$G$2]*SIN(-2*3.14159*[.$A203]*[.$G$3])" office:value-type="float" office:value="0.186102194705428">
            <text:p>0,19</text:p>
          </table:table-cell>
          <table:table-cell table:formula="of:=[.$G$4]*SIN(-2*3.14159*[.$A203]*[.$G$11])" office:value-type="float" office:value="0.907235076792596">
            <text:p>0,91</text:p>
          </table:table-cell>
          <table:table-cell table:formula="of:=[.B203]+[.C203]" office:value-type="float" office:value="1.09333727149802">
            <text:p>1,09</text:p>
          </table:table-cell>
          <table:table-cell table:number-columns-repeated="1020"/>
        </table:table-row>
        <table:table-row table:style-name="ro2">
          <table:table-cell table:formula="of:=[.A203]+[.$J$2]" office:value-type="float" office:value="20200">
            <text:p>20200</text:p>
          </table:table-cell>
          <table:table-cell table:formula="of:=[.$G$2]*SIN(-2*3.14159*[.$A204]*[.$G$3])" office:value-type="float" office:value="-0.0463058002873311">
            <text:p>-0,05</text:p>
          </table:table-cell>
          <table:table-cell table:formula="of:=[.$G$4]*SIN(-2*3.14159*[.$A204]*[.$G$11])" office:value-type="float" office:value="0.768575508206052">
            <text:p>0,77</text:p>
          </table:table-cell>
          <table:table-cell table:formula="of:=[.B204]+[.C204]" office:value-type="float" office:value="0.722269707918721">
            <text:p>0,72</text:p>
          </table:table-cell>
          <table:table-cell table:number-columns-repeated="1020"/>
        </table:table-row>
        <table:table-row table:style-name="ro2">
          <table:table-cell table:formula="of:=[.A204]+[.$J$2]" office:value-type="float" office:value="20300">
            <text:p>20300</text:p>
          </table:table-cell>
          <table:table-cell table:formula="of:=[.$G$2]*SIN(-2*3.14159*[.$A205]*[.$G$3])" office:value-type="float" office:value="-0.276200208313653">
            <text:p>-0,28</text:p>
          </table:table-cell>
          <table:table-cell table:formula="of:=[.$G$4]*SIN(-2*3.14159*[.$A205]*[.$G$11])" office:value-type="float" office:value="0.578231788685471">
            <text:p>0,58</text:p>
          </table:table-cell>
          <table:table-cell table:formula="of:=[.B205]+[.C205]" office:value-type="float" office:value="0.302031580371818">
            <text:p>0,30</text:p>
          </table:table-cell>
          <table:table-cell table:number-columns-repeated="1020"/>
        </table:table-row>
        <table:table-row table:style-name="ro2">
          <table:table-cell table:formula="of:=[.A205]+[.$J$2]" office:value-type="float" office:value="20400">
            <text:p>20400</text:p>
          </table:table-cell>
          <table:table-cell table:formula="of:=[.$G$2]*SIN(-2*3.14159*[.$A206]*[.$G$3])" office:value-type="float" office:value="-0.491101830578752">
            <text:p>-0,49</text:p>
          </table:table-cell>
          <table:table-cell table:formula="of:=[.$G$4]*SIN(-2*3.14159*[.$A206]*[.$G$11])" office:value-type="float" office:value="0.349003901347684">
            <text:p>0,35</text:p>
          </table:table-cell>
          <table:table-cell table:formula="of:=[.B206]+[.C206]" office:value-type="float" office:value="-0.142097929231067">
            <text:p>-0,14</text:p>
          </table:table-cell>
          <table:table-cell table:number-columns-repeated="1020"/>
        </table:table-row>
        <table:table-row table:style-name="ro2">
          <table:table-cell table:formula="of:=[.A206]+[.$J$2]" office:value-type="float" office:value="20500">
            <text:p>20500</text:p>
          </table:table-cell>
          <table:table-cell table:formula="of:=[.$G$2]*SIN(-2*3.14159*[.$A207]*[.$G$3])" office:value-type="float" office:value="-0.679345286099459">
            <text:p>-0,68</text:p>
          </table:table-cell>
          <table:table-cell table:formula="of:=[.$G$4]*SIN(-2*3.14159*[.$A207]*[.$G$11])" office:value-type="float" office:value="0.0963066678994437">
            <text:p>0,10</text:p>
          </table:table-cell>
          <table:table-cell table:formula="of:=[.B207]+[.C207]" office:value-type="float" office:value="-0.583038618200015">
            <text:p>-0,58</text:p>
          </table:table-cell>
          <table:table-cell table:number-columns-repeated="1020"/>
        </table:table-row>
        <table:table-row table:style-name="ro2">
          <table:table-cell table:formula="of:=[.A207]+[.$J$2]" office:value-type="float" office:value="20600">
            <text:p>20600</text:p>
          </table:table-cell>
          <table:table-cell table:formula="of:=[.$G$2]*SIN(-2*3.14159*[.$A208]*[.$G$3])" office:value-type="float" office:value="-0.830712299668616">
            <text:p>-0,83</text:p>
          </table:table-cell>
          <table:table-cell table:formula="of:=[.$G$4]*SIN(-2*3.14159*[.$A208]*[.$G$11])" office:value-type="float" office:value="-0.16286687616863">
            <text:p>-0,16</text:p>
          </table:table-cell>
          <table:table-cell table:formula="of:=[.B208]+[.C208]" office:value-type="float" office:value="-0.993579175837245">
            <text:p>-0,99</text:p>
          </table:table-cell>
          <table:table-cell table:number-columns-repeated="1020"/>
        </table:table-row>
        <table:table-row table:style-name="ro2">
          <table:table-cell table:formula="of:=[.A208]+[.$J$2]" office:value-type="float" office:value="20700">
            <text:p>20700</text:p>
          </table:table-cell>
          <table:table-cell table:formula="of:=[.$G$2]*SIN(-2*3.14159*[.$A209]*[.$G$3])" office:value-type="float" office:value="-0.936986312451328">
            <text:p>-0,94</text:p>
          </table:table-cell>
          <table:table-cell table:formula="of:=[.$G$4]*SIN(-2*3.14159*[.$A209]*[.$G$11])" office:value-type="float" office:value="-0.411088163600654">
            <text:p>-0,41</text:p>
          </table:table-cell>
          <table:table-cell table:formula="of:=[.B209]+[.C209]" office:value-type="float" office:value="-1.34807447605198">
            <text:p>-1,35</text:p>
          </table:table-cell>
          <table:table-cell table:number-columns-repeated="1020"/>
        </table:table-row>
        <table:table-row table:style-name="ro2">
          <table:table-cell table:formula="of:=[.A209]+[.$J$2]" office:value-type="float" office:value="20800">
            <text:p>20800</text:p>
          </table:table-cell>
          <table:table-cell table:formula="of:=[.$G$2]*SIN(-2*3.14159*[.$A210]*[.$G$3])" office:value-type="float" office:value="-0.992398516126777">
            <text:p>-0,99</text:p>
          </table:table-cell>
          <table:table-cell table:formula="of:=[.$G$4]*SIN(-2*3.14159*[.$A210]*[.$G$11])" office:value-type="float" office:value="-0.631665137015536">
            <text:p>-0,63</text:p>
          </table:table-cell>
          <table:table-cell table:formula="of:=[.B210]+[.C210]" office:value-type="float" office:value="-1.62406365314231">
            <text:p>-1,62</text:p>
          </table:table-cell>
          <table:table-cell table:number-columns-repeated="1020"/>
        </table:table-row>
        <table:table-row table:style-name="ro2">
          <table:table-cell table:formula="of:=[.A210]+[.$J$2]" office:value-type="float" office:value="20900">
            <text:p>20900</text:p>
          </table:table-cell>
          <table:table-cell table:formula="of:=[.$G$2]*SIN(-2*3.14159*[.$A211]*[.$G$3])" office:value-type="float" office:value="-0.993941011036368">
            <text:p>-0,99</text:p>
          </table:table-cell>
          <table:table-cell table:formula="of:=[.$G$4]*SIN(-2*3.14159*[.$A211]*[.$G$11])" office:value-type="float" office:value="-0.809764727359127">
            <text:p>-0,81</text:p>
          </table:table-cell>
          <table:table-cell table:formula="of:=[.B211]+[.C211]" office:value-type="float" office:value="-1.8037057383955">
            <text:p>-1,80</text:p>
          </table:table-cell>
          <table:table-cell table:number-columns-repeated="1020"/>
        </table:table-row>
        <table:table-row table:style-name="ro2">
          <table:table-cell table:formula="of:=[.A211]+[.$J$2]" office:value-type="float" office:value="21000">
            <text:p>21000</text:p>
          </table:table-cell>
          <table:table-cell table:formula="of:=[.$G$2]*SIN(-2*3.14159*[.$A212]*[.$G$3])" office:value-type="float" office:value="-0.941530066954591">
            <text:p>-0,94</text:p>
          </table:table-cell>
          <table:table-cell table:formula="of:=[.$G$4]*SIN(-2*3.14159*[.$A212]*[.$G$11])" office:value-type="float" office:value="-0.933410328546108">
            <text:p>-0,93</text:p>
          </table:table-cell>
          <table:table-cell table:formula="of:=[.B212]+[.C212]" office:value-type="float" office:value="-1.8749403955007">
            <text:p>-1,87</text:p>
          </table:table-cell>
          <table:table-cell table:number-columns-repeated="1020"/>
        </table:table-row>
        <table:table-row table:style-name="ro2">
          <table:table-cell table:formula="of:=[.A212]+[.$J$2]" office:value-type="float" office:value="21100">
            <text:p>21100</text:p>
          </table:table-cell>
          <table:table-cell table:formula="of:=[.$G$2]*SIN(-2*3.14159*[.$A213]*[.$G$3])" office:value-type="float" office:value="-0.838010668243486">
            <text:p>-0,84</text:p>
          </table:table-cell>
          <table:table-cell table:formula="of:=[.$G$4]*SIN(-2*3.14159*[.$A213]*[.$G$11])" office:value-type="float" office:value="-0.994287185247133">
            <text:p>-0,99</text:p>
          </table:table-cell>
          <table:table-cell table:formula="of:=[.B213]+[.C213]" office:value-type="float" office:value="-1.83229785349062">
            <text:p>-1,83</text:p>
          </table:table-cell>
          <table:table-cell table:number-columns-repeated="1020"/>
        </table:table-row>
        <table:table-row table:style-name="ro2">
          <table:table-cell table:formula="of:=[.A213]+[.$J$2]" office:value-type="float" office:value="21200">
            <text:p>21200</text:p>
          </table:table-cell>
          <table:table-cell table:formula="of:=[.$G$2]*SIN(-2*3.14159*[.$A214]*[.$G$3])" office:value-type="float" office:value="-0.689002096164898">
            <text:p>-0,69</text:p>
          </table:table-cell>
          <table:table-cell table:formula="of:=[.$G$4]*SIN(-2*3.14159*[.$A214]*[.$G$11])" office:value-type="float" office:value="-0.988301527517129">
            <text:p>-0,99</text:p>
          </table:table-cell>
          <table:table-cell table:formula="of:=[.B214]+[.C214]" office:value-type="float" office:value="-1.67730362368203">
            <text:p>-1,68</text:p>
          </table:table-cell>
          <table:table-cell table:number-columns-repeated="1020"/>
        </table:table-row>
        <table:table-row table:style-name="ro2">
          <table:table-cell table:formula="of:=[.A214]+[.$J$2]" office:value-type="float" office:value="21300">
            <text:p>21300</text:p>
          </table:table-cell>
          <table:table-cell table:formula="of:=[.$G$2]*SIN(-2*3.14159*[.$A215]*[.$G$3])" office:value-type="float" office:value="-0.502592881444955">
            <text:p>-0,50</text:p>
          </table:table-cell>
          <table:table-cell table:formula="of:=[.$G$4]*SIN(-2*3.14159*[.$A215]*[.$G$11])" office:value-type="float" office:value="-0.915855873636895">
            <text:p>-0,92</text:p>
          </table:table-cell>
          <table:table-cell table:formula="of:=[.B215]+[.C215]" office:value-type="float" office:value="-1.41844875508185">
            <text:p>-1,42</text:p>
          </table:table-cell>
          <table:table-cell table:number-columns-repeated="1020"/>
        </table:table-row>
        <table:table-row table:style-name="ro2">
          <table:table-cell table:formula="of:=[.A215]+[.$J$2]" office:value-type="float" office:value="21400">
            <text:p>21400</text:p>
          </table:table-cell>
          <table:table-cell table:formula="of:=[.$G$2]*SIN(-2*3.14159*[.$A216]*[.$G$3])" office:value-type="float" office:value="-0.288901744402556">
            <text:p>-0,29</text:p>
          </table:table-cell>
          <table:table-cell table:formula="of:=[.$G$4]*SIN(-2*3.14159*[.$A216]*[.$G$11])" office:value-type="float" office:value="-0.781821953279942">
            <text:p>-0,78</text:p>
          </table:table-cell>
          <table:table-cell table:formula="of:=[.B216]+[.C216]" office:value-type="float" office:value="-1.0707236976825">
            <text:p>-1,07</text:p>
          </table:table-cell>
          <table:table-cell table:number-columns-repeated="1020"/>
        </table:table-row>
        <table:table-row table:style-name="ro2">
          <table:table-cell table:formula="of:=[.A216]+[.$J$2]" office:value-type="float" office:value="21500">
            <text:p>21500</text:p>
          </table:table-cell>
          <table:table-cell table:formula="of:=[.$G$2]*SIN(-2*3.14159*[.$A217]*[.$G$3])" office:value-type="float" office:value="-0.0595283525121579">
            <text:p>-0,06</text:p>
          </table:table-cell>
          <table:table-cell table:formula="of:=[.$G$4]*SIN(-2*3.14159*[.$A217]*[.$G$11])" office:value-type="float" office:value="-0.595213102541482">
            <text:p>-0,60</text:p>
          </table:table-cell>
          <table:table-cell table:formula="of:=[.B217]+[.C217]" office:value-type="float" office:value="-0.65474145505364">
            <text:p>-0,65</text:p>
          </table:table-cell>
          <table:table-cell table:number-columns-repeated="1020"/>
        </table:table-row>
        <table:table-row table:style-name="ro2">
          <table:table-cell table:formula="of:=[.A217]+[.$J$2]" office:value-type="float" office:value="21600">
            <text:p>21600</text:p>
          </table:table-cell>
          <table:table-cell table:formula="of:=[.$G$2]*SIN(-2*3.14159*[.$A218]*[.$G$3])" office:value-type="float" office:value="0.1730763773549">
            <text:p>0,17</text:p>
          </table:table-cell>
          <table:table-cell table:formula="of:=[.$G$4]*SIN(-2*3.14159*[.$A218]*[.$G$11])" office:value-type="float" office:value="-0.368578147014079">
            <text:p>-0,37</text:p>
          </table:table-cell>
          <table:table-cell table:formula="of:=[.B218]+[.C218]" office:value-type="float" office:value="-0.195501769659179">
            <text:p>-0,20</text:p>
          </table:table-cell>
          <table:table-cell table:number-columns-repeated="1020"/>
        </table:table-row>
        <table:table-row table:style-name="ro2">
          <table:table-cell table:formula="of:=[.A218]+[.$J$2]" office:value-type="float" office:value="21700">
            <text:p>21700</text:p>
          </table:table-cell>
          <table:table-cell table:formula="of:=[.$G$2]*SIN(-2*3.14159*[.$A219]*[.$G$3])" office:value-type="float" office:value="0.396286117315336">
            <text:p>0,40</text:p>
          </table:table-cell>
          <table:table-cell table:formula="of:=[.$G$4]*SIN(-2*3.14159*[.$A219]*[.$G$11])" office:value-type="float" office:value="-0.117157534933909">
            <text:p>-0,12</text:p>
          </table:table-cell>
          <table:table-cell table:formula="of:=[.B219]+[.C219]" office:value-type="float" office:value="0.279128582381427">
            <text:p>0,28</text:p>
          </table:table-cell>
          <table:table-cell table:number-columns-repeated="1020"/>
        </table:table-row>
        <table:table-row table:style-name="ro2">
          <table:table-cell table:formula="of:=[.A219]+[.$J$2]" office:value-type="float" office:value="21800">
            <text:p>21800</text:p>
          </table:table-cell>
          <table:table-cell table:formula="of:=[.$G$2]*SIN(-2*3.14159*[.$A220]*[.$G$3])" office:value-type="float" office:value="0.597984527447564">
            <text:p>0,60</text:p>
          </table:table-cell>
          <table:table-cell table:formula="of:=[.$G$4]*SIN(-2*3.14159*[.$A220]*[.$G$11])" office:value-type="float" office:value="0.142141539733377">
            <text:p>0,14</text:p>
          </table:table-cell>
          <table:table-cell table:formula="of:=[.B220]+[.C220]" office:value-type="float" office:value="0.740126067180941">
            <text:p>0,74</text:p>
          </table:table-cell>
          <table:table-cell table:number-columns-repeated="1020"/>
        </table:table-row>
        <table:table-row table:style-name="ro2">
          <table:table-cell table:formula="of:=[.A220]+[.$J$2]" office:value-type="float" office:value="21900">
            <text:p>21900</text:p>
          </table:table-cell>
          <table:table-cell table:formula="of:=[.$G$2]*SIN(-2*3.14159*[.$A221]*[.$G$3])" office:value-type="float" office:value="0.767222934259358">
            <text:p>0,77</text:p>
          </table:table-cell>
          <table:table-cell table:formula="of:=[.$G$4]*SIN(-2*3.14159*[.$A221]*[.$G$11])" office:value-type="float" office:value="0.39188205356916">
            <text:p>0,39</text:p>
          </table:table-cell>
          <table:table-cell table:formula="of:=[.B221]+[.C221]" office:value-type="float" office:value="1.15910498782852">
            <text:p>1,16</text:p>
          </table:table-cell>
          <table:table-cell table:number-columns-repeated="1020"/>
        </table:table-row>
        <table:table-row table:style-name="ro2">
          <table:table-cell table:formula="of:=[.A221]+[.$J$2]" office:value-type="float" office:value="22000">
            <text:p>22000</text:p>
          </table:table-cell>
          <table:table-cell table:formula="of:=[.$G$2]*SIN(-2*3.14159*[.$A222]*[.$G$3])" office:value-type="float" office:value="0.894814688687645">
            <text:p>0,89</text:p>
          </table:table-cell>
          <table:table-cell table:formula="of:=[.$G$4]*SIN(-2*3.14159*[.$A222]*[.$G$11])" office:value-type="float" office:value="0.61526981376343">
            <text:p>0,62</text:p>
          </table:table-cell>
          <table:table-cell table:formula="of:=[.B222]+[.C222]" office:value-type="float" office:value="1.51008450245108">
            <text:p>1,51</text:p>
          </table:table-cell>
          <table:table-cell table:number-columns-repeated="1020"/>
        </table:table-row>
        <table:table-row table:style-name="ro2">
          <table:table-cell table:formula="of:=[.A222]+[.$J$2]" office:value-type="float" office:value="22100">
            <text:p>22100</text:p>
          </table:table-cell>
          <table:table-cell table:formula="of:=[.$G$2]*SIN(-2*3.14159*[.$A223]*[.$G$3])" office:value-type="float" office:value="0.973833814060833">
            <text:p>0,97</text:p>
          </table:table-cell>
          <table:table-cell table:formula="of:=[.$G$4]*SIN(-2*3.14159*[.$A223]*[.$G$11])" office:value-type="float" office:value="0.797282710583904">
            <text:p>0,80</text:p>
          </table:table-cell>
          <table:table-cell table:formula="of:=[.B223]+[.C223]" office:value-type="float" office:value="1.77111652464474">
            <text:p>1,77</text:p>
          </table:table-cell>
          <table:table-cell table:number-columns-repeated="1020"/>
        </table:table-row>
        <table:table-row table:style-name="ro2">
          <table:table-cell table:formula="of:=[.A223]+[.$J$2]" office:value-type="float" office:value="22200">
            <text:p>22200</text:p>
          </table:table-cell>
          <table:table-cell table:formula="of:=[.$G$2]*SIN(-2*3.14159*[.$A224]*[.$G$3])" office:value-type="float" office:value="0.999990962719784">
            <text:p>1,00</text:p>
          </table:table-cell>
          <table:table-cell table:formula="of:=[.$G$4]*SIN(-2*3.14159*[.$A224]*[.$G$11])" office:value-type="float" office:value="0.925681001122381">
            <text:p>0,93</text:p>
          </table:table-cell>
          <table:table-cell table:formula="of:=[.B224]+[.C224]" office:value-type="float" office:value="1.92567196384217">
            <text:p>1,93</text:p>
          </table:table-cell>
          <table:table-cell table:number-columns-repeated="1020"/>
        </table:table-row>
        <table:table-row table:style-name="ro2">
          <table:table-cell table:formula="of:=[.A224]+[.$J$2]" office:value-type="float" office:value="22300">
            <text:p>22300</text:p>
          </table:table-cell>
          <table:table-cell table:formula="of:=[.$G$2]*SIN(-2*3.14159*[.$A225]*[.$G$3])" office:value-type="float" office:value="0.971866266882987">
            <text:p>0,97</text:p>
          </table:table-cell>
          <table:table-cell table:formula="of:=[.$G$4]*SIN(-2*3.14159*[.$A225]*[.$G$11])" office:value-type="float" office:value="0.991830312536639">
            <text:p>0,99</text:p>
          </table:table-cell>
          <table:table-cell table:formula="of:=[.B225]+[.C225]" office:value-type="float" office:value="1.96369657941963">
            <text:p>1,96</text:p>
          </table:table-cell>
          <table:table-cell table:number-columns-repeated="1020"/>
        </table:table-row>
        <table:table-row table:style-name="ro2">
          <table:table-cell table:formula="of:=[.A225]+[.$J$2]" office:value-type="float" office:value="22400">
            <text:p>22400</text:p>
          </table:table-cell>
          <table:table-cell table:formula="of:=[.$G$2]*SIN(-2*3.14159*[.$A226]*[.$G$3])" office:value-type="float" office:value="0.890986400713327">
            <text:p>0,89</text:p>
          </table:table-cell>
          <table:table-cell table:formula="of:=[.$G$4]*SIN(-2*3.14159*[.$A226]*[.$G$11])" office:value-type="float" office:value="0.991282330562092">
            <text:p>0,99</text:p>
          </table:table-cell>
          <table:table-cell table:formula="of:=[.B226]+[.C226]" office:value-type="float" office:value="1.88226873127542">
            <text:p>1,88</text:p>
          </table:table-cell>
          <table:table-cell table:number-columns-repeated="1020"/>
        </table:table-row>
        <table:table-row table:style-name="ro2">
          <table:table-cell table:formula="of:=[.A226]+[.$J$2]" office:value-type="float" office:value="22500">
            <text:p>22500</text:p>
          </table:table-cell>
          <table:table-cell table:formula="of:=[.$G$2]*SIN(-2*3.14159*[.$A227]*[.$G$3])" office:value-type="float" office:value="0.761741707378781">
            <text:p>0,76</text:p>
          </table:table-cell>
          <table:table-cell table:formula="of:=[.$G$4]*SIN(-2*3.14159*[.$A227]*[.$G$11])" office:value-type="float" office:value="0.924073905227345">
            <text:p>0,92</text:p>
          </table:table-cell>
          <table:table-cell table:formula="of:=[.B227]+[.C227]" office:value-type="float" office:value="1.68581561260613">
            <text:p>1,69</text:p>
          </table:table-cell>
          <table:table-cell table:number-columns-repeated="1020"/>
        </table:table-row>
        <table:table-row table:style-name="ro2">
          <table:table-cell table:formula="of:=[.A227]+[.$J$2]" office:value-type="float" office:value="22600">
            <text:p>22600</text:p>
          </table:table-cell>
          <table:table-cell table:formula="of:=[.$G$2]*SIN(-2*3.14159*[.$A228]*[.$G$3])" office:value-type="float" office:value="0.59114789883759">
            <text:p>0,59</text:p>
          </table:table-cell>
          <table:table-cell table:formula="of:=[.$G$4]*SIN(-2*3.14159*[.$A228]*[.$G$11])" office:value-type="float" office:value="0.794724572574799">
            <text:p>0,79</text:p>
          </table:table-cell>
          <table:table-cell table:formula="of:=[.B228]+[.C228]" office:value-type="float" office:value="1.38587247141239">
            <text:p>1,39</text:p>
          </table:table-cell>
          <table:table-cell table:number-columns-repeated="1020"/>
        </table:table-row>
        <table:table-row table:style-name="ro2">
          <table:table-cell table:formula="of:=[.A228]+[.$J$2]" office:value-type="float" office:value="22700">
            <text:p>22700</text:p>
          </table:table-cell>
          <table:table-cell table:formula="of:=[.$G$2]*SIN(-2*3.14159*[.$A229]*[.$G$3])" office:value-type="float" office:value="0.388465201981433">
            <text:p>0,39</text:p>
          </table:table-cell>
          <table:table-cell table:formula="of:=[.$G$4]*SIN(-2*3.14159*[.$A229]*[.$G$11])" office:value-type="float" office:value="0.611932659975724">
            <text:p>0,61</text:p>
          </table:table-cell>
          <table:table-cell table:formula="of:=[.B229]+[.C229]" office:value-type="float" office:value="1.00039786195716">
            <text:p>1,00</text:p>
          </table:table-cell>
          <table:table-cell table:number-columns-repeated="1020"/>
        </table:table-row>
        <table:table-row table:style-name="ro2">
          <table:table-cell table:formula="of:=[.A229]+[.$J$2]" office:value-type="float" office:value="22800">
            <text:p>22800</text:p>
          </table:table-cell>
          <table:table-cell table:formula="of:=[.$G$2]*SIN(-2*3.14159*[.$A230]*[.$G$3])" office:value-type="float" office:value="0.164695699523168">
            <text:p>0,16</text:p>
          </table:table-cell>
          <table:table-cell table:formula="of:=[.$G$4]*SIN(-2*3.14159*[.$A230]*[.$G$11])" office:value-type="float" office:value="0.387990296476982">
            <text:p>0,39</text:p>
          </table:table-cell>
          <table:table-cell table:formula="of:=[.B230]+[.C230]" office:value-type="float" office:value="0.55268599600015">
            <text:p>0,55</text:p>
          </table:table-cell>
          <table:table-cell table:number-columns-repeated="1020"/>
        </table:table-row>
        <table:table-row table:style-name="ro2">
          <table:table-cell table:formula="of:=[.A230]+[.$J$2]" office:value-type="float" office:value="22900">
            <text:p>22900</text:p>
          </table:table-cell>
          <table:table-cell table:formula="of:=[.$G$2]*SIN(-2*3.14159*[.$A231]*[.$G$3])" office:value-type="float" office:value="-0.0680138632141872">
            <text:p>-0,07</text:p>
          </table:table-cell>
          <table:table-cell table:formula="of:=[.$G$4]*SIN(-2*3.14159*[.$A231]*[.$G$11])" office:value-type="float" office:value="0.137956872343964">
            <text:p>0,14</text:p>
          </table:table-cell>
          <table:table-cell table:formula="of:=[.B231]+[.C231]" office:value-type="float" office:value="0.0699430091297765">
            <text:p>0,07</text:p>
          </table:table-cell>
          <table:table-cell table:number-columns-repeated="1020"/>
        </table:table-row>
        <table:table-row table:style-name="ro2">
          <table:table-cell table:formula="of:=[.A231]+[.$J$2]" office:value-type="float" office:value="23000">
            <text:p>23000</text:p>
          </table:table-cell>
          <table:table-cell table:formula="of:=[.$G$2]*SIN(-2*3.14159*[.$A232]*[.$G$3])" office:value-type="float" office:value="-0.297031474639796">
            <text:p>-0,30</text:p>
          </table:table-cell>
          <table:table-cell table:formula="of:=[.$G$4]*SIN(-2*3.14159*[.$A232]*[.$G$11])" office:value-type="float" office:value="-0.121353679117105">
            <text:p>-0,12</text:p>
          </table:table-cell>
          <table:table-cell table:formula="of:=[.B232]+[.C232]" office:value-type="float" office:value="-0.418385153756901">
            <text:p>-0,42</text:p>
          </table:table-cell>
          <table:table-cell table:number-columns-repeated="1020"/>
        </table:table-row>
        <table:table-row table:style-name="ro2">
          <table:table-cell table:formula="of:=[.A232]+[.$J$2]" office:value-type="float" office:value="23100">
            <text:p>23100</text:p>
          </table:table-cell>
          <table:table-cell table:formula="of:=[.$G$2]*SIN(-2*3.14159*[.$A233]*[.$G$3])" office:value-type="float" office:value="-0.509925524035517">
            <text:p>-0,51</text:p>
          </table:table-cell>
          <table:table-cell table:formula="of:=[.$G$4]*SIN(-2*3.14159*[.$A233]*[.$G$11])" office:value-type="float" office:value="-0.372503612896333">
            <text:p>-0,37</text:p>
          </table:table-cell>
          <table:table-cell table:formula="of:=[.B233]+[.C233]" office:value-type="float" office:value="-0.88242913693185">
            <text:p>-0,88</text:p>
          </table:table-cell>
          <table:table-cell table:number-columns-repeated="1020"/>
        </table:table-row>
        <table:table-row table:style-name="ro2">
          <table:table-cell table:formula="of:=[.A233]+[.$J$2]" office:value-type="float" office:value="23200">
            <text:p>23200</text:p>
          </table:table-cell>
          <table:table-cell table:formula="of:=[.$G$2]*SIN(-2*3.14159*[.$A234]*[.$G$3])" office:value-type="float" office:value="-0.695139630635715">
            <text:p>-0,70</text:p>
          </table:table-cell>
          <table:table-cell table:formula="of:=[.$G$4]*SIN(-2*3.14159*[.$A234]*[.$G$11])" office:value-type="float" office:value="-0.598603902212637">
            <text:p>-0,60</text:p>
          </table:table-cell>
          <table:table-cell table:formula="of:=[.B234]+[.C234]" office:value-type="float" office:value="-1.29374353284835">
            <text:p>-1,29</text:p>
          </table:table-cell>
          <table:table-cell table:number-columns-repeated="1020"/>
        </table:table-row>
        <table:table-row table:style-name="ro2">
          <table:table-cell table:formula="of:=[.A234]+[.$J$2]" office:value-type="float" office:value="23300">
            <text:p>23300</text:p>
          </table:table-cell>
          <table:table-cell table:formula="of:=[.$G$2]*SIN(-2*3.14159*[.$A235]*[.$G$3])" office:value-type="float" office:value="-0.842619928482841">
            <text:p>-0,84</text:p>
          </table:table-cell>
          <table:table-cell table:formula="of:=[.$G$4]*SIN(-2*3.14159*[.$A235]*[.$G$11])" office:value-type="float" office:value="-0.784450078256148">
            <text:p>-0,78</text:p>
          </table:table-cell>
          <table:table-cell table:formula="of:=[.B235]+[.C235]" office:value-type="float" office:value="-1.62707000673899">
            <text:p>-1,63</text:p>
          </table:table-cell>
          <table:table-cell table:number-columns-repeated="1020"/>
        </table:table-row>
        <table:table-row table:style-name="ro2">
          <table:table-cell table:formula="of:=[.A235]+[.$J$2]" office:value-type="float" office:value="23400">
            <text:p>23400</text:p>
          </table:table-cell>
          <table:table-cell table:formula="of:=[.$G$2]*SIN(-2*3.14159*[.$A236]*[.$G$3])" office:value-type="float" office:value="-0.944360849043474">
            <text:p>-0,94</text:p>
          </table:table-cell>
          <table:table-cell table:formula="of:=[.$G$4]*SIN(-2*3.14159*[.$A236]*[.$G$11])" office:value-type="float" office:value="-0.917544582309129">
            <text:p>-0,92</text:p>
          </table:table-cell>
          <table:table-cell table:formula="of:=[.B236]+[.C236]" office:value-type="float" office:value="-1.8619054313526">
            <text:p>-1,86</text:p>
          </table:table-cell>
          <table:table-cell table:number-columns-repeated="1020"/>
        </table:table-row>
        <table:table-row table:style-name="ro2">
          <table:table-cell table:formula="of:=[.A236]+[.$J$2]" office:value-type="float" office:value="23500">
            <text:p>23500</text:p>
          </table:table-cell>
          <table:table-cell table:formula="of:=[.$G$2]*SIN(-2*3.14159*[.$A237]*[.$G$3])" office:value-type="float" office:value="-0.99483965833432">
            <text:p>-0,99</text:p>
          </table:table-cell>
          <table:table-cell table:formula="of:=[.$G$4]*SIN(-2*3.14159*[.$A237]*[.$G$11])" office:value-type="float" office:value="-0.988937265560373">
            <text:p>-0,99</text:p>
          </table:table-cell>
          <table:table-cell table:formula="of:=[.B237]+[.C237]" office:value-type="float" office:value="-1.98377692389469">
            <text:p>-1,98</text:p>
          </table:table-cell>
          <table:table-cell table:number-columns-repeated="1020"/>
        </table:table-row>
        <table:table-row table:style-name="ro2">
          <table:table-cell table:formula="of:=[.A237]+[.$J$2]" office:value-type="float" office:value="23600">
            <text:p>23600</text:p>
          </table:table-cell>
          <table:table-cell table:formula="of:=[.$G$2]*SIN(-2*3.14159*[.$A238]*[.$G$3])" office:value-type="float" office:value="-0.991316245509488">
            <text:p>-0,99</text:p>
          </table:table-cell>
          <table:table-cell table:formula="of:=[.$G$4]*SIN(-2*3.14159*[.$A238]*[.$G$11])" office:value-type="float" office:value="-0.99382719925286">
            <text:p>-0,99</text:p>
          </table:table-cell>
          <table:table-cell table:formula="of:=[.B238]+[.C238]" office:value-type="float" office:value="-1.98514344476235">
            <text:p>-1,99</text:p>
          </table:table-cell>
          <table:table-cell table:number-columns-repeated="1020"/>
        </table:table-row>
        <table:table-row table:style-name="ro2">
          <table:table-cell table:formula="of:=[.A238]+[.$J$2]" office:value-type="float" office:value="23700">
            <text:p>23700</text:p>
          </table:table-cell>
          <table:table-cell table:formula="of:=[.$G$2]*SIN(-2*3.14159*[.$A239]*[.$G$3])" office:value-type="float" office:value="-0.933981872095072">
            <text:p>-0,93</text:p>
          </table:table-cell>
          <table:table-cell table:formula="of:=[.$G$4]*SIN(-2*3.14159*[.$A239]*[.$G$11])" office:value-type="float" office:value="-0.931885552120896">
            <text:p>-0,93</text:p>
          </table:table-cell>
          <table:table-cell table:formula="of:=[.B239]+[.C239]" office:value-type="float" office:value="-1.86586742421597">
            <text:p>-1,87</text:p>
          </table:table-cell>
          <table:table-cell table:number-columns-repeated="1020"/>
        </table:table-row>
        <table:table-row table:style-name="ro2">
          <table:table-cell table:formula="of:=[.A239]+[.$J$2]" office:value-type="float" office:value="23800">
            <text:p>23800</text:p>
          </table:table-cell>
          <table:table-cell table:formula="of:=[.$G$2]*SIN(-2*3.14159*[.$A240]*[.$G$3])" office:value-type="float" office:value="-0.825948785959462">
            <text:p>-0,83</text:p>
          </table:table-cell>
          <table:table-cell table:formula="of:=[.$G$4]*SIN(-2*3.14159*[.$A240]*[.$G$11])" office:value-type="float" office:value="-0.807277709877343">
            <text:p>-0,81</text:p>
          </table:table-cell>
          <table:table-cell table:formula="of:=[.B240]+[.C240]" office:value-type="float" office:value="-1.63322649583681">
            <text:p>-1,63</text:p>
          </table:table-cell>
          <table:table-cell table:number-columns-repeated="1020"/>
        </table:table-row>
        <table:table-row table:style-name="ro2">
          <table:table-cell table:formula="of:=[.A240]+[.$J$2]" office:value-type="float" office:value="23900">
            <text:p>23900</text:p>
          </table:table-cell>
          <table:table-cell table:formula="of:=[.$G$2]*SIN(-2*3.14159*[.$A241]*[.$G$3])" office:value-type="float" office:value="-0.673081268419408">
            <text:p>-0,67</text:p>
          </table:table-cell>
          <table:table-cell table:formula="of:=[.$G$4]*SIN(-2*3.14159*[.$A241]*[.$G$11])" office:value-type="float" office:value="-0.628383108240905">
            <text:p>-0,63</text:p>
          </table:table-cell>
          <table:table-cell table:formula="of:=[.B241]+[.C241]" office:value-type="float" office:value="-1.30146437666031">
            <text:p>-1,30</text:p>
          </table:table-cell>
          <table:table-cell table:number-columns-repeated="1020"/>
        </table:table-row>
        <table:table-row table:style-name="ro2">
          <table:table-cell table:formula="of:=[.A241]+[.$J$2]" office:value-type="float" office:value="24000">
            <text:p>24000</text:p>
          </table:table-cell>
          <table:table-cell table:formula="of:=[.$G$2]*SIN(-2*3.14159*[.$A242]*[.$G$3])" office:value-type="float" office:value="-0.483677327944119">
            <text:p>-0,48</text:p>
          </table:table-cell>
          <table:table-cell table:formula="of:=[.$G$4]*SIN(-2*3.14159*[.$A242]*[.$G$11])" office:value-type="float" office:value="-0.40723182666288">
            <text:p>-0,41</text:p>
          </table:table-cell>
          <table:table-cell table:formula="of:=[.B242]+[.C242]" office:value-type="float" office:value="-0.890909154606999">
            <text:p>-0,89</text:p>
          </table:table-cell>
          <table:table-cell table:number-columns-repeated="1020"/>
        </table:table-row>
        <table:table-row table:style-name="ro2">
          <table:table-cell table:formula="of:=[.A242]+[.$J$2]" office:value-type="float" office:value="24100">
            <text:p>24100</text:p>
          </table:table-cell>
          <table:table-cell table:formula="of:=[.$G$2]*SIN(-2*3.14159*[.$A243]*[.$G$3])" office:value-type="float" office:value="-0.268018252692239">
            <text:p>-0,27</text:p>
          </table:table-cell>
          <table:table-cell table:formula="of:=[.$G$4]*SIN(-2*3.14159*[.$A243]*[.$G$11])" office:value-type="float" office:value="-0.158695570074124">
            <text:p>-0,16</text:p>
          </table:table-cell>
          <table:table-cell table:formula="of:=[.B243]+[.C243]" office:value-type="float" office:value="-0.426713822766363">
            <text:p>-0,43</text:p>
          </table:table-cell>
          <table:table-cell table:number-columns-repeated="1020"/>
        </table:table-row>
        <table:table-row table:style-name="ro2">
          <table:table-cell table:formula="of:=[.A243]+[.$J$2]" office:value-type="float" office:value="24200">
            <text:p>24200</text:p>
          </table:table-cell>
          <table:table-cell table:formula="of:=[.$G$2]*SIN(-2*3.14159*[.$A244]*[.$G$3])" office:value-type="float" office:value="-0.0378105134001574">
            <text:p>-0,04</text:p>
          </table:table-cell>
          <table:table-cell table:formula="of:=[.$G$4]*SIN(-2*3.14159*[.$A244]*[.$G$11])" office:value-type="float" office:value="0.10051245088396">
            <text:p>0,10</text:p>
          </table:table-cell>
          <table:table-cell table:formula="of:=[.B244]+[.C244]" office:value-type="float" office:value="0.0627019374838021">
            <text:p>0,06</text:p>
          </table:table-cell>
          <table:table-cell table:number-columns-repeated="1020"/>
        </table:table-row>
        <table:table-row table:style-name="ro2">
          <table:table-cell table:formula="of:=[.A244]+[.$J$2]" office:value-type="float" office:value="24300">
            <text:p>24300</text:p>
          </table:table-cell>
          <table:table-cell table:formula="of:=[.$G$2]*SIN(-2*3.14159*[.$A245]*[.$G$3])" office:value-type="float" office:value="0.194449661671126">
            <text:p>0,19</text:p>
          </table:table-cell>
          <table:table-cell table:formula="of:=[.$G$4]*SIN(-2*3.14159*[.$A245]*[.$G$11])" office:value-type="float" office:value="0.352961328936352">
            <text:p>0,35</text:p>
          </table:table-cell>
          <table:table-cell table:formula="of:=[.B245]+[.C245]" office:value-type="float" office:value="0.547410990607478">
            <text:p>0,55</text:p>
          </table:table-cell>
          <table:table-cell table:number-columns-repeated="1020"/>
        </table:table-row>
        <table:table-row table:style-name="ro2">
          <table:table-cell table:formula="of:=[.A245]+[.$J$2]" office:value-type="float" office:value="24400">
            <text:p>24400</text:p>
          </table:table-cell>
          <table:table-cell table:formula="of:=[.$G$2]*SIN(-2*3.14159*[.$A246]*[.$G$3])" office:value-type="float" office:value="0.416154655055191">
            <text:p>0,42</text:p>
          </table:table-cell>
          <table:table-cell table:formula="of:=[.$G$4]*SIN(-2*3.14159*[.$A246]*[.$G$11])" office:value-type="float" office:value="0.581674743070636">
            <text:p>0,58</text:p>
          </table:table-cell>
          <table:table-cell table:formula="of:=[.B246]+[.C246]" office:value-type="float" office:value="0.997829398125827">
            <text:p>1,00</text:p>
          </table:table-cell>
          <table:table-cell table:number-columns-repeated="1020"/>
        </table:table-row>
        <table:table-row table:style-name="ro2">
          <table:table-cell table:formula="of:=[.A246]+[.$J$2]" office:value-type="float" office:value="24500">
            <text:p>24500</text:p>
          </table:table-cell>
          <table:table-cell table:formula="of:=[.$G$2]*SIN(-2*3.14159*[.$A247]*[.$G$3])" office:value-type="float" office:value="0.615269802016597">
            <text:p>0,62</text:p>
          </table:table-cell>
          <table:table-cell table:formula="of:=[.$G$4]*SIN(-2*3.14159*[.$A247]*[.$G$11])" office:value-type="float" office:value="0.771272450423984">
            <text:p>0,77</text:p>
          </table:table-cell>
          <table:table-cell table:formula="of:=[.B247]+[.C247]" office:value-type="float" office:value="1.38654225244058">
            <text:p>1,39</text:p>
          </table:table-cell>
          <table:table-cell table:number-columns-repeated="1020"/>
        </table:table-row>
        <table:table-row table:style-name="ro2">
          <table:table-cell table:formula="of:=[.A247]+[.$J$2]" office:value-type="float" office:value="24600">
            <text:p>24600</text:p>
          </table:table-cell>
          <table:table-cell table:formula="of:=[.$G$2]*SIN(-2*3.14159*[.$A248]*[.$G$3])" office:value-type="float" office:value="0.78098666743238">
            <text:p>0,78</text:p>
          </table:table-cell>
          <table:table-cell table:formula="of:=[.$G$4]*SIN(-2*3.14159*[.$A248]*[.$G$11])" office:value-type="float" office:value="0.909004655599876">
            <text:p>0,91</text:p>
          </table:table-cell>
          <table:table-cell table:formula="of:=[.B248]+[.C248]" office:value-type="float" office:value="1.68999132303226">
            <text:p>1,69</text:p>
          </table:table-cell>
          <table:table-cell table:number-columns-repeated="1020"/>
        </table:table-row>
        <table:table-row table:style-name="ro2">
          <table:table-cell table:formula="of:=[.A248]+[.$J$2]" office:value-type="float" office:value="24700">
            <text:p>24700</text:p>
          </table:table-cell>
          <table:table-cell table:formula="of:=[.$G$2]*SIN(-2*3.14159*[.$A249]*[.$G$3])" office:value-type="float" office:value="0.904309759249838">
            <text:p>0,90</text:p>
          </table:table-cell>
          <table:table-cell table:formula="of:=[.$G$4]*SIN(-2*3.14159*[.$A249]*[.$G$11])" office:value-type="float" office:value="0.98560930996135">
            <text:p>0,99</text:p>
          </table:table-cell>
          <table:table-cell table:formula="of:=[.B249]+[.C249]" office:value-type="float" office:value="1.88991906921119">
            <text:p>1,89</text:p>
          </table:table-cell>
          <table:table-cell table:number-columns-repeated="1020"/>
        </table:table-row>
        <table:table-row table:style-name="ro2">
          <table:table-cell table:formula="of:=[.A249]+[.$J$2]" office:value-type="float" office:value="24800">
            <text:p>24800</text:p>
          </table:table-cell>
          <table:table-cell table:formula="of:=[.$G$2]*SIN(-2*3.14159*[.$A250]*[.$G$3])" office:value-type="float" office:value="0.978544796410803">
            <text:p>0,98</text:p>
          </table:table-cell>
          <table:table-cell table:formula="of:=[.$G$4]*SIN(-2*3.14159*[.$A250]*[.$G$11])" office:value-type="float" office:value="0.995935013298118">
            <text:p>1,00</text:p>
          </table:table-cell>
          <table:table-cell table:formula="of:=[.B250]+[.C250]" office:value-type="float" office:value="1.97447980970892">
            <text:p>1,97</text:p>
          </table:table-cell>
          <table:table-cell table:number-columns-repeated="1020"/>
        </table:table-row>
        <table:table-row table:style-name="ro2">
          <table:table-cell table:formula="of:=[.A250]+[.$J$2]" office:value-type="float" office:value="24900">
            <text:p>24900</text:p>
          </table:table-cell>
          <table:table-cell table:formula="of:=[.$G$2]*SIN(-2*3.14159*[.$A251]*[.$G$3])" office:value-type="float" office:value="0.999662137061365">
            <text:p>1,00</text:p>
          </table:table-cell>
          <table:table-cell table:formula="of:=[.$G$4]*SIN(-2*3.14159*[.$A251]*[.$G$11])" office:value-type="float" office:value="0.939287395209345">
            <text:p>0,94</text:p>
          </table:table-cell>
          <table:table-cell table:formula="of:=[.B251]+[.C251]" office:value-type="float" office:value="1.93894953227071">
            <text:p>1,94</text:p>
          </table:table-cell>
          <table:table-cell table:number-columns-repeated="1020"/>
        </table:table-row>
        <table:table-row table:style-name="ro2">
          <table:table-cell table:formula="of:=[.A251]+[.$J$2]" office:value-type="float" office:value="25000">
            <text:p>25000</text:p>
          </table:table-cell>
          <table:table-cell table:formula="of:=[.$G$2]*SIN(-2*3.14159*[.$A252]*[.$G$3])" office:value-type="float" office:value="0.966515482640747">
            <text:p>0,97</text:p>
          </table:table-cell>
          <table:table-cell table:formula="of:=[.$G$4]*SIN(-2*3.14159*[.$A252]*[.$G$11])" office:value-type="float" office:value="0.819475813679438">
            <text:p>0,82</text:p>
          </table:table-cell>
          <table:table-cell table:formula="of:=[.B252]+[.C252]" office:value-type="float" office:value="1.78599129632019">
            <text:p>1,79</text:p>
          </table:table-cell>
          <table:table-cell table:number-columns-repeated="1020"/>
        </table:table-row>
        <table:table-row table:style-name="ro2">
          <table:table-cell table:formula="of:=[.A252]+[.$J$2]" office:value-type="float" office:value="25100">
            <text:p>25100</text:p>
          </table:table-cell>
          <table:table-cell table:formula="of:=[.$G$2]*SIN(-2*3.14159*[.$A253]*[.$G$3])" office:value-type="float" office:value="0.88090411095034">
            <text:p>0,88</text:p>
          </table:table-cell>
          <table:table-cell table:formula="of:=[.$G$4]*SIN(-2*3.14159*[.$A253]*[.$G$11])" office:value-type="float" office:value="0.644557201542899">
            <text:p>0,64</text:p>
          </table:table-cell>
          <table:table-cell table:formula="of:=[.B253]+[.C253]" office:value-type="float" office:value="1.52546131249324">
            <text:p>1,53</text:p>
          </table:table-cell>
          <table:table-cell table:number-columns-repeated="1020"/>
        </table:table-row>
        <table:table-row table:style-name="ro2">
          <table:table-cell table:formula="of:=[.A253]+[.$J$2]" office:value-type="float" office:value="25200">
            <text:p>25200</text:p>
          </table:table-cell>
          <table:table-cell table:formula="of:=[.$G$2]*SIN(-2*3.14159*[.$A254]*[.$G$3])" office:value-type="float" office:value="0.747475207153225">
            <text:p>0,75</text:p>
          </table:table-cell>
          <table:table-cell table:formula="of:=[.$G$4]*SIN(-2*3.14159*[.$A254]*[.$G$11])" office:value-type="float" office:value="0.426294268812371">
            <text:p>0,43</text:p>
          </table:table-cell>
          <table:table-cell table:formula="of:=[.B254]+[.C254]" office:value-type="float" office:value="1.1737694759656">
            <text:p>1,17</text:p>
          </table:table-cell>
          <table:table-cell table:number-columns-repeated="1020"/>
        </table:table-row>
        <table:table-row table:style-name="ro2">
          <table:table-cell table:formula="of:=[.A254]+[.$J$2]" office:value-type="float" office:value="25300">
            <text:p>25300</text:p>
          </table:table-cell>
          <table:table-cell table:formula="of:=[.$G$2]*SIN(-2*3.14159*[.$A255]*[.$G$3])" office:value-type="float" office:value="0.573471603712061">
            <text:p>0,57</text:p>
          </table:table-cell>
          <table:table-cell table:formula="of:=[.$G$4]*SIN(-2*3.14159*[.$A255]*[.$G$11])" office:value-type="float" office:value="0.179364448953718">
            <text:p>0,18</text:p>
          </table:table-cell>
          <table:table-cell table:formula="of:=[.B255]+[.C255]" office:value-type="float" office:value="0.752836052665779">
            <text:p>0,75</text:p>
          </table:table-cell>
          <table:table-cell table:number-columns-repeated="1020"/>
        </table:table-row>
        <table:table-row table:style-name="ro2">
          <table:table-cell table:formula="of:=[.A255]+[.$J$2]" office:value-type="float" office:value="25400">
            <text:p>25400</text:p>
          </table:table-cell>
          <table:table-cell table:formula="of:=[.$G$2]*SIN(-2*3.14159*[.$A256]*[.$G$3])" office:value-type="float" office:value="0.368338608677077">
            <text:p>0,37</text:p>
          </table:table-cell>
          <table:table-cell table:formula="of:=[.$G$4]*SIN(-2*3.14159*[.$A256]*[.$G$11])" office:value-type="float" office:value="-0.0796270203653233">
            <text:p>-0,08</text:p>
          </table:table-cell>
          <table:table-cell table:formula="of:=[.B256]+[.C256]" office:value-type="float" office:value="0.288711588311753">
            <text:p>0,29</text:p>
          </table:table-cell>
          <table:table-cell table:number-columns-repeated="1020"/>
        </table:table-row>
        <table:table-row table:style-name="ro2">
          <table:table-cell table:formula="of:=[.A256]+[.$J$2]" office:value-type="float" office:value="25500">
            <text:p>25500</text:p>
          </table:table-cell>
          <table:table-cell table:formula="of:=[.$G$2]*SIN(-2*3.14159*[.$A257]*[.$G$3])" office:value-type="float" office:value="0.143211346077604">
            <text:p>0,14</text:p>
          </table:table-cell>
          <table:table-cell table:formula="of:=[.$G$4]*SIN(-2*3.14159*[.$A257]*[.$G$11])" office:value-type="float" office:value="-0.333263851314288">
            <text:p>-0,33</text:p>
          </table:table-cell>
          <table:table-cell table:formula="of:=[.B257]+[.C257]" office:value-type="float" office:value="-0.190052505236683">
            <text:p>-0,19</text:p>
          </table:table-cell>
          <table:table-cell table:number-columns-repeated="1020"/>
        </table:table-row>
        <table:table-row table:style-name="ro2">
          <table:table-cell table:formula="of:=[.A257]+[.$J$2]" office:value-type="float" office:value="25600">
            <text:p>25600</text:p>
          </table:table-cell>
          <table:table-cell table:formula="of:=[.$G$2]*SIN(-2*3.14159*[.$A258]*[.$G$3])" office:value-type="float" office:value="-0.0896897627941059">
            <text:p>-0,09</text:p>
          </table:table-cell>
          <table:table-cell table:formula="of:=[.$G$4]*SIN(-2*3.14159*[.$A258]*[.$G$11])" office:value-type="float" office:value="-0.564489781261103">
            <text:p>-0,56</text:p>
          </table:table-cell>
          <table:table-cell table:formula="of:=[.B258]+[.C258]" office:value-type="float" office:value="-0.654179544055209">
            <text:p>-0,65</text:p>
          </table:table-cell>
          <table:table-cell table:number-columns-repeated="1020"/>
        </table:table-row>
        <table:table-row table:style-name="ro2">
          <table:table-cell table:formula="of:=[.A258]+[.$J$2]" office:value-type="float" office:value="25700">
            <text:p>25700</text:p>
          </table:table-cell>
          <table:table-cell table:formula="of:=[.$G$2]*SIN(-2*3.14159*[.$A259]*[.$G$3])" office:value-type="float" office:value="-0.317722301910337">
            <text:p>-0,32</text:p>
          </table:table-cell>
          <table:table-cell table:formula="of:=[.$G$4]*SIN(-2*3.14159*[.$A259]*[.$G$11])" office:value-type="float" office:value="-0.757755659647224">
            <text:p>-0,76</text:p>
          </table:table-cell>
          <table:table-cell table:formula="of:=[.B259]+[.C259]" office:value-type="float" office:value="-1.07547796155756">
            <text:p>-1,08</text:p>
          </table:table-cell>
          <table:table-cell table:number-columns-repeated="1020"/>
        </table:table-row>
        <table:table-row table:style-name="ro2">
          <table:table-cell table:formula="of:=[.A259]+[.$J$2]" office:value-type="float" office:value="25800">
            <text:p>25800</text:p>
          </table:table-cell>
          <table:table-cell table:formula="of:=[.$G$2]*SIN(-2*3.14159*[.$A260]*[.$G$3])" office:value-type="float" office:value="-0.528508132578103">
            <text:p>-0,53</text:p>
          </table:table-cell>
          <table:table-cell table:formula="of:=[.$G$4]*SIN(-2*3.14159*[.$A260]*[.$G$11])" office:value-type="float" office:value="-0.900064976591816">
            <text:p>-0,90</text:p>
          </table:table-cell>
          <table:table-cell table:formula="of:=[.B260]+[.C260]" office:value-type="float" office:value="-1.42857310916992">
            <text:p>-1,43</text:p>
          </table:table-cell>
          <table:table-cell table:number-columns-repeated="1020"/>
        </table:table-row>
        <table:table-row table:style-name="ro2">
          <table:table-cell table:formula="of:=[.A260]+[.$J$2]" office:value-type="float" office:value="25900">
            <text:p>25900</text:p>
          </table:table-cell>
          <table:table-cell table:formula="of:=[.$G$2]*SIN(-2*3.14159*[.$A261]*[.$G$3])" office:value-type="float" office:value="-0.710605307711108">
            <text:p>-0,71</text:p>
          </table:table-cell>
          <table:table-cell table:formula="of:=[.$G$4]*SIN(-2*3.14159*[.$A261]*[.$G$11])" office:value-type="float" office:value="-0.981847918728514">
            <text:p>-0,98</text:p>
          </table:table-cell>
          <table:table-cell table:formula="of:=[.B261]+[.C261]" office:value-type="float" office:value="-1.69245322643962">
            <text:p>-1,69</text:p>
          </table:table-cell>
          <table:table-cell table:number-columns-repeated="1020"/>
        </table:table-row>
        <table:table-row table:style-name="ro2">
          <table:table-cell table:formula="of:=[.A261]+[.$J$2]" office:value-type="float" office:value="26000">
            <text:p>26000</text:p>
          </table:table-cell>
          <table:table-cell table:formula="of:=[.$G$2]*SIN(-2*3.14159*[.$A262]*[.$G$3])" office:value-type="float" office:value="-0.854129167435225">
            <text:p>-0,85</text:p>
          </table:table-cell>
          <table:table-cell table:formula="of:=[.$G$4]*SIN(-2*3.14159*[.$A262]*[.$G$11])" office:value-type="float" office:value="-0.997604845746059">
            <text:p>-1,00</text:p>
          </table:table-cell>
          <table:table-cell table:formula="of:=[.B262]+[.C262]" office:value-type="float" office:value="-1.85173401318128">
            <text:p>-1,85</text:p>
          </table:table-cell>
          <table:table-cell table:number-columns-repeated="1020"/>
        </table:table-row>
        <table:table-row table:style-name="ro2">
          <table:table-cell table:formula="of:=[.A262]+[.$J$2]" office:value-type="float" office:value="26100">
            <text:p>26100</text:p>
          </table:table-cell>
          <table:table-cell table:formula="of:=[.$G$2]*SIN(-2*3.14159*[.$A263]*[.$G$3])" office:value-type="float" office:value="-0.951288906101786">
            <text:p>-0,95</text:p>
          </table:table-cell>
          <table:table-cell table:formula="of:=[.$G$4]*SIN(-2*3.14159*[.$A263]*[.$G$11])" office:value-type="float" office:value="-0.946276158357329">
            <text:p>-0,95</text:p>
          </table:table-cell>
          <table:table-cell table:formula="of:=[.B263]+[.C263]" office:value-type="float" office:value="-1.89756506445912">
            <text:p>-1,90</text:p>
          </table:table-cell>
          <table:table-cell table:number-columns-repeated="1020"/>
        </table:table-row>
        <table:table-row table:style-name="ro2">
          <table:table-cell table:formula="of:=[.A263]+[.$J$2]" office:value-type="float" office:value="26200">
            <text:p>26200</text:p>
          </table:table-cell>
          <table:table-cell table:formula="of:=[.$G$2]*SIN(-2*3.14159*[.$A264]*[.$G$3])" office:value-type="float" office:value="-0.996810453878558">
            <text:p>-1,00</text:p>
          </table:table-cell>
          <table:table-cell table:formula="of:=[.$G$4]*SIN(-2*3.14159*[.$A264]*[.$G$11])" office:value-type="float" office:value="-0.831313537726826">
            <text:p>-0,83</text:p>
          </table:table-cell>
          <table:table-cell table:formula="of:=[.B264]+[.C264]" office:value-type="float" office:value="-1.82812399160538">
            <text:p>-1,83</text:p>
          </table:table-cell>
          <table:table-cell table:number-columns-repeated="1020"/>
        </table:table-row>
        <table:table-row table:style-name="ro2">
          <table:table-cell table:formula="of:=[.A264]+[.$J$2]" office:value-type="float" office:value="26300">
            <text:p>26300</text:p>
          </table:table-cell>
          <table:table-cell table:formula="of:=[.$G$2]*SIN(-2*3.14159*[.$A265]*[.$G$3])" office:value-type="float" office:value="-0.988222802606164">
            <text:p>-0,99</text:p>
          </table:table-cell>
          <table:table-cell table:formula="of:=[.$G$4]*SIN(-2*3.14159*[.$A265]*[.$G$11])" office:value-type="float" office:value="-0.660447849997215">
            <text:p>-0,66</text:p>
          </table:table-cell>
          <table:table-cell table:formula="of:=[.B265]+[.C265]" office:value-type="float" office:value="-1.64867065260338">
            <text:p>-1,65</text:p>
          </table:table-cell>
          <table:table-cell table:number-columns-repeated="1020"/>
        </table:table-row>
        <table:table-row table:style-name="ro2">
          <table:table-cell table:formula="of:=[.A265]+[.$J$2]" office:value-type="float" office:value="26400">
            <text:p>26400</text:p>
          </table:table-cell>
          <table:table-cell table:formula="of:=[.$G$2]*SIN(-2*3.14159*[.$A266]*[.$G$3])" office:value-type="float" office:value="-0.925992110048355">
            <text:p>-0,93</text:p>
          </table:table-cell>
          <table:table-cell table:formula="of:=[.$G$4]*SIN(-2*3.14159*[.$A266]*[.$G$11])" office:value-type="float" office:value="-0.44516922650631">
            <text:p>-0,45</text:p>
          </table:table-cell>
          <table:table-cell table:formula="of:=[.B266]+[.C266]" office:value-type="float" office:value="-1.37116133655466">
            <text:p>-1,37</text:p>
          </table:table-cell>
          <table:table-cell table:number-columns-repeated="1020"/>
        </table:table-row>
        <table:table-row table:style-name="ro2">
          <table:table-cell table:formula="of:=[.A266]+[.$J$2]" office:value-type="float" office:value="26500">
            <text:p>26500</text:p>
          </table:table-cell>
          <table:table-cell table:formula="of:=[.$G$2]*SIN(-2*3.14159*[.$A267]*[.$G$3])" office:value-type="float" office:value="-0.813496403509595">
            <text:p>-0,81</text:p>
          </table:table-cell>
          <table:table-cell table:formula="of:=[.$G$4]*SIN(-2*3.14159*[.$A267]*[.$G$11])" office:value-type="float" office:value="-0.19995446357582">
            <text:p>-0,20</text:p>
          </table:table-cell>
          <table:table-cell table:formula="of:=[.B267]+[.C267]" office:value-type="float" office:value="-1.01345086708542">
            <text:p>-1,01</text:p>
          </table:table-cell>
          <table:table-cell table:number-columns-repeated="1020"/>
        </table:table-row>
        <table:table-row table:style-name="ro2">
          <table:table-cell table:formula="of:=[.A267]+[.$J$2]" office:value-type="float" office:value="26600">
            <text:p>26600</text:p>
          </table:table-cell>
          <table:table-cell table:formula="of:=[.$G$2]*SIN(-2*3.14159*[.$A268]*[.$G$3])" office:value-type="float" office:value="-0.65684221262508">
            <text:p>-0,66</text:p>
          </table:table-cell>
          <table:table-cell table:formula="of:=[.$G$4]*SIN(-2*3.14159*[.$A268]*[.$G$11])" office:value-type="float" office:value="0.0587065872068446">
            <text:p>0,06</text:p>
          </table:table-cell>
          <table:table-cell table:formula="of:=[.B268]+[.C268]" office:value-type="float" office:value="-0.598135625418236">
            <text:p>-0,60</text:p>
          </table:table-cell>
          <table:table-cell table:number-columns-repeated="1020"/>
        </table:table-row>
        <table:table-row table:style-name="ro2">
          <table:table-cell table:formula="of:=[.A268]+[.$J$2]" office:value-type="float" office:value="26700">
            <text:p>26700</text:p>
          </table:table-cell>
          <table:table-cell table:formula="of:=[.$G$2]*SIN(-2*3.14159*[.$A269]*[.$G$3])" office:value-type="float" office:value="-0.464533092673023">
            <text:p>-0,46</text:p>
          </table:table-cell>
          <table:table-cell table:formula="of:=[.$G$4]*SIN(-2*3.14159*[.$A269]*[.$G$11])" office:value-type="float" office:value="0.313419800555026">
            <text:p>0,31</text:p>
          </table:table-cell>
          <table:table-cell table:formula="of:=[.B269]+[.C269]" office:value-type="float" office:value="-0.151113292117998">
            <text:p>-0,15</text:p>
          </table:table-cell>
          <table:table-cell table:number-columns-repeated="1020"/>
        </table:table-row>
        <table:table-row table:style-name="ro2">
          <table:table-cell table:formula="of:=[.A269]+[.$J$2]" office:value-type="float" office:value="26800">
            <text:p>26800</text:p>
          </table:table-cell>
          <table:table-cell table:formula="of:=[.$G$2]*SIN(-2*3.14159*[.$A270]*[.$G$3])" office:value-type="float" office:value="-0.247008017298411">
            <text:p>-0,25</text:p>
          </table:table-cell>
          <table:table-cell table:formula="of:=[.$G$4]*SIN(-2*3.14159*[.$A270]*[.$G$11])" office:value-type="float" office:value="0.547056586675562">
            <text:p>0,55</text:p>
          </table:table-cell>
          <table:table-cell table:formula="of:=[.B270]+[.C270]" office:value-type="float" office:value="0.300048569377151">
            <text:p>0,30</text:p>
          </table:table-cell>
          <table:table-cell table:number-columns-repeated="1020"/>
        </table:table-row>
        <table:table-row table:style-name="ro2">
          <table:table-cell table:formula="of:=[.A270]+[.$J$2]" office:value-type="float" office:value="26900">
            <text:p>26900</text:p>
          </table:table-cell>
          <table:table-cell table:formula="of:=[.$G$2]*SIN(-2*3.14159*[.$A271]*[.$G$3])" office:value-type="float" office:value="-0.0160747831620048">
            <text:p>-0,02</text:p>
          </table:table-cell>
          <table:table-cell table:formula="of:=[.$G$4]*SIN(-2*3.14159*[.$A271]*[.$G$11])" office:value-type="float" office:value="0.743905621745031">
            <text:p>0,74</text:p>
          </table:table-cell>
          <table:table-cell table:formula="of:=[.B271]+[.C271]" office:value-type="float" office:value="0.727830838583027">
            <text:p>0,73</text:p>
          </table:table-cell>
          <table:table-cell table:number-columns-repeated="1020"/>
        </table:table-row>
        <table:table-row table:style-name="ro2">
          <table:table-cell table:formula="of:=[.A271]+[.$J$2]" office:value-type="float" office:value="27000">
            <text:p>27000</text:p>
          </table:table-cell>
          <table:table-cell table:formula="of:=[.$G$2]*SIN(-2*3.14159*[.$A272]*[.$G$3])" office:value-type="float" office:value="0.215731027740025">
            <text:p>0,22</text:p>
          </table:table-cell>
          <table:table-cell table:formula="of:=[.$G$4]*SIN(-2*3.14159*[.$A272]*[.$G$11])" office:value-type="float" office:value="0.890729483453993">
            <text:p>0,89</text:p>
          </table:table-cell>
          <table:table-cell table:formula="of:=[.B272]+[.C272]" office:value-type="float" office:value="1.10646051119402">
            <text:p>1,11</text:p>
          </table:table-cell>
          <table:table-cell table:number-columns-repeated="1020"/>
        </table:table-row>
        <table:table-row table:style-name="ro2">
          <table:table-cell table:formula="of:=[.A272]+[.$J$2]" office:value-type="float" office:value="27100">
            <text:p>27100</text:p>
          </table:table-cell>
          <table:table-cell table:formula="of:=[.$G$2]*SIN(-2*3.14159*[.$A273]*[.$G$3])" office:value-type="float" office:value="0.435826454711341">
            <text:p>0,44</text:p>
          </table:table-cell>
          <table:table-cell table:formula="of:=[.$G$4]*SIN(-2*3.14159*[.$A273]*[.$G$11])" office:value-type="float" office:value="0.977654738450542">
            <text:p>0,98</text:p>
          </table:table-cell>
          <table:table-cell table:formula="of:=[.B273]+[.C273]" office:value-type="float" office:value="1.41348119316188">
            <text:p>1,41</text:p>
          </table:table-cell>
          <table:table-cell table:number-columns-repeated="1020"/>
        </table:table-row>
        <table:table-row table:style-name="ro2">
          <table:table-cell table:formula="of:=[.A273]+[.$J$2]" office:value-type="float" office:value="27200">
            <text:p>27200</text:p>
          </table:table-cell>
          <table:table-cell table:formula="of:=[.$G$2]*SIN(-2*3.14159*[.$A274]*[.$G$3])" office:value-type="float" office:value="0.632264204039822">
            <text:p>0,63</text:p>
          </table:table-cell>
          <table:table-cell table:formula="of:=[.$G$4]*SIN(-2*3.14159*[.$A274]*[.$G$11])" office:value-type="float" office:value="0.99883596153694">
            <text:p>1,00</text:p>
          </table:table-cell>
          <table:table-cell table:formula="of:=[.B274]+[.C274]" office:value-type="float" office:value="1.63110016557676">
            <text:p>1,63</text:p>
          </table:table-cell>
          <table:table-cell table:number-columns-repeated="1020"/>
        </table:table-row>
        <table:table-row table:style-name="ro2">
          <table:table-cell table:formula="of:=[.A274]+[.$J$2]" office:value-type="float" office:value="27300">
            <text:p>27300</text:p>
          </table:table-cell>
          <table:table-cell table:formula="of:=[.$G$2]*SIN(-2*3.14159*[.$A275]*[.$G$3])" office:value-type="float" office:value="0.794381175997903">
            <text:p>0,79</text:p>
          </table:table-cell>
          <table:table-cell table:formula="of:=[.$G$4]*SIN(-2*3.14159*[.$A275]*[.$G$11])" office:value-type="float" office:value="0.952848783458619">
            <text:p>0,95</text:p>
          </table:table-cell>
          <table:table-cell table:formula="of:=[.B275]+[.C275]" office:value-type="float" office:value="1.74722995945652">
            <text:p>1,75</text:p>
          </table:table-cell>
          <table:table-cell table:number-columns-repeated="1020"/>
        </table:table-row>
        <table:table-row table:style-name="ro2">
          <table:table-cell table:formula="of:=[.A275]+[.$J$2]" office:value-type="float" office:value="27400">
            <text:p>27400</text:p>
          </table:table-cell>
          <table:table-cell table:formula="of:=[.$G$2]*SIN(-2*3.14159*[.$A276]*[.$G$3])" office:value-type="float" office:value="0.913377282794775">
            <text:p>0,91</text:p>
          </table:table-cell>
          <table:table-cell table:formula="of:=[.$G$4]*SIN(-2*3.14159*[.$A276]*[.$G$11])" office:value-type="float" office:value="0.842785684180377">
            <text:p>0,84</text:p>
          </table:table-cell>
          <table:table-cell table:formula="of:=[.B276]+[.C276]" office:value-type="float" office:value="1.75616296697515">
            <text:p>1,76</text:p>
          </table:table-cell>
          <table:table-cell table:number-columns-repeated="1020"/>
        </table:table-row>
        <table:table-row table:style-name="ro2">
          <table:table-cell table:formula="of:=[.A276]+[.$J$2]" office:value-type="float" office:value="27500">
            <text:p>27500</text:p>
          </table:table-cell>
          <table:table-cell table:formula="of:=[.$G$2]*SIN(-2*3.14159*[.$A277]*[.$G$3])" office:value-type="float" office:value="0.982793140642792">
            <text:p>0,98</text:p>
          </table:table-cell>
          <table:table-cell table:formula="of:=[.$G$4]*SIN(-2*3.14159*[.$A277]*[.$G$11])" office:value-type="float" office:value="0.67604804281354">
            <text:p>0,68</text:p>
          </table:table-cell>
          <table:table-cell table:formula="of:=[.B277]+[.C277]" office:value-type="float" office:value="1.65884118345633">
            <text:p>1,66</text:p>
          </table:table-cell>
          <table:table-cell table:number-columns-repeated="1020"/>
        </table:table-row>
        <table:table-row table:style-name="ro2">
          <table:table-cell table:formula="of:=[.A277]+[.$J$2]" office:value-type="float" office:value="27600">
            <text:p>27600</text:p>
          </table:table-cell>
          <table:table-cell table:formula="of:=[.$G$2]*SIN(-2*3.14159*[.$A278]*[.$G$3])" office:value-type="float" office:value="0.998860685868881">
            <text:p>1,00</text:p>
          </table:table-cell>
          <table:table-cell table:formula="of:=[.$G$4]*SIN(-2*3.14159*[.$A278]*[.$G$11])" office:value-type="float" office:value="0.463848425941194">
            <text:p>0,46</text:p>
          </table:table-cell>
          <table:table-cell table:formula="of:=[.B278]+[.C278]" office:value-type="float" office:value="1.46270911181008">
            <text:p>1,46</text:p>
          </table:table-cell>
          <table:table-cell table:number-columns-repeated="1020"/>
        </table:table-row>
        <table:table-row table:style-name="ro2">
          <table:table-cell table:formula="of:=[.A278]+[.$J$2]" office:value-type="float" office:value="27700">
            <text:p>27700</text:p>
          </table:table-cell>
          <table:table-cell table:formula="of:=[.$G$2]*SIN(-2*3.14159*[.$A279]*[.$G$3])" office:value-type="float" office:value="0.960707740665955">
            <text:p>0,96</text:p>
          </table:table-cell>
          <table:table-cell table:formula="of:=[.$G$4]*SIN(-2*3.14159*[.$A279]*[.$G$11])" office:value-type="float" office:value="0.2204565298382">
            <text:p>0,22</text:p>
          </table:table-cell>
          <table:table-cell table:formula="of:=[.B279]+[.C279]" office:value-type="float" office:value="1.18116427050415">
            <text:p>1,18</text:p>
          </table:table-cell>
          <table:table-cell table:number-columns-repeated="1020"/>
        </table:table-row>
        <table:table-row table:style-name="ro2">
          <table:table-cell table:formula="of:=[.A279]+[.$J$2]" office:value-type="float" office:value="27800">
            <text:p>27800</text:p>
          </table:table-cell>
          <table:table-cell table:formula="of:=[.$G$2]*SIN(-2*3.14159*[.$A280]*[.$G$3])" office:value-type="float" office:value="0.870405335989059">
            <text:p>0,87</text:p>
          </table:table-cell>
          <table:table-cell table:formula="of:=[.$G$4]*SIN(-2*3.14159*[.$A280]*[.$G$11])" office:value-type="float" office:value="-0.0377603218424893">
            <text:p>-0,04</text:p>
          </table:table-cell>
          <table:table-cell table:formula="of:=[.B280]+[.C280]" office:value-type="float" office:value="0.83264501414657">
            <text:p>0,83</text:p>
          </table:table-cell>
          <table:table-cell table:number-columns-repeated="1020"/>
        </table:table-row>
        <table:table-row table:style-name="ro2">
          <table:table-cell table:formula="of:=[.A280]+[.$J$2]" office:value-type="float" office:value="27900">
            <text:p>27900</text:p>
          </table:table-cell>
          <table:table-cell table:formula="of:=[.$G$2]*SIN(-2*3.14159*[.$A281]*[.$G$3])" office:value-type="float" office:value="0.732855297225628">
            <text:p>0,73</text:p>
          </table:table-cell>
          <table:table-cell table:formula="of:=[.$G$4]*SIN(-2*3.14159*[.$A281]*[.$G$11])" office:value-type="float" office:value="-0.293437931649231">
            <text:p>-0,29</text:p>
          </table:table-cell>
          <table:table-cell table:formula="of:=[.B281]+[.C281]" office:value-type="float" office:value="0.439417365576397">
            <text:p>0,44</text:p>
          </table:table-cell>
          <table:table-cell table:number-columns-repeated="1020"/>
        </table:table-row>
        <table:table-row table:style-name="ro2">
          <table:table-cell table:formula="of:=[.A281]+[.$J$2]" office:value-type="float" office:value="28000">
            <text:p>28000</text:p>
          </table:table-cell>
          <table:table-cell table:formula="of:=[.$G$2]*SIN(-2*3.14159*[.$A282]*[.$G$3])" office:value-type="float" office:value="0.555524161667391">
            <text:p>0,56</text:p>
          </table:table-cell>
          <table:table-cell table:formula="of:=[.$G$4]*SIN(-2*3.14159*[.$A282]*[.$G$11])" office:value-type="float" office:value="-0.529382801123269">
            <text:p>-0,53</text:p>
          </table:table-cell>
          <table:table-cell table:formula="of:=[.B282]+[.C282]" office:value-type="float" office:value="0.0261413605441216">
            <text:p>0,03</text:p>
          </table:table-cell>
          <table:table-cell table:number-columns-repeated="1020"/>
        </table:table-row>
        <table:table-row table:style-name="ro2">
          <table:table-cell table:formula="of:=[.A282]+[.$J$2]" office:value-type="float" office:value="28100">
            <text:p>28100</text:p>
          </table:table-cell>
          <table:table-cell table:formula="of:=[.$G$2]*SIN(-2*3.14159*[.$A283]*[.$G$3])" office:value-type="float" office:value="0.348037891400913">
            <text:p>0,35</text:p>
          </table:table-cell>
          <table:table-cell table:formula="of:=[.$G$4]*SIN(-2*3.14159*[.$A283]*[.$G$11])" office:value-type="float" office:value="-0.729728437022901">
            <text:p>-0,73</text:p>
          </table:table-cell>
          <table:table-cell table:formula="of:=[.B283]+[.C283]" office:value-type="float" office:value="-0.381690545621988">
            <text:p>-0,38</text:p>
          </table:table-cell>
          <table:table-cell table:number-columns-repeated="1020"/>
        </table:table-row>
        <table:table-row table:style-name="ro2">
          <table:table-cell table:formula="of:=[.A283]+[.$J$2]" office:value-type="float" office:value="28200">
            <text:p>28200</text:p>
          </table:table-cell>
          <table:table-cell table:formula="of:=[.$G$2]*SIN(-2*3.14159*[.$A284]*[.$G$3])" office:value-type="float" office:value="0.121659284518893">
            <text:p>0,12</text:p>
          </table:table-cell>
          <table:table-cell table:formula="of:=[.$G$4]*SIN(-2*3.14159*[.$A284]*[.$G$11])" office:value-type="float" office:value="-0.881002261332991">
            <text:p>-0,88</text:p>
          </table:table-cell>
          <table:table-cell table:formula="of:=[.B284]+[.C284]" office:value-type="float" office:value="-0.759342976814097">
            <text:p>-0,76</text:p>
          </table:table-cell>
          <table:table-cell table:number-columns-repeated="1020"/>
        </table:table-row>
        <table:table-row table:style-name="ro2">
          <table:table-cell table:formula="of:=[.A284]+[.$J$2]" office:value-type="float" office:value="28300">
            <text:p>28300</text:p>
          </table:table-cell>
          <table:table-cell table:formula="of:=[.$G$2]*SIN(-2*3.14159*[.$A285]*[.$G$3])" office:value-type="float" office:value="-0.111323258439045">
            <text:p>-0,11</text:p>
          </table:table-cell>
          <table:table-cell table:formula="of:=[.$G$4]*SIN(-2*3.14159*[.$A285]*[.$G$11])" office:value-type="float" office:value="-0.973031615678075">
            <text:p>-0,97</text:p>
          </table:table-cell>
          <table:table-cell table:formula="of:=[.B285]+[.C285]" office:value-type="float" office:value="-1.08435487411712">
            <text:p>-1,08</text:p>
          </table:table-cell>
          <table:table-cell table:number-columns-repeated="1020"/>
        </table:table-row>
        <table:table-row table:style-name="ro2">
          <table:table-cell table:formula="of:=[.A285]+[.$J$2]" office:value-type="float" office:value="28400">
            <text:p>28400</text:p>
          </table:table-cell>
          <table:table-cell table:formula="of:=[.$G$2]*SIN(-2*3.14159*[.$A286]*[.$G$3])" office:value-type="float" office:value="-0.338262914982376">
            <text:p>-0,34</text:p>
          </table:table-cell>
          <table:table-cell table:formula="of:=[.$G$4]*SIN(-2*3.14159*[.$A286]*[.$G$11])" office:value-type="float" office:value="-0.999627821013385">
            <text:p>-1,00</text:p>
          </table:table-cell>
          <table:table-cell table:formula="of:=[.B286]+[.C286]" office:value-type="float" office:value="-1.33789073599576">
            <text:p>-1,34</text:p>
          </table:table-cell>
          <table:table-cell table:number-columns-repeated="1020"/>
        </table:table-row>
        <table:table-row table:style-name="ro2">
          <table:table-cell table:formula="of:=[.A286]+[.$J$2]" office:value-type="float" office:value="28500">
            <text:p>28500</text:p>
          </table:table-cell>
          <table:table-cell table:formula="of:=[.$G$2]*SIN(-2*3.14159*[.$A287]*[.$G$3])" office:value-type="float" office:value="-0.54684087063612">
            <text:p>-0,55</text:p>
          </table:table-cell>
          <table:table-cell table:formula="of:=[.$G$4]*SIN(-2*3.14159*[.$A287]*[.$G$11])" office:value-type="float" office:value="-0.959002374961723">
            <text:p>-0,96</text:p>
          </table:table-cell>
          <table:table-cell table:formula="of:=[.B287]+[.C287]" office:value-type="float" office:value="-1.50584324559784">
            <text:p>-1,51</text:p>
          </table:table-cell>
          <table:table-cell table:number-columns-repeated="1020"/>
        </table:table-row>
        <table:table-row table:style-name="ro2">
          <table:table-cell table:formula="of:=[.A287]+[.$J$2]" office:value-type="float" office:value="28600">
            <text:p>28600</text:p>
          </table:table-cell>
          <table:table-cell table:formula="of:=[.$G$2]*SIN(-2*3.14159*[.$A288]*[.$G$3])" office:value-type="float" office:value="-0.725735026925262">
            <text:p>-0,73</text:p>
          </table:table-cell>
          <table:table-cell table:formula="of:=[.$G$4]*SIN(-2*3.14159*[.$A288]*[.$G$11])" office:value-type="float" office:value="-0.853887199402747">
            <text:p>-0,85</text:p>
          </table:table-cell>
          <table:table-cell table:formula="of:=[.B288]+[.C288]" office:value-type="float" office:value="-1.57962222632801">
            <text:p>-1,58</text:p>
          </table:table-cell>
          <table:table-cell table:number-columns-repeated="1020"/>
        </table:table-row>
        <table:table-row table:style-name="ro2">
          <table:table-cell table:formula="of:=[.A288]+[.$J$2]" office:value-type="float" office:value="28700">
            <text:p>28700</text:p>
          </table:table-cell>
          <table:table-cell table:formula="of:=[.$G$2]*SIN(-2*3.14159*[.$A289]*[.$G$3])" office:value-type="float" office:value="-0.865234591317764">
            <text:p>-0,87</text:p>
          </table:table-cell>
          <table:table-cell table:formula="of:=[.$G$4]*SIN(-2*3.14159*[.$A289]*[.$G$11])" office:value-type="float" office:value="-0.691350952441994">
            <text:p>-0,69</text:p>
          </table:table-cell>
          <table:table-cell table:formula="of:=[.B289]+[.C289]" office:value-type="float" office:value="-1.55658554375976">
            <text:p>-1,56</text:p>
          </table:table-cell>
          <table:table-cell table:number-columns-repeated="1020"/>
        </table:table-row>
        <table:table-row table:style-name="ro2">
          <table:table-cell table:formula="of:=[.A289]+[.$J$2]" office:value-type="float" office:value="28800">
            <text:p>28800</text:p>
          </table:table-cell>
          <table:table-cell table:formula="of:=[.$G$2]*SIN(-2*3.14159*[.$A290]*[.$G$3])" office:value-type="float" office:value="-0.957767201718489">
            <text:p>-0,96</text:p>
          </table:table-cell>
          <table:table-cell table:formula="of:=[.$G$4]*SIN(-2*3.14159*[.$A290]*[.$G$11])" office:value-type="float" office:value="-0.482323639100071">
            <text:p>-0,48</text:p>
          </table:table-cell>
          <table:table-cell table:formula="of:=[.B290]+[.C290]" office:value-type="float" office:value="-1.44009084081856">
            <text:p>-1,44</text:p>
          </table:table-cell>
          <table:table-cell table:number-columns-repeated="1020"/>
        </table:table-row>
        <table:table-row table:style-name="ro2">
          <table:table-cell table:formula="of:=[.A290]+[.$J$2]" office:value-type="float" office:value="28900">
            <text:p>28900</text:p>
          </table:table-cell>
          <table:table-cell table:formula="of:=[.$G$2]*SIN(-2*3.14159*[.$A291]*[.$G$3])" office:value-type="float" office:value="-0.998309972831611">
            <text:p>-1,00</text:p>
          </table:table-cell>
          <table:table-cell table:formula="of:=[.$G$4]*SIN(-2*3.14159*[.$A291]*[.$G$11])" office:value-type="float" office:value="-0.240861675159725">
            <text:p>-0,24</text:p>
          </table:table-cell>
          <table:table-cell table:formula="of:=[.B291]+[.C291]" office:value-type="float" office:value="-1.23917164799134">
            <text:p>-1,24</text:p>
          </table:table-cell>
          <table:table-cell table:number-columns-repeated="1020"/>
        </table:table-row>
        <table:table-row table:style-name="ro2">
          <table:table-cell table:formula="of:=[.A291]+[.$J$2]" office:value-type="float" office:value="29000">
            <text:p>29000</text:p>
          </table:table-cell>
          <table:table-cell table:formula="of:=[.$G$2]*SIN(-2*3.14159*[.$A292]*[.$G$3])" office:value-type="float" office:value="-0.984662143220578">
            <text:p>-0,98</text:p>
          </table:table-cell>
          <table:table-cell table:formula="of:=[.$G$4]*SIN(-2*3.14159*[.$A292]*[.$G$11])" office:value-type="float" office:value="0.0167974506495861">
            <text:p>0,02</text:p>
          </table:table-cell>
          <table:table-cell table:formula="of:=[.B292]+[.C292]" office:value-type="float" office:value="-0.967864692570992">
            <text:p>-0,97</text:p>
          </table:table-cell>
          <table:table-cell table:number-columns-repeated="1020"/>
        </table:table-row>
        <table:table-row table:style-name="ro2">
          <table:table-cell table:formula="of:=[.A292]+[.$J$2]" office:value-type="float" office:value="29100">
            <text:p>29100</text:p>
          </table:table-cell>
          <table:table-cell table:formula="of:=[.$G$2]*SIN(-2*3.14159*[.$A293]*[.$G$3])" office:value-type="float" office:value="-0.917564553229934">
            <text:p>-0,92</text:p>
          </table:table-cell>
          <table:table-cell table:formula="of:=[.$G$4]*SIN(-2*3.14159*[.$A293]*[.$G$11])" office:value-type="float" office:value="0.273326989279186">
            <text:p>0,27</text:p>
          </table:table-cell>
          <table:table-cell table:formula="of:=[.B293]+[.C293]" office:value-type="float" office:value="-0.644237563950748">
            <text:p>-0,64</text:p>
          </table:table-cell>
          <table:table-cell table:number-columns-repeated="1020"/>
        </table:table-row>
        <table:table-row table:style-name="ro2">
          <table:table-cell table:formula="of:=[.A293]+[.$J$2]" office:value-type="float" office:value="29200">
            <text:p>29200</text:p>
          </table:table-cell>
          <table:table-cell table:formula="of:=[.$G$2]*SIN(-2*3.14159*[.$A294]*[.$G$3])" office:value-type="float" office:value="-0.800659416721297">
            <text:p>-0,80</text:p>
          </table:table-cell>
          <table:table-cell table:formula="of:=[.$G$4]*SIN(-2*3.14159*[.$A294]*[.$G$11])" office:value-type="float" office:value="0.511476209291719">
            <text:p>0,51</text:p>
          </table:table-cell>
          <table:table-cell table:formula="of:=[.B294]+[.C294]" office:value-type="float" office:value="-0.289183207429578">
            <text:p>-0,29</text:p>
          </table:table-cell>
          <table:table-cell table:number-columns-repeated="1020"/>
        </table:table-row>
        <table:table-row table:style-name="ro2">
          <table:table-cell table:formula="of:=[.A294]+[.$J$2]" office:value-type="float" office:value="29300">
            <text:p>29300</text:p>
          </table:table-cell>
          <table:table-cell table:formula="of:=[.$G$2]*SIN(-2*3.14159*[.$A295]*[.$G$3])" office:value-type="float" office:value="-0.640292617484915">
            <text:p>-0,64</text:p>
          </table:table-cell>
          <table:table-cell table:formula="of:=[.$G$4]*SIN(-2*3.14159*[.$A295]*[.$G$11])" office:value-type="float" office:value="0.715230340170774">
            <text:p>0,72</text:p>
          </table:table-cell>
          <table:table-cell table:formula="of:=[.B295]+[.C295]" office:value-type="float" office:value="0.0749377226858595">
            <text:p>0,07</text:p>
          </table:table-cell>
          <table:table-cell table:number-columns-repeated="1020"/>
        </table:table-row>
        <table:table-row table:style-name="ro2">
          <table:table-cell table:formula="of:=[.A295]+[.$J$2]" office:value-type="float" office:value="29400">
            <text:p>29400</text:p>
          </table:table-cell>
          <table:table-cell table:formula="of:=[.$G$2]*SIN(-2*3.14159*[.$A296]*[.$G$3])" office:value-type="float" office:value="-0.445169239849502">
            <text:p>-0,45</text:p>
          </table:table-cell>
          <table:table-cell table:formula="of:=[.$G$4]*SIN(-2*3.14159*[.$A296]*[.$G$11])" office:value-type="float" office:value="0.87088761560194">
            <text:p>0,87</text:p>
          </table:table-cell>
          <table:table-cell table:formula="of:=[.B296]+[.C296]" office:value-type="float" office:value="0.425718375752438">
            <text:p>0,43</text:p>
          </table:table-cell>
          <table:table-cell table:number-columns-repeated="1020"/>
        </table:table-row>
        <table:table-row table:style-name="ro2">
          <table:table-cell table:formula="of:=[.A296]+[.$J$2]" office:value-type="float" office:value="29500">
            <text:p>29500</text:p>
          </table:table-cell>
          <table:table-cell table:formula="of:=[.$G$2]*SIN(-2*3.14159*[.$A297]*[.$G$3])" office:value-type="float" office:value="-0.225881036377986">
            <text:p>-0,23</text:p>
          </table:table-cell>
          <table:table-cell table:formula="of:=[.$G$4]*SIN(-2*3.14159*[.$A297]*[.$G$11])" office:value-type="float" office:value="0.967980583518364">
            <text:p>0,97</text:p>
          </table:table-cell>
          <table:table-cell table:formula="of:=[.B297]+[.C297]" office:value-type="float" office:value="0.742099547140378">
            <text:p>0,74</text:p>
          </table:table-cell>
          <table:table-cell table:number-columns-repeated="1020"/>
        </table:table-row>
        <table:table-row table:style-name="ro2">
          <table:table-cell table:formula="of:=[.A297]+[.$J$2]" office:value-type="float" office:value="29600">
            <text:p>29600</text:p>
          </table:table-cell>
          <table:table-cell table:formula="of:=[.$G$2]*SIN(-2*3.14159*[.$A298]*[.$G$3])" office:value-type="float" office:value="0.00566853209491591">
            <text:p>0,01</text:p>
          </table:table-cell>
          <table:table-cell table:formula="of:=[.$G$4]*SIN(-2*3.14159*[.$A298]*[.$G$11])" office:value-type="float" office:value="0.999980074909219">
            <text:p>1,00</text:p>
          </table:table-cell>
          <table:table-cell table:formula="of:=[.B298]+[.C298]" office:value-type="float" office:value="1.00564860700413">
            <text:p>1,01</text:p>
          </table:table-cell>
          <table:table-cell table:number-columns-repeated="1020"/>
        </table:table-row>
        <table:table-row table:style-name="ro2">
          <table:table-cell table:formula="of:=[.A298]+[.$J$2]" office:value-type="float" office:value="29700">
            <text:p>29700</text:p>
          </table:table-cell>
          <table:table-cell table:formula="of:=[.$G$2]*SIN(-2*3.14159*[.$A299]*[.$G$3])" office:value-type="float" office:value="0.236910384893302">
            <text:p>0,24</text:p>
          </table:table-cell>
          <table:table-cell table:formula="of:=[.$G$4]*SIN(-2*3.14159*[.$A299]*[.$G$11])" office:value-type="float" office:value="0.964734222783929">
            <text:p>0,96</text:p>
          </table:table-cell>
          <table:table-cell table:formula="of:=[.B299]+[.C299]" office:value-type="float" office:value="1.20164460767723">
            <text:p>1,20</text:p>
          </table:table-cell>
          <table:table-cell table:number-columns-repeated="1020"/>
        </table:table-row>
        <table:table-row table:style-name="ro2">
          <table:table-cell table:formula="of:=[.A299]+[.$J$2]" office:value-type="float" office:value="29800">
            <text:p>29800</text:p>
          </table:table-cell>
          <table:table-cell table:formula="of:=[.$G$2]*SIN(-2*3.14159*[.$A300]*[.$G$3])" office:value-type="float" office:value="0.455292188799617">
            <text:p>0,46</text:p>
          </table:table-cell>
          <table:table-cell table:formula="of:=[.$G$4]*SIN(-2*3.14159*[.$A300]*[.$G$11])" office:value-type="float" office:value="0.864613201288877">
            <text:p>0,86</text:p>
          </table:table-cell>
          <table:table-cell table:formula="of:=[.B300]+[.C300]" office:value-type="float" office:value="1.31990539008849">
            <text:p>1,32</text:p>
          </table:table-cell>
          <table:table-cell table:number-columns-repeated="1020"/>
        </table:table-row>
        <table:table-row table:style-name="ro2">
          <table:table-cell table:formula="of:=[.A300]+[.$J$2]" office:value-type="float" office:value="29900">
            <text:p>29900</text:p>
          </table:table-cell>
          <table:table-cell table:formula="of:=[.$G$2]*SIN(-2*3.14159*[.$A301]*[.$G$3])" office:value-type="float" office:value="0.648959669563119">
            <text:p>0,65</text:p>
          </table:table-cell>
          <table:table-cell table:formula="of:=[.$G$4]*SIN(-2*3.14159*[.$A301]*[.$G$11])" office:value-type="float" office:value="0.706349805650184">
            <text:p>0,71</text:p>
          </table:table-cell>
          <table:table-cell table:formula="of:=[.B301]+[.C301]" office:value-type="float" office:value="1.3553094752133">
            <text:p>1,36</text:p>
          </table:table-cell>
          <table:table-cell table:number-columns-repeated="1020"/>
        </table:table-row>
        <table:table-row table:style-name="ro2">
          <table:table-cell table:formula="of:=[.A301]+[.$J$2]" office:value-type="float" office:value="30000">
            <text:p>30000</text:p>
          </table:table-cell>
          <table:table-cell table:formula="of:=[.$G$2]*SIN(-2*3.14159*[.$A302]*[.$G$3])" office:value-type="float" office:value="0.807400104102696">
            <text:p>0,81</text:p>
          </table:table-cell>
          <table:table-cell table:formula="of:=[.$G$4]*SIN(-2*3.14159*[.$A302]*[.$G$11])" office:value-type="float" office:value="0.500586741152244">
            <text:p>0,50</text:p>
          </table:table-cell>
          <table:table-cell table:formula="of:=[.B302]+[.C302]" office:value-type="float" office:value="1.30798684525494">
            <text:p>1,31</text:p>
          </table:table-cell>
          <table:table-cell table:number-columns-repeated="1020"/>
        </table:table-row>
        <table:table-row table:style-name="ro2">
          <table:table-cell table:formula="of:=[.A302]+[.$J$2]" office:value-type="float" office:value="30100">
            <text:p>30100</text:p>
          </table:table-cell>
          <table:table-cell table:formula="of:=[.$G$2]*SIN(-2*3.14159*[.$A303]*[.$G$3])" office:value-type="float" office:value="0.922012975663552">
            <text:p>0,92</text:p>
          </table:table-cell>
          <table:table-cell table:formula="of:=[.$G$4]*SIN(-2*3.14159*[.$A303]*[.$G$11])" office:value-type="float" office:value="0.261160868003606">
            <text:p>0,26</text:p>
          </table:table-cell>
          <table:table-cell table:formula="of:=[.B303]+[.C303]" office:value-type="float" office:value="1.18317384366716">
            <text:p>1,18</text:p>
          </table:table-cell>
          <table:table-cell table:number-columns-repeated="1020"/>
        </table:table-row>
        <table:table-row table:style-name="ro2">
          <table:table-cell table:formula="of:=[.A303]+[.$J$2]" office:value-type="float" office:value="30200">
            <text:p>30200</text:p>
          </table:table-cell>
          <table:table-cell table:formula="of:=[.$G$2]*SIN(-2*3.14159*[.$A304]*[.$G$3])" office:value-type="float" office:value="0.986576829949384">
            <text:p>0,99</text:p>
          </table:table-cell>
          <table:table-cell table:formula="of:=[.$G$4]*SIN(-2*3.14159*[.$A304]*[.$G$11])" office:value-type="float" office:value="0.00417280754564983">
            <text:p>0,00</text:p>
          </table:table-cell>
          <table:table-cell table:formula="of:=[.B304]+[.C304]" office:value-type="float" office:value="0.990749637495034">
            <text:p>0,99</text:p>
          </table:table-cell>
          <table:table-cell table:number-columns-repeated="1020"/>
        </table:table-row>
        <table:table-row table:style-name="ro2">
          <table:table-cell table:formula="of:=[.A304]+[.$J$2]" office:value-type="float" office:value="30300">
            <text:p>30300</text:p>
          </table:table-cell>
          <table:table-cell table:formula="of:=[.$G$2]*SIN(-2*3.14159*[.$A305]*[.$G$3])" office:value-type="float" office:value="0.997586989154504">
            <text:p>1,00</text:p>
          </table:table-cell>
          <table:table-cell table:formula="of:=[.$G$4]*SIN(-2*3.14159*[.$A305]*[.$G$11])" office:value-type="float" office:value="-0.25309587476429">
            <text:p>-0,25</text:p>
          </table:table-cell>
          <table:table-cell table:formula="of:=[.B305]+[.C305]" office:value-type="float" office:value="0.744491114390213">
            <text:p>0,74</text:p>
          </table:table-cell>
          <table:table-cell table:number-columns-repeated="1020"/>
        </table:table-row>
        <table:table-row table:style-name="ro2">
          <table:table-cell table:formula="of:=[.A305]+[.$J$2]" office:value-type="float" office:value="30400">
            <text:p>30400</text:p>
          </table:table-cell>
          <table:table-cell table:formula="of:=[.$G$2]*SIN(-2*3.14159*[.$A306]*[.$G$3])" office:value-type="float" office:value="0.954445794729097">
            <text:p>0,95</text:p>
          </table:table-cell>
          <table:table-cell table:formula="of:=[.$G$4]*SIN(-2*3.14159*[.$A306]*[.$G$11])" office:value-type="float" office:value="-0.493344685949433">
            <text:p>-0,49</text:p>
          </table:table-cell>
          <table:table-cell table:formula="of:=[.B306]+[.C306]" office:value-type="float" office:value="0.461101108779664">
            <text:p>0,46</text:p>
          </table:table-cell>
          <table:table-cell table:number-columns-repeated="1020"/>
        </table:table-row>
        <table:table-row table:style-name="ro2">
          <table:table-cell table:formula="of:=[.A306]+[.$J$2]" office:value-type="float" office:value="30500">
            <text:p>30500</text:p>
          </table:table-cell>
          <table:table-cell table:formula="of:=[.$G$2]*SIN(-2*3.14159*[.$A307]*[.$G$3])" office:value-type="float" office:value="0.859495053877195">
            <text:p>0,86</text:p>
          </table:table-cell>
          <table:table-cell table:formula="of:=[.$G$4]*SIN(-2*3.14159*[.$A307]*[.$G$11])" office:value-type="float" office:value="-0.700417717641334">
            <text:p>-0,70</text:p>
          </table:table-cell>
          <table:table-cell table:formula="of:=[.B307]+[.C307]" office:value-type="float" office:value="0.159077336235862">
            <text:p>0,16</text:p>
          </table:table-cell>
          <table:table-cell table:number-columns-repeated="1020"/>
        </table:table-row>
        <table:table-row table:style-name="ro2">
          <table:table-cell table:formula="of:=[.A307]+[.$J$2]" office:value-type="float" office:value="30600">
            <text:p>30600</text:p>
          </table:table-cell>
          <table:table-cell table:formula="of:=[.$G$2]*SIN(-2*3.14159*[.$A308]*[.$G$3])" office:value-type="float" office:value="0.717888914527958">
            <text:p>0,72</text:p>
          </table:table-cell>
          <table:table-cell table:formula="of:=[.$G$4]*SIN(-2*3.14159*[.$A308]*[.$G$11])" office:value-type="float" office:value="-0.860389973224389">
            <text:p>-0,86</text:p>
          </table:table-cell>
          <table:table-cell table:formula="of:=[.B308]+[.C308]" office:value-type="float" office:value="-0.14250105869643">
            <text:p>-0,14</text:p>
          </table:table-cell>
          <table:table-cell table:number-columns-repeated="1020"/>
        </table:table-row>
        <table:table-row table:style-name="ro2">
          <table:table-cell table:formula="of:=[.A308]+[.$J$2]" office:value-type="float" office:value="30700">
            <text:p>30700</text:p>
          </table:table-cell>
          <table:table-cell table:formula="of:=[.$G$2]*SIN(-2*3.14159*[.$A309]*[.$G$3])" office:value-type="float" office:value="0.537314088584153">
            <text:p>0,54</text:p>
          </table:table-cell>
          <table:table-cell table:formula="of:=[.$G$4]*SIN(-2*3.14159*[.$A309]*[.$G$11])" office:value-type="float" office:value="-0.962503867302259">
            <text:p>-0,96</text:p>
          </table:table-cell>
          <table:table-cell table:formula="of:=[.B309]+[.C309]" office:value-type="float" office:value="-0.425189778718106">
            <text:p>-0,43</text:p>
          </table:table-cell>
          <table:table-cell table:number-columns-repeated="1020"/>
        </table:table-row>
        <table:table-row table:style-name="ro2">
          <table:table-cell table:formula="of:=[.A309]+[.$J$2]" office:value-type="float" office:value="30800">
            <text:p>30800</text:p>
          </table:table-cell>
          <table:table-cell table:formula="of:=[.$G$2]*SIN(-2*3.14159*[.$A310]*[.$G$3])" office:value-type="float" office:value="0.327572599251138">
            <text:p>0,33</text:p>
          </table:table-cell>
          <table:table-cell table:formula="of:=[.$G$4]*SIN(-2*3.14159*[.$A310]*[.$G$11])" office:value-type="float" office:value="-0.999892568532429">
            <text:p>-1,00</text:p>
          </table:table-cell>
          <table:table-cell table:formula="of:=[.B310]+[.C310]" office:value-type="float" office:value="-0.672319969281291">
            <text:p>-0,67</text:p>
          </table:table-cell>
          <table:table-cell table:number-columns-repeated="1020"/>
        </table:table-row>
        <table:table-row table:style-name="ro2">
          <table:table-cell table:formula="of:=[.A310]+[.$J$2]" office:value-type="float" office:value="30900">
            <text:p>30900</text:p>
          </table:table-cell>
          <table:table-cell table:formula="of:=[.$G$2]*SIN(-2*3.14159*[.$A311]*[.$G$3])" office:value-type="float" office:value="0.100049704328961">
            <text:p>0,10</text:p>
          </table:table-cell>
          <table:table-cell table:formula="of:=[.$G$4]*SIN(-2*3.14159*[.$A311]*[.$G$11])" office:value-type="float" office:value="-0.97004181438013">
            <text:p>-0,97</text:p>
          </table:table-cell>
          <table:table-cell table:formula="of:=[.B311]+[.C311]" office:value-type="float" office:value="-0.869992110051169">
            <text:p>-0,87</text:p>
          </table:table-cell>
          <table:table-cell table:number-columns-repeated="1020"/>
        </table:table-row>
        <table:table-row table:style-name="ro2">
          <table:table-cell table:formula="of:=[.A311]+[.$J$2]" office:value-type="float" office:value="31000">
            <text:p>31000</text:p>
          </table:table-cell>
          <table:table-cell table:formula="of:=[.$G$2]*SIN(-2*3.14159*[.$A312]*[.$G$3])" office:value-type="float" office:value="-0.132904136935269">
            <text:p>-0,13</text:p>
          </table:table-cell>
          <table:table-cell table:formula="of:=[.$G$4]*SIN(-2*3.14159*[.$A312]*[.$G$11])" office:value-type="float" office:value="-0.874958965657823">
            <text:p>-0,87</text:p>
          </table:table-cell>
          <table:table-cell table:formula="of:=[.B312]+[.C312]" office:value-type="float" office:value="-1.00786310259309">
            <text:p>-1,01</text:p>
          </table:table-cell>
          <table:table-cell table:number-columns-repeated="1020"/>
        </table:table-row>
        <table:table-row table:style-name="ro2">
          <table:table-cell table:formula="of:=[.A312]+[.$J$2]" office:value-type="float" office:value="31100">
            <text:p>31100</text:p>
          </table:table-cell>
          <table:table-cell table:formula="of:=[.$G$2]*SIN(-2*3.14159*[.$A313]*[.$G$3])" office:value-type="float" office:value="-0.358643616481069">
            <text:p>-0,36</text:p>
          </table:table-cell>
          <table:table-cell table:formula="of:=[.$G$4]*SIN(-2*3.14159*[.$A313]*[.$G$11])" office:value-type="float" office:value="-0.721038038698017">
            <text:p>-0,72</text:p>
          </table:table-cell>
          <table:table-cell table:formula="of:=[.B313]+[.C313]" office:value-type="float" office:value="-1.07968165517909">
            <text:p>-1,08</text:p>
          </table:table-cell>
          <table:table-cell table:number-columns-repeated="1020"/>
        </table:table-row>
        <table:table-row table:style-name="ro2">
          <table:table-cell table:formula="of:=[.A313]+[.$J$2]" office:value-type="float" office:value="31200">
            <text:p>31200</text:p>
          </table:table-cell>
          <table:table-cell table:formula="of:=[.$G$2]*SIN(-2*3.14159*[.$A314]*[.$G$3])" office:value-type="float" office:value="-0.564915083069762">
            <text:p>-0,56</text:p>
          </table:table-cell>
          <table:table-cell table:formula="of:=[.$G$4]*SIN(-2*3.14159*[.$A314]*[.$G$11])" office:value-type="float" office:value="-0.518629687806478">
            <text:p>-0,52</text:p>
          </table:table-cell>
          <table:table-cell table:formula="of:=[.B314]+[.C314]" office:value-type="float" office:value="-1.08354477087624">
            <text:p>-1,08</text:p>
          </table:table-cell>
          <table:table-cell table:number-columns-repeated="1020"/>
        </table:table-row>
        <table:table-row table:style-name="ro2">
          <table:table-cell table:formula="of:=[.A314]+[.$J$2]" office:value-type="float" office:value="31300">
            <text:p>31300</text:p>
          </table:table-cell>
          <table:table-cell table:formula="of:=[.$G$2]*SIN(-2*3.14159*[.$A315]*[.$G$3])" office:value-type="float" office:value="-0.740521639838578">
            <text:p>-0,74</text:p>
          </table:table-cell>
          <table:table-cell table:formula="of:=[.$G$4]*SIN(-2*3.14159*[.$A315]*[.$G$11])" office:value-type="float" office:value="-0.281345224789989">
            <text:p>-0,28</text:p>
          </table:table-cell>
          <table:table-cell table:formula="of:=[.B315]+[.C315]" office:value-type="float" office:value="-1.02186686462857">
            <text:p>-1,02</text:p>
          </table:table-cell>
          <table:table-cell table:number-columns-repeated="1020"/>
        </table:table-row>
        <table:table-row table:style-name="ro2">
          <table:table-cell table:formula="of:=[.A315]+[.$J$2]" office:value-type="float" office:value="31400">
            <text:p>31400</text:p>
          </table:table-cell>
          <table:table-cell table:formula="of:=[.$G$2]*SIN(-2*3.14159*[.$A316]*[.$G$3])" office:value-type="float" office:value="-0.875930952834184">
            <text:p>-0,88</text:p>
          </table:table-cell>
          <table:table-cell table:formula="of:=[.$G$4]*SIN(-2*3.14159*[.$A316]*[.$G$11])" office:value-type="float" office:value="-0.0251412157719753">
            <text:p>-0,03</text:p>
          </table:table-cell>
          <table:table-cell table:formula="of:=[.B316]+[.C316]" office:value-type="float" office:value="-0.901072168606159">
            <text:p>-0,90</text:p>
          </table:table-cell>
          <table:table-cell table:number-columns-repeated="1020"/>
        </table:table-row>
        <table:table-row table:style-name="ro2">
          <table:table-cell table:formula="of:=[.A316]+[.$J$2]" office:value-type="float" office:value="31500">
            <text:p>31500</text:p>
          </table:table-cell>
          <table:table-cell table:formula="of:=[.$G$2]*SIN(-2*3.14159*[.$A317]*[.$G$3])" office:value-type="float" office:value="-0.963792688358251">
            <text:p>-0,96</text:p>
          </table:table-cell>
          <table:table-cell table:formula="of:=[.$G$4]*SIN(-2*3.14159*[.$A317]*[.$G$11])" office:value-type="float" office:value="0.232753442131747">
            <text:p>0,23</text:p>
          </table:table-cell>
          <table:table-cell table:formula="of:=[.B317]+[.C317]" office:value-type="float" office:value="-0.731039246226504">
            <text:p>-0,73</text:p>
          </table:table-cell>
          <table:table-cell table:number-columns-repeated="1020"/>
        </table:table-row>
        <table:table-row table:style-name="ro2">
          <table:table-cell table:formula="of:=[.A317]+[.$J$2]" office:value-type="float" office:value="31600">
            <text:p>31600</text:p>
          </table:table-cell>
          <table:table-cell table:formula="of:=[.$G$2]*SIN(-2*3.14159*[.$A318]*[.$G$3])" office:value-type="float" office:value="-0.999337506244073">
            <text:p>-1,00</text:p>
          </table:table-cell>
          <table:table-cell table:formula="of:=[.$G$4]*SIN(-2*3.14159*[.$A318]*[.$G$11])" office:value-type="float" office:value="0.474996217895737">
            <text:p>0,47</text:p>
          </table:table-cell>
          <table:table-cell table:formula="of:=[.B318]+[.C318]" office:value-type="float" office:value="-0.524341288348336">
            <text:p>-0,52</text:p>
          </table:table-cell>
          <table:table-cell table:number-columns-repeated="1020"/>
        </table:table-row>
        <table:table-row table:style-name="ro2">
          <table:table-cell table:formula="of:=[.A318]+[.$J$2]" office:value-type="float" office:value="31700">
            <text:p>31700</text:p>
          </table:table-cell>
          <table:table-cell table:formula="of:=[.$G$2]*SIN(-2*3.14159*[.$A319]*[.$G$3])" office:value-type="float" office:value="-0.980635947859272">
            <text:p>-0,98</text:p>
          </table:table-cell>
          <table:table-cell table:formula="of:=[.$G$4]*SIN(-2*3.14159*[.$A319]*[.$G$11])" office:value-type="float" office:value="0.685297062520824">
            <text:p>0,69</text:p>
          </table:table-cell>
          <table:table-cell table:formula="of:=[.B319]+[.C319]" office:value-type="float" office:value="-0.295338885338448">
            <text:p>-0,30</text:p>
          </table:table-cell>
          <table:table-cell table:number-columns-repeated="1020"/>
        </table:table-row>
        <table:table-row table:style-name="ro2">
          <table:table-cell table:formula="of:=[.A319]+[.$J$2]" office:value-type="float" office:value="31800">
            <text:p>31800</text:p>
          </table:table-cell>
          <table:table-cell table:formula="of:=[.$G$2]*SIN(-2*3.14159*[.$A320]*[.$G$3])" office:value-type="float" office:value="-0.908703179838163">
            <text:p>-0,91</text:p>
          </table:table-cell>
          <table:table-cell table:formula="of:=[.$G$4]*SIN(-2*3.14159*[.$A320]*[.$G$11])" office:value-type="float" office:value="0.849513965651954">
            <text:p>0,85</text:p>
          </table:table-cell>
          <table:table-cell table:formula="of:=[.B320]+[.C320]" office:value-type="float" office:value="-0.0591892141862085">
            <text:p>-0,06</text:p>
          </table:table-cell>
          <table:table-cell table:number-columns-repeated="1020"/>
        </table:table-row>
        <table:table-row table:style-name="ro2">
          <table:table-cell table:formula="of:=[.A320]+[.$J$2]" office:value-type="float" office:value="31900">
            <text:p>31900</text:p>
          </table:table-cell>
          <table:table-cell table:formula="of:=[.$G$2]*SIN(-2*3.14159*[.$A321]*[.$G$3])" office:value-type="float" office:value="-0.78744388133861">
            <text:p>-0,79</text:p>
          </table:table-cell>
          <table:table-cell table:formula="of:=[.$G$4]*SIN(-2*3.14159*[.$A321]*[.$G$11])" office:value-type="float" office:value="0.956603872080462">
            <text:p>0,96</text:p>
          </table:table-cell>
          <table:table-cell table:formula="of:=[.B321]+[.C321]" office:value-type="float" office:value="0.169159990741853">
            <text:p>0,17</text:p>
          </table:table-cell>
          <table:table-cell table:number-columns-repeated="1020"/>
        </table:table-row>
        <table:table-row table:style-name="ro2">
          <table:table-cell table:formula="of:=[.A321]+[.$J$2]" office:value-type="float" office:value="32000">
            <text:p>32000</text:p>
          </table:table-cell>
          <table:table-cell table:formula="of:=[.$G$2]*SIN(-2*3.14159*[.$A322]*[.$G$3])" office:value-type="float" office:value="-0.623440290230956">
            <text:p>-0,62</text:p>
          </table:table-cell>
          <table:table-cell table:formula="of:=[.$G$4]*SIN(-2*3.14159*[.$A322]*[.$G$11])" office:value-type="float" office:value="0.999365340241277">
            <text:p>1,00</text:p>
          </table:table-cell>
          <table:table-cell table:formula="of:=[.B322]+[.C322]" office:value-type="float" office:value="0.375925050010321">
            <text:p>0,38</text:p>
          </table:table-cell>
          <table:table-cell table:number-columns-repeated="1020"/>
        </table:table-row>
        <table:table-row table:style-name="ro2">
          <table:table-cell table:formula="of:=[.A322]+[.$J$2]" office:value-type="float" office:value="32100">
            <text:p>32100</text:p>
          </table:table-cell>
          <table:table-cell table:formula="of:=[.$G$2]*SIN(-2*3.14159*[.$A323]*[.$G$3])" office:value-type="float" office:value="-0.42559490439882">
            <text:p>-0,43</text:p>
          </table:table-cell>
          <table:table-cell table:formula="of:=[.$G$4]*SIN(-2*3.14159*[.$A323]*[.$G$11])" office:value-type="float" office:value="0.974922808095618">
            <text:p>0,97</text:p>
          </table:table-cell>
          <table:table-cell table:formula="of:=[.B323]+[.C323]" office:value-type="float" office:value="0.549327903696799">
            <text:p>0,55</text:p>
          </table:table-cell>
          <table:table-cell table:number-columns-repeated="1020"/>
        </table:table-row>
        <table:table-row table:style-name="ro2">
          <table:table-cell table:formula="of:=[.A323]+[.$J$2]" office:value-type="float" office:value="32200">
            <text:p>32200</text:p>
          </table:table-cell>
          <table:table-cell table:formula="of:=[.$G$2]*SIN(-2*3.14159*[.$A324]*[.$G$3])" office:value-type="float" office:value="-0.204647233366099">
            <text:p>-0,20</text:p>
          </table:table-cell>
          <table:table-cell table:formula="of:=[.$G$4]*SIN(-2*3.14159*[.$A324]*[.$G$11])" office:value-type="float" office:value="0.884919957462523">
            <text:p>0,88</text:p>
          </table:table-cell>
          <table:table-cell table:formula="of:=[.B324]+[.C324]" office:value-type="float" office:value="0.680272724096424">
            <text:p>0,68</text:p>
          </table:table-cell>
          <table:table-cell table:number-columns-repeated="1020"/>
        </table:table-row>
        <table:table-row table:style-name="ro2">
          <table:table-cell table:formula="of:=[.A324]+[.$J$2]" office:value-type="float" office:value="32300">
            <text:p>32300</text:p>
          </table:table-cell>
          <table:table-cell table:formula="of:=[.$G$2]*SIN(-2*3.14159*[.$A325]*[.$G$3])" office:value-type="float" office:value="0.027409167357388">
            <text:p>0,03</text:p>
          </table:table-cell>
          <table:table-cell table:formula="of:=[.$G$4]*SIN(-2*3.14159*[.$A325]*[.$G$11])" office:value-type="float" office:value="0.735409171288464">
            <text:p>0,74</text:p>
          </table:table-cell>
          <table:table-cell table:formula="of:=[.B325]+[.C325]" office:value-type="float" office:value="0.762818338645852">
            <text:p>0,76</text:p>
          </table:table-cell>
          <table:table-cell table:number-columns-repeated="1020"/>
        </table:table-row>
        <table:table-row table:style-name="ro2">
          <table:table-cell table:formula="of:=[.A325]+[.$J$2]" office:value-type="float" office:value="32400">
            <text:p>32400</text:p>
          </table:table-cell>
          <table:table-cell table:formula="of:=[.$G$2]*SIN(-2*3.14159*[.$A326]*[.$G$3])" office:value-type="float" office:value="0.257977734474654">
            <text:p>0,26</text:p>
          </table:table-cell>
          <table:table-cell table:formula="of:=[.$G$4]*SIN(-2*3.14159*[.$A326]*[.$G$11])" office:value-type="float" office:value="0.536444582545422">
            <text:p>0,54</text:p>
          </table:table-cell>
          <table:table-cell table:formula="of:=[.B326]+[.C326]" office:value-type="float" office:value="0.794422317020076">
            <text:p>0,79</text:p>
          </table:table-cell>
          <table:table-cell table:number-columns-repeated="1020"/>
        </table:table-row>
        <table:table-row table:style-name="ro2">
          <table:table-cell table:formula="of:=[.A326]+[.$J$2]" office:value-type="float" office:value="32500">
            <text:p>32500</text:p>
          </table:table-cell>
          <table:table-cell table:formula="of:=[.$G$2]*SIN(-2*3.14159*[.$A327]*[.$G$3])" office:value-type="float" office:value="0.474542667771039">
            <text:p>0,47</text:p>
          </table:table-cell>
          <table:table-cell table:formula="of:=[.$G$4]*SIN(-2*3.14159*[.$A327]*[.$G$11])" office:value-type="float" office:value="0.301405854596894">
            <text:p>0,30</text:p>
          </table:table-cell>
          <table:table-cell table:formula="of:=[.B327]+[.C327]" office:value-type="float" office:value="0.775948522367933">
            <text:p>0,78</text:p>
          </table:table-cell>
          <table:table-cell table:number-columns-repeated="1020"/>
        </table:table-row>
        <table:table-row table:style-name="ro2">
          <table:table-cell table:formula="of:=[.A327]+[.$J$2]" office:value-type="float" office:value="32600">
            <text:p>32600</text:p>
          </table:table-cell>
          <table:table-cell table:formula="of:=[.$G$2]*SIN(-2*3.14159*[.$A328]*[.$G$3])" office:value-type="float" office:value="0.665348316975011">
            <text:p>0,67</text:p>
          </table:table-cell>
          <table:table-cell table:formula="of:=[.$G$4]*SIN(-2*3.14159*[.$A328]*[.$G$11])" office:value-type="float" office:value="0.0460985974509603">
            <text:p>0,05</text:p>
          </table:table-cell>
          <table:table-cell table:formula="of:=[.B328]+[.C328]" office:value-type="float" office:value="0.711446914425971">
            <text:p>0,71</text:p>
          </table:table-cell>
          <table:table-cell table:number-columns-repeated="1020"/>
        </table:table-row>
        <table:table-row table:style-name="ro2">
          <table:table-cell table:formula="of:=[.A328]+[.$J$2]" office:value-type="float" office:value="32700">
            <text:p>32700</text:p>
          </table:table-cell>
          <table:table-cell table:formula="of:=[.$G$2]*SIN(-2*3.14159*[.$A329]*[.$G$3])" office:value-type="float" office:value="0.820037305905058">
            <text:p>0,82</text:p>
          </table:table-cell>
          <table:table-cell table:formula="of:=[.$G$4]*SIN(-2*3.14159*[.$A329]*[.$G$11])" office:value-type="float" office:value="-0.212308651691712">
            <text:p>-0,21</text:p>
          </table:table-cell>
          <table:table-cell table:formula="of:=[.B329]+[.C329]" office:value-type="float" office:value="0.607728654213347">
            <text:p>0,61</text:p>
          </table:table-cell>
          <table:table-cell table:number-columns-repeated="1020"/>
        </table:table-row>
        <table:table-row table:style-name="ro2">
          <table:table-cell table:formula="of:=[.A329]+[.$J$2]" office:value-type="float" office:value="32800">
            <text:p>32800</text:p>
          </table:table-cell>
          <table:table-cell table:formula="of:=[.$G$2]*SIN(-2*3.14159*[.$A330]*[.$G$3])" office:value-type="float" office:value="0.930212755033923">
            <text:p>0,93</text:p>
          </table:table-cell>
          <table:table-cell table:formula="of:=[.$G$4]*SIN(-2*3.14159*[.$A330]*[.$G$11])" office:value-type="float" office:value="-0.456438834889975">
            <text:p>-0,46</text:p>
          </table:table-cell>
          <table:table-cell table:formula="of:=[.B330]+[.C330]" office:value-type="float" office:value="0.473773920143948">
            <text:p>0,47</text:p>
          </table:table-cell>
          <table:table-cell table:number-columns-repeated="1020"/>
        </table:table-row>
        <table:table-row table:style-name="ro2">
          <table:table-cell table:formula="of:=[.A330]+[.$J$2]" office:value-type="float" office:value="32900">
            <text:p>32900</text:p>
          </table:table-cell>
          <table:table-cell table:formula="of:=[.$G$2]*SIN(-2*3.14159*[.$A331]*[.$G$3])" office:value-type="float" office:value="0.989894083716559">
            <text:p>0,99</text:p>
          </table:table-cell>
          <table:table-cell table:formula="of:=[.$G$4]*SIN(-2*3.14159*[.$A331]*[.$G$11])" office:value-type="float" office:value="-0.669875034822714">
            <text:p>-0,67</text:p>
          </table:table-cell>
          <table:table-cell table:formula="of:=[.B331]+[.C331]" office:value-type="float" office:value="0.320019048893845">
            <text:p>0,32</text:p>
          </table:table-cell>
          <table:table-cell table:number-columns-repeated="1020"/>
        </table:table-row>
        <table:table-row table:style-name="ro2">
          <table:table-cell table:formula="of:=[.A331]+[.$J$2]" office:value-type="float" office:value="33000">
            <text:p>33000</text:p>
          </table:table-cell>
          <table:table-cell table:formula="of:=[.$G$2]*SIN(-2*3.14159*[.$A332]*[.$G$3])" office:value-type="float" office:value="0.995841648715053">
            <text:p>1,00</text:p>
          </table:table-cell>
          <table:table-cell table:formula="of:=[.$G$4]*SIN(-2*3.14159*[.$A332]*[.$G$11])" office:value-type="float" office:value="-0.838264360362849">
            <text:p>-0,84</text:p>
          </table:table-cell>
          <table:table-cell table:formula="of:=[.B332]+[.C332]" office:value-type="float" office:value="0.157577288352205">
            <text:p>0,16</text:p>
          </table:table-cell>
          <table:table-cell table:number-columns-repeated="1020"/>
        </table:table-row>
        <table:table-row table:style-name="ro2">
          <table:table-cell table:formula="of:=[.A332]+[.$J$2]" office:value-type="float" office:value="33100">
            <text:p>33100</text:p>
          </table:table-cell>
          <table:table-cell table:formula="of:=[.$G$2]*SIN(-2*3.14159*[.$A333]*[.$G$3])" office:value-type="float" office:value="0.947732601557762">
            <text:p>0,95</text:p>
          </table:table-cell>
          <table:table-cell table:formula="of:=[.$G$4]*SIN(-2*3.14159*[.$A333]*[.$G$11])" office:value-type="float" office:value="-0.950283183205724">
            <text:p>-0,95</text:p>
          </table:table-cell>
          <table:table-cell table:formula="of:=[.B333]+[.C333]" office:value-type="float" office:value="-0.00255058164796251">
            <text:p>0,00</text:p>
          </table:table-cell>
          <table:table-cell table:number-columns-repeated="1020"/>
        </table:table-row>
        <table:table-row table:style-name="ro2">
          <table:table-cell table:formula="of:=[.A333]+[.$J$2]" office:value-type="float" office:value="33200">
            <text:p>33200</text:p>
          </table:table-cell>
          <table:table-cell table:formula="of:=[.$G$2]*SIN(-2*3.14159*[.$A334]*[.$G$3])" office:value-type="float" office:value="0.848178415775028">
            <text:p>0,85</text:p>
          </table:table-cell>
          <table:table-cell table:formula="of:=[.$G$4]*SIN(-2*3.14159*[.$A334]*[.$G$11])" office:value-type="float" office:value="-0.998398621800489">
            <text:p>-1,00</text:p>
          </table:table-cell>
          <table:table-cell table:formula="of:=[.B334]+[.C334]" office:value-type="float" office:value="-0.150220206025461">
            <text:p>-0,15</text:p>
          </table:table-cell>
          <table:table-cell table:number-columns-repeated="1020"/>
        </table:table-row>
        <table:table-row table:style-name="ro2">
          <table:table-cell table:formula="of:=[.A334]+[.$J$2]" office:value-type="float" office:value="33300">
            <text:p>33300</text:p>
          </table:table-cell>
          <table:table-cell table:formula="of:=[.$G$2]*SIN(-2*3.14159*[.$A335]*[.$G$3])" office:value-type="float" office:value="0.702583125036177">
            <text:p>0,70</text:p>
          </table:table-cell>
          <table:table-cell table:formula="of:=[.$G$4]*SIN(-2*3.14159*[.$A335]*[.$G$11])" office:value-type="float" office:value="-0.979375067366433">
            <text:p>-0,98</text:p>
          </table:table-cell>
          <table:table-cell table:formula="of:=[.B335]+[.C335]" office:value-type="float" office:value="-0.276791942330256">
            <text:p>-0,28</text:p>
          </table:table-cell>
          <table:table-cell table:number-columns-repeated="1020"/>
        </table:table-row>
        <table:table-row table:style-name="ro2">
          <table:table-cell table:formula="of:=[.A335]+[.$J$2]" office:value-type="float" office:value="33400">
            <text:p>33400</text:p>
          </table:table-cell>
          <table:table-cell table:formula="of:=[.$G$2]*SIN(-2*3.14159*[.$A336]*[.$G$3])" office:value-type="float" office:value="0.518849981696316">
            <text:p>0,52</text:p>
          </table:table-cell>
          <table:table-cell table:formula="of:=[.$G$4]*SIN(-2*3.14159*[.$A336]*[.$G$11])" office:value-type="float" office:value="-0.894491788678136">
            <text:p>-0,89</text:p>
          </table:table-cell>
          <table:table-cell table:formula="of:=[.B336]+[.C336]" office:value-type="float" office:value="-0.37564180698182">
            <text:p>-0,38</text:p>
          </table:table-cell>
          <table:table-cell table:number-columns-repeated="1020"/>
        </table:table-row>
        <table:table-row table:style-name="ro2">
          <table:table-cell table:formula="of:=[.A336]+[.$J$2]" office:value-type="float" office:value="33500">
            <text:p>33500</text:p>
          </table:table-cell>
          <table:table-cell table:formula="of:=[.$G$2]*SIN(-2*3.14159*[.$A337]*[.$G$3])" office:value-type="float" office:value="0.306952449803922">
            <text:p>0,31</text:p>
          </table:table-cell>
          <table:table-cell table:formula="of:=[.$G$4]*SIN(-2*3.14159*[.$A337]*[.$G$11])" office:value-type="float" office:value="-0.749456913726955">
            <text:p>-0,75</text:p>
          </table:table-cell>
          <table:table-cell table:formula="of:=[.B337]+[.C337]" office:value-type="float" office:value="-0.442504463923033">
            <text:p>-0,44</text:p>
          </table:table-cell>
          <table:table-cell table:number-columns-repeated="1020"/>
        </table:table-row>
        <table:table-row table:style-name="ro2">
          <table:table-cell table:formula="of:=[.A337]+[.$J$2]" office:value-type="float" office:value="33600">
            <text:p>33600</text:p>
          </table:table-cell>
          <table:table-cell table:formula="of:=[.$G$2]*SIN(-2*3.14159*[.$A338]*[.$G$3])" office:value-type="float" office:value="0.0783928221836548">
            <text:p>0,08</text:p>
          </table:table-cell>
          <table:table-cell table:formula="of:=[.$G$4]*SIN(-2*3.14159*[.$A338]*[.$G$11])" office:value-type="float" office:value="-0.554023540305055">
            <text:p>-0,55</text:p>
          </table:table-cell>
          <table:table-cell table:formula="of:=[.B338]+[.C338]" office:value-type="float" office:value="-0.475630718121401">
            <text:p>-0,48</text:p>
          </table:table-cell>
          <table:table-cell table:number-columns-repeated="1020"/>
        </table:table-row>
        <table:table-row table:style-name="ro2">
          <table:table-cell table:formula="of:=[.A338]+[.$J$2]" office:value-type="float" office:value="33700">
            <text:p>33700</text:p>
          </table:table-cell>
          <table:table-cell table:formula="of:=[.$G$2]*SIN(-2*3.14159*[.$A339]*[.$G$3])" office:value-type="float" office:value="-0.154422165599139">
            <text:p>-0,15</text:p>
          </table:table-cell>
          <table:table-cell table:formula="of:=[.$G$4]*SIN(-2*3.14159*[.$A339]*[.$G$11])" office:value-type="float" office:value="-0.321333935376128">
            <text:p>-0,32</text:p>
          </table:table-cell>
          <table:table-cell table:formula="of:=[.B339]+[.C339]" office:value-type="float" office:value="-0.475756100975266">
            <text:p>-0,48</text:p>
          </table:table-cell>
          <table:table-cell table:number-columns-repeated="1020"/>
        </table:table-row>
        <table:table-row table:style-name="ro2">
          <table:table-cell table:formula="of:=[.A339]+[.$J$2]" office:value-type="float" office:value="33800">
            <text:p>33800</text:p>
          </table:table-cell>
          <table:table-cell table:formula="of:=[.$G$2]*SIN(-2*3.14159*[.$A340]*[.$G$3])" office:value-type="float" office:value="-0.37885474279282">
            <text:p>-0,38</text:p>
          </table:table-cell>
          <table:table-cell table:formula="of:=[.$G$4]*SIN(-2*3.14159*[.$A340]*[.$G$11])" office:value-type="float" office:value="-0.0670356766200642">
            <text:p>-0,07</text:p>
          </table:table-cell>
          <table:table-cell table:formula="of:=[.B340]+[.C340]" office:value-type="float" office:value="-0.445890419412885">
            <text:p>-0,45</text:p>
          </table:table-cell>
          <table:table-cell table:number-columns-repeated="1020"/>
        </table:table-row>
        <table:table-row table:style-name="ro2">
          <table:table-cell table:formula="of:=[.A340]+[.$J$2]" office:value-type="float" office:value="33900">
            <text:p>33900</text:p>
          </table:table-cell>
          <table:table-cell table:formula="of:=[.$G$2]*SIN(-2*3.14159*[.$A341]*[.$G$3])" office:value-type="float" office:value="-0.582722199898993">
            <text:p>-0,58</text:p>
          </table:table-cell>
          <table:table-cell table:formula="of:=[.$G$4]*SIN(-2*3.14159*[.$A341]*[.$G$11])" office:value-type="float" office:value="0.191770494434413">
            <text:p>0,19</text:p>
          </table:table-cell>
          <table:table-cell table:formula="of:=[.B341]+[.C341]" office:value-type="float" office:value="-0.39095170546458">
            <text:p>-0,39</text:p>
          </table:table-cell>
          <table:table-cell table:number-columns-repeated="1020"/>
        </table:table-row>
        <table:table-row table:style-name="ro2">
          <table:table-cell table:formula="of:=[.A341]+[.$J$2]" office:value-type="float" office:value="34000">
            <text:p>34000</text:p>
          </table:table-cell>
          <table:table-cell table:formula="of:=[.$G$2]*SIN(-2*3.14159*[.$A342]*[.$G$3])" office:value-type="float" office:value="-0.754958135303103">
            <text:p>-0,75</text:p>
          </table:table-cell>
          <table:table-cell table:formula="of:=[.$G$4]*SIN(-2*3.14159*[.$A342]*[.$G$11])" office:value-type="float" office:value="0.437680750629459">
            <text:p>0,44</text:p>
          </table:table-cell>
          <table:table-cell table:formula="of:=[.B342]+[.C342]" office:value-type="float" office:value="-0.317277384673644">
            <text:p>-0,32</text:p>
          </table:table-cell>
          <table:table-cell table:number-columns-repeated="1020"/>
        </table:table-row>
        <table:table-row table:style-name="ro2">
          <table:table-cell table:formula="of:=[.A342]+[.$J$2]" office:value-type="float" office:value="34100">
            <text:p>34100</text:p>
          </table:table-cell>
          <table:table-cell table:formula="of:=[.$G$2]*SIN(-2*3.14159*[.$A343]*[.$G$3])" office:value-type="float" office:value="-0.8862131802501">
            <text:p>-0,89</text:p>
          </table:table-cell>
          <table:table-cell table:formula="of:=[.$G$4]*SIN(-2*3.14159*[.$A343]*[.$G$11])" office:value-type="float" office:value="0.654158416680612">
            <text:p>0,65</text:p>
          </table:table-cell>
          <table:table-cell table:formula="of:=[.B343]+[.C343]" office:value-type="float" office:value="-0.232054763569488">
            <text:p>-0,23</text:p>
          </table:table-cell>
          <table:table-cell table:number-columns-repeated="1020"/>
        </table:table-row>
        <table:table-row table:style-name="ro2">
          <table:table-cell table:formula="of:=[.A343]+[.$J$2]" office:value-type="float" office:value="34200">
            <text:p>34200</text:p>
          </table:table-cell>
          <table:table-cell table:formula="of:=[.$G$2]*SIN(-2*3.14159*[.$A344]*[.$G$3])" office:value-type="float" office:value="-0.9693625044118">
            <text:p>-0,97</text:p>
          </table:table-cell>
          <table:table-cell table:formula="of:=[.$G$4]*SIN(-2*3.14159*[.$A344]*[.$G$11])" office:value-type="float" office:value="0.826646112181763">
            <text:p>0,83</text:p>
          </table:table-cell>
          <table:table-cell table:formula="of:=[.B344]+[.C344]" office:value-type="float" office:value="-0.142716392230037">
            <text:p>-0,14</text:p>
          </table:table-cell>
          <table:table-cell table:number-columns-repeated="1020"/>
        </table:table-row>
        <table:table-row table:style-name="ro2">
          <table:table-cell table:formula="of:=[.A344]+[.$J$2]" office:value-type="float" office:value="34300">
            <text:p>34300</text:p>
          </table:table-cell>
          <table:table-cell table:formula="of:=[.$G$2]*SIN(-2*3.14159*[.$A345]*[.$G$3])" office:value-type="float" office:value="-0.999892568314011">
            <text:p>-1,00</text:p>
          </table:table-cell>
          <table:table-cell table:formula="of:=[.$G$4]*SIN(-2*3.14159*[.$A345]*[.$G$11])" office:value-type="float" office:value="0.943544598282924">
            <text:p>0,94</text:p>
          </table:table-cell>
          <table:table-cell table:formula="of:=[.B345]+[.C345]" office:value-type="float" office:value="-0.056347970031087">
            <text:p>-0,06</text:p>
          </table:table-cell>
          <table:table-cell table:number-columns-repeated="1020"/>
        </table:table-row>
        <table:table-row table:style-name="ro2">
          <table:table-cell table:formula="of:=[.A345]+[.$J$2]" office:value-type="float" office:value="34400">
            <text:p>34400</text:p>
          </table:table-cell>
          <table:table-cell table:formula="of:=[.$G$2]*SIN(-2*3.14159*[.$A346]*[.$G$3])" office:value-type="float" office:value="-0.976146125563317">
            <text:p>-0,98</text:p>
          </table:table-cell>
          <table:table-cell table:formula="of:=[.$G$4]*SIN(-2*3.14159*[.$A346]*[.$G$11])" office:value-type="float" office:value="0.996992838343111">
            <text:p>1,00</text:p>
          </table:table-cell>
          <table:table-cell table:formula="of:=[.B346]+[.C346]" office:value-type="float" office:value="0.0208467127797938">
            <text:p>0,02</text:p>
          </table:table-cell>
          <table:table-cell table:number-columns-repeated="1020"/>
        </table:table-row>
        <table:table-row table:style-name="ro2">
          <table:table-cell table:formula="of:=[.A346]+[.$J$2]" office:value-type="float" office:value="34500">
            <text:p>34500</text:p>
          </table:table-cell>
          <table:table-cell table:formula="of:=[.$G$2]*SIN(-2*3.14159*[.$A347]*[.$G$3])" office:value-type="float" office:value="-0.899412191538445">
            <text:p>-0,90</text:p>
          </table:table-cell>
          <table:table-cell table:formula="of:=[.$G$4]*SIN(-2*3.14159*[.$A347]*[.$G$11])" office:value-type="float" office:value="0.983396621574735">
            <text:p>0,98</text:p>
          </table:table-cell>
          <table:table-cell table:formula="of:=[.B347]+[.C347]" office:value-type="float" office:value="0.0839844300362899">
            <text:p>0,08</text:p>
          </table:table-cell>
          <table:table-cell table:number-columns-repeated="1020"/>
        </table:table-row>
        <table:table-row table:style-name="ro2">
          <table:table-cell table:formula="of:=[.A347]+[.$J$2]" office:value-type="float" office:value="34600">
            <text:p>34600</text:p>
          </table:table-cell>
          <table:table-cell table:formula="of:=[.$G$2]*SIN(-2*3.14159*[.$A348]*[.$G$3])" office:value-type="float" office:value="-0.773856063575057">
            <text:p>-0,77</text:p>
          </table:table-cell>
          <table:table-cell table:formula="of:=[.$G$4]*SIN(-2*3.14159*[.$A348]*[.$G$11])" office:value-type="float" office:value="0.903670249907594">
            <text:p>0,90</text:p>
          </table:table-cell>
          <table:table-cell table:formula="of:=[.B348]+[.C348]" office:value-type="float" office:value="0.129814186332537">
            <text:p>0,13</text:p>
          </table:table-cell>
          <table:table-cell table:number-columns-repeated="1020"/>
        </table:table-row>
        <table:table-row table:style-name="ro2">
          <table:table-cell table:formula="of:=[.A348]+[.$J$2]" office:value-type="float" office:value="34700">
            <text:p>34700</text:p>
          </table:table-cell>
          <table:table-cell table:formula="of:=[.$G$2]*SIN(-2*3.14159*[.$A349]*[.$G$3])" office:value-type="float" office:value="-0.606293221480149">
            <text:p>-0,61</text:p>
          </table:table-cell>
          <table:table-cell table:formula="of:=[.$G$4]*SIN(-2*3.14159*[.$A349]*[.$G$11])" office:value-type="float" office:value="0.763175048331595">
            <text:p>0,76</text:p>
          </table:table-cell>
          <table:table-cell table:formula="of:=[.B349]+[.C349]" office:value-type="float" office:value="0.156881826851446">
            <text:p>0,16</text:p>
          </table:table-cell>
          <table:table-cell table:number-columns-repeated="1020"/>
        </table:table-row>
        <table:table-row table:style-name="ro2">
          <table:table-cell table:formula="of:=[.A349]+[.$J$2]" office:value-type="float" office:value="34800">
            <text:p>34800</text:p>
          </table:table-cell>
          <table:table-cell table:formula="of:=[.$G$2]*SIN(-2*3.14159*[.$A350]*[.$G$3])" office:value-type="float" office:value="-0.405819367591995">
            <text:p>-0,41</text:p>
          </table:table-cell>
          <table:table-cell table:formula="of:=[.$G$4]*SIN(-2*3.14159*[.$A350]*[.$G$11])" office:value-type="float" office:value="0.571358868121575">
            <text:p>0,57</text:p>
          </table:table-cell>
          <table:table-cell table:formula="of:=[.B350]+[.C350]" office:value-type="float" office:value="0.165539500529581">
            <text:p>0,17</text:p>
          </table:table-cell>
          <table:table-cell table:number-columns-repeated="1020"/>
        </table:table-row>
        <table:table-row table:style-name="ro2">
          <table:table-cell table:formula="of:=[.A350]+[.$J$2]" office:value-type="float" office:value="34900">
            <text:p>34900</text:p>
          </table:table-cell>
          <table:table-cell table:formula="of:=[.$G$2]*SIN(-2*3.14159*[.$A351]*[.$G$3])" office:value-type="float" office:value="-0.183316690818203">
            <text:p>-0,18</text:p>
          </table:table-cell>
          <table:table-cell table:formula="of:=[.$G$4]*SIN(-2*3.14159*[.$A351]*[.$G$11])" office:value-type="float" office:value="0.341120689363099">
            <text:p>0,34</text:p>
          </table:table-cell>
          <table:table-cell table:formula="of:=[.B351]+[.C351]" office:value-type="float" office:value="0.157803998544896">
            <text:p>0,16</text:p>
          </table:table-cell>
          <table:table-cell table:number-columns-repeated="1020"/>
        </table:table-row>
        <table:table-row table:style-name="ro2">
          <table:table-cell table:formula="of:=[.A351]+[.$J$2]" office:value-type="float" office:value="35000">
            <text:p>35000</text:p>
          </table:table-cell>
          <table:table-cell table:formula="of:=[.$G$2]*SIN(-2*3.14159*[.$A352]*[.$G$3])" office:value-type="float" office:value="0.049136843988749">
            <text:p>0,05</text:p>
          </table:table-cell>
          <table:table-cell table:formula="of:=[.$G$4]*SIN(-2*3.14159*[.$A352]*[.$G$11])" office:value-type="float" office:value="0.0879432904450238">
            <text:p>0,09</text:p>
          </table:table-cell>
          <table:table-cell table:formula="of:=[.B352]+[.C352]" office:value-type="float" office:value="0.137080134433773">
            <text:p>0,14</text:p>
          </table:table-cell>
          <table:table-cell table:number-columns-repeated="1020"/>
        </table:table-row>
        <table:table-row table:style-name="ro2">
          <table:table-cell table:formula="of:=[.A352]+[.$J$2]" office:value-type="float" office:value="35100">
            <text:p>35100</text:p>
          </table:table-cell>
          <table:table-cell table:formula="of:=[.$G$2]*SIN(-2*3.14159*[.$A353]*[.$G$3])" office:value-type="float" office:value="0.278923116166493">
            <text:p>0,28</text:p>
          </table:table-cell>
          <table:table-cell table:formula="of:=[.$G$4]*SIN(-2*3.14159*[.$A353]*[.$G$11])" office:value-type="float" office:value="-0.171148017091236">
            <text:p>-0,17</text:p>
          </table:table-cell>
          <table:table-cell table:formula="of:=[.B353]+[.C353]" office:value-type="float" office:value="0.107775099075256">
            <text:p>0,11</text:p>
          </table:table-cell>
          <table:table-cell table:number-columns-repeated="1020"/>
        </table:table-row>
        <table:table-row table:style-name="ro2">
          <table:table-cell table:formula="of:=[.A353]+[.$J$2]" office:value-type="float" office:value="35200">
            <text:p>35200</text:p>
          </table:table-cell>
          <table:table-cell table:formula="of:=[.$G$2]*SIN(-2*3.14159*[.$A354]*[.$G$3])" office:value-type="float" office:value="0.493568803256031">
            <text:p>0,49</text:p>
          </table:table-cell>
          <table:table-cell table:formula="of:=[.$G$4]*SIN(-2*3.14159*[.$A354]*[.$G$11])" office:value-type="float" office:value="-0.418730174573595">
            <text:p>-0,42</text:p>
          </table:table-cell>
          <table:table-cell table:formula="of:=[.B354]+[.C354]" office:value-type="float" office:value="0.0748386286824353">
            <text:p>0,07</text:p>
          </table:table-cell>
          <table:table-cell table:number-columns-repeated="1020"/>
        </table:table-row>
        <table:table-row table:style-name="ro2">
          <table:table-cell table:formula="of:=[.A354]+[.$J$2]" office:value-type="float" office:value="35300">
            <text:p>35300</text:p>
          </table:table-cell>
          <table:table-cell table:formula="of:=[.$G$2]*SIN(-2*3.14159*[.$A355]*[.$G$3])" office:value-type="float" office:value="0.681422408882069">
            <text:p>0,68</text:p>
          </table:table-cell>
          <table:table-cell table:formula="of:=[.$G$4]*SIN(-2*3.14159*[.$A355]*[.$G$11])" office:value-type="float" office:value="-0.638154131252478">
            <text:p>-0,64</text:p>
          </table:table-cell>
          <table:table-cell table:formula="of:=[.B355]+[.C355]" office:value-type="float" office:value="0.0432682776295912">
            <text:p>0,04</text:p>
          </table:table-cell>
          <table:table-cell table:number-columns-repeated="1020"/>
        </table:table-row>
        <table:table-row table:style-name="ro2">
          <table:table-cell table:formula="of:=[.A355]+[.$J$2]" office:value-type="float" office:value="35400">
            <text:p>35400</text:p>
          </table:table-cell>
          <table:table-cell table:formula="of:=[.$G$2]*SIN(-2*3.14159*[.$A356]*[.$G$3])" office:value-type="float" office:value="0.832286814991492">
            <text:p>0,83</text:p>
          </table:table-cell>
          <table:table-cell table:formula="of:=[.$G$4]*SIN(-2*3.14159*[.$A356]*[.$G$11])" office:value-type="float" office:value="-0.814664339098699">
            <text:p>-0,81</text:p>
          </table:table-cell>
          <table:table-cell table:formula="of:=[.B356]+[.C356]" office:value-type="float" office:value="0.0176224758927924">
            <text:p>0,02</text:p>
          </table:table-cell>
          <table:table-cell table:number-columns-repeated="1020"/>
        </table:table-row>
        <table:table-row table:style-name="ro2">
          <table:table-cell table:formula="of:=[.A356]+[.$J$2]" office:value-type="float" office:value="35500">
            <text:p>35500</text:p>
          </table:table-cell>
          <table:table-cell table:formula="of:=[.$G$2]*SIN(-2*3.14159*[.$A357]*[.$G$3])" office:value-type="float" office:value="0.937972749343177">
            <text:p>0,94</text:p>
          </table:table-cell>
          <table:table-cell table:formula="of:=[.$G$4]*SIN(-2*3.14159*[.$A357]*[.$G$11])" office:value-type="float" office:value="-0.936391066816479">
            <text:p>-0,94</text:p>
          </table:table-cell>
          <table:table-cell table:formula="of:=[.B357]+[.C357]" office:value-type="float" office:value="0.00158168252669788">
            <text:p>0,00</text:p>
          </table:table-cell>
          <table:table-cell table:number-columns-repeated="1020"/>
        </table:table-row>
        <table:table-row table:style-name="ro2">
          <table:table-cell table:formula="of:=[.A357]+[.$J$2]" office:value-type="float" office:value="35600">
            <text:p>35600</text:p>
          </table:table-cell>
          <table:table-cell table:formula="of:=[.$G$2]*SIN(-2*3.14159*[.$A358]*[.$G$3])" office:value-type="float" office:value="0.992743332637471">
            <text:p>0,99</text:p>
          </table:table-cell>
          <table:table-cell table:formula="of:=[.$G$4]*SIN(-2*3.14159*[.$A358]*[.$G$11])" office:value-type="float" office:value="-0.995148609555508">
            <text:p>-1,00</text:p>
          </table:table-cell>
          <table:table-cell table:formula="of:=[.B358]+[.C358]" office:value-type="float" office:value="-0.00240527691803649">
            <text:p>0,00</text:p>
          </table:table-cell>
          <table:table-cell table:number-columns-repeated="1020"/>
        </table:table-row>
        <table:table-row table:style-name="ro2">
          <table:table-cell table:formula="of:=[.A358]+[.$J$2]" office:value-type="float" office:value="35700">
            <text:p>35700</text:p>
          </table:table-cell>
          <table:table-cell table:formula="of:=[.$G$2]*SIN(-2*3.14159*[.$A359]*[.$G$3])" office:value-type="float" office:value="0.993625489720541">
            <text:p>0,99</text:p>
          </table:table-cell>
          <table:table-cell table:formula="of:=[.$G$4]*SIN(-2*3.14159*[.$A359]*[.$G$11])" office:value-type="float" office:value="-0.986985711195678">
            <text:p>-0,99</text:p>
          </table:table-cell>
          <table:table-cell table:formula="of:=[.B359]+[.C359]" office:value-type="float" office:value="0.00663977852486297">
            <text:p>0,01</text:p>
          </table:table-cell>
          <table:table-cell table:number-columns-repeated="1020"/>
        </table:table-row>
        <table:table-row table:style-name="ro2">
          <table:table-cell table:formula="of:=[.A359]+[.$J$2]" office:value-type="float" office:value="35800">
            <text:p>35800</text:p>
          </table:table-cell>
          <table:table-cell table:formula="of:=[.$G$2]*SIN(-2*3.14159*[.$A360]*[.$G$3])" office:value-type="float" office:value="0.940571335046025">
            <text:p>0,94</text:p>
          </table:table-cell>
          <table:table-cell table:formula="of:=[.$G$4]*SIN(-2*3.14159*[.$A360]*[.$G$11])" office:value-type="float" office:value="-0.912451298648517">
            <text:p>-0,91</text:p>
          </table:table-cell>
          <table:table-cell table:formula="of:=[.B360]+[.C360]" office:value-type="float" office:value="0.0281200363975083">
            <text:p>0,03</text:p>
          </table:table-cell>
          <table:table-cell table:number-columns-repeated="1020"/>
        </table:table-row>
        <table:table-row table:style-name="ro2">
          <table:table-cell table:formula="of:=[.A360]+[.$J$2]" office:value-type="float" office:value="35900">
            <text:p>35900</text:p>
          </table:table-cell>
          <table:table-cell table:formula="of:=[.$G$2]*SIN(-2*3.14159*[.$A361]*[.$G$3])" office:value-type="float" office:value="0.836460763848079">
            <text:p>0,84</text:p>
          </table:table-cell>
          <table:table-cell table:formula="of:=[.$G$4]*SIN(-2*3.14159*[.$A361]*[.$G$11])" office:value-type="float" office:value="-0.776557571880313">
            <text:p>-0,78</text:p>
          </table:table-cell>
          <table:table-cell table:formula="of:=[.B361]+[.C361]" office:value-type="float" office:value="0.0599031919677657">
            <text:p>0,06</text:p>
          </table:table-cell>
          <table:table-cell table:number-columns-repeated="1020"/>
        </table:table-row>
        <table:table-row table:style-name="ro2">
          <table:table-cell table:formula="of:=[.A361]+[.$J$2]" office:value-type="float" office:value="36000">
            <text:p>36000</text:p>
          </table:table-cell>
          <table:table-cell table:formula="of:=[.$G$2]*SIN(-2*3.14159*[.$A362]*[.$G$3])" office:value-type="float" office:value="0.686945154262413">
            <text:p>0,69</text:p>
          </table:table-cell>
          <table:table-cell table:formula="of:=[.$G$4]*SIN(-2*3.14159*[.$A362]*[.$G$11])" office:value-type="float" office:value="-0.588442917827023">
            <text:p>-0,59</text:p>
          </table:table-cell>
          <table:table-cell table:formula="of:=[.B362]+[.C362]" office:value-type="float" office:value="0.09850223643539">
            <text:p>0,10</text:p>
          </table:table-cell>
          <table:table-cell table:number-columns-repeated="1020"/>
        </table:table-row>
        <table:table-row table:style-name="ro2">
          <table:table-cell table:formula="of:=[.A362]+[.$J$2]" office:value-type="float" office:value="36100">
            <text:p>36100</text:p>
          </table:table-cell>
          <table:table-cell table:formula="of:=[.$G$2]*SIN(-2*3.14159*[.$A363]*[.$G$3])" office:value-type="float" office:value="0.500140557644943">
            <text:p>0,50</text:p>
          </table:table-cell>
          <table:table-cell table:formula="of:=[.$G$4]*SIN(-2*3.14159*[.$A363]*[.$G$11])" office:value-type="float" office:value="-0.360757443070053">
            <text:p>-0,36</text:p>
          </table:table-cell>
          <table:table-cell table:formula="of:=[.B363]+[.C363]" office:value-type="float" office:value="0.13938311457489">
            <text:p>0,14</text:p>
          </table:table-cell>
          <table:table-cell table:number-columns-repeated="1020"/>
        </table:table-row>
        <table:table-row table:style-name="ro2">
          <table:table-cell table:formula="of:=[.A363]+[.$J$2]" office:value-type="float" office:value="36200">
            <text:p>36200</text:p>
          </table:table-cell>
          <table:table-cell table:formula="of:=[.$G$2]*SIN(-2*3.14159*[.$A364]*[.$G$3])" office:value-type="float" office:value="0.286187163700085">
            <text:p>0,29</text:p>
          </table:table-cell>
          <table:table-cell table:formula="of:=[.$G$4]*SIN(-2*3.14159*[.$A364]*[.$G$11])" office:value-type="float" office:value="-0.108812214702112">
            <text:p>-0,11</text:p>
          </table:table-cell>
          <table:table-cell table:formula="of:=[.B364]+[.C364]" office:value-type="float" office:value="0.177374948997972">
            <text:p>0,18</text:p>
          </table:table-cell>
          <table:table-cell table:number-columns-repeated="1020"/>
        </table:table-row>
        <table:table-row table:style-name="ro2">
          <table:table-cell table:formula="of:=[.A364]+[.$J$2]" office:value-type="float" office:value="36300">
            <text:p>36300</text:p>
          </table:table-cell>
          <table:table-cell table:formula="of:=[.$G$2]*SIN(-2*3.14159*[.$A365]*[.$G$3])" office:value-type="float" office:value="0.0566988622452671">
            <text:p>0,06</text:p>
          </table:table-cell>
          <table:table-cell table:formula="of:=[.$G$4]*SIN(-2*3.14159*[.$A365]*[.$G$11])" office:value-type="float" office:value="0.150450259487755">
            <text:p>0,15</text:p>
          </table:table-cell>
          <table:table-cell table:formula="of:=[.B365]+[.C365]" office:value-type="float" office:value="0.207149121733022">
            <text:p>0,21</text:p>
          </table:table-cell>
          <table:table-cell table:number-columns-repeated="1020"/>
        </table:table-row>
        <table:table-row table:style-name="ro2">
          <table:table-cell table:formula="of:=[.A365]+[.$J$2]" office:value-type="float" office:value="36400">
            <text:p>36400</text:p>
          </table:table-cell>
          <table:table-cell table:formula="of:=[.$G$2]*SIN(-2*3.14159*[.$A366]*[.$G$3])" office:value-type="float" office:value="-0.175867185847493">
            <text:p>-0,18</text:p>
          </table:table-cell>
          <table:table-cell table:formula="of:=[.$G$4]*SIN(-2*3.14159*[.$A366]*[.$G$11])" office:value-type="float" office:value="0.399595467521217">
            <text:p>0,40</text:p>
          </table:table-cell>
          <table:table-cell table:formula="of:=[.B366]+[.C366]" office:value-type="float" office:value="0.223728281673724">
            <text:p>0,22</text:p>
          </table:table-cell>
          <table:table-cell table:number-columns-repeated="1020"/>
        </table:table-row>
        <table:table-row table:style-name="ro2">
          <table:table-cell table:formula="of:=[.A366]+[.$J$2]" office:value-type="float" office:value="36500">
            <text:p>36500</text:p>
          </table:table-cell>
          <table:table-cell table:formula="of:=[.$G$2]*SIN(-2*3.14159*[.$A367]*[.$G$3])" office:value-type="float" office:value="-0.398886752431946">
            <text:p>-0,40</text:p>
          </table:table-cell>
          <table:table-cell table:formula="of:=[.$G$4]*SIN(-2*3.14159*[.$A367]*[.$G$11])" office:value-type="float" office:value="0.621869205657243">
            <text:p>0,62</text:p>
          </table:table-cell>
          <table:table-cell table:formula="of:=[.B367]+[.C367]" office:value-type="float" office:value="0.222982453225297">
            <text:p>0,22</text:p>
          </table:table-cell>
          <table:table-cell table:number-columns-repeated="1020"/>
        </table:table-row>
        <table:table-row table:style-name="ro2">
          <table:table-cell table:formula="of:=[.A367]+[.$J$2]" office:value-type="float" office:value="36600">
            <text:p>36600</text:p>
          </table:table-cell>
          <table:table-cell table:formula="of:=[.$G$2]*SIN(-2*3.14159*[.$A368]*[.$G$3])" office:value-type="float" office:value="-0.600253826587816">
            <text:p>-0,60</text:p>
          </table:table-cell>
          <table:table-cell table:formula="of:=[.$G$4]*SIN(-2*3.14159*[.$A368]*[.$G$11])" office:value-type="float" office:value="0.802324293302176">
            <text:p>0,80</text:p>
          </table:table-cell>
          <table:table-cell table:formula="of:=[.B368]+[.C368]" office:value-type="float" office:value="0.20207046671436">
            <text:p>0,20</text:p>
          </table:table-cell>
          <table:table-cell table:number-columns-repeated="1020"/>
        </table:table-row>
        <table:table-row table:style-name="ro2">
          <table:table-cell table:formula="of:=[.A368]+[.$J$2]" office:value-type="float" office:value="36700">
            <text:p>36700</text:p>
          </table:table-cell>
          <table:table-cell table:formula="of:=[.$G$2]*SIN(-2*3.14159*[.$A369]*[.$G$3])" office:value-type="float" office:value="-0.769037698218307">
            <text:p>-0,77</text:p>
          </table:table-cell>
          <table:table-cell table:formula="of:=[.$G$4]*SIN(-2*3.14159*[.$A369]*[.$G$11])" office:value-type="float" office:value="0.92882573934961">
            <text:p>0,93</text:p>
          </table:table-cell>
          <table:table-cell table:formula="of:=[.B369]+[.C369]" office:value-type="float" office:value="0.159788041131303">
            <text:p>0,16</text:p>
          </table:table-cell>
          <table:table-cell table:number-columns-repeated="1020"/>
        </table:table-row>
        <table:table-row table:style-name="ro2">
          <table:table-cell table:formula="of:=[.A369]+[.$J$2]" office:value-type="float" office:value="36800">
            <text:p>36800</text:p>
          </table:table-cell>
          <table:table-cell table:formula="of:=[.$G$2]*SIN(-2*3.14159*[.$A370]*[.$G$3])" office:value-type="float" office:value="-0.896076419758108">
            <text:p>-0,90</text:p>
          </table:table-cell>
          <table:table-cell table:formula="of:=[.$G$4]*SIN(-2*3.14159*[.$A370]*[.$G$11])" office:value-type="float" office:value="0.992866742075372">
            <text:p>0,99</text:p>
          </table:table-cell>
          <table:table-cell table:formula="of:=[.B370]+[.C370]" office:value-type="float" office:value="0.0967903223172646">
            <text:p>0,10</text:p>
          </table:table-cell>
          <table:table-cell table:number-columns-repeated="1020"/>
        </table:table-row>
        <table:table-row table:style-name="ro2">
          <table:table-cell table:formula="of:=[.A370]+[.$J$2]" office:value-type="float" office:value="36900">
            <text:p>36900</text:p>
          </table:table-cell>
          <table:table-cell table:formula="of:=[.$G$2]*SIN(-2*3.14159*[.$A371]*[.$G$3])" office:value-type="float" office:value="-0.974474020840858">
            <text:p>-0,97</text:p>
          </table:table-cell>
          <table:table-cell table:formula="of:=[.$G$4]*SIN(-2*3.14159*[.$A371]*[.$G$11])" office:value-type="float" office:value="0.990140754847207">
            <text:p>0,99</text:p>
          </table:table-cell>
          <table:table-cell table:formula="of:=[.B371]+[.C371]" office:value-type="float" office:value="0.0156667340063495">
            <text:p>0,02</text:p>
          </table:table-cell>
          <table:table-cell table:number-columns-repeated="1020"/>
        </table:table-row>
        <table:table-row table:style-name="ro2">
          <table:table-cell table:formula="of:=[.A371]+[.$J$2]" office:value-type="float" office:value="37000">
            <text:p>37000</text:p>
          </table:table-cell>
          <table:table-cell table:formula="of:=[.$G$2]*SIN(-2*3.14159*[.$A372]*[.$G$3])" office:value-type="float" office:value="-0.999974896616649">
            <text:p>-1,00</text:p>
          </table:table-cell>
          <table:table-cell table:formula="of:=[.$G$4]*SIN(-2*3.14159*[.$A372]*[.$G$11])" office:value-type="float" office:value="0.920831091554983">
            <text:p>0,92</text:p>
          </table:table-cell>
          <table:table-cell table:formula="of:=[.B372]+[.C372]" office:value-type="float" office:value="-0.0791438050616657">
            <text:p>-0,08</text:p>
          </table:table-cell>
          <table:table-cell table:number-columns-repeated="1020"/>
        </table:table-row>
        <table:table-row table:style-name="ro2">
          <table:table-cell table:formula="of:=[.A372]+[.$J$2]" office:value-type="float" office:value="37100">
            <text:p>37100</text:p>
          </table:table-cell>
          <table:table-cell table:formula="of:=[.$G$2]*SIN(-2*3.14159*[.$A373]*[.$G$3])" office:value-type="float" office:value="-0.971194800002286">
            <text:p>-0,97</text:p>
          </table:table-cell>
          <table:table-cell table:formula="of:=[.$G$4]*SIN(-2*3.14159*[.$A373]*[.$G$11])" office:value-type="float" office:value="0.789598589285357">
            <text:p>0,79</text:p>
          </table:table-cell>
          <table:table-cell table:formula="of:=[.B373]+[.C373]" office:value-type="float" office:value="-0.181596210716929">
            <text:p>-0,18</text:p>
          </table:table-cell>
          <table:table-cell table:number-columns-repeated="1020"/>
        </table:table-row>
        <table:table-row table:style-name="ro2">
          <table:table-cell table:formula="of:=[.A373]+[.$J$2]" office:value-type="float" office:value="37200">
            <text:p>37200</text:p>
          </table:table-cell>
          <table:table-cell table:formula="of:=[.$G$2]*SIN(-2*3.14159*[.$A374]*[.$G$3])" office:value-type="float" office:value="-0.889695975042084">
            <text:p>-0,89</text:p>
          </table:table-cell>
          <table:table-cell table:formula="of:=[.$G$4]*SIN(-2*3.14159*[.$A374]*[.$G$11])" office:value-type="float" office:value="0.605268212520814">
            <text:p>0,61</text:p>
          </table:table-cell>
          <table:table-cell table:formula="of:=[.B374]+[.C374]" office:value-type="float" office:value="-0.28442776252127">
            <text:p>-0,28</text:p>
          </table:table-cell>
          <table:table-cell table:number-columns-repeated="1020"/>
        </table:table-row>
        <table:table-row table:style-name="ro2">
          <table:table-cell table:formula="of:=[.A374]+[.$J$2]" office:value-type="float" office:value="37300">
            <text:p>37300</text:p>
          </table:table-cell>
          <table:table-cell table:formula="of:=[.$G$2]*SIN(-2*3.14159*[.$A375]*[.$G$3])" office:value-type="float" office:value="-0.759902378613493">
            <text:p>-0,76</text:p>
          </table:table-cell>
          <table:table-cell table:formula="of:=[.$G$4]*SIN(-2*3.14159*[.$A375]*[.$G$11])" office:value-type="float" office:value="0.380235546745579">
            <text:p>0,38</text:p>
          </table:table-cell>
          <table:table-cell table:formula="of:=[.B375]+[.C375]" office:value-type="float" office:value="-0.379666831867913">
            <text:p>-0,38</text:p>
          </table:table-cell>
          <table:table-cell table:number-columns-repeated="1020"/>
        </table:table-row>
        <table:table-row table:style-name="ro2">
          <table:table-cell table:formula="of:=[.A375]+[.$J$2]" office:value-type="float" office:value="37400">
            <text:p>37400</text:p>
          </table:table-cell>
          <table:table-cell table:formula="of:=[.$G$2]*SIN(-2*3.14159*[.$A376]*[.$G$3])" office:value-type="float" office:value="-0.588859506655793">
            <text:p>-0,59</text:p>
          </table:table-cell>
          <table:table-cell table:formula="of:=[.$G$4]*SIN(-2*3.14159*[.$A376]*[.$G$11])" office:value-type="float" office:value="0.129633316311623">
            <text:p>0,13</text:p>
          </table:table-cell>
          <table:table-cell table:formula="of:=[.B376]+[.C376]" office:value-type="float" office:value="-0.45922619034417">
            <text:p>-0,46</text:p>
          </table:table-cell>
          <table:table-cell table:number-columns-repeated="1020"/>
        </table:table-row>
        <table:table-row table:style-name="ro2">
          <table:table-cell table:formula="of:=[.A376]+[.$J$2]" office:value-type="float" office:value="37500">
            <text:p>37500</text:p>
          </table:table-cell>
          <table:table-cell table:formula="of:=[.$G$2]*SIN(-2*3.14159*[.$A377]*[.$G$3])" office:value-type="float" office:value="-0.38585196565429">
            <text:p>-0,39</text:p>
          </table:table-cell>
          <table:table-cell table:formula="of:=[.$G$4]*SIN(-2*3.14159*[.$A377]*[.$G$11])" office:value-type="float" office:value="-0.129686338485973">
            <text:p>-0,13</text:p>
          </table:table-cell>
          <table:table-cell table:formula="of:=[.B377]+[.C377]" office:value-type="float" office:value="-0.515538304140263">
            <text:p>-0,52</text:p>
          </table:table-cell>
          <table:table-cell table:number-columns-repeated="1020"/>
        </table:table-row>
        <table:table-row table:style-name="ro2">
          <table:table-cell table:formula="of:=[.A377]+[.$J$2]" office:value-type="float" office:value="37600">
            <text:p>37600</text:p>
          </table:table-cell>
          <table:table-cell table:formula="of:=[.$G$2]*SIN(-2*3.14159*[.$A378]*[.$G$3])" office:value-type="float" office:value="-0.161899478969419">
            <text:p>-0,16</text:p>
          </table:table-cell>
          <table:table-cell table:formula="of:=[.$G$4]*SIN(-2*3.14159*[.$A378]*[.$G$11])" office:value-type="float" office:value="-0.380285017136487">
            <text:p>-0,38</text:p>
          </table:table-cell>
          <table:table-cell table:formula="of:=[.B378]+[.C378]" office:value-type="float" office:value="-0.542184496105906">
            <text:p>-0,54</text:p>
          </table:table-cell>
          <table:table-cell table:number-columns-repeated="1020"/>
        </table:table-row>
        <table:table-row table:style-name="ro2">
          <table:table-cell table:formula="of:=[.A378]+[.$J$2]" office:value-type="float" office:value="37700">
            <text:p>37700</text:p>
          </table:table-cell>
          <table:table-cell table:formula="of:=[.$G$2]*SIN(-2*3.14159*[.$A379]*[.$G$3])" office:value-type="float" office:value="0.0708412894789774">
            <text:p>0,07</text:p>
          </table:table-cell>
          <table:table-cell table:formula="of:=[.$G$4]*SIN(-2*3.14159*[.$A379]*[.$G$11])" office:value-type="float" office:value="-0.605310777771974">
            <text:p>-0,61</text:p>
          </table:table-cell>
          <table:table-cell table:formula="of:=[.B379]+[.C379]" office:value-type="float" office:value="-0.534469488292997">
            <text:p>-0,53</text:p>
          </table:table-cell>
          <table:table-cell table:number-columns-repeated="1020"/>
        </table:table-row>
        <table:table-row table:style-name="ro2">
          <table:table-cell table:formula="of:=[.A379]+[.$J$2]" office:value-type="float" office:value="37800">
            <text:p>37800</text:p>
          </table:table-cell>
          <table:table-cell table:formula="of:=[.$G$2]*SIN(-2*3.14159*[.$A380]*[.$G$3])" office:value-type="float" office:value="0.299736627315764">
            <text:p>0,30</text:p>
          </table:table-cell>
          <table:table-cell table:formula="of:=[.$G$4]*SIN(-2*3.14159*[.$A380]*[.$G$11])" office:value-type="float" office:value="-0.789631409950134">
            <text:p>-0,79</text:p>
          </table:table-cell>
          <table:table-cell table:formula="of:=[.B380]+[.C380]" office:value-type="float" office:value="-0.48989478263437">
            <text:p>-0,49</text:p>
          </table:table-cell>
          <table:table-cell table:number-columns-repeated="1020"/>
        </table:table-row>
        <table:table-row table:style-name="ro2">
          <table:table-cell table:formula="of:=[.A380]+[.$J$2]" office:value-type="float" office:value="37900">
            <text:p>37900</text:p>
          </table:table-cell>
          <table:table-cell table:formula="of:=[.$G$2]*SIN(-2*3.14159*[.$A381]*[.$G$3])" office:value-type="float" office:value="0.512361573915383">
            <text:p>0,51</text:p>
          </table:table-cell>
          <table:table-cell table:formula="of:=[.$G$4]*SIN(-2*3.14159*[.$A381]*[.$G$11])" office:value-type="float" office:value="-0.92085194288073">
            <text:p>-0,92</text:p>
          </table:table-cell>
          <table:table-cell table:formula="of:=[.B381]+[.C381]" office:value-type="float" office:value="-0.408490368965347">
            <text:p>-0,41</text:p>
          </table:table-cell>
          <table:table-cell table:number-columns-repeated="1020"/>
        </table:table-row>
        <table:table-row table:style-name="ro2">
          <table:table-cell table:formula="of:=[.A381]+[.$J$2]" office:value-type="float" office:value="38000">
            <text:p>38000</text:p>
          </table:table-cell>
          <table:table-cell table:formula="of:=[.$G$2]*SIN(-2*3.14159*[.$A382]*[.$G$3])" office:value-type="float" office:value="0.697174323671608">
            <text:p>0,70</text:p>
          </table:table-cell>
          <table:table-cell table:formula="of:=[.$G$4]*SIN(-2*3.14159*[.$A382]*[.$G$11])" office:value-type="float" office:value="-0.990148245881794">
            <text:p>-0,99</text:p>
          </table:table-cell>
          <table:table-cell table:formula="of:=[.B382]+[.C382]" office:value-type="float" office:value="-0.292973922210186">
            <text:p>-0,29</text:p>
          </table:table-cell>
          <table:table-cell table:number-columns-repeated="1020"/>
        </table:table-row>
        <table:table-row table:style-name="ro2">
          <table:table-cell table:formula="of:=[.A382]+[.$J$2]" office:value-type="float" office:value="38100">
            <text:p>38100</text:p>
          </table:table-cell>
          <table:table-cell table:formula="of:=[.$G$2]*SIN(-2*3.14159*[.$A383]*[.$G$3])" office:value-type="float" office:value="0.844142823194769">
            <text:p>0,84</text:p>
          </table:table-cell>
          <table:table-cell table:formula="of:=[.$G$4]*SIN(-2*3.14159*[.$A383]*[.$G$11])" office:value-type="float" office:value="-0.992860365038133">
            <text:p>-0,99</text:p>
          </table:table-cell>
          <table:table-cell table:formula="of:=[.B383]+[.C383]" office:value-type="float" office:value="-0.148717541843364">
            <text:p>-0,15</text:p>
          </table:table-cell>
          <table:table-cell table:number-columns-repeated="1020"/>
        </table:table-row>
        <table:table-row table:style-name="ro2">
          <table:table-cell table:formula="of:=[.A383]+[.$J$2]" office:value-type="float" office:value="38200">
            <text:p>38200</text:p>
          </table:table-cell>
          <table:table-cell table:formula="of:=[.$G$2]*SIN(-2*3.14159*[.$A384]*[.$G$3])" office:value-type="float" office:value="0.945289279150422">
            <text:p>0,95</text:p>
          </table:table-cell>
          <table:table-cell table:formula="of:=[.$G$4]*SIN(-2*3.14159*[.$A384]*[.$G$11])" office:value-type="float" office:value="-0.928805919640523">
            <text:p>-0,93</text:p>
          </table:table-cell>
          <table:table-cell table:formula="of:=[.B384]+[.C384]" office:value-type="float" office:value="0.0164833595098998">
            <text:p>0,02</text:p>
          </table:table-cell>
          <table:table-cell table:number-columns-repeated="1020"/>
        </table:table-row>
        <table:table-row table:style-name="ro2">
          <table:table-cell table:formula="of:=[.A384]+[.$J$2]" office:value-type="float" office:value="38300">
            <text:p>38300</text:p>
          </table:table-cell>
          <table:table-cell table:formula="of:=[.$G$2]*SIN(-2*3.14159*[.$A385]*[.$G$3])" office:value-type="float" office:value="0.995123225726209">
            <text:p>1,00</text:p>
          </table:table-cell>
          <table:table-cell table:formula="of:=[.$G$4]*SIN(-2*3.14159*[.$A385]*[.$G$11])" office:value-type="float" office:value="-0.802292365508237">
            <text:p>-0,80</text:p>
          </table:table-cell>
          <table:table-cell table:formula="of:=[.B385]+[.C385]" office:value-type="float" office:value="0.192830860217971">
            <text:p>0,19</text:p>
          </table:table-cell>
          <table:table-cell table:number-columns-repeated="1020"/>
        </table:table-row>
        <table:table-row table:style-name="ro2">
          <table:table-cell table:formula="of:=[.A385]+[.$J$2]" office:value-type="float" office:value="38400">
            <text:p>38400</text:p>
          </table:table-cell>
          <table:table-cell table:formula="of:=[.$G$2]*SIN(-2*3.14159*[.$A386]*[.$G$3])" office:value-type="float" office:value="0.990939559936719">
            <text:p>0,99</text:p>
          </table:table-cell>
          <table:table-cell table:formula="of:=[.$G$4]*SIN(-2*3.14159*[.$A386]*[.$G$11])" office:value-type="float" office:value="-0.62182730514655">
            <text:p>-0,62</text:p>
          </table:table-cell>
          <table:table-cell table:formula="of:=[.B386]+[.C386]" office:value-type="float" office:value="0.369112254790169">
            <text:p>0,37</text:p>
          </table:table-cell>
          <table:table-cell table:number-columns-repeated="1020"/>
        </table:table-row>
        <table:table-row table:style-name="ro2">
          <table:table-cell table:formula="of:=[.A386]+[.$J$2]" office:value-type="float" office:value="38500">
            <text:p>38500</text:p>
          </table:table-cell>
          <table:table-cell table:formula="of:=[.$G$2]*SIN(-2*3.14159*[.$A387]*[.$G$3])" office:value-type="float" office:value="0.932965380930119">
            <text:p>0,93</text:p>
          </table:table-cell>
          <table:table-cell table:formula="of:=[.$G$4]*SIN(-2*3.14159*[.$A387]*[.$G$11])" office:value-type="float" office:value="-0.399546434518565">
            <text:p>-0,40</text:p>
          </table:table-cell>
          <table:table-cell table:formula="of:=[.B387]+[.C387]" office:value-type="float" office:value="0.533418946411554">
            <text:p>0,53</text:p>
          </table:table-cell>
          <table:table-cell table:number-columns-repeated="1020"/>
        </table:table-row>
        <table:table-row table:style-name="ro2">
          <table:table-cell table:formula="of:=[.A387]+[.$J$2]" office:value-type="float" office:value="38600">
            <text:p>38600</text:p>
          </table:table-cell>
          <table:table-cell table:formula="of:=[.$G$2]*SIN(-2*3.14159*[.$A388]*[.$G$3])" office:value-type="float" office:value="0.82434765408079">
            <text:p>0,82</text:p>
          </table:table-cell>
          <table:table-cell table:formula="of:=[.$G$4]*SIN(-2*3.14159*[.$A388]*[.$G$11])" office:value-type="float" office:value="-0.15039737963004">
            <text:p>-0,15</text:p>
          </table:table-cell>
          <table:table-cell table:formula="of:=[.B388]+[.C388]" office:value-type="float" office:value="0.67395027445075">
            <text:p>0,67</text:p>
          </table:table-cell>
          <table:table-cell table:number-columns-repeated="1020"/>
        </table:table-row>
        <table:table-row table:style-name="ro2">
          <table:table-cell table:formula="of:=[.A388]+[.$J$2]" office:value-type="float" office:value="38700">
            <text:p>38700</text:p>
          </table:table-cell>
          <table:table-cell table:formula="of:=[.$G$2]*SIN(-2*3.14159*[.$A389]*[.$G$3])" office:value-type="float" office:value="0.67098241703029">
            <text:p>0,67</text:p>
          </table:table-cell>
          <table:table-cell table:formula="of:=[.$G$4]*SIN(-2*3.14159*[.$A389]*[.$G$11])" office:value-type="float" office:value="0.108865400232523">
            <text:p>0,11</text:p>
          </table:table-cell>
          <table:table-cell table:formula="of:=[.B389]+[.C389]" office:value-type="float" office:value="0.779847817262813">
            <text:p>0,78</text:p>
          </table:table-cell>
          <table:table-cell table:number-columns-repeated="1020"/>
        </table:table-row>
        <table:table-row table:style-name="ro2">
          <table:table-cell table:formula="of:=[.A389]+[.$J$2]" office:value-type="float" office:value="38800">
            <text:p>38800</text:p>
          </table:table-cell>
          <table:table-cell table:formula="of:=[.$G$2]*SIN(-2*3.14159*[.$A390]*[.$G$3])" office:value-type="float" office:value="0.481194687598901">
            <text:p>0,48</text:p>
          </table:table-cell>
          <table:table-cell table:formula="of:=[.$G$4]*SIN(-2*3.14159*[.$A390]*[.$G$11])" office:value-type="float" office:value="0.360807329093659">
            <text:p>0,36</text:p>
          </table:table-cell>
          <table:table-cell table:formula="of:=[.B390]+[.C390]" office:value-type="float" office:value="0.84200201669256">
            <text:p>0,84</text:p>
          </table:table-cell>
          <table:table-cell table:number-columns-repeated="1020"/>
        </table:table-row>
        <table:table-row table:style-name="ro2">
          <table:table-cell table:formula="of:=[.A390]+[.$J$2]" office:value-type="float" office:value="38900">
            <text:p>38900</text:p>
          </table:table-cell>
          <table:table-cell table:formula="of:=[.$G$2]*SIN(-2*3.14159*[.$A391]*[.$G$3])" office:value-type="float" office:value="0.265286586905974">
            <text:p>0,27</text:p>
          </table:table-cell>
          <table:table-cell table:formula="of:=[.$G$4]*SIN(-2*3.14159*[.$A391]*[.$G$11])" office:value-type="float" office:value="0.58848617653495">
            <text:p>0,59</text:p>
          </table:table-cell>
          <table:table-cell table:formula="of:=[.B391]+[.C391]" office:value-type="float" office:value="0.853772763440924">
            <text:p>0,85</text:p>
          </table:table-cell>
          <table:table-cell table:number-columns-repeated="1020"/>
        </table:table-row>
        <table:table-row table:style-name="ro2">
          <table:table-cell table:formula="of:=[.A391]+[.$J$2]" office:value-type="float" office:value="39000">
            <text:p>39000</text:p>
          </table:table-cell>
          <table:table-cell table:formula="of:=[.$G$2]*SIN(-2*3.14159*[.$A392]*[.$G$3])" office:value-type="float" office:value="0.0349781108155812">
            <text:p>0,03</text:p>
          </table:table-cell>
          <table:table-cell table:formula="of:=[.$G$4]*SIN(-2*3.14159*[.$A392]*[.$G$11])" office:value-type="float" office:value="0.776591270982411">
            <text:p>0,78</text:p>
          </table:table-cell>
          <table:table-cell table:formula="of:=[.B392]+[.C392]" office:value-type="float" office:value="0.811569381797992">
            <text:p>0,81</text:p>
          </table:table-cell>
          <table:table-cell table:number-columns-repeated="1020"/>
        </table:table-row>
        <table:table-row table:style-name="ro2">
          <table:table-cell table:formula="of:=[.A392]+[.$J$2]" office:value-type="float" office:value="39100">
            <text:p>39100</text:p>
          </table:table-cell>
          <table:table-cell table:formula="of:=[.$G$2]*SIN(-2*3.14159*[.$A393]*[.$G$3])" office:value-type="float" office:value="-0.197229058805883">
            <text:p>-0,20</text:p>
          </table:table-cell>
          <table:table-cell table:formula="of:=[.$G$4]*SIN(-2*3.14159*[.$A393]*[.$G$11])" office:value-type="float" office:value="0.912473190136968">
            <text:p>0,91</text:p>
          </table:table-cell>
          <table:table-cell table:formula="of:=[.B393]+[.C393]" office:value-type="float" office:value="0.715244131331085">
            <text:p>0,72</text:p>
          </table:table-cell>
          <table:table-cell table:number-columns-repeated="1020"/>
        </table:table-row>
        <table:table-row table:style-name="ro2">
          <table:table-cell table:formula="of:=[.A393]+[.$J$2]" office:value-type="float" office:value="39200">
            <text:p>39200</text:p>
          </table:table-cell>
          <table:table-cell table:formula="of:=[.$G$2]*SIN(-2*3.14159*[.$A394]*[.$G$3])" office:value-type="float" office:value="-0.418730174573595">
            <text:p>-0,42</text:p>
          </table:table-cell>
          <table:table-cell table:formula="of:=[.$G$4]*SIN(-2*3.14159*[.$A394]*[.$G$11])" office:value-type="float" office:value="0.98699431115663">
            <text:p>0,99</text:p>
          </table:table-cell>
          <table:table-cell table:formula="of:=[.B394]+[.C394]" office:value-type="float" office:value="0.568264136583034">
            <text:p>0,57</text:p>
          </table:table-cell>
          <table:table-cell table:number-columns-repeated="1020"/>
        </table:table-row>
        <table:table-row table:style-name="ro2">
          <table:table-cell table:formula="of:=[.A394]+[.$J$2]" office:value-type="float" office:value="39300">
            <text:p>39300</text:p>
          </table:table-cell>
          <table:table-cell table:formula="of:=[.$G$2]*SIN(-2*3.14159*[.$A395]*[.$G$3])" office:value-type="float" office:value="-0.617501650425995">
            <text:p>-0,62</text:p>
          </table:table-cell>
          <table:table-cell table:formula="of:=[.$G$4]*SIN(-2*3.14159*[.$A395]*[.$G$11])" office:value-type="float" office:value="0.995143344300694">
            <text:p>1,00</text:p>
          </table:table-cell>
          <table:table-cell table:formula="of:=[.B395]+[.C395]" office:value-type="float" office:value="0.377641693874699">
            <text:p>0,38</text:p>
          </table:table-cell>
          <table:table-cell table:number-columns-repeated="1020"/>
        </table:table-row>
        <table:table-row table:style-name="ro2">
          <table:table-cell table:formula="of:=[.A395]+[.$J$2]" office:value-type="float" office:value="39400">
            <text:p>39400</text:p>
          </table:table-cell>
          <table:table-cell table:formula="of:=[.$G$2]*SIN(-2*3.14159*[.$A396]*[.$G$3])" office:value-type="float" office:value="-0.782753681257705">
            <text:p>-0,78</text:p>
          </table:table-cell>
          <table:table-cell table:formula="of:=[.$G$4]*SIN(-2*3.14159*[.$A396]*[.$G$11])" office:value-type="float" office:value="0.936372293251031">
            <text:p>0,94</text:p>
          </table:table-cell>
          <table:table-cell table:formula="of:=[.B396]+[.C396]" office:value-type="float" office:value="0.153618611993326">
            <text:p>0,15</text:p>
          </table:table-cell>
          <table:table-cell table:number-columns-repeated="1020"/>
        </table:table-row>
        <table:table-row table:style-name="ro2">
          <table:table-cell table:formula="of:=[.A396]+[.$J$2]" office:value-type="float" office:value="39500">
            <text:p>39500</text:p>
          </table:table-cell>
          <table:table-cell table:formula="of:=[.$G$2]*SIN(-2*3.14159*[.$A397]*[.$G$3])" office:value-type="float" office:value="-0.905516014493607">
            <text:p>-0,91</text:p>
          </table:table-cell>
          <table:table-cell table:formula="of:=[.$G$4]*SIN(-2*3.14159*[.$A397]*[.$G$11])" office:value-type="float" office:value="0.814633309574141">
            <text:p>0,81</text:p>
          </table:table-cell>
          <table:table-cell table:formula="of:=[.B397]+[.C397]" office:value-type="float" office:value="-0.0908827049194656">
            <text:p>-0,09</text:p>
          </table:table-cell>
          <table:table-cell table:number-columns-repeated="1020"/>
        </table:table-row>
        <table:table-row table:style-name="ro2">
          <table:table-cell table:formula="of:=[.A397]+[.$J$2]" office:value-type="float" office:value="39600">
            <text:p>39600</text:p>
          </table:table-cell>
          <table:table-cell table:formula="of:=[.$G$2]*SIN(-2*3.14159*[.$A398]*[.$G$3])" office:value-type="float" office:value="-0.97912482402819">
            <text:p>-0,98</text:p>
          </table:table-cell>
          <table:table-cell table:formula="of:=[.$G$4]*SIN(-2*3.14159*[.$A398]*[.$G$11])" office:value-type="float" office:value="0.638112949104152">
            <text:p>0,64</text:p>
          </table:table-cell>
          <table:table-cell table:formula="of:=[.B398]+[.C398]" office:value-type="float" office:value="-0.341011874924038">
            <text:p>-0,34</text:p>
          </table:table-cell>
          <table:table-cell table:number-columns-repeated="1020"/>
        </table:table-row>
        <table:table-row table:style-name="ro2">
          <table:table-cell table:formula="of:=[.A398]+[.$J$2]" office:value-type="float" office:value="39700">
            <text:p>39700</text:p>
          </table:table-cell>
          <table:table-cell table:formula="of:=[.$G$2]*SIN(-2*3.14159*[.$A399]*[.$G$3])" office:value-type="float" office:value="-0.9995844517989">
            <text:p>-1,00</text:p>
          </table:table-cell>
          <table:table-cell table:formula="of:=[.$G$4]*SIN(-2*3.14159*[.$A399]*[.$G$11])" office:value-type="float" office:value="0.418681600522072">
            <text:p>0,42</text:p>
          </table:table-cell>
          <table:table-cell table:formula="of:=[.B399]+[.C399]" office:value-type="float" office:value="-0.580902851276828">
            <text:p>-0,58</text:p>
          </table:table-cell>
          <table:table-cell table:number-columns-repeated="1020"/>
        </table:table-row>
        <table:table-row table:style-name="ro2">
          <table:table-cell table:formula="of:=[.A399]+[.$J$2]" office:value-type="float" office:value="39800">
            <text:p>39800</text:p>
          </table:table-cell>
          <table:table-cell table:formula="of:=[.$G$2]*SIN(-2*3.14159*[.$A400]*[.$G$3])" office:value-type="float" office:value="-0.965784301435875">
            <text:p>-0,97</text:p>
          </table:table-cell>
          <table:table-cell table:formula="of:=[.$G$4]*SIN(-2*3.14159*[.$A400]*[.$G$11])" office:value-type="float" office:value="0.171095317580516">
            <text:p>0,17</text:p>
          </table:table-cell>
          <table:table-cell table:formula="of:=[.B400]+[.C400]" office:value-type="float" office:value="-0.794688983855359">
            <text:p>-0,79</text:p>
          </table:table-cell>
          <table:table-cell table:number-columns-repeated="1020"/>
        </table:table-row>
        <table:table-row table:style-name="ro2">
          <table:table-cell table:formula="of:=[.A400]+[.$J$2]" office:value-type="float" office:value="39900">
            <text:p>39900</text:p>
          </table:table-cell>
          <table:table-cell table:formula="of:=[.$G$2]*SIN(-2*3.14159*[.$A401]*[.$G$3])" office:value-type="float" office:value="-0.879559124026214">
            <text:p>-0,88</text:p>
          </table:table-cell>
          <table:table-cell table:formula="of:=[.$G$4]*SIN(-2*3.14159*[.$A401]*[.$G$11])" office:value-type="float" office:value="-0.0879965715479608">
            <text:p>-0,09</text:p>
          </table:table-cell>
          <table:table-cell table:formula="of:=[.B401]+[.C401]" office:value-type="float" office:value="-0.967555695574175">
            <text:p>-0,97</text:p>
          </table:table-cell>
          <table:table-cell table:number-columns-repeated="1020"/>
        </table:table-row>
        <table:table-row table:style-name="ro2">
          <table:table-cell table:formula="of:=[.A401]+[.$J$2]" office:value-type="float" office:value="40000">
            <text:p>40000</text:p>
          </table:table-cell>
          <table:table-cell table:formula="of:=[.$G$2]*SIN(-2*3.14159*[.$A402]*[.$G$3])" office:value-type="float" office:value="-0.745589413610496">
            <text:p>-0,75</text:p>
          </table:table-cell>
          <table:table-cell table:formula="of:=[.$G$4]*SIN(-2*3.14159*[.$A402]*[.$G$11])" office:value-type="float" office:value="-0.341170983088174">
            <text:p>-0,34</text:p>
          </table:table-cell>
          <table:table-cell table:formula="of:=[.B402]+[.C402]" office:value-type="float" office:value="-1.08676039669867">
            <text:p>-1,09</text:p>
          </table:table-cell>
          <table:table-cell table:number-columns-repeated="1020"/>
        </table:table-row>
        <table:table-row table:style-name="ro2">
          <table:table-cell table:formula="of:=[.A402]+[.$J$2]" office:value-type="float" office:value="40100">
            <text:p>40100</text:p>
          </table:table-cell>
          <table:table-cell table:formula="of:=[.$G$2]*SIN(-2*3.14159*[.$A403]*[.$G$3])" office:value-type="float" office:value="-0.571147375917487">
            <text:p>-0,57</text:p>
          </table:table-cell>
          <table:table-cell table:formula="of:=[.$G$4]*SIN(-2*3.14159*[.$A403]*[.$G$11])" office:value-type="float" office:value="-0.571402765310222">
            <text:p>-0,57</text:p>
          </table:table-cell>
          <table:table-cell table:formula="of:=[.B403]+[.C403]" office:value-type="float" office:value="-1.14255014122771">
            <text:p>-1,14</text:p>
          </table:table-cell>
          <table:table-cell table:number-columns-repeated="1020"/>
        </table:table-row>
        <table:table-row table:style-name="ro2">
          <table:table-cell table:formula="of:=[.A403]+[.$J$2]" office:value-type="float" office:value="40200">
            <text:p>40200</text:p>
          </table:table-cell>
          <table:table-cell table:formula="of:=[.$G$2]*SIN(-2*3.14159*[.$A404]*[.$G$3])" office:value-type="float" office:value="-0.365702124996046">
            <text:p>-0,37</text:p>
          </table:table-cell>
          <table:table-cell table:formula="of:=[.$G$4]*SIN(-2*3.14159*[.$A404]*[.$G$11])" office:value-type="float" office:value="-0.763209620679584">
            <text:p>-0,76</text:p>
          </table:table-cell>
          <table:table-cell table:formula="of:=[.B404]+[.C404]" office:value-type="float" office:value="-1.12891174567563">
            <text:p>-1,13</text:p>
          </table:table-cell>
          <table:table-cell table:number-columns-repeated="1020"/>
        </table:table-row>
        <table:table-row table:style-name="ro2">
          <table:table-cell table:formula="of:=[.A404]+[.$J$2]" office:value-type="float" office:value="40300">
            <text:p>40300</text:p>
          </table:table-cell>
          <table:table-cell table:formula="of:=[.$G$2]*SIN(-2*3.14159*[.$A405]*[.$G$3])" office:value-type="float" office:value="-0.140405708793262">
            <text:p>-0,14</text:p>
          </table:table-cell>
          <table:table-cell table:formula="of:=[.$G$4]*SIN(-2*3.14159*[.$A405]*[.$G$11])" office:value-type="float" office:value="-0.903693153929408">
            <text:p>-0,90</text:p>
          </table:table-cell>
          <table:table-cell table:formula="of:=[.B405]+[.C405]" office:value-type="float" office:value="-1.04409886272267">
            <text:p>-1,04</text:p>
          </table:table-cell>
          <table:table-cell table:number-columns-repeated="1020"/>
        </table:table-row>
        <table:table-row table:style-name="ro2">
          <table:table-cell table:formula="of:=[.A405]+[.$J$2]" office:value-type="float" office:value="40400">
            <text:p>40400</text:p>
          </table:table-cell>
          <table:table-cell table:formula="of:=[.$G$2]*SIN(-2*3.14159*[.$A406]*[.$G$3])" office:value-type="float" office:value="0.0925122571386345">
            <text:p>0,09</text:p>
          </table:table-cell>
          <table:table-cell table:formula="of:=[.$G$4]*SIN(-2*3.14159*[.$A406]*[.$G$11])" office:value-type="float" office:value="-0.983406329383372">
            <text:p>-0,98</text:p>
          </table:table-cell>
          <table:table-cell table:formula="of:=[.B406]+[.C406]" office:value-type="float" office:value="-0.890894072244738">
            <text:p>-0,89</text:p>
          </table:table-cell>
          <table:table-cell table:number-columns-repeated="1020"/>
        </table:table-row>
        <table:table-row table:style-name="ro2">
          <table:table-cell table:formula="of:=[.A406]+[.$J$2]" office:value-type="float" office:value="40500">
            <text:p>40500</text:p>
          </table:table-cell>
          <table:table-cell table:formula="of:=[.$G$2]*SIN(-2*3.14159*[.$A407]*[.$G$3])" office:value-type="float" office:value="0.320408441731335">
            <text:p>0,32</text:p>
          </table:table-cell>
          <table:table-cell table:formula="of:=[.$G$4]*SIN(-2*3.14159*[.$A407]*[.$G$11])" office:value-type="float" office:value="-0.996988691895069">
            <text:p>-1,00</text:p>
          </table:table-cell>
          <table:table-cell table:formula="of:=[.B407]+[.C407]" office:value-type="float" office:value="-0.676580250163733">
            <text:p>-0,68</text:p>
          </table:table-cell>
          <table:table-cell table:number-columns-repeated="1020"/>
        </table:table-row>
        <table:table-row table:style-name="ro2">
          <table:table-cell table:formula="of:=[.A407]+[.$J$2]" office:value-type="float" office:value="40600">
            <text:p>40600</text:p>
          </table:table-cell>
          <table:table-cell table:formula="of:=[.$G$2]*SIN(-2*3.14159*[.$A408]*[.$G$3])" office:value-type="float" office:value="0.530912107933789">
            <text:p>0,53</text:p>
          </table:table-cell>
          <table:table-cell table:formula="of:=[.$G$4]*SIN(-2*3.14159*[.$A408]*[.$G$11])" office:value-type="float" office:value="-0.943526874180458">
            <text:p>-0,94</text:p>
          </table:table-cell>
          <table:table-cell table:formula="of:=[.B408]+[.C408]" office:value-type="float" office:value="-0.412614766246669">
            <text:p>-0,41</text:p>
          </table:table-cell>
          <table:table-cell table:number-columns-repeated="1020"/>
        </table:table-row>
        <table:table-row table:style-name="ro2">
          <table:table-cell table:formula="of:=[.A408]+[.$J$2]" office:value-type="float" office:value="40700">
            <text:p>40700</text:p>
          </table:table-cell>
          <table:table-cell table:formula="of:=[.$G$2]*SIN(-2*3.14159*[.$A409]*[.$G$3])" office:value-type="float" office:value="0.712596625205746">
            <text:p>0,71</text:p>
          </table:table-cell>
          <table:table-cell table:formula="of:=[.$G$4]*SIN(-2*3.14159*[.$A409]*[.$G$11])" office:value-type="float" office:value="-0.826616011852599">
            <text:p>-0,83</text:p>
          </table:table-cell>
          <table:table-cell table:formula="of:=[.B409]+[.C409]" office:value-type="float" office:value="-0.114019386646853">
            <text:p>-0,11</text:p>
          </table:table-cell>
          <table:table-cell table:number-columns-repeated="1020"/>
        </table:table-row>
        <table:table-row table:style-name="ro2">
          <table:table-cell table:formula="of:=[.A409]+[.$J$2]" office:value-type="float" office:value="40800">
            <text:p>40800</text:p>
          </table:table-cell>
          <table:table-cell table:formula="of:=[.$G$2]*SIN(-2*3.14159*[.$A410]*[.$G$3])" office:value-type="float" office:value="0.855599741418768">
            <text:p>0,86</text:p>
          </table:table-cell>
          <table:table-cell table:formula="of:=[.$G$4]*SIN(-2*3.14159*[.$A410]*[.$G$11])" office:value-type="float" office:value="-0.65411795933536">
            <text:p>-0,65</text:p>
          </table:table-cell>
          <table:table-cell table:formula="of:=[.B410]+[.C410]" office:value-type="float" office:value="0.201481782083408">
            <text:p>0,20</text:p>
          </table:table-cell>
          <table:table-cell table:number-columns-repeated="1020"/>
        </table:table-row>
        <table:table-row table:style-name="ro2">
          <table:table-cell table:formula="of:=[.A410]+[.$J$2]" office:value-type="float" office:value="40900">
            <text:p>40900</text:p>
          </table:table-cell>
          <table:table-cell table:formula="of:=[.$G$2]*SIN(-2*3.14159*[.$A411]*[.$G$3])" office:value-type="float" office:value="0.95215889533622">
            <text:p>0,95</text:p>
          </table:table-cell>
          <table:table-cell table:formula="of:=[.$G$4]*SIN(-2*3.14159*[.$A411]*[.$G$11])" office:value-type="float" office:value="-0.437632656890757">
            <text:p>-0,44</text:p>
          </table:table-cell>
          <table:table-cell table:formula="of:=[.B411]+[.C411]" office:value-type="float" office:value="0.514526238445463">
            <text:p>0,51</text:p>
          </table:table-cell>
          <table:table-cell table:number-columns-repeated="1020"/>
        </table:table-row>
        <table:table-row table:style-name="ro2">
          <table:table-cell table:formula="of:=[.A411]+[.$J$2]" office:value-type="float" office:value="41000">
            <text:p>41000</text:p>
          </table:table-cell>
          <table:table-cell table:formula="of:=[.$G$2]*SIN(-2*3.14159*[.$A412]*[.$G$3])" office:value-type="float" office:value="0.997032639919181">
            <text:p>1,00</text:p>
          </table:table-cell>
          <table:table-cell table:formula="of:=[.$G$4]*SIN(-2*3.14159*[.$A412]*[.$G$11])" office:value-type="float" office:value="-0.191718013070905">
            <text:p>-0,19</text:p>
          </table:table-cell>
          <table:table-cell table:formula="of:=[.B412]+[.C412]" office:value-type="float" office:value="0.805314626848275">
            <text:p>0,81</text:p>
          </table:table-cell>
          <table:table-cell table:number-columns-repeated="1020"/>
        </table:table-row>
        <table:table-row table:style-name="ro2">
          <table:table-cell table:formula="of:=[.A412]+[.$J$2]" office:value-type="float" office:value="41100">
            <text:p>41100</text:p>
          </table:table-cell>
          <table:table-cell table:formula="of:=[.$G$2]*SIN(-2*3.14159*[.$A413]*[.$G$3])" office:value-type="float" office:value="0.987785129229719">
            <text:p>0,99</text:p>
          </table:table-cell>
          <table:table-cell table:formula="of:=[.$G$4]*SIN(-2*3.14159*[.$A413]*[.$G$11])" office:value-type="float" office:value="0.0670890446768198">
            <text:p>0,07</text:p>
          </table:table-cell>
          <table:table-cell table:formula="of:=[.B413]+[.C413]" office:value-type="float" office:value="1.05487417390654">
            <text:p>1,05</text:p>
          </table:table-cell>
          <table:table-cell table:number-columns-repeated="1020"/>
        </table:table-row>
        <table:table-row table:style-name="ro2">
          <table:table-cell table:formula="of:=[.A413]+[.$J$2]" office:value-type="float" office:value="41200">
            <text:p>41200</text:p>
          </table:table-cell>
          <table:table-cell table:formula="of:=[.$G$2]*SIN(-2*3.14159*[.$A414]*[.$G$3])" office:value-type="float" office:value="0.924918335187708">
            <text:p>0,92</text:p>
          </table:table-cell>
          <table:table-cell table:formula="of:=[.$G$4]*SIN(-2*3.14159*[.$A414]*[.$G$11])" office:value-type="float" office:value="0.321384572566085">
            <text:p>0,32</text:p>
          </table:table-cell>
          <table:table-cell table:formula="of:=[.B414]+[.C414]" office:value-type="float" office:value="1.24630290775379">
            <text:p>1,25</text:p>
          </table:table-cell>
          <table:table-cell table:number-columns-repeated="1020"/>
        </table:table-row>
        <table:table-row table:style-name="ro2">
          <table:table-cell table:formula="of:=[.A414]+[.$J$2]" office:value-type="float" office:value="41300">
            <text:p>41300</text:p>
          </table:table-cell>
          <table:table-cell table:formula="of:=[.$G$2]*SIN(-2*3.14159*[.$A415]*[.$G$3])" office:value-type="float" office:value="0.811844814171513">
            <text:p>0,81</text:p>
          </table:table-cell>
          <table:table-cell table:formula="of:=[.$G$4]*SIN(-2*3.14159*[.$A415]*[.$G$11])" office:value-type="float" office:value="0.554068068717953">
            <text:p>0,55</text:p>
          </table:table-cell>
          <table:table-cell table:formula="of:=[.B415]+[.C415]" office:value-type="float" office:value="1.36591288288947">
            <text:p>1,37</text:p>
          </table:table-cell>
          <table:table-cell table:number-columns-repeated="1020"/>
        </table:table-row>
        <table:table-row table:style-name="ro2">
          <table:table-cell table:formula="of:=[.A415]+[.$J$2]" office:value-type="float" office:value="41400">
            <text:p>41400</text:p>
          </table:table-cell>
          <table:table-cell table:formula="of:=[.$G$2]*SIN(-2*3.14159*[.$A416]*[.$G$3])" office:value-type="float" office:value="0.654702449671805">
            <text:p>0,65</text:p>
          </table:table-cell>
          <table:table-cell table:formula="of:=[.$G$4]*SIN(-2*3.14159*[.$A416]*[.$G$11])" office:value-type="float" office:value="0.749492314999053">
            <text:p>0,75</text:p>
          </table:table-cell>
          <table:table-cell table:formula="of:=[.B416]+[.C416]" office:value-type="float" office:value="1.40419476467086">
            <text:p>1,40</text:p>
          </table:table-cell>
          <table:table-cell table:number-columns-repeated="1020"/>
        </table:table-row>
        <table:table-row table:style-name="ro2">
          <table:table-cell table:formula="of:=[.A416]+[.$J$2]" office:value-type="float" office:value="41500">
            <text:p>41500</text:p>
          </table:table-cell>
          <table:table-cell table:formula="of:=[.$G$2]*SIN(-2*3.14159*[.$A417]*[.$G$3])" office:value-type="float" office:value="0.462021316134524">
            <text:p>0,46</text:p>
          </table:table-cell>
          <table:table-cell table:formula="of:=[.$G$4]*SIN(-2*3.14159*[.$A417]*[.$G$11])" office:value-type="float" office:value="0.894515701258164">
            <text:p>0,89</text:p>
          </table:table-cell>
          <table:table-cell table:formula="of:=[.B417]+[.C417]" office:value-type="float" office:value="1.35653701739269">
            <text:p>1,36</text:p>
          </table:table-cell>
          <table:table-cell table:number-columns-repeated="1020"/>
        </table:table-row>
        <table:table-row table:style-name="ro2">
          <table:table-cell table:formula="of:=[.A417]+[.$J$2]" office:value-type="float" office:value="41600">
            <text:p>41600</text:p>
          </table:table-cell>
          <table:table-cell table:formula="of:=[.$G$2]*SIN(-2*3.14159*[.$A418]*[.$G$3])" office:value-type="float" office:value="0.244260586709773">
            <text:p>0,24</text:p>
          </table:table-cell>
          <table:table-cell table:formula="of:=[.$G$4]*SIN(-2*3.14159*[.$A418]*[.$G$11])" office:value-type="float" office:value="0.979385870337322">
            <text:p>0,98</text:p>
          </table:table-cell>
          <table:table-cell table:formula="of:=[.B418]+[.C418]" office:value-type="float" office:value="1.22364645704709">
            <text:p>1,22</text:p>
          </table:table-cell>
          <table:table-cell table:number-columns-repeated="1020"/>
        </table:table-row>
        <table:table-row table:style-name="ro2">
          <table:table-cell table:formula="of:=[.A418]+[.$J$2]" office:value-type="float" office:value="41700">
            <text:p>41700</text:p>
          </table:table-cell>
          <table:table-cell table:formula="of:=[.$G$2]*SIN(-2*3.14159*[.$A419]*[.$G$3])" office:value-type="float" office:value="0.0132408222751867">
            <text:p>0,01</text:p>
          </table:table-cell>
          <table:table-cell table:formula="of:=[.$G$4]*SIN(-2*3.14159*[.$A419]*[.$G$11])" office:value-type="float" office:value="0.998395594516676">
            <text:p>1,00</text:p>
          </table:table-cell>
          <table:table-cell table:formula="of:=[.B419]+[.C419]" office:value-type="float" office:value="1.01163641679186">
            <text:p>1,01</text:p>
          </table:table-cell>
          <table:table-cell table:number-columns-repeated="1020"/>
        </table:table-row>
        <table:table-row table:style-name="ro2">
          <table:table-cell table:formula="of:=[.A419]+[.$J$2]" office:value-type="float" office:value="41800">
            <text:p>41800</text:p>
          </table:table-cell>
          <table:table-cell table:formula="of:=[.$G$2]*SIN(-2*3.14159*[.$A420]*[.$G$3])" office:value-type="float" office:value="-0.218497684910617">
            <text:p>-0,22</text:p>
          </table:table-cell>
          <table:table-cell table:formula="of:=[.$G$4]*SIN(-2*3.14159*[.$A420]*[.$G$11])" office:value-type="float" office:value="0.950266530872002">
            <text:p>0,95</text:p>
          </table:table-cell>
          <table:table-cell table:formula="of:=[.B420]+[.C420]" office:value-type="float" office:value="0.731768845961385">
            <text:p>0,73</text:p>
          </table:table-cell>
          <table:table-cell table:number-columns-repeated="1020"/>
        </table:table-row>
        <table:table-row table:style-name="ro2">
          <table:table-cell table:formula="of:=[.A420]+[.$J$2]" office:value-type="float" office:value="41900">
            <text:p>41900</text:p>
          </table:table-cell>
          <table:table-cell table:formula="of:=[.$G$2]*SIN(-2*3.14159*[.$A421]*[.$G$3])" office:value-type="float" office:value="-0.438375640947218">
            <text:p>-0,44</text:p>
          </table:table-cell>
          <table:table-cell table:formula="of:=[.$G$4]*SIN(-2*3.14159*[.$A421]*[.$G$11])" office:value-type="float" office:value="0.83823518569887">
            <text:p>0,84</text:p>
          </table:table-cell>
          <table:table-cell table:formula="of:=[.B421]+[.C421]" office:value-type="float" office:value="0.399859544751652">
            <text:p>0,40</text:p>
          </table:table-cell>
          <table:table-cell table:number-columns-repeated="1020"/>
        </table:table-row>
        <table:table-row table:style-name="ro2">
          <table:table-cell table:formula="of:=[.A421]+[.$J$2]" office:value-type="float" office:value="42000">
            <text:p>42000</text:p>
          </table:table-cell>
          <table:table-cell table:formula="of:=[.$G$2]*SIN(-2*3.14159*[.$A422]*[.$G$3])" office:value-type="float" office:value="-0.634457517500517">
            <text:p>-0,63</text:p>
          </table:table-cell>
          <table:table-cell table:formula="of:=[.$G$4]*SIN(-2*3.14159*[.$A422]*[.$G$11])" office:value-type="float" office:value="0.669835331137198">
            <text:p>0,67</text:p>
          </table:table-cell>
          <table:table-cell table:formula="of:=[.B422]+[.C422]" office:value-type="float" office:value="0.0353778136366809">
            <text:p>0,04</text:p>
          </table:table-cell>
          <table:table-cell table:number-columns-repeated="1020"/>
        </table:table-row>
        <table:table-row table:style-name="ro2">
          <table:table-cell table:formula="of:=[.A422]+[.$J$2]" office:value-type="float" office:value="42100">
            <text:p>42100</text:p>
          </table:table-cell>
          <table:table-cell table:formula="of:=[.$G$2]*SIN(-2*3.14159*[.$A423]*[.$G$3])" office:value-type="float" office:value="-0.796099580917964">
            <text:p>-0,80</text:p>
          </table:table-cell>
          <table:table-cell table:formula="of:=[.$G$4]*SIN(-2*3.14159*[.$A423]*[.$G$11])" office:value-type="float" office:value="0.456391242613878">
            <text:p>0,46</text:p>
          </table:table-cell>
          <table:table-cell table:formula="of:=[.B423]+[.C423]" office:value-type="float" office:value="-0.339708338304086">
            <text:p>-0,34</text:p>
          </table:table-cell>
          <table:table-cell table:number-columns-repeated="1020"/>
        </table:table-row>
        <table:table-row table:style-name="ro2">
          <table:table-cell table:formula="of:=[.A423]+[.$J$2]" office:value-type="float" office:value="42200">
            <text:p>42200</text:p>
          </table:table-cell>
          <table:table-cell table:formula="of:=[.$G$2]*SIN(-2*3.14159*[.$A424]*[.$G$3])" office:value-type="float" office:value="-0.914527488624594">
            <text:p>-0,91</text:p>
          </table:table-cell>
          <table:table-cell table:formula="of:=[.$G$4]*SIN(-2*3.14159*[.$A424]*[.$G$11])" office:value-type="float" office:value="0.212256382312183">
            <text:p>0,21</text:p>
          </table:table-cell>
          <table:table-cell table:formula="of:=[.B424]+[.C424]" office:value-type="float" office:value="-0.702271106312411">
            <text:p>-0,70</text:p>
          </table:table-cell>
          <table:table-cell table:number-columns-repeated="1020"/>
        </table:table-row>
        <table:table-row table:style-name="ro2">
          <table:table-cell table:formula="of:=[.A424]+[.$J$2]" office:value-type="float" office:value="42300">
            <text:p>42300</text:p>
          </table:table-cell>
          <table:table-cell table:formula="of:=[.$G$2]*SIN(-2*3.14159*[.$A425]*[.$G$3])" office:value-type="float" office:value="-0.983312711482608">
            <text:p>-0,98</text:p>
          </table:table-cell>
          <table:table-cell table:formula="of:=[.$G$4]*SIN(-2*3.14159*[.$A425]*[.$G$11])" office:value-type="float" office:value="-0.0461520289918672">
            <text:p>-0,05</text:p>
          </table:table-cell>
          <table:table-cell table:formula="of:=[.B425]+[.C425]" office:value-type="float" office:value="-1.02946474047448">
            <text:p>-1,03</text:p>
          </table:table-cell>
          <table:table-cell table:number-columns-repeated="1020"/>
        </table:table-row>
        <table:table-row table:style-name="ro2">
          <table:table-cell table:formula="of:=[.A425]+[.$J$2]" office:value-type="float" office:value="42400">
            <text:p>42400</text:p>
          </table:table-cell>
          <table:table-cell table:formula="of:=[.$G$2]*SIN(-2*3.14159*[.$A426]*[.$G$3])" office:value-type="float" office:value="-0.998721418992166">
            <text:p>-1,00</text:p>
          </table:table-cell>
          <table:table-cell table:formula="of:=[.$G$4]*SIN(-2*3.14159*[.$A426]*[.$G$11])" office:value-type="float" office:value="-0.301456855205504">
            <text:p>-0,30</text:p>
          </table:table-cell>
          <table:table-cell table:formula="of:=[.B426]+[.C426]" office:value-type="float" office:value="-1.30017827419767">
            <text:p>-1,30</text:p>
          </table:table-cell>
          <table:table-cell table:number-columns-repeated="1020"/>
        </table:table-row>
        <table:table-row table:style-name="ro2">
          <table:table-cell table:formula="of:=[.A426]+[.$J$2]" office:value-type="float" office:value="42500">
            <text:p>42500</text:p>
          </table:table-cell>
          <table:table-cell table:formula="of:=[.$G$2]*SIN(-2*3.14159*[.$A427]*[.$G$3])" office:value-type="float" office:value="-0.95991719433829">
            <text:p>-0,96</text:p>
          </table:table-cell>
          <table:table-cell table:formula="of:=[.$G$4]*SIN(-2*3.14159*[.$A427]*[.$G$11])" office:value-type="float" office:value="-0.536489722599917">
            <text:p>-0,54</text:p>
          </table:table-cell>
          <table:table-cell table:formula="of:=[.B427]+[.C427]" office:value-type="float" office:value="-1.49640691693821">
            <text:p>-1,50</text:p>
          </table:table-cell>
          <table:table-cell table:number-columns-repeated="1020"/>
        </table:table-row>
        <table:table-row table:style-name="ro2">
          <table:table-cell table:formula="of:=[.A427]+[.$J$2]" office:value-type="float" office:value="42600">
            <text:p>42600</text:p>
          </table:table-cell>
          <table:table-cell table:formula="of:=[.$G$2]*SIN(-2*3.14159*[.$A428]*[.$G$3])" office:value-type="float" office:value="-0.869006431037477">
            <text:p>-0,87</text:p>
          </table:table-cell>
          <table:table-cell table:formula="of:=[.$G$4]*SIN(-2*3.14159*[.$A428]*[.$G$11])" office:value-type="float" office:value="-0.735445425367851">
            <text:p>-0,74</text:p>
          </table:table-cell>
          <table:table-cell table:formula="of:=[.B428]+[.C428]" office:value-type="float" office:value="-1.60445185640533">
            <text:p>-1,60</text:p>
          </table:table-cell>
          <table:table-cell table:number-columns-repeated="1020"/>
        </table:table-row>
        <table:table-row table:style-name="ro2">
          <table:table-cell table:formula="of:=[.A428]+[.$J$2]" office:value-type="float" office:value="42700">
            <text:p>42700</text:p>
          </table:table-cell>
          <table:table-cell table:formula="of:=[.$G$2]*SIN(-2*3.14159*[.$A429]*[.$G$3])" office:value-type="float" office:value="-0.730923955131444">
            <text:p>-0,73</text:p>
          </table:table-cell>
          <table:table-cell table:formula="of:=[.$G$4]*SIN(-2*3.14159*[.$A429]*[.$G$11])" office:value-type="float" office:value="-0.884944875024155">
            <text:p>-0,88</text:p>
          </table:table-cell>
          <table:table-cell table:formula="of:=[.B429]+[.C429]" office:value-type="float" office:value="-1.6158688301556">
            <text:p>-1,62</text:p>
          </table:table-cell>
          <table:table-cell table:number-columns-repeated="1020"/>
        </table:table-row>
        <table:table-row table:style-name="ro2">
          <table:table-cell table:formula="of:=[.A429]+[.$J$2]" office:value-type="float" office:value="42800">
            <text:p>42800</text:p>
          </table:table-cell>
          <table:table-cell table:formula="of:=[.$G$2]*SIN(-2*3.14159*[.$A430]*[.$G$3])" office:value-type="float" office:value="-0.553165227562385">
            <text:p>-0,55</text:p>
          </table:table-cell>
          <table:table-cell table:formula="of:=[.$G$4]*SIN(-2*3.14159*[.$A430]*[.$G$11])" office:value-type="float" office:value="-0.974934713516894">
            <text:p>-0,97</text:p>
          </table:table-cell>
          <table:table-cell table:formula="of:=[.B430]+[.C430]" office:value-type="float" office:value="-1.52809994107928">
            <text:p>-1,53</text:p>
          </table:table-cell>
          <table:table-cell table:number-columns-repeated="1020"/>
        </table:table-row>
        <table:table-row table:style-name="ro2">
          <table:table-cell table:formula="of:=[.A430]+[.$J$2]" office:value-type="float" office:value="42900">
            <text:p>42900</text:p>
          </table:table-cell>
          <table:table-cell table:formula="of:=[.$G$2]*SIN(-2*3.14159*[.$A431]*[.$G$3])" office:value-type="float" office:value="-0.34537938578282">
            <text:p>-0,35</text:p>
          </table:table-cell>
          <table:table-cell table:formula="of:=[.$G$4]*SIN(-2*3.14159*[.$A431]*[.$G$11])" office:value-type="float" office:value="-0.999363432921396">
            <text:p>-1,00</text:p>
          </table:table-cell>
          <table:table-cell table:formula="of:=[.B431]+[.C431]" office:value-type="float" office:value="-1.34474281870422">
            <text:p>-1,34</text:p>
          </table:table-cell>
          <table:table-cell table:number-columns-repeated="1020"/>
        </table:table-row>
        <table:table-row table:style-name="ro2">
          <table:table-cell table:formula="of:=[.A431]+[.$J$2]" office:value-type="float" office:value="43000">
            <text:p>43000</text:p>
          </table:table-cell>
          <table:table-cell table:formula="of:=[.$G$2]*SIN(-2*3.14159*[.$A432]*[.$G$3])" office:value-type="float" office:value="-0.118845571670517">
            <text:p>-0,12</text:p>
          </table:table-cell>
          <table:table-cell table:formula="of:=[.$G$4]*SIN(-2*3.14159*[.$A432]*[.$G$11])" office:value-type="float" office:value="-0.956588280281123">
            <text:p>-0,96</text:p>
          </table:table-cell>
          <table:table-cell table:formula="of:=[.B432]+[.C432]" office:value-type="float" office:value="-1.07543385195164">
            <text:p>-1,08</text:p>
          </table:table-cell>
          <table:table-cell table:number-columns-repeated="1020"/>
        </table:table-row>
        <table:table-row table:style-name="ro2">
          <table:table-cell table:formula="of:=[.A432]+[.$J$2]" office:value-type="float" office:value="43100">
            <text:p>43100</text:p>
          </table:table-cell>
          <table:table-cell table:formula="of:=[.$G$2]*SIN(-2*3.14159*[.$A433]*[.$G$3])" office:value-type="float" office:value="0.114139486371621">
            <text:p>0,11</text:p>
          </table:table-cell>
          <table:table-cell table:formula="of:=[.$G$4]*SIN(-2*3.14159*[.$A433]*[.$G$11])" office:value-type="float" office:value="-0.849485737869155">
            <text:p>-0,85</text:p>
          </table:table-cell>
          <table:table-cell table:formula="of:=[.B433]+[.C433]" office:value-type="float" office:value="-0.735346251497533">
            <text:p>-0,74</text:p>
          </table:table-cell>
          <table:table-cell table:number-columns-repeated="1020"/>
        </table:table-row>
        <table:table-row table:style-name="ro2">
          <table:table-cell table:formula="of:=[.A433]+[.$J$2]" office:value-type="float" office:value="43200">
            <text:p>43200</text:p>
          </table:table-cell>
          <table:table-cell table:formula="of:=[.$G$2]*SIN(-2*3.14159*[.$A434]*[.$G$3])" office:value-type="float" office:value="0.340928757766938">
            <text:p>0,34</text:p>
          </table:table-cell>
          <table:table-cell table:formula="of:=[.$G$4]*SIN(-2*3.14159*[.$A434]*[.$G$11])" office:value-type="float" office:value="-0.685258107831857">
            <text:p>-0,69</text:p>
          </table:table-cell>
          <table:table-cell table:formula="of:=[.B434]+[.C434]" office:value-type="float" office:value="-0.344329350064918">
            <text:p>-0,34</text:p>
          </table:table-cell>
          <table:table-cell table:number-columns-repeated="1020"/>
        </table:table-row>
        <table:table-row table:style-name="ro2">
          <table:table-cell table:formula="of:=[.A434]+[.$J$2]" office:value-type="float" office:value="43300">
            <text:p>43300</text:p>
          </table:table-cell>
          <table:table-cell table:formula="of:=[.$G$2]*SIN(-2*3.14159*[.$A435]*[.$G$3])" office:value-type="float" office:value="0.549211622452544">
            <text:p>0,55</text:p>
          </table:table-cell>
          <table:table-cell table:formula="of:=[.$G$4]*SIN(-2*3.14159*[.$A435]*[.$G$11])" office:value-type="float" office:value="-0.474949148012593">
            <text:p>-0,47</text:p>
          </table:table-cell>
          <table:table-cell table:formula="of:=[.B435]+[.C435]" office:value-type="float" office:value="0.074262474439951">
            <text:p>0,07</text:p>
          </table:table-cell>
          <table:table-cell table:number-columns-repeated="1020"/>
        </table:table-row>
        <table:table-row table:style-name="ro2">
          <table:table-cell table:formula="of:=[.A435]+[.$J$2]" office:value-type="float" office:value="43400">
            <text:p>43400</text:p>
          </table:table-cell>
          <table:table-cell table:formula="of:=[.$G$2]*SIN(-2*3.14159*[.$A436]*[.$G$3])" office:value-type="float" office:value="0.727682022058448">
            <text:p>0,73</text:p>
          </table:table-cell>
          <table:table-cell table:formula="of:=[.$G$4]*SIN(-2*3.14159*[.$A436]*[.$G$11])" office:value-type="float" office:value="-0.232701422347409">
            <text:p>-0,23</text:p>
          </table:table-cell>
          <table:table-cell table:formula="of:=[.B436]+[.C436]" office:value-type="float" office:value="0.494980599711038">
            <text:p>0,49</text:p>
          </table:table-cell>
          <table:table-cell table:number-columns-repeated="1020"/>
        </table:table-row>
        <table:table-row table:style-name="ro2">
          <table:table-cell table:formula="of:=[.A436]+[.$J$2]" office:value-type="float" office:value="43500">
            <text:p>43500</text:p>
          </table:table-cell>
          <table:table-cell table:formula="of:=[.$G$2]*SIN(-2*3.14159*[.$A437]*[.$G$3])" office:value-type="float" office:value="0.866652129872879">
            <text:p>0,87</text:p>
          </table:table-cell>
          <table:table-cell table:formula="of:=[.$G$4]*SIN(-2*3.14159*[.$A437]*[.$G$11])" office:value-type="float" office:value="0.0251946872995583">
            <text:p>0,03</text:p>
          </table:table-cell>
          <table:table-cell table:formula="of:=[.B437]+[.C437]" office:value-type="float" office:value="0.891846817172437">
            <text:p>0,89</text:p>
          </table:table-cell>
          <table:table-cell table:number-columns-repeated="1020"/>
        </table:table-row>
        <table:table-row table:style-name="ro2">
          <table:table-cell table:formula="of:=[.A437]+[.$J$2]" office:value-type="float" office:value="43600">
            <text:p>43600</text:p>
          </table:table-cell>
          <table:table-cell table:formula="of:=[.$G$2]*SIN(-2*3.14159*[.$A438]*[.$G$3])" office:value-type="float" office:value="0.958578340637007">
            <text:p>0,96</text:p>
          </table:table-cell>
          <table:table-cell table:formula="of:=[.$G$4]*SIN(-2*3.14159*[.$A438]*[.$G$11])" office:value-type="float" office:value="0.281396566577144">
            <text:p>0,28</text:p>
          </table:table-cell>
          <table:table-cell table:formula="of:=[.B438]+[.C438]" office:value-type="float" office:value="1.23997490721415">
            <text:p>1,24</text:p>
          </table:table-cell>
          <table:table-cell table:number-columns-repeated="1020"/>
        </table:table-row>
        <table:table-row table:style-name="ro2">
          <table:table-cell table:formula="of:=[.A438]+[.$J$2]" office:value-type="float" office:value="43700">
            <text:p>43700</text:p>
          </table:table-cell>
          <table:table-cell table:formula="of:=[.$G$2]*SIN(-2*3.14159*[.$A439]*[.$G$3])" office:value-type="float" office:value="0.998470672474838">
            <text:p>1,00</text:p>
          </table:table-cell>
          <table:table-cell table:formula="of:=[.$G$4]*SIN(-2*3.14159*[.$A439]*[.$G$11])" office:value-type="float" office:value="0.518675419652217">
            <text:p>0,52</text:p>
          </table:table-cell>
          <table:table-cell table:formula="of:=[.B439]+[.C439]" office:value-type="float" office:value="1.51714609212706">
            <text:p>1,52</text:p>
          </table:table-cell>
          <table:table-cell table:number-columns-repeated="1020"/>
        </table:table-row>
        <table:table-row table:style-name="ro2">
          <table:table-cell table:formula="of:=[.A439]+[.$J$2]" office:value-type="float" office:value="43800">
            <text:p>43800</text:p>
          </table:table-cell>
          <table:table-cell table:formula="of:=[.$G$2]*SIN(-2*3.14159*[.$A440]*[.$G$3])" office:value-type="float" office:value="0.98416368632426">
            <text:p>0,98</text:p>
          </table:table-cell>
          <table:table-cell table:formula="of:=[.$G$4]*SIN(-2*3.14159*[.$A440]*[.$G$11])" office:value-type="float" office:value="0.721075099586192">
            <text:p>0,72</text:p>
          </table:table-cell>
          <table:table-cell table:formula="of:=[.B440]+[.C440]" office:value-type="float" office:value="1.70523878591045">
            <text:p>1,71</text:p>
          </table:table-cell>
          <table:table-cell table:number-columns-repeated="1020"/>
        </table:table-row>
        <table:table-row table:style-name="ro2">
          <table:table-cell table:formula="of:=[.A440]+[.$J$2]" office:value-type="float" office:value="43900">
            <text:p>43900</text:p>
          </table:table-cell>
          <table:table-cell table:formula="of:=[.$G$2]*SIN(-2*3.14159*[.$A441]*[.$G$3])" office:value-type="float" office:value="0.916434002337769">
            <text:p>0,92</text:p>
          </table:table-cell>
          <table:table-cell table:formula="of:=[.$G$4]*SIN(-2*3.14159*[.$A441]*[.$G$11])" office:value-type="float" office:value="0.874984856152916">
            <text:p>0,87</text:p>
          </table:table-cell>
          <table:table-cell table:formula="of:=[.B441]+[.C441]" office:value-type="float" office:value="1.79141885849069">
            <text:p>1,79</text:p>
          </table:table-cell>
          <table:table-cell table:number-columns-repeated="1020"/>
        </table:table-row>
        <table:table-row table:style-name="ro2">
          <table:table-cell table:formula="of:=[.A441]+[.$J$2]" office:value-type="float" office:value="44000">
            <text:p>44000</text:p>
          </table:table-cell>
          <table:table-cell table:formula="of:=[.$G$2]*SIN(-2*3.14159*[.$A442]*[.$G$3])" office:value-type="float" office:value="0.798958129172847">
            <text:p>0,80</text:p>
          </table:table-cell>
          <table:table-cell table:formula="of:=[.$G$4]*SIN(-2*3.14159*[.$A442]*[.$G$11])" office:value-type="float" office:value="0.970054810994583">
            <text:p>0,97</text:p>
          </table:table-cell>
          <table:table-cell table:formula="of:=[.B442]+[.C442]" office:value-type="float" office:value="1.76901294016743">
            <text:p>1,77</text:p>
          </table:table-cell>
          <table:table-cell table:number-columns-repeated="1020"/>
        </table:table-row>
        <table:table-row table:style-name="ro2">
          <table:table-cell table:formula="of:=[.A442]+[.$J$2]" office:value-type="float" office:value="44100">
            <text:p>44100</text:p>
          </table:table-cell>
          <table:table-cell table:formula="of:=[.$G$2]*SIN(-2*3.14159*[.$A443]*[.$G$3])" office:value-type="float" office:value="0.638112949104152">
            <text:p>0,64</text:p>
          </table:table-cell>
          <table:table-cell table:formula="of:=[.$G$4]*SIN(-2*3.14159*[.$A443]*[.$G$11])" office:value-type="float" office:value="0.999891783078234">
            <text:p>1,00</text:p>
          </table:table-cell>
          <table:table-cell table:formula="of:=[.B443]+[.C443]" office:value-type="float" office:value="1.63800473218239">
            <text:p>1,64</text:p>
          </table:table-cell>
          <table:table-cell table:number-columns-repeated="1020"/>
        </table:table-row>
        <table:table-row table:style-name="ro2">
          <table:table-cell table:formula="of:=[.A443]+[.$J$2]" office:value-type="float" office:value="44200">
            <text:p>44200</text:p>
          </table:table-cell>
          <table:table-cell table:formula="of:=[.$G$2]*SIN(-2*3.14159*[.$A444]*[.$G$3])" office:value-type="float" office:value="0.442629494763853">
            <text:p>0,44</text:p>
          </table:table-cell>
          <table:table-cell table:formula="of:=[.$G$4]*SIN(-2*3.14159*[.$A444]*[.$G$11])" office:value-type="float" office:value="0.962489356217118">
            <text:p>0,96</text:p>
          </table:table-cell>
          <table:table-cell table:formula="of:=[.B444]+[.C444]" office:value-type="float" office:value="1.40511885098097">
            <text:p>1,41</text:p>
          </table:table-cell>
          <table:table-cell table:number-columns-repeated="1020"/>
        </table:table-row>
        <table:table-row table:style-name="ro2">
          <table:table-cell table:formula="of:=[.A444]+[.$J$2]" office:value-type="float" office:value="44300">
            <text:p>44300</text:p>
          </table:table-cell>
          <table:table-cell table:formula="of:=[.$G$2]*SIN(-2*3.14159*[.$A445]*[.$G$3])" office:value-type="float" office:value="0.22311910387972">
            <text:p>0,22</text:p>
          </table:table-cell>
          <table:table-cell table:formula="of:=[.$G$4]*SIN(-2*3.14159*[.$A445]*[.$G$11])" office:value-type="float" office:value="0.86036271233065">
            <text:p>0,86</text:p>
          </table:table-cell>
          <table:table-cell table:formula="of:=[.B445]+[.C445]" office:value-type="float" office:value="1.08348181621037">
            <text:p>1,08</text:p>
          </table:table-cell>
          <table:table-cell table:number-columns-repeated="1020"/>
        </table:table-row>
        <table:table-row table:style-name="ro2">
          <table:table-cell table:formula="of:=[.A445]+[.$J$2]" office:value-type="float" office:value="44400">
            <text:p>44400</text:p>
          </table:table-cell>
          <table:table-cell table:formula="of:=[.$G$2]*SIN(-2*3.14159*[.$A446]*[.$G$3])" office:value-type="float" office:value="-0.00850274122215501">
            <text:p>-0,01</text:p>
          </table:table-cell>
          <table:table-cell table:formula="of:=[.$G$4]*SIN(-2*3.14159*[.$A446]*[.$G$11])" office:value-type="float" office:value="0.700379529508235">
            <text:p>0,70</text:p>
          </table:table-cell>
          <table:table-cell table:formula="of:=[.B446]+[.C446]" office:value-type="float" office:value="0.69187678828608">
            <text:p>0,69</text:p>
          </table:table-cell>
          <table:table-cell table:number-columns-repeated="1020"/>
        </table:table-row>
        <table:table-row table:style-name="ro2">
          <table:table-cell table:formula="of:=[.A446]+[.$J$2]" office:value-type="float" office:value="44500">
            <text:p>44500</text:p>
          </table:table-cell>
          <table:table-cell table:formula="of:=[.$G$2]*SIN(-2*3.14159*[.$A447]*[.$G$3])" office:value-type="float" office:value="-0.239663008683672">
            <text:p>-0,24</text:p>
          </table:table-cell>
          <table:table-cell table:formula="of:=[.$G$4]*SIN(-2*3.14159*[.$A447]*[.$G$11])" office:value-type="float" office:value="0.4932981721203">
            <text:p>0,49</text:p>
          </table:table-cell>
          <table:table-cell table:formula="of:=[.B447]+[.C447]" office:value-type="float" office:value="0.253635163436627">
            <text:p>0,25</text:p>
          </table:table-cell>
          <table:table-cell table:number-columns-repeated="1020"/>
        </table:table-row>
        <table:table-row table:style-name="ro2">
          <table:table-cell table:formula="of:=[.A447]+[.$J$2]" office:value-type="float" office:value="44600">
            <text:p>44600</text:p>
          </table:table-cell>
          <table:table-cell table:formula="of:=[.$G$2]*SIN(-2*3.14159*[.$A448]*[.$G$3])" office:value-type="float" office:value="-0.457813836554706">
            <text:p>-0,46</text:p>
          </table:table-cell>
          <table:table-cell table:formula="of:=[.$G$4]*SIN(-2*3.14159*[.$A448]*[.$G$11])" office:value-type="float" office:value="0.253044127451845">
            <text:p>0,25</text:p>
          </table:table-cell>
          <table:table-cell table:formula="of:=[.B448]+[.C448]" office:value-type="float" office:value="-0.204769709102861">
            <text:p>-0,20</text:p>
          </table:table-cell>
          <table:table-cell table:number-columns-repeated="1020"/>
        </table:table-row>
        <table:table-row table:style-name="ro2">
          <table:table-cell table:formula="of:=[.A448]+[.$J$2]" office:value-type="float" office:value="44700">
            <text:p>44700</text:p>
          </table:table-cell>
          <table:table-cell table:formula="of:=[.$G$2]*SIN(-2*3.14159*[.$A449]*[.$G$3])" office:value-type="float" office:value="-0.651113434578006">
            <text:p>-0,65</text:p>
          </table:table-cell>
          <table:table-cell table:formula="of:=[.$G$4]*SIN(-2*3.14159*[.$A449]*[.$G$11])" office:value-type="float" office:value="-0.00422629554473491">
            <text:p>0,00</text:p>
          </table:table-cell>
          <table:table-cell table:formula="of:=[.B449]+[.C449]" office:value-type="float" office:value="-0.655339730122741">
            <text:p>-0,66</text:p>
          </table:table-cell>
          <table:table-cell table:number-columns-repeated="1020"/>
        </table:table-row>
        <table:table-row table:style-name="ro2">
          <table:table-cell table:formula="of:=[.A449]+[.$J$2]" office:value-type="float" office:value="44800">
            <text:p>44800</text:p>
          </table:table-cell>
          <table:table-cell table:formula="of:=[.$G$2]*SIN(-2*3.14159*[.$A450]*[.$G$3])" office:value-type="float" office:value="-0.809069096988666">
            <text:p>-0,81</text:p>
          </table:table-cell>
          <table:table-cell table:formula="of:=[.$G$4]*SIN(-2*3.14159*[.$A450]*[.$G$11])" office:value-type="float" office:value="-0.261212514182811">
            <text:p>-0,26</text:p>
          </table:table-cell>
          <table:table-cell table:formula="of:=[.B450]+[.C450]" office:value-type="float" office:value="-1.07028161117148">
            <text:p>-1,07</text:p>
          </table:table-cell>
          <table:table-cell table:number-columns-repeated="1020"/>
        </table:table-row>
        <table:table-row table:style-name="ro2">
          <table:table-cell table:formula="of:=[.A450]+[.$J$2]" office:value-type="float" office:value="44900">
            <text:p>44900</text:p>
          </table:table-cell>
          <table:table-cell table:formula="of:=[.$G$2]*SIN(-2*3.14159*[.$A451]*[.$G$3])" office:value-type="float" office:value="-0.923106588279865">
            <text:p>-0,92</text:p>
          </table:table-cell>
          <table:table-cell table:formula="of:=[.$G$4]*SIN(-2*3.14159*[.$A451]*[.$G$11])" office:value-type="float" office:value="-0.500633031777607">
            <text:p>-0,50</text:p>
          </table:table-cell>
          <table:table-cell table:formula="of:=[.B451]+[.C451]" office:value-type="float" office:value="-1.42373962005747">
            <text:p>-1,42</text:p>
          </table:table-cell>
          <table:table-cell table:number-columns-repeated="1020"/>
        </table:table-row>
        <table:table-row table:style-name="ro2">
          <table:table-cell table:formula="of:=[.A451]+[.$J$2]" office:value-type="float" office:value="45000">
            <text:p>45000</text:p>
          </table:table-cell>
          <table:table-cell table:formula="of:=[.$G$2]*SIN(-2*3.14159*[.$A452]*[.$G$3])" office:value-type="float" office:value="-0.987035700841224">
            <text:p>-0,99</text:p>
          </table:table-cell>
          <table:table-cell table:formula="of:=[.$G$4]*SIN(-2*3.14159*[.$A452]*[.$G$11])" office:value-type="float" office:value="-0.706387667146282">
            <text:p>-0,71</text:p>
          </table:table-cell>
          <table:table-cell table:formula="of:=[.B452]+[.C452]" office:value-type="float" office:value="-1.69342336798751">
            <text:p>-1,69</text:p>
          </table:table-cell>
          <table:table-cell table:number-columns-repeated="1020"/>
        </table:table-row>
        <table:table-row table:style-name="ro2">
          <table:table-cell table:formula="of:=[.A452]+[.$J$2]" office:value-type="float" office:value="45100">
            <text:p>45100</text:p>
          </table:table-cell>
          <table:table-cell table:formula="of:=[.$G$2]*SIN(-2*3.14159*[.$A453]*[.$G$3])" office:value-type="float" office:value="-0.997386206119449">
            <text:p>-1,00</text:p>
          </table:table-cell>
          <table:table-cell table:formula="of:=[.$G$4]*SIN(-2*3.14159*[.$A453]*[.$G$11])" office:value-type="float" office:value="-0.864640074695936">
            <text:p>-0,86</text:p>
          </table:table-cell>
          <table:table-cell table:formula="of:=[.B453]+[.C453]" office:value-type="float" office:value="-1.86202628081538">
            <text:p>-1,86</text:p>
          </table:table-cell>
          <table:table-cell table:number-columns-repeated="1020"/>
        </table:table-row>
        <table:table-row table:style-name="ro2">
          <table:table-cell table:formula="of:=[.A453]+[.$J$2]" office:value-type="float" office:value="45200">
            <text:p>45200</text:p>
          </table:table-cell>
          <table:table-cell table:formula="of:=[.$G$2]*SIN(-2*3.14159*[.$A454]*[.$G$3])" office:value-type="float" office:value="-0.95359625707754">
            <text:p>-0,95</text:p>
          </table:table-cell>
          <table:table-cell table:formula="of:=[.$G$4]*SIN(-2*3.14159*[.$A454]*[.$G$11])" office:value-type="float" office:value="-0.964748304876824">
            <text:p>-0,96</text:p>
          </table:table-cell>
          <table:table-cell table:formula="of:=[.B454]+[.C454]" office:value-type="float" office:value="-1.91834456195436">
            <text:p>-1,92</text:p>
          </table:table-cell>
          <table:table-cell table:number-columns-repeated="1020"/>
        </table:table-row>
        <table:table-row table:style-name="ro2">
          <table:table-cell table:formula="of:=[.A454]+[.$J$2]" office:value-type="float" office:value="45300">
            <text:p>45300</text:p>
          </table:table-cell>
          <table:table-cell table:formula="of:=[.$G$2]*SIN(-2*3.14159*[.$A455]*[.$G$3])" office:value-type="float" office:value="-0.858042885226175">
            <text:p>-0,86</text:p>
          </table:table-cell>
          <table:table-cell table:formula="of:=[.$G$4]*SIN(-2*3.14159*[.$A455]*[.$G$11])" office:value-type="float" office:value="-0.999980411040458">
            <text:p>-1,00</text:p>
          </table:table-cell>
          <table:table-cell table:formula="of:=[.B455]+[.C455]" office:value-type="float" office:value="-1.85802329626663">
            <text:p>-1,86</text:p>
          </table:table-cell>
          <table:table-cell table:number-columns-repeated="1020"/>
        </table:table-row>
        <table:table-row table:style-name="ro2">
          <table:table-cell table:formula="of:=[.A455]+[.$J$2]" office:value-type="float" office:value="45400">
            <text:p>45400</text:p>
          </table:table-cell>
          <table:table-cell table:formula="of:=[.$G$2]*SIN(-2*3.14159*[.$A456]*[.$G$3])" office:value-type="float" office:value="-0.715912927092353">
            <text:p>-0,72</text:p>
          </table:table-cell>
          <table:table-cell table:formula="of:=[.$G$4]*SIN(-2*3.14159*[.$A456]*[.$G$11])" office:value-type="float" office:value="-0.967967158927443">
            <text:p>-0,97</text:p>
          </table:table-cell>
          <table:table-cell table:formula="of:=[.B456]+[.C456]" office:value-type="float" office:value="-1.6838800860198">
            <text:p>-1,68</text:p>
          </table:table-cell>
          <table:table-cell table:number-columns-repeated="1020"/>
        </table:table-row>
        <table:table-row table:style-name="ro2">
          <table:table-cell table:formula="of:=[.A456]+[.$J$2]" office:value-type="float" office:value="45500">
            <text:p>45500</text:p>
          </table:table-cell>
          <table:table-cell table:formula="of:=[.$G$2]*SIN(-2*3.14159*[.$A457]*[.$G$3])" office:value-type="float" office:value="-0.534921551228926">
            <text:p>-0,53</text:p>
          </table:table-cell>
          <table:table-cell table:formula="of:=[.$G$4]*SIN(-2*3.14159*[.$A457]*[.$G$11])" office:value-type="float" office:value="-0.870861325724417">
            <text:p>-0,87</text:p>
          </table:table-cell>
          <table:table-cell table:formula="of:=[.B457]+[.C457]" office:value-type="float" office:value="-1.40578287695334">
            <text:p>-1,41</text:p>
          </table:table-cell>
          <table:table-cell table:number-columns-repeated="1020"/>
        </table:table-row>
        <table:table-row table:style-name="ro2">
          <table:table-cell table:formula="of:=[.A457]+[.$J$2]" office:value-type="float" office:value="45600">
            <text:p>45600</text:p>
          </table:table-cell>
          <table:table-cell table:formula="of:=[.$G$2]*SIN(-2*3.14159*[.$A458]*[.$G$3])" office:value-type="float" office:value="-0.324893370397868">
            <text:p>-0,32</text:p>
          </table:table-cell>
          <table:table-cell table:formula="of:=[.$G$4]*SIN(-2*3.14159*[.$A458]*[.$G$11])" office:value-type="float" office:value="-0.715192956654285">
            <text:p>-0,72</text:p>
          </table:table-cell>
          <table:table-cell table:formula="of:=[.B458]+[.C458]" office:value-type="float" office:value="-1.04008632705215">
            <text:p>-1,04</text:p>
          </table:table-cell>
          <table:table-cell table:number-columns-repeated="1020"/>
        </table:table-row>
        <table:table-row table:style-name="ro2">
          <table:table-cell table:formula="of:=[.A458]+[.$J$2]" office:value-type="float" office:value="45700">
            <text:p>45700</text:p>
          </table:table-cell>
          <table:table-cell table:formula="of:=[.$G$2]*SIN(-2*3.14159*[.$A459]*[.$G$3])" office:value-type="float" office:value="-0.0972292461965404">
            <text:p>-0,10</text:p>
          </table:table-cell>
          <table:table-cell table:formula="of:=[.$G$4]*SIN(-2*3.14159*[.$A459]*[.$G$11])" office:value-type="float" office:value="-0.511430258859108">
            <text:p>-0,51</text:p>
          </table:table-cell>
          <table:table-cell table:formula="of:=[.B459]+[.C459]" office:value-type="float" office:value="-0.608659505055648">
            <text:p>-0,61</text:p>
          </table:table-cell>
          <table:table-cell table:number-columns-repeated="1020"/>
        </table:table-row>
        <table:table-row table:style-name="ro2">
          <table:table-cell table:formula="of:=[.A459]+[.$J$2]" office:value-type="float" office:value="45800">
            <text:p>45800</text:p>
          </table:table-cell>
          <table:table-cell table:formula="of:=[.$G$2]*SIN(-2*3.14159*[.$A460]*[.$G$3])" office:value-type="float" office:value="0.135712737380582">
            <text:p>0,14</text:p>
          </table:table-cell>
          <table:table-cell table:formula="of:=[.$G$4]*SIN(-2*3.14159*[.$A460]*[.$G$11])" office:value-type="float" office:value="-0.273275522861332">
            <text:p>-0,27</text:p>
          </table:table-cell>
          <table:table-cell table:formula="of:=[.B460]+[.C460]" office:value-type="float" office:value="-0.13756278548075">
            <text:p>-0,14</text:p>
          </table:table-cell>
          <table:table-cell table:number-columns-repeated="1020"/>
        </table:table-row>
        <table:table-row table:style-name="ro2">
          <table:table-cell table:formula="of:=[.A460]+[.$J$2]" office:value-type="float" office:value="45900">
            <text:p>45900</text:p>
          </table:table-cell>
          <table:table-cell table:formula="of:=[.$G$2]*SIN(-2*3.14159*[.$A461]*[.$G$3])" office:value-type="float" office:value="0.361287887950033">
            <text:p>0,36</text:p>
          </table:table-cell>
          <table:table-cell table:formula="of:=[.$G$4]*SIN(-2*3.14159*[.$A461]*[.$G$11])" office:value-type="float" office:value="-0.0167439697013562">
            <text:p>-0,02</text:p>
          </table:table-cell>
          <table:table-cell table:formula="of:=[.B461]+[.C461]" office:value-type="float" office:value="0.344543918248677">
            <text:p>0,34</text:p>
          </table:table-cell>
          <table:table-cell table:number-columns-repeated="1020"/>
        </table:table-row>
        <table:table-row table:style-name="ro2">
          <table:table-cell table:formula="of:=[.A461]+[.$J$2]" office:value-type="float" office:value="46000">
            <text:p>46000</text:p>
          </table:table-cell>
          <table:table-cell table:formula="of:=[.$G$2]*SIN(-2*3.14159*[.$A462]*[.$G$3])" office:value-type="float" office:value="0.567251515367579">
            <text:p>0,57</text:p>
          </table:table-cell>
          <table:table-cell table:formula="of:=[.$G$4]*SIN(-2*3.14159*[.$A462]*[.$G$11])" office:value-type="float" office:value="0.240913588556114">
            <text:p>0,24</text:p>
          </table:table-cell>
          <table:table-cell table:formula="of:=[.B462]+[.C462]" office:value-type="float" office:value="0.808165103923693">
            <text:p>0,81</text:p>
          </table:table-cell>
          <table:table-cell table:number-columns-repeated="1020"/>
        </table:table-row>
        <table:table-row table:style-name="ro2">
          <table:table-cell table:formula="of:=[.A462]+[.$J$2]" office:value-type="float" office:value="46100">
            <text:p>46100</text:p>
          </table:table-cell>
          <table:table-cell table:formula="of:=[.$G$2]*SIN(-2*3.14159*[.$A463]*[.$G$3])" office:value-type="float" office:value="0.742423382087009">
            <text:p>0,74</text:p>
          </table:table-cell>
          <table:table-cell table:formula="of:=[.$G$4]*SIN(-2*3.14159*[.$A463]*[.$G$11])" office:value-type="float" office:value="0.482370480888343">
            <text:p>0,48</text:p>
          </table:table-cell>
          <table:table-cell table:formula="of:=[.B463]+[.C463]" office:value-type="float" office:value="1.22479386297535">
            <text:p>1,22</text:p>
          </table:table-cell>
          <table:table-cell table:number-columns-repeated="1020"/>
        </table:table-row>
        <table:table-row table:style-name="ro2">
          <table:table-cell table:formula="of:=[.A463]+[.$J$2]" office:value-type="float" office:value="46200">
            <text:p>46200</text:p>
          </table:table-cell>
          <table:table-cell table:formula="of:=[.$G$2]*SIN(-2*3.14159*[.$A464]*[.$G$3])" office:value-type="float" office:value="0.877294793446913">
            <text:p>0,88</text:p>
          </table:table-cell>
          <table:table-cell table:formula="of:=[.$G$4]*SIN(-2*3.14159*[.$A464]*[.$G$11])" office:value-type="float" office:value="0.691389608660965">
            <text:p>0,69</text:p>
          </table:table-cell>
          <table:table-cell table:formula="of:=[.B464]+[.C464]" office:value-type="float" office:value="1.56868440210788">
            <text:p>1,57</text:p>
          </table:table-cell>
          <table:table-cell table:number-columns-repeated="1020"/>
        </table:table-row>
        <table:table-row table:style-name="ro2">
          <table:table-cell table:formula="of:=[.A464]+[.$J$2]" office:value-type="float" office:value="46300">
            <text:p>46300</text:p>
          </table:table-cell>
          <table:table-cell table:formula="of:=[.$G$2]*SIN(-2*3.14159*[.$A465]*[.$G$3])" office:value-type="float" office:value="0.964544584899421">
            <text:p>0,96</text:p>
          </table:table-cell>
          <table:table-cell table:formula="of:=[.$G$4]*SIN(-2*3.14159*[.$A465]*[.$G$11])" office:value-type="float" office:value="0.853915036689971">
            <text:p>0,85</text:p>
          </table:table-cell>
          <table:table-cell table:formula="of:=[.B465]+[.C465]" office:value-type="float" office:value="1.81845962158939">
            <text:p>1,82</text:p>
          </table:table-cell>
          <table:table-cell table:number-columns-repeated="1020"/>
        </table:table-row>
        <table:table-row table:style-name="ro2">
          <table:table-cell table:formula="of:=[.A465]+[.$J$2]" office:value-type="float" office:value="46400">
            <text:p>46400</text:p>
          </table:table-cell>
          <table:table-cell table:formula="of:=[.$G$2]*SIN(-2*3.14159*[.$A466]*[.$G$3])" office:value-type="float" office:value="0.999436644513814">
            <text:p>1,00</text:p>
          </table:table-cell>
          <table:table-cell table:formula="of:=[.$G$4]*SIN(-2*3.14159*[.$A466]*[.$G$11])" office:value-type="float" office:value="0.95901753211723">
            <text:p>0,96</text:p>
          </table:table-cell>
          <table:table-cell table:formula="of:=[.B466]+[.C466]" office:value-type="float" office:value="1.95845417663104">
            <text:p>1,96</text:p>
          </table:table-cell>
          <table:table-cell table:number-columns-repeated="1020"/>
        </table:table-row>
        <table:table-row table:style-name="ro2">
          <table:table-cell table:formula="of:=[.A466]+[.$J$2]" office:value-type="float" office:value="46500">
            <text:p>46500</text:p>
          </table:table-cell>
          <table:table-cell table:formula="of:=[.$G$2]*SIN(-2*3.14159*[.$A467]*[.$G$3])" office:value-type="float" office:value="0.980076948345973">
            <text:p>0,98</text:p>
          </table:table-cell>
          <table:table-cell table:formula="of:=[.$G$4]*SIN(-2*3.14159*[.$A467]*[.$G$11])" office:value-type="float" office:value="0.99962927836382">
            <text:p>1,00</text:p>
          </table:table-cell>
          <table:table-cell table:formula="of:=[.B467]+[.C467]" office:value-type="float" office:value="1.97970622670979">
            <text:p>1,98</text:p>
          </table:table-cell>
          <table:table-cell table:number-columns-repeated="1020"/>
        </table:table-row>
        <table:table-row table:style-name="ro2">
          <table:table-cell table:formula="of:=[.A467]+[.$J$2]" office:value-type="float" office:value="46600">
            <text:p>46600</text:p>
          </table:table-cell>
          <table:table-cell table:formula="of:=[.$G$2]*SIN(-2*3.14159*[.$A468]*[.$G$3])" office:value-type="float" office:value="0.907516381124395">
            <text:p>0,91</text:p>
          </table:table-cell>
          <table:table-cell table:formula="of:=[.$G$4]*SIN(-2*3.14159*[.$A468]*[.$G$11])" office:value-type="float" office:value="0.973019272566781">
            <text:p>0,97</text:p>
          </table:table-cell>
          <table:table-cell table:formula="of:=[.B468]+[.C468]" office:value-type="float" office:value="1.88053565369118">
            <text:p>1,88</text:p>
          </table:table-cell>
          <table:table-cell table:number-columns-repeated="1020"/>
        </table:table-row>
        <table:table-row table:style-name="ro2">
          <table:table-cell table:formula="of:=[.A468]+[.$J$2]" office:value-type="float" office:value="46700">
            <text:p>46700</text:p>
          </table:table-cell>
          <table:table-cell table:formula="of:=[.$G$2]*SIN(-2*3.14159*[.$A469]*[.$G$3])" office:value-type="float" office:value="0.785693717807537">
            <text:p>0,79</text:p>
          </table:table-cell>
          <table:table-cell table:formula="of:=[.$G$4]*SIN(-2*3.14159*[.$A469]*[.$G$11])" office:value-type="float" office:value="0.880976961083082">
            <text:p>0,88</text:p>
          </table:table-cell>
          <table:table-cell table:formula="of:=[.B469]+[.C469]" office:value-type="float" office:value="1.66667067889062">
            <text:p>1,67</text:p>
          </table:table-cell>
          <table:table-cell table:number-columns-repeated="1020"/>
        </table:table-row>
        <table:table-row table:style-name="ro2">
          <table:table-cell table:formula="of:=[.A469]+[.$J$2]" office:value-type="float" office:value="46800">
            <text:p>46800</text:p>
          </table:table-cell>
          <table:table-cell table:formula="of:=[.$G$2]*SIN(-2*3.14159*[.$A470]*[.$G$3])" office:value-type="float" office:value="0.621221746909977">
            <text:p>0,62</text:p>
          </table:table-cell>
          <table:table-cell table:formula="of:=[.$G$4]*SIN(-2*3.14159*[.$A470]*[.$G$11])" office:value-type="float" office:value="0.729691863927691">
            <text:p>0,73</text:p>
          </table:table-cell>
          <table:table-cell table:formula="of:=[.B470]+[.C470]" office:value-type="float" office:value="1.35091361083767">
            <text:p>1,35</text:p>
          </table:table-cell>
          <table:table-cell table:number-columns-repeated="1020"/>
        </table:table-row>
        <table:table-row table:style-name="ro2">
          <table:table-cell table:formula="of:=[.A470]+[.$J$2]" office:value-type="float" office:value="46900">
            <text:p>46900</text:p>
          </table:table-cell>
          <table:table-cell table:formula="of:=[.$G$2]*SIN(-2*3.14159*[.$A471]*[.$G$3])" office:value-type="float" office:value="0.423028418217923">
            <text:p>0,42</text:p>
          </table:table-cell>
          <table:table-cell table:formula="of:=[.$G$4]*SIN(-2*3.14159*[.$A471]*[.$G$11])" office:value-type="float" office:value="0.529337409010138">
            <text:p>0,53</text:p>
          </table:table-cell>
          <table:table-cell table:formula="of:=[.B471]+[.C471]" office:value-type="float" office:value="0.952365827228061">
            <text:p>0,95</text:p>
          </table:table-cell>
          <table:table-cell table:number-columns-repeated="1020"/>
        </table:table-row>
        <table:table-row table:style-name="ro2">
          <table:table-cell table:formula="of:=[.A471]+[.$J$2]" office:value-type="float" office:value="47000">
            <text:p>47000</text:p>
          </table:table-cell>
          <table:table-cell table:formula="of:=[.$G$2]*SIN(-2*3.14159*[.$A472]*[.$G$3])" office:value-type="float" office:value="0.20187210459371">
            <text:p>0,20</text:p>
          </table:table-cell>
          <table:table-cell table:formula="of:=[.$G$4]*SIN(-2*3.14159*[.$A472]*[.$G$11])" office:value-type="float" office:value="0.293386768930532">
            <text:p>0,29</text:p>
          </table:table-cell>
          <table:table-cell table:formula="of:=[.B472]+[.C472]" office:value-type="float" office:value="0.495258873524242">
            <text:p>0,50</text:p>
          </table:table-cell>
          <table:table-cell table:number-columns-repeated="1020"/>
        </table:table-row>
        <table:table-row table:style-name="ro2">
          <table:table-cell table:formula="of:=[.A472]+[.$J$2]" office:value-type="float" office:value="47100">
            <text:p>47100</text:p>
          </table:table-cell>
          <table:table-cell table:formula="of:=[.$G$2]*SIN(-2*3.14159*[.$A473]*[.$G$3])" office:value-type="float" office:value="-0.0302422698548799">
            <text:p>-0,03</text:p>
          </table:table-cell>
          <table:table-cell table:formula="of:=[.$G$4]*SIN(-2*3.14159*[.$A473]*[.$G$11])" office:value-type="float" office:value="0.0377068714643914">
            <text:p>0,04</text:p>
          </table:table-cell>
          <table:table-cell table:formula="of:=[.B473]+[.C473]" office:value-type="float" office:value="0.00746460160951151">
            <text:p>0,01</text:p>
          </table:table-cell>
          <table:table-cell table:number-columns-repeated="1020"/>
        </table:table-row>
        <table:table-row table:style-name="ro2">
          <table:table-cell table:formula="of:=[.A473]+[.$J$2]" office:value-type="float" office:value="47200">
            <text:p>47200</text:p>
          </table:table-cell>
          <table:table-cell table:formula="of:=[.$G$2]*SIN(-2*3.14159*[.$A474]*[.$G$3])" office:value-type="float" office:value="-0.26071505225841">
            <text:p>-0,26</text:p>
          </table:table-cell>
          <table:table-cell table:formula="of:=[.$G$4]*SIN(-2*3.14159*[.$A474]*[.$G$11])" office:value-type="float" office:value="-0.220508716540424">
            <text:p>-0,22</text:p>
          </table:table-cell>
          <table:table-cell table:formula="of:=[.B474]+[.C474]" office:value-type="float" office:value="-0.481223768798834">
            <text:p>-0,48</text:p>
          </table:table-cell>
          <table:table-cell table:number-columns-repeated="1020"/>
        </table:table-row>
        <table:table-row table:style-name="ro2">
          <table:table-cell table:formula="of:=[.A474]+[.$J$2]" office:value-type="float" office:value="47300">
            <text:p>47300</text:p>
          </table:table-cell>
          <table:table-cell table:formula="of:=[.$G$2]*SIN(-2*3.14159*[.$A475]*[.$G$3])" office:value-type="float" office:value="-0.477035584849217">
            <text:p>-0,48</text:p>
          </table:table-cell>
          <table:table-cell table:formula="of:=[.$G$4]*SIN(-2*3.14159*[.$A475]*[.$G$11])" office:value-type="float" office:value="-0.463895824694367">
            <text:p>-0,46</text:p>
          </table:table-cell>
          <table:table-cell table:formula="of:=[.B475]+[.C475]" office:value-type="float" office:value="-0.940931409543584">
            <text:p>-0,94</text:p>
          </table:table-cell>
          <table:table-cell table:number-columns-repeated="1020"/>
        </table:table-row>
        <table:table-row table:style-name="ro2">
          <table:table-cell table:formula="of:=[.A475]+[.$J$2]" office:value-type="float" office:value="47400">
            <text:p>47400</text:p>
          </table:table-cell>
          <table:table-cell table:formula="of:=[.$G$2]*SIN(-2*3.14159*[.$A476]*[.$G$3])" office:value-type="float" office:value="-0.667461537469376">
            <text:p>-0,67</text:p>
          </table:table-cell>
          <table:table-cell table:formula="of:=[.$G$4]*SIN(-2*3.14159*[.$A476]*[.$G$11])" office:value-type="float" office:value="-0.676087477188747">
            <text:p>-0,68</text:p>
          </table:table-cell>
          <table:table-cell table:formula="of:=[.B476]+[.C476]" office:value-type="float" office:value="-1.34354901465812">
            <text:p>-1,34</text:p>
          </table:table-cell>
          <table:table-cell table:number-columns-repeated="1020"/>
        </table:table-row>
        <table:table-row table:style-name="ro2">
          <table:table-cell table:formula="of:=[.A476]+[.$J$2]" office:value-type="float" office:value="47500">
            <text:p>47500</text:p>
          </table:table-cell>
          <table:table-cell table:formula="of:=[.$G$2]*SIN(-2*3.14159*[.$A477]*[.$G$3])" office:value-type="float" office:value="-0.82165609768287">
            <text:p>-0,82</text:p>
          </table:table-cell>
          <table:table-cell table:formula="of:=[.$G$4]*SIN(-2*3.14159*[.$A477]*[.$G$11])" office:value-type="float" office:value="-0.842814473105782">
            <text:p>-0,84</text:p>
          </table:table-cell>
          <table:table-cell table:formula="of:=[.B477]+[.C477]" office:value-type="float" office:value="-1.66447057078865">
            <text:p>-1,66</text:p>
          </table:table-cell>
          <table:table-cell table:number-columns-repeated="1020"/>
        </table:table-row>
        <table:table-row table:style-name="ro2">
          <table:table-cell table:formula="of:=[.A477]+[.$J$2]" office:value-type="float" office:value="47600">
            <text:p>47600</text:p>
          </table:table-cell>
          <table:table-cell table:formula="of:=[.$G$2]*SIN(-2*3.14159*[.$A478]*[.$G$3])" office:value-type="float" office:value="-0.93124925739357">
            <text:p>-0,93</text:p>
          </table:table-cell>
          <table:table-cell table:formula="of:=[.$G$4]*SIN(-2*3.14159*[.$A478]*[.$G$11])" office:value-type="float" office:value="-0.952865003891594">
            <text:p>-0,95</text:p>
          </table:table-cell>
          <table:table-cell table:formula="of:=[.B478]+[.C478]" office:value-type="float" office:value="-1.88411426128516">
            <text:p>-1,88</text:p>
          </table:table-cell>
          <table:table-cell table:number-columns-repeated="1020"/>
        </table:table-row>
        <table:table-row table:style-name="ro2">
          <table:table-cell table:formula="of:=[.A478]+[.$J$2]" office:value-type="float" office:value="47700">
            <text:p>47700</text:p>
          </table:table-cell>
          <table:table-cell table:formula="of:=[.$G$2]*SIN(-2*3.14159*[.$A479]*[.$G$3])" office:value-type="float" office:value="-0.990292034960963">
            <text:p>-0,99</text:p>
          </table:table-cell>
          <table:table-cell table:formula="of:=[.$G$4]*SIN(-2*3.14159*[.$A479]*[.$G$11])" office:value-type="float" office:value="-0.998838540901629">
            <text:p>-1,00</text:p>
          </table:table-cell>
          <table:table-cell table:formula="of:=[.B479]+[.C479]" office:value-type="float" office:value="-1.98913057586259">
            <text:p>-1,99</text:p>
          </table:table-cell>
          <table:table-cell table:number-columns-repeated="1020"/>
        </table:table-row>
        <table:table-row table:style-name="ro2">
          <table:table-cell table:formula="of:=[.A479]+[.$J$2]" office:value-type="float" office:value="47800">
            <text:p>47800</text:p>
          </table:table-cell>
          <table:table-cell table:formula="of:=[.$G$2]*SIN(-2*3.14159*[.$A480]*[.$G$3])" office:value-type="float" office:value="-0.995579444448777">
            <text:p>-1,00</text:p>
          </table:table-cell>
          <table:table-cell table:formula="of:=[.$G$4]*SIN(-2*3.14159*[.$A480]*[.$G$11])" office:value-type="float" office:value="-0.977643495996185">
            <text:p>-0,98</text:p>
          </table:table-cell>
          <table:table-cell table:formula="of:=[.B480]+[.C480]" office:value-type="float" office:value="-1.97322294044496">
            <text:p>-1,97</text:p>
          </table:table-cell>
          <table:table-cell table:number-columns-repeated="1020"/>
        </table:table-row>
        <table:table-row table:style-name="ro2">
          <table:table-cell table:formula="of:=[.A480]+[.$J$2]" office:value-type="float" office:value="47900">
            <text:p>47900</text:p>
          </table:table-cell>
          <table:table-cell table:formula="of:=[.$G$2]*SIN(-2*3.14159*[.$A481]*[.$G$3])" office:value-type="float" office:value="-0.946824474230598">
            <text:p>-0,95</text:p>
          </table:table-cell>
          <table:table-cell table:formula="of:=[.$G$4]*SIN(-2*3.14159*[.$A481]*[.$G$11])" office:value-type="float" office:value="-0.890705169861234">
            <text:p>-0,89</text:p>
          </table:table-cell>
          <table:table-cell table:formula="of:=[.B481]+[.C481]" office:value-type="float" office:value="-1.83752964409183">
            <text:p>-1,84</text:p>
          </table:table-cell>
          <table:table-cell table:number-columns-repeated="1020"/>
        </table:table-row>
        <table:table-row table:style-name="ro2">
          <table:table-cell table:formula="of:=[.A481]+[.$J$2]" office:value-type="float" office:value="48000">
            <text:p>48000</text:p>
          </table:table-cell>
          <table:table-cell table:formula="of:=[.$G$2]*SIN(-2*3.14159*[.$A482]*[.$G$3])" office:value-type="float" office:value="-0.846673669987486">
            <text:p>-0,85</text:p>
          </table:table-cell>
          <table:table-cell table:formula="of:=[.$G$4]*SIN(-2*3.14159*[.$A482]*[.$G$11])" office:value-type="float" office:value="-0.743869875154822">
            <text:p>-0,74</text:p>
          </table:table-cell>
          <table:table-cell table:formula="of:=[.B482]+[.C482]" office:value-type="float" office:value="-1.59054354514231">
            <text:p>-1,59</text:p>
          </table:table-cell>
          <table:table-cell table:number-columns-repeated="1020"/>
        </table:table-row>
        <table:table-row table:style-name="ro2">
          <table:table-cell table:formula="of:=[.A482]+[.$J$2]" office:value-type="float" office:value="48100">
            <text:p>48100</text:p>
          </table:table-cell>
          <table:table-cell table:formula="of:=[.$G$2]*SIN(-2*3.14159*[.$A483]*[.$G$3])" office:value-type="float" office:value="-0.700563426475499">
            <text:p>-0,70</text:p>
          </table:table-cell>
          <table:table-cell table:formula="of:=[.$G$4]*SIN(-2*3.14159*[.$A483]*[.$G$11])" office:value-type="float" office:value="-0.547011798453841">
            <text:p>-0,55</text:p>
          </table:table-cell>
          <table:table-cell table:formula="of:=[.B483]+[.C483]" office:value-type="float" office:value="-1.24757522492934">
            <text:p>-1,25</text:p>
          </table:table-cell>
          <table:table-cell table:number-columns-repeated="1020"/>
        </table:table-row>
        <table:table-row table:style-name="ro2">
          <table:table-cell table:formula="of:=[.A483]+[.$J$2]" office:value-type="float" office:value="48200">
            <text:p>48200</text:p>
          </table:table-cell>
          <table:table-cell table:formula="of:=[.$G$2]*SIN(-2*3.14159*[.$A484]*[.$G$3])" office:value-type="float" office:value="-0.516424985005934">
            <text:p>-0,52</text:p>
          </table:table-cell>
          <table:table-cell table:formula="of:=[.$G$4]*SIN(-2*3.14159*[.$A484]*[.$G$11])" office:value-type="float" office:value="-0.3133690208206">
            <text:p>-0,31</text:p>
          </table:table-cell>
          <table:table-cell table:formula="of:=[.B484]+[.C484]" office:value-type="float" office:value="-0.829794005826534">
            <text:p>-0,83</text:p>
          </table:table-cell>
          <table:table-cell table:number-columns-repeated="1020"/>
        </table:table-row>
        <table:table-row table:style-name="ro2">
          <table:table-cell table:formula="of:=[.A484]+[.$J$2]" office:value-type="float" office:value="48300">
            <text:p>48300</text:p>
          </table:table-cell>
          <table:table-cell table:formula="of:=[.$G$2]*SIN(-2*3.14159*[.$A485]*[.$G$3])" office:value-type="float" office:value="-0.304253764638671">
            <text:p>-0,30</text:p>
          </table:table-cell>
          <table:table-cell table:formula="of:=[.$G$4]*SIN(-2*3.14159*[.$A485]*[.$G$11])" office:value-type="float" office:value="-0.0586531909047115">
            <text:p>-0,06</text:p>
          </table:table-cell>
          <table:table-cell table:formula="of:=[.B485]+[.C485]" office:value-type="float" office:value="-0.362906955543383">
            <text:p>-0,36</text:p>
          </table:table-cell>
          <table:table-cell table:number-columns-repeated="1020"/>
        </table:table-row>
        <table:table-row table:style-name="ro2">
          <table:table-cell table:formula="of:=[.A485]+[.$J$2]" office:value-type="float" office:value="48400">
            <text:p>48400</text:p>
          </table:table-cell>
          <table:table-cell table:formula="of:=[.$G$2]*SIN(-2*3.14159*[.$A486]*[.$G$3])" office:value-type="float" office:value="-0.0755669522362456">
            <text:p>-0,08</text:p>
          </table:table-cell>
          <table:table-cell table:formula="of:=[.$G$4]*SIN(-2*3.14159*[.$A486]*[.$G$11])" office:value-type="float" office:value="0.200006871571074">
            <text:p>0,20</text:p>
          </table:table-cell>
          <table:table-cell table:formula="of:=[.B486]+[.C486]" office:value-type="float" office:value="0.124439919334828">
            <text:p>0,12</text:p>
          </table:table-cell>
          <table:table-cell table:number-columns-repeated="1020"/>
        </table:table-row>
        <table:table-row table:style-name="ro2">
          <table:table-cell table:formula="of:=[.A486]+[.$J$2]" office:value-type="float" office:value="48500">
            <text:p>48500</text:p>
          </table:table-cell>
          <table:table-cell table:formula="of:=[.$G$2]*SIN(-2*3.14159*[.$A487]*[.$G$3])" office:value-type="float" office:value="0.157221825502803">
            <text:p>0,16</text:p>
          </table:table-cell>
          <table:table-cell table:formula="of:=[.$G$4]*SIN(-2*3.14159*[.$A487]*[.$G$11])" office:value-type="float" office:value="0.445217135274012">
            <text:p>0,45</text:p>
          </table:table-cell>
          <table:table-cell table:formula="of:=[.B487]+[.C487]" office:value-type="float" office:value="0.602438960776815">
            <text:p>0,60</text:p>
          </table:table-cell>
          <table:table-cell table:number-columns-repeated="1020"/>
        </table:table-row>
        <table:table-row table:style-name="ro2">
          <table:table-cell table:formula="of:=[.A487]+[.$J$2]" office:value-type="float" office:value="48600">
            <text:p>48600</text:p>
          </table:table-cell>
          <table:table-cell table:formula="of:=[.$G$2]*SIN(-2*3.14159*[.$A488]*[.$G$3])" office:value-type="float" office:value="0.381476206798228">
            <text:p>0,38</text:p>
          </table:table-cell>
          <table:table-cell table:formula="of:=[.$G$4]*SIN(-2*3.14159*[.$A488]*[.$G$11])" office:value-type="float" office:value="0.660488000854721">
            <text:p>0,66</text:p>
          </table:table-cell>
          <table:table-cell table:formula="of:=[.B488]+[.C488]" office:value-type="float" office:value="1.04196420765295">
            <text:p>1,04</text:p>
          </table:table-cell>
          <table:table-cell table:number-columns-repeated="1020"/>
        </table:table-row>
        <table:table-row table:style-name="ro2">
          <table:table-cell table:formula="of:=[.A488]+[.$J$2]" office:value-type="float" office:value="48700">
            <text:p>48700</text:p>
          </table:table-cell>
          <table:table-cell table:formula="of:=[.$G$2]*SIN(-2*3.14159*[.$A489]*[.$G$3])" office:value-type="float" office:value="0.585023195619581">
            <text:p>0,59</text:p>
          </table:table-cell>
          <table:table-cell table:formula="of:=[.$G$4]*SIN(-2*3.14159*[.$A489]*[.$G$11])" office:value-type="float" office:value="0.831343265629928">
            <text:p>0,83</text:p>
          </table:table-cell>
          <table:table-cell table:formula="of:=[.B489]+[.C489]" office:value-type="float" office:value="1.41636646124951">
            <text:p>1,42</text:p>
          </table:table-cell>
          <table:table-cell table:number-columns-repeated="1020"/>
        </table:table-row>
        <table:table-row table:style-name="ro2">
          <table:table-cell table:formula="of:=[.A489]+[.$J$2]" office:value-type="float" office:value="48800">
            <text:p>48800</text:p>
          </table:table-cell>
          <table:table-cell table:formula="of:=[.$G$2]*SIN(-2*3.14159*[.$A490]*[.$G$3])" office:value-type="float" office:value="0.756813735804025">
            <text:p>0,76</text:p>
          </table:table-cell>
          <table:table-cell table:formula="of:=[.$G$4]*SIN(-2*3.14159*[.$A490]*[.$G$11])" office:value-type="float" office:value="0.946293453014275">
            <text:p>0,95</text:p>
          </table:table-cell>
          <table:table-cell table:formula="of:=[.B490]+[.C490]" office:value-type="float" office:value="1.7031071888183">
            <text:p>1,70</text:p>
          </table:table-cell>
          <table:table-cell table:number-columns-repeated="1020"/>
        </table:table-row>
        <table:table-row table:style-name="ro2">
          <table:table-cell table:formula="of:=[.A490]+[.$J$2]" office:value-type="float" office:value="48900">
            <text:p>48900</text:p>
          </table:table-cell>
          <table:table-cell table:formula="of:=[.$G$2]*SIN(-2*3.14159*[.$A491]*[.$G$3])" office:value-type="float" office:value="0.887522678154233">
            <text:p>0,89</text:p>
          </table:table-cell>
          <table:table-cell table:formula="of:=[.$G$4]*SIN(-2*3.14159*[.$A491]*[.$G$11])" office:value-type="float" office:value="0.997608544148529">
            <text:p>1,00</text:p>
          </table:table-cell>
          <table:table-cell table:formula="of:=[.B491]+[.C491]" office:value-type="float" office:value="1.88513122230276">
            <text:p>1,89</text:p>
          </table:table-cell>
          <table:table-cell table:number-columns-repeated="1020"/>
        </table:table-row>
        <table:table-row table:style-name="ro2">
          <table:table-cell table:formula="of:=[.A491]+[.$J$2]" office:value-type="float" office:value="49000">
            <text:p>49000</text:p>
          </table:table-cell>
          <table:table-cell table:formula="of:=[.$G$2]*SIN(-2*3.14159*[.$A492]*[.$G$3])" office:value-type="float" office:value="0.970054803756012">
            <text:p>0,97</text:p>
          </table:table-cell>
          <table:table-cell table:formula="of:=[.$G$4]*SIN(-2*3.14159*[.$A492]*[.$G$11])" office:value-type="float" office:value="0.981837774999075">
            <text:p>0,98</text:p>
          </table:table-cell>
          <table:table-cell table:formula="of:=[.B492]+[.C492]" office:value-type="float" office:value="1.95189257875509">
            <text:p>1,95</text:p>
          </table:table-cell>
          <table:table-cell table:number-columns-repeated="1020"/>
        </table:table-row>
        <table:table-row table:style-name="ro2">
          <table:table-cell table:formula="of:=[.A492]+[.$J$2]" office:value-type="float" office:value="49100">
            <text:p>49100</text:p>
          </table:table-cell>
          <table:table-cell table:formula="of:=[.$G$2]*SIN(-2*3.14159*[.$A493]*[.$G$3])" office:value-type="float" office:value="0.999930096515444">
            <text:p>1,00</text:p>
          </table:table-cell>
          <table:table-cell table:formula="of:=[.$G$4]*SIN(-2*3.14159*[.$A493]*[.$G$11])" office:value-type="float" office:value="0.900041660903794">
            <text:p>0,90</text:p>
          </table:table-cell>
          <table:table-cell table:formula="of:=[.B493]+[.C493]" office:value-type="float" office:value="1.89997175741924">
            <text:p>1,90</text:p>
          </table:table-cell>
          <table:table-cell table:number-columns-repeated="1020"/>
        </table:table-row>
        <table:table-row table:style-name="ro2">
          <table:table-cell table:formula="of:=[.A493]+[.$J$2]" office:value-type="float" office:value="49200">
            <text:p>49200</text:p>
          </table:table-cell>
          <table:table-cell table:formula="of:=[.$G$2]*SIN(-2*3.14159*[.$A494]*[.$G$3])" office:value-type="float" office:value="0.975526848396013">
            <text:p>0,98</text:p>
          </table:table-cell>
          <table:table-cell table:formula="of:=[.$G$4]*SIN(-2*3.14159*[.$A494]*[.$G$11])" office:value-type="float" office:value="0.757720755282267">
            <text:p>0,76</text:p>
          </table:table-cell>
          <table:table-cell table:formula="of:=[.B494]+[.C494]" office:value-type="float" office:value="1.73324760367828">
            <text:p>1,73</text:p>
          </table:table-cell>
          <table:table-cell table:number-columns-repeated="1020"/>
        </table:table-row>
        <table:table-row table:style-name="ro2">
          <table:table-cell table:formula="of:=[.A494]+[.$J$2]" office:value-type="float" office:value="49300">
            <text:p>49300</text:p>
          </table:table-cell>
          <table:table-cell table:formula="of:=[.$G$2]*SIN(-2*3.14159*[.$A495]*[.$G$3])" office:value-type="float" office:value="0.898169718656424">
            <text:p>0,90</text:p>
          </table:table-cell>
          <table:table-cell table:formula="of:=[.$G$4]*SIN(-2*3.14159*[.$A495]*[.$G$11])" office:value-type="float" office:value="0.56444562892729">
            <text:p>0,56</text:p>
          </table:table-cell>
          <table:table-cell table:formula="of:=[.B495]+[.C495]" office:value-type="float" office:value="1.46261534758371">
            <text:p>1,46</text:p>
          </table:table-cell>
          <table:table-cell table:number-columns-repeated="1020"/>
        </table:table-row>
        <table:table-row table:style-name="ro2">
          <table:table-cell table:formula="of:=[.A495]+[.$J$2]" office:value-type="float" office:value="49400">
            <text:p>49400</text:p>
          </table:table-cell>
          <table:table-cell table:formula="of:=[.$G$2]*SIN(-2*3.14159*[.$A496]*[.$G$3])" office:value-type="float" office:value="0.772057833113609">
            <text:p>0,77</text:p>
          </table:table-cell>
          <table:table-cell table:formula="of:=[.$G$4]*SIN(-2*3.14159*[.$A496]*[.$G$11])" office:value-type="float" office:value="0.33321343415948">
            <text:p>0,33</text:p>
          </table:table-cell>
          <table:table-cell table:formula="of:=[.B496]+[.C496]" office:value-type="float" office:value="1.10527126727309">
            <text:p>1,11</text:p>
          </table:table-cell>
          <table:table-cell table:number-columns-repeated="1020"/>
        </table:table-row>
        <table:table-row table:style-name="ro2">
          <table:table-cell table:formula="of:=[.A496]+[.$J$2]" office:value-type="float" office:value="49500">
            <text:p>49500</text:p>
          </table:table-cell>
          <table:table-cell table:formula="of:=[.$G$2]*SIN(-2*3.14159*[.$A497]*[.$G$3])" office:value-type="float" office:value="0.604036840263402">
            <text:p>0,60</text:p>
          </table:table-cell>
          <table:table-cell table:formula="of:=[.$G$4]*SIN(-2*3.14159*[.$A497]*[.$G$11])" office:value-type="float" office:value="0.079573686767234">
            <text:p>0,08</text:p>
          </table:table-cell>
          <table:table-cell table:formula="of:=[.B497]+[.C497]" office:value-type="float" office:value="0.683610527030636">
            <text:p>0,68</text:p>
          </table:table-cell>
          <table:table-cell table:number-columns-repeated="1020"/>
        </table:table-row>
        <table:table-row table:style-name="ro2">
          <table:table-cell table:formula="of:=[.A497]+[.$J$2]" office:value-type="float" office:value="49600">
            <text:p>49600</text:p>
          </table:table-cell>
          <table:table-cell table:formula="of:=[.$G$2]*SIN(-2*3.14159*[.$A498]*[.$G$3])" office:value-type="float" office:value="0.403227340367697">
            <text:p>0,40</text:p>
          </table:table-cell>
          <table:table-cell table:formula="of:=[.$G$4]*SIN(-2*3.14159*[.$A498]*[.$G$11])" office:value-type="float" office:value="-0.179417069729121">
            <text:p>-0,18</text:p>
          </table:table-cell>
          <table:table-cell table:formula="of:=[.B498]+[.C498]" office:value-type="float" office:value="0.223810270638576">
            <text:p>0,22</text:p>
          </table:table-cell>
          <table:table-cell table:number-columns-repeated="1020"/>
        </table:table-row>
        <table:table-row table:style-name="ro2">
          <table:table-cell table:formula="of:=[.A498]+[.$J$2]" office:value-type="float" office:value="49700">
            <text:p>49700</text:p>
          </table:table-cell>
          <table:table-cell table:formula="of:=[.$G$2]*SIN(-2*3.14159*[.$A499]*[.$G$3])" office:value-type="float" office:value="0.180529692344727">
            <text:p>0,18</text:p>
          </table:table-cell>
          <table:table-cell table:formula="of:=[.$G$4]*SIN(-2*3.14159*[.$A499]*[.$G$11])" office:value-type="float" office:value="-0.426342653046438">
            <text:p>-0,43</text:p>
          </table:table-cell>
          <table:table-cell table:formula="of:=[.B499]+[.C499]" office:value-type="float" office:value="-0.245812960701711">
            <text:p>-0,25</text:p>
          </table:table-cell>
          <table:table-cell table:number-columns-repeated="1020"/>
        </table:table-row>
        <table:table-row table:style-name="ro2">
          <table:table-cell table:formula="of:=[.A499]+[.$J$2]" office:value-type="float" office:value="49800">
            <text:p>49800</text:p>
          </table:table-cell>
          <table:table-cell table:formula="of:=[.$G$2]*SIN(-2*3.14159*[.$A500]*[.$G$3])" office:value-type="float" office:value="-0.051967500409378">
            <text:p>-0,05</text:p>
          </table:table-cell>
          <table:table-cell table:formula="of:=[.$G$4]*SIN(-2*3.14159*[.$A500]*[.$G$11])" office:value-type="float" office:value="-0.644598084164612">
            <text:p>-0,64</text:p>
          </table:table-cell>
          <table:table-cell table:formula="of:=[.B500]+[.C500]" office:value-type="float" office:value="-0.69656558457399">
            <text:p>-0,70</text:p>
          </table:table-cell>
          <table:table-cell table:number-columns-repeated="1020"/>
        </table:table-row>
        <table:table-row table:style-name="ro2">
          <table:table-cell table:formula="of:=[.A500]+[.$J$2]" office:value-type="float" office:value="49900">
            <text:p>49900</text:p>
          </table:table-cell>
          <table:table-cell table:formula="of:=[.$G$2]*SIN(-2*3.14159*[.$A501]*[.$G$3])" office:value-type="float" office:value="-0.281643804848284">
            <text:p>-0,28</text:p>
          </table:table-cell>
          <table:table-cell table:formula="of:=[.$G$4]*SIN(-2*3.14159*[.$A501]*[.$G$11])" office:value-type="float" office:value="-0.819506476025574">
            <text:p>-0,82</text:p>
          </table:table-cell>
          <table:table-cell table:formula="of:=[.B501]+[.C501]" office:value-type="float" office:value="-1.10115028087386">
            <text:p>-1,10</text:p>
          </table:table-cell>
          <table:table-cell table:number-columns-repeated="1020"/>
        </table:table-row>
        <table:table-row table:style-name="ro2">
          <table:table-cell table:formula="of:=[.A501]+[.$J$2]" office:value-type="float" office:value="50000">
            <text:p>50000</text:p>
          </table:table-cell>
          <table:table-cell table:formula="of:=[.$G$2]*SIN(-2*3.14159*[.$A502]*[.$G$3])" office:value-type="float" office:value="-0.496031798084955">
            <text:p>-0,50</text:p>
          </table:table-cell>
          <table:table-cell table:formula="of:=[.$G$4]*SIN(-2*3.14159*[.$A502]*[.$G$11])" office:value-type="float" office:value="-0.939305742329683">
            <text:p>-0,94</text:p>
          </table:table-cell>
          <table:table-cell table:formula="of:=[.B502]+[.C502]" office:value-type="float" office:value="-1.43533754041464">
            <text:p>-1,44</text:p>
          </table:table-cell>
          <table:table-cell table:number-columns-repeated="1020"/>
        </table:table-row>
        <table:table-row table:style-name="ro2">
          <table:table-cell table:formula="of:=[.A502]+[.$J$2]" office:value-type="float" office:value="50100">
            <text:p>50100</text:p>
          </table:table-cell>
          <table:table-cell table:formula="of:=[.$G$2]*SIN(-2*3.14159*[.$A503]*[.$G$3])" office:value-type="float" office:value="-0.683494052232496">
            <text:p>-0,68</text:p>
          </table:table-cell>
          <table:table-cell table:formula="of:=[.$G$4]*SIN(-2*3.14159*[.$A503]*[.$G$11])" office:value-type="float" office:value="-0.995939829830699">
            <text:p>-1,00</text:p>
          </table:table-cell>
          <table:table-cell table:formula="of:=[.B503]+[.C503]" office:value-type="float" office:value="-1.6794338820632">
            <text:p>-1,68</text:p>
          </table:table-cell>
          <table:table-cell table:number-columns-repeated="1020"/>
        </table:table-row>
        <table:table-row table:style-name="ro2">
          <table:table-cell table:formula="of:=[.A503]+[.$J$2]" office:value-type="float" office:value="50200">
            <text:p>50200</text:p>
          </table:table-cell>
          <table:table-cell table:formula="of:=[.$G$2]*SIN(-2*3.14159*[.$A504]*[.$G$3])" office:value-type="float" office:value="-0.833854632061001">
            <text:p>-0,83</text:p>
          </table:table-cell>
          <table:table-cell table:formula="of:=[.$G$4]*SIN(-2*3.14159*[.$A504]*[.$G$11])" office:value-type="float" office:value="-0.985600266897275">
            <text:p>-0,99</text:p>
          </table:table-cell>
          <table:table-cell table:formula="of:=[.B504]+[.C504]" office:value-type="float" office:value="-1.81945489895828">
            <text:p>-1,82</text:p>
          </table:table-cell>
          <table:table-cell table:number-columns-repeated="1020"/>
        </table:table-row>
        <table:table-row table:style-name="ro2">
          <table:table-cell table:formula="of:=[.A504]+[.$J$2]" office:value-type="float" office:value="50300">
            <text:p>50300</text:p>
          </table:table-cell>
          <table:table-cell table:formula="of:=[.$G$2]*SIN(-2*3.14159*[.$A505]*[.$G$3])" office:value-type="float" office:value="-0.938951651364213">
            <text:p>-0,94</text:p>
          </table:table-cell>
          <table:table-cell table:formula="of:=[.$G$4]*SIN(-2*3.14159*[.$A505]*[.$G$11])" office:value-type="float" office:value="-0.908982354844617">
            <text:p>-0,91</text:p>
          </table:table-cell>
          <table:table-cell table:formula="of:=[.B505]+[.C505]" office:value-type="float" office:value="-1.84793400620883">
            <text:p>-1,85</text:p>
          </table:table-cell>
          <table:table-cell table:number-columns-repeated="1020"/>
        </table:table-row>
        <table:table-row table:style-name="ro2">
          <table:table-cell table:formula="of:=[.A505]+[.$J$2]" office:value-type="float" office:value="50400">
            <text:p>50400</text:p>
          </table:table-cell>
          <table:table-cell table:formula="of:=[.$G$2]*SIN(-2*3.14159*[.$A506]*[.$G$3])" office:value-type="float" office:value="-0.993080172547365">
            <text:p>-0,99</text:p>
          </table:table-cell>
          <table:table-cell table:formula="of:=[.$G$4]*SIN(-2*3.14159*[.$A506]*[.$G$11])" office:value-type="float" office:value="-0.771238413118812">
            <text:p>-0,77</text:p>
          </table:table-cell>
          <table:table-cell table:formula="of:=[.B506]+[.C506]" office:value-type="float" office:value="-1.76431858566618">
            <text:p>-1,76</text:p>
          </table:table-cell>
          <table:table-cell table:number-columns-repeated="1020"/>
        </table:table-row>
        <table:table-row table:style-name="ro2">
          <table:table-cell table:formula="of:=[.A506]+[.$J$2]" office:value-type="float" office:value="50500">
            <text:p>50500</text:p>
          </table:table-cell>
          <table:table-cell table:formula="of:=[.$G$2]*SIN(-2*3.14159*[.$A507]*[.$G$3])" office:value-type="float" office:value="-0.993301986467384">
            <text:p>-0,99</text:p>
          </table:table-cell>
          <table:table-cell table:formula="of:=[.$G$4]*SIN(-2*3.14159*[.$A507]*[.$G$11])" office:value-type="float" office:value="-0.581631233567873">
            <text:p>-0,58</text:p>
          </table:table-cell>
          <table:table-cell table:formula="of:=[.B507]+[.C507]" office:value-type="float" office:value="-1.57493322003526">
            <text:p>-1,57</text:p>
          </table:table-cell>
          <table:table-cell table:number-columns-repeated="1020"/>
        </table:table-row>
        <table:table-row table:style-name="ro2">
          <table:table-cell table:formula="of:=[.A507]+[.$J$2]" office:value-type="float" office:value="50600">
            <text:p>50600</text:p>
          </table:table-cell>
          <table:table-cell table:formula="of:=[.$G$2]*SIN(-2*3.14159*[.$A508]*[.$G$3])" office:value-type="float" office:value="-0.939605052491913">
            <text:p>-0,94</text:p>
          </table:table-cell>
          <table:table-cell table:formula="of:=[.$G$4]*SIN(-2*3.14159*[.$A508]*[.$G$11])" office:value-type="float" office:value="-0.352911282590423">
            <text:p>-0,35</text:p>
          </table:table-cell>
          <table:table-cell table:formula="of:=[.B508]+[.C508]" office:value-type="float" office:value="-1.29251633508234">
            <text:p>-1,29</text:p>
          </table:table-cell>
          <table:table-cell table:number-columns-repeated="1020"/>
        </table:table-row>
        <table:table-row table:style-name="ro2">
          <table:table-cell table:formula="of:=[.A508]+[.$J$2]" office:value-type="float" office:value="50700">
            <text:p>50700</text:p>
          </table:table-cell>
          <table:table-cell table:formula="of:=[.$G$2]*SIN(-2*3.14159*[.$A509]*[.$G$3])" office:value-type="float" office:value="-0.834904152309295">
            <text:p>-0,83</text:p>
          </table:table-cell>
          <table:table-cell table:formula="of:=[.$G$4]*SIN(-2*3.14159*[.$A509]*[.$G$11])" office:value-type="float" office:value="-0.100459218319945">
            <text:p>-0,10</text:p>
          </table:table-cell>
          <table:table-cell table:formula="of:=[.B509]+[.C509]" office:value-type="float" office:value="-0.93536337062924">
            <text:p>-0,94</text:p>
          </table:table-cell>
          <table:table-cell table:number-columns-repeated="1020"/>
        </table:table-row>
        <table:table-row table:style-name="ro2">
          <table:table-cell table:formula="of:=[.A509]+[.$J$2]" office:value-type="float" office:value="50800">
            <text:p>50800</text:p>
          </table:table-cell>
          <table:table-cell table:formula="of:=[.$G$2]*SIN(-2*3.14159*[.$A510]*[.$G$3])" office:value-type="float" office:value="-0.684882699429987">
            <text:p>-0,68</text:p>
          </table:table-cell>
          <table:table-cell table:formula="of:=[.$G$4]*SIN(-2*3.14159*[.$A510]*[.$G$11])" office:value-type="float" office:value="0.158748365776351">
            <text:p>0,16</text:p>
          </table:table-cell>
          <table:table-cell table:formula="of:=[.B510]+[.C510]" office:value-type="float" office:value="-0.526134333653635">
            <text:p>-0,53</text:p>
          </table:table-cell>
          <table:table-cell table:number-columns-repeated="1020"/>
        </table:table-row>
        <table:table-row table:style-name="ro2">
          <table:table-cell table:formula="of:=[.A510]+[.$J$2]" office:value-type="float" office:value="50900">
            <text:p>50900</text:p>
          </table:table-cell>
          <table:table-cell table:formula="of:=[.$G$2]*SIN(-2*3.14159*[.$A511]*[.$G$3])" office:value-type="float" office:value="-0.49768420966002">
            <text:p>-0,50</text:p>
          </table:table-cell>
          <table:table-cell table:formula="of:=[.$G$4]*SIN(-2*3.14159*[.$A511]*[.$G$11])" office:value-type="float" office:value="0.407280678428605">
            <text:p>0,41</text:p>
          </table:table-cell>
          <table:table-cell table:formula="of:=[.B511]+[.C511]" office:value-type="float" office:value="-0.0904035312314146">
            <text:p>-0,09</text:p>
          </table:table-cell>
          <table:table-cell table:number-columns-repeated="1020"/>
        </table:table-row>
        <table:table-row table:style-name="ro2">
          <table:table-cell table:formula="of:=[.A511]+[.$J$2]" office:value-type="float" office:value="51000">
            <text:p>51000</text:p>
          </table:table-cell>
          <table:table-cell table:formula="of:=[.$G$2]*SIN(-2*3.14159*[.$A512]*[.$G$3])" office:value-type="float" office:value="-0.283470284014719">
            <text:p>-0,28</text:p>
          </table:table-cell>
          <table:table-cell table:formula="of:=[.$G$4]*SIN(-2*3.14159*[.$A512]*[.$G$11])" office:value-type="float" office:value="0.628424716238576">
            <text:p>0,63</text:p>
          </table:table-cell>
          <table:table-cell table:formula="of:=[.B512]+[.C512]" office:value-type="float" office:value="0.344954432223858">
            <text:p>0,34</text:p>
          </table:table-cell>
          <table:table-cell table:number-columns-repeated="1020"/>
        </table:table-row>
        <table:table-row table:style-name="ro2">
          <table:table-cell table:formula="of:=[.A512]+[.$J$2]" office:value-type="float" office:value="51100">
            <text:p>51100</text:p>
          </table:table-cell>
          <table:table-cell table:formula="of:=[.$G$2]*SIN(-2*3.14159*[.$A513]*[.$G$3])" office:value-type="float" office:value="-0.0538689016286871">
            <text:p>-0,05</text:p>
          </table:table-cell>
          <table:table-cell table:formula="of:=[.$G$4]*SIN(-2*3.14159*[.$A513]*[.$G$11])" office:value-type="float" office:value="0.807309276107115">
            <text:p>0,81</text:p>
          </table:table-cell>
          <table:table-cell table:formula="of:=[.B513]+[.C513]" office:value-type="float" office:value="0.753440374478428">
            <text:p>0,75</text:p>
          </table:table-cell>
          <table:table-cell table:number-columns-repeated="1020"/>
        </table:table-row>
        <table:table-row table:style-name="ro2">
          <table:table-cell table:formula="of:=[.A513]+[.$J$2]" office:value-type="float" office:value="51200">
            <text:p>51200</text:p>
          </table:table-cell>
          <table:table-cell table:formula="of:=[.$G$2]*SIN(-2*3.14159*[.$A514]*[.$G$3])" office:value-type="float" office:value="0.178656581573535">
            <text:p>0,18</text:p>
          </table:table-cell>
          <table:table-cell table:formula="of:=[.$G$4]*SIN(-2*3.14159*[.$A514]*[.$G$11])" office:value-type="float" office:value="0.931904953859993">
            <text:p>0,93</text:p>
          </table:table-cell>
          <table:table-cell table:formula="of:=[.B514]+[.C514]" office:value-type="float" office:value="1.11056153543353">
            <text:p>1,11</text:p>
          </table:table-cell>
          <table:table-cell table:number-columns-repeated="1020"/>
        </table:table-row>
        <table:table-row table:style-name="ro2">
          <table:table-cell table:formula="of:=[.A514]+[.$J$2]" office:value-type="float" office:value="51300">
            <text:p>51300</text:p>
          </table:table-cell>
          <table:table-cell table:formula="of:=[.$G$2]*SIN(-2*3.14159*[.$A515]*[.$G$3])" office:value-type="float" office:value="0.401484196881024">
            <text:p>0,40</text:p>
          </table:table-cell>
          <table:table-cell table:formula="of:=[.$G$4]*SIN(-2*3.14159*[.$A515]*[.$G$11])" office:value-type="float" office:value="0.993833135102048">
            <text:p>0,99</text:p>
          </table:table-cell>
          <table:table-cell table:formula="of:=[.B515]+[.C515]" office:value-type="float" office:value="1.39531733198307">
            <text:p>1,40</text:p>
          </table:table-cell>
          <table:table-cell table:number-columns-repeated="1020"/>
        </table:table-row>
        <table:table-row table:style-name="ro2">
          <table:table-cell table:formula="of:=[.A515]+[.$J$2]" office:value-type="float" office:value="51400">
            <text:p>51400</text:p>
          </table:table-cell>
          <table:table-cell table:formula="of:=[.$G$2]*SIN(-2*3.14159*[.$A516]*[.$G$3])" office:value-type="float" office:value="0.602518285937838">
            <text:p>0,60</text:p>
          </table:table-cell>
          <table:table-cell table:formula="of:=[.$G$4]*SIN(-2*3.14159*[.$A516]*[.$G$11])" office:value-type="float" office:value="0.988929327756035">
            <text:p>0,99</text:p>
          </table:table-cell>
          <table:table-cell table:formula="of:=[.B516]+[.C516]" office:value-type="float" office:value="1.59144761369387">
            <text:p>1,59</text:p>
          </table:table-cell>
          <table:table-cell table:number-columns-repeated="1020"/>
        </table:table-row>
        <table:table-row table:style-name="ro2">
          <table:table-cell table:formula="of:=[.A516]+[.$J$2]" office:value-type="float" office:value="51500">
            <text:p>51500</text:p>
          </table:table-cell>
          <table:table-cell table:formula="of:=[.$G$2]*SIN(-2*3.14159*[.$A517]*[.$G$3])" office:value-type="float" office:value="0.770846298657165">
            <text:p>0,77</text:p>
          </table:table-cell>
          <table:table-cell table:formula="of:=[.$G$4]*SIN(-2*3.14159*[.$A517]*[.$G$11])" office:value-type="float" office:value="0.917523306293818">
            <text:p>0,92</text:p>
          </table:table-cell>
          <table:table-cell table:formula="of:=[.B517]+[.C517]" office:value-type="float" office:value="1.68836960495098">
            <text:p>1,69</text:p>
          </table:table-cell>
          <table:table-cell table:number-columns-repeated="1020"/>
        </table:table-row>
        <table:table-row table:style-name="ro2">
          <table:table-cell table:formula="of:=[.A517]+[.$J$2]" office:value-type="float" office:value="51600">
            <text:p>51600</text:p>
          </table:table-cell>
          <table:table-cell table:formula="of:=[.$G$2]*SIN(-2*3.14159*[.$A518]*[.$G$3])" office:value-type="float" office:value="0.897330955843256">
            <text:p>0,90</text:p>
          </table:table-cell>
          <table:table-cell table:formula="of:=[.$G$4]*SIN(-2*3.14159*[.$A518]*[.$G$11])" office:value-type="float" office:value="0.78441690401416">
            <text:p>0,78</text:p>
          </table:table-cell>
          <table:table-cell table:formula="of:=[.B518]+[.C518]" office:value-type="float" office:value="1.68174785985742">
            <text:p>1,68</text:p>
          </table:table-cell>
          <table:table-cell table:number-columns-repeated="1020"/>
        </table:table-row>
        <table:table-row table:style-name="ro2">
          <table:table-cell table:formula="of:=[.A518]+[.$J$2]" office:value-type="float" office:value="51700">
            <text:p>51700</text:p>
          </table:table-cell>
          <table:table-cell table:formula="of:=[.$G$2]*SIN(-2*3.14159*[.$A519]*[.$G$3])" office:value-type="float" office:value="0.975106406220677">
            <text:p>0,98</text:p>
          </table:table-cell>
          <table:table-cell table:formula="of:=[.$G$4]*SIN(-2*3.14159*[.$A519]*[.$G$11])" office:value-type="float" office:value="0.598561030801106">
            <text:p>0,60</text:p>
          </table:table-cell>
          <table:table-cell table:formula="of:=[.B519]+[.C519]" office:value-type="float" office:value="1.57366743702178">
            <text:p>1,57</text:p>
          </table:table-cell>
          <table:table-cell table:number-columns-repeated="1020"/>
        </table:table-row>
        <table:table-row table:style-name="ro2">
          <table:table-cell table:formula="of:=[.A519]+[.$J$2]" office:value-type="float" office:value="51800">
            <text:p>51800</text:p>
          </table:table-cell>
          <table:table-cell table:formula="of:=[.$G$2]*SIN(-2*3.14159*[.$A520]*[.$G$3])" office:value-type="float" office:value="0.99995079750713">
            <text:p>1,00</text:p>
          </table:table-cell>
          <table:table-cell table:formula="of:=[.$G$4]*SIN(-2*3.14159*[.$A520]*[.$G$11])" office:value-type="float" office:value="0.372453959589238">
            <text:p>0,37</text:p>
          </table:table-cell>
          <table:table-cell table:formula="of:=[.B520]+[.C520]" office:value-type="float" office:value="1.37240475709637">
            <text:p>1,37</text:p>
          </table:table-cell>
          <table:table-cell table:number-columns-repeated="1020"/>
        </table:table-row>
        <table:table-row table:style-name="ro2">
          <table:table-cell table:formula="of:=[.A520]+[.$J$2]" office:value-type="float" office:value="51900">
            <text:p>51900</text:p>
          </table:table-cell>
          <table:table-cell table:formula="of:=[.$G$2]*SIN(-2*3.14159*[.$A521]*[.$G$3])" office:value-type="float" office:value="0.970515531455268">
            <text:p>0,97</text:p>
          </table:table-cell>
          <table:table-cell table:formula="of:=[.$G$4]*SIN(-2*3.14159*[.$A521]*[.$G$11])" office:value-type="float" office:value="0.121300600579467">
            <text:p>0,12</text:p>
          </table:table-cell>
          <table:table-cell table:formula="of:=[.B521]+[.C521]" office:value-type="float" office:value="1.09181613203473">
            <text:p>1,09</text:p>
          </table:table-cell>
          <table:table-cell table:number-columns-repeated="1020"/>
        </table:table-row>
        <table:table-row table:style-name="ro2">
          <table:table-cell table:formula="of:=[.A521]+[.$J$2]" office:value-type="float" office:value="52000">
            <text:p>52000</text:p>
          </table:table-cell>
          <table:table-cell table:formula="of:=[.$G$2]*SIN(-2*3.14159*[.$A522]*[.$G$3])" office:value-type="float" office:value="0.888398409155067">
            <text:p>0,89</text:p>
          </table:table-cell>
          <table:table-cell table:formula="of:=[.$G$4]*SIN(-2*3.14159*[.$A522]*[.$G$11])" office:value-type="float" office:value="-0.138009849173272">
            <text:p>-0,14</text:p>
          </table:table-cell>
          <table:table-cell table:formula="of:=[.B522]+[.C522]" office:value-type="float" office:value="0.750388559981795">
            <text:p>0,75</text:p>
          </table:table-cell>
          <table:table-cell table:number-columns-repeated="1020"/>
        </table:table-row>
        <table:table-row table:style-name="ro2">
          <table:table-cell table:formula="of:=[.A522]+[.$J$2]" office:value-type="float" office:value="52100">
            <text:p>52100</text:p>
          </table:table-cell>
          <table:table-cell table:formula="of:=[.$G$2]*SIN(-2*3.14159*[.$A523]*[.$G$3])" office:value-type="float" office:value="0.758056940615357">
            <text:p>0,76</text:p>
          </table:table-cell>
          <table:table-cell table:formula="of:=[.$G$4]*SIN(-2*3.14159*[.$A523]*[.$G$11])" office:value-type="float" office:value="-0.388039594290861">
            <text:p>-0,39</text:p>
          </table:table-cell>
          <table:table-cell table:formula="of:=[.B523]+[.C523]" office:value-type="float" office:value="0.370017346324496">
            <text:p>0,37</text:p>
          </table:table-cell>
          <table:table-cell table:number-columns-repeated="1020"/>
        </table:table-row>
        <table:table-row table:style-name="ro2">
          <table:table-cell table:formula="of:=[.A523]+[.$J$2]" office:value-type="float" office:value="52200">
            <text:p>52200</text:p>
          </table:table-cell>
          <table:table-cell table:formula="of:=[.$G$2]*SIN(-2*3.14159*[.$A524]*[.$G$3])" office:value-type="float" office:value="0.586566366002545">
            <text:p>0,59</text:p>
          </table:table-cell>
          <table:table-cell table:formula="of:=[.$G$4]*SIN(-2*3.14159*[.$A524]*[.$G$11])" office:value-type="float" office:value="-0.61197496365969">
            <text:p>-0,61</text:p>
          </table:table-cell>
          <table:table-cell table:formula="of:=[.B524]+[.C524]" office:value-type="float" office:value="-0.0254085976571448">
            <text:p>-0,03</text:p>
          </table:table-cell>
          <table:table-cell table:number-columns-repeated="1020"/>
        </table:table-row>
        <table:table-row table:style-name="ro2">
          <table:table-cell table:formula="of:=[.A524]+[.$J$2]" office:value-type="float" office:value="52300">
            <text:p>52300</text:p>
          </table:table-cell>
          <table:table-cell table:formula="of:=[.$G$2]*SIN(-2*3.14159*[.$A525]*[.$G$3])" office:value-type="float" office:value="0.38323562285704">
            <text:p>0,38</text:p>
          </table:table-cell>
          <table:table-cell table:formula="of:=[.$G$4]*SIN(-2*3.14159*[.$A525]*[.$G$11])" office:value-type="float" office:value="-0.794757028303116">
            <text:p>-0,79</text:p>
          </table:table-cell>
          <table:table-cell table:formula="of:=[.B525]+[.C525]" office:value-type="float" office:value="-0.411521405446075">
            <text:p>-0,41</text:p>
          </table:table-cell>
          <table:table-cell table:number-columns-repeated="1020"/>
        </table:table-row>
        <table:table-row table:style-name="ro2">
          <table:table-cell table:formula="of:=[.A525]+[.$J$2]" office:value-type="float" office:value="52400">
            <text:p>52400</text:p>
          </table:table-cell>
          <table:table-cell table:formula="of:=[.$G$2]*SIN(-2*3.14159*[.$A526]*[.$G$3])" office:value-type="float" office:value="0.159101928444701">
            <text:p>0,16</text:p>
          </table:table-cell>
          <table:table-cell table:formula="of:=[.$G$4]*SIN(-2*3.14159*[.$A526]*[.$G$11])" office:value-type="float" office:value="-0.924094353633812">
            <text:p>-0,92</text:p>
          </table:table-cell>
          <table:table-cell table:formula="of:=[.B526]+[.C526]" office:value-type="float" office:value="-0.764992425189111">
            <text:p>-0,76</text:p>
          </table:table-cell>
          <table:table-cell table:number-columns-repeated="1020"/>
        </table:table-row>
        <table:table-row table:style-name="ro2">
          <table:table-cell table:formula="of:=[.A526]+[.$J$2]" office:value-type="float" office:value="52500">
            <text:p>52500</text:p>
          </table:table-cell>
          <table:table-cell table:formula="of:=[.$G$2]*SIN(-2*3.14159*[.$A527]*[.$G$3])" office:value-type="float" office:value="-0.0736681615320949">
            <text:p>-0,07</text:p>
          </table:table-cell>
          <table:table-cell table:formula="of:=[.$G$4]*SIN(-2*3.14159*[.$A527]*[.$G$11])" office:value-type="float" office:value="-0.991289376509619">
            <text:p>-0,99</text:p>
          </table:table-cell>
          <table:table-cell table:formula="of:=[.B527]+[.C527]" office:value-type="float" office:value="-1.06495753804171">
            <text:p>-1,06</text:p>
          </table:table-cell>
          <table:table-cell table:number-columns-repeated="1020"/>
        </table:table-row>
        <table:table-row table:style-name="ro2">
          <table:table-cell table:formula="of:=[.A527]+[.$J$2]" office:value-type="float" office:value="52600">
            <text:p>52600</text:p>
          </table:table-cell>
          <table:table-cell table:formula="of:=[.$G$2]*SIN(-2*3.14159*[.$A528]*[.$G$3])" office:value-type="float" office:value="-0.302439400595992">
            <text:p>-0,30</text:p>
          </table:table-cell>
          <table:table-cell table:formula="of:=[.$G$4]*SIN(-2*3.14159*[.$A528]*[.$G$11])" office:value-type="float" office:value="-0.991823487902579">
            <text:p>-0,99</text:p>
          </table:table-cell>
          <table:table-cell table:formula="of:=[.B528]+[.C528]" office:value-type="float" office:value="-1.29426288849857">
            <text:p>-1,29</text:p>
          </table:table-cell>
          <table:table-cell table:number-columns-repeated="1020"/>
        </table:table-row>
        <table:table-row table:style-name="ro2">
          <table:table-cell table:formula="of:=[.A528]+[.$J$2]" office:value-type="float" office:value="52700">
            <text:p>52700</text:p>
          </table:table-cell>
          <table:table-cell table:formula="of:=[.$G$2]*SIN(-2*3.14159*[.$A529]*[.$G$3])" office:value-type="float" office:value="-0.514793495145615">
            <text:p>-0,51</text:p>
          </table:table-cell>
          <table:table-cell table:formula="of:=[.$G$4]*SIN(-2*3.14159*[.$A529]*[.$G$11])" office:value-type="float" office:value="-0.9256607704794">
            <text:p>-0,93</text:p>
          </table:table-cell>
          <table:table-cell table:formula="of:=[.B529]+[.C529]" office:value-type="float" office:value="-1.44045426562502">
            <text:p>-1,44</text:p>
          </table:table-cell>
          <table:table-cell table:number-columns-repeated="1020"/>
        </table:table-row>
        <table:table-row table:style-name="ro2">
          <table:table-cell table:formula="of:=[.A529]+[.$J$2]" office:value-type="float" office:value="52800">
            <text:p>52800</text:p>
          </table:table-cell>
          <table:table-cell table:formula="of:=[.$G$2]*SIN(-2*3.14159*[.$A530]*[.$G$3])" office:value-type="float" office:value="-0.699203421561318">
            <text:p>-0,70</text:p>
          </table:table-cell>
          <table:table-cell table:formula="of:=[.$G$4]*SIN(-2*3.14159*[.$A530]*[.$G$11])" office:value-type="float" office:value="-0.797250414483076">
            <text:p>-0,80</text:p>
          </table:table-cell>
          <table:table-cell table:formula="of:=[.B530]+[.C530]" office:value-type="float" office:value="-1.49645383604439">
            <text:p>-1,50</text:p>
          </table:table-cell>
          <table:table-cell table:number-columns-repeated="1020"/>
        </table:table-row>
        <table:table-row table:style-name="ro2">
          <table:table-cell table:formula="of:=[.A530]+[.$J$2]" office:value-type="float" office:value="52900">
            <text:p>52900</text:p>
          </table:table-cell>
          <table:table-cell table:formula="of:=[.$G$2]*SIN(-2*3.14159*[.$A531]*[.$G$3])" office:value-type="float" office:value="-0.845658932844358">
            <text:p>-0,85</text:p>
          </table:table-cell>
          <table:table-cell table:formula="of:=[.$G$4]*SIN(-2*3.14159*[.$A531]*[.$G$11])" office:value-type="float" office:value="-0.615227647034081">
            <text:p>-0,62</text:p>
          </table:table-cell>
          <table:table-cell table:formula="of:=[.B531]+[.C531]" office:value-type="float" office:value="-1.46088657987844">
            <text:p>-1,46</text:p>
          </table:table-cell>
          <table:table-cell table:number-columns-repeated="1020"/>
        </table:table-row>
        <table:table-row table:style-name="ro2">
          <table:table-cell table:formula="of:=[.A531]+[.$J$2]" office:value-type="float" office:value="53000">
            <text:p>53000</text:p>
          </table:table-cell>
          <table:table-cell table:formula="of:=[.$G$2]*SIN(-2*3.14159*[.$A532]*[.$G$3])" office:value-type="float" office:value="-0.946210118062395">
            <text:p>-0,95</text:p>
          </table:table-cell>
          <table:table-cell table:formula="of:=[.$G$4]*SIN(-2*3.14159*[.$A532]*[.$G$11])" office:value-type="float" office:value="-0.391832842788286">
            <text:p>-0,39</text:p>
          </table:table-cell>
          <table:table-cell table:formula="of:=[.B532]+[.C532]" office:value-type="float" office:value="-1.33804296085068">
            <text:p>-1,34</text:p>
          </table:table-cell>
          <table:table-cell table:number-columns-repeated="1020"/>
        </table:table-row>
        <table:table-row table:style-name="ro2">
          <table:table-cell table:formula="of:=[.A532]+[.$J$2]" office:value-type="float" office:value="53100">
            <text:p>53100</text:p>
          </table:table-cell>
          <table:table-cell table:formula="of:=[.$G$2]*SIN(-2*3.14159*[.$A533]*[.$G$3])" office:value-type="float" office:value="-0.995398799233296">
            <text:p>-1,00</text:p>
          </table:table-cell>
          <table:table-cell table:formula="of:=[.$G$4]*SIN(-2*3.14159*[.$A533]*[.$G$11])" office:value-type="float" office:value="-0.142088608912867">
            <text:p>-0,14</text:p>
          </table:table-cell>
          <table:table-cell table:formula="of:=[.B533]+[.C533]" office:value-type="float" office:value="-1.13748740814616">
            <text:p>-1,14</text:p>
          </table:table-cell>
          <table:table-cell table:number-columns-repeated="1020"/>
        </table:table-row>
        <table:table-row table:style-name="ro2">
          <table:table-cell table:formula="of:=[.A533]+[.$J$2]" office:value-type="float" office:value="53200">
            <text:p>53200</text:p>
          </table:table-cell>
          <table:table-cell table:formula="of:=[.$G$2]*SIN(-2*3.14159*[.$A534]*[.$G$3])" office:value-type="float" office:value="-0.990554912043591">
            <text:p>-0,99</text:p>
          </table:table-cell>
          <table:table-cell table:formula="of:=[.$G$4]*SIN(-2*3.14159*[.$A534]*[.$G$11])" office:value-type="float" office:value="0.117210669678746">
            <text:p>0,12</text:p>
          </table:table-cell>
          <table:table-cell table:formula="of:=[.B534]+[.C534]" office:value-type="float" office:value="-0.873344242364845">
            <text:p>-0,87</text:p>
          </table:table-cell>
          <table:table-cell table:number-columns-repeated="1020"/>
        </table:table-row>
        <table:table-row table:style-name="ro2">
          <table:table-cell table:formula="of:=[.A534]+[.$J$2]" office:value-type="float" office:value="53300">
            <text:p>53300</text:p>
          </table:table-cell>
          <table:table-cell table:formula="of:=[.$G$2]*SIN(-2*3.14159*[.$A535]*[.$G$3])" office:value-type="float" office:value="-0.931941395198074">
            <text:p>-0,93</text:p>
          </table:table-cell>
          <table:table-cell table:formula="of:=[.$G$4]*SIN(-2*3.14159*[.$A535]*[.$G$11])" office:value-type="float" office:value="0.368627862270413">
            <text:p>0,37</text:p>
          </table:table-cell>
          <table:table-cell table:formula="of:=[.B535]+[.C535]" office:value-type="float" office:value="-0.563313532927661">
            <text:p>-0,56</text:p>
          </table:table-cell>
          <table:table-cell table:number-columns-repeated="1020"/>
        </table:table-row>
        <table:table-row table:style-name="ro2">
          <table:table-cell table:formula="of:=[.A535]+[.$J$2]" office:value-type="float" office:value="53400">
            <text:p>53400</text:p>
          </table:table-cell>
          <table:table-cell table:formula="of:=[.$G$2]*SIN(-2*3.14159*[.$A536]*[.$G$3])" office:value-type="float" office:value="-0.822739912768455">
            <text:p>-0,82</text:p>
          </table:table-cell>
          <table:table-cell table:formula="of:=[.$G$4]*SIN(-2*3.14159*[.$A536]*[.$G$11])" office:value-type="float" office:value="0.595256083307883">
            <text:p>0,60</text:p>
          </table:table-cell>
          <table:table-cell table:formula="of:=[.B536]+[.C536]" office:value-type="float" office:value="-0.227483829460572">
            <text:p>-0,23</text:p>
          </table:table-cell>
          <table:table-cell table:number-columns-repeated="1020"/>
        </table:table-row>
        <table:table-row table:style-name="ro2">
          <table:table-cell table:formula="of:=[.A536]+[.$J$2]" office:value-type="float" office:value="53500">
            <text:p>53500</text:p>
          </table:table-cell>
          <table:table-cell table:formula="of:=[.$G$2]*SIN(-2*3.14159*[.$A537]*[.$G$3])" office:value-type="float" office:value="-0.668878181052546">
            <text:p>-0,67</text:p>
          </table:table-cell>
          <table:table-cell table:formula="of:=[.$G$4]*SIN(-2*3.14159*[.$A537]*[.$G$11])" office:value-type="float" office:value="0.781855306961834">
            <text:p>0,78</text:p>
          </table:table-cell>
          <table:table-cell table:formula="of:=[.B537]+[.C537]" office:value-type="float" office:value="0.112977125909288">
            <text:p>0,11</text:p>
          </table:table-cell>
          <table:table-cell table:number-columns-repeated="1020"/>
        </table:table-row>
        <table:table-row table:style-name="ro2">
          <table:table-cell table:formula="of:=[.A537]+[.$J$2]" office:value-type="float" office:value="53600">
            <text:p>53600</text:p>
          </table:table-cell>
          <table:table-cell table:formula="of:=[.$G$2]*SIN(-2*3.14159*[.$A538]*[.$G$3])" office:value-type="float" office:value="-0.478708175185393">
            <text:p>-0,48</text:p>
          </table:table-cell>
          <table:table-cell table:formula="of:=[.$G$4]*SIN(-2*3.14159*[.$A538]*[.$G$11])" office:value-type="float" office:value="0.915877354314205">
            <text:p>0,92</text:p>
          </table:table-cell>
          <table:table-cell table:formula="of:=[.B538]+[.C538]" office:value-type="float" office:value="0.437169179128812">
            <text:p>0,44</text:p>
          </table:table-cell>
          <table:table-cell table:number-columns-repeated="1020"/>
        </table:table-row>
        <table:table-row table:style-name="ro2">
          <table:table-cell table:formula="of:=[.A538]+[.$J$2]" office:value-type="float" office:value="53700">
            <text:p>53700</text:p>
          </table:table-cell>
          <table:table-cell table:formula="of:=[.$G$2]*SIN(-2*3.14159*[.$A539]*[.$G$3])" office:value-type="float" office:value="-0.262552797212163">
            <text:p>-0,26</text:p>
          </table:table-cell>
          <table:table-cell table:formula="of:=[.$G$4]*SIN(-2*3.14159*[.$A539]*[.$G$11])" office:value-type="float" office:value="0.988309682632753">
            <text:p>0,99</text:p>
          </table:table-cell>
          <table:table-cell table:formula="of:=[.B539]+[.C539]" office:value-type="float" office:value="0.72575688542059">
            <text:p>0,73</text:p>
          </table:table-cell>
          <table:table-cell table:number-columns-repeated="1020"/>
        </table:table-row>
        <table:table-row table:style-name="ro2">
          <table:table-cell table:formula="of:=[.A539]+[.$J$2]" office:value-type="float" office:value="53800">
            <text:p>53800</text:p>
          </table:table-cell>
          <table:table-cell table:formula="of:=[.$G$2]*SIN(-2*3.14159*[.$A540]*[.$G$3])" office:value-type="float" office:value="-0.0321454123533194">
            <text:p>-0,03</text:p>
          </table:table-cell>
          <table:table-cell table:formula="of:=[.$G$4]*SIN(-2*3.14159*[.$A540]*[.$G$11])" office:value-type="float" office:value="0.994281474574259">
            <text:p>0,99</text:p>
          </table:table-cell>
          <table:table-cell table:formula="of:=[.B540]+[.C540]" office:value-type="float" office:value="0.962136062220939">
            <text:p>0,96</text:p>
          </table:table-cell>
          <table:table-cell table:number-columns-repeated="1020"/>
        </table:table-row>
        <table:table-row table:style-name="ro2">
          <table:table-cell table:formula="of:=[.A540]+[.$J$2]" office:value-type="float" office:value="53900">
            <text:p>53900</text:p>
          </table:table-cell>
          <table:table-cell table:formula="of:=[.$G$2]*SIN(-2*3.14159*[.$A541]*[.$G$3])" office:value-type="float" office:value="0.200006871571074">
            <text:p>0,20</text:p>
          </table:table-cell>
          <table:table-cell table:formula="of:=[.$G$4]*SIN(-2*3.14159*[.$A541]*[.$G$11])" office:value-type="float" office:value="0.933391134972239">
            <text:p>0,93</text:p>
          </table:table-cell>
          <table:table-cell table:formula="of:=[.B541]+[.C541]" office:value-type="float" office:value="1.13339800654331">
            <text:p>1,13</text:p>
          </table:table-cell>
          <table:table-cell table:number-columns-repeated="1020"/>
        </table:table-row>
        <table:table-row table:style-name="ro2">
          <table:table-cell table:formula="of:=[.A541]+[.$J$2]" office:value-type="float" office:value="54000">
            <text:p>54000</text:p>
          </table:table-cell>
          <table:table-cell table:formula="of:=[.$G$2]*SIN(-2*3.14159*[.$A542]*[.$G$3])" office:value-type="float" office:value="0.421302343886085">
            <text:p>0,42</text:p>
          </table:table-cell>
          <table:table-cell table:formula="of:=[.$G$4]*SIN(-2*3.14159*[.$A542]*[.$G$11])" office:value-type="float" office:value="0.809733337216785">
            <text:p>0,81</text:p>
          </table:table-cell>
          <table:table-cell table:formula="of:=[.B542]+[.C542]" office:value-type="float" office:value="1.23103568110287">
            <text:p>1,23</text:p>
          </table:table-cell>
          <table:table-cell table:number-columns-repeated="1020"/>
        </table:table-row>
        <table:table-row table:style-name="ro2">
          <table:table-cell table:formula="of:=[.A542]+[.$J$2]" office:value-type="float" office:value="54100">
            <text:p>54100</text:p>
          </table:table-cell>
          <table:table-cell table:formula="of:=[.$G$2]*SIN(-2*3.14159*[.$A543]*[.$G$3])" office:value-type="float" office:value="0.619728514913782">
            <text:p>0,62</text:p>
          </table:table-cell>
          <table:table-cell table:formula="of:=[.$G$4]*SIN(-2*3.14159*[.$A543]*[.$G$11])" office:value-type="float" office:value="0.631623681190035">
            <text:p>0,63</text:p>
          </table:table-cell>
          <table:table-cell table:formula="of:=[.B543]+[.C543]" office:value-type="float" office:value="1.25135219610382">
            <text:p>1,25</text:p>
          </table:table-cell>
          <table:table-cell table:number-columns-repeated="1020"/>
        </table:table-row>
        <table:table-row table:style-name="ro2">
          <table:table-cell table:formula="of:=[.A543]+[.$J$2]" office:value-type="float" office:value="54200">
            <text:p>54200</text:p>
          </table:table-cell>
          <table:table-cell table:formula="of:=[.$G$2]*SIN(-2*3.14159*[.$A544]*[.$G$3])" office:value-type="float" office:value="0.784514397802965">
            <text:p>0,78</text:p>
          </table:table-cell>
          <table:table-cell table:formula="of:=[.$G$4]*SIN(-2*3.14159*[.$A544]*[.$G$11])" office:value-type="float" office:value="0.411039409950571">
            <text:p>0,41</text:p>
          </table:table-cell>
          <table:table-cell table:formula="of:=[.B544]+[.C544]" office:value-type="float" office:value="1.19555380775354">
            <text:p>1,20</text:p>
          </table:table-cell>
          <table:table-cell table:number-columns-repeated="1020"/>
        </table:table-row>
        <table:table-row table:style-name="ro2">
          <table:table-cell table:formula="of:=[.A544]+[.$J$2]" office:value-type="float" office:value="54300">
            <text:p>54300</text:p>
          </table:table-cell>
          <table:table-cell table:formula="of:=[.$G$2]*SIN(-2*3.14159*[.$A545]*[.$G$3])" office:value-type="float" office:value="0.906714989311737">
            <text:p>0,91</text:p>
          </table:table-cell>
          <table:table-cell table:formula="of:=[.$G$4]*SIN(-2*3.14159*[.$A545]*[.$G$11])" office:value-type="float" office:value="0.162814101640134">
            <text:p>0,16</text:p>
          </table:table-cell>
          <table:table-cell table:formula="of:=[.B545]+[.C545]" office:value-type="float" office:value="1.06952909095187">
            <text:p>1,07</text:p>
          </table:table-cell>
          <table:table-cell table:number-columns-repeated="1020"/>
        </table:table-row>
        <table:table-row table:style-name="ro2">
          <table:table-cell table:formula="of:=[.A545]+[.$J$2]" office:value-type="float" office:value="54400">
            <text:p>54400</text:p>
          </table:table-cell>
          <table:table-cell table:formula="of:=[.$G$2]*SIN(-2*3.14159*[.$A546]*[.$G$3])" office:value-type="float" office:value="0.979696986194195">
            <text:p>0,98</text:p>
          </table:table-cell>
          <table:table-cell table:formula="of:=[.$G$4]*SIN(-2*3.14159*[.$A546]*[.$G$11])" office:value-type="float" office:value="-0.0963599150183742">
            <text:p>-0,10</text:p>
          </table:table-cell>
          <table:table-cell table:formula="of:=[.B546]+[.C546]" office:value-type="float" office:value="0.88333707117582">
            <text:p>0,88</text:p>
          </table:table-cell>
          <table:table-cell table:number-columns-repeated="1020"/>
        </table:table-row>
        <table:table-row table:style-name="ro2">
          <table:table-cell table:formula="of:=[.A546]+[.$J$2]" office:value-type="float" office:value="54500">
            <text:p>54500</text:p>
          </table:table-cell>
          <table:table-cell table:formula="of:=[.$G$2]*SIN(-2*3.14159*[.$A547]*[.$G$3])" office:value-type="float" office:value="0.999498737201653">
            <text:p>1,00</text:p>
          </table:table-cell>
          <table:table-cell table:formula="of:=[.$G$4]*SIN(-2*3.14159*[.$A547]*[.$G$11])" office:value-type="float" office:value="-0.34905401905016">
            <text:p>-0,35</text:p>
          </table:table-cell>
          <table:table-cell table:formula="of:=[.B547]+[.C547]" office:value-type="float" office:value="0.650444718151493">
            <text:p>0,65</text:p>
          </table:table-cell>
          <table:table-cell table:number-columns-repeated="1020"/>
        </table:table-row>
        <table:table-row table:style-name="ro2">
          <table:table-cell table:formula="of:=[.A547]+[.$J$2]" office:value-type="float" office:value="54600">
            <text:p>54600</text:p>
          </table:table-cell>
          <table:table-cell table:formula="of:=[.$G$2]*SIN(-2*3.14159*[.$A548]*[.$G$3])" office:value-type="float" office:value="0.965045361945969">
            <text:p>0,97</text:p>
          </table:table-cell>
          <table:table-cell table:formula="of:=[.$G$4]*SIN(-2*3.14159*[.$A548]*[.$G$11])" office:value-type="float" office:value="-0.578275427632688">
            <text:p>-0,58</text:p>
          </table:table-cell>
          <table:table-cell table:formula="of:=[.B548]+[.C548]" office:value-type="float" office:value="0.386769934313281">
            <text:p>0,39</text:p>
          </table:table-cell>
          <table:table-cell table:number-columns-repeated="1020"/>
        </table:table-row>
        <table:table-row table:style-name="ro2">
          <table:table-cell table:formula="of:=[.A548]+[.$J$2]" office:value-type="float" office:value="54700">
            <text:p>54700</text:p>
          </table:table-cell>
          <table:table-cell table:formula="of:=[.$G$2]*SIN(-2*3.14159*[.$A549]*[.$G$3])" office:value-type="float" office:value="0.878207078603317">
            <text:p>0,88</text:p>
          </table:table-cell>
          <table:table-cell table:formula="of:=[.$G$4]*SIN(-2*3.14159*[.$A549]*[.$G$11])" office:value-type="float" office:value="-0.768609731608021">
            <text:p>-0,77</text:p>
          </table:table-cell>
          <table:table-cell table:formula="of:=[.B549]+[.C549]" office:value-type="float" office:value="0.109597346995296">
            <text:p>0,11</text:p>
          </table:table-cell>
          <table:table-cell table:number-columns-repeated="1020"/>
        </table:table-row>
        <table:table-row table:style-name="ro2">
          <table:table-cell table:formula="of:=[.A549]+[.$J$2]" office:value-type="float" office:value="54800">
            <text:p>54800</text:p>
          </table:table-cell>
          <table:table-cell table:formula="of:=[.$G$2]*SIN(-2*3.14159*[.$A550]*[.$G$3])" office:value-type="float" office:value="0.743697650500481">
            <text:p>0,74</text:p>
          </table:table-cell>
          <table:table-cell table:formula="of:=[.$G$4]*SIN(-2*3.14159*[.$A550]*[.$G$11])" office:value-type="float" office:value="-0.907257580294207">
            <text:p>-0,91</text:p>
          </table:table-cell>
          <table:table-cell table:formula="of:=[.B550]+[.C550]" office:value-type="float" office:value="-0.163559929793726">
            <text:p>-0,16</text:p>
          </table:table-cell>
          <table:table-cell table:number-columns-repeated="1020"/>
        </table:table-row>
        <table:table-row table:style-name="ro2">
          <table:table-cell table:formula="of:=[.A550]+[.$J$2]" office:value-type="float" office:value="54900">
            <text:p>54900</text:p>
          </table:table-cell>
          <table:table-cell table:formula="of:=[.$G$2]*SIN(-2*3.14159*[.$A551]*[.$G$3])" office:value-type="float" office:value="0.568818572220813">
            <text:p>0,57</text:p>
          </table:table-cell>
          <table:table-cell table:formula="of:=[.$G$4]*SIN(-2*3.14159*[.$A551]*[.$G$11])" office:value-type="float" office:value="-0.984895360544545">
            <text:p>-0,98</text:p>
          </table:table-cell>
          <table:table-cell table:formula="of:=[.B551]+[.C551]" office:value-type="float" office:value="-0.416076788323732">
            <text:p>-0,42</text:p>
          </table:table-cell>
          <table:table-cell table:number-columns-repeated="1020"/>
        </table:table-row>
        <table:table-row table:style-name="ro2">
          <table:table-cell table:formula="of:=[.A551]+[.$J$2]" office:value-type="float" office:value="55000">
            <text:p>55000</text:p>
          </table:table-cell>
          <table:table-cell table:formula="of:=[.$G$2]*SIN(-2*3.14159*[.$A552]*[.$G$3])" office:value-type="float" office:value="0.363062689692555">
            <text:p>0,36</text:p>
          </table:table-cell>
          <table:table-cell table:formula="of:=[.$G$4]*SIN(-2*3.14159*[.$A552]*[.$G$11])" office:value-type="float" office:value="-0.996302204263554">
            <text:p>-1,00</text:p>
          </table:table-cell>
          <table:table-cell table:formula="of:=[.B552]+[.C552]" office:value-type="float" office:value="-0.633239514570999">
            <text:p>-0,63</text:p>
          </table:table-cell>
          <table:table-cell table:number-columns-repeated="1020"/>
        </table:table-row>
        <table:table-row table:style-name="ro2">
          <table:table-cell table:formula="of:=[.A552]+[.$J$2]" office:value-type="float" office:value="55100">
            <text:p>55100</text:p>
          </table:table-cell>
          <table:table-cell table:formula="of:=[.$G$2]*SIN(-2*3.14159*[.$A553]*[.$G$3])" office:value-type="float" office:value="0.137598943609544">
            <text:p>0,14</text:p>
          </table:table-cell>
          <table:table-cell table:formula="of:=[.$G$4]*SIN(-2*3.14159*[.$A553]*[.$G$11])" office:value-type="float" office:value="-0.940711034018286">
            <text:p>-0,94</text:p>
          </table:table-cell>
          <table:table-cell table:formula="of:=[.B553]+[.C553]" office:value-type="float" office:value="-0.803112090408741">
            <text:p>-0,80</text:p>
          </table:table-cell>
          <table:table-cell table:number-columns-repeated="1020"/>
        </table:table-row>
        <table:table-row table:style-name="ro2">
          <table:table-cell table:formula="of:=[.A553]+[.$J$2]" office:value-type="float" office:value="55200">
            <text:p>55200</text:p>
          </table:table-cell>
          <table:table-cell table:formula="of:=[.$G$2]*SIN(-2*3.14159*[.$A554]*[.$G$3])" office:value-type="float" office:value="-0.0953340231521072">
            <text:p>-0,10</text:p>
          </table:table-cell>
          <table:table-cell table:formula="of:=[.$G$4]*SIN(-2*3.14159*[.$A554]*[.$G$11])" office:value-type="float" office:value="-0.821860164125265">
            <text:p>-0,82</text:p>
          </table:table-cell>
          <table:table-cell table:formula="of:=[.B554]+[.C554]" office:value-type="float" office:value="-0.917194187277373">
            <text:p>-0,92</text:p>
          </table:table-cell>
          <table:table-cell table:number-columns-repeated="1020"/>
        </table:table-row>
        <table:table-row table:style-name="ro2">
          <table:table-cell table:formula="of:=[.A554]+[.$J$2]" office:value-type="float" office:value="55300">
            <text:p>55300</text:p>
          </table:table-cell>
          <table:table-cell table:formula="of:=[.$G$2]*SIN(-2*3.14159*[.$A555]*[.$G$3])" office:value-type="float" office:value="-0.323092007664961">
            <text:p>-0,32</text:p>
          </table:table-cell>
          <table:table-cell table:formula="of:=[.$G$4]*SIN(-2*3.14159*[.$A555]*[.$G$11])" office:value-type="float" office:value="-0.64774194667123">
            <text:p>-0,65</text:p>
          </table:table-cell>
          <table:table-cell table:formula="of:=[.B555]+[.C555]" office:value-type="float" office:value="-0.970833954336191">
            <text:p>-0,97</text:p>
          </table:table-cell>
          <table:table-cell table:number-columns-repeated="1020"/>
        </table:table-row>
        <table:table-row table:style-name="ro2">
          <table:table-cell table:formula="of:=[.A555]+[.$J$2]" office:value-type="float" office:value="55400">
            <text:p>55400</text:p>
          </table:table-cell>
          <table:table-cell table:formula="of:=[.$G$2]*SIN(-2*3.14159*[.$A556]*[.$G$3])" office:value-type="float" office:value="-0.533311831000864">
            <text:p>-0,53</text:p>
          </table:table-cell>
          <table:table-cell table:formula="of:=[.$G$4]*SIN(-2*3.14159*[.$A556]*[.$G$11])" office:value-type="float" office:value="-0.430065187712916">
            <text:p>-0,43</text:p>
          </table:table-cell>
          <table:table-cell table:formula="of:=[.B556]+[.C556]" office:value-type="float" office:value="-0.96337701871378">
            <text:p>-0,96</text:p>
          </table:table-cell>
          <table:table-cell table:number-columns-repeated="1020"/>
        </table:table-row>
        <table:table-row table:style-name="ro2">
          <table:table-cell table:formula="of:=[.A556]+[.$J$2]" office:value-type="float" office:value="55500">
            <text:p>55500</text:p>
          </table:table-cell>
          <table:table-cell table:formula="of:=[.$G$2]*SIN(-2*3.14159*[.$A557]*[.$G$3])" office:value-type="float" office:value="-0.714582218308587">
            <text:p>-0,71</text:p>
          </table:table-cell>
          <table:table-cell table:formula="of:=[.$G$4]*SIN(-2*3.14159*[.$A557]*[.$G$11])" office:value-type="float" office:value="-0.183468023231412">
            <text:p>-0,18</text:p>
          </table:table-cell>
          <table:table-cell table:formula="of:=[.B557]+[.C557]" office:value-type="float" office:value="-0.898050241539999">
            <text:p>-0,90</text:p>
          </table:table-cell>
          <table:table-cell table:number-columns-repeated="1020"/>
        </table:table-row>
        <table:table-row table:style-name="ro2">
          <table:table-cell table:formula="of:=[.A557]+[.$J$2]" office:value-type="float" office:value="55600">
            <text:p>55600</text:p>
          </table:table-cell>
          <table:table-cell table:formula="of:=[.$G$2]*SIN(-2*3.14159*[.$A558]*[.$G$3])" office:value-type="float" office:value="-0.857063434496278">
            <text:p>-0,86</text:p>
          </table:table-cell>
          <table:table-cell table:formula="of:=[.$G$4]*SIN(-2*3.14159*[.$A558]*[.$G$11])" office:value-type="float" office:value="0.0754667842301094">
            <text:p>0,08</text:p>
          </table:table-cell>
          <table:table-cell table:formula="of:=[.B558]+[.C558]" office:value-type="float" office:value="-0.781596650266168">
            <text:p>-0,78</text:p>
          </table:table-cell>
          <table:table-cell table:number-columns-repeated="1020"/>
        </table:table-row>
        <table:table-row table:style-name="ro2">
          <table:table-cell table:formula="of:=[.A558]+[.$J$2]" office:value-type="float" office:value="55700">
            <text:p>55700</text:p>
          </table:table-cell>
          <table:table-cell table:formula="of:=[.$G$2]*SIN(-2*3.14159*[.$A559]*[.$G$3])" office:value-type="float" office:value="-0.953021231226864">
            <text:p>-0,95</text:p>
          </table:table-cell>
          <table:table-cell table:formula="of:=[.$G$4]*SIN(-2*3.14159*[.$A559]*[.$G$11])" office:value-type="float" office:value="0.329326672604524">
            <text:p>0,33</text:p>
          </table:table-cell>
          <table:table-cell table:formula="of:=[.B559]+[.C559]" office:value-type="float" office:value="-0.623694558622339">
            <text:p>-0,62</text:p>
          </table:table-cell>
          <table:table-cell table:number-columns-repeated="1020"/>
        </table:table-row>
        <table:table-row table:style-name="ro2">
          <table:table-cell table:formula="of:=[.A559]+[.$J$2]" office:value-type="float" office:value="55800">
            <text:p>55800</text:p>
          </table:table-cell>
          <table:table-cell table:formula="of:=[.$G$2]*SIN(-2*3.14159*[.$A560]*[.$G$3])" office:value-type="float" office:value="-0.997246818946517">
            <text:p>-1,00</text:p>
          </table:table-cell>
          <table:table-cell table:formula="of:=[.$G$4]*SIN(-2*3.14159*[.$A560]*[.$G$11])" office:value-type="float" office:value="0.56104048887439">
            <text:p>0,56</text:p>
          </table:table-cell>
          <table:table-cell table:formula="of:=[.B560]+[.C560]" office:value-type="float" office:value="-0.436206330072127">
            <text:p>-0,44</text:p>
          </table:table-cell>
          <table:table-cell table:number-columns-repeated="1020"/>
        </table:table-row>
        <table:table-row table:style-name="ro2">
          <table:table-cell table:formula="of:=[.A560]+[.$J$2]" office:value-type="float" office:value="55900">
            <text:p>55900</text:p>
          </table:table-cell>
          <table:table-cell table:formula="of:=[.$G$2]*SIN(-2*3.14159*[.$A561]*[.$G$3])" office:value-type="float" office:value="-0.987339518552203">
            <text:p>-0,99</text:p>
          </table:table-cell>
          <table:table-cell table:formula="of:=[.$G$4]*SIN(-2*3.14159*[.$A561]*[.$G$11])" office:value-type="float" office:value="0.755026145326318">
            <text:p>0,76</text:p>
          </table:table-cell>
          <table:table-cell table:formula="of:=[.B561]+[.C561]" office:value-type="float" office:value="-0.232313373225885">
            <text:p>-0,23</text:p>
          </table:table-cell>
          <table:table-cell table:number-columns-repeated="1020"/>
        </table:table-row>
        <table:table-row table:style-name="ro2">
          <table:table-cell table:formula="of:=[.A561]+[.$J$2]" office:value-type="float" office:value="56000">
            <text:p>56000</text:p>
          </table:table-cell>
          <table:table-cell table:formula="of:=[.$G$2]*SIN(-2*3.14159*[.$A562]*[.$G$3])" office:value-type="float" office:value="-0.923837118994468">
            <text:p>-0,92</text:p>
          </table:table-cell>
          <table:table-cell table:formula="of:=[.$G$4]*SIN(-2*3.14159*[.$A562]*[.$G$11])" office:value-type="float" office:value="0.898238822285406">
            <text:p>0,90</text:p>
          </table:table-cell>
          <table:table-cell table:formula="of:=[.B562]+[.C562]" office:value-type="float" office:value="-0.0255982967090622">
            <text:p>-0,03</text:p>
          </table:table-cell>
          <table:table-cell table:number-columns-repeated="1020"/>
        </table:table-row>
        <table:table-row table:style-name="ro2">
          <table:table-cell table:formula="of:=[.A562]+[.$J$2]" office:value-type="float" office:value="56100">
            <text:p>56100</text:p>
          </table:table-cell>
          <table:table-cell table:formula="of:=[.$G$2]*SIN(-2*3.14159*[.$A563]*[.$G$3])" office:value-type="float" office:value="-0.810186694500504">
            <text:p>-0,81</text:p>
          </table:table-cell>
          <table:table-cell table:formula="of:=[.$G$4]*SIN(-2*3.14159*[.$A563]*[.$G$11])" office:value-type="float" office:value="0.981047917533526">
            <text:p>0,98</text:p>
          </table:table-cell>
          <table:table-cell table:formula="of:=[.B563]+[.C563]" office:value-type="float" office:value="0.170861223033021">
            <text:p>0,17</text:p>
          </table:table-cell>
          <table:table-cell table:number-columns-repeated="1020"/>
        </table:table-row>
        <table:table-row table:style-name="ro2">
          <table:table-cell table:formula="of:=[.A563]+[.$J$2]" office:value-type="float" office:value="56200">
            <text:p>56200</text:p>
          </table:table-cell>
          <table:table-cell table:formula="of:=[.$G$2]*SIN(-2*3.14159*[.$A564]*[.$G$3])" office:value-type="float" office:value="-0.652557449981412">
            <text:p>-0,65</text:p>
          </table:table-cell>
          <table:table-cell table:formula="of:=[.$G$4]*SIN(-2*3.14159*[.$A564]*[.$G$11])" office:value-type="float" office:value="0.997884795996224">
            <text:p>1,00</text:p>
          </table:table-cell>
          <table:table-cell table:formula="of:=[.B564]+[.C564]" office:value-type="float" office:value="0.345327346014812">
            <text:p>0,35</text:p>
          </table:table-cell>
          <table:table-cell table:number-columns-repeated="1020"/>
        </table:table-row>
        <table:table-row table:style-name="ro2">
          <table:table-cell table:formula="of:=[.A564]+[.$J$2]" office:value-type="float" office:value="56300">
            <text:p>56300</text:p>
          </table:table-cell>
          <table:table-cell table:formula="of:=[.$G$2]*SIN(-2*3.14159*[.$A565]*[.$G$3])" office:value-type="float" office:value="-0.459505814877107">
            <text:p>-0,46</text:p>
          </table:table-cell>
          <table:table-cell table:formula="of:=[.$G$4]*SIN(-2*3.14159*[.$A565]*[.$G$11])" office:value-type="float" office:value="0.947617237275157">
            <text:p>0,95</text:p>
          </table:table-cell>
          <table:table-cell table:formula="of:=[.B565]+[.C565]" office:value-type="float" office:value="0.48811142239805">
            <text:p>0,49</text:p>
          </table:table-cell>
          <table:table-cell table:number-columns-repeated="1020"/>
        </table:table-row>
        <table:table-row table:style-name="ro2">
          <table:table-cell table:formula="of:=[.A565]+[.$J$2]" office:value-type="float" office:value="56400">
            <text:p>56400</text:p>
          </table:table-cell>
          <table:table-cell table:formula="of:=[.$G$2]*SIN(-2*3.14159*[.$A566]*[.$G$3])" office:value-type="float" office:value="-0.241511179501074">
            <text:p>-0,24</text:p>
          </table:table-cell>
          <table:table-cell table:formula="of:=[.$G$4]*SIN(-2*3.14159*[.$A566]*[.$G$11])" office:value-type="float" office:value="0.833625578663616">
            <text:p>0,83</text:p>
          </table:table-cell>
          <table:table-cell table:formula="of:=[.B566]+[.C566]" office:value-type="float" office:value="0.592114399162541">
            <text:p>0,59</text:p>
          </table:table-cell>
          <table:table-cell table:number-columns-repeated="1020"/>
        </table:table-row>
        <table:table-row table:style-name="ro2">
          <table:table-cell table:formula="of:=[.A566]+[.$J$2]" office:value-type="float" office:value="56500">
            <text:p>56500</text:p>
          </table:table-cell>
          <table:table-cell table:formula="of:=[.$G$2]*SIN(-2*3.14159*[.$A567]*[.$G$3])" office:value-type="float" office:value="-0.0104067252233374">
            <text:p>-0,01</text:p>
          </table:table-cell>
          <table:table-cell table:formula="of:=[.$G$4]*SIN(-2*3.14159*[.$A567]*[.$G$11])" office:value-type="float" office:value="0.663575332864686">
            <text:p>0,66</text:p>
          </table:table-cell>
          <table:table-cell table:formula="of:=[.B567]+[.C567]" office:value-type="float" office:value="0.653168607641349">
            <text:p>0,65</text:p>
          </table:table-cell>
          <table:table-cell table:number-columns-repeated="1020"/>
        </table:table-row>
        <table:table-row table:style-name="ro2">
          <table:table-cell table:formula="of:=[.A567]+[.$J$2]" office:value-type="float" office:value="56600">
            <text:p>56600</text:p>
          </table:table-cell>
          <table:table-cell table:formula="of:=[.$G$2]*SIN(-2*3.14159*[.$A568]*[.$G$3])" office:value-type="float" office:value="0.221262601407972">
            <text:p>0,22</text:p>
          </table:table-cell>
          <table:table-cell table:formula="of:=[.$G$4]*SIN(-2*3.14159*[.$A568]*[.$G$11])" office:value-type="float" office:value="0.448901889827824">
            <text:p>0,45</text:p>
          </table:table-cell>
          <table:table-cell table:formula="of:=[.B568]+[.C568]" office:value-type="float" office:value="0.670164491235796">
            <text:p>0,67</text:p>
          </table:table-cell>
          <table:table-cell table:number-columns-repeated="1020"/>
        </table:table-row>
        <table:table-row table:style-name="ro2">
          <table:table-cell table:formula="of:=[.A568]+[.$J$2]" office:value-type="float" office:value="56700">
            <text:p>56700</text:p>
          </table:table-cell>
          <table:table-cell table:formula="of:=[.$G$2]*SIN(-2*3.14159*[.$A569]*[.$G$3])" office:value-type="float" office:value="0.440921305648142">
            <text:p>0,44</text:p>
          </table:table-cell>
          <table:table-cell table:formula="of:=[.$G$4]*SIN(-2*3.14159*[.$A569]*[.$G$11])" office:value-type="float" office:value="0.204041261227075">
            <text:p>0,20</text:p>
          </table:table-cell>
          <table:table-cell table:formula="of:=[.B569]+[.C569]" office:value-type="float" office:value="0.644962566875217">
            <text:p>0,64</text:p>
          </table:table-cell>
          <table:table-cell table:number-columns-repeated="1020"/>
        </table:table-row>
        <table:table-row table:style-name="ro2">
          <table:table-cell table:formula="of:=[.A569]+[.$J$2]" office:value-type="float" office:value="56800">
            <text:p>56800</text:p>
          </table:table-cell>
          <table:table-cell table:formula="of:=[.$G$2]*SIN(-2*3.14159*[.$A570]*[.$G$3])" office:value-type="float" office:value="0.636645745816891">
            <text:p>0,64</text:p>
          </table:table-cell>
          <table:table-cell table:formula="of:=[.$G$4]*SIN(-2*3.14159*[.$A570]*[.$G$11])" office:value-type="float" office:value="-0.0545404654704808">
            <text:p>-0,05</text:p>
          </table:table-cell>
          <table:table-cell table:formula="of:=[.B570]+[.C570]" office:value-type="float" office:value="0.58210528034641">
            <text:p>0,58</text:p>
          </table:table-cell>
          <table:table-cell table:number-columns-repeated="1020"/>
        </table:table-row>
        <table:table-row table:style-name="ro2">
          <table:table-cell table:formula="of:=[.A570]+[.$J$2]" office:value-type="float" office:value="56900">
            <text:p>56900</text:p>
          </table:table-cell>
          <table:table-cell table:formula="of:=[.$G$2]*SIN(-2*3.14159*[.$A571]*[.$G$3])" office:value-type="float" office:value="0.797811590654902">
            <text:p>0,80</text:p>
          </table:table-cell>
          <table:table-cell table:formula="of:=[.$G$4]*SIN(-2*3.14159*[.$A571]*[.$G$11])" office:value-type="float" office:value="-0.309454526753377">
            <text:p>-0,31</text:p>
          </table:table-cell>
          <table:table-cell table:formula="of:=[.B571]+[.C571]" office:value-type="float" office:value="0.488357063901525">
            <text:p>0,49</text:p>
          </table:table-cell>
          <table:table-cell table:number-columns-repeated="1020"/>
        </table:table-row>
        <table:table-row table:style-name="ro2">
          <table:table-cell table:formula="of:=[.A571]+[.$J$2]" office:value-type="float" office:value="57000">
            <text:p>57000</text:p>
          </table:table-cell>
          <table:table-cell table:formula="of:=[.$G$2]*SIN(-2*3.14159*[.$A572]*[.$G$3])" office:value-type="float" office:value="0.915670341933546">
            <text:p>0,92</text:p>
          </table:table-cell>
          <table:table-cell table:formula="of:=[.$G$4]*SIN(-2*3.14159*[.$A572]*[.$G$11])" office:value-type="float" office:value="-0.543558772429942">
            <text:p>-0,54</text:p>
          </table:table-cell>
          <table:table-cell table:formula="of:=[.B572]+[.C572]" office:value-type="float" office:value="0.372111569503604">
            <text:p>0,37</text:p>
          </table:table-cell>
          <table:table-cell table:number-columns-repeated="1020"/>
        </table:table-row>
        <table:table-row table:style-name="ro2">
          <table:table-cell table:formula="of:=[.A572]+[.$J$2]" office:value-type="float" office:value="57100">
            <text:p>57100</text:p>
          </table:table-cell>
          <table:table-cell table:formula="of:=[.$G$2]*SIN(-2*3.14159*[.$A573]*[.$G$3])" office:value-type="float" office:value="0.983824380559806">
            <text:p>0,98</text:p>
          </table:table-cell>
          <table:table-cell table:formula="of:=[.$G$4]*SIN(-2*3.14159*[.$A573]*[.$G$11])" office:value-type="float" office:value="-0.741110521760323">
            <text:p>-0,74</text:p>
          </table:table-cell>
          <table:table-cell table:formula="of:=[.B573]+[.C573]" office:value-type="float" office:value="0.242713858799483">
            <text:p>0,24</text:p>
          </table:table-cell>
          <table:table-cell table:number-columns-repeated="1020"/>
        </table:table-row>
        <table:table-row table:style-name="ro2">
          <table:table-cell table:formula="of:=[.A573]+[.$J$2]" office:value-type="float" office:value="57200">
            <text:p>57200</text:p>
          </table:table-cell>
          <table:table-cell table:formula="of:=[.$G$2]*SIN(-2*3.14159*[.$A574]*[.$G$3])" office:value-type="float" office:value="0.998574129326146">
            <text:p>1,00</text:p>
          </table:table-cell>
          <table:table-cell table:formula="of:=[.$G$4]*SIN(-2*3.14159*[.$A574]*[.$G$11])" office:value-type="float" office:value="-0.888825046460276">
            <text:p>-0,89</text:p>
          </table:table-cell>
          <table:table-cell table:formula="of:=[.B574]+[.C574]" office:value-type="float" office:value="0.109749082865869">
            <text:p>0,11</text:p>
          </table:table-cell>
          <table:table-cell table:number-columns-repeated="1020"/>
        </table:table-row>
        <table:table-row table:style-name="ro2">
          <table:table-cell table:formula="of:=[.A574]+[.$J$2]" office:value-type="float" office:value="57300">
            <text:p>57300</text:p>
          </table:table-cell>
          <table:table-cell table:formula="of:=[.$G$2]*SIN(-2*3.14159*[.$A575]*[.$G$3])" office:value-type="float" office:value="0.959118941073988">
            <text:p>0,96</text:p>
          </table:table-cell>
          <table:table-cell table:formula="of:=[.$G$4]*SIN(-2*3.14159*[.$A575]*[.$G$11])" office:value-type="float" office:value="-0.97676903465189">
            <text:p>-0,98</text:p>
          </table:table-cell>
          <table:table-cell table:formula="of:=[.B575]+[.C575]" office:value-type="float" office:value="-0.0176500935779015">
            <text:p>-0,02</text:p>
          </table:table-cell>
          <table:table-cell table:number-columns-repeated="1020"/>
        </table:table-row>
        <table:table-row table:style-name="ro2">
          <table:table-cell table:formula="of:=[.A575]+[.$J$2]" office:value-type="float" office:value="57400">
            <text:p>57400</text:p>
          </table:table-cell>
          <table:table-cell table:formula="of:=[.$G$2]*SIN(-2*3.14159*[.$A576]*[.$G$3])" office:value-type="float" office:value="0.867600545304899">
            <text:p>0,87</text:p>
          </table:table-cell>
          <table:table-cell table:formula="of:=[.$G$4]*SIN(-2*3.14159*[.$A576]*[.$G$11])" office:value-type="float" office:value="-0.999028546116537">
            <text:p>-1,00</text:p>
          </table:table-cell>
          <table:table-cell table:formula="of:=[.B576]+[.C576]" office:value-type="float" office:value="-0.131428000811638">
            <text:p>-0,13</text:p>
          </table:table-cell>
          <table:table-cell table:number-columns-repeated="1020"/>
        </table:table-row>
        <table:table-row table:style-name="ro2">
          <table:table-cell table:formula="of:=[.A576]+[.$J$2]" office:value-type="float" office:value="57500">
            <text:p>57500</text:p>
          </table:table-cell>
          <table:table-cell table:formula="of:=[.$G$2]*SIN(-2*3.14159*[.$A577]*[.$G$3])" office:value-type="float" office:value="0.728986751619629">
            <text:p>0,73</text:p>
          </table:table-cell>
          <table:table-cell table:formula="of:=[.$G$4]*SIN(-2*3.14159*[.$A577]*[.$G$11])" office:value-type="float" office:value="-0.954106707607003">
            <text:p>-0,95</text:p>
          </table:table-cell>
          <table:table-cell table:formula="of:=[.B577]+[.C577]" office:value-type="float" office:value="-0.225119955987373">
            <text:p>-0,23</text:p>
          </table:table-cell>
          <table:table-cell table:number-columns-repeated="1020"/>
        </table:table-row>
        <table:table-row table:style-name="ro2">
          <table:table-cell table:formula="of:=[.A577]+[.$J$2]" office:value-type="float" office:value="57600">
            <text:p>57600</text:p>
          </table:table-cell>
          <table:table-cell table:formula="of:=[.$G$2]*SIN(-2*3.14159*[.$A578]*[.$G$3])" office:value-type="float" office:value="0.55080187467516">
            <text:p>0,55</text:p>
          </table:table-cell>
          <table:table-cell table:formula="of:=[.$G$4]*SIN(-2*3.14159*[.$A578]*[.$G$11])" office:value-type="float" office:value="-0.845024357389357">
            <text:p>-0,85</text:p>
          </table:table-cell>
          <table:table-cell table:formula="of:=[.B578]+[.C578]" office:value-type="float" office:value="-0.294222482714198">
            <text:p>-0,29</text:p>
          </table:table-cell>
          <table:table-cell table:number-columns-repeated="1020"/>
        </table:table-row>
        <table:table-row table:style-name="ro2">
          <table:table-cell table:formula="of:=[.A578]+[.$J$2]" office:value-type="float" office:value="57700">
            <text:p>57700</text:p>
          </table:table-cell>
          <table:table-cell table:formula="of:=[.$G$2]*SIN(-2*3.14159*[.$A579]*[.$G$3])" office:value-type="float" office:value="0.342718161618685">
            <text:p>0,34</text:p>
          </table:table-cell>
          <table:table-cell table:formula="of:=[.$G$4]*SIN(-2*3.14159*[.$A579]*[.$G$11])" office:value-type="float" office:value="-0.67911692173457">
            <text:p>-0,68</text:p>
          </table:table-cell>
          <table:table-cell table:formula="of:=[.B579]+[.C579]" office:value-type="float" office:value="-0.336398760115884">
            <text:p>-0,34</text:p>
          </table:table-cell>
          <table:table-cell table:number-columns-repeated="1020"/>
        </table:table-row>
        <table:table-row table:style-name="ro2">
          <table:table-cell table:formula="of:=[.A579]+[.$J$2]" office:value-type="float" office:value="57800">
            <text:p>57800</text:p>
          </table:table-cell>
          <table:table-cell table:formula="of:=[.$G$2]*SIN(-2*3.14159*[.$A580]*[.$G$3])" office:value-type="float" office:value="0.116030904118468">
            <text:p>0,12</text:p>
          </table:table-cell>
          <table:table-cell table:formula="of:=[.$G$4]*SIN(-2*3.14159*[.$A580]*[.$G$11])" office:value-type="float" office:value="-0.467541151788281">
            <text:p>-0,47</text:p>
          </table:table-cell>
          <table:table-cell table:formula="of:=[.B580]+[.C580]" office:value-type="float" office:value="-0.351510247669814">
            <text:p>-0,35</text:p>
          </table:table-cell>
          <table:table-cell table:number-columns-repeated="1020"/>
        </table:table-row>
        <table:table-row table:style-name="ro2">
          <table:table-cell table:formula="of:=[.A580]+[.$J$2]" office:value-type="float" office:value="57900">
            <text:p>57900</text:p>
          </table:table-cell>
          <table:table-cell table:formula="of:=[.$G$2]*SIN(-2*3.14159*[.$A581]*[.$G$3])" office:value-type="float" office:value="-0.11695478259665">
            <text:p>-0,12</text:p>
          </table:table-cell>
          <table:table-cell table:formula="of:=[.$G$4]*SIN(-2*3.14159*[.$A581]*[.$G$11])" office:value-type="float" office:value="-0.224524768149608">
            <text:p>-0,22</text:p>
          </table:table-cell>
          <table:table-cell table:formula="of:=[.B581]+[.C581]" office:value-type="float" office:value="-0.341479550746258">
            <text:p>-0,34</text:p>
          </table:table-cell>
          <table:table-cell table:number-columns-repeated="1020"/>
        </table:table-row>
        <table:table-row table:style-name="ro2">
          <table:table-cell table:formula="of:=[.A581]+[.$J$2]" office:value-type="float" office:value="58000">
            <text:p>58000</text:p>
          </table:table-cell>
          <table:table-cell table:formula="of:=[.$G$2]*SIN(-2*3.14159*[.$A582]*[.$G$3])" office:value-type="float" office:value="-0.343591861821459">
            <text:p>-0,34</text:p>
          </table:table-cell>
          <table:table-cell table:formula="of:=[.$G$4]*SIN(-2*3.14159*[.$A582]*[.$G$11])" office:value-type="float" office:value="0.0335901614910676">
            <text:p>0,03</text:p>
          </table:table-cell>
          <table:table-cell table:formula="of:=[.B582]+[.C582]" office:value-type="float" office:value="-0.310001700330392">
            <text:p>-0,31</text:p>
          </table:table-cell>
          <table:table-cell table:number-columns-repeated="1020"/>
        </table:table-row>
        <table:table-row table:style-name="ro2">
          <table:table-cell table:formula="of:=[.A582]+[.$J$2]" office:value-type="float" office:value="58100">
            <text:p>58100</text:p>
          </table:table-cell>
          <table:table-cell table:formula="of:=[.$G$2]*SIN(-2*3.14159*[.$A583]*[.$G$3])" office:value-type="float" office:value="-0.551577999707147">
            <text:p>-0,55</text:p>
          </table:table-cell>
          <table:table-cell table:formula="of:=[.$G$4]*SIN(-2*3.14159*[.$A583]*[.$G$11])" office:value-type="float" office:value="0.289446264176182">
            <text:p>0,29</text:p>
          </table:table-cell>
          <table:table-cell table:formula="of:=[.B583]+[.C583]" office:value-type="float" office:value="-0.262131735530965">
            <text:p>-0,26</text:p>
          </table:table-cell>
          <table:table-cell table:number-columns-repeated="1020"/>
        </table:table-row>
        <table:table-row table:style-name="ro2">
          <table:table-cell table:formula="of:=[.A583]+[.$J$2]" office:value-type="float" office:value="58200">
            <text:p>58200</text:p>
          </table:table-cell>
          <table:table-cell table:formula="of:=[.$G$2]*SIN(-2*3.14159*[.$A584]*[.$G$3])" office:value-type="float" office:value="-0.72962317161666">
            <text:p>-0,73</text:p>
          </table:table-cell>
          <table:table-cell table:formula="of:=[.$G$4]*SIN(-2*3.14159*[.$A584]*[.$G$11])" office:value-type="float" office:value="0.525838040219934">
            <text:p>0,53</text:p>
          </table:table-cell>
          <table:table-cell table:formula="of:=[.B584]+[.C584]" office:value-type="float" office:value="-0.203785131396726">
            <text:p>-0,20</text:p>
          </table:table-cell>
          <table:table-cell table:number-columns-repeated="1020"/>
        </table:table-row>
        <table:table-row table:style-name="ro2">
          <table:table-cell table:formula="of:=[.A584]+[.$J$2]" office:value-type="float" office:value="58300">
            <text:p>58300</text:p>
          </table:table-cell>
          <table:table-cell table:formula="of:=[.$G$2]*SIN(-2*3.14159*[.$A585]*[.$G$3])" office:value-type="float" office:value="-0.868062713883786">
            <text:p>-0,87</text:p>
          </table:table-cell>
          <table:table-cell table:formula="of:=[.$G$4]*SIN(-2*3.14159*[.$A585]*[.$G$11])" office:value-type="float" office:value="0.726869001040947">
            <text:p>0,73</text:p>
          </table:table-cell>
          <table:table-cell table:formula="of:=[.B585]+[.C585]" office:value-type="float" office:value="-0.141193712842839">
            <text:p>-0,14</text:p>
          </table:table-cell>
          <table:table-cell table:number-columns-repeated="1020"/>
        </table:table-row>
        <table:table-row table:style-name="ro2">
          <table:table-cell table:formula="of:=[.A585]+[.$J$2]" office:value-type="float" office:value="58400">
            <text:p>58400</text:p>
          </table:table-cell>
          <table:table-cell table:formula="of:=[.$G$2]*SIN(-2*3.14159*[.$A586]*[.$G$3])" office:value-type="float" office:value="-0.959381770668483">
            <text:p>-0,96</text:p>
          </table:table-cell>
          <table:table-cell table:formula="of:=[.$G$4]*SIN(-2*3.14159*[.$A586]*[.$G$11])" office:value-type="float" office:value="0.879020392707986">
            <text:p>0,88</text:p>
          </table:table-cell>
          <table:table-cell table:formula="of:=[.B586]+[.C586]" office:value-type="float" office:value="-0.080361377960497">
            <text:p>-0,08</text:p>
          </table:table-cell>
          <table:table-cell table:number-columns-repeated="1020"/>
        </table:table-row>
        <table:table-row table:style-name="ro2">
          <table:table-cell table:formula="of:=[.A586]+[.$J$2]" office:value-type="float" office:value="58500">
            <text:p>58500</text:p>
          </table:table-cell>
          <table:table-cell table:formula="of:=[.$G$2]*SIN(-2*3.14159*[.$A587]*[.$G$3])" office:value-type="float" office:value="-0.998623352906266">
            <text:p>-1,00</text:p>
          </table:table-cell>
          <table:table-cell table:formula="of:=[.$G$4]*SIN(-2*3.14159*[.$A587]*[.$G$11])" office:value-type="float" office:value="0.972060598781058">
            <text:p>0,97</text:p>
          </table:table-cell>
          <table:table-cell table:formula="of:=[.B587]+[.C587]" office:value-type="float" office:value="-0.0265627541252085">
            <text:p>-0,03</text:p>
          </table:table-cell>
          <table:table-cell table:number-columns-repeated="1020"/>
        </table:table-row>
        <table:table-row table:style-name="ro2">
          <table:table-cell table:formula="of:=[.A587]+[.$J$2]" office:value-type="float" office:value="58600">
            <text:p>58600</text:p>
          </table:table-cell>
          <table:table-cell table:formula="of:=[.$G$2]*SIN(-2*3.14159*[.$A588]*[.$G$3])" office:value-type="float" office:value="-0.983657326181614">
            <text:p>-0,98</text:p>
          </table:table-cell>
          <table:table-cell table:formula="of:=[.$G$4]*SIN(-2*3.14159*[.$A588]*[.$G$11])" office:value-type="float" office:value="0.999732954198915">
            <text:p>1,00</text:p>
          </table:table-cell>
          <table:table-cell table:formula="of:=[.B588]+[.C588]" office:value-type="float" office:value="0.0160756280173003">
            <text:p>0,02</text:p>
          </table:table-cell>
          <table:table-cell table:number-columns-repeated="1020"/>
        </table:table-row>
        <table:table-row table:style-name="ro2">
          <table:table-cell table:formula="of:=[.A588]+[.$J$2]" office:value-type="float" office:value="58700">
            <text:p>58700</text:p>
          </table:table-cell>
          <table:table-cell table:formula="of:=[.$G$2]*SIN(-2*3.14159*[.$A589]*[.$G$3])" office:value-type="float" office:value="-0.915296077672243">
            <text:p>-0,92</text:p>
          </table:table-cell>
          <table:table-cell table:formula="of:=[.$G$4]*SIN(-2*3.14159*[.$A589]*[.$G$11])" office:value-type="float" office:value="0.960176582817713">
            <text:p>0,96</text:p>
          </table:table-cell>
          <table:table-cell table:formula="of:=[.B589]+[.C589]" office:value-type="float" office:value="0.0448805051454708">
            <text:p>0,04</text:p>
          </table:table-cell>
          <table:table-cell table:number-columns-repeated="1020"/>
        </table:table-row>
        <table:table-row table:style-name="ro2">
          <table:table-cell table:formula="of:=[.A589]+[.$J$2]" office:value-type="float" office:value="58800">
            <text:p>58800</text:p>
          </table:table-cell>
          <table:table-cell table:formula="of:=[.$G$2]*SIN(-2*3.14159*[.$A590]*[.$G$3])" office:value-type="float" office:value="-0.797250432473209">
            <text:p>-0,80</text:p>
          </table:table-cell>
          <table:table-cell table:formula="of:=[.$G$4]*SIN(-2*3.14159*[.$A590]*[.$G$11])" office:value-type="float" office:value="0.85605153684499">
            <text:p>0,86</text:p>
          </table:table-cell>
          <table:table-cell table:formula="of:=[.B590]+[.C590]" office:value-type="float" office:value="0.0588011043717804">
            <text:p>0,06</text:p>
          </table:table-cell>
          <table:table-cell table:number-columns-repeated="1020"/>
        </table:table-row>
        <table:table-row table:style-name="ro2">
          <table:table-cell table:formula="of:=[.A590]+[.$J$2]" office:value-type="float" office:value="58900">
            <text:p>58900</text:p>
          </table:table-cell>
          <table:table-cell table:formula="of:=[.$G$2]*SIN(-2*3.14159*[.$A591]*[.$G$3])" office:value-type="float" office:value="-0.63592815466974">
            <text:p>-0,64</text:p>
          </table:table-cell>
          <table:table-cell table:formula="of:=[.$G$4]*SIN(-2*3.14159*[.$A591]*[.$G$11])" office:value-type="float" office:value="0.694359855862753">
            <text:p>0,69</text:p>
          </table:table-cell>
          <table:table-cell table:formula="of:=[.B591]+[.C591]" office:value-type="float" office:value="0.0584317011930133">
            <text:p>0,06</text:p>
          </table:table-cell>
          <table:table-cell table:number-columns-repeated="1020"/>
        </table:table-row>
        <table:table-row table:style-name="ro2">
          <table:table-cell table:formula="of:=[.A591]+[.$J$2]" office:value-type="float" office:value="59000">
            <text:p>59000</text:p>
          </table:table-cell>
          <table:table-cell table:formula="of:=[.$G$2]*SIN(-2*3.14159*[.$A592]*[.$G$3])" office:value-type="float" office:value="-0.44008623407578">
            <text:p>-0,44</text:p>
          </table:table-cell>
          <table:table-cell table:formula="of:=[.$G$4]*SIN(-2*3.14159*[.$A592]*[.$G$11])" office:value-type="float" office:value="0.485974803525444">
            <text:p>0,49</text:p>
          </table:table-cell>
          <table:table-cell table:formula="of:=[.B592]+[.C592]" office:value-type="float" office:value="0.045888569449664">
            <text:p>0,05</text:p>
          </table:table-cell>
          <table:table-cell table:number-columns-repeated="1020"/>
        </table:table-row>
        <table:table-row table:style-name="ro2">
          <table:table-cell table:formula="of:=[.A592]+[.$J$2]" office:value-type="float" office:value="59100">
            <text:p>59100</text:p>
          </table:table-cell>
          <table:table-cell table:formula="of:=[.$G$2]*SIN(-2*3.14159*[.$A593]*[.$G$3])" office:value-type="float" office:value="-0.220355379033409">
            <text:p>-0,22</text:p>
          </table:table-cell>
          <table:table-cell table:formula="of:=[.$G$4]*SIN(-2*3.14159*[.$A593]*[.$G$11])" office:value-type="float" office:value="0.244909507087743">
            <text:p>0,24</text:p>
          </table:table-cell>
          <table:table-cell table:formula="of:=[.B593]+[.C593]" office:value-type="float" office:value="0.0245541280543343">
            <text:p>0,02</text:p>
          </table:table-cell>
          <table:table-cell table:number-columns-repeated="1020"/>
        </table:table-row>
        <table:table-row table:style-name="ro2">
          <table:table-cell table:formula="of:=[.A593]+[.$J$2]" office:value-type="float" office:value="59200">
            <text:p>59200</text:p>
          </table:table-cell>
          <table:table-cell table:formula="of:=[.$G$2]*SIN(-2*3.14159*[.$A594]*[.$G$3])" office:value-type="float" office:value="0.0113368820456436">
            <text:p>0,01</text:p>
          </table:table-cell>
          <table:table-cell table:formula="of:=[.$G$4]*SIN(-2*3.14159*[.$A594]*[.$G$11])" office:value-type="float" office:value="-0.012625085591411">
            <text:p>-0,01</text:p>
          </table:table-cell>
          <table:table-cell table:formula="of:=[.B594]+[.C594]" office:value-type="float" office:value="-0.0012882035457674">
            <text:p>0,00</text:p>
          </table:table-cell>
          <table:table-cell table:number-columns-repeated="1020"/>
        </table:table-row>
        <table:table-row table:style-name="ro2">
          <table:table-cell table:formula="of:=[.A594]+[.$J$2]" office:value-type="float" office:value="59300">
            <text:p>59300</text:p>
          </table:table-cell>
          <table:table-cell table:formula="of:=[.$G$2]*SIN(-2*3.14159*[.$A595]*[.$G$3])" office:value-type="float" office:value="0.242413750616772">
            <text:p>0,24</text:p>
          </table:table-cell>
          <table:table-cell table:formula="of:=[.$G$4]*SIN(-2*3.14159*[.$A595]*[.$G$11])" office:value-type="float" office:value="-0.269310712031465">
            <text:p>-0,27</text:p>
          </table:table-cell>
          <table:table-cell table:formula="of:=[.B595]+[.C595]" office:value-type="float" office:value="-0.0268969614146934">
            <text:p>-0,03</text:p>
          </table:table-cell>
          <table:table-cell table:number-columns-repeated="1020"/>
        </table:table-row>
        <table:table-row table:style-name="ro2">
          <table:table-cell table:formula="of:=[.A595]+[.$J$2]" office:value-type="float" office:value="59400">
            <text:p>59400</text:p>
          </table:table-cell>
          <table:table-cell table:formula="of:=[.$G$2]*SIN(-2*3.14159*[.$A596]*[.$G$3])" office:value-type="float" office:value="0.460331806625003">
            <text:p>0,46</text:p>
          </table:table-cell>
          <table:table-cell table:formula="of:=[.$G$4]*SIN(-2*3.14159*[.$A596]*[.$G$11])" office:value-type="float" office:value="-0.507886086279967">
            <text:p>-0,51</text:p>
          </table:table-cell>
          <table:table-cell table:formula="of:=[.B596]+[.C596]" office:value-type="float" office:value="-0.0475542796549638">
            <text:p>-0,05</text:p>
          </table:table-cell>
          <table:table-cell table:number-columns-repeated="1020"/>
        </table:table-row>
        <table:table-row table:style-name="ro2">
          <table:table-cell table:formula="of:=[.A596]+[.$J$2]" office:value-type="float" office:value="59500">
            <text:p>59500</text:p>
          </table:table-cell>
          <table:table-cell table:formula="of:=[.$G$2]*SIN(-2*3.14159*[.$A597]*[.$G$3])" office:value-type="float" office:value="0.653262003005897">
            <text:p>0,65</text:p>
          </table:table-cell>
          <table:table-cell table:formula="of:=[.$G$4]*SIN(-2*3.14159*[.$A597]*[.$G$11])" office:value-type="float" office:value="-0.712307805674829">
            <text:p>-0,71</text:p>
          </table:table-cell>
          <table:table-cell table:formula="of:=[.B597]+[.C597]" office:value-type="float" office:value="-0.0590458026689327">
            <text:p>-0,06</text:p>
          </table:table-cell>
          <table:table-cell table:number-columns-repeated="1020"/>
        </table:table-row>
        <table:table-row table:style-name="ro2">
          <table:table-cell table:formula="of:=[.A597]+[.$J$2]" office:value-type="float" office:value="59600">
            <text:p>59600</text:p>
          </table:table-cell>
          <table:table-cell table:formula="of:=[.$G$2]*SIN(-2*3.14159*[.$A598]*[.$G$3])" office:value-type="float" office:value="0.810731590505514">
            <text:p>0,81</text:p>
          </table:table-cell>
          <table:table-cell table:formula="of:=[.$G$4]*SIN(-2*3.14159*[.$A598]*[.$G$11])" office:value-type="float" office:value="-0.868829172813797">
            <text:p>-0,87</text:p>
          </table:table-cell>
          <table:table-cell table:formula="of:=[.B598]+[.C598]" office:value-type="float" office:value="-0.0580975823082835">
            <text:p>-0,06</text:p>
          </table:table-cell>
          <table:table-cell table:number-columns-repeated="1020"/>
        </table:table-row>
        <table:table-row table:style-name="ro2">
          <table:table-cell table:formula="of:=[.A598]+[.$J$2]" office:value-type="float" office:value="59700">
            <text:p>59700</text:p>
          </table:table-cell>
          <table:table-cell table:formula="of:=[.$G$2]*SIN(-2*3.14159*[.$A599]*[.$G$3])" office:value-type="float" office:value="0.924192791138533">
            <text:p>0,92</text:p>
          </table:table-cell>
          <table:table-cell table:formula="of:=[.$G$4]*SIN(-2*3.14159*[.$A599]*[.$G$11])" office:value-type="float" office:value="-0.966924680546358">
            <text:p>-0,97</text:p>
          </table:table-cell>
          <table:table-cell table:formula="of:=[.B599]+[.C599]" office:value-type="float" office:value="-0.0427318894078247">
            <text:p>-0,04</text:p>
          </table:table-cell>
          <table:table-cell table:number-columns-repeated="1020"/>
        </table:table-row>
        <table:table-row table:style-name="ro2">
          <table:table-cell table:formula="of:=[.A599]+[.$J$2]" office:value-type="float" office:value="59800">
            <text:p>59800</text:p>
          </table:table-cell>
          <table:table-cell table:formula="of:=[.$G$2]*SIN(-2*3.14159*[.$A600]*[.$G$3])" office:value-type="float" office:value="0.987486637949184">
            <text:p>0,99</text:p>
          </table:table-cell>
          <table:table-cell table:formula="of:=[.$G$4]*SIN(-2*3.14159*[.$A600]*[.$G$11])" office:value-type="float" office:value="-0.999997710402566">
            <text:p>-1,00</text:p>
          </table:table-cell>
          <table:table-cell table:formula="of:=[.B600]+[.C600]" office:value-type="float" office:value="-0.0125110724533823">
            <text:p>-0,01</text:p>
          </table:table-cell>
          <table:table-cell table:number-columns-repeated="1020"/>
        </table:table-row>
        <table:table-row table:style-name="ro2">
          <table:table-cell table:formula="of:=[.A600]+[.$J$2]" office:value-type="float" office:value="59900">
            <text:p>59900</text:p>
          </table:table-cell>
          <table:table-cell table:formula="of:=[.$G$2]*SIN(-2*3.14159*[.$A601]*[.$G$3])" office:value-type="float" office:value="0.997177408783334">
            <text:p>1,00</text:p>
          </table:table-cell>
          <table:table-cell table:formula="of:=[.$G$4]*SIN(-2*3.14159*[.$A601]*[.$G$11])" office:value-type="float" office:value="-0.965824210814193">
            <text:p>-0,97</text:p>
          </table:table-cell>
          <table:table-cell table:formula="of:=[.B601]+[.C601]" office:value-type="float" office:value="0.0313531979691418">
            <text:p>0,03</text:p>
          </table:table-cell>
          <table:table-cell table:number-columns-repeated="1020"/>
        </table:table-row>
        <table:table-row table:style-name="ro2">
          <table:table-cell table:formula="of:=[.A601]+[.$J$2]" office:value-type="float" office:value="60000">
            <text:p>60000</text:p>
          </table:table-cell>
          <table:table-cell table:formula="of:=[.$G$2]*SIN(-2*3.14159*[.$A602]*[.$G$3])" office:value-type="float" office:value="0.952739063576095">
            <text:p>0,95</text:p>
          </table:table-cell>
          <table:table-cell table:formula="of:=[.$G$4]*SIN(-2*3.14159*[.$A602]*[.$G$11])" office:value-type="float" office:value="-0.866702251155319">
            <text:p>-0,87</text:p>
          </table:table-cell>
          <table:table-cell table:formula="of:=[.B602]+[.C602]" office:value-type="float" office:value="0.0860368124207758">
            <text:p>0,09</text:p>
          </table:table-cell>
          <table:table-cell table:number-columns-repeated="1020"/>
        </table:table-row>
        <table:table-row table:style-name="ro2">
          <table:table-cell table:formula="of:=[.A602]+[.$J$2]" office:value-type="float" office:value="60100">
            <text:p>60100</text:p>
          </table:table-cell>
          <table:table-cell table:formula="of:=[.$G$2]*SIN(-2*3.14159*[.$A603]*[.$G$3])" office:value-type="float" office:value="0.856583808486749">
            <text:p>0,86</text:p>
          </table:table-cell>
          <table:table-cell table:formula="of:=[.$G$4]*SIN(-2*3.14159*[.$A603]*[.$G$11])" office:value-type="float" office:value="-0.709297431875474">
            <text:p>-0,71</text:p>
          </table:table-cell>
          <table:table-cell table:formula="of:=[.B603]+[.C603]" office:value-type="float" office:value="0.147286376611275">
            <text:p>0,15</text:p>
          </table:table-cell>
          <table:table-cell table:number-columns-repeated="1020"/>
        </table:table-row>
        <table:table-row table:style-name="ro2">
          <table:table-cell table:formula="of:=[.A603]+[.$J$2]" office:value-type="float" office:value="60200">
            <text:p>60200</text:p>
          </table:table-cell>
          <table:table-cell table:formula="of:=[.$G$2]*SIN(-2*3.14159*[.$A604]*[.$G$3])" office:value-type="float" office:value="0.713931199058647">
            <text:p>0,71</text:p>
          </table:table-cell>
          <table:table-cell table:formula="of:=[.$G$4]*SIN(-2*3.14159*[.$A604]*[.$G$11])" office:value-type="float" office:value="-0.50419471274906">
            <text:p>-0,50</text:p>
          </table:table-cell>
          <table:table-cell table:formula="of:=[.B604]+[.C604]" office:value-type="float" office:value="0.209736486309587">
            <text:p>0,21</text:p>
          </table:table-cell>
          <table:table-cell table:number-columns-repeated="1020"/>
        </table:table-row>
        <table:table-row table:style-name="ro2">
          <table:table-cell table:formula="of:=[.A604]+[.$J$2]" office:value-type="float" office:value="60300">
            <text:p>60300</text:p>
          </table:table-cell>
          <table:table-cell table:formula="of:=[.$G$2]*SIN(-2*3.14159*[.$A605]*[.$G$3])" office:value-type="float" office:value="0.532524716771479">
            <text:p>0,53</text:p>
          </table:table-cell>
          <table:table-cell table:formula="of:=[.$G$4]*SIN(-2*3.14159*[.$A605]*[.$G$11])" office:value-type="float" office:value="-0.265186571396195">
            <text:p>-0,27</text:p>
          </table:table-cell>
          <table:table-cell table:formula="of:=[.B605]+[.C605]" office:value-type="float" office:value="0.267338145375284">
            <text:p>0,27</text:p>
          </table:table-cell>
          <table:table-cell table:number-columns-repeated="1020"/>
        </table:table-row>
        <table:table-row table:style-name="ro2">
          <table:table-cell table:formula="of:=[.A605]+[.$J$2]" office:value-type="float" office:value="60400">
            <text:p>60400</text:p>
          </table:table-cell>
          <table:table-cell table:formula="of:=[.$G$2]*SIN(-2*3.14159*[.$A606]*[.$G$3])" office:value-type="float" office:value="0.322211573921044">
            <text:p>0,32</text:p>
          </table:table-cell>
          <table:table-cell table:formula="of:=[.$G$4]*SIN(-2*3.14159*[.$A606]*[.$G$11])" office:value-type="float" office:value="-0.00834554243271134">
            <text:p>-0,01</text:p>
          </table:table-cell>
          <table:table-cell table:formula="of:=[.B606]+[.C606]" office:value-type="float" office:value="0.313866031488333">
            <text:p>0,31</text:p>
          </table:table-cell>
          <table:table-cell table:number-columns-repeated="1020"/>
        </table:table-row>
        <table:table-row table:style-name="ro2">
          <table:table-cell table:formula="of:=[.A606]+[.$J$2]" office:value-type="float" office:value="60500">
            <text:p>60500</text:p>
          </table:table-cell>
          <table:table-cell table:formula="of:=[.$G$2]*SIN(-2*3.14159*[.$A607]*[.$G$3])" office:value-type="float" office:value="0.0944080070075171">
            <text:p>0,09</text:p>
          </table:table-cell>
          <table:table-cell table:formula="of:=[.$G$4]*SIN(-2*3.14159*[.$A607]*[.$G$11])" office:value-type="float" office:value="0.249056725315963">
            <text:p>0,25</text:p>
          </table:table-cell>
          <table:table-cell table:formula="of:=[.B607]+[.C607]" office:value-type="float" office:value="0.34346473232348">
            <text:p>0,34</text:p>
          </table:table-cell>
          <table:table-cell table:number-columns-repeated="1020"/>
        </table:table-row>
        <table:table-row table:style-name="ro2">
          <table:table-cell table:formula="of:=[.A607]+[.$J$2]" office:value-type="float" office:value="60600">
            <text:p>60600</text:p>
          </table:table-cell>
          <table:table-cell table:formula="of:=[.$G$2]*SIN(-2*3.14159*[.$A608]*[.$G$3])" office:value-type="float" office:value="-0.138520247625839">
            <text:p>-0,14</text:p>
          </table:table-cell>
          <table:table-cell table:formula="of:=[.$G$4]*SIN(-2*3.14159*[.$A608]*[.$G$11])" office:value-type="float" office:value="0.489710754305582">
            <text:p>0,49</text:p>
          </table:table-cell>
          <table:table-cell table:formula="of:=[.B608]+[.C608]" office:value-type="float" office:value="0.351190506679743">
            <text:p>0,35</text:p>
          </table:table-cell>
          <table:table-cell table:number-columns-repeated="1020"/>
        </table:table-row>
        <table:table-row table:style-name="ro2">
          <table:table-cell table:formula="of:=[.A608]+[.$J$2]" office:value-type="float" office:value="60700">
            <text:p>60700</text:p>
          </table:table-cell>
          <table:table-cell table:formula="of:=[.$G$2]*SIN(-2*3.14159*[.$A609]*[.$G$3])" office:value-type="float" office:value="-0.363929271050973">
            <text:p>-0,36</text:p>
          </table:table-cell>
          <table:table-cell table:formula="of:=[.$G$4]*SIN(-2*3.14159*[.$A609]*[.$G$11])" office:value-type="float" office:value="0.697433337878934">
            <text:p>0,70</text:p>
          </table:table-cell>
          <table:table-cell table:formula="of:=[.B609]+[.C609]" office:value-type="float" office:value="0.333504066827962">
            <text:p>0,33</text:p>
          </table:table-cell>
          <table:table-cell table:number-columns-repeated="1020"/>
        </table:table-row>
        <table:table-row table:style-name="ro2">
          <table:table-cell table:formula="of:=[.A609]+[.$J$2]" office:value-type="float" office:value="60800">
            <text:p>60800</text:p>
          </table:table-cell>
          <table:table-cell table:formula="of:=[.$G$2]*SIN(-2*3.14159*[.$A610]*[.$G$3])" office:value-type="float" office:value="-0.569583390851895">
            <text:p>-0,57</text:p>
          </table:table-cell>
          <table:table-cell table:formula="of:=[.$G$4]*SIN(-2*3.14159*[.$A610]*[.$G$11])" office:value-type="float" office:value="0.858255868562874">
            <text:p>0,86</text:p>
          </table:table-cell>
          <table:table-cell table:formula="of:=[.B610]+[.C610]" office:value-type="float" office:value="0.288672477710979">
            <text:p>0,29</text:p>
          </table:table-cell>
          <table:table-cell table:number-columns-repeated="1020"/>
        </table:table-row>
        <table:table-row table:style-name="ro2">
          <table:table-cell table:formula="of:=[.A610]+[.$J$2]" office:value-type="float" office:value="60900">
            <text:p>60900</text:p>
          </table:table-cell>
          <table:table-cell table:formula="of:=[.$G$2]*SIN(-2*3.14159*[.$A611]*[.$G$3])" office:value-type="float" office:value="-0.744319170355054">
            <text:p>-0,74</text:p>
          </table:table-cell>
          <table:table-cell table:formula="of:=[.$G$4]*SIN(-2*3.14159*[.$A611]*[.$G$11])" office:value-type="float" office:value="0.961363538566718">
            <text:p>0,96</text:p>
          </table:table-cell>
          <table:table-cell table:formula="of:=[.B611]+[.C611]" office:value-type="float" office:value="0.217044368211664">
            <text:p>0,22</text:p>
          </table:table-cell>
          <table:table-cell table:number-columns-repeated="1020"/>
        </table:table-row>
        <table:table-row table:style-name="ro2">
          <table:table-cell table:formula="of:=[.A611]+[.$J$2]" office:value-type="float" office:value="61000">
            <text:p>61000</text:p>
          </table:table-cell>
          <table:table-cell table:formula="of:=[.$G$2]*SIN(-2*3.14159*[.$A612]*[.$G$3])" office:value-type="float" office:value="-0.87865158662363">
            <text:p>-0,88</text:p>
          </table:table-cell>
          <table:table-cell table:formula="of:=[.$G$4]*SIN(-2*3.14159*[.$A612]*[.$G$11])" office:value-type="float" office:value="0.999822699048326">
            <text:p>1,00</text:p>
          </table:table-cell>
          <table:table-cell table:formula="of:=[.B612]+[.C612]" office:value-type="float" office:value="0.121171112424696">
            <text:p>0,12</text:p>
          </table:table-cell>
          <table:table-cell table:number-columns-repeated="1020"/>
        </table:table-row>
        <table:table-row table:style-name="ro2">
          <table:table-cell table:formula="of:=[.A612]+[.$J$2]" office:value-type="float" office:value="61100">
            <text:p>61100</text:p>
          </table:table-cell>
          <table:table-cell table:formula="of:=[.$G$2]*SIN(-2*3.14159*[.$A613]*[.$G$3])" office:value-type="float" office:value="-0.965288729222416">
            <text:p>-0,97</text:p>
          </table:table-cell>
          <table:table-cell table:formula="of:=[.$G$4]*SIN(-2*3.14159*[.$A613]*[.$G$11])" office:value-type="float" office:value="0.971047106137905">
            <text:p>0,97</text:p>
          </table:table-cell>
          <table:table-cell table:formula="of:=[.B613]+[.C613]" office:value-type="float" office:value="0.00575837691548797">
            <text:p>0,01</text:p>
          </table:table-cell>
          <table:table-cell table:number-columns-repeated="1020"/>
        </table:table-row>
        <table:table-row table:style-name="ro2">
          <table:table-cell table:formula="of:=[.A613]+[.$J$2]" office:value-type="float" office:value="61200">
            <text:p>61200</text:p>
          </table:table-cell>
          <table:table-cell table:formula="of:=[.$G$2]*SIN(-2*3.14159*[.$A614]*[.$G$3])" office:value-type="float" office:value="-0.999527753164163">
            <text:p>-1,00</text:p>
          </table:table-cell>
          <table:table-cell table:formula="of:=[.$G$4]*SIN(-2*3.14159*[.$A614]*[.$G$11])" office:value-type="float" office:value="0.876971816463664">
            <text:p>0,88</text:p>
          </table:table-cell>
          <table:table-cell table:formula="of:=[.B614]+[.C614]" office:value-type="float" office:value="-0.122555936700499">
            <text:p>-0,12</text:p>
          </table:table-cell>
          <table:table-cell table:number-columns-repeated="1020"/>
        </table:table-row>
        <table:table-row table:style-name="ro2">
          <table:table-cell table:formula="of:=[.A614]+[.$J$2]" office:value-type="float" office:value="61300">
            <text:p>61300</text:p>
          </table:table-cell>
          <table:table-cell table:formula="of:=[.$G$2]*SIN(-2*3.14159*[.$A615]*[.$G$3])" office:value-type="float" office:value="-0.979510075815524">
            <text:p>-0,98</text:p>
          </table:table-cell>
          <table:table-cell table:formula="of:=[.$G$4]*SIN(-2*3.14159*[.$A615]*[.$G$11])" office:value-type="float" office:value="0.72392308068608">
            <text:p>0,72</text:p>
          </table:table-cell>
          <table:table-cell table:formula="of:=[.B615]+[.C615]" office:value-type="float" office:value="-0.255586995129444">
            <text:p>-0,26</text:p>
          </table:table-cell>
          <table:table-cell table:number-columns-repeated="1020"/>
        </table:table-row>
        <table:table-row table:style-name="ro2">
          <table:table-cell table:formula="of:=[.A615]+[.$J$2]" office:value-type="float" office:value="61400">
            <text:p>61400</text:p>
          </table:table-cell>
          <table:table-cell table:formula="of:=[.$G$2]*SIN(-2*3.14159*[.$A616]*[.$G$3])" office:value-type="float" office:value="-0.906322298497267">
            <text:p>-0,91</text:p>
          </table:table-cell>
          <table:table-cell table:formula="of:=[.$G$4]*SIN(-2*3.14159*[.$A616]*[.$G$11])" office:value-type="float" office:value="0.522192918686659">
            <text:p>0,52</text:p>
          </table:table-cell>
          <table:table-cell table:formula="of:=[.B616]+[.C616]" office:value-type="float" office:value="-0.384129379810608">
            <text:p>-0,38</text:p>
          </table:table-cell>
          <table:table-cell table:number-columns-repeated="1020"/>
        </table:table-row>
        <table:table-row table:style-name="ro2">
          <table:table-cell table:formula="of:=[.A616]+[.$J$2]" office:value-type="float" office:value="61500">
            <text:p>61500</text:p>
          </table:table-cell>
          <table:table-cell table:formula="of:=[.$G$2]*SIN(-2*3.14159*[.$A617]*[.$G$3])" office:value-type="float" office:value="-0.783937242751512">
            <text:p>-0,78</text:p>
          </table:table-cell>
          <table:table-cell table:formula="of:=[.$G$4]*SIN(-2*3.14159*[.$A617]*[.$G$11])" office:value-type="float" office:value="0.285347043367379">
            <text:p>0,29</text:p>
          </table:table-cell>
          <table:table-cell table:formula="of:=[.B617]+[.C617]" office:value-type="float" office:value="-0.498590199384132">
            <text:p>-0,50</text:p>
          </table:table-cell>
          <table:table-cell table:number-columns-repeated="1020"/>
        </table:table-row>
        <table:table-row table:style-name="ro2">
          <table:table-cell table:formula="of:=[.A617]+[.$J$2]" office:value-type="float" office:value="61600">
            <text:p>61600</text:p>
          </table:table-cell>
          <table:table-cell table:formula="of:=[.$G$2]*SIN(-2*3.14159*[.$A618]*[.$G$3])" office:value-type="float" office:value="-0.618998224928079">
            <text:p>-0,62</text:p>
          </table:table-cell>
          <table:table-cell table:formula="of:=[.$G$4]*SIN(-2*3.14159*[.$A618]*[.$G$11])" office:value-type="float" office:value="0.0293124705543519">
            <text:p>0,03</text:p>
          </table:table-cell>
          <table:table-cell table:formula="of:=[.B618]+[.C618]" office:value-type="float" office:value="-0.589685754373727">
            <text:p>-0,59</text:p>
          </table:table-cell>
          <table:table-cell table:number-columns-repeated="1020"/>
        </table:table-row>
        <table:table-row table:style-name="ro2">
          <table:table-cell table:formula="of:=[.A618]+[.$J$2]" office:value-type="float" office:value="61700">
            <text:p>61700</text:p>
          </table:table-cell>
          <table:table-cell table:formula="of:=[.$G$2]*SIN(-2*3.14159*[.$A619]*[.$G$3])" office:value-type="float" office:value="-0.420458560828532">
            <text:p>-0,42</text:p>
          </table:table-cell>
          <table:table-cell table:formula="of:=[.$G$4]*SIN(-2*3.14159*[.$A619]*[.$G$11])" office:value-type="float" office:value="-0.228693211110294">
            <text:p>-0,23</text:p>
          </table:table-cell>
          <table:table-cell table:formula="of:=[.B619]+[.C619]" office:value-type="float" office:value="-0.649151771938825">
            <text:p>-0,65</text:p>
          </table:table-cell>
          <table:table-cell table:number-columns-repeated="1020"/>
        </table:table-row>
        <table:table-row table:style-name="ro2">
          <table:table-cell table:formula="of:=[.A619]+[.$J$2]" office:value-type="float" office:value="61800">
            <text:p>61800</text:p>
          </table:table-cell>
          <table:table-cell table:formula="of:=[.$G$2]*SIN(-2*3.14159*[.$A620]*[.$G$3])" office:value-type="float" office:value="-0.199095397944968">
            <text:p>-0,20</text:p>
          </table:table-cell>
          <table:table-cell table:formula="of:=[.$G$4]*SIN(-2*3.14159*[.$A620]*[.$G$11])" office:value-type="float" office:value="-0.471320062598353">
            <text:p>-0,47</text:p>
          </table:table-cell>
          <table:table-cell table:formula="of:=[.B620]+[.C620]" office:value-type="float" office:value="-0.67041546054332">
            <text:p>-0,67</text:p>
          </table:table-cell>
          <table:table-cell table:number-columns-repeated="1020"/>
        </table:table-row>
        <table:table-row table:style-name="ro2">
          <table:table-cell table:formula="of:=[.A620]+[.$J$2]" office:value-type="float" office:value="61900">
            <text:p>61900</text:p>
          </table:table-cell>
          <table:table-cell table:formula="of:=[.$G$2]*SIN(-2*3.14159*[.$A621]*[.$G$3])" office:value-type="float" office:value="0.0330751294118423">
            <text:p>0,03</text:p>
          </table:table-cell>
          <table:table-cell table:formula="of:=[.$G$4]*SIN(-2*3.14159*[.$A621]*[.$G$11])" office:value-type="float" office:value="-0.682252181261958">
            <text:p>-0,68</text:p>
          </table:table-cell>
          <table:table-cell table:formula="of:=[.B621]+[.C621]" office:value-type="float" office:value="-0.649177051850116">
            <text:p>-0,65</text:p>
          </table:table-cell>
          <table:table-cell table:number-columns-repeated="1020"/>
        </table:table-row>
        <table:table-row table:style-name="ro2">
          <table:table-cell table:formula="of:=[.A621]+[.$J$2]" office:value-type="float" office:value="62000">
            <text:p>62000</text:p>
          </table:table-cell>
          <table:table-cell table:formula="of:=[.$G$2]*SIN(-2*3.14159*[.$A622]*[.$G$3])" office:value-type="float" office:value="0.263450261283658">
            <text:p>0,26</text:p>
          </table:table-cell>
          <table:table-cell table:formula="of:=[.$G$4]*SIN(-2*3.14159*[.$A622]*[.$G$11])" office:value-type="float" office:value="-0.847305145597538">
            <text:p>-0,85</text:p>
          </table:table-cell>
          <table:table-cell table:formula="of:=[.B622]+[.C622]" office:value-type="float" office:value="-0.58385488431388">
            <text:p>-0,58</text:p>
          </table:table-cell>
          <table:table-cell table:number-columns-repeated="1020"/>
        </table:table-row>
        <table:table-row table:style-name="ro2">
          <table:table-cell table:formula="of:=[.A622]+[.$J$2]" office:value-type="float" office:value="62100">
            <text:p>62100</text:p>
          </table:table-cell>
          <table:table-cell table:formula="of:=[.$G$2]*SIN(-2*3.14159*[.$A623]*[.$G$3])" office:value-type="float" office:value="0.479524669831519">
            <text:p>0,48</text:p>
          </table:table-cell>
          <table:table-cell table:formula="of:=[.$G$4]*SIN(-2*3.14159*[.$A623]*[.$G$11])" office:value-type="float" office:value="-0.955379618461395">
            <text:p>-0,96</text:p>
          </table:table-cell>
          <table:table-cell table:formula="of:=[.B623]+[.C623]" office:value-type="float" office:value="-0.475854948629877">
            <text:p>-0,48</text:p>
          </table:table-cell>
          <table:table-cell table:number-columns-repeated="1020"/>
        </table:table-row>
        <table:table-row table:style-name="ro2">
          <table:table-cell table:formula="of:=[.A623]+[.$J$2]" office:value-type="float" office:value="62200">
            <text:p>62200</text:p>
          </table:table-cell>
          <table:table-cell table:formula="of:=[.$G$2]*SIN(-2*3.14159*[.$A624]*[.$G$3])" office:value-type="float" office:value="0.669569385024425">
            <text:p>0,67</text:p>
          </table:table-cell>
          <table:table-cell table:formula="of:=[.$G$4]*SIN(-2*3.14159*[.$A624]*[.$G$11])" office:value-type="float" office:value="-0.999207996412108">
            <text:p>-1,00</text:p>
          </table:table-cell>
          <table:table-cell table:formula="of:=[.B624]+[.C624]" office:value-type="float" office:value="-0.329638611387683">
            <text:p>-0,33</text:p>
          </table:table-cell>
          <table:table-cell table:number-columns-repeated="1020"/>
        </table:table-row>
        <table:table-row table:style-name="ro2">
          <table:table-cell table:formula="of:=[.A624]+[.$J$2]" office:value-type="float" office:value="62300">
            <text:p>62300</text:p>
          </table:table-cell>
          <table:table-cell table:formula="of:=[.$G$2]*SIN(-2*3.14159*[.$A625]*[.$G$3])" office:value-type="float" office:value="0.823268288978363">
            <text:p>0,82</text:p>
          </table:table-cell>
          <table:table-cell table:formula="of:=[.$G$4]*SIN(-2*3.14159*[.$A625]*[.$G$11])" office:value-type="float" office:value="-0.97584295707595">
            <text:p>-0,98</text:p>
          </table:table-cell>
          <table:table-cell table:formula="of:=[.B625]+[.C625]" office:value-type="float" office:value="-0.152574668097587">
            <text:p>-0,15</text:p>
          </table:table-cell>
          <table:table-cell table:number-columns-repeated="1020"/>
        </table:table-row>
        <table:table-row table:style-name="ro2">
          <table:table-cell table:formula="of:=[.A625]+[.$J$2]" office:value-type="float" office:value="62400">
            <text:p>62400</text:p>
          </table:table-cell>
          <table:table-cell table:formula="of:=[.$G$2]*SIN(-2*3.14159*[.$A626]*[.$G$3])" office:value-type="float" office:value="0.932278284283563">
            <text:p>0,93</text:p>
          </table:table-cell>
          <table:table-cell table:formula="of:=[.$G$4]*SIN(-2*3.14159*[.$A626]*[.$G$11])" office:value-type="float" office:value="-0.886855702760898">
            <text:p>-0,89</text:p>
          </table:table-cell>
          <table:table-cell table:formula="of:=[.B626]+[.C626]" office:value-type="float" office:value="0.0454225815226659">
            <text:p>0,05</text:p>
          </table:table-cell>
          <table:table-cell table:number-columns-repeated="1020"/>
        </table:table-row>
        <table:table-row table:style-name="ro2">
          <table:table-cell table:formula="of:=[.A626]+[.$J$2]" office:value-type="float" office:value="62500">
            <text:p>62500</text:p>
          </table:table-cell>
          <table:table-cell table:formula="of:=[.$G$2]*SIN(-2*3.14159*[.$A627]*[.$G$3])" office:value-type="float" office:value="0.990682026903583">
            <text:p>0,99</text:p>
          </table:table-cell>
          <table:table-cell table:formula="of:=[.$G$4]*SIN(-2*3.14159*[.$A627]*[.$G$11])" office:value-type="float" office:value="-0.738230370383913">
            <text:p>-0,74</text:p>
          </table:table-cell>
          <table:table-cell table:formula="of:=[.B627]+[.C627]" office:value-type="float" office:value="0.25245165651967">
            <text:p>0,25</text:p>
          </table:table-cell>
          <table:table-cell table:number-columns-repeated="1020"/>
        </table:table-row>
        <table:table-row table:style-name="ro2">
          <table:table-cell table:formula="of:=[.A627]+[.$J$2]" office:value-type="float" office:value="62600">
            <text:p>62600</text:p>
          </table:table-cell>
          <table:table-cell table:formula="of:=[.$G$2]*SIN(-2*3.14159*[.$A628]*[.$G$3])" office:value-type="float" office:value="0.995309239749653">
            <text:p>1,00</text:p>
          </table:table-cell>
          <table:table-cell table:formula="of:=[.$G$4]*SIN(-2*3.14159*[.$A628]*[.$G$11])" office:value-type="float" office:value="-0.539961480234232">
            <text:p>-0,54</text:p>
          </table:table-cell>
          <table:table-cell table:formula="of:=[.B628]+[.C628]" office:value-type="float" office:value="0.455347759515421">
            <text:p>0,46</text:p>
          </table:table-cell>
          <table:table-cell table:number-columns-repeated="1020"/>
        </table:table-row>
        <table:table-row table:style-name="ro2">
          <table:table-cell table:formula="of:=[.A628]+[.$J$2]" office:value-type="float" office:value="62700">
            <text:p>62700</text:p>
          </table:table-cell>
          <table:table-cell table:formula="of:=[.$G$2]*SIN(-2*3.14159*[.$A629]*[.$G$3])" office:value-type="float" office:value="0.945908745759861">
            <text:p>0,95</text:p>
          </table:table-cell>
          <table:table-cell table:formula="of:=[.$G$4]*SIN(-2*3.14159*[.$A629]*[.$G$11])" office:value-type="float" office:value="-0.305381971368341">
            <text:p>-0,31</text:p>
          </table:table-cell>
          <table:table-cell table:formula="of:=[.B629]+[.C629]" office:value-type="float" office:value="0.640526774391519">
            <text:p>0,64</text:p>
          </table:table-cell>
          <table:table-cell table:number-columns-repeated="1020"/>
        </table:table-row>
        <table:table-row table:style-name="ro2">
          <table:table-cell table:formula="of:=[.A629]+[.$J$2]" office:value-type="float" office:value="62800">
            <text:p>62800</text:p>
          </table:table-cell>
          <table:table-cell table:formula="of:=[.$G$2]*SIN(-2*3.14159*[.$A630]*[.$G$3])" office:value-type="float" office:value="0.845162106889722">
            <text:p>0,85</text:p>
          </table:table-cell>
          <table:table-cell table:formula="of:=[.$G$4]*SIN(-2*3.14159*[.$A630]*[.$G$11])" office:value-type="float" office:value="-0.0502665377539835">
            <text:p>-0,05</text:p>
          </table:table-cell>
          <table:table-cell table:formula="of:=[.B630]+[.C630]" office:value-type="float" office:value="0.794895569135738">
            <text:p>0,79</text:p>
          </table:table-cell>
          <table:table-cell table:number-columns-repeated="1020"/>
        </table:table-row>
        <table:table-row table:style-name="ro2">
          <table:table-cell table:formula="of:=[.A630]+[.$J$2]" office:value-type="float" office:value="62900">
            <text:p>62900</text:p>
          </table:table-cell>
          <table:table-cell table:formula="of:=[.$G$2]*SIN(-2*3.14159*[.$A631]*[.$G$3])" office:value-type="float" office:value="0.698538110850316">
            <text:p>0,70</text:p>
          </table:table-cell>
          <table:table-cell table:formula="of:=[.$G$4]*SIN(-2*3.14159*[.$A631]*[.$G$11])" office:value-type="float" office:value="0.208229124661897">
            <text:p>0,21</text:p>
          </table:table-cell>
          <table:table-cell table:formula="of:=[.B631]+[.C631]" office:value-type="float" office:value="0.906767235512213">
            <text:p>0,91</text:p>
          </table:table-cell>
          <table:table-cell table:number-columns-repeated="1020"/>
        </table:table-row>
        <table:table-row table:style-name="ro2">
          <table:table-cell table:formula="of:=[.A631]+[.$J$2]" office:value-type="float" office:value="63000">
            <text:p>63000</text:p>
          </table:table-cell>
          <table:table-cell table:formula="of:=[.$G$2]*SIN(-2*3.14159*[.$A632]*[.$G$3])" office:value-type="float" office:value="0.513995814278333">
            <text:p>0,51</text:p>
          </table:table-cell>
          <table:table-cell table:formula="of:=[.$G$4]*SIN(-2*3.14159*[.$A632]*[.$G$11])" office:value-type="float" office:value="0.452722098819042">
            <text:p>0,45</text:p>
          </table:table-cell>
          <table:table-cell table:formula="of:=[.B632]+[.C632]" office:value-type="float" office:value="0.966717913097375">
            <text:p>0,97</text:p>
          </table:table-cell>
          <table:table-cell table:number-columns-repeated="1020"/>
        </table:table-row>
        <table:table-row table:style-name="ro2">
          <table:table-cell table:formula="of:=[.A632]+[.$J$2]" office:value-type="float" office:value="63100">
            <text:p>63100</text:p>
          </table:table-cell>
          <table:table-cell table:formula="of:=[.$G$2]*SIN(-2*3.14159*[.$A633]*[.$G$3])" office:value-type="float" office:value="0.301552649566412">
            <text:p>0,30</text:p>
          </table:table-cell>
          <table:table-cell table:formula="of:=[.$G$4]*SIN(-2*3.14159*[.$A633]*[.$G$11])" office:value-type="float" office:value="0.666771013323098">
            <text:p>0,67</text:p>
          </table:table-cell>
          <table:table-cell table:formula="of:=[.B633]+[.C633]" office:value-type="float" office:value="0.96832366288951">
            <text:p>0,97</text:p>
          </table:table-cell>
          <table:table-cell table:number-columns-repeated="1020"/>
        </table:table-row>
        <table:table-row table:style-name="ro2">
          <table:table-cell table:formula="of:=[.A633]+[.$J$2]" office:value-type="float" office:value="63200">
            <text:p>63200</text:p>
          </table:table-cell>
          <table:table-cell table:formula="of:=[.$G$2]*SIN(-2*3.14159*[.$A634]*[.$G$3])" office:value-type="float" office:value="0.0727404752485752">
            <text:p>0,07</text:p>
          </table:table-cell>
          <table:table-cell table:formula="of:=[.$G$4]*SIN(-2*3.14159*[.$A634]*[.$G$11])" office:value-type="float" office:value="0.83598178858564">
            <text:p>0,84</text:p>
          </table:table-cell>
          <table:table-cell table:formula="of:=[.B634]+[.C634]" office:value-type="float" office:value="0.908722263834215">
            <text:p>0,91</text:p>
          </table:table-cell>
          <table:table-cell table:number-columns-repeated="1020"/>
        </table:table-row>
        <table:table-row table:style-name="ro2">
          <table:table-cell table:formula="of:=[.A634]+[.$J$2]" office:value-type="float" office:value="63300">
            <text:p>63300</text:p>
          </table:table-cell>
          <table:table-cell table:formula="of:=[.$G$2]*SIN(-2*3.14159*[.$A635]*[.$G$3])" office:value-type="float" office:value="-0.160020222420795">
            <text:p>-0,16</text:p>
          </table:table-cell>
          <table:table-cell table:formula="of:=[.$G$4]*SIN(-2*3.14159*[.$A635]*[.$G$11])" office:value-type="float" office:value="0.948975551774467">
            <text:p>0,95</text:p>
          </table:table-cell>
          <table:table-cell table:formula="of:=[.B635]+[.C635]" office:value-type="float" office:value="0.788955329353672">
            <text:p>0,79</text:p>
          </table:table-cell>
          <table:table-cell table:number-columns-repeated="1020"/>
        </table:table-row>
        <table:table-row table:style-name="ro2">
          <table:table-cell table:formula="of:=[.A635]+[.$J$2]" office:value-type="float" office:value="63400">
            <text:p>63400</text:p>
          </table:table-cell>
          <table:table-cell table:formula="of:=[.$G$2]*SIN(-2*3.14159*[.$A636]*[.$G$3])" office:value-type="float" office:value="-0.384094647656738">
            <text:p>-0,38</text:p>
          </table:table-cell>
          <table:table-cell table:formula="of:=[.$G$4]*SIN(-2*3.14159*[.$A636]*[.$G$11])" office:value-type="float" office:value="0.998153872821233">
            <text:p>1,00</text:p>
          </table:table-cell>
          <table:table-cell table:formula="of:=[.B636]+[.C636]" office:value-type="float" office:value="0.614059225164495">
            <text:p>0,61</text:p>
          </table:table-cell>
          <table:table-cell table:number-columns-repeated="1020"/>
        </table:table-row>
        <table:table-row table:style-name="ro2">
          <table:table-cell table:formula="of:=[.A636]+[.$J$2]" office:value-type="float" office:value="63500">
            <text:p>63500</text:p>
          </table:table-cell>
          <table:table-cell table:formula="of:=[.$G$2]*SIN(-2*3.14159*[.$A637]*[.$G$3])" office:value-type="float" office:value="-0.587319491764191">
            <text:p>-0,59</text:p>
          </table:table-cell>
          <table:table-cell table:formula="of:=[.$G$4]*SIN(-2*3.14159*[.$A637]*[.$G$11])" office:value-type="float" office:value="0.980209656385512">
            <text:p>0,98</text:p>
          </table:table-cell>
          <table:table-cell table:formula="of:=[.B637]+[.C637]" office:value-type="float" office:value="0.39289016462132">
            <text:p>0,39</text:p>
          </table:table-cell>
          <table:table-cell table:number-columns-repeated="1020"/>
        </table:table-row>
        <table:table-row table:style-name="ro2">
          <table:table-cell table:formula="of:=[.A637]+[.$J$2]" office:value-type="float" office:value="63600">
            <text:p>63600</text:p>
          </table:table-cell>
          <table:table-cell table:formula="of:=[.$G$2]*SIN(-2*3.14159*[.$A638]*[.$G$3])" office:value-type="float" office:value="-0.758663285898186">
            <text:p>-0,76</text:p>
          </table:table-cell>
          <table:table-cell table:formula="of:=[.$G$4]*SIN(-2*3.14159*[.$A638]*[.$G$11])" office:value-type="float" office:value="0.896349591509042">
            <text:p>0,90</text:p>
          </table:table-cell>
          <table:table-cell table:formula="of:=[.B638]+[.C638]" office:value-type="float" office:value="0.137686305610855">
            <text:p>0,14</text:p>
          </table:table-cell>
          <table:table-cell table:number-columns-repeated="1020"/>
        </table:table-row>
        <table:table-row table:style-name="ro2">
          <table:table-cell table:formula="of:=[.A638]+[.$J$2]" office:value-type="float" office:value="63700">
            <text:p>63700</text:p>
          </table:table-cell>
          <table:table-cell table:formula="of:=[.$G$2]*SIN(-2*3.14159*[.$A639]*[.$G$3])" office:value-type="float" office:value="-0.888825046460276">
            <text:p>-0,89</text:p>
          </table:table-cell>
          <table:table-cell table:formula="of:=[.$G$4]*SIN(-2*3.14159*[.$A639]*[.$G$11])" office:value-type="float" office:value="0.752213009062862">
            <text:p>0,75</text:p>
          </table:table-cell>
          <table:table-cell table:formula="of:=[.B639]+[.C639]" office:value-type="float" office:value="-0.136612037397414">
            <text:p>-0,14</text:p>
          </table:table-cell>
          <table:table-cell table:number-columns-repeated="1020"/>
        </table:table-row>
        <table:table-row table:style-name="ro2">
          <table:table-cell table:formula="of:=[.A639]+[.$J$2]" office:value-type="float" office:value="63800">
            <text:p>63800</text:p>
          </table:table-cell>
          <table:table-cell table:formula="of:=[.$G$2]*SIN(-2*3.14159*[.$A640]*[.$G$3])" office:value-type="float" office:value="-0.970739321326469">
            <text:p>-0,97</text:p>
          </table:table-cell>
          <table:table-cell table:formula="of:=[.$G$4]*SIN(-2*3.14159*[.$A640]*[.$G$11])" office:value-type="float" office:value="0.557492558583383">
            <text:p>0,56</text:p>
          </table:table-cell>
          <table:table-cell table:formula="of:=[.B640]+[.C640]" office:value-type="float" office:value="-0.413246762743086">
            <text:p>-0,41</text:p>
          </table:table-cell>
          <table:table-cell table:number-columns-repeated="1020"/>
        </table:table-row>
        <table:table-row table:style-name="ro2">
          <table:table-cell table:formula="of:=[.A640]+[.$J$2]" office:value-type="float" office:value="63900">
            <text:p>63900</text:p>
          </table:table-cell>
          <table:table-cell table:formula="of:=[.$G$2]*SIN(-2*3.14159*[.$A641]*[.$G$3])" office:value-type="float" office:value="-0.99995959213373">
            <text:p>-1,00</text:p>
          </table:table-cell>
          <table:table-cell table:formula="of:=[.$G$4]*SIN(-2*3.14159*[.$A641]*[.$G$11])" office:value-type="float" office:value="0.325282630330995">
            <text:p>0,33</text:p>
          </table:table-cell>
          <table:table-cell table:formula="of:=[.B641]+[.C641]" office:value-type="float" office:value="-0.674676961802735">
            <text:p>-0,67</text:p>
          </table:table-cell>
          <table:table-cell table:number-columns-repeated="1020"/>
        </table:table-row>
        <table:table-row table:style-name="ro2">
          <table:table-cell table:formula="of:=[.A641]+[.$J$2]" office:value-type="float" office:value="64000">
            <text:p>64000</text:p>
          </table:table-cell>
          <table:table-cell table:formula="of:=[.$G$2]*SIN(-2*3.14159*[.$A642]*[.$G$3])" office:value-type="float" office:value="-0.974899721574548">
            <text:p>-0,97</text:p>
          </table:table-cell>
          <table:table-cell table:formula="of:=[.$G$4]*SIN(-2*3.14159*[.$A642]*[.$G$11])" office:value-type="float" office:value="0.0711984992758317">
            <text:p>0,07</text:p>
          </table:table-cell>
          <table:table-cell table:formula="of:=[.B642]+[.C642]" office:value-type="float" office:value="-0.903701222298716">
            <text:p>-0,90</text:p>
          </table:table-cell>
          <table:table-cell table:number-columns-repeated="1020"/>
        </table:table-row>
        <table:table-row table:style-name="ro2">
          <table:table-cell table:formula="of:=[.A642]+[.$J$2]" office:value-type="float" office:value="64100">
            <text:p>64100</text:p>
          </table:table-cell>
          <table:table-cell table:formula="of:=[.$G$2]*SIN(-2*3.14159*[.$A643]*[.$G$3])" office:value-type="float" office:value="-0.896920024133775">
            <text:p>-0,90</text:p>
          </table:table-cell>
          <table:table-cell table:formula="of:=[.$G$4]*SIN(-2*3.14159*[.$A643]*[.$G$11])" office:value-type="float" office:value="-0.187673465446794">
            <text:p>-0,19</text:p>
          </table:table-cell>
          <table:table-cell table:formula="of:=[.B643]+[.C643]" office:value-type="float" office:value="-1.08459348958057">
            <text:p>-1,08</text:p>
          </table:table-cell>
          <table:table-cell table:number-columns-repeated="1020"/>
        </table:table-row>
        <table:table-row table:style-name="ro2">
          <table:table-cell table:formula="of:=[.A643]+[.$J$2]" office:value-type="float" office:value="64200">
            <text:p>64200</text:p>
          </table:table-cell>
          <table:table-cell table:formula="of:=[.$G$2]*SIN(-2*3.14159*[.$A644]*[.$G$3])" office:value-type="float" office:value="-0.770253400599877">
            <text:p>-0,77</text:p>
          </table:table-cell>
          <table:table-cell table:formula="of:=[.$G$4]*SIN(-2*3.14159*[.$A644]*[.$G$11])" office:value-type="float" office:value="-0.433925068630669">
            <text:p>-0,43</text:p>
          </table:table-cell>
          <table:table-cell table:formula="of:=[.B644]+[.C644]" office:value-type="float" office:value="-1.20417846923055">
            <text:p>-1,20</text:p>
          </table:table-cell>
          <table:table-cell table:number-columns-repeated="1020"/>
        </table:table-row>
        <table:table-row table:style-name="ro2">
          <table:table-cell table:formula="of:=[.A644]+[.$J$2]" office:value-type="float" office:value="64300">
            <text:p>64300</text:p>
          </table:table-cell>
          <table:table-cell table:formula="of:=[.$G$2]*SIN(-2*3.14159*[.$A645]*[.$G$3])" office:value-type="float" office:value="-0.601775642383412">
            <text:p>-0,60</text:p>
          </table:table-cell>
          <table:table-cell table:formula="of:=[.$G$4]*SIN(-2*3.14159*[.$A645]*[.$G$11])" office:value-type="float" office:value="-0.650996598204481">
            <text:p>-0,65</text:p>
          </table:table-cell>
          <table:table-cell table:formula="of:=[.B645]+[.C645]" office:value-type="float" office:value="-1.25277224058789">
            <text:p>-1,25</text:p>
          </table:table-cell>
          <table:table-cell table:number-columns-repeated="1020"/>
        </table:table-row>
        <table:table-row table:style-name="ro2">
          <table:table-cell table:formula="of:=[.A645]+[.$J$2]" office:value-type="float" office:value="64400">
            <text:p>64400</text:p>
          </table:table-cell>
          <table:table-cell table:formula="of:=[.$G$2]*SIN(-2*3.14159*[.$A646]*[.$G$3])" office:value-type="float" office:value="-0.400632073959831">
            <text:p>-0,40</text:p>
          </table:table-cell>
          <table:table-cell table:formula="of:=[.$G$4]*SIN(-2*3.14159*[.$A646]*[.$G$11])" office:value-type="float" office:value="-0.824290792486649">
            <text:p>-0,82</text:p>
          </table:table-cell>
          <table:table-cell table:formula="of:=[.B646]+[.C646]" office:value-type="float" office:value="-1.22492286644648">
            <text:p>-1,22</text:p>
          </table:table-cell>
          <table:table-cell table:number-columns-repeated="1020"/>
        </table:table-row>
        <table:table-row table:style-name="ro2">
          <table:table-cell table:formula="of:=[.A646]+[.$J$2]" office:value-type="float" office:value="64500">
            <text:p>64500</text:p>
          </table:table-cell>
          <table:table-cell table:formula="of:=[.$G$2]*SIN(-2*3.14159*[.$A647]*[.$G$3])" office:value-type="float" office:value="-0.177741287626543">
            <text:p>-0,18</text:p>
          </table:table-cell>
          <table:table-cell table:formula="of:=[.$G$4]*SIN(-2*3.14159*[.$A647]*[.$G$11])" office:value-type="float" office:value="-0.942154154817559">
            <text:p>-0,94</text:p>
          </table:table-cell>
          <table:table-cell table:formula="of:=[.B647]+[.C647]" office:value-type="float" office:value="-1.1198954424441">
            <text:p>-1,12</text:p>
          </table:table-cell>
          <table:table-cell table:number-columns-repeated="1020"/>
        </table:table-row>
        <table:table-row table:style-name="ro2">
          <table:table-cell table:formula="of:=[.A647]+[.$J$2]" office:value-type="float" office:value="64600">
            <text:p>64600</text:p>
          </table:table-cell>
          <table:table-cell table:formula="of:=[.$G$2]*SIN(-2*3.14159*[.$A648]*[.$G$3])" office:value-type="float" office:value="0.0547977393675568">
            <text:p>0,05</text:p>
          </table:table-cell>
          <table:table-cell table:formula="of:=[.$G$4]*SIN(-2*3.14159*[.$A648]*[.$G$11])" office:value-type="float" office:value="-0.996660794280301">
            <text:p>-1,00</text:p>
          </table:table-cell>
          <table:table-cell table:formula="of:=[.B648]+[.C648]" office:value-type="float" office:value="-0.941863054912744">
            <text:p>-0,94</text:p>
          </table:table-cell>
          <table:table-cell table:number-columns-repeated="1020"/>
        </table:table-row>
        <table:table-row table:style-name="ro2">
          <table:table-cell table:formula="of:=[.A648]+[.$J$2]" office:value-type="float" office:value="64700">
            <text:p>64700</text:p>
          </table:table-cell>
          <table:table-cell table:formula="of:=[.$G$2]*SIN(-2*3.14159*[.$A649]*[.$G$3])" office:value-type="float" office:value="0.284362216734855">
            <text:p>0,28</text:p>
          </table:table-cell>
          <table:table-cell table:formula="of:=[.$G$4]*SIN(-2*3.14159*[.$A649]*[.$G$11])" office:value-type="float" office:value="-0.984145296137234">
            <text:p>-0,98</text:p>
          </table:table-cell>
          <table:table-cell table:formula="of:=[.B649]+[.C649]" office:value-type="float" office:value="-0.699783079402379">
            <text:p>-0,70</text:p>
          </table:table-cell>
          <table:table-cell table:number-columns-repeated="1020"/>
        </table:table-row>
        <table:table-row table:style-name="ro2">
          <table:table-cell table:formula="of:=[.A649]+[.$J$2]" office:value-type="float" office:value="64800">
            <text:p>64800</text:p>
          </table:table-cell>
          <table:table-cell table:formula="of:=[.$G$2]*SIN(-2*3.14159*[.$A650]*[.$G$3])" office:value-type="float" office:value="0.498490821178314">
            <text:p>0,50</text:p>
          </table:table-cell>
          <table:table-cell table:formula="of:=[.$G$4]*SIN(-2*3.14159*[.$A650]*[.$G$11])" office:value-type="float" office:value="-0.905449305916194">
            <text:p>-0,91</text:p>
          </table:table-cell>
          <table:table-cell table:formula="of:=[.B650]+[.C650]" office:value-type="float" office:value="-0.40695848473788">
            <text:p>-0,41</text:p>
          </table:table-cell>
          <table:table-cell table:number-columns-repeated="1020"/>
        </table:table-row>
        <table:table-row table:style-name="ro2">
          <table:table-cell table:formula="of:=[.A650]+[.$J$2]" office:value-type="float" office:value="64900">
            <text:p>64900</text:p>
          </table:table-cell>
          <table:table-cell table:formula="of:=[.$G$2]*SIN(-2*3.14159*[.$A651]*[.$G$3])" office:value-type="float" office:value="0.685560204976306">
            <text:p>0,69</text:p>
          </table:table-cell>
          <table:table-cell table:formula="of:=[.$G$4]*SIN(-2*3.14159*[.$A651]*[.$G$11])" office:value-type="float" office:value="-0.765864828425413">
            <text:p>-0,77</text:p>
          </table:table-cell>
          <table:table-cell table:formula="of:=[.B651]+[.C651]" office:value-type="float" office:value="-0.080304623449107">
            <text:p>-0,08</text:p>
          </table:table-cell>
          <table:table-cell table:number-columns-repeated="1020"/>
        </table:table-row>
        <table:table-row table:style-name="ro2">
          <table:table-cell table:formula="of:=[.A651]+[.$J$2]" office:value-type="float" office:value="65000">
            <text:p>65000</text:p>
          </table:table-cell>
          <table:table-cell table:formula="of:=[.$G$2]*SIN(-2*3.14159*[.$A652]*[.$G$3])" office:value-type="float" office:value="0.835415758915988">
            <text:p>0,84</text:p>
          </table:table-cell>
          <table:table-cell table:formula="of:=[.$G$4]*SIN(-2*3.14159*[.$A652]*[.$G$11])" office:value-type="float" office:value="-0.574778518318041">
            <text:p>-0,57</text:p>
          </table:table-cell>
          <table:table-cell table:formula="of:=[.B652]+[.C652]" office:value-type="float" office:value="0.260637240597947">
            <text:p>0,26</text:p>
          </table:table-cell>
          <table:table-cell table:number-columns-repeated="1020"/>
        </table:table-row>
        <table:table-row table:style-name="ro2">
          <table:table-cell table:formula="of:=[.A652]+[.$J$2]" office:value-type="float" office:value="65100">
            <text:p>65100</text:p>
          </table:table-cell>
          <table:table-cell table:formula="of:=[.$G$2]*SIN(-2*3.14159*[.$A653]*[.$G$3])" office:value-type="float" office:value="0.939923010650775">
            <text:p>0,94</text:p>
          </table:table-cell>
          <table:table-cell table:formula="of:=[.$G$4]*SIN(-2*3.14159*[.$A653]*[.$G$11])" office:value-type="float" office:value="-0.345040239994137">
            <text:p>-0,35</text:p>
          </table:table-cell>
          <table:table-cell table:formula="of:=[.B653]+[.C653]" office:value-type="float" office:value="0.594882770656637">
            <text:p>0,59</text:p>
          </table:table-cell>
          <table:table-cell table:number-columns-repeated="1020"/>
        </table:table-row>
        <table:table-row table:style-name="ro2">
          <table:table-cell table:formula="of:=[.A653]+[.$J$2]" office:value-type="float" office:value="65200">
            <text:p>65200</text:p>
          </table:table-cell>
          <table:table-cell table:formula="of:=[.$G$2]*SIN(-2*3.14159*[.$A654]*[.$G$3])" office:value-type="float" office:value="0.993409036692444">
            <text:p>0,99</text:p>
          </table:table-cell>
          <table:table-cell table:formula="of:=[.$G$4]*SIN(-2*3.14159*[.$A654]*[.$G$11])" office:value-type="float" office:value="-0.0920991795624619">
            <text:p>-0,09</text:p>
          </table:table-cell>
          <table:table-cell table:formula="of:=[.B654]+[.C654]" office:value-type="float" office:value="0.901309857129982">
            <text:p>0,90</text:p>
          </table:table-cell>
          <table:table-cell table:number-columns-repeated="1020"/>
        </table:table-row>
        <table:table-row table:style-name="ro2">
          <table:table-cell table:formula="of:=[.A654]+[.$J$2]" office:value-type="float" office:value="65300">
            <text:p>65300</text:p>
          </table:table-cell>
          <table:table-cell table:formula="of:=[.$G$2]*SIN(-2*3.14159*[.$A655]*[.$G$3])" office:value-type="float" office:value="0.992970503875648">
            <text:p>0,99</text:p>
          </table:table-cell>
          <table:table-cell table:formula="of:=[.$G$4]*SIN(-2*3.14159*[.$A655]*[.$G$11])" office:value-type="float" office:value="0.16703530259552">
            <text:p>0,17</text:p>
          </table:table-cell>
          <table:table-cell table:formula="of:=[.B655]+[.C655]" office:value-type="float" office:value="1.16000580647117">
            <text:p>1,16</text:p>
          </table:table-cell>
          <table:table-cell table:number-columns-repeated="1020"/>
        </table:table-row>
        <table:table-row table:style-name="ro2">
          <table:table-cell table:formula="of:=[.A655]+[.$J$2]" office:value-type="float" office:value="65400">
            <text:p>65400</text:p>
          </table:table-cell>
          <table:table-cell table:formula="of:=[.$G$2]*SIN(-2*3.14159*[.$A656]*[.$G$3])" office:value-type="float" office:value="0.938631216894085">
            <text:p>0,94</text:p>
          </table:table-cell>
          <table:table-cell table:formula="of:=[.$G$4]*SIN(-2*3.14159*[.$A656]*[.$G$11])" office:value-type="float" office:value="0.41493715784986">
            <text:p>0,41</text:p>
          </table:table-cell>
          <table:table-cell table:formula="of:=[.B656]+[.C656]" office:value-type="float" office:value="1.35356837474395">
            <text:p>1,35</text:p>
          </table:table-cell>
          <table:table-cell table:number-columns-repeated="1020"/>
        </table:table-row>
        <table:table-row table:style-name="ro2">
          <table:table-cell table:formula="of:=[.A656]+[.$J$2]" office:value-type="float" office:value="65500">
            <text:p>65500</text:p>
          </table:table-cell>
          <table:table-cell table:formula="of:=[.$G$2]*SIN(-2*3.14159*[.$A657]*[.$G$3])" office:value-type="float" office:value="0.833340825698416">
            <text:p>0,83</text:p>
          </table:table-cell>
          <table:table-cell table:formula="of:=[.$G$4]*SIN(-2*3.14159*[.$A657]*[.$G$11])" office:value-type="float" office:value="0.634935894797851">
            <text:p>0,63</text:p>
          </table:table-cell>
          <table:table-cell table:formula="of:=[.B657]+[.C657]" office:value-type="float" office:value="1.46827672049627">
            <text:p>1,47</text:p>
          </table:table-cell>
          <table:table-cell table:number-columns-repeated="1020"/>
        </table:table-row>
        <table:table-row table:style-name="ro2">
          <table:table-cell table:formula="of:=[.A657]+[.$J$2]" office:value-type="float" office:value="65600">
            <text:p>65600</text:p>
          </table:table-cell>
          <table:table-cell table:formula="of:=[.$G$2]*SIN(-2*3.14159*[.$A658]*[.$G$3])" office:value-type="float" office:value="0.682814764609064">
            <text:p>0,68</text:p>
          </table:table-cell>
          <table:table-cell table:formula="of:=[.$G$4]*SIN(-2*3.14159*[.$A658]*[.$G$11])" office:value-type="float" office:value="0.812237281256687">
            <text:p>0,81</text:p>
          </table:table-cell>
          <table:table-cell table:formula="of:=[.B658]+[.C658]" office:value-type="float" office:value="1.49505204586575">
            <text:p>1,50</text:p>
          </table:table-cell>
          <table:table-cell table:number-columns-repeated="1020"/>
        </table:table-row>
        <table:table-row table:style-name="ro2">
          <table:table-cell table:formula="of:=[.A658]+[.$J$2]" office:value-type="float" office:value="65700">
            <text:p>65700</text:p>
          </table:table-cell>
          <table:table-cell table:formula="of:=[.$G$2]*SIN(-2*3.14159*[.$A659]*[.$G$3])" office:value-type="float" office:value="0.49522390250063">
            <text:p>0,50</text:p>
          </table:table-cell>
          <table:table-cell table:formula="of:=[.$G$4]*SIN(-2*3.14159*[.$A659]*[.$G$11])" office:value-type="float" office:value="0.934918438007052">
            <text:p>0,93</text:p>
          </table:table-cell>
          <table:table-cell table:formula="of:=[.B659]+[.C659]" office:value-type="float" office:value="1.43014234050768">
            <text:p>1,43</text:p>
          </table:table-cell>
          <table:table-cell table:number-columns-repeated="1020"/>
        </table:table-row>
        <table:table-row table:style-name="ro2">
          <table:table-cell table:formula="of:=[.A659]+[.$J$2]" office:value-type="float" office:value="65800">
            <text:p>65800</text:p>
          </table:table-cell>
          <table:table-cell table:formula="of:=[.$G$2]*SIN(-2*3.14159*[.$A660]*[.$G$3])" office:value-type="float" office:value="0.280751155775236">
            <text:p>0,28</text:p>
          </table:table-cell>
          <table:table-cell table:formula="of:=[.$G$4]*SIN(-2*3.14159*[.$A660]*[.$G$11])" office:value-type="float" office:value="0.994729410100045">
            <text:p>0,99</text:p>
          </table:table-cell>
          <table:table-cell table:formula="of:=[.B660]+[.C660]" office:value-type="float" office:value="1.27548056587528">
            <text:p>1,28</text:p>
          </table:table-cell>
          <table:table-cell table:number-columns-repeated="1020"/>
        </table:table-row>
        <table:table-row table:style-name="ro2">
          <table:table-cell table:formula="of:=[.A660]+[.$J$2]" office:value-type="float" office:value="65900">
            <text:p>65900</text:p>
          </table:table-cell>
          <table:table-cell table:formula="of:=[.$G$2]*SIN(-2*3.14159*[.$A661]*[.$G$3])" office:value-type="float" office:value="0.0510385529160966">
            <text:p>0,05</text:p>
          </table:table-cell>
          <table:table-cell table:formula="of:=[.$G$4]*SIN(-2*3.14159*[.$A661]*[.$G$11])" office:value-type="float" office:value="0.987648139046753">
            <text:p>0,99</text:p>
          </table:table-cell>
          <table:table-cell table:formula="of:=[.B661]+[.C661]" office:value-type="float" office:value="1.03868669196285">
            <text:p>1,04</text:p>
          </table:table-cell>
          <table:table-cell table:number-columns-repeated="1020"/>
        </table:table-row>
        <table:table-row table:style-name="ro2">
          <table:table-cell table:formula="of:=[.A661]+[.$J$2]" office:value-type="float" office:value="66000">
            <text:p>66000</text:p>
          </table:table-cell>
          <table:table-cell table:formula="of:=[.$G$2]*SIN(-2*3.14159*[.$A662]*[.$G$3])" office:value-type="float" office:value="-0.181444542125407">
            <text:p>-0,18</text:p>
          </table:table-cell>
          <table:table-cell table:formula="of:=[.$G$4]*SIN(-2*3.14159*[.$A662]*[.$G$11])" office:value-type="float" office:value="0.914150806264122">
            <text:p>0,91</text:p>
          </table:table-cell>
          <table:table-cell table:formula="of:=[.B662]+[.C662]" office:value-type="float" office:value="0.732706264138715">
            <text:p>0,73</text:p>
          </table:table-cell>
          <table:table-cell table:number-columns-repeated="1020"/>
        </table:table-row>
        <table:table-row table:style-name="ro2">
          <table:table-cell table:formula="of:=[.A662]+[.$J$2]" office:value-type="float" office:value="66100">
            <text:p>66100</text:p>
          </table:table-cell>
          <table:table-cell table:formula="of:=[.$G$2]*SIN(-2*3.14159*[.$A663]*[.$G$3])" office:value-type="float" office:value="-0.40407840248509">
            <text:p>-0,40</text:p>
          </table:table-cell>
          <table:table-cell table:formula="of:=[.$G$4]*SIN(-2*3.14159*[.$A663]*[.$G$11])" office:value-type="float" office:value="0.779179863621444">
            <text:p>0,78</text:p>
          </table:table-cell>
          <table:table-cell table:formula="of:=[.B663]+[.C663]" office:value-type="float" office:value="0.375101461136354">
            <text:p>0,38</text:p>
          </table:table-cell>
          <table:table-cell table:number-columns-repeated="1020"/>
        </table:table-row>
        <table:table-row table:style-name="ro2">
          <table:table-cell table:formula="of:=[.A663]+[.$J$2]" office:value-type="float" office:value="66200">
            <text:p>66200</text:p>
          </table:table-cell>
          <table:table-cell table:formula="of:=[.$G$2]*SIN(-2*3.14159*[.$A664]*[.$G$3])" office:value-type="float" office:value="-0.604777917089381">
            <text:p>-0,60</text:p>
          </table:table-cell>
          <table:table-cell table:formula="of:=[.$G$4]*SIN(-2*3.14159*[.$A664]*[.$G$11])" office:value-type="float" office:value="0.591811683391429">
            <text:p>0,59</text:p>
          </table:table-cell>
          <table:table-cell table:formula="of:=[.B664]+[.C664]" office:value-type="float" office:value="-0.0129662336979515">
            <text:p>-0,01</text:p>
          </table:table-cell>
          <table:table-cell table:number-columns-repeated="1020"/>
        </table:table-row>
        <table:table-row table:style-name="ro2">
          <table:table-cell table:formula="of:=[.A664]+[.$J$2]" office:value-type="float" office:value="66300">
            <text:p>66300</text:p>
          </table:table-cell>
          <table:table-cell table:formula="of:=[.$G$2]*SIN(-2*3.14159*[.$A665]*[.$G$3])" office:value-type="float" office:value="-0.772648697251299">
            <text:p>-0,77</text:p>
          </table:table-cell>
          <table:table-cell table:formula="of:=[.$G$4]*SIN(-2*3.14159*[.$A665]*[.$G$11])" office:value-type="float" office:value="0.364646111568515">
            <text:p>0,36</text:p>
          </table:table-cell>
          <table:table-cell table:formula="of:=[.B665]+[.C665]" office:value-type="float" office:value="-0.408002585682784">
            <text:p>-0,41</text:p>
          </table:table-cell>
          <table:table-cell table:number-columns-repeated="1020"/>
        </table:table-row>
        <table:table-row table:style-name="ro2">
          <table:table-cell table:formula="of:=[.A665]+[.$J$2]" office:value-type="float" office:value="66400">
            <text:p>66400</text:p>
          </table:table-cell>
          <table:table-cell table:formula="of:=[.$G$2]*SIN(-2*3.14159*[.$A666]*[.$G$3])" office:value-type="float" office:value="-0.898578283539">
            <text:p>-0,90</text:p>
          </table:table-cell>
          <table:table-cell table:formula="of:=[.$G$4]*SIN(-2*3.14159*[.$A666]*[.$G$11])" office:value-type="float" office:value="0.112959298123384">
            <text:p>0,11</text:p>
          </table:table-cell>
          <table:table-cell table:formula="of:=[.B666]+[.C666]" office:value-type="float" office:value="-0.785618985415615">
            <text:p>-0,79</text:p>
          </table:table-cell>
          <table:table-cell table:number-columns-repeated="1020"/>
        </table:table-row>
        <table:table-row table:style-name="ro2">
          <table:table-cell table:formula="of:=[.A666]+[.$J$2]" office:value-type="float" office:value="66500">
            <text:p>66500</text:p>
          </table:table-cell>
          <table:table-cell table:formula="of:=[.$G$2]*SIN(-2*3.14159*[.$A667]*[.$G$3])" office:value-type="float" office:value="-0.97573095508433">
            <text:p>-0,98</text:p>
          </table:table-cell>
          <table:table-cell table:formula="of:=[.$G$4]*SIN(-2*3.14159*[.$A667]*[.$G$11])" office:value-type="float" office:value="-0.146323653481138">
            <text:p>-0,15</text:p>
          </table:table-cell>
          <table:table-cell table:formula="of:=[.B667]+[.C667]" office:value-type="float" office:value="-1.12205460856547">
            <text:p>-1,12</text:p>
          </table:table-cell>
          <table:table-cell table:number-columns-repeated="1020"/>
        </table:table-row>
        <table:table-row table:style-name="ro2">
          <table:table-cell table:formula="of:=[.A667]+[.$J$2]" office:value-type="float" office:value="66600">
            <text:p>66600</text:p>
          </table:table-cell>
          <table:table-cell table:formula="of:=[.$G$2]*SIN(-2*3.14159*[.$A668]*[.$G$3])" office:value-type="float" office:value="-0.99991866564817">
            <text:p>-1,00</text:p>
          </table:table-cell>
          <table:table-cell table:formula="of:=[.$G$4]*SIN(-2*3.14159*[.$A668]*[.$G$11])" office:value-type="float" office:value="-0.395766797315273">
            <text:p>-0,40</text:p>
          </table:table-cell>
          <table:table-cell table:formula="of:=[.B668]+[.C668]" office:value-type="float" office:value="-1.39568546296344">
            <text:p>-1,40</text:p>
          </table:table-cell>
          <table:table-cell table:number-columns-repeated="1020"/>
        </table:table-row>
        <table:table-row table:style-name="ro2">
          <table:table-cell table:formula="of:=[.A668]+[.$J$2]" office:value-type="float" office:value="66700">
            <text:p>66700</text:p>
          </table:table-cell>
          <table:table-cell table:formula="of:=[.$G$2]*SIN(-2*3.14159*[.$A669]*[.$G$3])" office:value-type="float" office:value="-0.969828455800348">
            <text:p>-0,97</text:p>
          </table:table-cell>
          <table:table-cell table:formula="of:=[.$G$4]*SIN(-2*3.14159*[.$A669]*[.$G$11])" office:value-type="float" office:value="-0.618595966106755">
            <text:p>-0,62</text:p>
          </table:table-cell>
          <table:table-cell table:formula="of:=[.B669]+[.C669]" office:value-type="float" office:value="-1.5884244219071">
            <text:p>-1,59</text:p>
          </table:table-cell>
          <table:table-cell table:number-columns-repeated="1020"/>
        </table:table-row>
        <table:table-row table:style-name="ro2">
          <table:table-cell table:formula="of:=[.A669]+[.$J$2]" office:value-type="float" office:value="66800">
            <text:p>66800</text:p>
          </table:table-cell>
          <table:table-cell table:formula="of:=[.$G$2]*SIN(-2*3.14159*[.$A670]*[.$G$3])" office:value-type="float" office:value="-0.887093699831908">
            <text:p>-0,89</text:p>
          </table:table-cell>
          <table:table-cell table:formula="of:=[.$G$4]*SIN(-2*3.14159*[.$A670]*[.$G$11])" office:value-type="float" office:value="-0.799826607805258">
            <text:p>-0,80</text:p>
          </table:table-cell>
          <table:table-cell table:formula="of:=[.B670]+[.C670]" office:value-type="float" office:value="-1.68692030763717">
            <text:p>-1,69</text:p>
          </table:table-cell>
          <table:table-cell table:number-columns-repeated="1020"/>
        </table:table-row>
        <table:table-row table:style-name="ro2">
          <table:table-cell table:formula="of:=[.A670]+[.$J$2]" office:value-type="float" office:value="66900">
            <text:p>66900</text:p>
          </table:table-cell>
          <table:table-cell table:formula="of:=[.$G$2]*SIN(-2*3.14159*[.$A671]*[.$G$3])" office:value-type="float" office:value="-0.756205413036133">
            <text:p>-0,76</text:p>
          </table:table-cell>
          <table:table-cell table:formula="of:=[.$G$4]*SIN(-2*3.14159*[.$A671]*[.$G$11])" office:value-type="float" office:value="-0.927271562823855">
            <text:p>-0,93</text:p>
          </table:table-cell>
          <table:table-cell table:formula="of:=[.B671]+[.C671]" office:value-type="float" office:value="-1.68347697585999">
            <text:p>-1,68</text:p>
          </table:table-cell>
          <table:table-cell table:number-columns-repeated="1020"/>
        </table:table-row>
        <table:table-row table:style-name="ro2">
          <table:table-cell table:formula="of:=[.A671]+[.$J$2]" office:value-type="float" office:value="67000">
            <text:p>67000</text:p>
          </table:table-cell>
          <table:table-cell table:formula="of:=[.$G$2]*SIN(-2*3.14159*[.$A672]*[.$G$3])" office:value-type="float" office:value="-0.584268549606838">
            <text:p>-0,58</text:p>
          </table:table-cell>
          <table:table-cell table:formula="of:=[.$G$4]*SIN(-2*3.14159*[.$A672]*[.$G$11])" office:value-type="float" office:value="-0.992360576943148">
            <text:p>-0,99</text:p>
          </table:table-cell>
          <table:table-cell table:formula="of:=[.B672]+[.C672]" office:value-type="float" office:value="-1.57662912654999">
            <text:p>-1,58</text:p>
          </table:table-cell>
          <table:table-cell table:number-columns-repeated="1020"/>
        </table:table-row>
        <table:table-row table:style-name="ro2">
          <table:table-cell table:formula="of:=[.A672]+[.$J$2]" office:value-type="float" office:value="67100">
            <text:p>67100</text:p>
          </table:table-cell>
          <table:table-cell table:formula="of:=[.$G$2]*SIN(-2*3.14159*[.$A673]*[.$G$3])" office:value-type="float" office:value="-0.380616201472581">
            <text:p>-0,38</text:p>
          </table:table-cell>
          <table:table-cell table:formula="of:=[.$G$4]*SIN(-2*3.14159*[.$A673]*[.$G$11])" office:value-type="float" office:value="-0.990716644671458">
            <text:p>-0,99</text:p>
          </table:table-cell>
          <table:table-cell table:formula="of:=[.B673]+[.C673]" office:value-type="float" office:value="-1.37133284614404">
            <text:p>-1,37</text:p>
          </table:table-cell>
          <table:table-cell table:number-columns-repeated="1020"/>
        </table:table-row>
        <table:table-row table:style-name="ro2">
          <table:table-cell table:formula="of:=[.A673]+[.$J$2]" office:value-type="float" office:value="67200">
            <text:p>67200</text:p>
          </table:table-cell>
          <table:table-cell table:formula="of:=[.$G$2]*SIN(-2*3.14159*[.$A674]*[.$G$3])" office:value-type="float" office:value="-0.15630314397177">
            <text:p>-0,16</text:p>
          </table:table-cell>
          <table:table-cell table:formula="of:=[.$G$4]*SIN(-2*3.14159*[.$A674]*[.$G$11])" office:value-type="float" office:value="-0.922450303844136">
            <text:p>-0,92</text:p>
          </table:table-cell>
          <table:table-cell table:formula="of:=[.B674]+[.C674]" office:value-type="float" office:value="-1.07875344781591">
            <text:p>-1,08</text:p>
          </table:table-cell>
          <table:table-cell table:number-columns-repeated="1020"/>
        </table:table-row>
        <table:table-row table:style-name="ro2">
          <table:table-cell table:formula="of:=[.A674]+[.$J$2]" office:value-type="float" office:value="67300">
            <text:p>67300</text:p>
          </table:table-cell>
          <table:table-cell table:formula="of:=[.$G$2]*SIN(-2*3.14159*[.$A675]*[.$G$3])" office:value-type="float" office:value="0.0764944417982115">
            <text:p>0,08</text:p>
          </table:table-cell>
          <table:table-cell table:formula="of:=[.$G$4]*SIN(-2*3.14159*[.$A675]*[.$G$11])" office:value-type="float" office:value="-0.79215223947052">
            <text:p>-0,79</text:p>
          </table:table-cell>
          <table:table-cell table:formula="of:=[.B675]+[.C675]" office:value-type="float" office:value="-0.715657797672308">
            <text:p>-0,72</text:p>
          </table:table-cell>
          <table:table-cell table:number-columns-repeated="1020"/>
        </table:table-row>
        <table:table-row table:style-name="ro2">
          <table:table-cell table:formula="of:=[.A675]+[.$J$2]" office:value-type="float" office:value="67400">
            <text:p>67400</text:p>
          </table:table-cell>
          <table:table-cell table:formula="of:=[.$G$2]*SIN(-2*3.14159*[.$A676]*[.$G$3])" office:value-type="float" office:value="0.305139730120719">
            <text:p>0,31</text:p>
          </table:table-cell>
          <table:table-cell table:formula="of:=[.$G$4]*SIN(-2*3.14159*[.$A676]*[.$G$11])" office:value-type="float" office:value="-0.608584587882609">
            <text:p>-0,61</text:p>
          </table:table-cell>
          <table:table-cell table:formula="of:=[.B676]+[.C676]" office:value-type="float" office:value="-0.30344485776189">
            <text:p>-0,30</text:p>
          </table:table-cell>
          <table:table-cell table:number-columns-repeated="1020"/>
        </table:table-row>
        <table:table-row table:style-name="ro2">
          <table:table-cell table:formula="of:=[.A676]+[.$J$2]" office:value-type="float" office:value="67500">
            <text:p>67500</text:p>
          </table:table-cell>
          <table:table-cell table:formula="of:=[.$G$2]*SIN(-2*3.14159*[.$A677]*[.$G$3])" office:value-type="float" office:value="0.51722131926825">
            <text:p>0,52</text:p>
          </table:table-cell>
          <table:table-cell table:formula="of:=[.$G$4]*SIN(-2*3.14159*[.$A677]*[.$G$11])" office:value-type="float" office:value="-0.384091595478287">
            <text:p>-0,38</text:p>
          </table:table-cell>
          <table:table-cell table:formula="of:=[.B677]+[.C677]" office:value-type="float" office:value="0.133129723789963">
            <text:p>0,13</text:p>
          </table:table-cell>
          <table:table-cell table:number-columns-repeated="1020"/>
        </table:table-row>
        <table:table-row table:style-name="ro2">
          <table:table-cell table:formula="of:=[.A677]+[.$J$2]" office:value-type="float" office:value="67600">
            <text:p>67600</text:p>
          </table:table-cell>
          <table:table-cell table:formula="of:=[.$G$2]*SIN(-2*3.14159*[.$A678]*[.$G$3])" office:value-type="float" office:value="0.701226902648774">
            <text:p>0,70</text:p>
          </table:table-cell>
          <table:table-cell table:formula="of:=[.$G$4]*SIN(-2*3.14159*[.$A678]*[.$G$11])" office:value-type="float" office:value="-0.133769770333755">
            <text:p>-0,13</text:p>
          </table:table-cell>
          <table:table-cell table:formula="of:=[.B678]+[.C678]" office:value-type="float" office:value="0.56745713231502">
            <text:p>0,57</text:p>
          </table:table-cell>
          <table:table-cell table:number-columns-repeated="1020"/>
        </table:table-row>
        <table:table-row table:style-name="ro2">
          <table:table-cell table:formula="of:=[.A678]+[.$J$2]" office:value-type="float" office:value="67700">
            <text:p>67700</text:p>
          </table:table-cell>
          <table:table-cell table:formula="of:=[.$G$2]*SIN(-2*3.14159*[.$A679]*[.$G$3])" office:value-type="float" office:value="0.847168273016875">
            <text:p>0,85</text:p>
          </table:table-cell>
          <table:table-cell table:formula="of:=[.$G$4]*SIN(-2*3.14159*[.$A679]*[.$G$11])" office:value-type="float" office:value="0.125547655722898">
            <text:p>0,13</text:p>
          </table:table-cell>
          <table:table-cell table:formula="of:=[.B679]+[.C679]" office:value-type="float" office:value="0.972715928739774">
            <text:p>0,97</text:p>
          </table:table-cell>
          <table:table-cell table:number-columns-repeated="1020"/>
        </table:table-row>
        <table:table-row table:style-name="ro2">
          <table:table-cell table:formula="of:=[.A679]+[.$J$2]" office:value-type="float" office:value="67800">
            <text:p>67800</text:p>
          </table:table-cell>
          <table:table-cell table:formula="of:=[.$G$2]*SIN(-2*3.14159*[.$A680]*[.$G$3])" office:value-type="float" office:value="0.94712335593158">
            <text:p>0,95</text:p>
          </table:table-cell>
          <table:table-cell table:formula="of:=[.$G$4]*SIN(-2*3.14159*[.$A680]*[.$G$11])" office:value-type="float" office:value="0.376422390711676">
            <text:p>0,38</text:p>
          </table:table-cell>
          <table:table-cell table:formula="of:=[.B680]+[.C680]" office:value-type="float" office:value="1.32354574664326">
            <text:p>1,32</text:p>
          </table:table-cell>
          <table:table-cell table:number-columns-repeated="1020"/>
        </table:table-row>
        <table:table-row table:style-name="ro2">
          <table:table-cell table:formula="of:=[.A680]+[.$J$2]" office:value-type="float" office:value="67900">
            <text:p>67900</text:p>
          </table:table-cell>
          <table:table-cell table:formula="of:=[.$G$2]*SIN(-2*3.14159*[.$A681]*[.$G$3])" office:value-type="float" office:value="0.995666380799176">
            <text:p>1,00</text:p>
          </table:table-cell>
          <table:table-cell table:formula="of:=[.$G$4]*SIN(-2*3.14159*[.$A681]*[.$G$11])" office:value-type="float" office:value="0.601984021726832">
            <text:p>0,60</text:p>
          </table:table-cell>
          <table:table-cell table:formula="of:=[.B681]+[.C681]" office:value-type="float" office:value="1.59765040252601">
            <text:p>1,60</text:p>
          </table:table-cell>
          <table:table-cell table:number-columns-repeated="1020"/>
        </table:table-row>
        <table:table-row table:style-name="ro2">
          <table:table-cell table:formula="of:=[.A681]+[.$J$2]" office:value-type="float" office:value="68000">
            <text:p>68000</text:p>
          </table:table-cell>
          <table:table-cell table:formula="of:=[.$G$2]*SIN(-2*3.14159*[.$A682]*[.$G$3])" office:value-type="float" office:value="0.990162306879529">
            <text:p>0,99</text:p>
          </table:table-cell>
          <table:table-cell table:formula="of:=[.$G$4]*SIN(-2*3.14159*[.$A682]*[.$G$11])" office:value-type="float" office:value="0.787064177819093">
            <text:p>0,79</text:p>
          </table:table-cell>
          <table:table-cell table:formula="of:=[.B682]+[.C682]" office:value-type="float" office:value="1.77722648469862">
            <text:p>1,78</text:p>
          </table:table-cell>
          <table:table-cell table:number-columns-repeated="1020"/>
        </table:table-row>
        <table:table-row table:style-name="ro2">
          <table:table-cell table:formula="of:=[.A682]+[.$J$2]" office:value-type="float" office:value="68100">
            <text:p>68100</text:p>
          </table:table-cell>
          <table:table-cell table:formula="of:=[.$G$2]*SIN(-2*3.14159*[.$A683]*[.$G$3])" office:value-type="float" office:value="0.93090990679678">
            <text:p>0,93</text:p>
          </table:table-cell>
          <table:table-cell table:formula="of:=[.$G$4]*SIN(-2*3.14159*[.$A683]*[.$G$11])" office:value-type="float" office:value="0.919216902117697">
            <text:p>0,92</text:p>
          </table:table-cell>
          <table:table-cell table:formula="of:=[.B683]+[.C683]" office:value-type="float" office:value="1.85012680891448">
            <text:p>1,85</text:p>
          </table:table-cell>
          <table:table-cell table:number-columns-repeated="1020"/>
        </table:table-row>
        <table:table-row table:style-name="ro2">
          <table:table-cell table:formula="of:=[.A683]+[.$J$2]" office:value-type="float" office:value="68200">
            <text:p>68200</text:p>
          </table:table-cell>
          <table:table-cell table:formula="of:=[.$G$2]*SIN(-2*3.14159*[.$A684]*[.$G$3])" office:value-type="float" office:value="0.82112555383205">
            <text:p>0,82</text:p>
          </table:table-cell>
          <table:table-cell table:formula="of:=[.$G$4]*SIN(-2*3.14159*[.$A684]*[.$G$11])" office:value-type="float" office:value="0.989555334116141">
            <text:p>0,99</text:p>
          </table:table-cell>
          <table:table-cell table:formula="of:=[.B684]+[.C684]" office:value-type="float" office:value="1.81068088794819">
            <text:p>1,81</text:p>
          </table:table-cell>
          <table:table-cell table:number-columns-repeated="1020"/>
        </table:table-row>
        <table:table-row table:style-name="ro2">
          <table:table-cell table:formula="of:=[.A684]+[.$J$2]" office:value-type="float" office:value="68300">
            <text:p>68300</text:p>
          </table:table-cell>
          <table:table-cell table:formula="of:=[.$G$2]*SIN(-2*3.14159*[.$A685]*[.$G$3])" office:value-type="float" office:value="0.666768571879592">
            <text:p>0,67</text:p>
          </table:table-cell>
          <table:table-cell table:formula="of:=[.$G$4]*SIN(-2*3.14159*[.$A685]*[.$G$11])" office:value-type="float" office:value="0.99334946014553">
            <text:p>0,99</text:p>
          </table:table-cell>
          <table:table-cell table:formula="of:=[.B685]+[.C685]" office:value-type="float" office:value="1.66011803202512">
            <text:p>1,66</text:p>
          </table:table-cell>
          <table:table-cell table:number-columns-repeated="1020"/>
        </table:table-row>
        <table:table-row table:style-name="ro2">
          <table:table-cell table:formula="of:=[.A685]+[.$J$2]" office:value-type="float" office:value="68400">
            <text:p>68400</text:p>
          </table:table-cell>
          <table:table-cell table:formula="of:=[.$G$2]*SIN(-2*3.14159*[.$A686]*[.$G$3])" office:value-type="float" office:value="0.476217856508408">
            <text:p>0,48</text:p>
          </table:table-cell>
          <table:table-cell table:formula="of:=[.$G$4]*SIN(-2*3.14159*[.$A686]*[.$G$11])" office:value-type="float" office:value="0.93034413614265">
            <text:p>0,93</text:p>
          </table:table-cell>
          <table:table-cell table:formula="of:=[.B686]+[.C686]" office:value-type="float" office:value="1.40656199265106">
            <text:p>1,41</text:p>
          </table:table-cell>
          <table:table-cell table:number-columns-repeated="1020"/>
        </table:table-row>
        <table:table-row table:style-name="ro2">
          <table:table-cell table:formula="of:=[.A686]+[.$J$2]" office:value-type="float" office:value="68500">
            <text:p>68500</text:p>
          </table:table-cell>
          <table:table-cell table:formula="of:=[.$G$2]*SIN(-2*3.14159*[.$A687]*[.$G$3])" office:value-type="float" office:value="0.259816898393744">
            <text:p>0,26</text:p>
          </table:table-cell>
          <table:table-cell table:formula="of:=[.$G$4]*SIN(-2*3.14159*[.$A687]*[.$G$11])" office:value-type="float" office:value="0.804776251120597">
            <text:p>0,80</text:p>
          </table:table-cell>
          <table:table-cell table:formula="of:=[.B687]+[.C687]" office:value-type="float" office:value="1.06459314951434">
            <text:p>1,06</text:p>
          </table:table-cell>
          <table:table-cell table:number-columns-repeated="1020"/>
        </table:table-row>
        <table:table-row table:style-name="ro2">
          <table:table-cell table:formula="of:=[.A687]+[.$J$2]" office:value-type="float" office:value="68600">
            <text:p>68600</text:p>
          </table:table-cell>
          <table:table-cell table:formula="of:=[.$G$2]*SIN(-2*3.14159*[.$A688]*[.$G$3])" office:value-type="float" office:value="0.0293125003438681">
            <text:p>0,03</text:p>
          </table:table-cell>
          <table:table-cell table:formula="of:=[.$G$4]*SIN(-2*3.14159*[.$A688]*[.$G$11])" office:value-type="float" office:value="0.625089832321606">
            <text:p>0,63</text:p>
          </table:table-cell>
          <table:table-cell table:formula="of:=[.B688]+[.C688]" office:value-type="float" office:value="0.654402332665475">
            <text:p>0,65</text:p>
          </table:table-cell>
          <table:table-cell table:number-columns-repeated="1020"/>
        </table:table-row>
        <table:table-row table:style-name="ro2">
          <table:table-cell table:formula="of:=[.A688]+[.$J$2]" office:value-type="float" office:value="68700">
            <text:p>68700</text:p>
          </table:table-cell>
          <table:table-cell table:formula="of:=[.$G$2]*SIN(-2*3.14159*[.$A689]*[.$G$3])" office:value-type="float" office:value="-0.202783077652126">
            <text:p>-0,20</text:p>
          </table:table-cell>
          <table:table-cell table:formula="of:=[.$G$4]*SIN(-2*3.14159*[.$A689]*[.$G$11])" office:value-type="float" office:value="0.403368195464165">
            <text:p>0,40</text:p>
          </table:table-cell>
          <table:table-cell table:formula="of:=[.B689]+[.C689]" office:value-type="float" office:value="0.200585117812038">
            <text:p>0,20</text:p>
          </table:table-cell>
          <table:table-cell table:number-columns-repeated="1020"/>
        </table:table-row>
        <table:table-row table:style-name="ro2">
          <table:table-cell table:formula="of:=[.A689]+[.$J$2]" office:value-type="float" office:value="68800">
            <text:p>68800</text:p>
          </table:table-cell>
          <table:table-cell table:formula="of:=[.$G$2]*SIN(-2*3.14159*[.$A690]*[.$G$3])" office:value-type="float" office:value="-0.423871115283984">
            <text:p>-0,42</text:p>
          </table:table-cell>
          <table:table-cell table:formula="of:=[.$G$4]*SIN(-2*3.14159*[.$A690]*[.$G$11])" office:value-type="float" office:value="0.154521414712086">
            <text:p>0,15</text:p>
          </table:table-cell>
          <table:table-cell table:formula="of:=[.B690]+[.C690]" office:value-type="float" office:value="-0.269349700571897">
            <text:p>-0,27</text:p>
          </table:table-cell>
          <table:table-cell table:number-columns-repeated="1020"/>
        </table:table-row>
        <table:table-row table:style-name="ro2">
          <table:table-cell table:formula="of:=[.A690]+[.$J$2]" office:value-type="float" office:value="68900">
            <text:p>68900</text:p>
          </table:table-cell>
          <table:table-cell table:formula="of:=[.$G$2]*SIN(-2*3.14159*[.$A691]*[.$G$3])" office:value-type="float" office:value="-0.621950412753539">
            <text:p>-0,62</text:p>
          </table:table-cell>
          <table:table-cell table:formula="of:=[.$G$4]*SIN(-2*3.14159*[.$A691]*[.$G$11])" office:value-type="float" office:value="-0.104716445965824">
            <text:p>-0,10</text:p>
          </table:table-cell>
          <table:table-cell table:formula="of:=[.B691]+[.C691]" office:value-type="float" office:value="-0.726666858719363">
            <text:p>-0,73</text:p>
          </table:table-cell>
          <table:table-cell table:number-columns-repeated="1020"/>
        </table:table-row>
        <table:table-row table:style-name="ro2">
          <table:table-cell table:formula="of:=[.A691]+[.$J$2]" office:value-type="float" office:value="69000">
            <text:p>69000</text:p>
          </table:table-cell>
          <table:table-cell table:formula="of:=[.$G$2]*SIN(-2*3.14159*[.$A692]*[.$G$3])" office:value-type="float" office:value="-0.786268812230555">
            <text:p>-0,79</text:p>
          </table:table-cell>
          <table:table-cell table:formula="of:=[.$G$4]*SIN(-2*3.14159*[.$A692]*[.$G$11])" office:value-type="float" office:value="-0.356912472953798">
            <text:p>-0,36</text:p>
          </table:table-cell>
          <table:table-cell table:formula="of:=[.B692]+[.C692]" office:value-type="float" office:value="-1.14318128518435">
            <text:p>-1,14</text:p>
          </table:table-cell>
          <table:table-cell table:number-columns-repeated="1020"/>
        </table:table-row>
        <table:table-row table:style-name="ro2">
          <table:table-cell table:formula="of:=[.A692]+[.$J$2]" office:value-type="float" office:value="69100">
            <text:p>69100</text:p>
          </table:table-cell>
          <table:table-cell table:formula="of:=[.$G$2]*SIN(-2*3.14159*[.$A693]*[.$G$3])" office:value-type="float" office:value="-0.907906686679906">
            <text:p>-0,91</text:p>
          </table:table-cell>
          <table:table-cell table:formula="of:=[.$G$4]*SIN(-2*3.14159*[.$A693]*[.$G$11])" office:value-type="float" office:value="-0.585107295698736">
            <text:p>-0,59</text:p>
          </table:table-cell>
          <table:table-cell table:formula="of:=[.B693]+[.C693]" office:value-type="float" office:value="-1.49301398237864">
            <text:p>-1,49</text:p>
          </table:table-cell>
          <table:table-cell table:number-columns-repeated="1020"/>
        </table:table-row>
        <table:table-row table:style-name="ro2">
          <table:table-cell table:formula="of:=[.A693]+[.$J$2]" office:value-type="float" office:value="69200">
            <text:p>69200</text:p>
          </table:table-cell>
          <table:table-cell table:formula="of:=[.$G$2]*SIN(-2*3.14159*[.$A694]*[.$G$3])" office:value-type="float" office:value="-0.980261278312555">
            <text:p>-0,98</text:p>
          </table:table-cell>
          <table:table-cell table:formula="of:=[.$G$4]*SIN(-2*3.14159*[.$A694]*[.$G$11])" office:value-type="float" office:value="-0.773955621207004">
            <text:p>-0,77</text:p>
          </table:table-cell>
          <table:table-cell table:formula="of:=[.B694]+[.C694]" office:value-type="float" office:value="-1.75421689951956">
            <text:p>-1,75</text:p>
          </table:table-cell>
          <table:table-cell table:number-columns-repeated="1020"/>
        </table:table-row>
        <table:table-row table:style-name="ro2">
          <table:table-cell table:formula="of:=[.A694]+[.$J$2]" office:value-type="float" office:value="69300">
            <text:p>69300</text:p>
          </table:table-cell>
          <table:table-cell table:formula="of:=[.$G$2]*SIN(-2*3.14159*[.$A695]*[.$G$3])" office:value-type="float" office:value="-0.999404993056894">
            <text:p>-1,00</text:p>
          </table:table-cell>
          <table:table-cell table:formula="of:=[.$G$4]*SIN(-2*3.14159*[.$A695]*[.$G$11])" office:value-type="float" office:value="-0.910757998080704">
            <text:p>-0,91</text:p>
          </table:table-cell>
          <table:table-cell table:formula="of:=[.B695]+[.C695]" office:value-type="float" office:value="-1.9101629911376">
            <text:p>-1,91</text:p>
          </table:table-cell>
          <table:table-cell table:number-columns-repeated="1020"/>
        </table:table-row>
        <table:table-row table:style-name="ro2">
          <table:table-cell table:formula="of:=[.A695]+[.$J$2]" office:value-type="float" office:value="69400">
            <text:p>69400</text:p>
          </table:table-cell>
          <table:table-cell table:formula="of:=[.$G$2]*SIN(-2*3.14159*[.$A696]*[.$G$3])" office:value-type="float" office:value="-0.964298670107036">
            <text:p>-0,96</text:p>
          </table:table-cell>
          <table:table-cell table:formula="of:=[.$G$4]*SIN(-2*3.14159*[.$A696]*[.$G$11])" office:value-type="float" office:value="-0.986314920192146">
            <text:p>-0,99</text:p>
          </table:table-cell>
          <table:table-cell table:formula="of:=[.B696]+[.C696]" office:value-type="float" office:value="-1.95061359029918">
            <text:p>-1,95</text:p>
          </table:table-cell>
          <table:table-cell table:number-columns-repeated="1020"/>
        </table:table-row>
        <table:table-row table:style-name="ro2">
          <table:table-cell table:formula="of:=[.A696]+[.$J$2]" office:value-type="float" office:value="69500">
            <text:p>69500</text:p>
          </table:table-cell>
          <table:table-cell table:formula="of:=[.$G$2]*SIN(-2*3.14159*[.$A697]*[.$G$3])" office:value-type="float" office:value="-0.876847971326071">
            <text:p>-0,88</text:p>
          </table:table-cell>
          <table:table-cell table:formula="of:=[.$G$4]*SIN(-2*3.14159*[.$A697]*[.$G$11])" office:value-type="float" office:value="-0.995545437930337">
            <text:p>-1,00</text:p>
          </table:table-cell>
          <table:table-cell table:formula="of:=[.B697]+[.C697]" office:value-type="float" office:value="-1.87239340925641">
            <text:p>-1,87</text:p>
          </table:table-cell>
          <table:table-cell table:number-columns-repeated="1020"/>
        </table:table-row>
        <table:table-row table:style-name="ro2">
          <table:table-cell table:formula="of:=[.A697]+[.$J$2]" office:value-type="float" office:value="69600">
            <text:p>69600</text:p>
          </table:table-cell>
          <table:table-cell table:formula="of:=[.$G$2]*SIN(-2*3.14159*[.$A698]*[.$G$3])" office:value-type="float" office:value="-0.741799903229416">
            <text:p>-0,74</text:p>
          </table:table-cell>
          <table:table-cell table:formula="of:=[.$G$4]*SIN(-2*3.14159*[.$A698]*[.$G$11])" office:value-type="float" office:value="-0.937828831694929">
            <text:p>-0,94</text:p>
          </table:table-cell>
          <table:table-cell table:formula="of:=[.B698]+[.C698]" office:value-type="float" office:value="-1.67962873492435">
            <text:p>-1,68</text:p>
          </table:table-cell>
          <table:table-cell table:number-columns-repeated="1020"/>
        </table:table-row>
        <table:table-row table:style-name="ro2">
          <table:table-cell table:formula="of:=[.A698]+[.$J$2]" office:value-type="float" office:value="69700">
            <text:p>69700</text:p>
          </table:table-cell>
          <table:table-cell table:formula="of:=[.$G$2]*SIN(-2*3.14159*[.$A699]*[.$G$3])" office:value-type="float" office:value="-0.566485223681501">
            <text:p>-0,57</text:p>
          </table:table-cell>
          <table:table-cell table:formula="of:=[.$G$4]*SIN(-2*3.14159*[.$A699]*[.$G$11])" office:value-type="float" office:value="-0.817046346919497">
            <text:p>-0,82</text:p>
          </table:table-cell>
          <table:table-cell table:formula="of:=[.B699]+[.C699]" office:value-type="float" office:value="-1.383531570601">
            <text:p>-1,38</text:p>
          </table:table-cell>
          <table:table-cell table:number-columns-repeated="1020"/>
        </table:table-row>
        <table:table-row table:style-name="ro2">
          <table:table-cell table:formula="of:=[.A699]+[.$J$2]" office:value-type="float" office:value="69800">
            <text:p>69800</text:p>
          </table:table-cell>
          <table:table-cell table:formula="of:=[.$G$2]*SIN(-2*3.14159*[.$A700]*[.$G$3])" office:value-type="float" office:value="-0.36042037952224">
            <text:p>-0,36</text:p>
          </table:table-cell>
          <table:table-cell table:formula="of:=[.$G$4]*SIN(-2*3.14159*[.$A700]*[.$G$11])" office:value-type="float" office:value="-0.641320205119498">
            <text:p>-0,64</text:p>
          </table:table-cell>
          <table:table-cell table:formula="of:=[.B700]+[.C700]" office:value-type="float" office:value="-1.00174058464174">
            <text:p>-1,00</text:p>
          </table:table-cell>
          <table:table-cell table:number-columns-repeated="1020"/>
        </table:table-row>
        <table:table-row table:style-name="ro2">
          <table:table-cell table:formula="of:=[.A700]+[.$J$2]" office:value-type="float" office:value="69900">
            <text:p>69900</text:p>
          </table:table-cell>
          <table:table-cell table:formula="of:=[.$G$2]*SIN(-2*3.14159*[.$A701]*[.$G$3])" office:value-type="float" office:value="-0.134791102603951">
            <text:p>-0,13</text:p>
          </table:table-cell>
          <table:table-cell table:formula="of:=[.$G$4]*SIN(-2*3.14159*[.$A701]*[.$G$11])" office:value-type="float" office:value="-0.422467433532016">
            <text:p>-0,42</text:p>
          </table:table-cell>
          <table:table-cell table:formula="of:=[.B701]+[.C701]" office:value-type="float" office:value="-0.557258536135967">
            <text:p>-0,56</text:p>
          </table:table-cell>
          <table:table-cell table:number-columns-repeated="1020"/>
        </table:table-row>
        <table:table-row table:style-name="ro2">
          <table:table-cell table:formula="of:=[.A701]+[.$J$2]" office:value-type="float" office:value="70000">
            <text:p>70000</text:p>
          </table:table-cell>
          <table:table-cell table:formula="of:=[.$G$2]*SIN(-2*3.14159*[.$A702]*[.$G$3])" office:value-type="float" office:value="0.0981549788379085">
            <text:p>0,10</text:p>
          </table:table-cell>
          <table:table-cell table:formula="of:=[.$G$4]*SIN(-2*3.14159*[.$A702]*[.$G$11])" office:value-type="float" office:value="-0.175205105323223">
            <text:p>-0,18</text:p>
          </table:table-cell>
          <table:table-cell table:formula="of:=[.B702]+[.C702]" office:value-type="float" office:value="-0.0770501264853142">
            <text:p>-0,08</text:p>
          </table:table-cell>
          <table:table-cell table:number-columns-repeated="1020"/>
        </table:table-row>
        <table:table-row table:style-name="ro2">
          <table:table-cell table:formula="of:=[.A702]+[.$J$2]" office:value-type="float" office:value="70100">
            <text:p>70100</text:p>
          </table:table-cell>
          <table:table-cell table:formula="of:=[.$G$2]*SIN(-2*3.14159*[.$A703]*[.$G$3])" office:value-type="float" office:value="0.325772949977193">
            <text:p>0,33</text:p>
          </table:table-cell>
          <table:table-cell table:formula="of:=[.$G$4]*SIN(-2*3.14159*[.$A703]*[.$G$11])" office:value-type="float" office:value="0.0838391851354802">
            <text:p>0,08</text:p>
          </table:table-cell>
          <table:table-cell table:formula="of:=[.B703]+[.C703]" office:value-type="float" office:value="0.409612135112673">
            <text:p>0,41</text:p>
          </table:table-cell>
          <table:table-cell table:number-columns-repeated="1020"/>
        </table:table-row>
        <table:table-row table:style-name="ro2">
          <table:table-cell table:formula="of:=[.A703]+[.$J$2]" office:value-type="float" office:value="70200">
            <text:p>70200</text:p>
          </table:table-cell>
          <table:table-cell table:formula="of:=[.$G$2]*SIN(-2*3.14159*[.$A704]*[.$G$3])" office:value-type="float" office:value="0.535707232103997">
            <text:p>0,54</text:p>
          </table:table-cell>
          <table:table-cell table:formula="of:=[.$G$4]*SIN(-2*3.14159*[.$A704]*[.$G$11])" office:value-type="float" office:value="0.337245568453823">
            <text:p>0,34</text:p>
          </table:table-cell>
          <table:table-cell table:formula="of:=[.B704]+[.C704]" office:value-type="float" office:value="0.872952800557819">
            <text:p>0,87</text:p>
          </table:table-cell>
          <table:table-cell table:number-columns-repeated="1020"/>
        </table:table-row>
        <table:table-row table:style-name="ro2">
          <table:table-cell table:formula="of:=[.A704]+[.$J$2]" office:value-type="float" office:value="70300">
            <text:p>70300</text:p>
          </table:table-cell>
          <table:table-cell table:formula="of:=[.$G$2]*SIN(-2*3.14159*[.$A705]*[.$G$3])" office:value-type="float" office:value="0.716562071069075">
            <text:p>0,72</text:p>
          </table:table-cell>
          <table:table-cell table:formula="of:=[.$G$4]*SIN(-2*3.14159*[.$A705]*[.$G$11])" office:value-type="float" office:value="0.567973281269399">
            <text:p>0,57</text:p>
          </table:table-cell>
          <table:table-cell table:formula="of:=[.B705]+[.C705]" office:value-type="float" office:value="1.28453535233847">
            <text:p>1,28</text:p>
          </table:table-cell>
          <table:table-cell table:number-columns-repeated="1020"/>
        </table:table-row>
        <table:table-row table:style-name="ro2">
          <table:table-cell table:formula="of:=[.A705]+[.$J$2]" office:value-type="float" office:value="70400">
            <text:p>70400</text:p>
          </table:table-cell>
          <table:table-cell table:formula="of:=[.$G$2]*SIN(-2*3.14159*[.$A706]*[.$G$3])" office:value-type="float" office:value="0.858520242659209">
            <text:p>0,86</text:p>
          </table:table-cell>
          <table:table-cell table:formula="of:=[.$G$4]*SIN(-2*3.14159*[.$A706]*[.$G$11])" office:value-type="float" office:value="0.760506702709146">
            <text:p>0,76</text:p>
          </table:table-cell>
          <table:table-cell table:formula="of:=[.B706]+[.C706]" office:value-type="float" office:value="1.61902694536835">
            <text:p>1,62</text:p>
          </table:table-cell>
          <table:table-cell table:number-columns-repeated="1020"/>
        </table:table-row>
        <table:table-row table:style-name="ro2">
          <table:table-cell table:formula="of:=[.A706]+[.$J$2]" office:value-type="float" office:value="70500">
            <text:p>70500</text:p>
          </table:table-cell>
          <table:table-cell table:formula="of:=[.$G$2]*SIN(-2*3.14159*[.$A707]*[.$G$3])" office:value-type="float" office:value="0.953875915913908">
            <text:p>0,95</text:p>
          </table:table-cell>
          <table:table-cell table:formula="of:=[.$G$4]*SIN(-2*3.14159*[.$A707]*[.$G$11])" office:value-type="float" office:value="0.90189857067879">
            <text:p>0,90</text:p>
          </table:table-cell>
          <table:table-cell table:formula="of:=[.B707]+[.C707]" office:value-type="float" office:value="1.8557744865927">
            <text:p>1,86</text:p>
          </table:table-cell>
          <table:table-cell table:number-columns-repeated="1020"/>
        </table:table-row>
        <table:table-row table:style-name="ro2">
          <table:table-cell table:formula="of:=[.A707]+[.$J$2]" office:value-type="float" office:value="70600">
            <text:p>70600</text:p>
          </table:table-cell>
          <table:table-cell table:formula="of:=[.$G$2]*SIN(-2*3.14159*[.$A708]*[.$G$3])" office:value-type="float" office:value="0.997452985798772">
            <text:p>1,00</text:p>
          </table:table-cell>
          <table:table-cell table:formula="of:=[.$G$4]*SIN(-2*3.14159*[.$A708]*[.$G$11])" office:value-type="float" office:value="0.982640750995888">
            <text:p>0,98</text:p>
          </table:table-cell>
          <table:table-cell table:formula="of:=[.B708]+[.C708]" office:value-type="float" office:value="1.98009373679466">
            <text:p>1,98</text:p>
          </table:table-cell>
          <table:table-cell table:number-columns-repeated="1020"/>
        </table:table-row>
        <table:table-row table:style-name="ro2">
          <table:table-cell table:formula="of:=[.A708]+[.$J$2]" office:value-type="float" office:value="70700">
            <text:p>70700</text:p>
          </table:table-cell>
          <table:table-cell table:formula="of:=[.$G$2]*SIN(-2*3.14159*[.$A709]*[.$G$3])" office:value-type="float" office:value="0.986885976433474">
            <text:p>0,99</text:p>
          </table:table-cell>
          <table:table-cell table:formula="of:=[.$G$4]*SIN(-2*3.14159*[.$A709]*[.$G$11])" office:value-type="float" office:value="0.997303602009704">
            <text:p>1,00</text:p>
          </table:table-cell>
          <table:table-cell table:formula="of:=[.B709]+[.C709]" office:value-type="float" office:value="1.98418957844318">
            <text:p>1,98</text:p>
          </table:table-cell>
          <table:table-cell table:number-columns-repeated="1020"/>
        </table:table-row>
        <table:table-row table:style-name="ro2">
          <table:table-cell table:formula="of:=[.A709]+[.$J$2]" office:value-type="float" office:value="70800">
            <text:p>70800</text:p>
          </table:table-cell>
          <table:table-cell table:formula="of:=[.$G$2]*SIN(-2*3.14159*[.$A710]*[.$G$3])" office:value-type="float" office:value="0.922748487148891">
            <text:p>0,92</text:p>
          </table:table-cell>
          <table:table-cell table:formula="of:=[.$G$4]*SIN(-2*3.14159*[.$A710]*[.$G$11])" office:value-type="float" office:value="0.94490108920603">
            <text:p>0,94</text:p>
          </table:table-cell>
          <table:table-cell table:formula="of:=[.B710]+[.C710]" office:value-type="float" office:value="1.86764957635492">
            <text:p>1,87</text:p>
          </table:table-cell>
          <table:table-cell table:number-columns-repeated="1020"/>
        </table:table-row>
        <table:table-row table:style-name="ro2">
          <table:table-cell table:formula="of:=[.A710]+[.$J$2]" office:value-type="float" office:value="70900">
            <text:p>70900</text:p>
          </table:table-cell>
          <table:table-cell table:formula="of:=[.$G$2]*SIN(-2*3.14159*[.$A711]*[.$G$3])" office:value-type="float" office:value="0.808522066482551">
            <text:p>0,81</text:p>
          </table:table-cell>
          <table:table-cell table:formula="of:=[.$G$4]*SIN(-2*3.14159*[.$A711]*[.$G$11])" office:value-type="float" office:value="0.82895713085635">
            <text:p>0,83</text:p>
          </table:table-cell>
          <table:table-cell table:formula="of:=[.B711]+[.C711]" office:value-type="float" office:value="1.6374791973389">
            <text:p>1,64</text:p>
          </table:table-cell>
          <table:table-cell table:number-columns-repeated="1020"/>
        </table:table-row>
        <table:table-row table:style-name="ro2">
          <table:table-cell table:formula="of:=[.A711]+[.$J$2]" office:value-type="float" office:value="71000">
            <text:p>71000</text:p>
          </table:table-cell>
          <table:table-cell table:formula="of:=[.$G$2]*SIN(-2*3.14159*[.$A712]*[.$G$3])" office:value-type="float" office:value="0.650407163038005">
            <text:p>0,65</text:p>
          </table:table-cell>
          <table:table-cell table:formula="of:=[.$G$4]*SIN(-2*3.14159*[.$A712]*[.$G$11])" office:value-type="float" office:value="0.65726854500954">
            <text:p>0,66</text:p>
          </table:table-cell>
          <table:table-cell table:formula="of:=[.B712]+[.C712]" office:value-type="float" office:value="1.30767570804754">
            <text:p>1,31</text:p>
          </table:table-cell>
          <table:table-cell table:number-columns-repeated="1020"/>
        </table:table-row>
        <table:table-row table:style-name="ro2">
          <table:table-cell table:formula="of:=[.A712]+[.$J$2]" office:value-type="float" office:value="71100">
            <text:p>71100</text:p>
          </table:table-cell>
          <table:table-cell table:formula="of:=[.$G$2]*SIN(-2*3.14159*[.$A713]*[.$G$3])" office:value-type="float" office:value="0.456986662066745">
            <text:p>0,46</text:p>
          </table:table-cell>
          <table:table-cell table:formula="of:=[.$G$4]*SIN(-2*3.14159*[.$A713]*[.$G$11])" office:value-type="float" office:value="0.441380856141751">
            <text:p>0,44</text:p>
          </table:table-cell>
          <table:table-cell table:formula="of:=[.B713]+[.C713]" office:value-type="float" office:value="0.898367518208496">
            <text:p>0,90</text:p>
          </table:table-cell>
          <table:table-cell table:number-columns-repeated="1020"/>
        </table:table-row>
        <table:table-row table:style-name="ro2">
          <table:table-cell table:formula="of:=[.A713]+[.$J$2]" office:value-type="float" office:value="71200">
            <text:p>71200</text:p>
          </table:table-cell>
          <table:table-cell table:formula="of:=[.$G$2]*SIN(-2*3.14159*[.$A714]*[.$G$3])" office:value-type="float" office:value="0.238759832198126">
            <text:p>0,24</text:p>
          </table:table-cell>
          <table:table-cell table:formula="of:=[.$G$4]*SIN(-2*3.14159*[.$A714]*[.$G$11])" office:value-type="float" office:value="0.19581171689059">
            <text:p>0,20</text:p>
          </table:table-cell>
          <table:table-cell table:formula="of:=[.B714]+[.C714]" office:value-type="float" office:value="0.434571549088716">
            <text:p>0,43</text:p>
          </table:table-cell>
          <table:table-cell table:number-columns-repeated="1020"/>
        </table:table-row>
        <table:table-row table:style-name="ro2">
          <table:table-cell table:formula="of:=[.A714]+[.$J$2]" office:value-type="float" office:value="71300">
            <text:p>71300</text:p>
          </table:table-cell>
          <table:table-cell table:formula="of:=[.$G$2]*SIN(-2*3.14159*[.$A715]*[.$G$3])" office:value-type="float" office:value="0.00757258927408133">
            <text:p>0,01</text:p>
          </table:table-cell>
          <table:table-cell table:formula="of:=[.$G$4]*SIN(-2*3.14159*[.$A715]*[.$G$11])" office:value-type="float" office:value="-0.0629250544092764">
            <text:p>-0,06</text:p>
          </table:table-cell>
          <table:table-cell table:formula="of:=[.B715]+[.C715]" office:value-type="float" office:value="-0.0553524651351951">
            <text:p>-0,06</text:p>
          </table:table-cell>
          <table:table-cell table:number-columns-repeated="1020"/>
        </table:table-row>
        <table:table-row table:style-name="ro2">
          <table:table-cell table:formula="of:=[.A715]+[.$J$2]" office:value-type="float" office:value="71400">
            <text:p>71400</text:p>
          </table:table-cell>
          <table:table-cell table:formula="of:=[.$G$2]*SIN(-2*3.14159*[.$A716]*[.$G$3])" office:value-type="float" office:value="-0.224025740470835">
            <text:p>-0,22</text:p>
          </table:table-cell>
          <table:table-cell table:formula="of:=[.$G$4]*SIN(-2*3.14159*[.$A716]*[.$G$11])" office:value-type="float" office:value="-0.317430353721968">
            <text:p>-0,32</text:p>
          </table:table-cell>
          <table:table-cell table:formula="of:=[.B716]+[.C716]" office:value-type="float" office:value="-0.541456094192803">
            <text:p>-0,54</text:p>
          </table:table-cell>
          <table:table-cell table:number-columns-repeated="1020"/>
        </table:table-row>
        <table:table-row table:style-name="ro2">
          <table:table-cell table:formula="of:=[.A716]+[.$J$2]" office:value-type="float" office:value="71500">
            <text:p>71500</text:p>
          </table:table-cell>
          <table:table-cell table:formula="of:=[.$G$2]*SIN(-2*3.14159*[.$A717]*[.$G$3])" office:value-type="float" office:value="-0.443463401652823">
            <text:p>-0,44</text:p>
          </table:table-cell>
          <table:table-cell table:formula="of:=[.$G$4]*SIN(-2*3.14159*[.$A717]*[.$G$11])" office:value-type="float" office:value="-0.550589489654159">
            <text:p>-0,55</text:p>
          </table:table-cell>
          <table:table-cell table:formula="of:=[.B717]+[.C717]" office:value-type="float" office:value="-0.994052891306981">
            <text:p>-0,99</text:p>
          </table:table-cell>
          <table:table-cell table:number-columns-repeated="1020"/>
        </table:table-row>
        <table:table-row table:style-name="ro2">
          <table:table-cell table:formula="of:=[.A717]+[.$J$2]" office:value-type="float" office:value="71600">
            <text:p>71600</text:p>
          </table:table-cell>
          <table:table-cell table:formula="of:=[.$G$2]*SIN(-2*3.14159*[.$A718]*[.$G$3])" office:value-type="float" office:value="-0.638828859865871">
            <text:p>-0,64</text:p>
          </table:table-cell>
          <table:table-cell table:formula="of:=[.$G$4]*SIN(-2*3.14159*[.$A718]*[.$G$11])" office:value-type="float" office:value="-0.746723356568928">
            <text:p>-0,75</text:p>
          </table:table-cell>
          <table:table-cell table:formula="of:=[.B718]+[.C718]" office:value-type="float" office:value="-1.3855522164348">
            <text:p>-1,39</text:p>
          </table:table-cell>
          <table:table-cell table:number-columns-repeated="1020"/>
        </table:table-row>
        <table:table-row table:style-name="ro2">
          <table:table-cell table:formula="of:=[.A718]+[.$J$2]" office:value-type="float" office:value="71700">
            <text:p>71700</text:p>
          </table:table-cell>
          <table:table-cell table:formula="of:=[.$G$2]*SIN(-2*3.14159*[.$A719]*[.$G$3])" office:value-type="float" office:value="-0.799517191455896">
            <text:p>-0,80</text:p>
          </table:table-cell>
          <table:table-cell table:formula="of:=[.$G$4]*SIN(-2*3.14159*[.$A719]*[.$G$11])" office:value-type="float" office:value="-0.89264251601573">
            <text:p>-0,89</text:p>
          </table:table-cell>
          <table:table-cell table:formula="of:=[.B719]+[.C719]" office:value-type="float" office:value="-1.69215970747163">
            <text:p>-1,69</text:p>
          </table:table-cell>
          <table:table-cell table:number-columns-repeated="1020"/>
        </table:table-row>
        <table:table-row table:style-name="ro2">
          <table:table-cell table:formula="of:=[.A719]+[.$J$2]" office:value-type="float" office:value="71800">
            <text:p>71800</text:p>
          </table:table-cell>
          <table:table-cell table:formula="of:=[.$G$2]*SIN(-2*3.14159*[.$A720]*[.$G$3])" office:value-type="float" office:value="-0.916805857459084">
            <text:p>-0,92</text:p>
          </table:table-cell>
          <table:table-cell table:formula="of:=[.$G$4]*SIN(-2*3.14159*[.$A720]*[.$G$11])" office:value-type="float" office:value="-0.97853444661012">
            <text:p>-0,98</text:p>
          </table:table-cell>
          <table:table-cell table:formula="of:=[.B720]+[.C720]" office:value-type="float" office:value="-1.8953403040692">
            <text:p>-1,90</text:p>
          </table:table-cell>
          <table:table-cell table:number-columns-repeated="1020"/>
        </table:table-row>
        <table:table-row table:style-name="ro2">
          <table:table-cell table:formula="of:=[.A720]+[.$J$2]" office:value-type="float" office:value="71900">
            <text:p>71900</text:p>
          </table:table-cell>
          <table:table-cell table:formula="of:=[.$G$2]*SIN(-2*3.14159*[.$A721]*[.$G$3])" office:value-type="float" office:value="-0.984328149144273">
            <text:p>-0,98</text:p>
          </table:table-cell>
          <table:table-cell table:formula="of:=[.$G$4]*SIN(-2*3.14159*[.$A721]*[.$G$11])" office:value-type="float" office:value="-0.998623181065176">
            <text:p>-1,00</text:p>
          </table:table-cell>
          <table:table-cell table:formula="of:=[.B721]+[.C721]" office:value-type="float" office:value="-1.98295133020945">
            <text:p>-1,98</text:p>
          </table:table-cell>
          <table:table-cell table:number-columns-repeated="1020"/>
        </table:table-row>
        <table:table-row table:style-name="ro2">
          <table:table-cell table:formula="of:=[.A721]+[.$J$2]" office:value-type="float" office:value="72000">
            <text:p>72000</text:p>
          </table:table-cell>
          <table:table-cell table:formula="of:=[.$G$2]*SIN(-2*3.14159*[.$A722]*[.$G$3])" office:value-type="float" office:value="-0.998418815541103">
            <text:p>-1,00</text:p>
          </table:table-cell>
          <table:table-cell table:formula="of:=[.$G$4]*SIN(-2*3.14159*[.$A722]*[.$G$11])" office:value-type="float" office:value="-0.951557818614842">
            <text:p>-0,95</text:p>
          </table:table-cell>
          <table:table-cell table:formula="of:=[.B722]+[.C722]" office:value-type="float" office:value="-1.94997663415595">
            <text:p>-1,95</text:p>
          </table:table-cell>
          <table:table-cell table:number-columns-repeated="1020"/>
        </table:table-row>
        <table:table-row table:style-name="ro2">
          <table:table-cell table:formula="of:=[.A722]+[.$J$2]" office:value-type="float" office:value="72100">
            <text:p>72100</text:p>
          </table:table-cell>
          <table:table-cell table:formula="of:=[.$G$2]*SIN(-2*3.14159*[.$A723]*[.$G$3])" office:value-type="float" office:value="-0.958312978891903">
            <text:p>-0,96</text:p>
          </table:table-cell>
          <table:table-cell table:formula="of:=[.$G$4]*SIN(-2*3.14159*[.$A723]*[.$G$11])" office:value-type="float" office:value="-0.840503364934594">
            <text:p>-0,84</text:p>
          </table:table-cell>
          <table:table-cell table:formula="of:=[.B723]+[.C723]" office:value-type="float" office:value="-1.7988163438265">
            <text:p>-1,80</text:p>
          </table:table-cell>
          <table:table-cell table:number-columns-repeated="1020"/>
        </table:table-row>
        <table:table-row table:style-name="ro2">
          <table:table-cell table:formula="of:=[.A723]+[.$J$2]" office:value-type="float" office:value="72200">
            <text:p>72200</text:p>
          </table:table-cell>
          <table:table-cell table:formula="of:=[.$G$2]*SIN(-2*3.14159*[.$A724]*[.$G$3])" office:value-type="float" office:value="-0.866187667745718">
            <text:p>-0,87</text:p>
          </table:table-cell>
          <table:table-cell table:formula="of:=[.$G$4]*SIN(-2*3.14159*[.$A724]*[.$G$11])" office:value-type="float" office:value="-0.672927838402204">
            <text:p>-0,67</text:p>
          </table:table-cell>
          <table:table-cell table:formula="of:=[.B724]+[.C724]" office:value-type="float" office:value="-1.53911550614792">
            <text:p>-1,54</text:p>
          </table:table-cell>
          <table:table-cell table:number-columns-repeated="1020"/>
        </table:table-row>
        <table:table-row table:style-name="ro2">
          <table:table-cell table:formula="of:=[.A724]+[.$J$2]" office:value-type="float" office:value="72300">
            <text:p>72300</text:p>
          </table:table-cell>
          <table:table-cell table:formula="of:=[.$G$2]*SIN(-2*3.14159*[.$A725]*[.$G$3])" office:value-type="float" office:value="-0.72704368188233">
            <text:p>-0,73</text:p>
          </table:table-cell>
          <table:table-cell table:formula="of:=[.$G$4]*SIN(-2*3.14159*[.$A725]*[.$G$11])" office:value-type="float" office:value="-0.46010014656138">
            <text:p>-0,46</text:p>
          </table:table-cell>
          <table:table-cell table:formula="of:=[.B725]+[.C725]" office:value-type="float" office:value="-1.18714382844371">
            <text:p>-1,19</text:p>
          </table:table-cell>
          <table:table-cell table:number-columns-repeated="1020"/>
        </table:table-row>
        <table:table-row table:style-name="ro2">
          <table:table-cell table:formula="of:=[.A725]+[.$J$2]" office:value-type="float" office:value="72400">
            <text:p>72400</text:p>
          </table:table-cell>
          <table:table-cell table:formula="of:=[.$G$2]*SIN(-2*3.14159*[.$A726]*[.$G$3])" office:value-type="float" office:value="-0.548434047368794">
            <text:p>-0,55</text:p>
          </table:table-cell>
          <table:table-cell table:formula="of:=[.$G$4]*SIN(-2*3.14159*[.$A726]*[.$G$11])" office:value-type="float" office:value="-0.216332245826736">
            <text:p>-0,22</text:p>
          </table:table-cell>
          <table:table-cell table:formula="of:=[.B726]+[.C726]" office:value-type="float" office:value="-0.76476629319553">
            <text:p>-0,76</text:p>
          </table:table-cell>
          <table:table-cell table:number-columns-repeated="1020"/>
        </table:table-row>
        <table:table-row table:style-name="ro2">
          <table:table-cell table:formula="of:=[.A726]+[.$J$2]" office:value-type="float" office:value="72500">
            <text:p>72500</text:p>
          </table:table-cell>
          <table:table-cell table:formula="of:=[.$G$2]*SIN(-2*3.14159*[.$A727]*[.$G$3])" office:value-type="float" office:value="-0.340054156381589">
            <text:p>-0,34</text:p>
          </table:table-cell>
          <table:table-cell table:formula="of:=[.$G$4]*SIN(-2*3.14159*[.$A727]*[.$G$11])" office:value-type="float" office:value="0.0419832511788696">
            <text:p>0,04</text:p>
          </table:table-cell>
          <table:table-cell table:formula="of:=[.B727]+[.C727]" office:value-type="float" office:value="-0.298070905202719">
            <text:p>-0,30</text:p>
          </table:table-cell>
          <table:table-cell table:number-columns-repeated="1020"/>
        </table:table-row>
        <table:table-row table:style-name="ro2">
          <table:table-cell table:formula="of:=[.A727]+[.$J$2]" office:value-type="float" office:value="72600">
            <text:p>72600</text:p>
          </table:table-cell>
          <table:table-cell table:formula="of:=[.$G$2]*SIN(-2*3.14159*[.$A728]*[.$G$3])" office:value-type="float" office:value="-0.113215304473377">
            <text:p>-0,11</text:p>
          </table:table-cell>
          <table:table-cell table:formula="of:=[.$G$4]*SIN(-2*3.14159*[.$A728]*[.$G$11])" office:value-type="float" office:value="0.297475542880423">
            <text:p>0,30</text:p>
          </table:table-cell>
          <table:table-cell table:formula="of:=[.B728]+[.C728]" office:value-type="float" office:value="0.184260238407046">
            <text:p>0,18</text:p>
          </table:table-cell>
          <table:table-cell table:number-columns-repeated="1020"/>
        </table:table-row>
        <table:table-row table:style-name="ro2">
          <table:table-cell table:formula="of:=[.A728]+[.$J$2]" office:value-type="float" office:value="72700">
            <text:p>72700</text:p>
          </table:table-cell>
          <table:table-cell table:formula="of:=[.$G$2]*SIN(-2*3.14159*[.$A729]*[.$G$3])" office:value-type="float" office:value="0.119769109719188">
            <text:p>0,12</text:p>
          </table:table-cell>
          <table:table-cell table:formula="of:=[.$G$4]*SIN(-2*3.14159*[.$A729]*[.$G$11])" office:value-type="float" office:value="0.53296359092696">
            <text:p>0,53</text:p>
          </table:table-cell>
          <table:table-cell table:formula="of:=[.B729]+[.C729]" office:value-type="float" office:value="0.652732700646148">
            <text:p>0,65</text:p>
          </table:table-cell>
          <table:table-cell table:number-columns-repeated="1020"/>
        </table:table-row>
        <table:table-row table:style-name="ro2">
          <table:table-cell table:formula="of:=[.A729]+[.$J$2]" office:value-type="float" office:value="72800">
            <text:p>72800</text:p>
          </table:table-cell>
          <table:table-cell table:formula="of:=[.$G$2]*SIN(-2*3.14159*[.$A730]*[.$G$3])" office:value-type="float" office:value="0.346252205752839">
            <text:p>0,35</text:p>
          </table:table-cell>
          <table:table-cell table:formula="of:=[.$G$4]*SIN(-2*3.14159*[.$A730]*[.$G$11])" office:value-type="float" office:value="0.732611605104087">
            <text:p>0,73</text:p>
          </table:table-cell>
          <table:table-cell table:formula="of:=[.B730]+[.C730]" office:value-type="float" office:value="1.07886381085693">
            <text:p>1,08</text:p>
          </table:table-cell>
          <table:table-cell table:number-columns-repeated="1020"/>
        </table:table-row>
        <table:table-row table:style-name="ro2">
          <table:table-cell table:formula="of:=[.A730]+[.$J$2]" office:value-type="float" office:value="72900">
            <text:p>72900</text:p>
          </table:table-cell>
          <table:table-cell table:formula="of:=[.$G$2]*SIN(-2*3.14159*[.$A731]*[.$G$3])" office:value-type="float" office:value="0.553939896338445">
            <text:p>0,55</text:p>
          </table:table-cell>
          <table:table-cell table:formula="of:=[.$G$4]*SIN(-2*3.14159*[.$A731]*[.$G$11])" office:value-type="float" office:value="0.882993904619772">
            <text:p>0,88</text:p>
          </table:table-cell>
          <table:table-cell table:formula="of:=[.B731]+[.C731]" office:value-type="float" office:value="1.43693380095822">
            <text:p>1,44</text:p>
          </table:table-cell>
          <table:table-cell table:number-columns-repeated="1020"/>
        </table:table-row>
        <table:table-row table:style-name="ro2">
          <table:table-cell table:formula="of:=[.A731]+[.$J$2]" office:value-type="float" office:value="73000">
            <text:p>73000</text:p>
          </table:table-cell>
          <table:table-cell table:formula="of:=[.$G$2]*SIN(-2*3.14159*[.$A732]*[.$G$3])" office:value-type="float" office:value="0.731558460006364">
            <text:p>0,73</text:p>
          </table:table-cell>
          <table:table-cell table:formula="of:=[.$G$4]*SIN(-2*3.14159*[.$A732]*[.$G$11])" office:value-type="float" office:value="0.973997819613193">
            <text:p>0,97</text:p>
          </table:table-cell>
          <table:table-cell table:formula="of:=[.B732]+[.C732]" office:value-type="float" office:value="1.70555627961956">
            <text:p>1,71</text:p>
          </table:table-cell>
          <table:table-cell table:number-columns-repeated="1020"/>
        </table:table-row>
        <table:table-row table:style-name="ro2">
          <table:table-cell table:formula="of:=[.A732]+[.$J$2]" office:value-type="float" office:value="73100">
            <text:p>73100</text:p>
          </table:table-cell>
          <table:table-cell table:formula="of:=[.$G$2]*SIN(-2*3.14159*[.$A733]*[.$G$3])" office:value-type="float" office:value="0.86946631718693">
            <text:p>0,87</text:p>
          </table:table-cell>
          <table:table-cell table:formula="of:=[.$G$4]*SIN(-2*3.14159*[.$A733]*[.$G$11])" office:value-type="float" office:value="0.999503598536876">
            <text:p>1,00</text:p>
          </table:table-cell>
          <table:table-cell table:formula="of:=[.B733]+[.C733]" office:value-type="float" office:value="1.86896991572381">
            <text:p>1,87</text:p>
          </table:table-cell>
          <table:table-cell table:number-columns-repeated="1020"/>
        </table:table-row>
        <table:table-row table:style-name="ro2">
          <table:table-cell table:formula="of:=[.A733]+[.$J$2]" office:value-type="float" office:value="73200">
            <text:p>73200</text:p>
          </table:table-cell>
          <table:table-cell table:formula="of:=[.$G$2]*SIN(-2*3.14159*[.$A734]*[.$G$3])" office:value-type="float" office:value="0.960177506418156">
            <text:p>0,96</text:p>
          </table:table-cell>
          <table:table-cell table:formula="of:=[.$G$4]*SIN(-2*3.14159*[.$A734]*[.$G$11])" office:value-type="float" office:value="0.957796082152115">
            <text:p>0,96</text:p>
          </table:table-cell>
          <table:table-cell table:formula="of:=[.B734]+[.C734]" office:value-type="float" office:value="1.91797358857027">
            <text:p>1,92</text:p>
          </table:table-cell>
          <table:table-cell table:number-columns-repeated="1020"/>
        </table:table-row>
        <table:table-row table:style-name="ro2">
          <table:table-cell table:formula="of:=[.A734]+[.$J$2]" office:value-type="float" office:value="73300">
            <text:p>73300</text:p>
          </table:table-cell>
          <table:table-cell table:formula="of:=[.$G$2]*SIN(-2*3.14159*[.$A735]*[.$G$3])" office:value-type="float" office:value="0.998768010428013">
            <text:p>1,00</text:p>
          </table:table-cell>
          <table:table-cell table:formula="of:=[.$G$4]*SIN(-2*3.14159*[.$A735]*[.$G$11])" office:value-type="float" office:value="0.851679971475491">
            <text:p>0,85</text:p>
          </table:table-cell>
          <table:table-cell table:formula="of:=[.B735]+[.C735]" office:value-type="float" office:value="1.8504479819035">
            <text:p>1,85</text:p>
          </table:table-cell>
          <table:table-cell table:number-columns-repeated="1020"/>
        </table:table-row>
        <table:table-row table:style-name="ro2">
          <table:table-cell table:formula="of:=[.A735]+[.$J$2]" office:value-type="float" office:value="73400">
            <text:p>73400</text:p>
          </table:table-cell>
          <table:table-cell table:formula="of:=[.$G$2]*SIN(-2*3.14159*[.$A736]*[.$G$3])" office:value-type="float" office:value="0.98314306153593">
            <text:p>0,98</text:p>
          </table:table-cell>
          <table:table-cell table:formula="of:=[.$G$4]*SIN(-2*3.14159*[.$A736]*[.$G$11])" office:value-type="float" office:value="0.688291198821725">
            <text:p>0,69</text:p>
          </table:table-cell>
          <table:table-cell table:formula="of:=[.B736]+[.C736]" office:value-type="float" office:value="1.67143426035765">
            <text:p>1,67</text:p>
          </table:table-cell>
          <table:table-cell table:number-columns-repeated="1020"/>
        </table:table-row>
        <table:table-row table:style-name="ro2">
          <table:table-cell table:formula="of:=[.A736]+[.$J$2]" office:value-type="float" office:value="73500">
            <text:p>73500</text:p>
          </table:table-cell>
          <table:table-cell table:formula="of:=[.$G$2]*SIN(-2*3.14159*[.$A737]*[.$G$3])" office:value-type="float" office:value="0.914150806264122">
            <text:p>0,91</text:p>
          </table:table-cell>
          <table:table-cell table:formula="of:=[.$G$4]*SIN(-2*3.14159*[.$A737]*[.$G$11])" office:value-type="float" office:value="0.478617125825242">
            <text:p>0,48</text:p>
          </table:table-cell>
          <table:table-cell table:formula="of:=[.B737]+[.C737]" office:value-type="float" office:value="1.39276793208936">
            <text:p>1,39</text:p>
          </table:table-cell>
          <table:table-cell table:number-columns-repeated="1020"/>
        </table:table-row>
        <table:table-row table:style-name="ro2">
          <table:table-cell table:formula="of:=[.A737]+[.$J$2]" office:value-type="float" office:value="73600">
            <text:p>73600</text:p>
          </table:table-cell>
          <table:table-cell table:formula="of:=[.$G$2]*SIN(-2*3.14159*[.$A738]*[.$G$3])" office:value-type="float" office:value="0.795536322384132">
            <text:p>0,80</text:p>
          </table:table-cell>
          <table:table-cell table:formula="of:=[.$G$4]*SIN(-2*3.14159*[.$A738]*[.$G$11])" office:value-type="float" office:value="0.236757667447634">
            <text:p>0,24</text:p>
          </table:table-cell>
          <table:table-cell table:formula="of:=[.B738]+[.C738]" office:value-type="float" office:value="1.03229398983177">
            <text:p>1,03</text:p>
          </table:table-cell>
          <table:table-cell table:number-columns-repeated="1020"/>
        </table:table-row>
        <table:table-row table:style-name="ro2">
          <table:table-cell table:formula="of:=[.A738]+[.$J$2]" office:value-type="float" office:value="73700">
            <text:p>73700</text:p>
          </table:table-cell>
          <table:table-cell table:formula="of:=[.$G$2]*SIN(-2*3.14159*[.$A739]*[.$G$3])" office:value-type="float" office:value="0.633738251732448">
            <text:p>0,63</text:p>
          </table:table-cell>
          <table:table-cell table:formula="of:=[.$G$4]*SIN(-2*3.14159*[.$A739]*[.$G$11])" office:value-type="float" office:value="-0.0210229850054329">
            <text:p>-0,02</text:p>
          </table:table-cell>
          <table:table-cell table:formula="of:=[.B739]+[.C739]" office:value-type="float" office:value="0.612715266727015">
            <text:p>0,61</text:p>
          </table:table-cell>
          <table:table-cell table:number-columns-repeated="1020"/>
        </table:table-row>
        <table:table-row table:style-name="ro2">
          <table:table-cell table:formula="of:=[.A739]+[.$J$2]" office:value-type="float" office:value="73800">
            <text:p>73800</text:p>
          </table:table-cell>
          <table:table-cell table:formula="of:=[.$G$2]*SIN(-2*3.14159*[.$A740]*[.$G$3])" office:value-type="float" office:value="0.437539411387432">
            <text:p>0,44</text:p>
          </table:table-cell>
          <table:table-cell table:formula="of:=[.$G$4]*SIN(-2*3.14159*[.$A740]*[.$G$11])" office:value-type="float" office:value="-0.277389911441456">
            <text:p>-0,28</text:p>
          </table:table-cell>
          <table:table-cell table:formula="of:=[.B740]+[.C740]" office:value-type="float" office:value="0.160149499945976">
            <text:p>0,16</text:p>
          </table:table-cell>
          <table:table-cell table:number-columns-repeated="1020"/>
        </table:table-row>
        <table:table-row table:style-name="ro2">
          <table:table-cell table:formula="of:=[.A740]+[.$J$2]" office:value-type="float" office:value="73900">
            <text:p>73900</text:p>
          </table:table-cell>
          <table:table-cell table:formula="of:=[.$G$2]*SIN(-2*3.14159*[.$A741]*[.$G$3])" office:value-type="float" office:value="0.217589884040454">
            <text:p>0,22</text:p>
          </table:table-cell>
          <table:table-cell table:formula="of:=[.$G$4]*SIN(-2*3.14159*[.$A741]*[.$G$11])" office:value-type="float" office:value="-0.515103286320977">
            <text:p>-0,52</text:p>
          </table:table-cell>
          <table:table-cell table:formula="of:=[.B741]+[.C741]" office:value-type="float" office:value="-0.297513402280523">
            <text:p>-0,30</text:p>
          </table:table-cell>
          <table:table-cell table:number-columns-repeated="1020"/>
        </table:table-row>
        <table:table-row table:style-name="ro2">
          <table:table-cell table:formula="of:=[.A741]+[.$J$2]" office:value-type="float" office:value="74000">
            <text:p>74000</text:p>
          </table:table-cell>
          <table:table-cell table:formula="of:=[.$G$2]*SIN(-2*3.14159*[.$A742]*[.$G$3])" office:value-type="float" office:value="-0.0141709019989885">
            <text:p>-0,01</text:p>
          </table:table-cell>
          <table:table-cell table:formula="of:=[.$G$4]*SIN(-2*3.14159*[.$A742]*[.$G$11])" office:value-type="float" office:value="-0.718177652842338">
            <text:p>-0,72</text:p>
          </table:table-cell>
          <table:table-cell table:formula="of:=[.B742]+[.C742]" office:value-type="float" office:value="-0.732348554841327">
            <text:p>-0,73</text:p>
          </table:table-cell>
          <table:table-cell table:number-columns-repeated="1020"/>
        </table:table-row>
        <table:table-row table:style-name="ro2">
          <table:table-cell table:formula="of:=[.A742]+[.$J$2]" office:value-type="float" office:value="74100">
            <text:p>74100</text:p>
          </table:table-cell>
          <table:table-cell table:formula="of:=[.$G$2]*SIN(-2*3.14159*[.$A743]*[.$G$3])" office:value-type="float" office:value="-0.245162487378554">
            <text:p>-0,25</text:p>
          </table:table-cell>
          <table:table-cell table:formula="of:=[.$G$4]*SIN(-2*3.14159*[.$A743]*[.$G$11])" office:value-type="float" office:value="-0.872956994191037">
            <text:p>-0,87</text:p>
          </table:table-cell>
          <table:table-cell table:formula="of:=[.B743]+[.C743]" office:value-type="float" office:value="-1.11811948156959">
            <text:p>-1,12</text:p>
          </table:table-cell>
          <table:table-cell table:number-columns-repeated="1020"/>
        </table:table-row>
        <table:table-row table:style-name="ro2">
          <table:table-cell table:formula="of:=[.A743]+[.$J$2]" office:value-type="float" office:value="74200">
            <text:p>74200</text:p>
          </table:table-cell>
          <table:table-cell table:formula="of:=[.$G$2]*SIN(-2*3.14159*[.$A744]*[.$G$3])" office:value-type="float" office:value="-0.462846052365361">
            <text:p>-0,46</text:p>
          </table:table-cell>
          <table:table-cell table:formula="of:=[.$G$4]*SIN(-2*3.14159*[.$A744]*[.$G$11])" office:value-type="float" office:value="-0.969032844821336">
            <text:p>-0,97</text:p>
          </table:table-cell>
          <table:table-cell table:formula="of:=[.B744]+[.C744]" office:value-type="float" office:value="-1.4318788971867">
            <text:p>-1,43</text:p>
          </table:table-cell>
          <table:table-cell table:number-columns-repeated="1020"/>
        </table:table-row>
        <table:table-row table:style-name="ro2">
          <table:table-cell table:formula="of:=[.A744]+[.$J$2]" office:value-type="float" office:value="74300">
            <text:p>74300</text:p>
          </table:table-cell>
          <table:table-cell table:formula="of:=[.$G$2]*SIN(-2*3.14159*[.$A745]*[.$G$3])" office:value-type="float" office:value="-0.655405278557196">
            <text:p>-0,66</text:p>
          </table:table-cell>
          <table:table-cell table:formula="of:=[.$G$4]*SIN(-2*3.14159*[.$A745]*[.$G$11])" office:value-type="float" office:value="-0.999944465057192">
            <text:p>-1,00</text:p>
          </table:table-cell>
          <table:table-cell table:formula="of:=[.B745]+[.C745]" office:value-type="float" office:value="-1.65534974361439">
            <text:p>-1,66</text:p>
          </table:table-cell>
          <table:table-cell table:number-columns-repeated="1020"/>
        </table:table-row>
        <table:table-row table:style-name="ro2">
          <table:table-cell table:formula="of:=[.A745]+[.$J$2]" office:value-type="float" office:value="74400">
            <text:p>74400</text:p>
          </table:table-cell>
          <table:table-cell table:formula="of:=[.$G$2]*SIN(-2*3.14159*[.$A746]*[.$G$3])" office:value-type="float" office:value="-0.812387571298189">
            <text:p>-0,81</text:p>
          </table:table-cell>
          <table:table-cell table:formula="of:=[.$G$4]*SIN(-2*3.14159*[.$A746]*[.$G$11])" office:value-type="float" office:value="-0.963613144387533">
            <text:p>-0,96</text:p>
          </table:table-cell>
          <table:table-cell table:formula="of:=[.B746]+[.C746]" office:value-type="float" office:value="-1.77600071568572">
            <text:p>-1,78</text:p>
          </table:table-cell>
          <table:table-cell table:number-columns-repeated="1020"/>
        </table:table-row>
        <table:table-row table:style-name="ro2">
          <table:table-cell table:formula="of:=[.A746]+[.$J$2]" office:value-type="float" office:value="74500">
            <text:p>74500</text:p>
          </table:table-cell>
          <table:table-cell table:formula="of:=[.$G$2]*SIN(-2*3.14159*[.$A747]*[.$G$3])" office:value-type="float" office:value="-0.925271564092632">
            <text:p>-0,93</text:p>
          </table:table-cell>
          <table:table-cell table:formula="of:=[.$G$4]*SIN(-2*3.14159*[.$A747]*[.$G$11])" office:value-type="float" office:value="-0.862482020268534">
            <text:p>-0,86</text:p>
          </table:table-cell>
          <table:table-cell table:formula="of:=[.B747]+[.C747]" office:value-type="float" office:value="-1.78775358436117">
            <text:p>-1,79</text:p>
          </table:table-cell>
          <table:table-cell table:number-columns-repeated="1020"/>
        </table:table-row>
        <table:table-row table:style-name="ro2">
          <table:table-cell table:formula="of:=[.A747]+[.$J$2]" office:value-type="float" office:value="74600">
            <text:p>74600</text:p>
          </table:table-cell>
          <table:table-cell table:formula="of:=[.$G$2]*SIN(-2*3.14159*[.$A748]*[.$G$3])" office:value-type="float" office:value="-0.987929644825749">
            <text:p>-0,99</text:p>
          </table:table-cell>
          <table:table-cell table:formula="of:=[.$G$4]*SIN(-2*3.14159*[.$A748]*[.$G$11])" office:value-type="float" office:value="-0.703351869934559">
            <text:p>-0,70</text:p>
          </table:table-cell>
          <table:table-cell table:formula="of:=[.B748]+[.C748]" office:value-type="float" office:value="-1.69128151476031">
            <text:p>-1,69</text:p>
          </table:table-cell>
          <table:table-cell table:number-columns-repeated="1020"/>
        </table:table-row>
        <table:table-row table:style-name="ro2">
          <table:table-cell table:formula="of:=[.A748]+[.$J$2]" office:value-type="float" office:value="74700">
            <text:p>74700</text:p>
          </table:table-cell>
          <table:table-cell table:formula="of:=[.$G$2]*SIN(-2*3.14159*[.$A749]*[.$G$3])" office:value-type="float" office:value="-0.996960602053492">
            <text:p>-1,00</text:p>
          </table:table-cell>
          <table:table-cell table:formula="of:=[.$G$4]*SIN(-2*3.14159*[.$A749]*[.$G$11])" office:value-type="float" office:value="-0.496923623992976">
            <text:p>-0,50</text:p>
          </table:table-cell>
          <table:table-cell table:formula="of:=[.B749]+[.C749]" office:value-type="float" office:value="-1.49388422604647">
            <text:p>-1,49</text:p>
          </table:table-cell>
          <table:table-cell table:number-columns-repeated="1020"/>
        </table:table-row>
        <table:table-row table:style-name="ro2">
          <table:table-cell table:formula="of:=[.A749]+[.$J$2]" office:value-type="float" office:value="74800">
            <text:p>74800</text:p>
          </table:table-cell>
          <table:table-cell table:formula="of:=[.$G$2]*SIN(-2*3.14159*[.$A750]*[.$G$3])" office:value-type="float" office:value="-0.951874212097333">
            <text:p>-0,95</text:p>
          </table:table-cell>
          <table:table-cell table:formula="of:=[.$G$4]*SIN(-2*3.14159*[.$A750]*[.$G$11])" office:value-type="float" office:value="-0.257078941229265">
            <text:p>-0,26</text:p>
          </table:table-cell>
          <table:table-cell table:formula="of:=[.B750]+[.C750]" office:value-type="float" office:value="-1.2089531533266">
            <text:p>-1,21</text:p>
          </table:table-cell>
          <table:table-cell table:number-columns-repeated="1020"/>
        </table:table-row>
        <table:table-row table:style-name="ro2">
          <table:table-cell table:formula="of:=[.A750]+[.$J$2]" office:value-type="float" office:value="74900">
            <text:p>74900</text:p>
          </table:table-cell>
          <table:table-cell table:formula="of:=[.$G$2]*SIN(-2*3.14159*[.$A751]*[.$G$3])" office:value-type="float" office:value="-0.855117858338559">
            <text:p>-0,86</text:p>
          </table:table-cell>
          <table:table-cell table:formula="of:=[.$G$4]*SIN(-2*3.14159*[.$A751]*[.$G$11])" office:value-type="float" office:value="0.0000535033718967765">
            <text:p>0,00</text:p>
          </table:table-cell>
          <table:table-cell table:formula="of:=[.B751]+[.C751]" office:value-type="float" office:value="-0.855064354966662">
            <text:p>-0,86</text:p>
          </table:table-cell>
          <table:table-cell table:number-columns-repeated="1020"/>
        </table:table-row>
        <table:table-row table:style-name="ro2">
          <table:table-cell table:formula="of:=[.A751]+[.$J$2]" office:value-type="float" office:value="75000">
            <text:p>75000</text:p>
          </table:table-cell>
          <table:table-cell table:formula="of:=[.$G$2]*SIN(-2*3.14159*[.$A752]*[.$G$3])" office:value-type="float" office:value="-0.711943725508483">
            <text:p>-0,71</text:p>
          </table:table-cell>
          <table:table-cell table:formula="of:=[.$G$4]*SIN(-2*3.14159*[.$A752]*[.$G$11])" office:value-type="float" office:value="0.257182292448209">
            <text:p>0,26</text:p>
          </table:table-cell>
          <table:table-cell table:formula="of:=[.B752]+[.C752]" office:value-type="float" office:value="-0.454761433060274">
            <text:p>-0,45</text:p>
          </table:table-cell>
          <table:table-cell table:number-columns-repeated="1020"/>
        </table:table-row>
        <table:table-row table:style-name="ro2">
          <table:table-cell table:formula="of:=[.A752]+[.$J$2]" office:value-type="float" office:value="75100">
            <text:p>75100</text:p>
          </table:table-cell>
          <table:table-cell table:formula="of:=[.$G$2]*SIN(-2*3.14159*[.$A753]*[.$G$3])" office:value-type="float" office:value="-0.530123604465931">
            <text:p>-0,53</text:p>
          </table:table-cell>
          <table:table-cell table:formula="of:=[.$G$4]*SIN(-2*3.14159*[.$A753]*[.$G$11])" office:value-type="float" office:value="0.4970164551273">
            <text:p>0,50</text:p>
          </table:table-cell>
          <table:table-cell table:formula="of:=[.B753]+[.C753]" office:value-type="float" office:value="-0.0331071493386302">
            <text:p>-0,03</text:p>
          </table:table-cell>
          <table:table-cell table:number-columns-repeated="1020"/>
        </table:table-row>
        <table:table-row table:style-name="ro2">
          <table:table-cell table:formula="of:=[.A753]+[.$J$2]" office:value-type="float" office:value="75200">
            <text:p>75200</text:p>
          </table:table-cell>
          <table:table-cell table:formula="of:=[.$G$2]*SIN(-2*3.14159*[.$A754]*[.$G$3])" office:value-type="float" office:value="-0.31952716088646">
            <text:p>-0,32</text:p>
          </table:table-cell>
          <table:table-cell table:formula="of:=[.$G$4]*SIN(-2*3.14159*[.$A754]*[.$G$11])" office:value-type="float" office:value="0.703427909597685">
            <text:p>0,70</text:p>
          </table:table-cell>
          <table:table-cell table:formula="of:=[.B754]+[.C754]" office:value-type="float" office:value="0.383900748711225">
            <text:p>0,38</text:p>
          </table:table-cell>
          <table:table-cell table:number-columns-repeated="1020"/>
        </table:table-row>
        <table:table-row table:style-name="ro2">
          <table:table-cell table:formula="of:=[.A754]+[.$J$2]" office:value-type="float" office:value="75300">
            <text:p>75300</text:p>
          </table:table-cell>
          <table:table-cell table:formula="of:=[.$G$2]*SIN(-2*3.14159*[.$A755]*[.$G$3])" office:value-type="float" office:value="-0.0915860094253134">
            <text:p>-0,09</text:p>
          </table:table-cell>
          <table:table-cell table:formula="of:=[.$G$4]*SIN(-2*3.14159*[.$A755]*[.$G$11])" office:value-type="float" office:value="0.862536170127896">
            <text:p>0,86</text:p>
          </table:table-cell>
          <table:table-cell table:formula="of:=[.B755]+[.C755]" office:value-type="float" office:value="0.770950160702582">
            <text:p>0,77</text:p>
          </table:table-cell>
          <table:table-cell table:number-columns-repeated="1020"/>
        </table:table-row>
        <table:table-row table:style-name="ro2">
          <table:table-cell table:formula="of:=[.A755]+[.$J$2]" office:value-type="float" office:value="75400">
            <text:p>75400</text:p>
          </table:table-cell>
          <table:table-cell table:formula="of:=[.$G$2]*SIN(-2*3.14159*[.$A756]*[.$G$3])" office:value-type="float" office:value="0.141326615614707">
            <text:p>0,14</text:p>
          </table:table-cell>
          <table:table-cell table:formula="of:=[.$G$4]*SIN(-2*3.14159*[.$A756]*[.$G$11])" office:value-type="float" office:value="0.963641725930646">
            <text:p>0,96</text:p>
          </table:table-cell>
          <table:table-cell table:formula="of:=[.B756]+[.C756]" office:value-type="float" office:value="1.10496834154535">
            <text:p>1,10</text:p>
          </table:table-cell>
          <table:table-cell table:number-columns-repeated="1020"/>
        </table:table-row>
        <table:table-row table:style-name="ro2">
          <table:table-cell table:formula="of:=[.A756]+[.$J$2]" office:value-type="float" office:value="75500">
            <text:p>75500</text:p>
          </table:table-cell>
          <table:table-cell table:formula="of:=[.$G$2]*SIN(-2*3.14159*[.$A757]*[.$G$3])" office:value-type="float" office:value="0.36656773065542">
            <text:p>0,37</text:p>
          </table:table-cell>
          <table:table-cell table:formula="of:=[.$G$4]*SIN(-2*3.14159*[.$A757]*[.$G$11])" office:value-type="float" office:value="0.999945586746584">
            <text:p>1,00</text:p>
          </table:table-cell>
          <table:table-cell table:formula="of:=[.B757]+[.C757]" office:value-type="float" office:value="1.366513317402">
            <text:p>1,37</text:p>
          </table:table-cell>
          <table:table-cell table:number-columns-repeated="1020"/>
        </table:table-row>
        <table:table-row table:style-name="ro2">
          <table:table-cell table:formula="of:=[.A757]+[.$J$2]" office:value-type="float" office:value="75600">
            <text:p>75600</text:p>
          </table:table-cell>
          <table:table-cell table:formula="of:=[.$G$2]*SIN(-2*3.14159*[.$A758]*[.$G$3])" office:value-type="float" office:value="0.5719106663431">
            <text:p>0,57</text:p>
          </table:table-cell>
          <table:table-cell table:formula="of:=[.$G$4]*SIN(-2*3.14159*[.$A758]*[.$G$11])" office:value-type="float" office:value="0.969006423260931">
            <text:p>0,97</text:p>
          </table:table-cell>
          <table:table-cell table:formula="of:=[.B758]+[.C758]" office:value-type="float" office:value="1.54091708960403">
            <text:p>1,54</text:p>
          </table:table-cell>
          <table:table-cell table:number-columns-repeated="1020"/>
        </table:table-row>
        <table:table-row table:style-name="ro2">
          <table:table-cell table:formula="of:=[.A758]+[.$J$2]" office:value-type="float" office:value="75700">
            <text:p>75700</text:p>
          </table:table-cell>
          <table:table-cell table:formula="of:=[.$G$2]*SIN(-2*3.14159*[.$A759]*[.$G$3])" office:value-type="float" office:value="0.746208979399506">
            <text:p>0,75</text:p>
          </table:table-cell>
          <table:table-cell table:formula="of:=[.$G$4]*SIN(-2*3.14159*[.$A759]*[.$G$11])" office:value-type="float" office:value="0.872904791605653">
            <text:p>0,87</text:p>
          </table:table-cell>
          <table:table-cell table:formula="of:=[.B759]+[.C759]" office:value-type="float" office:value="1.61911377100516">
            <text:p>1,62</text:p>
          </table:table-cell>
          <table:table-cell table:number-columns-repeated="1020"/>
        </table:table-row>
        <table:table-row table:style-name="ro2">
          <table:table-cell table:formula="of:=[.A759]+[.$J$2]" office:value-type="float" office:value="75800">
            <text:p>75800</text:p>
          </table:table-cell>
          <table:table-cell table:formula="of:=[.$G$2]*SIN(-2*3.14159*[.$A760]*[.$G$3])" office:value-type="float" office:value="0.880001321465017">
            <text:p>0,88</text:p>
          </table:table-cell>
          <table:table-cell table:formula="of:=[.$G$4]*SIN(-2*3.14159*[.$A760]*[.$G$11])" office:value-type="float" office:value="0.718103228520616">
            <text:p>0,72</text:p>
          </table:table-cell>
          <table:table-cell table:formula="of:=[.B760]+[.C760]" office:value-type="float" office:value="1.59810454998563">
            <text:p>1,60</text:p>
          </table:table-cell>
          <table:table-cell table:number-columns-repeated="1020"/>
        </table:table-row>
        <table:table-row table:style-name="ro2">
          <table:table-cell table:formula="of:=[.A760]+[.$J$2]" office:value-type="float" office:value="75900">
            <text:p>75900</text:p>
          </table:table-cell>
          <table:table-cell table:formula="of:=[.$G$2]*SIN(-2*3.14159*[.$A761]*[.$G$3])" office:value-type="float" office:value="0.966025130876451">
            <text:p>0,97</text:p>
          </table:table-cell>
          <table:table-cell table:formula="of:=[.$G$4]*SIN(-2*3.14159*[.$A761]*[.$G$11])" office:value-type="float" office:value="0.515011590429547">
            <text:p>0,52</text:p>
          </table:table-cell>
          <table:table-cell table:formula="of:=[.B761]+[.C761]" office:value-type="float" office:value="1.481036721306">
            <text:p>1,48</text:p>
          </table:table-cell>
          <table:table-cell table:number-columns-repeated="1020"/>
        </table:table-row>
        <table:table-row table:style-name="ro2">
          <table:table-cell table:formula="of:=[.A761]+[.$J$2]" office:value-type="float" office:value="76000">
            <text:p>76000</text:p>
          </table:table-cell>
          <table:table-cell table:formula="of:=[.$G$2]*SIN(-2*3.14159*[.$A762]*[.$G$3])" office:value-type="float" office:value="0.999610832963558">
            <text:p>1,00</text:p>
          </table:table-cell>
          <table:table-cell table:formula="of:=[.$G$4]*SIN(-2*3.14159*[.$A762]*[.$G$11])" office:value-type="float" office:value="0.277287130963138">
            <text:p>0,28</text:p>
          </table:table-cell>
          <table:table-cell table:formula="of:=[.B762]+[.C762]" office:value-type="float" office:value="1.2768979639267">
            <text:p>1,28</text:p>
          </table:table-cell>
          <table:table-cell table:number-columns-repeated="1020"/>
        </table:table-row>
        <table:table-row table:style-name="ro2">
          <table:table-cell table:formula="of:=[.A762]+[.$J$2]" office:value-type="float" office:value="76100">
            <text:p>76100</text:p>
          </table:table-cell>
          <table:table-cell table:formula="of:=[.$G$2]*SIN(-2*3.14159*[.$A763]*[.$G$3])" office:value-type="float" office:value="0.97893532569451">
            <text:p>0,98</text:p>
          </table:table-cell>
          <table:table-cell table:formula="of:=[.$G$4]*SIN(-2*3.14159*[.$A763]*[.$G$11])" office:value-type="float" office:value="0.0209160315865132">
            <text:p>0,02</text:p>
          </table:table-cell>
          <table:table-cell table:formula="of:=[.B763]+[.C763]" office:value-type="float" office:value="0.999851357281024">
            <text:p>1,00</text:p>
          </table:table-cell>
          <table:table-cell table:number-columns-repeated="1020"/>
        </table:table-row>
        <table:table-row table:style-name="ro2">
          <table:table-cell table:formula="of:=[.A763]+[.$J$2]" office:value-type="float" office:value="76200">
            <text:p>76200</text:p>
          </table:table-cell>
          <table:table-cell table:formula="of:=[.$G$2]*SIN(-2*3.14159*[.$A764]*[.$G$3])" office:value-type="float" office:value="0.905120928993242">
            <text:p>0,91</text:p>
          </table:table-cell>
          <table:table-cell table:formula="of:=[.$G$4]*SIN(-2*3.14159*[.$A764]*[.$G$11])" office:value-type="float" office:value="-0.236861572590204">
            <text:p>-0,24</text:p>
          </table:table-cell>
          <table:table-cell table:formula="of:=[.B764]+[.C764]" office:value-type="float" office:value="0.668259356403038">
            <text:p>0,67</text:p>
          </table:table-cell>
          <table:table-cell table:number-columns-repeated="1020"/>
        </table:table-row>
        <table:table-row table:style-name="ro2">
          <table:table-cell table:formula="of:=[.A764]+[.$J$2]" office:value-type="float" office:value="76300">
            <text:p>76300</text:p>
          </table:table-cell>
          <table:table-cell table:formula="of:=[.$G$2]*SIN(-2*3.14159*[.$A765]*[.$G$3])" office:value-type="float" office:value="0.782174442427474">
            <text:p>0,78</text:p>
          </table:table-cell>
          <table:table-cell table:formula="of:=[.$G$4]*SIN(-2*3.14159*[.$A765]*[.$G$11])" office:value-type="float" office:value="-0.478711077543803">
            <text:p>-0,48</text:p>
          </table:table-cell>
          <table:table-cell table:formula="of:=[.B765]+[.C765]" office:value-type="float" office:value="0.303463364883672">
            <text:p>0,30</text:p>
          </table:table-cell>
          <table:table-cell table:number-columns-repeated="1020"/>
        </table:table-row>
        <table:table-row table:style-name="ro2">
          <table:table-cell table:formula="of:=[.A765]+[.$J$2]" office:value-type="float" office:value="76400">
            <text:p>76400</text:p>
          </table:table-cell>
          <table:table-cell table:formula="of:=[.$G$2]*SIN(-2*3.14159*[.$A766]*[.$G$3])" office:value-type="float" office:value="0.616769718766807">
            <text:p>0,62</text:p>
          </table:table-cell>
          <table:table-cell table:formula="of:=[.$G$4]*SIN(-2*3.14159*[.$A766]*[.$G$11])" office:value-type="float" office:value="-0.688368799648109">
            <text:p>-0,69</text:p>
          </table:table-cell>
          <table:table-cell table:formula="of:=[.B766]+[.C766]" office:value-type="float" office:value="-0.0715990808813018">
            <text:p>-0,07</text:p>
          </table:table-cell>
          <table:table-cell table:number-columns-repeated="1020"/>
        </table:table-row>
        <table:table-row table:style-name="ro2">
          <table:table-cell table:formula="of:=[.A766]+[.$J$2]" office:value-type="float" office:value="76500">
            <text:p>76500</text:p>
          </table:table-cell>
          <table:table-cell table:formula="of:=[.$G$2]*SIN(-2*3.14159*[.$A767]*[.$G$3])" office:value-type="float" office:value="0.417885271754907">
            <text:p>0,42</text:p>
          </table:table-cell>
          <table:table-cell table:formula="of:=[.$G$4]*SIN(-2*3.14159*[.$A767]*[.$G$11])" office:value-type="float" office:value="-0.851736029177114">
            <text:p>-0,85</text:p>
          </table:table-cell>
          <table:table-cell table:formula="of:=[.B767]+[.C767]" office:value-type="float" office:value="-0.433850757422207">
            <text:p>-0,43</text:p>
          </table:table-cell>
          <table:table-cell table:number-columns-repeated="1020"/>
        </table:table-row>
        <table:table-row table:style-name="ro2">
          <table:table-cell table:formula="of:=[.A767]+[.$J$2]" office:value-type="float" office:value="76600">
            <text:p>76600</text:p>
          </table:table-cell>
          <table:table-cell table:formula="of:=[.$G$2]*SIN(-2*3.14159*[.$A768]*[.$G$3])" office:value-type="float" office:value="0.196317062745338">
            <text:p>0,20</text:p>
          </table:table-cell>
          <table:table-cell table:formula="of:=[.$G$4]*SIN(-2*3.14159*[.$A768]*[.$G$11])" office:value-type="float" office:value="-0.957826827037517">
            <text:p>-0,96</text:p>
          </table:table-cell>
          <table:table-cell table:formula="of:=[.B768]+[.C768]" office:value-type="float" office:value="-0.761509764292179">
            <text:p>-0,76</text:p>
          </table:table-cell>
          <table:table-cell table:number-columns-repeated="1020"/>
        </table:table-row>
        <table:table-row table:style-name="ro2">
          <table:table-cell table:formula="of:=[.A768]+[.$J$2]" office:value-type="float" office:value="76700">
            <text:p>76700</text:p>
          </table:table-cell>
          <table:table-cell table:formula="of:=[.$G$2]*SIN(-2*3.14159*[.$A769]*[.$G$3])" office:value-type="float" office:value="-0.0359077232715044">
            <text:p>-0,04</text:p>
          </table:table-cell>
          <table:table-cell table:formula="of:=[.$G$4]*SIN(-2*3.14159*[.$A769]*[.$G$11])" office:value-type="float" office:value="-0.999506964047497">
            <text:p>-1,00</text:p>
          </table:table-cell>
          <table:table-cell table:formula="of:=[.B769]+[.C769]" office:value-type="float" office:value="-1.035414687319">
            <text:p>-1,04</text:p>
          </table:table-cell>
          <table:table-cell table:number-columns-repeated="1020"/>
        </table:table-row>
        <table:table-row table:style-name="ro2">
          <table:table-cell table:formula="of:=[.A769]+[.$J$2]" office:value-type="float" office:value="76800">
            <text:p>76800</text:p>
          </table:table-cell>
          <table:table-cell table:formula="of:=[.$G$2]*SIN(-2*3.14159*[.$A770]*[.$G$3])" office:value-type="float" office:value="-0.266183325247711">
            <text:p>-0,27</text:p>
          </table:table-cell>
          <table:table-cell table:formula="of:=[.$G$4]*SIN(-2*3.14159*[.$A770]*[.$G$11])" office:value-type="float" office:value="-0.973973570869133">
            <text:p>-0,97</text:p>
          </table:table-cell>
          <table:table-cell table:formula="of:=[.B770]+[.C770]" office:value-type="float" office:value="-1.24015689611684">
            <text:p>-1,24</text:p>
          </table:table-cell>
          <table:table-cell table:number-columns-repeated="1020"/>
        </table:table-row>
        <table:table-row table:style-name="ro2">
          <table:table-cell table:formula="of:=[.A770]+[.$J$2]" office:value-type="float" office:value="76900">
            <text:p>76900</text:p>
          </table:table-cell>
          <table:table-cell table:formula="of:=[.$G$2]*SIN(-2*3.14159*[.$A771]*[.$G$3])" office:value-type="float" office:value="-0.482009902722764">
            <text:p>-0,48</text:p>
          </table:table-cell>
          <table:table-cell table:formula="of:=[.$G$4]*SIN(-2*3.14159*[.$A771]*[.$G$11])" office:value-type="float" office:value="-0.882943686254203">
            <text:p>-0,88</text:p>
          </table:table-cell>
          <table:table-cell table:formula="of:=[.B771]+[.C771]" office:value-type="float" office:value="-1.36495358897697">
            <text:p>-1,36</text:p>
          </table:table-cell>
          <table:table-cell table:number-columns-repeated="1020"/>
        </table:table-row>
        <table:table-row table:style-name="ro2">
          <table:table-cell table:formula="of:=[.A771]+[.$J$2]" office:value-type="float" office:value="77000">
            <text:p>77000</text:p>
          </table:table-cell>
          <table:table-cell table:formula="of:=[.$G$2]*SIN(-2*3.14159*[.$A772]*[.$G$3])" office:value-type="float" office:value="-0.671671831752708">
            <text:p>-0,67</text:p>
          </table:table-cell>
          <table:table-cell table:formula="of:=[.$G$4]*SIN(-2*3.14159*[.$A772]*[.$G$11])" office:value-type="float" office:value="-0.73253878738594">
            <text:p>-0,73</text:p>
          </table:table-cell>
          <table:table-cell table:formula="of:=[.B772]+[.C772]" office:value-type="float" office:value="-1.40421061913865">
            <text:p>-1,40</text:p>
          </table:table-cell>
          <table:table-cell table:number-columns-repeated="1020"/>
        </table:table-row>
        <table:table-row table:style-name="ro2">
          <table:table-cell table:formula="of:=[.A772]+[.$J$2]" office:value-type="float" office:value="77100">
            <text:p>77100</text:p>
          </table:table-cell>
          <table:table-cell table:formula="of:=[.$G$2]*SIN(-2*3.14159*[.$A773]*[.$G$3])" office:value-type="float" office:value="-0.82487386684057">
            <text:p>-0,82</text:p>
          </table:table-cell>
          <table:table-cell table:formula="of:=[.$G$4]*SIN(-2*3.14159*[.$A773]*[.$G$11])" office:value-type="float" office:value="-0.532873045384877">
            <text:p>-0,53</text:p>
          </table:table-cell>
          <table:table-cell table:formula="of:=[.B773]+[.C773]" office:value-type="float" office:value="-1.35774691222545">
            <text:p>-1,36</text:p>
          </table:table-cell>
          <table:table-cell table:number-columns-repeated="1020"/>
        </table:table-row>
        <table:table-row table:style-name="ro2">
          <table:table-cell table:formula="of:=[.A773]+[.$J$2]" office:value-type="float" office:value="77200">
            <text:p>77200</text:p>
          </table:table-cell>
          <table:table-cell table:formula="of:=[.$G$2]*SIN(-2*3.14159*[.$A774]*[.$G$3])" office:value-type="float" office:value="-0.93329981661748">
            <text:p>-0,93</text:p>
          </table:table-cell>
          <table:table-cell table:formula="of:=[.$G$4]*SIN(-2*3.14159*[.$A774]*[.$G$11])" office:value-type="float" office:value="-0.297373407143104">
            <text:p>-0,30</text:p>
          </table:table-cell>
          <table:table-cell table:formula="of:=[.B774]+[.C774]" office:value-type="float" office:value="-1.23067322376058">
            <text:p>-1,23</text:p>
          </table:table-cell>
          <table:table-cell table:number-columns-repeated="1020"/>
        </table:table-row>
        <table:table-row table:style-name="ro2">
          <table:table-cell table:formula="of:=[.A774]+[.$J$2]" office:value-type="float" office:value="77300">
            <text:p>77300</text:p>
          </table:table-cell>
          <table:table-cell table:formula="of:=[.$G$2]*SIN(-2*3.14159*[.$A775]*[.$G$3])" office:value-type="float" office:value="-0.99106406660067">
            <text:p>-0,99</text:p>
          </table:table-cell>
          <table:table-cell table:formula="of:=[.$G$4]*SIN(-2*3.14159*[.$A775]*[.$G$11])" office:value-type="float" office:value="-0.0418763683173264">
            <text:p>-0,04</text:p>
          </table:table-cell>
          <table:table-cell table:formula="of:=[.B775]+[.C775]" office:value-type="float" office:value="-1.032940434918">
            <text:p>-1,03</text:p>
          </table:table-cell>
          <table:table-cell table:number-columns-repeated="1020"/>
        </table:table-row>
        <table:table-row table:style-name="ro2">
          <table:table-cell table:formula="of:=[.A775]+[.$J$2]" office:value-type="float" office:value="77400">
            <text:p>77400</text:p>
          </table:table-cell>
          <table:table-cell table:formula="of:=[.$G$2]*SIN(-2*3.14159*[.$A776]*[.$G$3])" office:value-type="float" office:value="-0.995031040986958">
            <text:p>-1,00</text:p>
          </table:table-cell>
          <table:table-cell table:formula="of:=[.$G$4]*SIN(-2*3.14159*[.$A776]*[.$G$11])" office:value-type="float" office:value="0.216436717391149">
            <text:p>0,22</text:p>
          </table:table-cell>
          <table:table-cell table:formula="of:=[.B776]+[.C776]" office:value-type="float" office:value="-0.77859432359581">
            <text:p>-0,78</text:p>
          </table:table-cell>
          <table:table-cell table:number-columns-repeated="1020"/>
        </table:table-row>
        <table:table-row table:style-name="ro2">
          <table:table-cell table:formula="of:=[.A776]+[.$J$2]" office:value-type="float" office:value="77500">
            <text:p>77500</text:p>
          </table:table-cell>
          <table:table-cell table:formula="of:=[.$G$2]*SIN(-2*3.14159*[.$A777]*[.$G$3])" office:value-type="float" office:value="-0.944985404124135">
            <text:p>-0,94</text:p>
          </table:table-cell>
          <table:table-cell table:formula="of:=[.$G$4]*SIN(-2*3.14159*[.$A777]*[.$G$11])" office:value-type="float" office:value="0.460195151686399">
            <text:p>0,46</text:p>
          </table:table-cell>
          <table:table-cell table:formula="of:=[.B777]+[.C777]" office:value-type="float" office:value="-0.484790252437737">
            <text:p>-0,48</text:p>
          </table:table-cell>
          <table:table-cell table:number-columns-repeated="1020"/>
        </table:table-row>
        <table:table-row table:style-name="ro2">
          <table:table-cell table:formula="of:=[.A777]+[.$J$2]" office:value-type="float" office:value="77600">
            <text:p>77600</text:p>
          </table:table-cell>
          <table:table-cell table:formula="of:=[.$G$2]*SIN(-2*3.14159*[.$A778]*[.$G$3])" office:value-type="float" office:value="-0.843643762411559">
            <text:p>-0,84</text:p>
          </table:table-cell>
          <table:table-cell table:formula="of:=[.$G$4]*SIN(-2*3.14159*[.$A778]*[.$G$11])" office:value-type="float" office:value="0.67300696626539">
            <text:p>0,67</text:p>
          </table:table-cell>
          <table:table-cell table:formula="of:=[.B778]+[.C778]" office:value-type="float" office:value="-0.170636796146169">
            <text:p>-0,17</text:p>
          </table:table-cell>
          <table:table-cell table:number-columns-repeated="1020"/>
        </table:table-row>
        <table:table-row table:style-name="ro2">
          <table:table-cell table:formula="of:=[.A778]+[.$J$2]" office:value-type="float" office:value="77700">
            <text:p>77700</text:p>
          </table:table-cell>
          <table:table-cell table:formula="of:=[.$G$2]*SIN(-2*3.14159*[.$A779]*[.$G$3])" office:value-type="float" office:value="-0.696507173134095">
            <text:p>-0,70</text:p>
          </table:table-cell>
          <table:table-cell table:formula="of:=[.$G$4]*SIN(-2*3.14159*[.$A779]*[.$G$11])" office:value-type="float" office:value="0.840561304764207">
            <text:p>0,84</text:p>
          </table:table-cell>
          <table:table-cell table:formula="of:=[.B779]+[.C779]" office:value-type="float" office:value="0.144054131630112">
            <text:p>0,14</text:p>
          </table:table-cell>
          <table:table-cell table:number-columns-repeated="1020"/>
        </table:table-row>
        <table:table-row table:style-name="ro2">
          <table:table-cell table:formula="of:=[.A779]+[.$J$2]" office:value-type="float" office:value="77800">
            <text:p>77800</text:p>
          </table:table-cell>
          <table:table-cell table:formula="of:=[.$G$2]*SIN(-2*3.14159*[.$A780]*[.$G$3])" office:value-type="float" office:value="-0.511562527308333">
            <text:p>-0,51</text:p>
          </table:table-cell>
          <table:table-cell table:formula="of:=[.$G$4]*SIN(-2*3.14159*[.$A780]*[.$G$11])" office:value-type="float" office:value="0.951590714515975">
            <text:p>0,95</text:p>
          </table:table-cell>
          <table:table-cell table:formula="of:=[.B780]+[.C780]" office:value-type="float" office:value="0.440028187207642">
            <text:p>0,44</text:p>
          </table:table-cell>
          <table:table-cell table:number-columns-repeated="1020"/>
        </table:table-row>
        <table:table-row table:style-name="ro2">
          <table:table-cell table:formula="of:=[.A780]+[.$J$2]" office:value-type="float" office:value="77900">
            <text:p>77900</text:p>
          </table:table-cell>
          <table:table-cell table:formula="of:=[.$G$2]*SIN(-2*3.14159*[.$A781]*[.$G$3])" office:value-type="float" office:value="-0.298849097883374">
            <text:p>-0,30</text:p>
          </table:table-cell>
          <table:table-cell table:formula="of:=[.$G$4]*SIN(-2*3.14159*[.$A781]*[.$G$11])" office:value-type="float" office:value="0.998628787045928">
            <text:p>1,00</text:p>
          </table:table-cell>
          <table:table-cell table:formula="of:=[.B781]+[.C781]" office:value-type="float" office:value="0.699779689162554">
            <text:p>0,70</text:p>
          </table:table-cell>
          <table:table-cell table:number-columns-repeated="1020"/>
        </table:table-row>
        <table:table-row table:style-name="ro2">
          <table:table-cell table:formula="of:=[.A781]+[.$J$2]" office:value-type="float" office:value="78000">
            <text:p>78000</text:p>
          </table:table-cell>
          <table:table-cell table:formula="of:=[.$G$2]*SIN(-2*3.14159*[.$A782]*[.$G$3])" office:value-type="float" office:value="-0.0699134139261422">
            <text:p>-0,07</text:p>
          </table:table-cell>
          <table:table-cell table:formula="of:=[.$G$4]*SIN(-2*3.14159*[.$A782]*[.$G$11])" office:value-type="float" office:value="0.97851239484716">
            <text:p>0,98</text:p>
          </table:table-cell>
          <table:table-cell table:formula="of:=[.B782]+[.C782]" office:value-type="float" office:value="0.908598980921018">
            <text:p>0,91</text:p>
          </table:table-cell>
          <table:table-cell table:number-columns-repeated="1020"/>
        </table:table-row>
        <table:table-row table:style-name="ro2">
          <table:table-cell table:formula="of:=[.A782]+[.$J$2]" office:value-type="float" office:value="78100">
            <text:p>78100</text:p>
          </table:table-cell>
          <table:table-cell table:formula="of:=[.$G$2]*SIN(-2*3.14159*[.$A783]*[.$G$3])" office:value-type="float" office:value="0.162817304468539">
            <text:p>0,16</text:p>
          </table:table-cell>
          <table:table-cell table:formula="of:=[.$G$4]*SIN(-2*3.14159*[.$A783]*[.$G$11])" office:value-type="float" office:value="0.892594302853678">
            <text:p>0,89</text:p>
          </table:table-cell>
          <table:table-cell table:formula="of:=[.B783]+[.C783]" office:value-type="float" office:value="1.05541160732222">
            <text:p>1,06</text:p>
          </table:table-cell>
          <table:table-cell table:number-columns-repeated="1020"/>
        </table:table-row>
        <table:table-row table:style-name="ro2">
          <table:table-cell table:formula="of:=[.A783]+[.$J$2]" office:value-type="float" office:value="78200">
            <text:p>78200</text:p>
          </table:table-cell>
          <table:table-cell table:formula="of:=[.$G$2]*SIN(-2*3.14159*[.$A784]*[.$G$3])" office:value-type="float" office:value="0.386709947994995">
            <text:p>0,39</text:p>
          </table:table-cell>
          <table:table-cell table:formula="of:=[.$G$4]*SIN(-2*3.14159*[.$A784]*[.$G$11])" office:value-type="float" office:value="0.746652178390647">
            <text:p>0,75</text:p>
          </table:table-cell>
          <table:table-cell table:formula="of:=[.B784]+[.C784]" office:value-type="float" office:value="1.13336212638564">
            <text:p>1,13</text:p>
          </table:table-cell>
          <table:table-cell table:number-columns-repeated="1020"/>
        </table:table-row>
        <table:table-row table:style-name="ro2">
          <table:table-cell table:formula="of:=[.A784]+[.$J$2]" office:value-type="float" office:value="78300">
            <text:p>78300</text:p>
          </table:table-cell>
          <table:table-cell table:formula="of:=[.$G$2]*SIN(-2*3.14159*[.$A785]*[.$G$3])" office:value-type="float" office:value="0.589611045815386">
            <text:p>0,59</text:p>
          </table:table-cell>
          <table:table-cell table:formula="of:=[.$G$4]*SIN(-2*3.14159*[.$A785]*[.$G$11])" office:value-type="float" office:value="0.550500209584909">
            <text:p>0,55</text:p>
          </table:table-cell>
          <table:table-cell table:formula="of:=[.B785]+[.C785]" office:value-type="float" office:value="1.1401112554003">
            <text:p>1,14</text:p>
          </table:table-cell>
          <table:table-cell table:number-columns-repeated="1020"/>
        </table:table-row>
        <table:table-row table:style-name="ro2">
          <table:table-cell table:formula="of:=[.A785]+[.$J$2]" office:value-type="float" office:value="78400">
            <text:p>78400</text:p>
          </table:table-cell>
          <table:table-cell table:formula="of:=[.$G$2]*SIN(-2*3.14159*[.$A786]*[.$G$3])" office:value-type="float" office:value="0.760506702709146">
            <text:p>0,76</text:p>
          </table:table-cell>
          <table:table-cell table:formula="of:=[.$G$4]*SIN(-2*3.14159*[.$A786]*[.$G$11])" office:value-type="float" office:value="0.317328907641806">
            <text:p>0,32</text:p>
          </table:table-cell>
          <table:table-cell table:formula="of:=[.B786]+[.C786]" office:value-type="float" office:value="1.07783561035095">
            <text:p>1,08</text:p>
          </table:table-cell>
          <table:table-cell table:number-columns-repeated="1020"/>
        </table:table-row>
        <table:table-row table:style-name="ro2">
          <table:table-cell table:formula="of:=[.A786]+[.$J$2]" office:value-type="float" office:value="78500">
            <text:p>78500</text:p>
          </table:table-cell>
          <table:table-cell table:formula="of:=[.$G$2]*SIN(-2*3.14159*[.$A787]*[.$G$3])" office:value-type="float" office:value="0.890120274706115">
            <text:p>0,89</text:p>
          </table:table-cell>
          <table:table-cell table:formula="of:=[.$G$4]*SIN(-2*3.14159*[.$A787]*[.$G$11])" office:value-type="float" office:value="0.0628182891089061">
            <text:p>0,06</text:p>
          </table:table-cell>
          <table:table-cell table:formula="of:=[.B787]+[.C787]" office:value-type="float" office:value="0.952938563815021">
            <text:p>0,95</text:p>
          </table:table-cell>
          <table:table-cell table:number-columns-repeated="1020"/>
        </table:table-row>
        <table:table-row table:style-name="ro2">
          <table:table-cell table:formula="of:=[.A787]+[.$J$2]" office:value-type="float" office:value="78600">
            <text:p>78600</text:p>
          </table:table-cell>
          <table:table-cell table:formula="of:=[.$G$2]*SIN(-2*3.14159*[.$A788]*[.$G$3])" office:value-type="float" office:value="0.97141603356893">
            <text:p>0,97</text:p>
          </table:table-cell>
          <table:table-cell table:formula="of:=[.$G$4]*SIN(-2*3.14159*[.$A788]*[.$G$11])" office:value-type="float" office:value="-0.19591665102421">
            <text:p>-0,20</text:p>
          </table:table-cell>
          <table:table-cell table:formula="of:=[.B788]+[.C788]" office:value-type="float" office:value="0.77549938254472">
            <text:p>0,78</text:p>
          </table:table-cell>
          <table:table-cell table:number-columns-repeated="1020"/>
        </table:table-row>
        <table:table-row table:style-name="ro2">
          <table:table-cell table:formula="of:=[.A788]+[.$J$2]" office:value-type="float" office:value="78700">
            <text:p>78700</text:p>
          </table:table-cell>
          <table:table-cell table:formula="of:=[.$G$2]*SIN(-2*3.14159*[.$A789]*[.$G$3])" office:value-type="float" office:value="0.999981054931927">
            <text:p>1,00</text:p>
          </table:table-cell>
          <table:table-cell table:formula="of:=[.$G$4]*SIN(-2*3.14159*[.$A789]*[.$G$11])" office:value-type="float" office:value="-0.441476819409871">
            <text:p>-0,44</text:p>
          </table:table-cell>
          <table:table-cell table:formula="of:=[.B789]+[.C789]" office:value-type="float" office:value="0.558504235522056">
            <text:p>0,56</text:p>
          </table:table-cell>
          <table:table-cell table:number-columns-repeated="1020"/>
        </table:table-row>
        <table:table-row table:style-name="ro2">
          <table:table-cell table:formula="of:=[.A789]+[.$J$2]" office:value-type="float" office:value="78800">
            <text:p>78800</text:p>
          </table:table-cell>
          <table:table-cell table:formula="of:=[.$G$2]*SIN(-2*3.14159*[.$A790]*[.$G$3])" office:value-type="float" office:value="0.974264769795505">
            <text:p>0,97</text:p>
          </table:table-cell>
          <table:table-cell table:formula="of:=[.$G$4]*SIN(-2*3.14159*[.$A790]*[.$G$11])" office:value-type="float" office:value="-0.657349165111526">
            <text:p>-0,66</text:p>
          </table:table-cell>
          <table:table-cell table:formula="of:=[.B790]+[.C790]" office:value-type="float" office:value="0.316915604683978">
            <text:p>0,32</text:p>
          </table:table-cell>
          <table:table-cell table:number-columns-repeated="1020"/>
        </table:table-row>
        <table:table-row table:style-name="ro2">
          <table:table-cell table:formula="of:=[.A790]+[.$J$2]" office:value-type="float" office:value="78900">
            <text:p>78900</text:p>
          </table:table-cell>
          <table:table-cell table:formula="of:=[.$G$2]*SIN(-2*3.14159*[.$A791]*[.$G$3])" office:value-type="float" office:value="0.895663124522796">
            <text:p>0,90</text:p>
          </table:table-cell>
          <table:table-cell table:formula="of:=[.$G$4]*SIN(-2*3.14159*[.$A791]*[.$G$11])" office:value-type="float" office:value="-0.829016959615511">
            <text:p>-0,83</text:p>
          </table:table-cell>
          <table:table-cell table:formula="of:=[.B791]+[.C791]" office:value-type="float" office:value="0.0666461649072847">
            <text:p>0,07</text:p>
          </table:table-cell>
          <table:table-cell table:number-columns-repeated="1020"/>
        </table:table-row>
        <table:table-row table:style-name="ro2">
          <table:table-cell table:formula="of:=[.A791]+[.$J$2]" office:value-type="float" office:value="79000">
            <text:p>79000</text:p>
          </table:table-cell>
          <table:table-cell table:formula="of:=[.$G$2]*SIN(-2*3.14159*[.$A792]*[.$G$3])" office:value-type="float" office:value="0.768442780529128">
            <text:p>0,77</text:p>
          </table:table-cell>
          <table:table-cell table:formula="of:=[.$G$4]*SIN(-2*3.14159*[.$A792]*[.$G$11])" office:value-type="float" office:value="-0.944936113092708">
            <text:p>-0,94</text:p>
          </table:table-cell>
          <table:table-cell table:formula="of:=[.B792]+[.C792]" office:value-type="float" office:value="-0.17649333256358">
            <text:p>-0,18</text:p>
          </table:table-cell>
          <table:table-cell table:number-columns-repeated="1020"/>
        </table:table-row>
        <table:table-row table:style-name="ro2">
          <table:table-cell table:formula="of:=[.A792]+[.$J$2]" office:value-type="float" office:value="79100">
            <text:p>79100</text:p>
          </table:table-cell>
          <table:table-cell table:formula="of:=[.$G$2]*SIN(-2*3.14159*[.$A793]*[.$G$3])" office:value-type="float" office:value="0.599509586601464">
            <text:p>0,60</text:p>
          </table:table-cell>
          <table:table-cell table:formula="of:=[.$G$4]*SIN(-2*3.14159*[.$A793]*[.$G$11])" office:value-type="float" office:value="-0.997311444743902">
            <text:p>-1,00</text:p>
          </table:table-cell>
          <table:table-cell table:formula="of:=[.B793]+[.C793]" office:value-type="float" office:value="-0.397801858142438">
            <text:p>-0,40</text:p>
          </table:table-cell>
          <table:table-cell table:number-columns-repeated="1020"/>
        </table:table-row>
        <table:table-row table:style-name="ro2">
          <table:table-cell table:formula="of:=[.A793]+[.$J$2]" office:value-type="float" office:value="79200">
            <text:p>79200</text:p>
          </table:table-cell>
          <table:table-cell table:formula="of:=[.$G$2]*SIN(-2*3.14159*[.$A794]*[.$G$3])" office:value-type="float" office:value="0.398033589216546">
            <text:p>0,40</text:p>
          </table:table-cell>
          <table:table-cell table:formula="of:=[.$G$4]*SIN(-2*3.14159*[.$A794]*[.$G$11])" office:value-type="float" office:value="-0.98262089915978">
            <text:p>-0,98</text:p>
          </table:table-cell>
          <table:table-cell table:formula="of:=[.B794]+[.C794]" office:value-type="float" office:value="-0.584587309943234">
            <text:p>-0,58</text:p>
          </table:table-cell>
          <table:table-cell table:number-columns-repeated="1020"/>
        </table:table-row>
        <table:table-row table:style-name="ro2">
          <table:table-cell table:formula="of:=[.A794]+[.$J$2]" office:value-type="float" office:value="79300">
            <text:p>79300</text:p>
          </table:table-cell>
          <table:table-cell table:formula="of:=[.$G$2]*SIN(-2*3.14159*[.$A795]*[.$G$3])" office:value-type="float" office:value="0.174951425774221">
            <text:p>0,17</text:p>
          </table:table-cell>
          <table:table-cell table:formula="of:=[.$G$4]*SIN(-2*3.14159*[.$A795]*[.$G$11])" office:value-type="float" office:value="-0.901852357055436">
            <text:p>-0,90</text:p>
          </table:table-cell>
          <table:table-cell table:formula="of:=[.B795]+[.C795]" office:value-type="float" office:value="-0.726900931281215">
            <text:p>-0,73</text:p>
          </table:table-cell>
          <table:table-cell table:number-columns-repeated="1020"/>
        </table:table-row>
        <table:table-row table:style-name="ro2">
          <table:table-cell table:formula="of:=[.A795]+[.$J$2]" office:value-type="float" office:value="79400">
            <text:p>79400</text:p>
          </table:table-cell>
          <table:table-cell table:formula="of:=[.$G$2]*SIN(-2*3.14159*[.$A796]*[.$G$3])" office:value-type="float" office:value="-0.0576275381275665">
            <text:p>-0,06</text:p>
          </table:table-cell>
          <table:table-cell table:formula="of:=[.$G$4]*SIN(-2*3.14159*[.$A796]*[.$G$11])" office:value-type="float" office:value="-0.760437235011444">
            <text:p>-0,76</text:p>
          </table:table-cell>
          <table:table-cell table:formula="of:=[.B796]+[.C796]" office:value-type="float" office:value="-0.818064773139011">
            <text:p>-0,82</text:p>
          </table:table-cell>
          <table:table-cell table:number-columns-repeated="1020"/>
        </table:table-row>
        <table:table-row table:style-name="ro2">
          <table:table-cell table:formula="of:=[.A796]+[.$J$2]" office:value-type="float" office:value="79500">
            <text:p>79500</text:p>
          </table:table-cell>
          <table:table-cell table:formula="of:=[.$G$2]*SIN(-2*3.14159*[.$A797]*[.$G$3])" office:value-type="float" office:value="-0.287078315750737">
            <text:p>-0,29</text:p>
          </table:table-cell>
          <table:table-cell table:formula="of:=[.$G$4]*SIN(-2*3.14159*[.$A797]*[.$G$11])" office:value-type="float" office:value="-0.567885255500147">
            <text:p>-0,57</text:p>
          </table:table-cell>
          <table:table-cell table:formula="of:=[.B797]+[.C797]" office:value-type="float" office:value="-0.854963571250884">
            <text:p>-0,85</text:p>
          </table:table-cell>
          <table:table-cell table:number-columns-repeated="1020"/>
        </table:table-row>
        <table:table-row table:style-name="ro2">
          <table:table-cell table:formula="of:=[.A797]+[.$J$2]" office:value-type="float" office:value="79600">
            <text:p>79600</text:p>
          </table:table-cell>
          <table:table-cell table:formula="of:=[.$G$2]*SIN(-2*3.14159*[.$A798]*[.$G$3])" office:value-type="float" office:value="-0.500945839822778">
            <text:p>-0,50</text:p>
          </table:table-cell>
          <table:table-cell table:formula="of:=[.$G$4]*SIN(-2*3.14159*[.$A798]*[.$G$11])" office:value-type="float" office:value="-0.337144856643684">
            <text:p>-0,34</text:p>
          </table:table-cell>
          <table:table-cell table:formula="of:=[.B798]+[.C798]" office:value-type="float" office:value="-0.838090696466463">
            <text:p>-0,84</text:p>
          </table:table-cell>
          <table:table-cell table:number-columns-repeated="1020"/>
        </table:table-row>
        <table:table-row table:style-name="ro2">
          <table:table-cell table:formula="of:=[.A798]+[.$J$2]" office:value-type="float" office:value="79700">
            <text:p>79700</text:p>
          </table:table-cell>
          <table:table-cell table:formula="of:=[.$G$2]*SIN(-2*3.14159*[.$A799]*[.$G$3])" office:value-type="float" office:value="-0.687620828877223">
            <text:p>-0,69</text:p>
          </table:table-cell>
          <table:table-cell table:formula="of:=[.$G$4]*SIN(-2*3.14159*[.$A799]*[.$G$11])" office:value-type="float" office:value="-0.0837325843483792">
            <text:p>-0,08</text:p>
          </table:table-cell>
          <table:table-cell table:formula="of:=[.B799]+[.C799]" office:value-type="float" office:value="-0.771353413225602">
            <text:p>-0,77</text:p>
          </table:table-cell>
          <table:table-cell table:number-columns-repeated="1020"/>
        </table:table-row>
        <table:table-row table:style-name="ro2">
          <table:table-cell table:formula="of:=[.A799]+[.$J$2]" office:value-type="float" office:value="79800">
            <text:p>79800</text:p>
          </table:table-cell>
          <table:table-cell table:formula="of:=[.$G$2]*SIN(-2*3.14159*[.$A800]*[.$G$3])" office:value-type="float" office:value="-0.836970174755305">
            <text:p>-0,84</text:p>
          </table:table-cell>
          <table:table-cell table:formula="of:=[.$G$4]*SIN(-2*3.14159*[.$A800]*[.$G$11])" office:value-type="float" office:value="0.175310426537905">
            <text:p>0,18</text:p>
          </table:table-cell>
          <table:table-cell table:formula="of:=[.B800]+[.C800]" office:value-type="float" office:value="-0.6616597482174">
            <text:p>-0,66</text:p>
          </table:table-cell>
          <table:table-cell table:number-columns-repeated="1020"/>
        </table:table-row>
        <table:table-row table:style-name="ro2">
          <table:table-cell table:formula="of:=[.A800]+[.$J$2]" office:value-type="float" office:value="79900">
            <text:p>79900</text:p>
          </table:table-cell>
          <table:table-cell table:formula="of:=[.$G$2]*SIN(-2*3.14159*[.$A801]*[.$G$3])" office:value-type="float" office:value="-0.940886819399793">
            <text:p>-0,94</text:p>
          </table:table-cell>
          <table:table-cell table:formula="of:=[.$G$4]*SIN(-2*3.14159*[.$A801]*[.$G$11])" office:value-type="float" office:value="0.422564365661073">
            <text:p>0,42</text:p>
          </table:table-cell>
          <table:table-cell table:formula="of:=[.B801]+[.C801]" office:value-type="float" office:value="-0.51832245373872">
            <text:p>-0,52</text:p>
          </table:table-cell>
          <table:table-cell table:number-columns-repeated="1020"/>
        </table:table-row>
        <table:table-row table:style-name="ro2">
          <table:table-cell table:formula="of:=[.A801]+[.$J$2]" office:value-type="float" office:value="80000">
            <text:p>80000</text:p>
          </table:table-cell>
          <table:table-cell table:formula="of:=[.$G$2]*SIN(-2*3.14159*[.$A802]*[.$G$3])" office:value-type="float" office:value="-0.993729923971107">
            <text:p>-0,99</text:p>
          </table:table-cell>
          <table:table-cell table:formula="of:=[.$G$4]*SIN(-2*3.14159*[.$A802]*[.$G$11])" office:value-type="float" office:value="0.641402304870525">
            <text:p>0,64</text:p>
          </table:table-cell>
          <table:table-cell table:formula="of:=[.B802]+[.C802]" office:value-type="float" office:value="-0.352327619100582">
            <text:p>-0,35</text:p>
          </table:table-cell>
          <table:table-cell table:number-columns-repeated="1020"/>
        </table:table-row>
        <table:table-row table:style-name="ro2">
          <table:table-cell table:formula="of:=[.A802]+[.$J$2]" office:value-type="float" office:value="80100">
            <text:p>80100</text:p>
          </table:table-cell>
          <table:table-cell table:formula="of:=[.$G$2]*SIN(-2*3.14159*[.$A803]*[.$G$3])" office:value-type="float" office:value="-0.99263104460818">
            <text:p>-0,99</text:p>
          </table:table-cell>
          <table:table-cell table:formula="of:=[.$G$4]*SIN(-2*3.14159*[.$A803]*[.$G$11])" office:value-type="float" office:value="0.817108022152951">
            <text:p>0,82</text:p>
          </table:table-cell>
          <table:table-cell table:formula="of:=[.B803]+[.C803]" office:value-type="float" office:value="-0.175523022455229">
            <text:p>-0,18</text:p>
          </table:table-cell>
          <table:table-cell table:number-columns-repeated="1020"/>
        </table:table-row>
        <table:table-row table:style-name="ro2">
          <table:table-cell table:formula="of:=[.A803]+[.$J$2]" office:value-type="float" office:value="80200">
            <text:p>80200</text:p>
          </table:table-cell>
          <table:table-cell table:formula="of:=[.$G$2]*SIN(-2*3.14159*[.$A804]*[.$G$3])" office:value-type="float" office:value="-0.937649830777147">
            <text:p>-0,94</text:p>
          </table:table-cell>
          <table:table-cell table:formula="of:=[.$G$4]*SIN(-2*3.14159*[.$A804]*[.$G$11])" office:value-type="float" office:value="0.937865957820395">
            <text:p>0,94</text:p>
          </table:table-cell>
          <table:table-cell table:formula="of:=[.B804]+[.C804]" office:value-type="float" office:value="0.000216127043247361">
            <text:p>0,00</text:p>
          </table:table-cell>
          <table:table-cell table:number-columns-repeated="1020"/>
        </table:table-row>
        <table:table-row table:style-name="ro2">
          <table:table-cell table:formula="of:=[.A804]+[.$J$2]" office:value-type="float" office:value="80300">
            <text:p>80300</text:p>
          </table:table-cell>
          <table:table-cell table:formula="of:=[.$G$2]*SIN(-2*3.14159*[.$A805]*[.$G$3])" office:value-type="float" office:value="-0.831770804740106">
            <text:p>-0,83</text:p>
          </table:table-cell>
          <table:table-cell table:formula="of:=[.$G$4]*SIN(-2*3.14159*[.$A805]*[.$G$11])" office:value-type="float" office:value="0.99555551553233">
            <text:p>1,00</text:p>
          </table:table-cell>
          <table:table-cell table:formula="of:=[.B805]+[.C805]" office:value-type="float" office:value="0.163784710792223">
            <text:p>0,16</text:p>
          </table:table-cell>
          <table:table-cell table:number-columns-repeated="1020"/>
        </table:table-row>
        <table:table-row table:style-name="ro2">
          <table:table-cell table:formula="of:=[.A805]+[.$J$2]" office:value-type="float" office:value="80400">
            <text:p>80400</text:p>
          </table:table-cell>
          <table:table-cell table:formula="of:=[.$G$2]*SIN(-2*3.14159*[.$A806]*[.$G$3])" office:value-type="float" office:value="-0.680741301091865">
            <text:p>-0,68</text:p>
          </table:table-cell>
          <table:table-cell table:formula="of:=[.$G$4]*SIN(-2*3.14159*[.$A806]*[.$G$11])" office:value-type="float" office:value="0.986297272096394">
            <text:p>0,99</text:p>
          </table:table-cell>
          <table:table-cell table:formula="of:=[.B806]+[.C806]" office:value-type="float" office:value="0.305555971004529">
            <text:p>0,31</text:p>
          </table:table-cell>
          <table:table-cell table:number-columns-repeated="1020"/>
        </table:table-row>
        <table:table-row table:style-name="ro2">
          <table:table-cell table:formula="of:=[.A806]+[.$J$2]" office:value-type="float" office:value="80500">
            <text:p>80500</text:p>
          </table:table-cell>
          <table:table-cell table:formula="of:=[.$G$2]*SIN(-2*3.14159*[.$A807]*[.$G$3])" office:value-type="float" office:value="-0.492759591286686">
            <text:p>-0,49</text:p>
          </table:table-cell>
          <table:table-cell table:formula="of:=[.$G$4]*SIN(-2*3.14159*[.$A807]*[.$G$11])" office:value-type="float" office:value="0.910713817756075">
            <text:p>0,91</text:p>
          </table:table-cell>
          <table:table-cell table:formula="of:=[.B807]+[.C807]" office:value-type="float" office:value="0.41795422646939">
            <text:p>0,42</text:p>
          </table:table-cell>
          <table:table-cell table:number-columns-repeated="1020"/>
        </table:table-row>
        <table:table-row table:style-name="ro2">
          <table:table-cell table:formula="of:=[.A807]+[.$J$2]" office:value-type="float" office:value="80600">
            <text:p>80600</text:p>
          </table:table-cell>
          <table:table-cell table:formula="of:=[.$G$2]*SIN(-2*3.14159*[.$A808]*[.$G$3])" office:value-type="float" office:value="-0.278029715013944">
            <text:p>-0,28</text:p>
          </table:table-cell>
          <table:table-cell table:formula="of:=[.$G$4]*SIN(-2*3.14159*[.$A808]*[.$G$11])" office:value-type="float" office:value="0.773887874717079">
            <text:p>0,77</text:p>
          </table:table-cell>
          <table:table-cell table:formula="of:=[.B808]+[.C808]" office:value-type="float" office:value="0.495858159703134">
            <text:p>0,50</text:p>
          </table:table-cell>
          <table:table-cell table:number-columns-repeated="1020"/>
        </table:table-row>
        <table:table-row table:style-name="ro2">
          <table:table-cell table:formula="of:=[.A808]+[.$J$2]" office:value-type="float" office:value="80700">
            <text:p>80700</text:p>
          </table:table-cell>
          <table:table-cell table:formula="of:=[.$G$2]*SIN(-2*3.14159*[.$A809]*[.$G$3])" office:value-type="float" office:value="-0.0482077644443758">
            <text:p>-0,05</text:p>
          </table:table-cell>
          <table:table-cell table:formula="of:=[.$G$4]*SIN(-2*3.14159*[.$A809]*[.$G$11])" office:value-type="float" office:value="0.585020562940509">
            <text:p>0,59</text:p>
          </table:table-cell>
          <table:table-cell table:formula="of:=[.B809]+[.C809]" office:value-type="float" office:value="0.536812798496133">
            <text:p>0,54</text:p>
          </table:table-cell>
          <table:table-cell table:number-columns-repeated="1020"/>
        </table:table-row>
        <table:table-row table:style-name="ro2">
          <table:table-cell table:formula="of:=[.A809]+[.$J$2]" office:value-type="float" office:value="80800">
            <text:p>80800</text:p>
          </table:table-cell>
          <table:table-cell table:formula="of:=[.$G$2]*SIN(-2*3.14159*[.$A810]*[.$G$3])" office:value-type="float" office:value="0.184231045107019">
            <text:p>0,18</text:p>
          </table:table-cell>
          <table:table-cell table:formula="of:=[.$G$4]*SIN(-2*3.14159*[.$A810]*[.$G$11])" office:value-type="float" office:value="0.356812511863026">
            <text:p>0,36</text:p>
          </table:table-cell>
          <table:table-cell table:formula="of:=[.B810]+[.C810]" office:value-type="float" office:value="0.541043556970045">
            <text:p>0,54</text:p>
          </table:table-cell>
          <table:table-cell table:number-columns-repeated="1020"/>
        </table:table-row>
        <table:table-row table:style-name="ro2">
          <table:table-cell table:formula="of:=[.A810]+[.$J$2]" office:value-type="float" office:value="80900">
            <text:p>80900</text:p>
          </table:table-cell>
          <table:table-cell table:formula="of:=[.$G$2]*SIN(-2*3.14159*[.$A811]*[.$G$3])" office:value-type="float" office:value="0.406669334842213">
            <text:p>0,41</text:p>
          </table:table-cell>
          <table:table-cell table:formula="of:=[.$G$4]*SIN(-2*3.14159*[.$A811]*[.$G$11])" office:value-type="float" office:value="0.104610056571741">
            <text:p>0,10</text:p>
          </table:table-cell>
          <table:table-cell table:formula="of:=[.B811]+[.C811]" office:value-type="float" office:value="0.511279391413954">
            <text:p>0,51</text:p>
          </table:table-cell>
          <table:table-cell table:number-columns-repeated="1020"/>
        </table:table-row>
        <table:table-row table:style-name="ro2">
          <table:table-cell table:formula="of:=[.A811]+[.$J$2]" office:value-type="float" office:value="81000">
            <text:p>81000</text:p>
          </table:table-cell>
          <table:table-cell table:formula="of:=[.$G$2]*SIN(-2*3.14159*[.$A812]*[.$G$3])" office:value-type="float" office:value="0.607032689972409">
            <text:p>0,61</text:p>
          </table:table-cell>
          <table:table-cell table:formula="of:=[.$G$4]*SIN(-2*3.14159*[.$A812]*[.$G$11])" office:value-type="float" office:value="-0.154627105916193">
            <text:p>-0,15</text:p>
          </table:table-cell>
          <table:table-cell table:formula="of:=[.B812]+[.C812]" office:value-type="float" office:value="0.452405584056216">
            <text:p>0,45</text:p>
          </table:table-cell>
          <table:table-cell table:number-columns-repeated="1020"/>
        </table:table-row>
        <table:table-row table:style-name="ro2">
          <table:table-cell table:formula="of:=[.A812]+[.$J$2]" office:value-type="float" office:value="81100">
            <text:p>81100</text:p>
          </table:table-cell>
          <table:table-cell table:formula="of:=[.$G$2]*SIN(-2*3.14159*[.$A813]*[.$G$3])" office:value-type="float" office:value="0.774444870192468">
            <text:p>0,77</text:p>
          </table:table-cell>
          <table:table-cell table:formula="of:=[.$G$4]*SIN(-2*3.14159*[.$A813]*[.$G$11])" office:value-type="float" office:value="-0.403466108365603">
            <text:p>-0,40</text:p>
          </table:table-cell>
          <table:table-cell table:formula="of:=[.B813]+[.C813]" office:value-type="float" office:value="0.370978761826866">
            <text:p>0,37</text:p>
          </table:table-cell>
          <table:table-cell table:number-columns-repeated="1020"/>
        </table:table-row>
        <table:table-row table:style-name="ro2">
          <table:table-cell table:formula="of:=[.A813]+[.$J$2]" office:value-type="float" office:value="81200">
            <text:p>81200</text:p>
          </table:table-cell>
          <table:table-cell table:formula="of:=[.$G$2]*SIN(-2*3.14159*[.$A814]*[.$G$3])" office:value-type="float" office:value="0.899818392825375">
            <text:p>0,90</text:p>
          </table:table-cell>
          <table:table-cell table:formula="of:=[.$G$4]*SIN(-2*3.14159*[.$A814]*[.$G$11])" office:value-type="float" office:value="-0.625173353158111">
            <text:p>-0,63</text:p>
          </table:table-cell>
          <table:table-cell table:formula="of:=[.B814]+[.C814]" office:value-type="float" office:value="0.274645039667263">
            <text:p>0,27</text:p>
          </table:table-cell>
          <table:table-cell table:number-columns-repeated="1020"/>
        </table:table-row>
        <table:table-row table:style-name="ro2">
          <table:table-cell table:formula="of:=[.A814]+[.$J$2]" office:value-type="float" office:value="81300">
            <text:p>81300</text:p>
          </table:table-cell>
          <table:table-cell table:formula="of:=[.$G$2]*SIN(-2*3.14159*[.$A815]*[.$G$3])" office:value-type="float" office:value="0.976347665760041">
            <text:p>0,98</text:p>
          </table:table-cell>
          <table:table-cell table:formula="of:=[.$G$4]*SIN(-2*3.14159*[.$A815]*[.$G$11])" office:value-type="float" office:value="-0.804839745705472">
            <text:p>-0,80</text:p>
          </table:table-cell>
          <table:table-cell table:formula="of:=[.B815]+[.C815]" office:value-type="float" office:value="0.171507920054569">
            <text:p>0,17</text:p>
          </table:table-cell>
          <table:table-cell table:number-columns-repeated="1020"/>
        </table:table-row>
        <table:table-row table:style-name="ro2">
          <table:table-cell table:formula="of:=[.A815]+[.$J$2]" office:value-type="float" office:value="81400">
            <text:p>81400</text:p>
          </table:table-cell>
          <table:table-cell table:formula="of:=[.$G$2]*SIN(-2*3.14159*[.$A816]*[.$G$3])" office:value-type="float" office:value="0.99987850129789">
            <text:p>1,00</text:p>
          </table:table-cell>
          <table:table-cell table:formula="of:=[.$G$4]*SIN(-2*3.14159*[.$A816]*[.$G$11])" office:value-type="float" office:value="-0.930383357935942">
            <text:p>-0,93</text:p>
          </table:table-cell>
          <table:table-cell table:formula="of:=[.B816]+[.C816]" office:value-type="float" office:value="0.069495143361948">
            <text:p>0,07</text:p>
          </table:table-cell>
          <table:table-cell table:number-columns-repeated="1020"/>
        </table:table-row>
        <table:table-row table:style-name="ro2">
          <table:table-cell table:formula="of:=[.A816]+[.$J$2]" office:value-type="float" office:value="81500">
            <text:p>81500</text:p>
          </table:table-cell>
          <table:table-cell table:formula="of:=[.$G$2]*SIN(-2*3.14159*[.$A817]*[.$G$3])" office:value-type="float" office:value="0.969133596556628">
            <text:p>0,97</text:p>
          </table:table-cell>
          <table:table-cell table:formula="of:=[.$G$4]*SIN(-2*3.14159*[.$A817]*[.$G$11])" office:value-type="float" office:value="-0.993361775043113">
            <text:p>-0,99</text:p>
          </table:table-cell>
          <table:table-cell table:formula="of:=[.B817]+[.C817]" office:value-type="float" office:value="-0.0242281784864845">
            <text:p>-0,02</text:p>
          </table:table-cell>
          <table:table-cell table:number-columns-repeated="1020"/>
        </table:table-row>
        <table:table-row table:style-name="ro2">
          <table:table-cell table:formula="of:=[.A817]+[.$J$2]" office:value-type="float" office:value="81600">
            <text:p>81600</text:p>
          </table:table-cell>
          <table:table-cell table:formula="of:=[.$G$2]*SIN(-2*3.14159*[.$A818]*[.$G$3])" office:value-type="float" office:value="0.885781850525391">
            <text:p>0,89</text:p>
          </table:table-cell>
          <table:table-cell table:formula="of:=[.$G$4]*SIN(-2*3.14159*[.$A818]*[.$G$11])" office:value-type="float" office:value="-0.989539907349964">
            <text:p>-0,99</text:p>
          </table:table-cell>
          <table:table-cell table:formula="of:=[.B818]+[.C818]" office:value-type="float" office:value="-0.103758056824573">
            <text:p>-0,10</text:p>
          </table:table-cell>
          <table:table-cell table:number-columns-repeated="1020"/>
        </table:table-row>
        <table:table-row table:style-name="ro2">
          <table:table-cell table:formula="of:=[.A818]+[.$J$2]" office:value-type="float" office:value="81700">
            <text:p>81700</text:p>
          </table:table-cell>
          <table:table-cell table:formula="of:=[.$G$2]*SIN(-2*3.14159*[.$A819]*[.$G$3])" office:value-type="float" office:value="0.75434781074941">
            <text:p>0,75</text:p>
          </table:table-cell>
          <table:table-cell table:formula="of:=[.$G$4]*SIN(-2*3.14159*[.$A819]*[.$G$11])" office:value-type="float" office:value="-0.919174774520942">
            <text:p>-0,92</text:p>
          </table:table-cell>
          <table:table-cell table:formula="of:=[.B819]+[.C819]" office:value-type="float" office:value="-0.164826963771532">
            <text:p>-0,16</text:p>
          </table:table-cell>
          <table:table-cell table:number-columns-repeated="1020"/>
        </table:table-row>
        <table:table-row table:style-name="ro2">
          <table:table-cell table:formula="of:=[.A819]+[.$J$2]" office:value-type="float" office:value="81800">
            <text:p>81800</text:p>
          </table:table-cell>
          <table:table-cell table:formula="of:=[.$G$2]*SIN(-2*3.14159*[.$A820]*[.$G$3])" office:value-type="float" office:value="0.581965991324759">
            <text:p>0,58</text:p>
          </table:table-cell>
          <table:table-cell table:formula="of:=[.$G$4]*SIN(-2*3.14159*[.$A820]*[.$G$11])" office:value-type="float" office:value="-0.786998182329768">
            <text:p>-0,79</text:p>
          </table:table-cell>
          <table:table-cell table:formula="of:=[.B820]+[.C820]" office:value-type="float" office:value="-0.205032191005009">
            <text:p>-0,21</text:p>
          </table:table-cell>
          <table:table-cell table:number-columns-repeated="1020"/>
        </table:table-row>
        <table:table-row table:style-name="ro2">
          <table:table-cell table:formula="of:=[.A820]+[.$J$2]" office:value-type="float" office:value="81900">
            <text:p>81900</text:p>
          </table:table-cell>
          <table:table-cell table:formula="of:=[.$G$2]*SIN(-2*3.14159*[.$A821]*[.$G$3])" office:value-type="float" office:value="0.377993722543103">
            <text:p>0,38</text:p>
          </table:table-cell>
          <table:table-cell table:formula="of:=[.$G$4]*SIN(-2*3.14159*[.$A821]*[.$G$11])" office:value-type="float" office:value="-0.601898572525317">
            <text:p>-0,60</text:p>
          </table:table-cell>
          <table:table-cell table:formula="of:=[.B821]+[.C821]" office:value-type="float" office:value="-0.223904849982213">
            <text:p>-0,22</text:p>
          </table:table-cell>
          <table:table-cell table:number-columns-repeated="1020"/>
        </table:table-row>
        <table:table-row table:style-name="ro2">
          <table:table-cell table:formula="of:=[.A821]+[.$J$2]" office:value-type="float" office:value="82000">
            <text:p>82000</text:p>
          </table:table-cell>
          <table:table-cell table:formula="of:=[.$G$2]*SIN(-2*3.14159*[.$A822]*[.$G$3])" office:value-type="float" office:value="0.153503074470363">
            <text:p>0,15</text:p>
          </table:table-cell>
          <table:table-cell table:formula="of:=[.$G$4]*SIN(-2*3.14159*[.$A822]*[.$G$11])" office:value-type="float" office:value="-0.376323307579377">
            <text:p>-0,38</text:p>
          </table:table-cell>
          <table:table-cell table:formula="of:=[.B822]+[.C822]" office:value-type="float" office:value="-0.222820233109014">
            <text:p>-0,22</text:p>
          </table:table-cell>
          <table:table-cell table:number-columns-repeated="1020"/>
        </table:table-row>
        <table:table-row table:style-name="ro2">
          <table:table-cell table:formula="of:=[.A822]+[.$J$2]" office:value-type="float" office:value="82100">
            <text:p>82100</text:p>
          </table:table-cell>
          <table:table-cell table:formula="of:=[.$G$2]*SIN(-2*3.14159*[.$A823]*[.$G$3])" office:value-type="float" office:value="-0.0793201075734091">
            <text:p>-0,08</text:p>
          </table:table-cell>
          <table:table-cell table:formula="of:=[.$G$4]*SIN(-2*3.14159*[.$A823]*[.$G$11])" office:value-type="float" office:value="-0.125441524508617">
            <text:p>-0,13</text:p>
          </table:table-cell>
          <table:table-cell table:formula="of:=[.B823]+[.C823]" office:value-type="float" office:value="-0.204761632082026">
            <text:p>-0,20</text:p>
          </table:table-cell>
          <table:table-cell table:number-columns-repeated="1020"/>
        </table:table-row>
        <table:table-row table:style-name="ro2">
          <table:table-cell table:formula="of:=[.A823]+[.$J$2]" office:value-type="float" office:value="82200">
            <text:p>82200</text:p>
          </table:table-cell>
          <table:table-cell table:formula="of:=[.$G$2]*SIN(-2*3.14159*[.$A824]*[.$G$3])" office:value-type="float" office:value="-0.307837580058753">
            <text:p>-0,31</text:p>
          </table:table-cell>
          <table:table-cell table:formula="of:=[.$G$4]*SIN(-2*3.14159*[.$A824]*[.$G$11])" office:value-type="float" office:value="0.133875785047544">
            <text:p>0,13</text:p>
          </table:table-cell>
          <table:table-cell table:formula="of:=[.B824]+[.C824]" office:value-type="float" office:value="-0.173961795011209">
            <text:p>-0,17</text:p>
          </table:table-cell>
          <table:table-cell table:number-columns-repeated="1020"/>
        </table:table-row>
        <table:table-row table:style-name="ro2">
          <table:table-cell table:formula="of:=[.A824]+[.$J$2]" office:value-type="float" office:value="82300">
            <text:p>82300</text:p>
          </table:table-cell>
          <table:table-cell table:formula="of:=[.$G$2]*SIN(-2*3.14159*[.$A825]*[.$G$3])" office:value-type="float" office:value="-0.519644937464658">
            <text:p>-0,52</text:p>
          </table:table-cell>
          <table:table-cell table:formula="of:=[.$G$4]*SIN(-2*3.14159*[.$A825]*[.$G$11])" office:value-type="float" office:value="0.384190392070024">
            <text:p>0,38</text:p>
          </table:table-cell>
          <table:table-cell table:formula="of:=[.B825]+[.C825]" office:value-type="float" office:value="-0.135454545394634">
            <text:p>-0,14</text:p>
          </table:table-cell>
          <table:table-cell table:number-columns-repeated="1020"/>
        </table:table-row>
        <table:table-row table:style-name="ro2">
          <table:table-cell table:formula="of:=[.A825]+[.$J$2]" office:value-type="float" office:value="82400">
            <text:p>82400</text:p>
          </table:table-cell>
          <table:table-cell table:formula="of:=[.$G$2]*SIN(-2*3.14159*[.$A826]*[.$G$3])" office:value-type="float" office:value="-0.703244729491162">
            <text:p>-0,70</text:p>
          </table:table-cell>
          <table:table-cell table:formula="of:=[.$G$4]*SIN(-2*3.14159*[.$A826]*[.$G$11])" office:value-type="float" office:value="0.608669445781005">
            <text:p>0,61</text:p>
          </table:table-cell>
          <table:table-cell table:formula="of:=[.B826]+[.C826]" office:value-type="float" office:value="-0.0945752837101571">
            <text:p>-0,09</text:p>
          </table:table-cell>
          <table:table-cell table:number-columns-repeated="1020"/>
        </table:table-row>
        <table:table-row table:style-name="ro2">
          <table:table-cell table:formula="of:=[.A826]+[.$J$2]" office:value-type="float" office:value="82500">
            <text:p>82500</text:p>
          </table:table-cell>
          <table:table-cell table:formula="of:=[.$G$2]*SIN(-2*3.14159*[.$A827]*[.$G$3])" office:value-type="float" office:value="-0.848670776094785">
            <text:p>-0,85</text:p>
          </table:table-cell>
          <table:table-cell table:formula="of:=[.$G$4]*SIN(-2*3.14159*[.$A827]*[.$G$11])" office:value-type="float" office:value="0.79221752548385">
            <text:p>0,79</text:p>
          </table:table-cell>
          <table:table-cell table:formula="of:=[.B827]+[.C827]" office:value-type="float" office:value="-0.056453250610935">
            <text:p>-0,06</text:p>
          </table:table-cell>
          <table:table-cell table:number-columns-repeated="1020"/>
        </table:table-row>
        <table:table-row table:style-name="ro2">
          <table:table-cell table:formula="of:=[.A827]+[.$J$2]" office:value-type="float" office:value="82600">
            <text:p>82600</text:p>
          </table:table-cell>
          <table:table-cell table:formula="of:=[.$G$2]*SIN(-2*3.14159*[.$A828]*[.$G$3])" office:value-type="float" office:value="-0.948028975939184">
            <text:p>-0,95</text:p>
          </table:table-cell>
          <table:table-cell table:formula="of:=[.$G$4]*SIN(-2*3.14159*[.$A828]*[.$G$11])" office:value-type="float" office:value="0.922491604056715">
            <text:p>0,92</text:p>
          </table:table-cell>
          <table:table-cell table:formula="of:=[.B828]+[.C828]" office:value-type="float" office:value="-0.0255373718824692">
            <text:p>-0,03</text:p>
          </table:table-cell>
          <table:table-cell table:number-columns-repeated="1020"/>
        </table:table-row>
        <table:table-row table:style-name="ro2">
          <table:table-cell table:formula="of:=[.A828]+[.$J$2]" office:value-type="float" office:value="82700">
            <text:p>82700</text:p>
          </table:table-cell>
          <table:table-cell table:formula="of:=[.$G$2]*SIN(-2*3.14159*[.$A829]*[.$G$3])" office:value-type="float" office:value="-0.995925958489918">
            <text:p>-1,00</text:p>
          </table:table-cell>
          <table:table-cell table:formula="of:=[.$G$4]*SIN(-2*3.14159*[.$A829]*[.$G$11])" office:value-type="float" office:value="0.990731181780966">
            <text:p>0,99</text:p>
          </table:table-cell>
          <table:table-cell table:formula="of:=[.B829]+[.C829]" office:value-type="float" office:value="-0.00519477670895174">
            <text:p>-0,01</text:p>
          </table:table-cell>
          <table:table-cell table:number-columns-repeated="1020"/>
        </table:table-row>
        <table:table-row table:style-name="ro2">
          <table:table-cell table:formula="of:=[.A829]+[.$J$2]" office:value-type="float" office:value="82800">
            <text:p>82800</text:p>
          </table:table-cell>
          <table:table-cell table:formula="of:=[.$G$2]*SIN(-2*3.14159*[.$A830]*[.$G$3])" office:value-type="float" office:value="-0.989761747598387">
            <text:p>-0,99</text:p>
          </table:table-cell>
          <table:table-cell table:formula="of:=[.$G$4]*SIN(-2*3.14159*[.$A830]*[.$G$11])" office:value-type="float" office:value="0.9923473770571">
            <text:p>0,99</text:p>
          </table:table-cell>
          <table:table-cell table:formula="of:=[.B830]+[.C830]" office:value-type="float" office:value="0.00258562945871277">
            <text:p>0,00</text:p>
          </table:table-cell>
          <table:table-cell table:number-columns-repeated="1020"/>
        </table:table-row>
        <table:table-row table:style-name="ro2">
          <table:table-cell table:formula="of:=[.A830]+[.$J$2]" office:value-type="float" office:value="82900">
            <text:p>82900</text:p>
          </table:table-cell>
          <table:table-cell table:formula="of:=[.$G$2]*SIN(-2*3.14159*[.$A831]*[.$G$3])" office:value-type="float" office:value="-0.929870951068098">
            <text:p>-0,93</text:p>
          </table:table-cell>
          <table:table-cell table:formula="of:=[.$G$4]*SIN(-2*3.14159*[.$A831]*[.$G$11])" office:value-type="float" office:value="0.927231506481396">
            <text:p>0,93</text:p>
          </table:table-cell>
          <table:table-cell table:formula="of:=[.B831]+[.C831]" office:value-type="float" office:value="-0.00263944458670262">
            <text:p>0,00</text:p>
          </table:table-cell>
          <table:table-cell table:number-columns-repeated="1020"/>
        </table:table-row>
        <table:table-row table:style-name="ro2">
          <table:table-cell table:formula="of:=[.A831]+[.$J$2]" office:value-type="float" office:value="83000">
            <text:p>83000</text:p>
          </table:table-cell>
          <table:table-cell table:formula="of:=[.$G$2]*SIN(-2*3.14159*[.$A832]*[.$G$3])" office:value-type="float" office:value="-0.819504598675261">
            <text:p>-0,82</text:p>
          </table:table-cell>
          <table:table-cell table:formula="of:=[.$G$4]*SIN(-2*3.14159*[.$A832]*[.$G$11])" office:value-type="float" office:value="0.79976239233932">
            <text:p>0,80</text:p>
          </table:table-cell>
          <table:table-cell table:formula="of:=[.B832]+[.C832]" office:value-type="float" office:value="-0.019742206335941">
            <text:p>-0,02</text:p>
          </table:table-cell>
          <table:table-cell table:number-columns-repeated="1020"/>
        </table:table-row>
        <table:table-row table:style-name="ro2">
          <table:table-cell table:formula="of:=[.A832]+[.$J$2]" office:value-type="float" office:value="83100">
            <text:p>83100</text:p>
          </table:table-cell>
          <table:table-cell table:formula="of:=[.$G$2]*SIN(-2*3.14159*[.$A833]*[.$G$3])" office:value-type="float" office:value="-0.664653606458224">
            <text:p>-0,66</text:p>
          </table:table-cell>
          <table:table-cell table:formula="of:=[.$G$4]*SIN(-2*3.14159*[.$A833]*[.$G$11])" office:value-type="float" office:value="0.618511909794445">
            <text:p>0,62</text:p>
          </table:table-cell>
          <table:table-cell table:formula="of:=[.B833]+[.C833]" office:value-type="float" office:value="-0.0461416966637785">
            <text:p>-0,05</text:p>
          </table:table-cell>
          <table:table-cell table:number-columns-repeated="1020"/>
        </table:table-row>
        <table:table-row table:style-name="ro2">
          <table:table-cell table:formula="of:=[.A833]+[.$J$2]" office:value-type="float" office:value="83200">
            <text:p>83200</text:p>
          </table:table-cell>
          <table:table-cell table:formula="of:=[.$G$2]*SIN(-2*3.14159*[.$A834]*[.$G$3])" office:value-type="float" office:value="-0.47372368613881">
            <text:p>-0,47</text:p>
          </table:table-cell>
          <table:table-cell table:formula="of:=[.$G$4]*SIN(-2*3.14159*[.$A834]*[.$G$11])" office:value-type="float" office:value="0.39566858003507">
            <text:p>0,40</text:p>
          </table:table-cell>
          <table:table-cell table:formula="of:=[.B834]+[.C834]" office:value-type="float" office:value="-0.0780551061037401">
            <text:p>-0,08</text:p>
          </table:table-cell>
          <table:table-cell table:number-columns-repeated="1020"/>
        </table:table-row>
        <table:table-row table:style-name="ro2">
          <table:table-cell table:formula="of:=[.A834]+[.$J$2]" office:value-type="float" office:value="83300">
            <text:p>83300</text:p>
          </table:table-cell>
          <table:table-cell table:formula="of:=[.$G$2]*SIN(-2*3.14159*[.$A835]*[.$G$3])" office:value-type="float" office:value="-0.257078912428586">
            <text:p>-0,26</text:p>
          </table:table-cell>
          <table:table-cell table:formula="of:=[.$G$4]*SIN(-2*3.14159*[.$A835]*[.$G$11])" office:value-type="float" office:value="0.146217797637885">
            <text:p>0,15</text:p>
          </table:table-cell>
          <table:table-cell table:formula="of:=[.B835]+[.C835]" office:value-type="float" office:value="-0.110861114790701">
            <text:p>-0,11</text:p>
          </table:table-cell>
          <table:table-cell table:number-columns-repeated="1020"/>
        </table:table-row>
        <table:table-row table:style-name="ro2">
          <table:table-cell table:formula="of:=[.A835]+[.$J$2]" office:value-type="float" office:value="83400">
            <text:p>83400</text:p>
          </table:table-cell>
          <table:table-cell table:formula="of:=[.$G$2]*SIN(-2*3.14159*[.$A836]*[.$G$3])" office:value-type="float" office:value="-0.0264793230759396">
            <text:p>-0,03</text:p>
          </table:table-cell>
          <table:table-cell table:formula="of:=[.$G$4]*SIN(-2*3.14159*[.$A836]*[.$G$11])" office:value-type="float" office:value="-0.113065589724845">
            <text:p>-0,11</text:p>
          </table:table-cell>
          <table:table-cell table:formula="of:=[.B836]+[.C836]" office:value-type="float" office:value="-0.139544912800785">
            <text:p>-0,14</text:p>
          </table:table-cell>
          <table:table-cell table:number-columns-repeated="1020"/>
        </table:table-row>
        <table:table-row table:style-name="ro2">
          <table:table-cell table:formula="of:=[.A836]+[.$J$2]" office:value-type="float" office:value="83500">
            <text:p>83500</text:p>
          </table:table-cell>
          <table:table-cell table:formula="of:=[.$G$2]*SIN(-2*3.14159*[.$A837]*[.$G$3])" office:value-type="float" office:value="0.20555762558148">
            <text:p>0,21</text:p>
          </table:table-cell>
          <table:table-cell table:formula="of:=[.$G$4]*SIN(-2*3.14159*[.$A837]*[.$G$11])" office:value-type="float" office:value="-0.364745692903373">
            <text:p>-0,36</text:p>
          </table:table-cell>
          <table:table-cell table:formula="of:=[.B837]+[.C837]" office:value-type="float" office:value="-0.159188067321893">
            <text:p>-0,16</text:p>
          </table:table-cell>
          <table:table-cell table:number-columns-repeated="1020"/>
        </table:table-row>
        <table:table-row table:style-name="ro2">
          <table:table-cell table:formula="of:=[.A837]+[.$J$2]" office:value-type="float" office:value="83600">
            <text:p>83600</text:p>
          </table:table-cell>
          <table:table-cell table:formula="of:=[.$G$2]*SIN(-2*3.14159*[.$A838]*[.$G$3])" office:value-type="float" office:value="0.42643645470716">
            <text:p>0,43</text:p>
          </table:table-cell>
          <table:table-cell table:formula="of:=[.$G$4]*SIN(-2*3.14159*[.$A838]*[.$G$11])" office:value-type="float" office:value="-0.591897887556402">
            <text:p>-0,59</text:p>
          </table:table-cell>
          <table:table-cell table:formula="of:=[.B838]+[.C838]" office:value-type="float" office:value="-0.165461432849242">
            <text:p>-0,17</text:p>
          </table:table-cell>
          <table:table-cell table:number-columns-repeated="1020"/>
        </table:table-row>
        <table:table-row table:style-name="ro2">
          <table:table-cell table:formula="of:=[.A838]+[.$J$2]" office:value-type="float" office:value="83700">
            <text:p>83700</text:p>
          </table:table-cell>
          <table:table-cell table:formula="of:=[.$G$2]*SIN(-2*3.14159*[.$A839]*[.$G$3])" office:value-type="float" office:value="0.624167314375639">
            <text:p>0,62</text:p>
          </table:table-cell>
          <table:table-cell table:formula="of:=[.$G$4]*SIN(-2*3.14159*[.$A839]*[.$G$11])" office:value-type="float" office:value="-0.779246931030071">
            <text:p>-0,78</text:p>
          </table:table-cell>
          <table:table-cell table:formula="of:=[.B839]+[.C839]" office:value-type="float" office:value="-0.155079616654432">
            <text:p>-0,16</text:p>
          </table:table-cell>
          <table:table-cell table:number-columns-repeated="1020"/>
        </table:table-row>
        <table:table-row table:style-name="ro2">
          <table:table-cell table:formula="of:=[.A839]+[.$J$2]" office:value-type="float" office:value="83800">
            <text:p>83800</text:p>
          </table:table-cell>
          <table:table-cell table:formula="of:=[.$G$2]*SIN(-2*3.14159*[.$A840]*[.$G$3])" office:value-type="float" office:value="0.788016910447009">
            <text:p>0,79</text:p>
          </table:table-cell>
          <table:table-cell table:formula="of:=[.$G$4]*SIN(-2*3.14159*[.$A840]*[.$G$11])" office:value-type="float" office:value="-0.914194178811606">
            <text:p>-0,91</text:p>
          </table:table-cell>
          <table:table-cell table:formula="of:=[.B840]+[.C840]" office:value-type="float" office:value="-0.126177268364597">
            <text:p>-0,13</text:p>
          </table:table-cell>
          <table:table-cell table:number-columns-repeated="1020"/>
        </table:table-row>
        <table:table-row table:style-name="ro2">
          <table:table-cell table:formula="of:=[.A840]+[.$J$2]" office:value-type="float" office:value="83900">
            <text:p>83900</text:p>
          </table:table-cell>
          <table:table-cell table:formula="of:=[.$G$2]*SIN(-2*3.14159*[.$A841]*[.$G$3])" office:value-type="float" office:value="0.909091078286724">
            <text:p>0,91</text:p>
          </table:table-cell>
          <table:table-cell table:formula="of:=[.$G$4]*SIN(-2*3.14159*[.$A841]*[.$G$11])" office:value-type="float" office:value="-0.987664890740084">
            <text:p>-0,99</text:p>
          </table:table-cell>
          <table:table-cell table:formula="of:=[.B841]+[.C841]" office:value-type="float" office:value="-0.0785738124533596">
            <text:p>-0,08</text:p>
          </table:table-cell>
          <table:table-cell table:number-columns-repeated="1020"/>
        </table:table-row>
        <table:table-row table:style-name="ro2">
          <table:table-cell table:formula="of:=[.A841]+[.$J$2]" office:value-type="float" office:value="84000">
            <text:p>84000</text:p>
          </table:table-cell>
          <table:table-cell table:formula="of:=[.$G$2]*SIN(-2*3.14159*[.$A842]*[.$G$3])" office:value-type="float" office:value="0.980817690040945">
            <text:p>0,98</text:p>
          </table:table-cell>
          <table:table-cell table:formula="of:=[.$G$4]*SIN(-2*3.14159*[.$A842]*[.$G$11])" office:value-type="float" office:value="-0.994718438599766">
            <text:p>-0,99</text:p>
          </table:table-cell>
          <table:table-cell table:formula="of:=[.B842]+[.C842]" office:value-type="float" office:value="-0.0139007485588208">
            <text:p>-0,01</text:p>
          </table:table-cell>
          <table:table-cell table:number-columns-repeated="1020"/>
        </table:table-row>
        <table:table-row table:style-name="ro2">
          <table:table-cell table:formula="of:=[.A842]+[.$J$2]" office:value-type="float" office:value="84100">
            <text:p>84100</text:p>
          </table:table-cell>
          <table:table-cell table:formula="of:=[.$G$2]*SIN(-2*3.14159*[.$A843]*[.$G$3])" office:value-type="float" office:value="0.999303220547221">
            <text:p>1,00</text:p>
          </table:table-cell>
          <table:table-cell table:formula="of:=[.$G$4]*SIN(-2*3.14159*[.$A843]*[.$G$11])" office:value-type="float" office:value="-0.934880459955724">
            <text:p>-0,93</text:p>
          </table:table-cell>
          <table:table-cell table:formula="of:=[.B843]+[.C843]" office:value-type="float" office:value="0.0644227605914971">
            <text:p>0,06</text:p>
          </table:table-cell>
          <table:table-cell table:number-columns-repeated="1020"/>
        </table:table-row>
        <table:table-row table:style-name="ro2">
          <table:table-cell table:formula="of:=[.A843]+[.$J$2]" office:value-type="float" office:value="84200">
            <text:p>84200</text:p>
          </table:table-cell>
          <table:table-cell table:formula="of:=[.$G$2]*SIN(-2*3.14159*[.$A844]*[.$G$3])" office:value-type="float" office:value="0.96354423191736">
            <text:p>0,96</text:p>
          </table:table-cell>
          <table:table-cell table:formula="of:=[.$G$4]*SIN(-2*3.14159*[.$A844]*[.$G$11])" office:value-type="float" office:value="-0.812174874051534">
            <text:p>-0,81</text:p>
          </table:table-cell>
          <table:table-cell table:formula="of:=[.B844]+[.C844]" office:value-type="float" office:value="0.151369357865826">
            <text:p>0,15</text:p>
          </table:table-cell>
          <table:table-cell table:number-columns-repeated="1020"/>
        </table:table-row>
        <table:table-row table:style-name="ro2">
          <table:table-cell table:formula="of:=[.A844]+[.$J$2]" office:value-type="float" office:value="84300">
            <text:p>84300</text:p>
          </table:table-cell>
          <table:table-cell table:formula="of:=[.$G$2]*SIN(-2*3.14159*[.$A845]*[.$G$3])" office:value-type="float" office:value="0.875481820202197">
            <text:p>0,88</text:p>
          </table:table-cell>
          <table:table-cell table:formula="of:=[.$G$4]*SIN(-2*3.14159*[.$A845]*[.$G$11])" office:value-type="float" office:value="-0.634853267568982">
            <text:p>-0,63</text:p>
          </table:table-cell>
          <table:table-cell table:formula="of:=[.B845]+[.C845]" office:value-type="float" office:value="0.240628552633216">
            <text:p>0,24</text:p>
          </table:table-cell>
          <table:table-cell table:number-columns-repeated="1020"/>
        </table:table-row>
        <table:table-row table:style-name="ro2">
          <table:table-cell table:formula="of:=[.A845]+[.$J$2]" office:value-type="float" office:value="84400">
            <text:p>84400</text:p>
          </table:table-cell>
          <table:table-cell table:formula="of:=[.$G$2]*SIN(-2*3.14159*[.$A846]*[.$G$3])" office:value-type="float" office:value="0.739896196972396">
            <text:p>0,74</text:p>
          </table:table-cell>
          <table:table-cell table:formula="of:=[.$G$4]*SIN(-2*3.14159*[.$A846]*[.$G$11])" office:value-type="float" office:value="-0.414839822497726">
            <text:p>-0,41</text:p>
          </table:table-cell>
          <table:table-cell table:formula="of:=[.B846]+[.C846]" office:value-type="float" office:value="0.325056374474669">
            <text:p>0,33</text:p>
          </table:table-cell>
          <table:table-cell table:number-columns-repeated="1020"/>
        </table:table-row>
        <table:table-row table:style-name="ro2">
          <table:table-cell table:formula="of:=[.A846]+[.$J$2]" office:value-type="float" office:value="84500">
            <text:p>84500</text:p>
          </table:table-cell>
          <table:table-cell table:formula="of:=[.$G$2]*SIN(-2*3.14159*[.$A847]*[.$G$3])" office:value-type="float" office:value="0.564147275366106">
            <text:p>0,56</text:p>
          </table:table-cell>
          <table:table-cell table:formula="of:=[.$G$4]*SIN(-2*3.14159*[.$A847]*[.$G$11])" office:value-type="float" office:value="-0.166929798242353">
            <text:p>-0,17</text:p>
          </table:table-cell>
          <table:table-cell table:formula="of:=[.B847]+[.C847]" office:value-type="float" office:value="0.397217477123752">
            <text:p>0,40</text:p>
          </table:table-cell>
          <table:table-cell table:number-columns-repeated="1020"/>
        </table:table-row>
        <table:table-row table:style-name="ro2">
          <table:table-cell table:formula="of:=[.A847]+[.$J$2]" office:value-type="float" office:value="84600">
            <text:p>84600</text:p>
          </table:table-cell>
          <table:table-cell table:formula="of:=[.$G$2]*SIN(-2*3.14159*[.$A848]*[.$G$3])" office:value-type="float" office:value="0.357775118444474">
            <text:p>0,36</text:p>
          </table:table-cell>
          <table:table-cell table:formula="of:=[.$G$4]*SIN(-2*3.14159*[.$A848]*[.$G$11])" office:value-type="float" office:value="0.0922057013075217">
            <text:p>0,09</text:p>
          </table:table-cell>
          <table:table-cell table:formula="of:=[.B848]+[.C848]" office:value-type="float" office:value="0.449980819751996">
            <text:p>0,45</text:p>
          </table:table-cell>
          <table:table-cell table:number-columns-repeated="1020"/>
        </table:table-row>
        <table:table-row table:style-name="ro2">
          <table:table-cell table:formula="of:=[.A848]+[.$J$2]" office:value-type="float" office:value="84700">
            <text:p>84700</text:p>
          </table:table-cell>
          <table:table-cell table:formula="of:=[.$G$2]*SIN(-2*3.14159*[.$A849]*[.$G$3])" office:value-type="float" office:value="0.131982149283084">
            <text:p>0,13</text:p>
          </table:table-cell>
          <table:table-cell table:formula="of:=[.$G$4]*SIN(-2*3.14159*[.$A849]*[.$G$11])" office:value-type="float" office:value="0.345140617310752">
            <text:p>0,35</text:p>
          </table:table-cell>
          <table:table-cell table:formula="of:=[.B849]+[.C849]" office:value-type="float" office:value="0.477122766593837">
            <text:p>0,48</text:p>
          </table:table-cell>
          <table:table-cell table:number-columns-repeated="1020"/>
        </table:table-row>
        <table:table-row table:style-name="ro2">
          <table:table-cell table:formula="of:=[.A849]+[.$J$2]" office:value-type="float" office:value="84800">
            <text:p>84800</text:p>
          </table:table-cell>
          <table:table-cell table:formula="of:=[.$G$2]*SIN(-2*3.14159*[.$A850]*[.$G$3])" office:value-type="float" office:value="-0.100975175697146">
            <text:p>-0,10</text:p>
          </table:table-cell>
          <table:table-cell table:formula="of:=[.$G$4]*SIN(-2*3.14159*[.$A850]*[.$G$11])" office:value-type="float" office:value="0.574866055225326">
            <text:p>0,57</text:p>
          </table:table-cell>
          <table:table-cell table:formula="of:=[.B850]+[.C850]" office:value-type="float" office:value="0.473890879528181">
            <text:p>0,47</text:p>
          </table:table-cell>
          <table:table-cell table:number-columns-repeated="1020"/>
        </table:table-row>
        <table:table-row table:style-name="ro2">
          <table:table-cell table:formula="of:=[.A850]+[.$J$2]" office:value-type="float" office:value="84900">
            <text:p>84900</text:p>
          </table:table-cell>
          <table:table-cell table:formula="of:=[.$G$2]*SIN(-2*3.14159*[.$A851]*[.$G$3])" office:value-type="float" office:value="-0.328451331661049">
            <text:p>-0,33</text:p>
          </table:table-cell>
          <table:table-cell table:formula="of:=[.$G$4]*SIN(-2*3.14159*[.$A851]*[.$G$11])" office:value-type="float" office:value="0.765933629548619">
            <text:p>0,77</text:p>
          </table:table-cell>
          <table:table-cell table:formula="of:=[.B851]+[.C851]" office:value-type="float" office:value="0.43748229788757">
            <text:p>0,44</text:p>
          </table:table-cell>
          <table:table-cell table:number-columns-repeated="1020"/>
        </table:table-row>
        <table:table-row table:style-name="ro2">
          <table:table-cell table:formula="of:=[.A851]+[.$J$2]" office:value-type="float" office:value="85000">
            <text:p>85000</text:p>
          </table:table-cell>
          <table:table-cell table:formula="of:=[.$G$2]*SIN(-2*3.14159*[.$A852]*[.$G$3])" office:value-type="float" office:value="-0.538098380123607">
            <text:p>-0,54</text:p>
          </table:table-cell>
          <table:table-cell table:formula="of:=[.$G$4]*SIN(-2*3.14159*[.$A852]*[.$G$11])" office:value-type="float" office:value="0.905494707570733">
            <text:p>0,91</text:p>
          </table:table-cell>
          <table:table-cell table:formula="of:=[.B852]+[.C852]" office:value-type="float" office:value="0.367396327447127">
            <text:p>0,37</text:p>
          </table:table-cell>
          <table:table-cell table:number-columns-repeated="1020"/>
        </table:table-row>
        <table:table-row table:style-name="ro2">
          <table:table-cell table:formula="of:=[.A852]+[.$J$2]" office:value-type="float" office:value="85100">
            <text:p>85100</text:p>
          </table:table-cell>
          <table:table-cell table:formula="of:=[.$G$2]*SIN(-2*3.14159*[.$A853]*[.$G$3])" office:value-type="float" office:value="-0.718536146855559">
            <text:p>-0,72</text:p>
          </table:table-cell>
          <table:table-cell table:formula="of:=[.$G$4]*SIN(-2*3.14159*[.$A853]*[.$G$11])" office:value-type="float" office:value="0.98416425909577">
            <text:p>0,98</text:p>
          </table:table-cell>
          <table:table-cell table:formula="of:=[.B853]+[.C853]" office:value-type="float" office:value="0.26562811224021">
            <text:p>0,27</text:p>
          </table:table-cell>
          <table:table-cell table:number-columns-repeated="1020"/>
        </table:table-row>
        <table:table-row table:style-name="ro2">
          <table:table-cell table:formula="of:=[.A853]+[.$J$2]" office:value-type="float" office:value="85200">
            <text:p>85200</text:p>
          </table:table-cell>
          <table:table-cell table:formula="of:=[.$G$2]*SIN(-2*3.14159*[.$A854]*[.$G$3])" office:value-type="float" office:value="-0.859970138995363">
            <text:p>-0,86</text:p>
          </table:table-cell>
          <table:table-cell table:formula="of:=[.$G$4]*SIN(-2*3.14159*[.$A854]*[.$G$11])" office:value-type="float" office:value="0.996652051120625">
            <text:p>1,00</text:p>
          </table:table-cell>
          <table:table-cell table:formula="of:=[.B854]+[.C854]" office:value-type="float" office:value="0.136681912125262">
            <text:p>0,14</text:p>
          </table:table-cell>
          <table:table-cell table:number-columns-repeated="1020"/>
        </table:table-row>
        <table:table-row table:style-name="ro2">
          <table:table-cell table:formula="of:=[.A854]+[.$J$2]" office:value-type="float" office:value="85300">
            <text:p>85300</text:p>
          </table:table-cell>
          <table:table-cell table:formula="of:=[.$G$2]*SIN(-2*3.14159*[.$A855]*[.$G$3])" office:value-type="float" office:value="-0.954722937977703">
            <text:p>-0,95</text:p>
          </table:table-cell>
          <table:table-cell table:formula="of:=[.$G$4]*SIN(-2*3.14159*[.$A855]*[.$G$11])" office:value-type="float" office:value="0.94211829290871">
            <text:p>0,94</text:p>
          </table:table-cell>
          <table:table-cell table:formula="of:=[.B855]+[.C855]" office:value-type="float" office:value="-0.0126046450689923">
            <text:p>-0,01</text:p>
          </table:table-cell>
          <table:table-cell table:number-columns-repeated="1020"/>
        </table:table-row>
        <table:table-row table:style-name="ro2">
          <table:table-cell table:formula="of:=[.A855]+[.$J$2]" office:value-type="float" office:value="85400">
            <text:p>85400</text:p>
          </table:table-cell>
          <table:table-cell table:formula="of:=[.$G$2]*SIN(-2*3.14159*[.$A856]*[.$G$3])" office:value-type="float" office:value="-0.997651139966869">
            <text:p>-1,00</text:p>
          </table:table-cell>
          <table:table-cell table:formula="of:=[.$G$4]*SIN(-2*3.14159*[.$A856]*[.$G$11])" office:value-type="float" office:value="0.824230204116518">
            <text:p>0,82</text:p>
          </table:table-cell>
          <table:table-cell table:formula="of:=[.B856]+[.C856]" office:value-type="float" office:value="-0.173420935850351">
            <text:p>-0,17</text:p>
          </table:table-cell>
          <table:table-cell table:number-columns-repeated="1020"/>
        </table:table-row>
        <table:table-row table:style-name="ro2">
          <table:table-cell table:formula="of:=[.A856]+[.$J$2]" office:value-type="float" office:value="85500">
            <text:p>85500</text:p>
          </table:table-cell>
          <table:table-cell table:formula="of:=[.$G$2]*SIN(-2*3.14159*[.$A857]*[.$G$3])" office:value-type="float" office:value="-0.986424506516902">
            <text:p>-0,99</text:p>
          </table:table-cell>
          <table:table-cell table:formula="of:=[.$G$4]*SIN(-2*3.14159*[.$A857]*[.$G$11])" office:value-type="float" office:value="0.650915390353594">
            <text:p>0,65</text:p>
          </table:table-cell>
          <table:table-cell table:formula="of:=[.B857]+[.C857]" office:value-type="float" office:value="-0.335509116163308">
            <text:p>-0,34</text:p>
          </table:table-cell>
          <table:table-cell table:number-columns-repeated="1020"/>
        </table:table-row>
        <table:table-row table:style-name="ro2">
          <table:table-cell table:formula="of:=[.A857]+[.$J$2]" office:value-type="float" office:value="85600">
            <text:p>85600</text:p>
          </table:table-cell>
          <table:table-cell table:formula="of:=[.$G$2]*SIN(-2*3.14159*[.$A858]*[.$G$3])" office:value-type="float" office:value="-0.921652442731204">
            <text:p>-0,92</text:p>
          </table:table-cell>
          <table:table-cell table:formula="of:=[.$G$4]*SIN(-2*3.14159*[.$A858]*[.$G$11])" office:value-type="float" office:value="0.433828658531582">
            <text:p>0,43</text:p>
          </table:table-cell>
          <table:table-cell table:formula="of:=[.B858]+[.C858]" office:value-type="float" office:value="-0.487823784199621">
            <text:p>-0,49</text:p>
          </table:table-cell>
          <table:table-cell table:number-columns-repeated="1020"/>
        </table:table-row>
        <table:table-row table:style-name="ro2">
          <table:table-cell table:formula="of:=[.A858]+[.$J$2]" office:value-type="float" office:value="85700">
            <text:p>85700</text:p>
          </table:table-cell>
          <table:table-cell table:formula="of:=[.$G$2]*SIN(-2*3.14159*[.$A859]*[.$G$3])" office:value-type="float" office:value="-0.806850925883978">
            <text:p>-0,81</text:p>
          </table:table-cell>
          <table:table-cell table:formula="of:=[.$G$4]*SIN(-2*3.14159*[.$A859]*[.$G$11])" office:value-type="float" office:value="0.187568388254064">
            <text:p>0,19</text:p>
          </table:table-cell>
          <table:table-cell table:formula="of:=[.B859]+[.C859]" office:value-type="float" office:value="-0.619282537629914">
            <text:p>-0,62</text:p>
          </table:table-cell>
          <table:table-cell table:number-columns-repeated="1020"/>
        </table:table-row>
        <table:table-row table:style-name="ro2">
          <table:table-cell table:formula="of:=[.A859]+[.$J$2]" office:value-type="float" office:value="85800">
            <text:p>85800</text:p>
          </table:table-cell>
          <table:table-cell table:formula="of:=[.$G$2]*SIN(-2*3.14159*[.$A860]*[.$G$3])" office:value-type="float" office:value="-0.64825165116987">
            <text:p>-0,65</text:p>
          </table:table-cell>
          <table:table-cell table:formula="of:=[.$G$4]*SIN(-2*3.14159*[.$A860]*[.$G$11])" office:value-type="float" office:value="-0.0713052340465516">
            <text:p>-0,07</text:p>
          </table:table-cell>
          <table:table-cell table:formula="of:=[.B860]+[.C860]" office:value-type="float" office:value="-0.719556885216422">
            <text:p>-0,72</text:p>
          </table:table-cell>
          <table:table-cell table:number-columns-repeated="1020"/>
        </table:table-row>
        <table:table-row table:style-name="ro2">
          <table:table-cell table:formula="of:=[.A860]+[.$J$2]" office:value-type="float" office:value="85900">
            <text:p>85900</text:p>
          </table:table-cell>
          <table:table-cell table:formula="of:=[.$G$2]*SIN(-2*3.14159*[.$A861]*[.$G$3])" office:value-type="float" office:value="-0.454463811746734">
            <text:p>-0,45</text:p>
          </table:table-cell>
          <table:table-cell table:formula="of:=[.$G$4]*SIN(-2*3.14159*[.$A861]*[.$G$11])" office:value-type="float" office:value="-0.32538378766705">
            <text:p>-0,33</text:p>
          </table:table-cell>
          <table:table-cell table:formula="of:=[.B861]+[.C861]" office:value-type="float" office:value="-0.779847599413784">
            <text:p>-0,78</text:p>
          </table:table-cell>
          <table:table-cell table:number-columns-repeated="1020"/>
        </table:table-row>
        <table:table-row table:style-name="ro2">
          <table:table-cell table:formula="of:=[.A861]+[.$J$2]" office:value-type="float" office:value="86000">
            <text:p>86000</text:p>
          </table:table-cell>
          <table:table-cell table:formula="of:=[.$G$2]*SIN(-2*3.14159*[.$A862]*[.$G$3])" office:value-type="float" office:value="-0.236006566902899">
            <text:p>-0,24</text:p>
          </table:table-cell>
          <table:table-cell table:formula="of:=[.$G$4]*SIN(-2*3.14159*[.$A862]*[.$G$11])" office:value-type="float" office:value="-0.557581390457232">
            <text:p>-0,56</text:p>
          </table:table-cell>
          <table:table-cell table:formula="of:=[.B862]+[.C862]" office:value-type="float" office:value="-0.793587957360131">
            <text:p>-0,79</text:p>
          </table:table-cell>
          <table:table-cell table:number-columns-repeated="1020"/>
        </table:table-row>
        <table:table-row table:style-name="ro2">
          <table:table-cell table:formula="of:=[.A862]+[.$J$2]" office:value-type="float" office:value="86100">
            <text:p>86100</text:p>
          </table:table-cell>
          <table:table-cell table:formula="of:=[.$G$2]*SIN(-2*3.14159*[.$A863]*[.$G$3])" office:value-type="float" office:value="-0.00473833289042359">
            <text:p>0,00</text:p>
          </table:table-cell>
          <table:table-cell table:formula="of:=[.$G$4]*SIN(-2*3.14159*[.$A863]*[.$G$11])" office:value-type="float" office:value="-0.752283494006682">
            <text:p>-0,75</text:p>
          </table:table-cell>
          <table:table-cell table:formula="of:=[.B863]+[.C863]" office:value-type="float" office:value="-0.757021826897105">
            <text:p>-0,76</text:p>
          </table:table-cell>
          <table:table-cell table:number-columns-repeated="1020"/>
        </table:table-row>
        <table:table-row table:style-name="ro2">
          <table:table-cell table:formula="of:=[.A863]+[.$J$2]" office:value-type="float" office:value="86200">
            <text:p>86200</text:p>
          </table:table-cell>
          <table:table-cell table:formula="of:=[.$G$2]*SIN(-2*3.14159*[.$A864]*[.$G$3])" office:value-type="float" office:value="0.226787108928314">
            <text:p>0,23</text:p>
          </table:table-cell>
          <table:table-cell table:formula="of:=[.$G$4]*SIN(-2*3.14159*[.$A864]*[.$G$11])" office:value-type="float" office:value="-0.896397027598278">
            <text:p>-0,90</text:p>
          </table:table-cell>
          <table:table-cell table:formula="of:=[.B864]+[.C864]" office:value-type="float" office:value="-0.669609918669964">
            <text:p>-0,67</text:p>
          </table:table-cell>
          <table:table-cell table:number-columns-repeated="1020"/>
        </table:table-row>
        <table:table-row table:style-name="ro2">
          <table:table-cell table:formula="of:=[.A864]+[.$J$2]" office:value-type="float" office:value="86300">
            <text:p>86300</text:p>
          </table:table-cell>
          <table:table-cell table:formula="of:=[.$G$2]*SIN(-2*3.14159*[.$A865]*[.$G$3])" office:value-type="float" office:value="0.446001962000781">
            <text:p>0,45</text:p>
          </table:table-cell>
          <table:table-cell table:formula="of:=[.$G$4]*SIN(-2*3.14159*[.$A865]*[.$G$11])" office:value-type="float" office:value="-0.980230828166535">
            <text:p>-0,98</text:p>
          </table:table-cell>
          <table:table-cell table:formula="of:=[.B865]+[.C865]" office:value-type="float" office:value="-0.534228866165754">
            <text:p>-0,53</text:p>
          </table:table-cell>
          <table:table-cell table:number-columns-repeated="1020"/>
        </table:table-row>
        <table:table-row table:style-name="ro2">
          <table:table-cell table:formula="of:=[.A865]+[.$J$2]" office:value-type="float" office:value="86400">
            <text:p>86400</text:p>
          </table:table-cell>
          <table:table-cell table:formula="of:=[.$G$2]*SIN(-2*3.14159*[.$A866]*[.$G$3])" office:value-type="float" office:value="0.641006842110186">
            <text:p>0,64</text:p>
          </table:table-cell>
          <table:table-cell table:formula="of:=[.$G$4]*SIN(-2*3.14159*[.$A866]*[.$G$11])" office:value-type="float" office:value="-0.998147369771927">
            <text:p>-1,00</text:p>
          </table:table-cell>
          <table:table-cell table:formula="of:=[.B866]+[.C866]" office:value-type="float" office:value="-0.35714052766174">
            <text:p>-0,36</text:p>
          </table:table-cell>
          <table:table-cell table:number-columns-repeated="1020"/>
        </table:table-row>
        <table:table-row table:style-name="ro2">
          <table:table-cell table:formula="of:=[.A866]+[.$J$2]" office:value-type="float" office:value="86500">
            <text:p>86500</text:p>
          </table:table-cell>
          <table:table-cell table:formula="of:=[.$G$2]*SIN(-2*3.14159*[.$A867]*[.$G$3])" office:value-type="float" office:value="0.801216369619608">
            <text:p>0,80</text:p>
          </table:table-cell>
          <table:table-cell table:formula="of:=[.$G$4]*SIN(-2*3.14159*[.$A867]*[.$G$11])" office:value-type="float" office:value="-0.94894181120333">
            <text:p>-0,95</text:p>
          </table:table-cell>
          <table:table-cell table:formula="of:=[.B867]+[.C867]" office:value-type="float" office:value="-0.147725441583722">
            <text:p>-0,15</text:p>
          </table:table-cell>
          <table:table-cell table:number-columns-repeated="1020"/>
        </table:table-row>
        <table:table-row table:style-name="ro2">
          <table:table-cell table:formula="of:=[.A867]+[.$J$2]" office:value-type="float" office:value="86600">
            <text:p>86600</text:p>
          </table:table-cell>
          <table:table-cell table:formula="of:=[.$G$2]*SIN(-2*3.14159*[.$A868]*[.$G$3])" office:value-type="float" office:value="0.917933972524925">
            <text:p>0,92</text:p>
          </table:table-cell>
          <table:table-cell table:formula="of:=[.$G$4]*SIN(-2*3.14159*[.$A868]*[.$G$11])" office:value-type="float" office:value="-0.835923079436843">
            <text:p>-0,84</text:p>
          </table:table-cell>
          <table:table-cell table:formula="of:=[.B868]+[.C868]" office:value-type="float" office:value="0.0820108930880814">
            <text:p>0,08</text:p>
          </table:table-cell>
          <table:table-cell table:number-columns-repeated="1020"/>
        </table:table-row>
        <table:table-row table:style-name="ro2">
          <table:table-cell table:formula="of:=[.A868]+[.$J$2]" office:value-type="float" office:value="86700">
            <text:p>86700</text:p>
          </table:table-cell>
          <table:table-cell table:formula="of:=[.$G$2]*SIN(-2*3.14159*[.$A869]*[.$G$3])" office:value-type="float" office:value="0.984824005305923">
            <text:p>0,98</text:p>
          </table:table-cell>
          <table:table-cell table:formula="of:=[.$G$4]*SIN(-2*3.14159*[.$A869]*[.$G$11])" office:value-type="float" office:value="-0.666691283589158">
            <text:p>-0,67</text:p>
          </table:table-cell>
          <table:table-cell table:formula="of:=[.B869]+[.C869]" office:value-type="float" office:value="0.318132721716765">
            <text:p>0,32</text:p>
          </table:table-cell>
          <table:table-cell table:number-columns-repeated="1020"/>
        </table:table-row>
        <table:table-row table:style-name="ro2">
          <table:table-cell table:formula="of:=[.A869]+[.$J$2]" office:value-type="float" office:value="86800">
            <text:p>86800</text:p>
          </table:table-cell>
          <table:table-cell table:formula="of:=[.$G$2]*SIN(-2*3.14159*[.$A870]*[.$G$3])" office:value-type="float" office:value="0.998255484663776">
            <text:p>1,00</text:p>
          </table:table-cell>
          <table:table-cell table:formula="of:=[.$G$4]*SIN(-2*3.14159*[.$A870]*[.$G$11])" office:value-type="float" office:value="-0.452626710060135">
            <text:p>-0,45</text:p>
          </table:table-cell>
          <table:table-cell table:formula="of:=[.B870]+[.C870]" office:value-type="float" office:value="0.545628774603641">
            <text:p>0,55</text:p>
          </table:table-cell>
          <table:table-cell table:number-columns-repeated="1020"/>
        </table:table-row>
        <table:table-row table:style-name="ro2">
          <table:table-cell table:formula="of:=[.A870]+[.$J$2]" office:value-type="float" office:value="86900">
            <text:p>86900</text:p>
          </table:table-cell>
          <table:table-cell table:formula="of:=[.$G$2]*SIN(-2*3.14159*[.$A871]*[.$G$3])" office:value-type="float" office:value="0.957499318442998">
            <text:p>0,96</text:p>
          </table:table-cell>
          <table:table-cell table:formula="of:=[.$G$4]*SIN(-2*3.14159*[.$A871]*[.$G$11])" office:value-type="float" office:value="-0.208124491455696">
            <text:p>-0,21</text:p>
          </table:table-cell>
          <table:table-cell table:formula="of:=[.B871]+[.C871]" office:value-type="float" office:value="0.749374826987303">
            <text:p>0,75</text:p>
          </table:table-cell>
          <table:table-cell table:number-columns-repeated="1020"/>
        </table:table-row>
        <table:table-row table:style-name="ro2">
          <table:table-cell table:formula="of:=[.A871]+[.$J$2]" office:value-type="float" office:value="87000">
            <text:p>87000</text:p>
          </table:table-cell>
          <table:table-cell table:formula="of:=[.$G$2]*SIN(-2*3.14159*[.$A872]*[.$G$3])" office:value-type="float" office:value="0.864767861761115">
            <text:p>0,86</text:p>
          </table:table-cell>
          <table:table-cell table:formula="of:=[.$G$4]*SIN(-2*3.14159*[.$A872]*[.$G$11])" office:value-type="float" office:value="0.0503733791715484">
            <text:p>0,05</text:p>
          </table:table-cell>
          <table:table-cell table:formula="of:=[.B872]+[.C872]" office:value-type="float" office:value="0.915141240932664">
            <text:p>0,92</text:p>
          </table:table-cell>
          <table:table-cell table:number-columns-repeated="1020"/>
        </table:table-row>
        <table:table-row table:style-name="ro2">
          <table:table-cell table:formula="of:=[.A872]+[.$J$2]" office:value-type="float" office:value="87100">
            <text:p>87100</text:p>
          </table:table-cell>
          <table:table-cell table:formula="of:=[.$G$2]*SIN(-2*3.14159*[.$A873]*[.$G$3])" office:value-type="float" office:value="0.725094771697937">
            <text:p>0,73</text:p>
          </table:table-cell>
          <table:table-cell table:formula="of:=[.$G$4]*SIN(-2*3.14159*[.$A873]*[.$G$11])" office:value-type="float" office:value="0.305483836266951">
            <text:p>0,31</text:p>
          </table:table-cell>
          <table:table-cell table:formula="of:=[.B873]+[.C873]" office:value-type="float" office:value="1.03057860796489">
            <text:p>1,03</text:p>
          </table:table-cell>
          <table:table-cell table:number-columns-repeated="1020"/>
        </table:table-row>
        <table:table-row table:style-name="ro2">
          <table:table-cell table:formula="of:=[.A873]+[.$J$2]" office:value-type="float" office:value="87200">
            <text:p>87200</text:p>
          </table:table-cell>
          <table:table-cell table:formula="of:=[.$G$2]*SIN(-2*3.14159*[.$A874]*[.$G$3])" office:value-type="float" office:value="0.546061839286465">
            <text:p>0,55</text:p>
          </table:table-cell>
          <table:table-cell table:formula="of:=[.$G$4]*SIN(-2*3.14159*[.$A874]*[.$G$11])" office:value-type="float" office:value="0.540051543619887">
            <text:p>0,54</text:p>
          </table:table-cell>
          <table:table-cell table:formula="of:=[.B874]+[.C874]" office:value-type="float" office:value="1.08611338290635">
            <text:p>1,09</text:p>
          </table:table-cell>
          <table:table-cell table:number-columns-repeated="1020"/>
        </table:table-row>
        <table:table-row table:style-name="ro2">
          <table:table-cell table:formula="of:=[.A874]+[.$J$2]" office:value-type="float" office:value="87300">
            <text:p>87300</text:p>
          </table:table-cell>
          <table:table-cell table:formula="of:=[.$G$2]*SIN(-2*3.14159*[.$A875]*[.$G$3])" office:value-type="float" office:value="0.337387391385361">
            <text:p>0,34</text:p>
          </table:table-cell>
          <table:table-cell table:formula="of:=[.$G$4]*SIN(-2*3.14159*[.$A875]*[.$G$11])" office:value-type="float" office:value="0.738302547414939">
            <text:p>0,74</text:p>
          </table:table-cell>
          <table:table-cell table:formula="of:=[.B875]+[.C875]" office:value-type="float" office:value="1.0756899388003">
            <text:p>1,08</text:p>
          </table:table-cell>
          <table:table-cell table:number-columns-repeated="1020"/>
        </table:table-row>
        <table:table-row table:style-name="ro2">
          <table:table-cell table:formula="of:=[.A875]+[.$J$2]" office:value-type="float" office:value="87400">
            <text:p>87400</text:p>
          </table:table-cell>
          <table:table-cell table:formula="of:=[.$G$2]*SIN(-2*3.14159*[.$A876]*[.$G$3])" office:value-type="float" office:value="0.110398824973515">
            <text:p>0,11</text:p>
          </table:table-cell>
          <table:table-cell table:formula="of:=[.$G$4]*SIN(-2*3.14159*[.$A876]*[.$G$11])" office:value-type="float" office:value="0.886905126006939">
            <text:p>0,89</text:p>
          </table:table-cell>
          <table:table-cell table:formula="of:=[.B876]+[.C876]" office:value-type="float" office:value="0.997303950980454">
            <text:p>1,00</text:p>
          </table:table-cell>
          <table:table-cell table:number-columns-repeated="1020"/>
        </table:table-row>
        <table:table-row table:style-name="ro2">
          <table:table-cell table:formula="of:=[.A876]+[.$J$2]" office:value-type="float" office:value="87500">
            <text:p>87500</text:p>
          </table:table-cell>
          <table:table-cell table:formula="of:=[.$G$2]*SIN(-2*3.14159*[.$A877]*[.$G$3])" office:value-type="float" office:value="-0.122582504316936">
            <text:p>-0,12</text:p>
          </table:table-cell>
          <table:table-cell table:formula="of:=[.$G$4]*SIN(-2*3.14159*[.$A877]*[.$G$11])" office:value-type="float" office:value="0.975866316575028">
            <text:p>0,98</text:p>
          </table:table-cell>
          <table:table-cell table:formula="of:=[.B877]+[.C877]" office:value-type="float" office:value="0.853283812258093">
            <text:p>0,85</text:p>
          </table:table-cell>
          <table:table-cell table:number-columns-repeated="1020"/>
        </table:table-row>
        <table:table-row table:style-name="ro2">
          <table:table-cell table:formula="of:=[.A877]+[.$J$2]" office:value-type="float" office:value="87600">
            <text:p>87600</text:p>
          </table:table-cell>
          <table:table-cell table:formula="of:=[.$G$2]*SIN(-2*3.14159*[.$A878]*[.$G$3])" office:value-type="float" office:value="-0.348909768190151">
            <text:p>-0,35</text:p>
          </table:table-cell>
          <table:table-cell table:formula="of:=[.$G$4]*SIN(-2*3.14159*[.$A878]*[.$G$11])" office:value-type="float" office:value="0.999203733899556">
            <text:p>1,00</text:p>
          </table:table-cell>
          <table:table-cell table:formula="of:=[.B878]+[.C878]" office:value-type="float" office:value="0.650293965709406">
            <text:p>0,65</text:p>
          </table:table-cell>
          <table:table-cell table:number-columns-repeated="1020"/>
        </table:table-row>
        <table:table-row table:style-name="ro2">
          <table:table-cell table:formula="of:=[.A878]+[.$J$2]" office:value-type="float" office:value="87700">
            <text:p>87700</text:p>
          </table:table-cell>
          <table:table-cell table:formula="of:=[.$G$2]*SIN(-2*3.14159*[.$A879]*[.$G$3])" office:value-type="float" office:value="-0.556297392714449">
            <text:p>-0,56</text:p>
          </table:table-cell>
          <table:table-cell table:formula="of:=[.$G$4]*SIN(-2*3.14159*[.$A879]*[.$G$11])" office:value-type="float" office:value="0.955348014066037">
            <text:p>0,96</text:p>
          </table:table-cell>
          <table:table-cell table:formula="of:=[.B879]+[.C879]" office:value-type="float" office:value="0.399050621351588">
            <text:p>0,40</text:p>
          </table:table-cell>
          <table:table-cell table:number-columns-repeated="1020"/>
        </table:table-row>
        <table:table-row table:style-name="ro2">
          <table:table-cell table:formula="of:=[.A879]+[.$J$2]" office:value-type="float" office:value="87800">
            <text:p>87800</text:p>
          </table:table-cell>
          <table:table-cell table:formula="of:=[.$G$2]*SIN(-2*3.14159*[.$A880]*[.$G$3])" office:value-type="float" office:value="-0.733487851424394">
            <text:p>-0,73</text:p>
          </table:table-cell>
          <table:table-cell table:formula="of:=[.$G$4]*SIN(-2*3.14159*[.$A880]*[.$G$11])" office:value-type="float" office:value="0.847248340443748">
            <text:p>0,85</text:p>
          </table:table-cell>
          <table:table-cell table:formula="of:=[.B880]+[.C880]" office:value-type="float" office:value="0.113760489019354">
            <text:p>0,11</text:p>
          </table:table-cell>
          <table:table-cell table:number-columns-repeated="1020"/>
        </table:table-row>
        <table:table-row table:style-name="ro2">
          <table:table-cell table:formula="of:=[.A880]+[.$J$2]" office:value-type="float" office:value="87900">
            <text:p>87900</text:p>
          </table:table-cell>
          <table:table-cell table:formula="of:=[.$G$2]*SIN(-2*3.14159*[.$A881]*[.$G$3])" office:value-type="float" office:value="-0.870862921292728">
            <text:p>-0,87</text:p>
          </table:table-cell>
          <table:table-cell table:formula="of:=[.$G$4]*SIN(-2*3.14159*[.$A881]*[.$G$11])" office:value-type="float" office:value="0.682173964705476">
            <text:p>0,68</text:p>
          </table:table-cell>
          <table:table-cell table:formula="of:=[.B881]+[.C881]" office:value-type="float" office:value="-0.188688956587252">
            <text:p>-0,19</text:p>
          </table:table-cell>
          <table:table-cell table:number-columns-repeated="1020"/>
        </table:table-row>
        <table:table-row table:style-name="ro2">
          <table:table-cell table:formula="of:=[.A881]+[.$J$2]" office:value-type="float" office:value="88000">
            <text:p>88000</text:p>
          </table:table-cell>
          <table:table-cell table:formula="of:=[.$G$2]*SIN(-2*3.14159*[.$A882]*[.$G$3])" office:value-type="float" office:value="-0.960965512270074">
            <text:p>-0,96</text:p>
          </table:table-cell>
          <table:table-cell table:formula="of:=[.$G$4]*SIN(-2*3.14159*[.$A882]*[.$G$11])" office:value-type="float" office:value="0.471225683992272">
            <text:p>0,47</text:p>
          </table:table-cell>
          <table:table-cell table:formula="of:=[.B882]+[.C882]" office:value-type="float" office:value="-0.489739828277801">
            <text:p>-0,49</text:p>
          </table:table-cell>
          <table:table-cell table:number-columns-repeated="1020"/>
        </table:table-row>
        <table:table-row table:style-name="ro2">
          <table:table-cell table:formula="of:=[.A882]+[.$J$2]" office:value-type="float" office:value="88100">
            <text:p>88100</text:p>
          </table:table-cell>
          <table:table-cell table:formula="of:=[.$G$2]*SIN(-2*3.14159*[.$A883]*[.$G$3])" office:value-type="float" office:value="-0.998904644701818">
            <text:p>-1,00</text:p>
          </table:table-cell>
          <table:table-cell table:formula="of:=[.$G$4]*SIN(-2*3.14159*[.$A883]*[.$G$11])" office:value-type="float" office:value="0.228589038891841">
            <text:p>0,23</text:p>
          </table:table-cell>
          <table:table-cell table:formula="of:=[.B883]+[.C883]" office:value-type="float" office:value="-0.770315605809977">
            <text:p>-0,77</text:p>
          </table:table-cell>
          <table:table-cell table:number-columns-repeated="1020"/>
        </table:table-row>
        <table:table-row table:style-name="ro2">
          <table:table-cell table:formula="of:=[.A883]+[.$J$2]" office:value-type="float" office:value="88200">
            <text:p>88200</text:p>
          </table:table-cell>
          <table:table-cell table:formula="of:=[.$G$2]*SIN(-2*3.14159*[.$A884]*[.$G$3])" office:value-type="float" office:value="-0.98262089915978">
            <text:p>-0,98</text:p>
          </table:table-cell>
          <table:table-cell table:formula="of:=[.$G$4]*SIN(-2*3.14159*[.$A884]*[.$G$11])" office:value-type="float" office:value="-0.0294194013596533">
            <text:p>-0,03</text:p>
          </table:table-cell>
          <table:table-cell table:formula="of:=[.B884]+[.C884]" office:value-type="float" office:value="-1.01204030051943">
            <text:p>-1,01</text:p>
          </table:table-cell>
          <table:table-cell table:number-columns-repeated="1020"/>
        </table:table-row>
        <table:table-row table:style-name="ro2">
          <table:table-cell table:formula="of:=[.A884]+[.$J$2]" office:value-type="float" office:value="88300">
            <text:p>88300</text:p>
          </table:table-cell>
          <table:table-cell table:formula="of:=[.$G$2]*SIN(-2*3.14159*[.$A885]*[.$G$3])" office:value-type="float" office:value="-0.912998191350306">
            <text:p>-0,91</text:p>
          </table:table-cell>
          <table:table-cell table:formula="of:=[.$G$4]*SIN(-2*3.14159*[.$A885]*[.$G$11])" office:value-type="float" office:value="-0.285449542468225">
            <text:p>-0,29</text:p>
          </table:table-cell>
          <table:table-cell table:formula="of:=[.B885]+[.C885]" office:value-type="float" office:value="-1.19844773381853">
            <text:p>-1,20</text:p>
          </table:table-cell>
          <table:table-cell table:number-columns-repeated="1020"/>
        </table:table-row>
        <table:table-row table:style-name="ro2">
          <table:table-cell table:formula="of:=[.A885]+[.$J$2]" office:value-type="float" office:value="88400">
            <text:p>88400</text:p>
          </table:table-cell>
          <table:table-cell table:formula="of:=[.$G$2]*SIN(-2*3.14159*[.$A886]*[.$G$3])" office:value-type="float" office:value="-0.793815803512142">
            <text:p>-0,79</text:p>
          </table:table-cell>
          <table:table-cell table:formula="of:=[.$G$4]*SIN(-2*3.14159*[.$A886]*[.$G$11])" office:value-type="float" office:value="-0.522284148564217">
            <text:p>-0,52</text:p>
          </table:table-cell>
          <table:table-cell table:formula="of:=[.B886]+[.C886]" office:value-type="float" office:value="-1.31609995207636">
            <text:p>-1,32</text:p>
          </table:table-cell>
          <table:table-cell table:number-columns-repeated="1020"/>
        </table:table-row>
        <table:table-row table:style-name="ro2">
          <table:table-cell table:formula="of:=[.A886]+[.$J$2]" office:value-type="float" office:value="88500">
            <text:p>88500</text:p>
          </table:table-cell>
          <table:table-cell table:formula="of:=[.$G$2]*SIN(-2*3.14159*[.$A887]*[.$G$3])" office:value-type="float" office:value="-0.63154323477713">
            <text:p>-0,63</text:p>
          </table:table-cell>
          <table:table-cell table:formula="of:=[.$G$4]*SIN(-2*3.14159*[.$A887]*[.$G$11])" office:value-type="float" office:value="-0.723996877870388">
            <text:p>-0,72</text:p>
          </table:table-cell>
          <table:table-cell table:formula="of:=[.B887]+[.C887]" office:value-type="float" office:value="-1.35554011264752">
            <text:p>-1,36</text:p>
          </table:table-cell>
          <table:table-cell table:number-columns-repeated="1020"/>
        </table:table-row>
        <table:table-row table:style-name="ro2">
          <table:table-cell table:formula="of:=[.A887]+[.$J$2]" office:value-type="float" office:value="88600">
            <text:p>88600</text:p>
          </table:table-cell>
          <table:table-cell table:formula="of:=[.$G$2]*SIN(-2*3.14159*[.$A888]*[.$G$3])" office:value-type="float" office:value="-0.434989073881684">
            <text:p>-0,43</text:p>
          </table:table-cell>
          <table:table-cell table:formula="of:=[.$G$4]*SIN(-2*3.14159*[.$A888]*[.$G$11])" office:value-type="float" office:value="-0.877023218338831">
            <text:p>-0,88</text:p>
          </table:table-cell>
          <table:table-cell table:formula="of:=[.B888]+[.C888]" office:value-type="float" office:value="-1.31201229222052">
            <text:p>-1,31</text:p>
          </table:table-cell>
          <table:table-cell table:number-columns-repeated="1020"/>
        </table:table-row>
        <table:table-row table:style-name="ro2">
          <table:table-cell table:formula="of:=[.A888]+[.$J$2]" office:value-type="float" office:value="88700">
            <text:p>88700</text:p>
          </table:table-cell>
          <table:table-cell table:formula="of:=[.$G$2]*SIN(-2*3.14159*[.$A889]*[.$G$3])" office:value-type="float" office:value="-0.214822641116477">
            <text:p>-0,21</text:p>
          </table:table-cell>
          <table:table-cell table:formula="of:=[.$G$4]*SIN(-2*3.14159*[.$A889]*[.$G$11])" office:value-type="float" office:value="-0.971072656098305">
            <text:p>-0,97</text:p>
          </table:table-cell>
          <table:table-cell table:formula="of:=[.B889]+[.C889]" office:value-type="float" office:value="-1.18589529721478">
            <text:p>-1,19</text:p>
          </table:table-cell>
          <table:table-cell table:number-columns-repeated="1020"/>
        </table:table-row>
        <table:table-row table:style-name="ro2">
          <table:table-cell table:formula="of:=[.A889]+[.$J$2]" office:value-type="float" office:value="88800">
            <text:p>88800</text:p>
          </table:table-cell>
          <table:table-cell table:formula="of:=[.$G$2]*SIN(-2*3.14159*[.$A890]*[.$G$3])" office:value-type="float" office:value="0.0170048677138475">
            <text:p>0,02</text:p>
          </table:table-cell>
          <table:table-cell table:formula="of:=[.$G$4]*SIN(-2*3.14159*[.$A890]*[.$G$11])" office:value-type="float" office:value="-0.999820678382682">
            <text:p>-1,00</text:p>
          </table:table-cell>
          <table:table-cell table:formula="of:=[.B890]+[.C890]" office:value-type="float" office:value="-0.982815810668835">
            <text:p>-0,98</text:p>
          </table:table-cell>
          <table:table-cell table:number-columns-repeated="1020"/>
        </table:table-row>
        <table:table-row table:style-name="ro2">
          <table:table-cell table:formula="of:=[.A890]+[.$J$2]" office:value-type="float" office:value="88900">
            <text:p>88900</text:p>
          </table:table-cell>
          <table:table-cell table:formula="of:=[.$G$2]*SIN(-2*3.14159*[.$A891]*[.$G$3])" office:value-type="float" office:value="0.247909312500001">
            <text:p>0,25</text:p>
          </table:table-cell>
          <table:table-cell table:formula="of:=[.$G$4]*SIN(-2*3.14159*[.$A891]*[.$G$11])" office:value-type="float" office:value="-0.961334076038673">
            <text:p>-0,96</text:p>
          </table:table-cell>
          <table:table-cell table:formula="of:=[.B891]+[.C891]" office:value-type="float" office:value="-0.713424763538671">
            <text:p>-0,71</text:p>
          </table:table-cell>
          <table:table-cell table:number-columns-repeated="1020"/>
        </table:table-row>
        <table:table-row table:style-name="ro2">
          <table:table-cell table:formula="of:=[.A891]+[.$J$2]" office:value-type="float" office:value="89000">
            <text:p>89000</text:p>
          </table:table-cell>
          <table:table-cell table:formula="of:=[.$G$2]*SIN(-2*3.14159*[.$A892]*[.$G$3])" office:value-type="float" office:value="0.465356606453331">
            <text:p>0,47</text:p>
          </table:table-cell>
          <table:table-cell table:formula="of:=[.$G$4]*SIN(-2*3.14159*[.$A892]*[.$G$11])" office:value-type="float" office:value="-0.858200976025613">
            <text:p>-0,86</text:p>
          </table:table-cell>
          <table:table-cell table:formula="of:=[.B892]+[.C892]" office:value-type="float" office:value="-0.392844369572282">
            <text:p>-0,39</text:p>
          </table:table-cell>
          <table:table-cell table:number-columns-repeated="1020"/>
        </table:table-row>
        <table:table-row table:style-name="ro2">
          <table:table-cell table:formula="of:=[.A892]+[.$J$2]" office:value-type="float" office:value="89100">
            <text:p>89100</text:p>
          </table:table-cell>
          <table:table-cell table:formula="of:=[.$G$2]*SIN(-2*3.14159*[.$A893]*[.$G$3])" office:value-type="float" office:value="0.657543311707352">
            <text:p>0,66</text:p>
          </table:table-cell>
          <table:table-cell table:formula="of:=[.$G$4]*SIN(-2*3.14159*[.$A893]*[.$G$11])" office:value-type="float" office:value="-0.69735669025932">
            <text:p>-0,70</text:p>
          </table:table-cell>
          <table:table-cell table:formula="of:=[.B893]+[.C893]" office:value-type="float" office:value="-0.0398133785519688">
            <text:p>-0,04</text:p>
          </table:table-cell>
          <table:table-cell table:number-columns-repeated="1020"/>
        </table:table-row>
        <table:table-row table:style-name="ro2">
          <table:table-cell table:formula="of:=[.A893]+[.$J$2]" office:value-type="float" office:value="89200">
            <text:p>89200</text:p>
          </table:table-cell>
          <table:table-cell table:formula="of:=[.$G$2]*SIN(-2*3.14159*[.$A894]*[.$G$3])" office:value-type="float" office:value="0.814037026063958">
            <text:p>0,81</text:p>
          </table:table-cell>
          <table:table-cell table:formula="of:=[.$G$4]*SIN(-2*3.14159*[.$A894]*[.$G$11])" office:value-type="float" office:value="-0.489617479917629">
            <text:p>-0,49</text:p>
          </table:table-cell>
          <table:table-cell table:formula="of:=[.B894]+[.C894]" office:value-type="float" office:value="0.324419546146329">
            <text:p>0,32</text:p>
          </table:table-cell>
          <table:table-cell table:number-columns-repeated="1020"/>
        </table:table-row>
        <table:table-row table:style-name="ro2">
          <table:table-cell table:formula="of:=[.A894]+[.$J$2]" office:value-type="float" office:value="89300">
            <text:p>89300</text:p>
          </table:table-cell>
          <table:table-cell table:formula="of:=[.$G$2]*SIN(-2*3.14159*[.$A895]*[.$G$3])" office:value-type="float" office:value="0.926342904206378">
            <text:p>0,93</text:p>
          </table:table-cell>
          <table:table-cell table:formula="of:=[.$G$4]*SIN(-2*3.14159*[.$A895]*[.$G$11])" office:value-type="float" office:value="-0.248953117910732">
            <text:p>-0,25</text:p>
          </table:table-cell>
          <table:table-cell table:formula="of:=[.B895]+[.C895]" office:value-type="float" office:value="0.677389786295646">
            <text:p>0,68</text:p>
          </table:table-cell>
          <table:table-cell table:number-columns-repeated="1020"/>
        </table:table-row>
        <table:table-row table:style-name="ro2">
          <table:table-cell table:formula="of:=[.A895]+[.$J$2]" office:value-type="float" office:value="89400">
            <text:p>89400</text:p>
          </table:table-cell>
          <table:table-cell table:formula="of:=[.$G$2]*SIN(-2*3.14159*[.$A896]*[.$G$3])" office:value-type="float" office:value="0.988364710987522">
            <text:p>0,99</text:p>
          </table:table-cell>
          <table:table-cell table:formula="of:=[.$G$4]*SIN(-2*3.14159*[.$A896]*[.$G$11])" office:value-type="float" office:value="0.00845251560084198">
            <text:p>0,01</text:p>
          </table:table-cell>
          <table:table-cell table:formula="of:=[.B896]+[.C896]" office:value-type="float" office:value="0.996817226588364">
            <text:p>1,00</text:p>
          </table:table-cell>
          <table:table-cell table:number-columns-repeated="1020"/>
        </table:table-row>
        <table:table-row table:style-name="ro2">
          <table:table-cell table:formula="of:=[.A896]+[.$J$2]" office:value-type="float" office:value="89500">
            <text:p>89500</text:p>
          </table:table-cell>
          <table:table-cell table:formula="of:=[.$G$2]*SIN(-2*3.14159*[.$A897]*[.$G$3])" office:value-type="float" office:value="0.996735789000904">
            <text:p>1,00</text:p>
          </table:table-cell>
          <table:table-cell table:formula="of:=[.$G$4]*SIN(-2*3.14159*[.$A897]*[.$G$11])" office:value-type="float" office:value="0.265289745471767">
            <text:p>0,27</text:p>
          </table:table-cell>
          <table:table-cell table:formula="of:=[.B897]+[.C897]" office:value-type="float" office:value="1.26202553447267">
            <text:p>1,26</text:p>
          </table:table-cell>
          <table:table-cell table:number-columns-repeated="1020"/>
        </table:table-row>
        <table:table-row table:style-name="ro2">
          <table:table-cell table:formula="of:=[.A897]+[.$J$2]" office:value-type="float" office:value="89600">
            <text:p>89600</text:p>
          </table:table-cell>
          <table:table-cell table:formula="of:=[.$G$2]*SIN(-2*3.14159*[.$A898]*[.$G$3])" office:value-type="float" office:value="0.951001714075296">
            <text:p>0,95</text:p>
          </table:table-cell>
          <table:table-cell table:formula="of:=[.$G$4]*SIN(-2*3.14159*[.$A898]*[.$G$11])" office:value-type="float" office:value="0.504287119816393">
            <text:p>0,50</text:p>
          </table:table-cell>
          <table:table-cell table:formula="of:=[.B898]+[.C898]" office:value-type="float" office:value="1.45528883389169">
            <text:p>1,46</text:p>
          </table:table-cell>
          <table:table-cell table:number-columns-repeated="1020"/>
        </table:table-row>
        <table:table-row table:style-name="ro2">
          <table:table-cell table:formula="of:=[.A898]+[.$J$2]" office:value-type="float" office:value="89700">
            <text:p>89700</text:p>
          </table:table-cell>
          <table:table-cell table:formula="of:=[.$G$2]*SIN(-2*3.14159*[.$A899]*[.$G$3])" office:value-type="float" office:value="0.853645038904883">
            <text:p>0,85</text:p>
          </table:table-cell>
          <table:table-cell table:formula="of:=[.$G$4]*SIN(-2*3.14159*[.$A899]*[.$G$11])" office:value-type="float" office:value="0.709372857865766">
            <text:p>0,71</text:p>
          </table:table-cell>
          <table:table-cell table:formula="of:=[.B899]+[.C899]" office:value-type="float" office:value="1.56301789677065">
            <text:p>1,56</text:p>
          </table:table-cell>
          <table:table-cell table:number-columns-repeated="1020"/>
        </table:table-row>
        <table:table-row table:style-name="ro2">
          <table:table-cell table:formula="of:=[.A899]+[.$J$2]" office:value-type="float" office:value="89800">
            <text:p>89800</text:p>
          </table:table-cell>
          <table:table-cell table:formula="of:=[.$G$2]*SIN(-2*3.14159*[.$A900]*[.$G$3])" office:value-type="float" office:value="0.70995053281136">
            <text:p>0,71</text:p>
          </table:table-cell>
          <table:table-cell table:formula="of:=[.$G$4]*SIN(-2*3.14159*[.$A900]*[.$G$11])" office:value-type="float" office:value="0.866755594194069">
            <text:p>0,87</text:p>
          </table:table-cell>
          <table:table-cell table:formula="of:=[.B900]+[.C900]" office:value-type="float" office:value="1.57670612700543">
            <text:p>1,58</text:p>
          </table:table-cell>
          <table:table-cell table:number-columns-repeated="1020"/>
        </table:table-row>
        <table:table-row table:style-name="ro2">
          <table:table-cell table:formula="of:=[.A900]+[.$J$2]" office:value-type="float" office:value="89900">
            <text:p>89900</text:p>
          </table:table-cell>
          <table:table-cell table:formula="of:=[.$G$2]*SIN(-2*3.14159*[.$A901]*[.$G$3])" office:value-type="float" office:value="0.527718233600763">
            <text:p>0,53</text:p>
          </table:table-cell>
          <table:table-cell table:formula="of:=[.$G$4]*SIN(-2*3.14159*[.$A901]*[.$G$11])" office:value-type="float" office:value="0.965851933495011">
            <text:p>0,97</text:p>
          </table:table-cell>
          <table:table-cell table:formula="of:=[.B901]+[.C901]" office:value-type="float" office:value="1.49357016709577">
            <text:p>1,49</text:p>
          </table:table-cell>
          <table:table-cell table:number-columns-repeated="1020"/>
        </table:table-row>
        <table:table-row table:style-name="ro2">
          <table:table-cell table:formula="of:=[.A901]+[.$J$2]" office:value-type="float" office:value="90000">
            <text:p>90000</text:p>
          </table:table-cell>
          <table:table-cell table:formula="of:=[.$G$2]*SIN(-2*3.14159*[.$A902]*[.$G$3])" office:value-type="float" office:value="0.316840152777084">
            <text:p>0,32</text:p>
          </table:table-cell>
          <table:table-cell table:formula="of:=[.$G$4]*SIN(-2*3.14159*[.$A902]*[.$G$11])" office:value-type="float" office:value="0.999997933600943">
            <text:p>1,00</text:p>
          </table:table-cell>
          <table:table-cell table:formula="of:=[.B902]+[.C902]" office:value-type="float" office:value="1.31683808637803">
            <text:p>1,32</text:p>
          </table:table-cell>
          <table:table-cell table:number-columns-repeated="1020"/>
        </table:table-row>
        <table:table-row table:style-name="ro2">
          <table:table-cell table:formula="of:=[.A902]+[.$J$2]" office:value-type="float" office:value="90100">
            <text:p>90100</text:p>
          </table:table-cell>
          <table:table-cell table:formula="of:=[.$G$2]*SIN(-2*3.14159*[.$A903]*[.$G$3])" office:value-type="float" office:value="0.088763246434759">
            <text:p>0,09</text:p>
          </table:table-cell>
          <table:table-cell table:formula="of:=[.$G$4]*SIN(-2*3.14159*[.$A903]*[.$G$11])" office:value-type="float" office:value="0.966897374043892">
            <text:p>0,97</text:p>
          </table:table-cell>
          <table:table-cell table:formula="of:=[.B903]+[.C903]" office:value-type="float" office:value="1.05566062047865">
            <text:p>1,06</text:p>
          </table:table-cell>
          <table:table-cell table:number-columns-repeated="1020"/>
        </table:table-row>
        <table:table-row table:style-name="ro2">
          <table:table-cell table:formula="of:=[.A903]+[.$J$2]" office:value-type="float" office:value="90200">
            <text:p>90200</text:p>
          </table:table-cell>
          <table:table-cell table:formula="of:=[.$G$2]*SIN(-2*3.14159*[.$A904]*[.$G$3])" office:value-type="float" office:value="-0.144131877821439">
            <text:p>-0,14</text:p>
          </table:table-cell>
          <table:table-cell table:formula="of:=[.$G$4]*SIN(-2*3.14159*[.$A904]*[.$G$11])" office:value-type="float" office:value="0.868776202277559">
            <text:p>0,87</text:p>
          </table:table-cell>
          <table:table-cell table:formula="of:=[.B904]+[.C904]" office:value-type="float" office:value="0.72464432445612">
            <text:p>0,72</text:p>
          </table:table-cell>
          <table:table-cell table:number-columns-repeated="1020"/>
        </table:table-row>
        <table:table-row table:style-name="ro2">
          <table:table-cell table:formula="of:=[.A904]+[.$J$2]" office:value-type="float" office:value="90300">
            <text:p>90300</text:p>
          </table:table-cell>
          <table:table-cell table:formula="of:=[.$G$2]*SIN(-2*3.14159*[.$A905]*[.$G$3])" office:value-type="float" office:value="-0.369203245568248">
            <text:p>-0,37</text:p>
          </table:table-cell>
          <table:table-cell table:formula="of:=[.$G$4]*SIN(-2*3.14159*[.$A905]*[.$G$11])" office:value-type="float" office:value="0.712232697071375">
            <text:p>0,71</text:p>
          </table:table-cell>
          <table:table-cell table:formula="of:=[.B905]+[.C905]" office:value-type="float" office:value="0.343029451503126">
            <text:p>0,34</text:p>
          </table:table-cell>
          <table:table-cell table:number-columns-repeated="1020"/>
        </table:table-row>
        <table:table-row table:style-name="ro2">
          <table:table-cell table:formula="of:=[.A905]+[.$J$2]" office:value-type="float" office:value="90400">
            <text:p>90400</text:p>
          </table:table-cell>
          <table:table-cell table:formula="of:=[.$G$2]*SIN(-2*3.14159*[.$A906]*[.$G$3])" office:value-type="float" office:value="-0.574233396487613">
            <text:p>-0,57</text:p>
          </table:table-cell>
          <table:table-cell table:formula="of:=[.$G$4]*SIN(-2*3.14159*[.$A906]*[.$G$11])" office:value-type="float" office:value="0.507793905169261">
            <text:p>0,51</text:p>
          </table:table-cell>
          <table:table-cell table:formula="of:=[.B906]+[.C906]" office:value-type="float" office:value="-0.0664394913183525">
            <text:p>-0,07</text:p>
          </table:table-cell>
          <table:table-cell table:number-columns-repeated="1020"/>
        </table:table-row>
        <table:table-row table:style-name="ro2">
          <table:table-cell table:formula="of:=[.A906]+[.$J$2]" office:value-type="float" office:value="90500">
            <text:p>90500</text:p>
          </table:table-cell>
          <table:table-cell table:formula="of:=[.$G$2]*SIN(-2*3.14159*[.$A907]*[.$G$3])" office:value-type="float" office:value="-0.748092813815903">
            <text:p>-0,75</text:p>
          </table:table-cell>
          <table:table-cell table:formula="of:=[.$G$4]*SIN(-2*3.14159*[.$A907]*[.$G$11])" office:value-type="float" office:value="0.269207657287475">
            <text:p>0,27</text:p>
          </table:table-cell>
          <table:table-cell table:formula="of:=[.B907]+[.C907]" office:value-type="float" office:value="-0.478885156528428">
            <text:p>-0,48</text:p>
          </table:table-cell>
          <table:table-cell table:number-columns-repeated="1020"/>
        </table:table-row>
        <table:table-row table:style-name="ro2">
          <table:table-cell table:formula="of:=[.A907]+[.$J$2]" office:value-type="float" office:value="90600">
            <text:p>90600</text:p>
          </table:table-cell>
          <table:table-cell table:formula="of:=[.$G$2]*SIN(-2*3.14159*[.$A908]*[.$G$3])" office:value-type="float" office:value="-0.881343973047603">
            <text:p>-0,88</text:p>
          </table:table-cell>
          <table:table-cell table:formula="of:=[.$G$4]*SIN(-2*3.14159*[.$A908]*[.$G$11])" office:value-type="float" office:value="0.012518146903855">
            <text:p>0,01</text:p>
          </table:table-cell>
          <table:table-cell table:formula="of:=[.B908]+[.C908]" office:value-type="float" office:value="-0.868825826143748">
            <text:p>-0,87</text:p>
          </table:table-cell>
          <table:table-cell table:number-columns-repeated="1020"/>
        </table:table-row>
        <table:table-row table:style-name="ro2">
          <table:table-cell table:formula="of:=[.A908]+[.$J$2]" office:value-type="float" office:value="90700">
            <text:p>90700</text:p>
          </table:table-cell>
          <table:table-cell table:formula="of:=[.$G$2]*SIN(-2*3.14159*[.$A909]*[.$G$3])" office:value-type="float" office:value="-0.966753756906183">
            <text:p>-0,97</text:p>
          </table:table-cell>
          <table:table-cell table:formula="of:=[.$G$4]*SIN(-2*3.14159*[.$A909]*[.$G$11])" office:value-type="float" office:value="-0.245013224745688">
            <text:p>-0,25</text:p>
          </table:table-cell>
          <table:table-cell table:formula="of:=[.B909]+[.C909]" office:value-type="float" office:value="-1.21176698165187">
            <text:p>-1,21</text:p>
          </table:table-cell>
          <table:table-cell table:number-columns-repeated="1020"/>
        </table:table-row>
        <table:table-row table:style-name="ro2">
          <table:table-cell table:formula="of:=[.A909]+[.$J$2]" office:value-type="float" office:value="90800">
            <text:p>90800</text:p>
          </table:table-cell>
          <table:table-cell table:formula="of:=[.$G$2]*SIN(-2*3.14159*[.$A910]*[.$G$3])" office:value-type="float" office:value="-0.999685882744496">
            <text:p>-1,00</text:p>
          </table:table-cell>
          <table:table-cell table:formula="of:=[.$G$4]*SIN(-2*3.14159*[.$A910]*[.$G$11])" office:value-type="float" office:value="-0.486068269638903">
            <text:p>-0,49</text:p>
          </table:table-cell>
          <table:table-cell table:formula="of:=[.B910]+[.C910]" office:value-type="float" office:value="-1.4857541523834">
            <text:p>-1,49</text:p>
          </table:table-cell>
          <table:table-cell table:number-columns-repeated="1020"/>
        </table:table-row>
        <table:table-row table:style-name="ro2">
          <table:table-cell table:formula="of:=[.A910]+[.$J$2]" office:value-type="float" office:value="90900">
            <text:p>90900</text:p>
          </table:table-cell>
          <table:table-cell table:formula="of:=[.$G$2]*SIN(-2*3.14159*[.$A911]*[.$G$3])" office:value-type="float" office:value="-0.978352723813847">
            <text:p>-0,98</text:p>
          </table:table-cell>
          <table:table-cell table:formula="of:=[.$G$4]*SIN(-2*3.14159*[.$A911]*[.$G$11])" office:value-type="float" office:value="-0.694436835486889">
            <text:p>-0,69</text:p>
          </table:table-cell>
          <table:table-cell table:formula="of:=[.B911]+[.C911]" office:value-type="float" office:value="-1.67278955930074">
            <text:p>-1,67</text:p>
          </table:table-cell>
          <table:table-cell table:number-columns-repeated="1020"/>
        </table:table-row>
        <table:table-row table:style-name="ro2">
          <table:table-cell table:formula="of:=[.A911]+[.$J$2]" office:value-type="float" office:value="91000">
            <text:p>91000</text:p>
          </table:table-cell>
          <table:table-cell table:formula="of:=[.$G$2]*SIN(-2*3.14159*[.$A912]*[.$G$3])" office:value-type="float" office:value="-0.90391228852183">
            <text:p>-0,90</text:p>
          </table:table-cell>
          <table:table-cell table:formula="of:=[.$G$4]*SIN(-2*3.14159*[.$A912]*[.$G$11])" office:value-type="float" office:value="-0.856106827308969">
            <text:p>-0,86</text:p>
          </table:table-cell>
          <table:table-cell table:formula="of:=[.B912]+[.C912]" office:value-type="float" office:value="-1.7600191158308">
            <text:p>-1,76</text:p>
          </table:table-cell>
          <table:table-cell table:number-columns-repeated="1020"/>
        </table:table-row>
        <table:table-row table:style-name="ro2">
          <table:table-cell table:formula="of:=[.A912]+[.$J$2]" office:value-type="float" office:value="91100">
            <text:p>91100</text:p>
          </table:table-cell>
          <table:table-cell table:formula="of:=[.$G$2]*SIN(-2*3.14159*[.$A913]*[.$G$3])" office:value-type="float" office:value="-0.780405377285443">
            <text:p>-0,78</text:p>
          </table:table-cell>
          <table:table-cell table:formula="of:=[.$G$4]*SIN(-2*3.14159*[.$A913]*[.$G$11])" office:value-type="float" office:value="-0.960206474347795">
            <text:p>-0,96</text:p>
          </table:table-cell>
          <table:table-cell table:formula="of:=[.B913]+[.C913]" office:value-type="float" office:value="-1.74061185163324">
            <text:p>-1,74</text:p>
          </table:table-cell>
          <table:table-cell table:number-columns-repeated="1020"/>
        </table:table-row>
        <table:table-row table:style-name="ro2">
          <table:table-cell table:formula="of:=[.A913]+[.$J$2]" office:value-type="float" office:value="91200">
            <text:p>91200</text:p>
          </table:table-cell>
          <table:table-cell table:formula="of:=[.$G$2]*SIN(-2*3.14159*[.$A914]*[.$G$3])" office:value-type="float" office:value="-0.614536234494431">
            <text:p>-0,61</text:p>
          </table:table-cell>
          <table:table-cell table:formula="of:=[.$G$4]*SIN(-2*3.14159*[.$A914]*[.$G$11])" office:value-type="float" office:value="-0.999735420595603">
            <text:p>-1,00</text:p>
          </table:table-cell>
          <table:table-cell table:formula="of:=[.B914]+[.C914]" office:value-type="float" office:value="-1.61427165509003">
            <text:p>-1,61</text:p>
          </table:table-cell>
          <table:table-cell table:number-columns-repeated="1020"/>
        </table:table-row>
        <table:table-row table:style-name="ro2">
          <table:table-cell table:formula="of:=[.A914]+[.$J$2]" office:value-type="float" office:value="91300">
            <text:p>91300</text:p>
          </table:table-cell>
          <table:table-cell table:formula="of:=[.$G$2]*SIN(-2*3.14159*[.$A915]*[.$G$3])" office:value-type="float" office:value="-0.41530867989902">
            <text:p>-0,42</text:p>
          </table:table-cell>
          <table:table-cell table:formula="of:=[.$G$4]*SIN(-2*3.14159*[.$A915]*[.$G$11])" office:value-type="float" office:value="-0.972035489515638">
            <text:p>-0,97</text:p>
          </table:table-cell>
          <table:table-cell table:formula="of:=[.B915]+[.C915]" office:value-type="float" office:value="-1.38734416941466">
            <text:p>-1,39</text:p>
          </table:table-cell>
          <table:table-cell table:number-columns-repeated="1020"/>
        </table:table-row>
        <table:table-row table:style-name="ro2">
          <table:table-cell table:formula="of:=[.A915]+[.$J$2]" office:value-type="float" office:value="91400">
            <text:p>91400</text:p>
          </table:table-cell>
          <table:table-cell table:formula="of:=[.$G$2]*SIN(-2*3.14159*[.$A916]*[.$G$3])" office:value-type="float" office:value="-0.193537150502338">
            <text:p>-0,19</text:p>
          </table:table-cell>
          <table:table-cell table:formula="of:=[.$G$4]*SIN(-2*3.14159*[.$A916]*[.$G$11])" office:value-type="float" office:value="-0.878969396977606">
            <text:p>-0,88</text:p>
          </table:table-cell>
          <table:table-cell table:formula="of:=[.B916]+[.C916]" office:value-type="float" office:value="-1.07250654747994">
            <text:p>-1,07</text:p>
          </table:table-cell>
          <table:table-cell table:number-columns-repeated="1020"/>
        </table:table-row>
        <table:table-row table:style-name="ro2">
          <table:table-cell table:formula="of:=[.A916]+[.$J$2]" office:value-type="float" office:value="91500">
            <text:p>91500</text:p>
          </table:table-cell>
          <table:table-cell table:formula="of:=[.$G$2]*SIN(-2*3.14159*[.$A917]*[.$G$3])" office:value-type="float" office:value="0.0387400286792299">
            <text:p>0,04</text:p>
          </table:table-cell>
          <table:table-cell table:formula="of:=[.$G$4]*SIN(-2*3.14159*[.$A917]*[.$G$11])" office:value-type="float" office:value="-0.72679552767182">
            <text:p>-0,73</text:p>
          </table:table-cell>
          <table:table-cell table:formula="of:=[.B917]+[.C917]" office:value-type="float" office:value="-0.68805549899259">
            <text:p>-0,69</text:p>
          </table:table-cell>
          <table:table-cell table:number-columns-repeated="1020"/>
        </table:table-row>
        <table:table-row table:style-name="ro2">
          <table:table-cell table:formula="of:=[.A917]+[.$J$2]" office:value-type="float" office:value="91600">
            <text:p>91600</text:p>
          </table:table-cell>
          <table:table-cell table:formula="of:=[.$G$2]*SIN(-2*3.14159*[.$A918]*[.$G$3])" office:value-type="float" office:value="0.268914308376621">
            <text:p>0,27</text:p>
          </table:table-cell>
          <table:table-cell table:formula="of:=[.$G$4]*SIN(-2*3.14159*[.$A918]*[.$G$11])" office:value-type="float" office:value="-0.525747018908974">
            <text:p>-0,53</text:p>
          </table:table-cell>
          <table:table-cell table:formula="of:=[.B918]+[.C918]" office:value-type="float" office:value="-0.256832710532353">
            <text:p>-0,26</text:p>
          </table:table-cell>
          <table:table-cell table:number-columns-repeated="1020"/>
        </table:table-row>
        <table:table-row table:style-name="ro2">
          <table:table-cell table:formula="of:=[.A918]+[.$J$2]" office:value-type="float" office:value="91700">
            <text:p>91700</text:p>
          </table:table-cell>
          <table:table-cell table:formula="of:=[.$G$2]*SIN(-2*3.14159*[.$A919]*[.$G$3])" office:value-type="float" office:value="0.484491237487763">
            <text:p>0,48</text:p>
          </table:table-cell>
          <table:table-cell table:formula="of:=[.$G$4]*SIN(-2*3.14159*[.$A919]*[.$G$11])" office:value-type="float" office:value="-0.289343864805288">
            <text:p>-0,29</text:p>
          </table:table-cell>
          <table:table-cell table:formula="of:=[.B919]+[.C919]" office:value-type="float" office:value="0.195147372682475">
            <text:p>0,20</text:p>
          </table:table-cell>
          <table:table-cell table:number-columns-repeated="1020"/>
        </table:table-row>
        <table:table-row table:style-name="ro2">
          <table:table-cell table:formula="of:=[.A919]+[.$J$2]" office:value-type="float" office:value="91800">
            <text:p>91800</text:p>
          </table:table-cell>
          <table:table-cell table:formula="of:=[.$G$2]*SIN(-2*3.14159*[.$A920]*[.$G$3])" office:value-type="float" office:value="0.673768904979643">
            <text:p>0,67</text:p>
          </table:table-cell>
          <table:table-cell table:formula="of:=[.$G$4]*SIN(-2*3.14159*[.$A920]*[.$G$11])" office:value-type="float" office:value="-0.0334832447255637">
            <text:p>-0,03</text:p>
          </table:table-cell>
          <table:table-cell table:formula="of:=[.B920]+[.C920]" office:value-type="float" office:value="0.640285660254079">
            <text:p>0,64</text:p>
          </table:table-cell>
          <table:table-cell table:number-columns-repeated="1020"/>
        </table:table-row>
        <table:table-row table:style-name="ro2">
          <table:table-cell table:formula="of:=[.A920]+[.$J$2]" office:value-type="float" office:value="91900">
            <text:p>91900</text:p>
          </table:table-cell>
          <table:table-cell table:formula="of:=[.$G$2]*SIN(-2*3.14159*[.$A921]*[.$G$3])" office:value-type="float" office:value="0.826472818371653">
            <text:p>0,83</text:p>
          </table:table-cell>
          <table:table-cell table:formula="of:=[.$G$4]*SIN(-2*3.14159*[.$A921]*[.$G$11])" office:value-type="float" office:value="0.224629012511841">
            <text:p>0,22</text:p>
          </table:table-cell>
          <table:table-cell table:formula="of:=[.B921]+[.C921]" office:value-type="float" office:value="1.05110183088349">
            <text:p>1,05</text:p>
          </table:table-cell>
          <table:table-cell table:number-columns-repeated="1020"/>
        </table:table-row>
        <table:table-row table:style-name="ro2">
          <table:table-cell table:formula="of:=[.A921]+[.$J$2]" office:value-type="float" office:value="92000">
            <text:p>92000</text:p>
          </table:table-cell>
          <table:table-cell table:formula="of:=[.$G$2]*SIN(-2*3.14159*[.$A922]*[.$G$3])" office:value-type="float" office:value="0.934313851618928">
            <text:p>0,93</text:p>
          </table:table-cell>
          <table:table-cell table:formula="of:=[.$G$4]*SIN(-2*3.14159*[.$A922]*[.$G$11])" office:value-type="float" office:value="0.467635713659618">
            <text:p>0,47</text:p>
          </table:table-cell>
          <table:table-cell table:formula="of:=[.B922]+[.C922]" office:value-type="float" office:value="1.40194956527855">
            <text:p>1,40</text:p>
          </table:table-cell>
          <table:table-cell table:number-columns-repeated="1020"/>
        </table:table-row>
        <table:table-row table:style-name="ro2">
          <table:table-cell table:formula="of:=[.A922]+[.$J$2]" office:value-type="float" office:value="92100">
            <text:p>92100</text:p>
          </table:table-cell>
          <table:table-cell table:formula="of:=[.$G$2]*SIN(-2*3.14159*[.$A923]*[.$G$3])" office:value-type="float" office:value="0.991438133094768">
            <text:p>0,99</text:p>
          </table:table-cell>
          <table:table-cell table:formula="of:=[.$G$4]*SIN(-2*3.14159*[.$A923]*[.$G$11])" office:value-type="float" office:value="0.679195420271314">
            <text:p>0,68</text:p>
          </table:table-cell>
          <table:table-cell table:formula="of:=[.B923]+[.C923]" office:value-type="float" office:value="1.67063355336608">
            <text:p>1,67</text:p>
          </table:table-cell>
          <table:table-cell table:number-columns-repeated="1020"/>
        </table:table-row>
        <table:table-row table:style-name="ro2">
          <table:table-cell table:formula="of:=[.A923]+[.$J$2]" office:value-type="float" office:value="92200">
            <text:p>92200</text:p>
          </table:table-cell>
          <table:table-cell table:formula="of:=[.$G$2]*SIN(-2*3.14159*[.$A924]*[.$G$3])" office:value-type="float" office:value="0.994744852047248">
            <text:p>0,99</text:p>
          </table:table-cell>
          <table:table-cell table:formula="of:=[.$G$4]*SIN(-2*3.14159*[.$A924]*[.$G$11])" office:value-type="float" office:value="0.845081540166678">
            <text:p>0,85</text:p>
          </table:table-cell>
          <table:table-cell table:formula="of:=[.B924]+[.C924]" office:value-type="float" office:value="1.83982639221393">
            <text:p>1,84</text:p>
          </table:table-cell>
          <table:table-cell table:number-columns-repeated="1020"/>
        </table:table-row>
        <table:table-row table:style-name="ro2">
          <table:table-cell table:formula="of:=[.A924]+[.$J$2]" office:value-type="float" office:value="92300">
            <text:p>92300</text:p>
          </table:table-cell>
          <table:table-cell table:formula="of:=[.$G$2]*SIN(-2*3.14159*[.$A925]*[.$G$3])" office:value-type="float" office:value="0.944054490781272">
            <text:p>0,94</text:p>
          </table:table-cell>
          <table:table-cell table:formula="of:=[.$G$4]*SIN(-2*3.14159*[.$A925]*[.$G$11])" office:value-type="float" office:value="0.954138747116307">
            <text:p>0,95</text:p>
          </table:table-cell>
          <table:table-cell table:formula="of:=[.B925]+[.C925]" office:value-type="float" office:value="1.89819323789758">
            <text:p>1,90</text:p>
          </table:table-cell>
          <table:table-cell table:number-columns-repeated="1020"/>
        </table:table-row>
        <table:table-row table:style-name="ro2">
          <table:table-cell table:formula="of:=[.A925]+[.$J$2]" office:value-type="float" office:value="92400">
            <text:p>92400</text:p>
          </table:table-cell>
          <table:table-cell table:formula="of:=[.$G$2]*SIN(-2*3.14159*[.$A926]*[.$G$3])" office:value-type="float" office:value="0.842118640820985">
            <text:p>0,84</text:p>
          </table:table-cell>
          <table:table-cell table:formula="of:=[.$G$4]*SIN(-2*3.14159*[.$A926]*[.$G$11])" office:value-type="float" office:value="0.999033255940214">
            <text:p>1,00</text:p>
          </table:table-cell>
          <table:table-cell table:formula="of:=[.B926]+[.C926]" office:value-type="float" office:value="1.8411518967612">
            <text:p>1,84</text:p>
          </table:table-cell>
          <table:table-cell table:number-columns-repeated="1020"/>
        </table:table-row>
        <table:table-row table:style-name="ro2">
          <table:table-cell table:formula="of:=[.A926]+[.$J$2]" office:value-type="float" office:value="92500">
            <text:p>92500</text:p>
          </table:table-cell>
          <table:table-cell table:formula="of:=[.$G$2]*SIN(-2*3.14159*[.$A927]*[.$G$3])" office:value-type="float" office:value="0.694470640274973">
            <text:p>0,69</text:p>
          </table:table-cell>
          <table:table-cell table:formula="of:=[.$G$4]*SIN(-2*3.14159*[.$A927]*[.$G$11])" office:value-type="float" office:value="0.976746104462628">
            <text:p>0,98</text:p>
          </table:table-cell>
          <table:table-cell table:formula="of:=[.B927]+[.C927]" office:value-type="float" office:value="1.6712167447376">
            <text:p>1,67</text:p>
          </table:table-cell>
          <table:table-cell table:number-columns-repeated="1020"/>
        </table:table-row>
        <table:table-row table:style-name="ro2">
          <table:table-cell table:formula="of:=[.A927]+[.$J$2]" office:value-type="float" office:value="92600">
            <text:p>92600</text:p>
          </table:table-cell>
          <table:table-cell table:formula="of:=[.$G$2]*SIN(-2*3.14159*[.$A928]*[.$G$3])" office:value-type="float" office:value="0.509125130882532">
            <text:p>0,51</text:p>
          </table:table-cell>
          <table:table-cell table:formula="of:=[.$G$4]*SIN(-2*3.14159*[.$A928]*[.$G$11])" office:value-type="float" office:value="0.888776019544204">
            <text:p>0,89</text:p>
          </table:table-cell>
          <table:table-cell table:formula="of:=[.B928]+[.C928]" office:value-type="float" office:value="1.39790115042674">
            <text:p>1,40</text:p>
          </table:table-cell>
          <table:table-cell table:number-columns-repeated="1020"/>
        </table:table-row>
        <table:table-row table:style-name="ro2">
          <table:table-cell table:formula="of:=[.A928]+[.$J$2]" office:value-type="float" office:value="92700">
            <text:p>92700</text:p>
          </table:table-cell>
          <table:table-cell table:formula="of:=[.$G$2]*SIN(-2*3.14159*[.$A929]*[.$G$3])" office:value-type="float" office:value="0.296143117036795">
            <text:p>0,30</text:p>
          </table:table-cell>
          <table:table-cell table:formula="of:=[.$G$4]*SIN(-2*3.14159*[.$A929]*[.$G$11])" office:value-type="float" office:value="0.741038695014943">
            <text:p>0,74</text:p>
          </table:table-cell>
          <table:table-cell table:formula="of:=[.B929]+[.C929]" office:value-type="float" office:value="1.03718181205174">
            <text:p>1,04</text:p>
          </table:table-cell>
          <table:table-cell table:number-columns-repeated="1020"/>
        </table:table-row>
        <table:table-row table:style-name="ro2">
          <table:table-cell table:formula="of:=[.A929]+[.$J$2]" office:value-type="float" office:value="92800">
            <text:p>92800</text:p>
          </table:table-cell>
          <table:table-cell table:formula="of:=[.$G$2]*SIN(-2*3.14159*[.$A930]*[.$G$3])" office:value-type="float" office:value="0.0670857612439551">
            <text:p>0,07</text:p>
          </table:table-cell>
          <table:table-cell table:formula="of:=[.$G$4]*SIN(-2*3.14159*[.$A930]*[.$G$11])" office:value-type="float" office:value="0.543468975965664">
            <text:p>0,54</text:p>
          </table:table-cell>
          <table:table-cell table:formula="of:=[.B930]+[.C930]" office:value-type="float" office:value="0.610554737209619">
            <text:p>0,61</text:p>
          </table:table-cell>
          <table:table-cell table:number-columns-repeated="1020"/>
        </table:table-row>
        <table:table-row table:style-name="ro2">
          <table:table-cell table:formula="of:=[.A930]+[.$J$2]" office:value-type="float" office:value="92900">
            <text:p>92900</text:p>
          </table:table-cell>
          <table:table-cell table:formula="of:=[.$G$2]*SIN(-2*3.14159*[.$A931]*[.$G$3])" office:value-type="float" office:value="-0.1656131079996">
            <text:p>-0,17</text:p>
          </table:table-cell>
          <table:table-cell table:formula="of:=[.$G$4]*SIN(-2*3.14159*[.$A931]*[.$G$11])" office:value-type="float" office:value="0.309352827426029">
            <text:p>0,31</text:p>
          </table:table-cell>
          <table:table-cell table:formula="of:=[.B931]+[.C931]" office:value-type="float" office:value="0.14373971942643">
            <text:p>0,14</text:p>
          </table:table-cell>
          <table:table-cell table:number-columns-repeated="1020"/>
        </table:table-row>
        <table:table-row table:style-name="ro2">
          <table:table-cell table:formula="of:=[.A931]+[.$J$2]" office:value-type="float" office:value="93000">
            <text:p>93000</text:p>
          </table:table-cell>
          <table:table-cell table:formula="of:=[.$G$2]*SIN(-2*3.14159*[.$A932]*[.$G$3])" office:value-type="float" office:value="-0.389322169352583">
            <text:p>-0,39</text:p>
          </table:table-cell>
          <table:table-cell table:formula="of:=[.$G$4]*SIN(-2*3.14159*[.$A932]*[.$G$11])" office:value-type="float" office:value="0.0544336772038596">
            <text:p>0,05</text:p>
          </table:table-cell>
          <table:table-cell table:formula="of:=[.B932]+[.C932]" office:value-type="float" office:value="-0.334888492148723">
            <text:p>-0,33</text:p>
          </table:table-cell>
          <table:table-cell table:number-columns-repeated="1020"/>
        </table:table-row>
        <table:table-row table:style-name="ro2">
          <table:table-cell table:formula="of:=[.A932]+[.$J$2]" office:value-type="float" office:value="93100">
            <text:p>93100</text:p>
          </table:table-cell>
          <table:table-cell table:formula="of:=[.$G$2]*SIN(-2*3.14159*[.$A933]*[.$G$3])" office:value-type="float" office:value="-0.59189791157746">
            <text:p>-0,59</text:p>
          </table:table-cell>
          <table:table-cell table:formula="of:=[.$G$4]*SIN(-2*3.14159*[.$A933]*[.$G$11])" office:value-type="float" office:value="-0.20414601562561">
            <text:p>-0,20</text:p>
          </table:table-cell>
          <table:table-cell table:formula="of:=[.B933]+[.C933]" office:value-type="float" office:value="-0.79604392720307">
            <text:p>-0,80</text:p>
          </table:table-cell>
          <table:table-cell table:number-columns-repeated="1020"/>
        </table:table-row>
        <table:table-row table:style-name="ro2">
          <table:table-cell table:formula="of:=[.A933]+[.$J$2]" office:value-type="float" office:value="93200">
            <text:p>93200</text:p>
          </table:table-cell>
          <table:table-cell table:formula="of:=[.$G$2]*SIN(-2*3.14159*[.$A934]*[.$G$3])" office:value-type="float" office:value="-0.762344048962656">
            <text:p>-0,76</text:p>
          </table:table-cell>
          <table:table-cell table:formula="of:=[.$G$4]*SIN(-2*3.14159*[.$A934]*[.$G$11])" office:value-type="float" office:value="-0.448997506456123">
            <text:p>-0,45</text:p>
          </table:table-cell>
          <table:table-cell table:formula="of:=[.B934]+[.C934]" office:value-type="float" office:value="-1.21134155541878">
            <text:p>-1,21</text:p>
          </table:table-cell>
          <table:table-cell table:number-columns-repeated="1020"/>
        </table:table-row>
        <table:table-row table:style-name="ro2">
          <table:table-cell table:formula="of:=[.A934]+[.$J$2]" office:value-type="float" office:value="93300">
            <text:p>93300</text:p>
          </table:table-cell>
          <table:table-cell table:formula="of:=[.$G$2]*SIN(-2*3.14159*[.$A935]*[.$G$3])" office:value-type="float" office:value="-0.891408338980551">
            <text:p>-0,89</text:p>
          </table:table-cell>
          <table:table-cell table:formula="of:=[.$G$4]*SIN(-2*3.14159*[.$A935]*[.$G$11])" office:value-type="float" office:value="-0.663655359530451">
            <text:p>-0,66</text:p>
          </table:table-cell>
          <table:table-cell table:formula="of:=[.B935]+[.C935]" office:value-type="float" office:value="-1.555063698511">
            <text:p>-1,56</text:p>
          </table:table-cell>
          <table:table-cell table:number-columns-repeated="1020"/>
        </table:table-row>
        <table:table-row table:style-name="ro2">
          <table:table-cell table:formula="of:=[.A935]+[.$J$2]" office:value-type="float" office:value="93400">
            <text:p>93400</text:p>
          </table:table-cell>
          <table:table-cell table:formula="of:=[.$G$2]*SIN(-2*3.14159*[.$A936]*[.$G$3])" office:value-type="float" office:value="-0.972084935293342">
            <text:p>-0,97</text:p>
          </table:table-cell>
          <table:table-cell table:formula="of:=[.$G$4]*SIN(-2*3.14159*[.$A936]*[.$G$11])" office:value-type="float" office:value="-0.8336846440062">
            <text:p>-0,83</text:p>
          </table:table-cell>
          <table:table-cell table:formula="of:=[.B936]+[.C936]" office:value-type="float" office:value="-1.80576957929954">
            <text:p>-1,81</text:p>
          </table:table-cell>
          <table:table-cell table:number-columns-repeated="1020"/>
        </table:table-row>
        <table:table-row table:style-name="ro2">
          <table:table-cell table:formula="of:=[.A936]+[.$J$2]" office:value-type="float" office:value="93500">
            <text:p>93500</text:p>
          </table:table-cell>
          <table:table-cell table:formula="of:=[.$G$2]*SIN(-2*3.14159*[.$A937]*[.$G$3])" office:value-type="float" office:value="-0.99999448473762">
            <text:p>-1,00</text:p>
          </table:table-cell>
          <table:table-cell table:formula="of:=[.$G$4]*SIN(-2*3.14159*[.$A937]*[.$G$11])" office:value-type="float" office:value="-0.947651401160672">
            <text:p>-0,95</text:p>
          </table:table-cell>
          <table:table-cell table:formula="of:=[.B937]+[.C937]" office:value-type="float" office:value="-1.94764588589829">
            <text:p>-1,95</text:p>
          </table:table-cell>
          <table:table-cell table:number-columns-repeated="1020"/>
        </table:table-row>
        <table:table-row table:style-name="ro2">
          <table:table-cell table:formula="of:=[.A937]+[.$J$2]" office:value-type="float" office:value="93600">
            <text:p>93600</text:p>
          </table:table-cell>
          <table:table-cell table:formula="of:=[.$G$2]*SIN(-2*3.14159*[.$A938]*[.$G$3])" office:value-type="float" office:value="-0.973621991606597">
            <text:p>-0,97</text:p>
          </table:table-cell>
          <table:table-cell table:formula="of:=[.$G$4]*SIN(-2*3.14159*[.$A938]*[.$G$11])" office:value-type="float" office:value="-0.99789174455596">
            <text:p>-1,00</text:p>
          </table:table-cell>
          <table:table-cell table:formula="of:=[.B938]+[.C938]" office:value-type="float" office:value="-1.97151373616256">
            <text:p>-1,97</text:p>
          </table:table-cell>
          <table:table-cell table:number-columns-repeated="1020"/>
        </table:table-row>
        <table:table-row table:style-name="ro2">
          <table:table-cell table:formula="of:=[.A938]+[.$J$2]" office:value-type="float" office:value="93700">
            <text:p>93700</text:p>
          </table:table-cell>
          <table:table-cell table:formula="of:=[.$G$2]*SIN(-2*3.14159*[.$A939]*[.$G$3])" office:value-type="float" office:value="-0.894399043250023">
            <text:p>-0,89</text:p>
          </table:table-cell>
          <table:table-cell table:formula="of:=[.$G$4]*SIN(-2*3.14159*[.$A939]*[.$G$11])" office:value-type="float" office:value="-0.981027189280795">
            <text:p>-0,98</text:p>
          </table:table-cell>
          <table:table-cell table:formula="of:=[.B939]+[.C939]" office:value-type="float" office:value="-1.87542623253082">
            <text:p>-1,88</text:p>
          </table:table-cell>
          <table:table-cell table:number-columns-repeated="1020"/>
        </table:table-row>
        <table:table-row table:style-name="ro2">
          <table:table-cell table:formula="of:=[.A939]+[.$J$2]" office:value-type="float" office:value="93800">
            <text:p>93800</text:p>
          </table:table-cell>
          <table:table-cell table:formula="of:=[.$G$2]*SIN(-2*3.14159*[.$A940]*[.$G$3])" office:value-type="float" office:value="-0.766625987446336">
            <text:p>-0,77</text:p>
          </table:table-cell>
          <table:table-cell table:formula="of:=[.$G$4]*SIN(-2*3.14159*[.$A940]*[.$G$11])" office:value-type="float" office:value="-0.898191786855034">
            <text:p>-0,90</text:p>
          </table:table-cell>
          <table:table-cell table:formula="of:=[.B940]+[.C940]" office:value-type="float" office:value="-1.66481777430137">
            <text:p>-1,66</text:p>
          </table:table-cell>
          <table:table-cell table:number-columns-repeated="1020"/>
        </table:table-row>
        <table:table-row table:style-name="ro2">
          <table:table-cell table:formula="of:=[.A940]+[.$J$2]" office:value-type="float" office:value="93900">
            <text:p>93900</text:p>
          </table:table-cell>
          <table:table-cell table:formula="of:=[.$G$2]*SIN(-2*3.14159*[.$A941]*[.$G$3])" office:value-type="float" office:value="-0.597238714872263">
            <text:p>-0,60</text:p>
          </table:table-cell>
          <table:table-cell table:formula="of:=[.$G$4]*SIN(-2*3.14159*[.$A941]*[.$G$11])" office:value-type="float" office:value="-0.754955977250567">
            <text:p>-0,75</text:p>
          </table:table-cell>
          <table:table-cell table:formula="of:=[.B941]+[.C941]" office:value-type="float" office:value="-1.35219469212283">
            <text:p>-1,35</text:p>
          </table:table-cell>
          <table:table-cell table:number-columns-repeated="1020"/>
        </table:table-row>
        <table:table-row table:style-name="ro2">
          <table:table-cell table:formula="of:=[.A941]+[.$J$2]" office:value-type="float" office:value="94000">
            <text:p>94000</text:p>
          </table:table-cell>
          <table:table-cell table:formula="of:=[.$G$2]*SIN(-2*3.14159*[.$A942]*[.$G$3])" office:value-type="float" office:value="-0.395431879638554">
            <text:p>-0,40</text:p>
          </table:table-cell>
          <table:table-cell table:formula="of:=[.$G$4]*SIN(-2*3.14159*[.$A942]*[.$G$11])" office:value-type="float" office:value="-0.560951882053619">
            <text:p>-0,56</text:p>
          </table:table-cell>
          <table:table-cell table:formula="of:=[.B942]+[.C942]" office:value-type="float" office:value="-0.956383761692173">
            <text:p>-0,96</text:p>
          </table:table-cell>
          <table:table-cell table:number-columns-repeated="1020"/>
        </table:table-row>
        <table:table-row table:style-name="ro2">
          <table:table-cell table:formula="of:=[.A942]+[.$J$2]" office:value-type="float" office:value="94100">
            <text:p>94100</text:p>
          </table:table-cell>
          <table:table-cell table:formula="of:=[.$G$2]*SIN(-2*3.14159*[.$A943]*[.$G$3])" office:value-type="float" office:value="-0.172160158511782">
            <text:p>-0,17</text:p>
          </table:table-cell>
          <table:table-cell table:formula="of:=[.$G$4]*SIN(-2*3.14159*[.$A943]*[.$G$11])" office:value-type="float" office:value="-0.329225689516375">
            <text:p>-0,33</text:p>
          </table:table-cell>
          <table:table-cell table:formula="of:=[.B943]+[.C943]" office:value-type="float" office:value="-0.501385848028157">
            <text:p>-0,50</text:p>
          </table:table-cell>
          <table:table-cell table:number-columns-repeated="1020"/>
        </table:table-row>
        <table:table-row table:style-name="ro2">
          <table:table-cell table:formula="of:=[.A943]+[.$J$2]" office:value-type="float" office:value="94200">
            <text:p>94200</text:p>
          </table:table-cell>
          <table:table-cell table:formula="of:=[.$G$2]*SIN(-2*3.14159*[.$A944]*[.$G$3])" office:value-type="float" office:value="0.0604568739572243">
            <text:p>0,06</text:p>
          </table:table-cell>
          <table:table-cell table:formula="of:=[.$G$4]*SIN(-2*3.14159*[.$A944]*[.$G$11])" office:value-type="float" office:value="-0.0753601119213796">
            <text:p>-0,08</text:p>
          </table:table-cell>
          <table:table-cell table:formula="of:=[.B944]+[.C944]" office:value-type="float" office:value="-0.0149032379641553">
            <text:p>-0,01</text:p>
          </table:table-cell>
          <table:table-cell table:number-columns-repeated="1020"/>
        </table:table-row>
        <table:table-row table:style-name="ro2">
          <table:table-cell table:formula="of:=[.A944]+[.$J$2]" office:value-type="float" office:value="94300">
            <text:p>94300</text:p>
          </table:table-cell>
          <table:table-cell table:formula="of:=[.$G$2]*SIN(-2*3.14159*[.$A945]*[.$G$3])" office:value-type="float" office:value="0.289792165720454">
            <text:p>0,29</text:p>
          </table:table-cell>
          <table:table-cell table:formula="of:=[.$G$4]*SIN(-2*3.14159*[.$A945]*[.$G$11])" office:value-type="float" office:value="0.183573183261917">
            <text:p>0,18</text:p>
          </table:table-cell>
          <table:table-cell table:formula="of:=[.B945]+[.C945]" office:value-type="float" office:value="0.473365348982371">
            <text:p>0,47</text:p>
          </table:table-cell>
          <table:table-cell table:number-columns-repeated="1020"/>
        </table:table-row>
        <table:table-row table:style-name="ro2">
          <table:table-cell table:formula="of:=[.A945]+[.$J$2]" office:value-type="float" office:value="94400">
            <text:p>94400</text:p>
          </table:table-cell>
          <table:table-cell table:formula="of:=[.$G$2]*SIN(-2*3.14159*[.$A946]*[.$G$3])" office:value-type="float" office:value="0.503396860047685">
            <text:p>0,50</text:p>
          </table:table-cell>
          <table:table-cell table:formula="of:=[.$G$4]*SIN(-2*3.14159*[.$A946]*[.$G$11])" office:value-type="float" office:value="0.430161790707391">
            <text:p>0,43</text:p>
          </table:table-cell>
          <table:table-cell table:formula="of:=[.B946]+[.C946]" office:value-type="float" office:value="0.933558650755075">
            <text:p>0,93</text:p>
          </table:table-cell>
          <table:table-cell table:number-columns-repeated="1020"/>
        </table:table-row>
        <table:table-row table:style-name="ro2">
          <table:table-cell table:formula="of:=[.A946]+[.$J$2]" office:value-type="float" office:value="94500">
            <text:p>94500</text:p>
          </table:table-cell>
          <table:table-cell table:formula="of:=[.$G$2]*SIN(-2*3.14159*[.$A947]*[.$G$3])" office:value-type="float" office:value="0.689675950717094">
            <text:p>0,69</text:p>
          </table:table-cell>
          <table:table-cell table:formula="of:=[.$G$4]*SIN(-2*3.14159*[.$A947]*[.$G$11])" office:value-type="float" office:value="0.647823444397046">
            <text:p>0,65</text:p>
          </table:table-cell>
          <table:table-cell table:formula="of:=[.B947]+[.C947]" office:value-type="float" office:value="1.33749939511414">
            <text:p>1,34</text:p>
          </table:table-cell>
          <table:table-cell table:number-columns-repeated="1020"/>
        </table:table-row>
        <table:table-row table:style-name="ro2">
          <table:table-cell table:formula="of:=[.A947]+[.$J$2]" office:value-type="float" office:value="94600">
            <text:p>94600</text:p>
          </table:table-cell>
          <table:table-cell table:formula="of:=[.$G$2]*SIN(-2*3.14159*[.$A948]*[.$G$3])" office:value-type="float" office:value="0.838517867092105">
            <text:p>0,84</text:p>
          </table:table-cell>
          <table:table-cell table:formula="of:=[.$G$4]*SIN(-2*3.14159*[.$A948]*[.$G$11])" office:value-type="float" office:value="0.821921120014192">
            <text:p>0,82</text:p>
          </table:table-cell>
          <table:table-cell table:formula="of:=[.B948]+[.C948]" office:value-type="float" office:value="1.6604389871063">
            <text:p>1,66</text:p>
          </table:table-cell>
          <table:table-cell table:number-columns-repeated="1020"/>
        </table:table-row>
        <table:table-row table:style-name="ro2">
          <table:table-cell table:formula="of:=[.A948]+[.$J$2]" office:value-type="float" office:value="94700">
            <text:p>94700</text:p>
          </table:table-cell>
          <table:table-cell table:formula="of:=[.$G$2]*SIN(-2*3.14159*[.$A949]*[.$G$3])" office:value-type="float" office:value="0.941843069868853">
            <text:p>0,94</text:p>
          </table:table-cell>
          <table:table-cell table:formula="of:=[.$G$4]*SIN(-2*3.14159*[.$A949]*[.$G$11])" office:value-type="float" office:value="0.940747326283766">
            <text:p>0,94</text:p>
          </table:table-cell>
          <table:table-cell table:formula="of:=[.B949]+[.C949]" office:value-type="float" office:value="1.88259039615262">
            <text:p>1,88</text:p>
          </table:table-cell>
          <table:table-cell table:number-columns-repeated="1020"/>
        </table:table-row>
        <table:table-row table:style-name="ro2">
          <table:table-cell table:formula="of:=[.A949]+[.$J$2]" office:value-type="float" office:value="94800">
            <text:p>94800</text:p>
          </table:table-cell>
          <table:table-cell table:formula="of:=[.$G$2]*SIN(-2*3.14159*[.$A950]*[.$G$3])" office:value-type="float" office:value="0.994042825057468">
            <text:p>0,99</text:p>
          </table:table-cell>
          <table:table-cell table:formula="of:=[.$G$4]*SIN(-2*3.14159*[.$A950]*[.$G$11])" office:value-type="float" office:value="0.996311394931659">
            <text:p>1,00</text:p>
          </table:table-cell>
          <table:table-cell table:formula="of:=[.B950]+[.C950]" office:value-type="float" office:value="1.99035421998913">
            <text:p>1,99</text:p>
          </table:table-cell>
          <table:table-cell table:number-columns-repeated="1020"/>
        </table:table-row>
        <table:table-row table:style-name="ro2">
          <table:table-cell table:formula="of:=[.A950]+[.$J$2]" office:value-type="float" office:value="94900">
            <text:p>94900</text:p>
          </table:table-cell>
          <table:table-cell table:formula="of:=[.$G$2]*SIN(-2*3.14159*[.$A951]*[.$G$3])" office:value-type="float" office:value="0.99228361508706">
            <text:p>0,99</text:p>
          </table:table-cell>
          <table:table-cell table:formula="of:=[.$G$4]*SIN(-2*3.14159*[.$A951]*[.$G$11])" office:value-type="float" office:value="0.98487683695126">
            <text:p>0,98</text:p>
          </table:table-cell>
          <table:table-cell table:formula="of:=[.B951]+[.C951]" office:value-type="float" office:value="1.97716045203832">
            <text:p>1,98</text:p>
          </table:table-cell>
          <table:table-cell table:number-columns-repeated="1020"/>
        </table:table-row>
        <table:table-row table:style-name="ro2">
          <table:table-cell table:formula="of:=[.A951]+[.$J$2]" office:value-type="float" office:value="95000">
            <text:p>95000</text:p>
          </table:table-cell>
          <table:table-cell table:formula="of:=[.$G$2]*SIN(-2*3.14159*[.$A952]*[.$G$3])" office:value-type="float" office:value="0.936660933100828">
            <text:p>0,94</text:p>
          </table:table-cell>
          <table:table-cell table:formula="of:=[.$G$4]*SIN(-2*3.14159*[.$A952]*[.$G$11])" office:value-type="float" office:value="0.90721258323094">
            <text:p>0,91</text:p>
          </table:table-cell>
          <table:table-cell table:formula="of:=[.B952]+[.C952]" office:value-type="float" office:value="1.84387351633177">
            <text:p>1,84</text:p>
          </table:table-cell>
          <table:table-cell table:number-columns-repeated="1020"/>
        </table:table-row>
        <table:table-row table:style-name="ro2">
          <table:table-cell table:formula="of:=[.A952]+[.$J$2]" office:value-type="float" office:value="95100">
            <text:p>95100</text:p>
          </table:table-cell>
          <table:table-cell table:formula="of:=[.$G$2]*SIN(-2*3.14159*[.$A953]*[.$G$3])" office:value-type="float" office:value="0.830194102046572">
            <text:p>0,83</text:p>
          </table:table-cell>
          <table:table-cell table:formula="of:=[.$G$4]*SIN(-2*3.14159*[.$A953]*[.$G$11])" office:value-type="float" office:value="0.768541292138329">
            <text:p>0,77</text:p>
          </table:table-cell>
          <table:table-cell table:formula="of:=[.B953]+[.C953]" office:value-type="float" office:value="1.5987353941849">
            <text:p>1,60</text:p>
          </table:table-cell>
          <table:table-cell table:number-columns-repeated="1020"/>
        </table:table-row>
        <table:table-row table:style-name="ro2">
          <table:table-cell table:formula="of:=[.A953]+[.$J$2]" office:value-type="float" office:value="95200">
            <text:p>95200</text:p>
          </table:table-cell>
          <table:table-cell table:formula="of:=[.$G$2]*SIN(-2*3.14159*[.$A954]*[.$G$3])" office:value-type="float" office:value="0.678662412742948">
            <text:p>0,68</text:p>
          </table:table-cell>
          <table:table-cell table:formula="of:=[.$G$4]*SIN(-2*3.14159*[.$A954]*[.$G$11])" office:value-type="float" office:value="0.578188196715559">
            <text:p>0,58</text:p>
          </table:table-cell>
          <table:table-cell table:formula="of:=[.B954]+[.C954]" office:value-type="float" office:value="1.25685060945851">
            <text:p>1,26</text:p>
          </table:table-cell>
          <table:table-cell table:number-columns-repeated="1020"/>
        </table:table-row>
        <table:table-row table:style-name="ro2">
          <table:table-cell table:formula="of:=[.A954]+[.$J$2]" office:value-type="float" office:value="95300">
            <text:p>95300</text:p>
          </table:table-cell>
          <table:table-cell table:formula="of:=[.$G$2]*SIN(-2*3.14159*[.$A955]*[.$G$3])" office:value-type="float" office:value="0.490291321663646">
            <text:p>0,49</text:p>
          </table:table-cell>
          <table:table-cell table:formula="of:=[.$G$4]*SIN(-2*3.14159*[.$A955]*[.$G$11])" office:value-type="float" office:value="0.348953768682507">
            <text:p>0,35</text:p>
          </table:table-cell>
          <table:table-cell table:formula="of:=[.B955]+[.C955]" office:value-type="float" office:value="0.839245090346153">
            <text:p>0,84</text:p>
          </table:table-cell>
          <table:table-cell table:number-columns-repeated="1020"/>
        </table:table-row>
        <table:table-row table:style-name="ro2">
          <table:table-cell table:formula="of:=[.A955]+[.$J$2]" office:value-type="float" office:value="95400">
            <text:p>95400</text:p>
          </table:table-cell>
          <table:table-cell table:formula="of:=[.$G$2]*SIN(-2*3.14159*[.$A956]*[.$G$3])" office:value-type="float" office:value="0.275306069403415">
            <text:p>0,28</text:p>
          </table:table-cell>
          <table:table-cell table:formula="of:=[.$G$4]*SIN(-2*3.14159*[.$A956]*[.$G$11])" office:value-type="float" office:value="0.0962534056729284">
            <text:p>0,10</text:p>
          </table:table-cell>
          <table:table-cell table:formula="of:=[.B956]+[.C956]" office:value-type="float" office:value="0.371559475076343">
            <text:p>0,37</text:p>
          </table:table-cell>
          <table:table-cell table:number-columns-repeated="1020"/>
        </table:table-row>
        <table:table-row table:style-name="ro2">
          <table:table-cell table:formula="of:=[.A956]+[.$J$2]" office:value-type="float" office:value="95500">
            <text:p>95500</text:p>
          </table:table-cell>
          <table:table-cell table:formula="of:=[.$G$2]*SIN(-2*3.14159*[.$A957]*[.$G$3])" office:value-type="float" office:value="0.0453765589410833">
            <text:p>0,05</text:p>
          </table:table-cell>
          <table:table-cell table:formula="of:=[.$G$4]*SIN(-2*3.14159*[.$A957]*[.$G$11])" office:value-type="float" office:value="-0.162919679635304">
            <text:p>-0,16</text:p>
          </table:table-cell>
          <table:table-cell table:formula="of:=[.B957]+[.C957]" office:value-type="float" office:value="-0.117543120694221">
            <text:p>-0,12</text:p>
          </table:table-cell>
          <table:table-cell table:number-columns-repeated="1020"/>
        </table:table-row>
        <table:table-row table:style-name="ro2">
          <table:table-cell table:formula="of:=[.A957]+[.$J$2]" office:value-type="float" office:value="95600">
            <text:p>95600</text:p>
          </table:table-cell>
          <table:table-cell table:formula="of:=[.$G$2]*SIN(-2*3.14159*[.$A958]*[.$G$3])" office:value-type="float" office:value="-0.187016038857473">
            <text:p>-0,19</text:p>
          </table:table-cell>
          <table:table-cell table:formula="of:=[.$G$4]*SIN(-2*3.14159*[.$A958]*[.$G$11])" office:value-type="float" office:value="-0.411136902491429">
            <text:p>-0,41</text:p>
          </table:table-cell>
          <table:table-cell table:formula="of:=[.B958]+[.C958]" office:value-type="float" office:value="-0.598152941348902">
            <text:p>-0,60</text:p>
          </table:table-cell>
          <table:table-cell table:number-columns-repeated="1020"/>
        </table:table-row>
        <table:table-row table:style-name="ro2">
          <table:table-cell table:formula="of:=[.A958]+[.$J$2]" office:value-type="float" office:value="95700">
            <text:p>95700</text:p>
          </table:table-cell>
          <table:table-cell table:formula="of:=[.$G$2]*SIN(-2*3.14159*[.$A959]*[.$G$3])" office:value-type="float" office:value="-0.409257027626637">
            <text:p>-0,41</text:p>
          </table:table-cell>
          <table:table-cell table:formula="of:=[.$G$4]*SIN(-2*3.14159*[.$A959]*[.$G$11])" office:value-type="float" office:value="-0.631706591034839">
            <text:p>-0,63</text:p>
          </table:table-cell>
          <table:table-cell table:formula="of:=[.B959]+[.C959]" office:value-type="float" office:value="-1.04096361866148">
            <text:p>-1,04</text:p>
          </table:table-cell>
          <table:table-cell table:number-columns-repeated="1020"/>
        </table:table-row>
        <table:table-row table:style-name="ro2">
          <table:table-cell table:formula="of:=[.A959]+[.$J$2]" office:value-type="float" office:value="95800">
            <text:p>95800</text:p>
          </table:table-cell>
          <table:table-cell table:formula="of:=[.$G$2]*SIN(-2*3.14159*[.$A960]*[.$G$3])" office:value-type="float" office:value="-0.609282586474006">
            <text:p>-0,61</text:p>
          </table:table-cell>
          <table:table-cell table:formula="of:=[.$G$4]*SIN(-2*3.14159*[.$A960]*[.$G$11])" office:value-type="float" office:value="-0.809796106441392">
            <text:p>-0,81</text:p>
          </table:table-cell>
          <table:table-cell table:formula="of:=[.B960]+[.C960]" office:value-type="float" office:value="-1.4190786929154">
            <text:p>-1,42</text:p>
          </table:table-cell>
          <table:table-cell table:number-columns-repeated="1020"/>
        </table:table-row>
        <table:table-row table:style-name="ro2">
          <table:table-cell table:formula="of:=[.A960]+[.$J$2]" office:value-type="float" office:value="95900">
            <text:p>95900</text:p>
          </table:table-cell>
          <table:table-cell table:formula="of:=[.$G$2]*SIN(-2*3.14159*[.$A961]*[.$G$3])" office:value-type="float" office:value="-0.776234859614154">
            <text:p>-0,78</text:p>
          </table:table-cell>
          <table:table-cell table:formula="of:=[.$G$4]*SIN(-2*3.14159*[.$A961]*[.$G$11])" office:value-type="float" office:value="-0.933429519449474">
            <text:p>-0,93</text:p>
          </table:table-cell>
          <table:table-cell table:formula="of:=[.B961]+[.C961]" office:value-type="float" office:value="-1.70966437906363">
            <text:p>-1,71</text:p>
          </table:table-cell>
          <table:table-cell table:number-columns-repeated="1020"/>
        </table:table-row>
        <table:table-row table:style-name="ro2">
          <table:table-cell table:formula="of:=[.A961]+[.$J$2]" office:value-type="float" office:value="96000">
            <text:p>96000</text:p>
          </table:table-cell>
          <table:table-cell table:formula="of:=[.$G$2]*SIN(-2*3.14159*[.$A962]*[.$G$3])" office:value-type="float" office:value="-0.901051260814761">
            <text:p>-0,90</text:p>
          </table:table-cell>
          <table:table-cell table:formula="of:=[.$G$4]*SIN(-2*3.14159*[.$A962]*[.$G$11])" office:value-type="float" office:value="-0.994292893075334">
            <text:p>-0,99</text:p>
          </table:table-cell>
          <table:table-cell table:formula="of:=[.B962]+[.C962]" office:value-type="float" office:value="-1.8953441538901">
            <text:p>-1,90</text:p>
          </table:table-cell>
          <table:table-cell table:number-columns-repeated="1020"/>
        </table:table-row>
        <table:table-row table:style-name="ro2">
          <table:table-cell table:formula="of:=[.A962]+[.$J$2]" office:value-type="float" office:value="96100">
            <text:p>96100</text:p>
          </table:table-cell>
          <table:table-cell table:formula="of:=[.$G$2]*SIN(-2*3.14159*[.$A963]*[.$G$3])" office:value-type="float" office:value="-0.976956526932724">
            <text:p>-0,98</text:p>
          </table:table-cell>
          <table:table-cell table:formula="of:=[.$G$4]*SIN(-2*3.14159*[.$A963]*[.$G$11])" office:value-type="float" office:value="-0.988293367301342">
            <text:p>-0,99</text:p>
          </table:table-cell>
          <table:table-cell table:formula="of:=[.B963]+[.C963]" office:value-type="float" office:value="-1.96524989423407">
            <text:p>-1,97</text:p>
          </table:table-cell>
          <table:table-cell table:number-columns-repeated="1020"/>
        </table:table-row>
        <table:table-row table:style-name="ro2">
          <table:table-cell table:formula="of:=[.A963]+[.$J$2]" office:value-type="float" office:value="96200">
            <text:p>96200</text:p>
          </table:table-cell>
          <table:table-cell table:formula="of:=[.$G$2]*SIN(-2*3.14159*[.$A964]*[.$G$3])" office:value-type="float" office:value="-0.999830304778934">
            <text:p>-1,00</text:p>
          </table:table-cell>
          <table:table-cell table:formula="of:=[.$G$4]*SIN(-2*3.14159*[.$A964]*[.$G$11])" office:value-type="float" office:value="-0.915834390337846">
            <text:p>-0,92</text:p>
          </table:table-cell>
          <table:table-cell table:formula="of:=[.B964]+[.C964]" office:value-type="float" office:value="-1.91566469511678">
            <text:p>-1,92</text:p>
          </table:table-cell>
          <table:table-cell table:number-columns-repeated="1020"/>
        </table:table-row>
        <table:table-row table:style-name="ro2">
          <table:table-cell table:formula="of:=[.A964]+[.$J$2]" office:value-type="float" office:value="96300">
            <text:p>96300</text:p>
          </table:table-cell>
          <table:table-cell table:formula="of:=[.$G$2]*SIN(-2*3.14159*[.$A965]*[.$G$3])" office:value-type="float" office:value="-0.968430952122501">
            <text:p>-0,97</text:p>
          </table:table-cell>
          <table:table-cell table:formula="of:=[.$G$4]*SIN(-2*3.14159*[.$A965]*[.$G$11])" office:value-type="float" office:value="-0.781788588069098">
            <text:p>-0,78</text:p>
          </table:table-cell>
          <table:table-cell table:formula="of:=[.B965]+[.C965]" office:value-type="float" office:value="-1.7502195401916">
            <text:p>-1,75</text:p>
          </table:table-cell>
          <table:table-cell table:number-columns-repeated="1020"/>
        </table:table-row>
        <table:table-row table:style-name="ro2">
          <table:table-cell table:formula="of:=[.A965]+[.$J$2]" office:value-type="float" office:value="96400">
            <text:p>96400</text:p>
          </table:table-cell>
          <table:table-cell table:formula="of:=[.$G$2]*SIN(-2*3.14159*[.$A966]*[.$G$3])" office:value-type="float" office:value="-0.884462927173693">
            <text:p>-0,88</text:p>
          </table:table-cell>
          <table:table-cell table:formula="of:=[.$G$4]*SIN(-2*3.14159*[.$A966]*[.$G$11])" office:value-type="float" office:value="-0.595170144021304">
            <text:p>-0,60</text:p>
          </table:table-cell>
          <table:table-cell table:formula="of:=[.B966]+[.C966]" office:value-type="float" office:value="-1.479633071195">
            <text:p>-1,48</text:p>
          </table:table-cell>
          <table:table-cell table:number-columns-repeated="1020"/>
        </table:table-row>
        <table:table-row table:style-name="ro2">
          <table:table-cell table:formula="of:=[.A966]+[.$J$2]" office:value-type="float" office:value="96500">
            <text:p>96500</text:p>
          </table:table-cell>
          <table:table-cell table:formula="of:=[.$G$2]*SIN(-2*3.14159*[.$A967]*[.$G$3])" office:value-type="float" office:value="-0.752484168305693">
            <text:p>-0,75</text:p>
          </table:table-cell>
          <table:table-cell table:formula="of:=[.$G$4]*SIN(-2*3.14159*[.$A967]*[.$G$11])" office:value-type="float" office:value="-0.368528444555895">
            <text:p>-0,37</text:p>
          </table:table-cell>
          <table:table-cell table:formula="of:=[.B967]+[.C967]" office:value-type="float" office:value="-1.12101261286159">
            <text:p>-1,12</text:p>
          </table:table-cell>
          <table:table-cell table:number-columns-repeated="1020"/>
        </table:table-row>
        <table:table-row table:style-name="ro2">
          <table:table-cell table:formula="of:=[.A967]+[.$J$2]" office:value-type="float" office:value="96600">
            <text:p>96600</text:p>
          </table:table-cell>
          <table:table-cell table:formula="of:=[.$G$2]*SIN(-2*3.14159*[.$A968]*[.$G$3])" office:value-type="float" office:value="-0.579658806496749">
            <text:p>-0,58</text:p>
          </table:table-cell>
          <table:table-cell table:formula="of:=[.$G$4]*SIN(-2*3.14159*[.$A968]*[.$G$11])" office:value-type="float" office:value="-0.117104429450966">
            <text:p>-0,12</text:p>
          </table:table-cell>
          <table:table-cell table:formula="of:=[.B968]+[.C968]" office:value-type="float" office:value="-0.696763235947715">
            <text:p>-0,70</text:p>
          </table:table-cell>
          <table:table-cell table:number-columns-repeated="1020"/>
        </table:table-row>
        <table:table-row table:style-name="ro2">
          <table:table-cell table:formula="of:=[.A968]+[.$J$2]" office:value-type="float" office:value="96700">
            <text:p>96700</text:p>
          </table:table-cell>
          <table:table-cell table:formula="of:=[.$G$2]*SIN(-2*3.14159*[.$A969]*[.$G$3])" office:value-type="float" office:value="-0.37536820713536">
            <text:p>-0,38</text:p>
          </table:table-cell>
          <table:table-cell table:formula="of:=[.$G$4]*SIN(-2*3.14159*[.$A969]*[.$G$11])" office:value-type="float" office:value="0.142194470147444">
            <text:p>0,14</text:p>
          </table:table-cell>
          <table:table-cell table:formula="of:=[.B969]+[.C969]" office:value-type="float" office:value="-0.233173736987916">
            <text:p>-0,23</text:p>
          </table:table-cell>
          <table:table-cell table:number-columns-repeated="1020"/>
        </table:table-row>
        <table:table-row table:style-name="ro2">
          <table:table-cell table:formula="of:=[.A969]+[.$J$2]" office:value-type="float" office:value="96800">
            <text:p>96800</text:p>
          </table:table-cell>
          <table:table-cell table:formula="of:=[.$G$2]*SIN(-2*3.14159*[.$A970]*[.$G$3])" office:value-type="float" office:value="-0.150701771856548">
            <text:p>-0,15</text:p>
          </table:table-cell>
          <table:table-cell table:formula="of:=[.$G$4]*SIN(-2*3.14159*[.$A970]*[.$G$11])" office:value-type="float" office:value="0.391931263228853">
            <text:p>0,39</text:p>
          </table:table-cell>
          <table:table-cell table:formula="of:=[.B970]+[.C970]" office:value-type="float" office:value="0.241229491372304">
            <text:p>0,24</text:p>
          </table:table-cell>
          <table:table-cell table:number-columns-repeated="1020"/>
        </table:table-row>
        <table:table-row table:style-name="ro2">
          <table:table-cell table:formula="of:=[.A970]+[.$J$2]" office:value-type="float" office:value="96900">
            <text:p>96900</text:p>
          </table:table-cell>
          <table:table-cell table:formula="of:=[.$G$2]*SIN(-2*3.14159*[.$A971]*[.$G$3])" office:value-type="float" office:value="0.0821451361587056">
            <text:p>0,08</text:p>
          </table:table-cell>
          <table:table-cell table:formula="of:=[.$G$4]*SIN(-2*3.14159*[.$A971]*[.$G$11])" office:value-type="float" office:value="0.615311978732482">
            <text:p>0,62</text:p>
          </table:table-cell>
          <table:table-cell table:formula="of:=[.B971]+[.C971]" office:value-type="float" office:value="0.697457114891188">
            <text:p>0,70</text:p>
          </table:table-cell>
          <table:table-cell table:number-columns-repeated="1020"/>
        </table:table-row>
        <table:table-row table:style-name="ro2">
          <table:table-cell table:formula="of:=[.A971]+[.$J$2]" office:value-type="float" office:value="97000">
            <text:p>97000</text:p>
          </table:table-cell>
          <table:table-cell table:formula="of:=[.$G$2]*SIN(-2*3.14159*[.$A972]*[.$G$3])" office:value-type="float" office:value="0.310533013802916">
            <text:p>0,31</text:p>
          </table:table-cell>
          <table:table-cell table:formula="of:=[.$G$4]*SIN(-2*3.14159*[.$A972]*[.$G$11])" office:value-type="float" office:value="0.797315004402421">
            <text:p>0,80</text:p>
          </table:table-cell>
          <table:table-cell table:formula="of:=[.B972]+[.C972]" office:value-type="float" office:value="1.10784801820534">
            <text:p>1,11</text:p>
          </table:table-cell>
          <table:table-cell table:number-columns-repeated="1020"/>
        </table:table-row>
        <table:table-row table:style-name="ro2">
          <table:table-cell table:formula="of:=[.A972]+[.$J$2]" office:value-type="float" office:value="97100">
            <text:p>97100</text:p>
          </table:table-cell>
          <table:table-cell table:formula="of:=[.$G$2]*SIN(-2*3.14159*[.$A973]*[.$G$3])" office:value-type="float" office:value="0.522064406784463">
            <text:p>0,52</text:p>
          </table:table-cell>
          <table:table-cell table:formula="of:=[.$G$4]*SIN(-2*3.14159*[.$A973]*[.$G$11])" office:value-type="float" office:value="0.925701240391342">
            <text:p>0,93</text:p>
          </table:table-cell>
          <table:table-cell table:formula="of:=[.B973]+[.C973]" office:value-type="float" office:value="1.44776564717581">
            <text:p>1,45</text:p>
          </table:table-cell>
          <table:table-cell table:number-columns-repeated="1020"/>
        </table:table-row>
        <table:table-row table:style-name="ro2">
          <table:table-cell table:formula="of:=[.A973]+[.$J$2]" office:value-type="float" office:value="97200">
            <text:p>97200</text:p>
          </table:table-cell>
          <table:table-cell table:formula="of:=[.$G$2]*SIN(-2*3.14159*[.$A974]*[.$G$3])" office:value-type="float" office:value="0.705256928314098">
            <text:p>0,71</text:p>
          </table:table-cell>
          <table:table-cell table:formula="of:=[.$G$4]*SIN(-2*3.14159*[.$A974]*[.$G$11])" office:value-type="float" office:value="0.991837130532927">
            <text:p>0,99</text:p>
          </table:table-cell>
          <table:table-cell table:formula="of:=[.B974]+[.C974]" office:value-type="float" office:value="1.69709405884703">
            <text:p>1,70</text:p>
          </table:table-cell>
          <table:table-cell table:number-columns-repeated="1020"/>
        </table:table-row>
        <table:table-row table:style-name="ro2">
          <table:table-cell table:formula="of:=[.A974]+[.$J$2]" office:value-type="float" office:value="97300">
            <text:p>97300</text:p>
          </table:table-cell>
          <table:table-cell table:formula="of:=[.$G$2]*SIN(-2*3.14159*[.$A975]*[.$G$3])" office:value-type="float" office:value="0.850166493203603">
            <text:p>0,85</text:p>
          </table:table-cell>
          <table:table-cell table:formula="of:=[.$G$4]*SIN(-2*3.14159*[.$A975]*[.$G$11])" office:value-type="float" office:value="0.991275285706671">
            <text:p>0,99</text:p>
          </table:table-cell>
          <table:table-cell table:formula="of:=[.B975]+[.C975]" office:value-type="float" office:value="1.84144177891027">
            <text:p>1,84</text:p>
          </table:table-cell>
          <table:table-cell table:number-columns-repeated="1020"/>
        </table:table-row>
        <table:table-row table:style-name="ro2">
          <table:table-cell table:formula="of:=[.A975]+[.$J$2]" office:value-type="float" office:value="97400">
            <text:p>97400</text:p>
          </table:table-cell>
          <table:table-cell table:formula="of:=[.$G$2]*SIN(-2*3.14159*[.$A976]*[.$G$3])" office:value-type="float" office:value="0.94892699925802">
            <text:p>0,95</text:p>
          </table:table-cell>
          <table:table-cell table:formula="of:=[.$G$4]*SIN(-2*3.14159*[.$A976]*[.$G$11])" office:value-type="float" office:value="0.924053465567947">
            <text:p>0,92</text:p>
          </table:table-cell>
          <table:table-cell table:formula="of:=[.B976]+[.C976]" office:value-type="float" office:value="1.87298046482597">
            <text:p>1,87</text:p>
          </table:table-cell>
          <table:table-cell table:number-columns-repeated="1020"/>
        </table:table-row>
        <table:table-row table:style-name="ro2">
          <table:table-cell table:formula="of:=[.A976]+[.$J$2]" office:value-type="float" office:value="97500">
            <text:p>97500</text:p>
          </table:table-cell>
          <table:table-cell table:formula="of:=[.$G$2]*SIN(-2*3.14159*[.$A977]*[.$G$3])" office:value-type="float" office:value="0.996177543741425">
            <text:p>1,00</text:p>
          </table:table-cell>
          <table:table-cell table:formula="of:=[.$G$4]*SIN(-2*3.14159*[.$A977]*[.$G$11])" office:value-type="float" office:value="0.79469207839325">
            <text:p>0,79</text:p>
          </table:table-cell>
          <table:table-cell table:formula="of:=[.B977]+[.C977]" office:value-type="float" office:value="1.79086962213468">
            <text:p>1,79</text:p>
          </table:table-cell>
          <table:table-cell table:number-columns-repeated="1020"/>
        </table:table-row>
        <table:table-row table:style-name="ro2">
          <table:table-cell table:formula="of:=[.A977]+[.$J$2]" office:value-type="float" office:value="97600">
            <text:p>97600</text:p>
          </table:table-cell>
          <table:table-cell table:formula="of:=[.$G$2]*SIN(-2*3.14159*[.$A978]*[.$G$3])" office:value-type="float" office:value="0.98935324175517">
            <text:p>0,99</text:p>
          </table:table-cell>
          <table:table-cell table:formula="of:=[.$G$4]*SIN(-2*3.14159*[.$A978]*[.$G$11])" office:value-type="float" office:value="0.611890354541008">
            <text:p>0,61</text:p>
          </table:table-cell>
          <table:table-cell table:formula="of:=[.B978]+[.C978]" office:value-type="float" office:value="1.60124359629618">
            <text:p>1,60</text:p>
          </table:table-cell>
          <table:table-cell table:number-columns-repeated="1020"/>
        </table:table-row>
        <table:table-row table:style-name="ro2">
          <table:table-cell table:formula="of:=[.A978]+[.$J$2]" office:value-type="float" office:value="97700">
            <text:p>97700</text:p>
          </table:table-cell>
          <table:table-cell table:formula="of:=[.$G$2]*SIN(-2*3.14159*[.$A979]*[.$G$3])" office:value-type="float" office:value="0.928824525551522">
            <text:p>0,93</text:p>
          </table:table-cell>
          <table:table-cell table:formula="of:=[.$G$4]*SIN(-2*3.14159*[.$A979]*[.$G$11])" office:value-type="float" office:value="0.387940997553057">
            <text:p>0,39</text:p>
          </table:table-cell>
          <table:table-cell table:formula="of:=[.B979]+[.C979]" office:value-type="float" office:value="1.31676552310458">
            <text:p>1,32</text:p>
          </table:table-cell>
          <table:table-cell table:number-columns-repeated="1020"/>
        </table:table-row>
        <table:table-row table:style-name="ro2">
          <table:table-cell table:formula="of:=[.A979]+[.$J$2]" office:value-type="float" office:value="97800">
            <text:p>97800</text:p>
          </table:table-cell>
          <table:table-cell table:formula="of:=[.$G$2]*SIN(-2*3.14159*[.$A980]*[.$G$3])" office:value-type="float" office:value="0.817877060319455">
            <text:p>0,82</text:p>
          </table:table-cell>
          <table:table-cell table:formula="of:=[.$G$4]*SIN(-2*3.14159*[.$A980]*[.$G$11])" office:value-type="float" office:value="0.137903895119958">
            <text:p>0,14</text:p>
          </table:table-cell>
          <table:table-cell table:formula="of:=[.B980]+[.C980]" office:value-type="float" office:value="0.955780955439413">
            <text:p>0,96</text:p>
          </table:table-cell>
          <table:table-cell table:number-columns-repeated="1020"/>
        </table:table-row>
        <table:table-row table:style-name="ro2">
          <table:table-cell table:formula="of:=[.A980]+[.$J$2]" office:value-type="float" office:value="97900">
            <text:p>97900</text:p>
          </table:table-cell>
          <table:table-cell table:formula="of:=[.$G$2]*SIN(-2*3.14159*[.$A981]*[.$G$3])" office:value-type="float" office:value="0.662533279455358">
            <text:p>0,66</text:p>
          </table:table-cell>
          <table:table-cell table:formula="of:=[.$G$4]*SIN(-2*3.14159*[.$A981]*[.$G$11])" office:value-type="float" office:value="-0.121406786889611">
            <text:p>-0,12</text:p>
          </table:table-cell>
          <table:table-cell table:formula="of:=[.B981]+[.C981]" office:value-type="float" office:value="0.541126492565747">
            <text:p>0,54</text:p>
          </table:table-cell>
          <table:table-cell table:number-columns-repeated="1020"/>
        </table:table-row>
        <table:table-row table:style-name="ro2">
          <table:table-cell table:formula="of:=[.A981]+[.$J$2]" office:value-type="float" office:value="98000">
            <text:p>98000</text:p>
          </table:table-cell>
          <table:table-cell table:formula="of:=[.$G$2]*SIN(-2*3.14159*[.$A982]*[.$G$3])" office:value-type="float" office:value="0.471225736564324">
            <text:p>0,47</text:p>
          </table:table-cell>
          <table:table-cell table:formula="of:=[.$G$4]*SIN(-2*3.14159*[.$A982]*[.$G$11])" office:value-type="float" office:value="-0.37255320982334">
            <text:p>-0,37</text:p>
          </table:table-cell>
          <table:table-cell table:formula="of:=[.B982]+[.C982]" office:value-type="float" office:value="0.0986725267409833">
            <text:p>0,10</text:p>
          </table:table-cell>
          <table:table-cell table:number-columns-repeated="1020"/>
        </table:table-row>
        <table:table-row table:style-name="ro2">
          <table:table-cell table:formula="of:=[.A982]+[.$J$2]" office:value-type="float" office:value="98100">
            <text:p>98100</text:p>
          </table:table-cell>
          <table:table-cell table:formula="of:=[.$G$2]*SIN(-2*3.14159*[.$A983]*[.$G$3])" office:value-type="float" office:value="0.254338861311328">
            <text:p>0,25</text:p>
          </table:table-cell>
          <table:table-cell table:formula="of:=[.$G$4]*SIN(-2*3.14159*[.$A983]*[.$G$11])" office:value-type="float" office:value="-0.59864672416554">
            <text:p>-0,60</text:p>
          </table:table-cell>
          <table:table-cell table:formula="of:=[.B983]+[.C983]" office:value-type="float" office:value="-0.344307862854212">
            <text:p>-0,34</text:p>
          </table:table-cell>
          <table:table-cell table:number-columns-repeated="1020"/>
        </table:table-row>
        <table:table-row table:style-name="ro2">
          <table:table-cell table:formula="of:=[.A983]+[.$J$2]" office:value-type="float" office:value="98200">
            <text:p>98200</text:p>
          </table:table-cell>
          <table:table-cell table:formula="of:=[.$G$2]*SIN(-2*3.14159*[.$A984]*[.$G$3])" office:value-type="float" office:value="0.0236459330957776">
            <text:p>0,02</text:p>
          </table:table-cell>
          <table:table-cell table:formula="of:=[.$G$4]*SIN(-2*3.14159*[.$A984]*[.$G$11])" office:value-type="float" office:value="-0.784483268735721">
            <text:p>-0,78</text:p>
          </table:table-cell>
          <table:table-cell table:formula="of:=[.B984]+[.C984]" office:value-type="float" office:value="-0.760837335639943">
            <text:p>-0,76</text:p>
          </table:table-cell>
          <table:table-cell table:number-columns-repeated="1020"/>
        </table:table-row>
        <table:table-row table:style-name="ro2">
          <table:table-cell table:formula="of:=[.A984]+[.$J$2]" office:value-type="float" office:value="98300">
            <text:p>98300</text:p>
          </table:table-cell>
          <table:table-cell table:formula="of:=[.$G$2]*SIN(-2*3.14159*[.$A985]*[.$G$3])" office:value-type="float" office:value="-0.208330609716653">
            <text:p>-0,21</text:p>
          </table:table-cell>
          <table:table-cell table:formula="of:=[.$G$4]*SIN(-2*3.14159*[.$A985]*[.$G$11])" office:value-type="float" office:value="-0.917565867546788">
            <text:p>-0,92</text:p>
          </table:table-cell>
          <table:table-cell table:formula="of:=[.B985]+[.C985]" office:value-type="float" office:value="-1.12589647726344">
            <text:p>-1,13</text:p>
          </table:table-cell>
          <table:table-cell table:number-columns-repeated="1020"/>
        </table:table-row>
        <table:table-row table:style-name="ro2">
          <table:table-cell table:formula="of:=[.A985]+[.$J$2]" office:value-type="float" office:value="98400">
            <text:p>98400</text:p>
          </table:table-cell>
          <table:table-cell table:formula="of:=[.$G$2]*SIN(-2*3.14159*[.$A986]*[.$G$3])" office:value-type="float" office:value="-0.428998368576634">
            <text:p>-0,43</text:p>
          </table:table-cell>
          <table:table-cell table:formula="of:=[.$G$4]*SIN(-2*3.14159*[.$A986]*[.$G$11])" office:value-type="float" office:value="-0.988945196114635">
            <text:p>-0,99</text:p>
          </table:table-cell>
          <table:table-cell table:formula="of:=[.B986]+[.C986]" office:value-type="float" office:value="-1.41794356469127">
            <text:p>-1,42</text:p>
          </table:table-cell>
          <table:table-cell table:number-columns-repeated="1020"/>
        </table:table-row>
        <table:table-row table:style-name="ro2">
          <table:table-cell table:formula="of:=[.A986]+[.$J$2]" office:value-type="float" office:value="98500">
            <text:p>98500</text:p>
          </table:table-cell>
          <table:table-cell table:formula="of:=[.$G$2]*SIN(-2*3.14159*[.$A987]*[.$G$3])" office:value-type="float" office:value="-0.626379201971391">
            <text:p>-0,63</text:p>
          </table:table-cell>
          <table:table-cell table:formula="of:=[.$G$4]*SIN(-2*3.14159*[.$A987]*[.$G$11])" office:value-type="float" office:value="-0.993821263864975">
            <text:p>-0,99</text:p>
          </table:table-cell>
          <table:table-cell table:formula="of:=[.B987]+[.C987]" office:value-type="float" office:value="-1.62020046583637">
            <text:p>-1,62</text:p>
          </table:table-cell>
          <table:table-cell table:number-columns-repeated="1020"/>
        </table:table-row>
        <table:table-row table:style-name="ro2">
          <table:table-cell table:formula="of:=[.A987]+[.$J$2]" office:value-type="float" office:value="98600">
            <text:p>98600</text:p>
          </table:table-cell>
          <table:table-cell table:formula="of:=[.$G$2]*SIN(-2*3.14159*[.$A988]*[.$G$3])" office:value-type="float" office:value="-0.789758660128331">
            <text:p>-0,79</text:p>
          </table:table-cell>
          <table:table-cell table:formula="of:=[.$G$4]*SIN(-2*3.14159*[.$A988]*[.$G$11])" office:value-type="float" office:value="-0.931866147715659">
            <text:p>-0,93</text:p>
          </table:table-cell>
          <table:table-cell table:formula="of:=[.B988]+[.C988]" office:value-type="float" office:value="-1.72162480784399">
            <text:p>-1,72</text:p>
          </table:table-cell>
          <table:table-cell table:number-columns-repeated="1020"/>
        </table:table-row>
        <table:table-row table:style-name="ro2">
          <table:table-cell table:formula="of:=[.A988]+[.$J$2]" office:value-type="float" office:value="98700">
            <text:p>98700</text:p>
          </table:table-cell>
          <table:table-cell table:formula="of:=[.$G$2]*SIN(-2*3.14159*[.$A989]*[.$G$3])" office:value-type="float" office:value="-0.910268204203144">
            <text:p>-0,91</text:p>
          </table:table-cell>
          <table:table-cell table:formula="of:=[.$G$4]*SIN(-2*3.14159*[.$A989]*[.$G$11])" office:value-type="float" office:value="-0.807246123748161">
            <text:p>-0,81</text:p>
          </table:table-cell>
          <table:table-cell table:formula="of:=[.B989]+[.C989]" office:value-type="float" office:value="-1.7175143279513">
            <text:p>-1,72</text:p>
          </table:table-cell>
          <table:table-cell table:number-columns-repeated="1020"/>
        </table:table-row>
        <table:table-row table:style-name="ro2">
          <table:table-cell table:formula="of:=[.A989]+[.$J$2]" office:value-type="float" office:value="98800">
            <text:p>98800</text:p>
          </table:table-cell>
          <table:table-cell table:formula="of:=[.$G$2]*SIN(-2*3.14159*[.$A990]*[.$G$3])" office:value-type="float" office:value="-0.98136623433744">
            <text:p>-0,98</text:p>
          </table:table-cell>
          <table:table-cell table:formula="of:=[.$G$4]*SIN(-2*3.14159*[.$A990]*[.$G$11])" office:value-type="float" office:value="-0.628341521629766">
            <text:p>-0,63</text:p>
          </table:table-cell>
          <table:table-cell table:formula="of:=[.B990]+[.C990]" office:value-type="float" office:value="-1.60970775596721">
            <text:p>-1,61</text:p>
          </table:table-cell>
          <table:table-cell table:number-columns-repeated="1020"/>
        </table:table-row>
        <table:table-row table:style-name="ro2">
          <table:table-cell table:formula="of:=[.A990]+[.$J$2]" office:value-type="float" office:value="98900">
            <text:p>98900</text:p>
          </table:table-cell>
          <table:table-cell table:formula="of:=[.$G$2]*SIN(-2*3.14159*[.$A991]*[.$G$3])" office:value-type="float" office:value="-0.999193420490185">
            <text:p>-1,00</text:p>
          </table:table-cell>
          <table:table-cell table:formula="of:=[.$G$4]*SIN(-2*3.14159*[.$A991]*[.$G$11])" office:value-type="float" office:value="-0.407183000951908">
            <text:p>-0,41</text:p>
          </table:table-cell>
          <table:table-cell table:formula="of:=[.B991]+[.C991]" office:value-type="float" office:value="-1.40637642144209">
            <text:p>-1,41</text:p>
          </table:table-cell>
          <table:table-cell table:number-columns-repeated="1020"/>
        </table:table-row>
        <table:table-row table:style-name="ro2">
          <table:table-cell table:formula="of:=[.A991]+[.$J$2]" office:value-type="float" office:value="99000">
            <text:p>99000</text:p>
          </table:table-cell>
          <table:table-cell table:formula="of:=[.$G$2]*SIN(-2*3.14159*[.$A992]*[.$G$3])" office:value-type="float" office:value="-0.962782045382511">
            <text:p>-0,96</text:p>
          </table:table-cell>
          <table:table-cell table:formula="of:=[.$G$4]*SIN(-2*3.14159*[.$A992]*[.$G$11])" office:value-type="float" office:value="-0.158642715068305">
            <text:p>-0,16</text:p>
          </table:table-cell>
          <table:table-cell table:formula="of:=[.B992]+[.C992]" office:value-type="float" office:value="-1.12142476045082">
            <text:p>-1,12</text:p>
          </table:table-cell>
          <table:table-cell table:number-columns-repeated="1020"/>
        </table:table-row>
        <table:table-row table:style-name="ro2">
          <table:table-cell table:formula="of:=[.A992]+[.$J$2]" office:value-type="float" office:value="99100">
            <text:p>99100</text:p>
          </table:table-cell>
          <table:table-cell table:formula="of:=[.$G$2]*SIN(-2*3.14159*[.$A993]*[.$G$3])" office:value-type="float" office:value="-0.874108621730291">
            <text:p>-0,87</text:p>
          </table:table-cell>
          <table:table-cell table:formula="of:=[.$G$4]*SIN(-2*3.14159*[.$A993]*[.$G$11])" office:value-type="float" office:value="0.100565712811483">
            <text:p>0,10</text:p>
          </table:table-cell>
          <table:table-cell table:formula="of:=[.B993]+[.C993]" office:value-type="float" office:value="-0.773542908918808">
            <text:p>-0,77</text:p>
          </table:table-cell>
          <table:table-cell table:number-columns-repeated="1020"/>
        </table:table-row>
        <table:table-row table:style-name="ro2">
          <table:table-cell table:formula="of:=[.A993]+[.$J$2]" office:value-type="float" office:value="99200">
            <text:p>99200</text:p>
          </table:table-cell>
          <table:table-cell table:formula="of:=[.$G$2]*SIN(-2*3.14159*[.$A994]*[.$G$3])" office:value-type="float" office:value="-0.737986547022168">
            <text:p>-0,74</text:p>
          </table:table-cell>
          <table:table-cell table:formula="of:=[.$G$4]*SIN(-2*3.14159*[.$A994]*[.$G$11])" office:value-type="float" office:value="0.353011374272454">
            <text:p>0,35</text:p>
          </table:table-cell>
          <table:table-cell table:formula="of:=[.B994]+[.C994]" office:value-type="float" office:value="-0.384975172749715">
            <text:p>-0,38</text:p>
          </table:table-cell>
          <table:table-cell table:number-columns-repeated="1020"/>
        </table:table-row>
        <table:table-row table:style-name="ro2">
          <table:table-cell table:formula="of:=[.A994]+[.$J$2]" office:value-type="float" office:value="99300">
            <text:p>99300</text:p>
          </table:table-cell>
          <table:table-cell table:formula="of:=[.$G$2]*SIN(-2*3.14159*[.$A995]*[.$G$3])" office:value-type="float" office:value="-0.561804844387838">
            <text:p>-0,56</text:p>
          </table:table-cell>
          <table:table-cell table:formula="of:=[.$G$4]*SIN(-2*3.14159*[.$A995]*[.$G$11])" office:value-type="float" office:value="0.581718250909217">
            <text:p>0,58</text:p>
          </table:table-cell>
          <table:table-cell table:formula="of:=[.B995]+[.C995]" office:value-type="float" office:value="0.0199134065213791">
            <text:p>0,02</text:p>
          </table:table-cell>
          <table:table-cell table:number-columns-repeated="1020"/>
        </table:table-row>
        <table:table-row table:style-name="ro2">
          <table:table-cell table:formula="of:=[.A995]+[.$J$2]" office:value-type="float" office:value="99400">
            <text:p>99400</text:p>
          </table:table-cell>
          <table:table-cell table:formula="of:=[.$G$2]*SIN(-2*3.14159*[.$A996]*[.$G$3])" office:value-type="float" office:value="-0.355127011106723">
            <text:p>-0,36</text:p>
          </table:table-cell>
          <table:table-cell table:formula="of:=[.$G$4]*SIN(-2*3.14159*[.$A996]*[.$G$11])" office:value-type="float" office:value="0.771306504491864">
            <text:p>0,77</text:p>
          </table:table-cell>
          <table:table-cell table:formula="of:=[.B996]+[.C996]" office:value-type="float" office:value="0.416179493385141">
            <text:p>0,42</text:p>
          </table:table-cell>
          <table:table-cell table:number-columns-repeated="1020"/>
        </table:table-row>
        <table:table-row table:style-name="ro2">
          <table:table-cell table:formula="of:=[.A996]+[.$J$2]" office:value-type="float" office:value="99500">
            <text:p>99500</text:p>
          </table:table-cell>
          <table:table-cell table:formula="of:=[.$G$2]*SIN(-2*3.14159*[.$A997]*[.$G$3])" office:value-type="float" office:value="-0.129172165283159">
            <text:p>-0,13</text:p>
          </table:table-cell>
          <table:table-cell table:formula="of:=[.$G$4]*SIN(-2*3.14159*[.$A997]*[.$G$11])" office:value-type="float" office:value="0.909026928913528">
            <text:p>0,91</text:p>
          </table:table-cell>
          <table:table-cell table:formula="of:=[.B997]+[.C997]" office:value-type="float" office:value="0.779854763630369">
            <text:p>0,78</text:p>
          </table:table-cell>
          <table:table-cell table:number-columns-repeated="1020"/>
        </table:table-row>
        <table:table-row table:style-name="ro2">
          <table:table-cell table:formula="of:=[.A997]+[.$J$2]" office:value-type="float" office:value="99600">
            <text:p>99600</text:p>
          </table:table-cell>
          <table:table-cell table:formula="of:=[.$G$2]*SIN(-2*3.14159*[.$A998]*[.$G$3])" office:value-type="float" office:value="0.103794561408186">
            <text:p>0,10</text:p>
          </table:table-cell>
          <table:table-cell table:formula="of:=[.$G$4]*SIN(-2*3.14159*[.$A998]*[.$G$11])" office:value-type="float" office:value="0.985618345169388">
            <text:p>0,99</text:p>
          </table:table-cell>
          <table:table-cell table:formula="of:=[.B998]+[.C998]" office:value-type="float" office:value="1.08941290657757">
            <text:p>1,09</text:p>
          </table:table-cell>
          <table:table-cell table:number-columns-repeated="1020"/>
        </table:table-row>
        <table:table-row table:style-name="ro2">
          <table:table-cell table:formula="of:=[.A998]+[.$J$2]" office:value-type="float" office:value="99700">
            <text:p>99700</text:p>
          </table:table-cell>
          <table:table-cell table:formula="of:=[.$G$2]*SIN(-2*3.14159*[.$A999]*[.$G$3])" office:value-type="float" office:value="0.331127018550227">
            <text:p>0,33</text:p>
          </table:table-cell>
          <table:table-cell table:formula="of:=[.$G$4]*SIN(-2*3.14159*[.$A999]*[.$G$11])" office:value-type="float" office:value="0.995930191230128">
            <text:p>1,00</text:p>
          </table:table-cell>
          <table:table-cell table:formula="of:=[.B999]+[.C999]" office:value-type="float" office:value="1.32705720978035">
            <text:p>1,33</text:p>
          </table:table-cell>
          <table:table-cell table:number-columns-repeated="1020"/>
        </table:table-row>
        <table:table-row table:style-name="ro2">
          <table:table-cell table:formula="of:=[.A999]+[.$J$2]" office:value-type="float" office:value="99800">
            <text:p>99800</text:p>
          </table:table-cell>
          <table:table-cell table:formula="of:=[.$G$2]*SIN(-2*3.14159*[.$A1000]*[.$G$3])" office:value-type="float" office:value="0.540485180355877">
            <text:p>0,54</text:p>
          </table:table-cell>
          <table:table-cell table:formula="of:=[.$G$4]*SIN(-2*3.14159*[.$A1000]*[.$G$11])" office:value-type="float" office:value="0.939269024947963">
            <text:p>0,94</text:p>
          </table:table-cell>
          <table:table-cell table:formula="of:=[.B1000]+[.C1000]" office:value-type="float" office:value="1.47975420530384">
            <text:p>1,48</text:p>
          </table:table-cell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.05.2010</text:date>, <text:time>16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bias Schulz</meta:initial-creator>
    <meta:creation-date>2010-05-09T20:40:17</meta:creation-date>
    <dc:date>2010-05-12T16:08:17</dc:date>
    <dc:creator>Tobias Schulz</dc:creator>
    <meta:editing-duration>PT50H23M39S</meta:editing-duration>
    <meta:editing-cycles>23</meta:editing-cycles>
    <meta:generator>OpenOffice.org/3.2$Linux OpenOffice.org_project/320m12$Build-9483</meta:generator>
    <meta:document-statistic meta:table-count="3" meta:cell-count="40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2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8" style:family="chart" style:data-style-name="N2">
      <style:chart-properties chart:symbol-type="none"/>
      <style:graphic-properties draw:stroke="dash" draw:stroke-dash="Ultrafine_20_Dashed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03cm" svg:height="8.741cm" xlink:href=".." chart:class="chart:line" chart:style-name="ch1">
        <chart:legend chart:legend-position="bottom" svg:x="9.742cm" svg:y="8.003cm" chart:style-name="ch2"/>
        <chart:plot-area chart:style-name="ch3" table:cell-range-address="Sheet1.A1:Sheet1.D999" chart:data-source-has-labels="both" svg:x="0.522cm" svg:y="0.174cm" svg:width="25.057cm" svg:height="7.29cm">
          <chart:axis chart:dimension="x" chart:name="primary-x" chart:style-name="ch4">
            <chart:categories table:cell-range-address="Sheet1.A2:Sheet1.A999"/>
          </chart:axis>
          <chart:axis chart:dimension="y" chart:name="primary-y" chart:style-name="ch5"/>
          <chart:series chart:style-name="ch6" chart:values-cell-range-address="Sheet1.B2:Sheet1.B999" chart:label-cell-address="Sheet1.B1:Sheet1.B1" chart:class="chart:line">
            <chart:data-point chart:repeated="998"/>
          </chart:series>
          <chart:series chart:style-name="ch7" chart:values-cell-range-address="Sheet1.C2:Sheet1.C999" chart:label-cell-address="Sheet1.C1:Sheet1.C1" chart:class="chart:line">
            <chart:data-point chart:repeated="998"/>
          </chart:series>
          <chart:series chart:style-name="ch8" chart:values-cell-range-address="Sheet1.D2:Sheet1.D999" chart:label-cell-address="Sheet1.D1:Sheet1.D1" chart:class="chart:line">
            <chart:data-point chart:repeated="9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Stimmgabel</text:p>
              </table:table-cell>
              <table:table-cell office:value-type="string">
                <text:p text:id="Sheet1.C1:Sheet1.C1">Tonerzeuger</text:p>
              </table:table-cell>
              <table:table-cell office:value-type="string">
                <text:p text:id="Sheet1.D1:Sheet1.D1">Überlagerung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999">0</text:p>
              </table:table-cell>
              <table:table-cell office:value-type="float" office:value="-0">
                <text:p text:id="Sheet1.B2:Sheet1.B999">-0</text:p>
              </table:table-cell>
              <table:table-cell office:value-type="float" office:value="-0">
                <text:p text:id="Sheet1.C2:Sheet1.C999">-0</text:p>
              </table:table-cell>
              <table:table-cell office:value-type="float" office:value="-0">
                <text:p text:id="Sheet1.D2:Sheet1.D999"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1399422855684">
                <text:p>0.231399422855684</text:p>
              </table:table-cell>
              <table:table-cell office:value-type="float" office:value="0.257130610287545">
                <text:p>0.257130610287545</text:p>
              </table:table-cell>
              <table:table-cell office:value-type="float" office:value="0.488530033143229">
                <text:p>0.4885300331432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50237944513888">
                <text:p>0.450237944513888</text:p>
              </table:table-cell>
              <table:table-cell office:value-type="float" office:value="0.496970040776165">
                <text:p>0.496970040776165</text:p>
              </table:table-cell>
              <table:table-cell office:value-type="float" office:value="0.947207985290053">
                <text:p>0.9472079852900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44636498790585">
                <text:p>0.644636498790585</text:p>
              </table:table-cell>
              <table:table-cell office:value-type="float" office:value="0.703389886138411">
                <text:p>0.703389886138411</text:p>
              </table:table-cell>
              <table:table-cell office:value-type="float" office:value="1.348026384929">
                <text:p>1.3480263849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04042678196008">
                <text:p>0.804042678196008</text:p>
              </table:table-cell>
              <table:table-cell office:value-type="float" office:value="0.862509097021839">
                <text:p>0.862509097021839</text:p>
              </table:table-cell>
              <table:table-cell office:value-type="float" office:value="1.66655177521785">
                <text:p>1.666551775217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19803542847608">
                <text:p>0.919803542847608</text:p>
              </table:table-cell>
              <table:table-cell office:value-type="float" office:value="0.963627434981203">
                <text:p>0.963627434981203</text:p>
              </table:table-cell>
              <table:table-cell office:value-type="float" office:value="1.88343097782881">
                <text:p>1.8834309778288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85635322564372">
                <text:p>0.985635322564372</text:p>
              </table:table-cell>
              <table:table-cell office:value-type="float" office:value="0.999945027351848">
                <text:p>0.999945027351848</text:p>
              </table:table-cell>
              <table:table-cell office:value-type="float" office:value="1.98558034991622">
                <text:p>1.985580349916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7964514696023">
                <text:p>0.997964514696023</text:p>
              </table:table-cell>
              <table:table-cell office:value-type="float" office:value="0.969019636692442">
                <text:p>0.969019636692442</text:p>
              </table:table-cell>
              <table:table-cell office:value-type="float" office:value="1.96698415138847">
                <text:p>1.966984151388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56121861802258">
                <text:p>0.956121861802258</text:p>
              </table:table-cell>
              <table:table-cell office:value-type="float" office:value="0.872930893011925">
                <text:p>0.872930893011925</text:p>
              </table:table-cell>
              <table:table-cell office:value-type="float" office:value="1.82905275481418">
                <text:p>1.829052754814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62378681059092">
                <text:p>0.862378681059092</text:p>
              </table:table-cell>
              <table:table-cell office:value-type="float" office:value="0.718140444948739">
                <text:p>0.718140444948739</text:p>
              </table:table-cell>
              <table:table-cell office:value-type="float" office:value="1.58051912600783">
                <text:p>1.5805191260078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21823570599619">
                <text:p>0.721823570599619</text:p>
              </table:table-cell>
              <table:table-cell office:value-type="float" office:value="0.515057436318046">
                <text:p>0.515057436318046</text:p>
              </table:table-cell>
              <table:table-cell office:value-type="float" office:value="1.23688100691767">
                <text:p>1.2368810069176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542086190839862">
                <text:p>0.542086190839862</text:p>
              </table:table-cell>
              <table:table-cell office:value-type="float" office:value="0.277338525625582">
                <text:p>0.277338525625582</text:p>
              </table:table-cell>
              <table:table-cell office:value-type="float" office:value="0.819424716465444">
                <text:p>0.8194247164654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332923106809111">
                <text:p>0.332923106809111</text:p>
              </table:table-cell>
              <table:table-cell office:value-type="float" office:value="0.0209695194993836">
                <text:p>0.0209695194993836</text:p>
              </table:table-cell>
              <table:table-cell office:value-type="float" office:value="0.353892626308495">
                <text:p>0.35389262630849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105688178466897">
                <text:p>0.105688178466897</text:p>
              </table:table-cell>
              <table:table-cell office:value-type="float" office:value="-0.23680961673816">
                <text:p>-0.23680961673816</text:p>
              </table:table-cell>
              <table:table-cell office:value-type="float" office:value="-0.131121438271263">
                <text:p>-0.13112143827126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0.12728375108189">
                <text:p>-0.12728375108189</text:p>
              </table:table-cell>
              <table:table-cell office:value-type="float" office:value="-0.478664093374943">
                <text:p>-0.478664093374943</text:p>
              </table:table-cell>
              <table:table-cell office:value-type="float" office:value="-0.605947844456833">
                <text:p>-0.60594784445683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353346420861357">
                <text:p>-0.353346420861357</text:p>
              </table:table-cell>
              <table:table-cell office:value-type="float" office:value="-0.688329998192841">
                <text:p>-0.688329998192841</text:p>
              </table:table-cell>
              <table:table-cell office:value-type="float" office:value="-1.0416764190542">
                <text:p>-1.041676419054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0.560228622374231">
                <text:p>-0.560228622374231</text:p>
              </table:table-cell>
              <table:table-cell office:value-type="float" office:value="-0.851707996176363">
                <text:p>-0.851707996176363</text:p>
              </table:table-cell>
              <table:table-cell office:value-type="float" office:value="-1.41193661855059">
                <text:p>-1.4119366185505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0.736700305178393">
                <text:p>-0.736700305178393</text:p>
              </table:table-cell>
              <table:table-cell office:value-type="float" office:value="-0.957811459712207">
                <text:p>-0.957811459712207</text:p>
              </table:table-cell>
              <table:table-cell office:value-type="float" office:value="-1.6945117648906">
                <text:p>-1.694511764890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873182174088769">
                <text:p>-0.873182174088769</text:p>
              </table:table-cell>
              <table:table-cell office:value-type="float" office:value="-0.99950528242987">
                <text:p>-0.99950528242987</text:p>
              </table:table-cell>
              <table:table-cell office:value-type="float" office:value="-1.87268745651864">
                <text:p>-1.8726874565186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0.962265675786964">
                <text:p>-0.962265675786964</text:p>
              </table:table-cell>
              <table:table-cell office:value-type="float" office:value="-0.973985693680583">
                <text:p>-0.973985693680583</text:p>
              </table:table-cell>
              <table:table-cell office:value-type="float" office:value="-1.93625136946755">
                <text:p>-1.9362513694675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0.999115148371527">
                <text:p>-0.999115148371527</text:p>
              </table:table-cell>
              <table:table-cell office:value-type="float" office:value="-0.882968800634812">
                <text:p>-0.882968800634812</text:p>
              </table:table-cell>
              <table:table-cell office:value-type="float" office:value="-1.88208394900634">
                <text:p>-1.8820839490063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-0.981730317024188">
                <text:p>-0.981730317024188</text:p>
              </table:table-cell>
              <table:table-cell office:value-type="float" office:value="-0.732575187783893">
                <text:p>-0.732575187783893</text:p>
              </table:table-cell>
              <table:table-cell office:value-type="float" office:value="-1.71430550480808">
                <text:p>-1.7143055048080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-0.911054870478088">
                <text:p>-0.911054870478088</text:p>
              </table:table-cell>
              <table:table-cell office:value-type="float" office:value="-0.532918326011174">
                <text:p>-0.532918326011174</text:p>
              </table:table-cell>
              <table:table-cell office:value-type="float" office:value="-1.44397319648926">
                <text:p>-1.4439731964892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-0.790925238156009">
                <text:p>-0.790925238156009</text:p>
              </table:table-cell>
              <table:table-cell office:value-type="float" office:value="-0.297424476326408">
                <text:p>-0.297424476326408</text:p>
              </table:table-cell>
              <table:table-cell office:value-type="float" office:value="-1.08834971448242">
                <text:p>-1.0883497144824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-0.627862335982832">
                <text:p>-0.627862335982832</text:p>
              </table:table-cell>
              <table:table-cell office:value-type="float" office:value="-0.0419298172521072">
                <text:p>-0.0419298172521072</text:p>
              </table:table-cell>
              <table:table-cell office:value-type="float" office:value="-0.669792153234939">
                <text:p>-0.66979215323493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0.430717598734274">
                <text:p>-0.430717598734274</text:p>
              </table:table-cell>
              <table:table-cell office:value-type="float" office:value="0.216384482827912">
                <text:p>0.216384482827912</text:p>
              </table:table-cell>
              <table:table-cell office:value-type="float" office:value="-0.214333115906362">
                <text:p>-0.214333115906362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-0.210192505738899">
                <text:p>-0.210192505738899</text:p>
              </table:table-cell>
              <table:table-cell office:value-type="float" office:value="0.460147643167559">
                <text:p>0.460147643167559</text:p>
              </table:table-cell>
              <table:table-cell office:value-type="float" office:value="0.24995513742866">
                <text:p>0.24995513742866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021742328301883">
                <text:p>0.021742328301883</text:p>
              </table:table-cell>
              <table:table-cell office:value-type="float" office:value="0.672967403985356">
                <text:p>0.672967403985356</text:p>
              </table:table-cell>
              <table:table-cell office:value-type="float" office:value="0.694709732287239">
                <text:p>0.69470973228723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252496937974046">
                <text:p>0.252496937974046</text:p>
              </table:table-cell>
              <table:table-cell office:value-type="float" office:value="0.840532341096665">
                <text:p>0.840532341096665</text:p>
              </table:table-cell>
              <table:table-cell office:value-type="float" office:value="1.09302927907071">
                <text:p>1.09302927907071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469545424861984">
                <text:p>0.469545424861984</text:p>
              </table:table-cell>
              <table:table-cell office:value-type="float" office:value="0.951574268500015">
                <text:p>0.951574268500015</text:p>
              </table:table-cell>
              <table:table-cell office:value-type="float" office:value="1.421119693362">
                <text:p>1.42111969336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66110588696804">
                <text:p>0.66110588696804</text:p>
              </table:table-cell>
              <table:table-cell office:value-type="float" office:value="0.998625985972141">
                <text:p>0.998625985972141</text:p>
              </table:table-cell>
              <table:table-cell office:value-type="float" office:value="1.65973187294018">
                <text:p>1.6597318729401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816779979419258">
                <text:p>0.816779979419258</text:p>
              </table:table-cell>
              <table:table-cell office:value-type="float" office:value="0.978523421744468">
                <text:p>0.978523421744468</text:p>
              </table:table-cell>
              <table:table-cell office:value-type="float" office:value="1.79530340116373">
                <text:p>1.79530340116373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.928117345954143">
                <text:p>0.928117345954143</text:p>
              </table:table-cell>
              <table:table-cell office:value-type="float" office:value="0.892618406512367">
                <text:p>0.892618406512367</text:p>
              </table:table-cell>
              <table:table-cell office:value-type="float" office:value="1.82073575246651">
                <text:p>1.82073575246651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.989074334940492">
                <text:p>0.989074334940492</text:p>
              </table:table-cell>
              <table:table-cell office:value-type="float" office:value="0.746687766070556">
                <text:p>0.746687766070556</text:p>
              </table:table-cell>
              <table:table-cell office:value-type="float" office:value="1.73576210101105">
                <text:p>1.7357621010110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0.996342058625327">
                <text:p>0.996342058625327</text:p>
              </table:table-cell>
              <table:table-cell office:value-type="float" office:value="0.550544853516547">
                <text:p>0.550544853516547</text:p>
              </table:table-cell>
              <table:table-cell office:value-type="float" office:value="1.54688691214188">
                <text:p>1.54688691214188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949526007990197">
                <text:p>0.949526007990197</text:p>
              </table:table-cell>
              <table:table-cell office:value-type="float" office:value="0.317379627603213">
                <text:p>0.317379627603213</text:p>
              </table:table-cell>
              <table:table-cell office:value-type="float" office:value="1.26690563559341">
                <text:p>1.26690563559341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.851167468599931">
                <text:p>0.851167468599931</text:p>
              </table:table-cell>
              <table:table-cell office:value-type="float" office:value="0.06287167556695">
                <text:p>0.06287167556695</text:p>
              </table:table-cell>
              <table:table-cell office:value-type="float" office:value="0.914039144166881">
                <text:p>0.914039144166881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0.70660556885055">
                <text:p>0.70660556885055</text:p>
              </table:table-cell>
              <table:table-cell office:value-type="float" office:value="-0.195864187890877">
                <text:p>-0.195864187890877</text:p>
              </table:table-cell>
              <table:table-cell office:value-type="float" office:value="0.510741380959673">
                <text:p>0.510741380959673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0.523687469225841">
                <text:p>0.523687469225841</text:p>
              </table:table-cell>
              <table:table-cell office:value-type="float" office:value="-0.441428835064238">
                <text:p>-0.441428835064238</text:p>
              </table:table-cell>
              <table:table-cell office:value-type="float" office:value="0.0822586341616029">
                <text:p>0.0822586341616029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0.312342390478237">
                <text:p>0.312342390478237</text:p>
              </table:table-cell>
              <table:table-cell office:value-type="float" office:value="-0.657308860212006">
                <text:p>-0.657308860212006</text:p>
              </table:table-cell>
              <table:table-cell office:value-type="float" office:value="-0.34496646973377">
                <text:p>-0.344966469733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0840426371678718">
                <text:p>0.0840426371678718</text:p>
              </table:table-cell>
              <table:table-cell office:value-type="float" office:value="-0.828987045380086">
                <text:p>-0.828987045380086</text:p>
              </table:table-cell>
              <table:table-cell office:value-type="float" office:value="-0.744944408212214">
                <text:p>-0.744944408212214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-0.148819144963145">
                <text:p>-0.148819144963145</text:p>
              </table:table-cell>
              <table:table-cell office:value-type="float" office:value="-0.944918603721143">
                <text:p>-0.944918603721143</text:p>
              </table:table-cell>
              <table:table-cell office:value-type="float" office:value="-1.09373774868429">
                <text:p>-1.09373774868429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-0.373602678131635">
                <text:p>-0.373602678131635</text:p>
              </table:table-cell>
              <table:table-cell office:value-type="float" office:value="-0.997307524666072">
                <text:p>-0.997307524666072</text:p>
              </table:table-cell>
              <table:table-cell office:value-type="float" office:value="-1.37091020279771">
                <text:p>-1.37091020279771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-0.578106186744104">
                <text:p>-0.578106186744104</text:p>
              </table:table-cell>
              <table:table-cell office:value-type="float" office:value="-0.982630825446535">
                <text:p>-0.982630825446535</text:p>
              </table:table-cell>
              <table:table-cell office:value-type="float" office:value="-1.56073701219064">
                <text:p>-1.5607370121906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-0.751228739401114">
                <text:p>-0.751228739401114</text:p>
              </table:table-cell>
              <table:table-cell office:value-type="float" office:value="-0.901875465961909">
                <text:p>-0.901875465961909</text:p>
              </table:table-cell>
              <table:table-cell office:value-type="float" office:value="-1.65310420536302">
                <text:p>-1.65310420536302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-0.883572841271353">
                <text:p>-0.883572841271353</text:p>
              </table:table-cell>
              <table:table-cell office:value-type="float" office:value="-0.760471974786345">
                <text:p>-0.760471974786345</text:p>
              </table:table-cell>
              <table:table-cell office:value-type="float" office:value="-1.6440448160577">
                <text:p>-1.644044816057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-0.96795454489199">
                <text:p>-0.96795454489199</text:p>
              </table:table-cell>
              <table:table-cell office:value-type="float" office:value="-0.567929270729849">
                <text:p>-0.567929270729849</text:p>
              </table:table-cell>
              <table:table-cell office:value-type="float" office:value="-1.53588381562184">
                <text:p>-1.53588381562184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-0.999793415621402">
                <text:p>-0.999793415621402</text:p>
              </table:table-cell>
              <table:table-cell office:value-type="float" office:value="-0.337195206016878">
                <text:p>-0.337195206016878</text:p>
              </table:table-cell>
              <table:table-cell office:value-type="float" office:value="-1.33698862163828">
                <text:p>-1.33698862163828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-0.977361164310999">
                <text:p>-0.977361164310999</text:p>
              </table:table-cell>
              <table:table-cell office:value-type="float" office:value="-0.0837858848617861">
                <text:p>-0.0837858848617861</text:p>
              </table:table-cell>
              <table:table-cell office:value-type="float" office:value="-1.06114704917278">
                <text:p>-1.06114704917278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-0.901875465961909">
                <text:p>-0.901875465961909</text:p>
              </table:table-cell>
              <table:table-cell office:value-type="float" office:value="0.175257758846007">
                <text:p>0.175257758846007</text:p>
              </table:table-cell>
              <table:table-cell office:value-type="float" office:value="-0.726617707115902">
                <text:p>-0.72661770711590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77743385943772">
                <text:p>-0.77743385943772</text:p>
              </table:table-cell>
              <table:table-cell office:value-type="float" office:value="0.422515901888839">
                <text:p>0.422515901888839</text:p>
              </table:table-cell>
              <table:table-cell office:value-type="float" office:value="-0.354917957548881">
                <text:p>-0.35491795754888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-0.610791327802701">
                <text:p>-0.610791327802701</text:p>
              </table:table-cell>
              <table:table-cell office:value-type="float" office:value="0.641361251625714">
                <text:p>0.641361251625714</text:p>
              </table:table-cell>
              <table:table-cell office:value-type="float" office:value="0.0305699238230123">
                <text:p>0.0305699238230123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-0.410993617831435">
                <text:p>-0.410993617831435</text:p>
              </table:table-cell>
              <table:table-cell office:value-type="float" office:value="0.81707718570506">
                <text:p>0.81707718570506</text:p>
              </table:table-cell>
              <table:table-cell office:value-type="float" office:value="0.406083567873624">
                <text:p>0.406083567873624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-0.188886212760234">
                <text:p>-0.188886212760234</text:p>
              </table:table-cell>
              <table:table-cell office:value-type="float" office:value="0.937847394159979">
                <text:p>0.937847394159979</text:p>
              </table:table-cell>
              <table:table-cell office:value-type="float" office:value="0.748961181399745">
                <text:p>0.748961181399745</text:p>
              </table:table-cell>
            </table:table-row>
            <table:table-row>
              <table:table-cell office:value-type="string">
                <text:p>5400</text:p>
              </table:table-cell>
              <table:table-cell office:value-type="float" office:value="0.0434743771631387">
                <text:p>0.0434743771631387</text:p>
              </table:table-cell>
              <table:table-cell office:value-type="float" office:value="0.9955504783302">
                <text:p>0.9955504783302</text:p>
              </table:table-cell>
              <table:table-cell office:value-type="float" office:value="1.03902485549334">
                <text:p>1.03902485549334</text:p>
              </table:table-cell>
            </table:table-row>
            <table:table-row>
              <table:table-cell office:value-type="string">
                <text:p>5500</text:p>
              </table:table-cell>
              <table:table-cell office:value-type="float" office:value="0.273475076341322">
                <text:p>0.273475076341322</text:p>
              </table:table-cell>
              <table:table-cell office:value-type="float" office:value="0.986306098170369">
                <text:p>0.986306098170369</text:p>
              </table:table-cell>
              <table:table-cell office:value-type="float" office:value="1.25978117451169">
                <text:p>1.25978117451169</text:p>
              </table:table-cell>
            </table:table-row>
            <table:table-row>
              <table:table-cell office:value-type="string">
                <text:p>5600</text:p>
              </table:table-cell>
              <table:table-cell office:value-type="float" office:value="0.488630909559128">
                <text:p>0.488630909559128</text:p>
              </table:table-cell>
              <table:table-cell office:value-type="float" office:value="0.9107359076827">
                <text:p>0.9107359076827</text:p>
              </table:table-cell>
              <table:table-cell office:value-type="float" office:value="1.39936681724183">
                <text:p>1.39936681724183</text:p>
              </table:table-cell>
            </table:table-row>
            <table:table-row>
              <table:table-cell office:value-type="string">
                <text:p>5700</text:p>
              </table:table-cell>
              <table:table-cell office:value-type="float" office:value="0.677262716972578">
                <text:p>0.677262716972578</text:p>
              </table:table-cell>
              <table:table-cell office:value-type="float" office:value="0.773921751428299">
                <text:p>0.773921751428299</text:p>
              </table:table-cell>
              <table:table-cell office:value-type="float" office:value="1.45118446840088">
                <text:p>1.45118446840088</text:p>
              </table:table-cell>
            </table:table-row>
            <table:table-row>
              <table:table-cell office:value-type="string">
                <text:p>5800</text:p>
              </table:table-cell>
              <table:table-cell office:value-type="float" office:value="0.829131120450431">
                <text:p>0.829131120450431</text:p>
              </table:table-cell>
              <table:table-cell office:value-type="float" office:value="0.585063927134932">
                <text:p>0.585063927134932</text:p>
              </table:table-cell>
              <table:table-cell office:value-type="float" office:value="1.41419504758536">
                <text:p>1.41419504758536</text:p>
              </table:table-cell>
            </table:table-row>
            <table:table-row>
              <table:table-cell office:value-type="string">
                <text:p>5900</text:p>
              </table:table-cell>
              <table:table-cell office:value-type="float" office:value="0.935992349924235">
                <text:p>0.935992349924235</text:p>
              </table:table-cell>
              <table:table-cell office:value-type="float" office:value="0.356862496399197">
                <text:p>0.356862496399197</text:p>
              </table:table-cell>
              <table:table-cell office:value-type="float" office:value="1.29285484632343">
                <text:p>1.2928548463234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992045727769677">
                <text:p>0.992045727769677</text:p>
              </table:table-cell>
              <table:table-cell office:value-type="float" office:value="0.104663247713674">
                <text:p>0.104663247713674</text:p>
              </table:table-cell>
              <table:table-cell office:value-type="float" office:value="1.09670897548335">
                <text:p>1.09670897548335</text:p>
              </table:table-cell>
            </table:table-row>
            <table:table-row>
              <table:table-cell office:value-type="string">
                <text:p>6100</text:p>
              </table:table-cell>
              <table:table-cell office:value-type="float" office:value="0.994248547481271">
                <text:p>0.994248547481271</text:p>
              </table:table-cell>
              <table:table-cell office:value-type="float" office:value="-0.154574256854743">
                <text:p>-0.154574256854743</text:p>
              </table:table-cell>
              <table:table-cell office:value-type="float" office:value="0.839674290626528">
                <text:p>0.839674290626528</text:p>
              </table:table-cell>
            </table:table-row>
            <table:table-row>
              <table:table-cell office:value-type="string">
                <text:p>6200</text:p>
              </table:table-cell>
              <table:table-cell office:value-type="float" office:value="0.942481232925472">
                <text:p>0.942481232925472</text:p>
              </table:table-cell>
              <table:table-cell office:value-type="float" office:value="-0.403417155900998">
                <text:p>-0.403417155900998</text:p>
              </table:table-cell>
              <table:table-cell office:value-type="float" office:value="0.539064077024475">
                <text:p>0.539064077024475</text:p>
              </table:table-cell>
            </table:table-row>
            <table:table-row>
              <table:table-cell office:value-type="string">
                <text:p>6300</text:p>
              </table:table-cell>
              <table:table-cell office:value-type="float" office:value="0.839553836694824">
                <text:p>0.839553836694824</text:p>
              </table:table-cell>
              <table:table-cell office:value-type="float" office:value="-0.625131590726952">
                <text:p>-0.625131590726952</text:p>
              </table:table-cell>
              <table:table-cell office:value-type="float" office:value="0.214422245967872">
                <text:p>0.214422245967872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0.691053495106792">
                <text:p>0.691053495106792</text:p>
              </table:table-cell>
              <table:table-cell office:value-type="float" office:value="-0.80480800177541">
                <text:p>-0.80480800177541</text:p>
              </table:table-cell>
              <table:table-cell office:value-type="float" office:value="-0.113754506668619">
                <text:p>-0.113754506668619</text:p>
              </table:table-cell>
            </table:table-row>
            <table:table-row>
              <table:table-cell office:value-type="string">
                <text:p>6500</text:p>
              </table:table-cell>
              <table:table-cell office:value-type="float" office:value="0.505041158176561">
                <text:p>0.505041158176561</text:p>
              </table:table-cell>
              <table:table-cell office:value-type="float" office:value="-0.930363747004357">
                <text:p>-0.930363747004357</text:p>
              </table:table-cell>
              <table:table-cell office:value-type="float" office:value="-0.425322588827796">
                <text:p>-0.425322588827796</text:p>
              </table:table-cell>
            </table:table-row>
            <table:table-row>
              <table:table-cell office:value-type="string">
                <text:p>6600</text:p>
              </table:table-cell>
              <table:table-cell office:value-type="float" office:value="0.291614004315513">
                <text:p>0.291614004315513</text:p>
              </table:table-cell>
              <table:table-cell office:value-type="float" office:value="-0.993355619873568">
                <text:p>-0.993355619873568</text:p>
              </table:table-cell>
              <table:table-cell office:value-type="float" office:value="-0.701741615558055">
                <text:p>-0.701741615558055</text:p>
              </table:table-cell>
            </table:table-row>
            <table:table-row>
              <table:table-cell office:value-type="string">
                <text:p>6700</text:p>
              </table:table-cell>
              <table:table-cell office:value-type="float" office:value="0.0623573608611392">
                <text:p>0.0623573608611392</text:p>
              </table:table-cell>
              <table:table-cell office:value-type="float" office:value="-0.989547624297452">
                <text:p>-0.989547624297452</text:p>
              </table:table-cell>
              <table:table-cell office:value-type="float" office:value="-0.927190263436313">
                <text:p>-0.927190263436313</text:p>
              </table:table-cell>
            </table:table-row>
            <table:table-row>
              <table:table-cell office:value-type="string">
                <text:p>6800</text:p>
              </table:table-cell>
              <table:table-cell office:value-type="float" office:value="-0.170284182185608">
                <text:p>-0.170284182185608</text:p>
              </table:table-cell>
              <table:table-cell office:value-type="float" office:value="-0.919195836700193">
                <text:p>-0.919195836700193</text:p>
              </table:table-cell>
              <table:table-cell office:value-type="float" office:value="-1.0894800188858">
                <text:p>-1.0894800188858</text:p>
              </table:table-cell>
            </table:table-row>
            <table:table-row>
              <table:table-cell office:value-type="string">
                <text:p>6900</text:p>
              </table:table-cell>
              <table:table-cell office:value-type="float" office:value="-0.393682305623926">
                <text:p>-0.393682305623926</text:p>
              </table:table-cell>
              <table:table-cell office:value-type="float" office:value="-0.787031181200285">
                <text:p>-0.787031181200285</text:p>
              </table:table-cell>
              <table:table-cell office:value-type="float" office:value="-1.18071348682421">
                <text:p>-1.18071348682421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-0.595710430570126">
                <text:p>-0.595710430570126</text:p>
              </table:table-cell>
              <table:table-cell office:value-type="float" office:value="-0.601941292038047">
                <text:p>-0.601941292038047</text:p>
              </table:table-cell>
              <table:table-cell office:value-type="float" office:value="-1.19765172260817">
                <text:p>-1.19765172260817</text:p>
              </table:table-cell>
            </table:table-row>
            <table:table-row>
              <table:table-cell office:value-type="string">
                <text:p>7100</text:p>
              </table:table-cell>
              <table:table-cell office:value-type="float" office:value="-0.76540200232513">
                <text:p>-0.76540200232513</text:p>
              </table:table-cell>
              <table:table-cell office:value-type="float" office:value="-0.376372849683631">
                <text:p>-0.376372849683631</text:p>
              </table:table-cell>
              <table:table-cell office:value-type="float" office:value="-1.14177485200876">
                <text:p>-1.14177485200876</text:p>
              </table:table-cell>
            </table:table-row>
            <table:table-row>
              <table:table-cell office:value-type="string">
                <text:p>7200</text:p>
              </table:table-cell>
              <table:table-cell office:value-type="float" office:value="-0.893545766134005">
                <text:p>-0.893545766134005</text:p>
              </table:table-cell>
              <table:table-cell office:value-type="float" office:value="-0.1254945829036">
                <text:p>-0.1254945829036</text:p>
              </table:table-cell>
              <table:table-cell office:value-type="float" office:value="-1.01904034903761">
                <text:p>-1.01904034903761</text:p>
              </table:table-cell>
            </table:table-row>
            <table:table-row>
              <table:table-cell office:value-type="string">
                <text:p>7300</text:p>
              </table:table-cell>
              <table:table-cell office:value-type="float" office:value="-0.973185780130667">
                <text:p>-0.973185780130667</text:p>
              </table:table-cell>
              <table:table-cell office:value-type="float" office:value="0.133822777882084">
                <text:p>0.133822777882084</text:p>
              </table:table-cell>
              <table:table-cell office:value-type="float" office:value="-0.839363002248584">
                <text:p>-0.839363002248584</text:p>
              </table:table-cell>
            </table:table-row>
            <table:table-row>
              <table:table-cell office:value-type="string">
                <text:p>7400</text:p>
              </table:table-cell>
              <table:table-cell office:value-type="float" office:value="-0.999998995856409">
                <text:p>-0.999998995856409</text:p>
              </table:table-cell>
              <table:table-cell office:value-type="float" office:value="0.384141001202909">
                <text:p>0.384141001202909</text:p>
              </table:table-cell>
              <table:table-cell office:value-type="float" office:value="-0.6158579946535">
                <text:p>-0.6158579946535</text:p>
              </table:table-cell>
            </table:table-row>
            <table:table-row>
              <table:table-cell office:value-type="string">
                <text:p>7500</text:p>
              </table:table-cell>
              <table:table-cell office:value-type="float" office:value="-0.972529930172097">
                <text:p>-0.972529930172097</text:p>
              </table:table-cell>
              <table:table-cell office:value-type="float" office:value="0.608627017701968">
                <text:p>0.608627017701968</text:p>
              </table:table-cell>
              <table:table-cell office:value-type="float" office:value="-0.363902912470129">
                <text:p>-0.363902912470129</text:p>
              </table:table-cell>
            </table:table-row>
            <table:table-row>
              <table:table-cell office:value-type="string">
                <text:p>7600</text:p>
              </table:table-cell>
              <table:table-cell office:value-type="float" office:value="-0.892269667279916">
                <text:p>-0.892269667279916</text:p>
              </table:table-cell>
              <table:table-cell office:value-type="float" office:value="0.792184888157361">
                <text:p>0.792184888157361</text:p>
              </table:table-cell>
              <table:table-cell office:value-type="float" office:value="-0.100084779122555">
                <text:p>-0.100084779122555</text:p>
              </table:table-cell>
            </table:table-row>
            <table:table-row>
              <table:table-cell office:value-type="string">
                <text:p>7700</text:p>
              </table:table-cell>
              <table:table-cell office:value-type="float" office:value="-0.763574924211362">
                <text:p>-0.763574924211362</text:p>
              </table:table-cell>
              <table:table-cell office:value-type="float" office:value="0.922470956708237">
                <text:p>0.922470956708237</text:p>
              </table:table-cell>
              <table:table-cell office:value-type="float" office:value="0.158896032496875">
                <text:p>0.158896032496875</text:p>
              </table:table-cell>
            </table:table-row>
            <table:table-row>
              <table:table-cell office:value-type="string">
                <text:p>7800</text:p>
              </table:table-cell>
              <table:table-cell office:value-type="float" office:value="-0.593431548264604">
                <text:p>-0.593431548264604</text:p>
              </table:table-cell>
              <table:table-cell office:value-type="float" office:value="0.990723914137221">
                <text:p>0.990723914137221</text:p>
              </table:table-cell>
              <table:table-cell office:value-type="float" office:value="0.397292365872617">
                <text:p>0.397292365872617</text:p>
              </table:table-cell>
            </table:table-row>
            <table:table-row>
              <table:table-cell office:value-type="string">
                <text:p>7900</text:p>
              </table:table-cell>
              <table:table-cell office:value-type="float" office:value="-0.391075324585013">
                <text:p>-0.391075324585013</text:p>
              </table:table-cell>
              <table:table-cell office:value-type="float" office:value="0.992353977959112">
                <text:p>0.992353977959112</text:p>
              </table:table-cell>
              <table:table-cell office:value-type="float" office:value="0.601278653374099">
                <text:p>0.60127865337409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-0.167490615429772">
                <text:p>-0.167490615429772</text:p>
              </table:table-cell>
              <table:table-cell office:value-type="float" office:value="0.927251531794384">
                <text:p>0.927251531794384</text:p>
              </table:table-cell>
              <table:table-cell office:value-type="float" office:value="0.759760916364612">
                <text:p>0.759760916364612</text:p>
              </table:table-cell>
            </table:table-row>
            <table:table-row>
              <table:table-cell office:value-type="string">
                <text:p>8100</text:p>
              </table:table-cell>
              <table:table-cell office:value-type="float" office:value="0.0651858720031021">
                <text:p>0.0651858720031021</text:p>
              </table:table-cell>
              <table:table-cell office:value-type="float" office:value="0.799794501216402">
                <text:p>0.799794501216402</text:p>
              </table:table-cell>
              <table:table-cell office:value-type="float" office:value="0.864980373219504">
                <text:p>0.864980373219504</text:p>
              </table:table-cell>
            </table:table-row>
            <table:table-row>
              <table:table-cell office:value-type="string">
                <text:p>8200</text:p>
              </table:table-cell>
              <table:table-cell office:value-type="float" office:value="0.294323918090698">
                <text:p>0.294323918090698</text:p>
              </table:table-cell>
              <table:table-cell office:value-type="float" office:value="0.618553944689683">
                <text:p>0.618553944689683</text:p>
              </table:table-cell>
              <table:table-cell office:value-type="float" office:value="0.912877862780381">
                <text:p>0.912877862780381</text:p>
              </table:table-cell>
            </table:table-row>
            <table:table-row>
              <table:table-cell office:value-type="string">
                <text:p>8300</text:p>
              </table:table-cell>
              <table:table-cell office:value-type="float" office:value="0.507485377850133">
                <text:p>0.507485377850133</text:p>
              </table:table-cell>
              <table:table-cell office:value-type="float" office:value="0.39571768581973">
                <text:p>0.39571768581973</text:p>
              </table:table-cell>
              <table:table-cell office:value-type="float" office:value="0.903203063669864">
                <text:p>0.903203063669864</text:p>
              </table:table-cell>
            </table:table-row>
            <table:table-row>
              <table:table-cell office:value-type="string">
                <text:p>8400</text:p>
              </table:table-cell>
              <table:table-cell office:value-type="float" office:value="0.693099342730563">
                <text:p>0.693099342730563</text:p>
              </table:table-cell>
              <table:table-cell office:value-type="float" office:value="0.146270729454093">
                <text:p>0.146270729454093</text:p>
              </table:table-cell>
              <table:table-cell office:value-type="float" office:value="0.839370072184656">
                <text:p>0.839370072184656</text:p>
              </table:table-cell>
            </table:table-row>
            <table:table-row>
              <table:table-cell office:value-type="string">
                <text:p>8500</text:p>
              </table:table-cell>
              <table:table-cell office:value-type="float" office:value="0.841090258873725">
                <text:p>0.841090258873725</text:p>
              </table:table-cell>
              <table:table-cell office:value-type="float" office:value="-0.113012447787204">
                <text:p>-0.113012447787204</text:p>
              </table:table-cell>
              <table:table-cell office:value-type="float" office:value="0.72807781108652">
                <text:p>0.72807781108652</text:p>
              </table:table-cell>
            </table:table-row>
            <table:table-row>
              <table:table-cell office:value-type="string">
                <text:p>8600</text:p>
              </table:table-cell>
              <table:table-cell office:value-type="float" office:value="0.943424830318557">
                <text:p>0.943424830318557</text:p>
              </table:table-cell>
              <table:table-cell office:value-type="float" office:value="-0.364695913163506">
                <text:p>-0.364695913163506</text:p>
              </table:table-cell>
              <table:table-cell office:value-type="float" office:value="0.578728917155052">
                <text:p>0.578728917155052</text:p>
              </table:table-cell>
            </table:table-row>
            <table:table-row>
              <table:table-cell office:value-type="string">
                <text:p>8700</text:p>
              </table:table-cell>
              <table:table-cell office:value-type="float" office:value="0.994548097004728">
                <text:p>0.994548097004728</text:p>
              </table:table-cell>
              <table:table-cell office:value-type="float" office:value="-0.591854789322847">
                <text:p>-0.591854789322847</text:p>
              </table:table-cell>
              <table:table-cell office:value-type="float" office:value="0.40269330768188">
                <text:p>0.40269330768188</text:p>
              </table:table-cell>
            </table:table-row>
            <table:table-row>
              <table:table-cell office:value-type="string">
                <text:p>8800</text:p>
              </table:table-cell>
              <table:table-cell office:value-type="float" office:value="0.991684970176179">
                <text:p>0.991684970176179</text:p>
              </table:table-cell>
              <table:table-cell office:value-type="float" office:value="-0.779213396106191">
                <text:p>-0.779213396106191</text:p>
              </table:table-cell>
              <table:table-cell office:value-type="float" office:value="0.212471574069988">
                <text:p>0.212471574069988</text:p>
              </table:table-cell>
            </table:table-row>
            <table:table-row>
              <table:table-cell office:value-type="string">
                <text:p>8900</text:p>
              </table:table-cell>
              <table:table-cell office:value-type="float" office:value="0.934990867133675">
                <text:p>0.934990867133675</text:p>
              </table:table-cell>
              <table:table-cell office:value-type="float" office:value="-0.914172490826415">
                <text:p>-0.914172490826415</text:p>
              </table:table-cell>
              <table:table-cell office:value-type="float" office:value="0.0208183763072606">
                <text:p>0.020818376307260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0.827543274471603">
                <text:p>0.827543274471603</text:p>
              </table:table-cell>
              <table:table-cell office:value-type="float" office:value="-0.987656518639529">
                <text:p>-0.987656518639529</text:p>
              </table:table-cell>
              <table:table-cell office:value-type="float" office:value="-0.160113244167926">
                <text:p>-0.160113244167926</text:p>
              </table:table-cell>
            </table:table-row>
            <table:table-row>
              <table:table-cell office:value-type="string">
                <text:p>9100</text:p>
              </table:table-cell>
              <table:table-cell office:value-type="float" office:value="0.675174701828922">
                <text:p>0.675174701828922</text:p>
              </table:table-cell>
              <table:table-cell office:value-type="float" office:value="-0.994723925007733">
                <text:p>-0.994723925007733</text:p>
              </table:table-cell>
              <table:table-cell office:value-type="float" office:value="-0.319549223178811">
                <text:p>-0.319549223178811</text:p>
              </table:table-cell>
            </table:table-row>
            <table:table-row>
              <table:table-cell office:value-type="string">
                <text:p>9200</text:p>
              </table:table-cell>
              <table:table-cell office:value-type="float" office:value="0.486156069797243">
                <text:p>0.486156069797243</text:p>
              </table:table-cell>
              <table:table-cell office:value-type="float" office:value="-0.934899451641667">
                <text:p>-0.934899451641667</text:p>
              </table:table-cell>
              <table:table-cell office:value-type="float" office:value="-0.448743381844424">
                <text:p>-0.448743381844424</text:p>
              </table:table-cell>
            </table:table-row>
            <table:table-row>
              <table:table-cell office:value-type="string">
                <text:p>9300</text:p>
              </table:table-cell>
              <table:table-cell office:value-type="float" office:value="0.270747747507021">
                <text:p>0.270747747507021</text:p>
              </table:table-cell>
              <table:table-cell office:value-type="float" office:value="-0.812206094028552">
                <text:p>-0.812206094028552</text:p>
              </table:table-cell>
              <table:table-cell office:value-type="float" office:value="-0.541458346521531">
                <text:p>-0.541458346521531</text:p>
              </table:table-cell>
            </table:table-row>
            <table:table-row>
              <table:table-cell office:value-type="string">
                <text:p>9400</text:p>
              </table:table-cell>
              <table:table-cell office:value-type="float" office:value="0.0406426085251964">
                <text:p>0.0406426085251964</text:p>
              </table:table-cell>
              <table:table-cell office:value-type="float" office:value="-0.634894570578513">
                <text:p>-0.634894570578513</text:p>
              </table:table-cell>
              <table:table-cell office:value-type="float" office:value="-0.594251962053317">
                <text:p>-0.594251962053317</text:p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-0.191668709806545">
                <text:p>-0.191668709806545</text:p>
              </table:table-cell>
              <table:table-cell office:value-type="float" office:value="-0.414888497546371">
                <text:p>-0.414888497546371</text:p>
              </table:table-cell>
              <table:table-cell office:value-type="float" office:value="-0.606557207352916">
                <text:p>-0.606557207352916</text:p>
              </table:table-cell>
            </table:table-row>
            <table:table-row>
              <table:table-cell office:value-type="string">
                <text:p>9600</text:p>
              </table:table-cell>
              <table:table-cell office:value-type="float" office:value="-0.413575799289757">
                <text:p>-0.413575799289757</text:p>
              </table:table-cell>
              <table:table-cell office:value-type="float" office:value="-0.166982550657939">
                <text:p>-0.166982550657939</text:p>
              </table:table-cell>
              <table:table-cell office:value-type="float" office:value="-0.580558349947696">
                <text:p>-0.580558349947696</text:p>
              </table:table-cell>
            </table:table-row>
            <table:table-row>
              <table:table-cell office:value-type="string">
                <text:p>9700</text:p>
              </table:table-cell>
              <table:table-cell office:value-type="float" office:value="-0.613033031606233">
                <text:p>-0.613033031606233</text:p>
              </table:table-cell>
              <table:table-cell office:value-type="float" office:value="0.0921524183101835">
                <text:p>0.0921524183101835</text:p>
              </table:table-cell>
              <table:table-cell office:value-type="float" office:value="-0.52088061329605">
                <text:p>-0.52088061329605</text:p>
              </table:table-cell>
            </table:table-row>
            <table:table-row>
              <table:table-cell office:value-type="string">
                <text:p>9800</text:p>
              </table:table-cell>
              <table:table-cell office:value-type="float" office:value="-0.779213396106191">
                <text:p>-0.779213396106191</text:p>
              </table:table-cell>
              <table:table-cell office:value-type="float" office:value="0.345090443131599">
                <text:p>0.345090443131599</text:p>
              </table:table-cell>
              <table:table-cell office:value-type="float" office:value="-0.434122952974592">
                <text:p>-0.434122952974592</text:p>
              </table:table-cell>
            </table:table-row>
            <table:table-row>
              <table:table-cell office:value-type="string">
                <text:p>9900</text:p>
              </table:table-cell>
              <table:table-cell office:value-type="float" office:value="-0.903096239554927">
                <text:p>-0.903096239554927</text:p>
              </table:table-cell>
              <table:table-cell office:value-type="float" office:value="0.574822281497323">
                <text:p>0.574822281497323</text:p>
              </table:table-cell>
              <table:table-cell office:value-type="float" office:value="-0.328273958057604">
                <text:p>-0.32827395805760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-0.977956908779344">
                <text:p>-0.977956908779344</text:p>
              </table:table-cell>
              <table:table-cell office:value-type="float" office:value="0.765899232478467">
                <text:p>0.765899232478467</text:p>
              </table:table-cell>
              <table:table-cell office:value-type="float" office:value="-0.212057676300878">
                <text:p>-0.212057676300878</text:p>
              </table:table-cell>
            </table:table-row>
            <table:table-row>
              <table:table-cell office:value-type="string">
                <text:p>10100</text:p>
              </table:table-cell>
              <table:table-cell office:value-type="float" office:value="-0.999731791806967">
                <text:p>-0.999731791806967</text:p>
              </table:table-cell>
              <table:table-cell office:value-type="float" office:value="0.905472000133571">
                <text:p>0.905472000133571</text:p>
              </table:table-cell>
              <table:table-cell office:value-type="float" office:value="-0.0942597916733954">
                <text:p>-0.0942597916733954</text:p>
              </table:table-cell>
            </table:table-row>
            <table:table-row>
              <table:table-cell office:value-type="string">
                <text:p>10200</text:p>
              </table:table-cell>
              <table:table-cell office:value-type="float" office:value="-0.967238897795437">
                <text:p>-0.967238897795437</text:p>
              </table:table-cell>
              <table:table-cell office:value-type="float" office:value="0.984154782326243">
                <text:p>0.984154782326243</text:p>
              </table:table-cell>
              <table:table-cell office:value-type="float" office:value="0.0169158845308062">
                <text:p>0.0169158845308062</text:p>
              </table:table-cell>
            </table:table-row>
            <table:table-row>
              <table:table-cell office:value-type="string">
                <text:p>10300</text:p>
              </table:table-cell>
              <table:table-cell office:value-type="float" office:value="-0.88224201969043">
                <text:p>-0.88224201969043</text:p>
              </table:table-cell>
              <table:table-cell office:value-type="float" office:value="0.996656423518221">
                <text:p>0.996656423518221</text:p>
              </table:table-cell>
              <table:table-cell office:value-type="float" office:value="0.114414403827791">
                <text:p>0.114414403827791</text:p>
              </table:table-cell>
            </table:table-row>
            <table:table-row>
              <table:table-cell office:value-type="string">
                <text:p>10400</text:p>
              </table:table-cell>
              <table:table-cell office:value-type="float" office:value="-0.749354981255704">
                <text:p>-0.749354981255704</text:p>
              </table:table-cell>
              <table:table-cell office:value-type="float" office:value="0.942136230206189">
                <text:p>0.942136230206189</text:p>
              </table:table-cell>
              <table:table-cell office:value-type="float" office:value="0.192781248950484">
                <text:p>0.192781248950484</text:p>
              </table:table-cell>
            </table:table-row>
            <table:table-row>
              <table:table-cell office:value-type="string">
                <text:p>10500</text:p>
              </table:table-cell>
              <table:table-cell office:value-type="float" office:value="-0.575791206403113">
                <text:p>-0.575791206403113</text:p>
              </table:table-cell>
              <table:table-cell office:value-type="float" office:value="0.824260503699951">
                <text:p>0.824260503699951</text:p>
              </table:table-cell>
              <table:table-cell office:value-type="float" office:value="0.248469297296838">
                <text:p>0.248469297296838</text:p>
              </table:table-cell>
            </table:table-row>
            <table:table-row>
              <table:table-cell office:value-type="string">
                <text:p>10600</text:p>
              </table:table-cell>
              <table:table-cell office:value-type="float" office:value="-0.370972136900237">
                <text:p>-0.370972136900237</text:p>
              </table:table-cell>
              <table:table-cell office:value-type="float" office:value="0.65095599238231">
                <text:p>0.65095599238231</text:p>
              </table:table-cell>
              <table:table-cell office:value-type="float" office:value="0.279983855482073">
                <text:p>0.279983855482073</text:p>
              </table:table-cell>
            </table:table-row>
            <table:table-row>
              <table:table-cell office:value-type="string">
                <text:p>10700</text:p>
              </table:table-cell>
              <table:table-cell office:value-type="float" office:value="-0.146015832924483">
                <text:p>-0.146015832924483</text:p>
              </table:table-cell>
              <table:table-cell office:value-type="float" office:value="0.433876854132987">
                <text:p>0.433876854132987</text:p>
              </table:table-cell>
              <table:table-cell office:value-type="float" office:value="0.287861021208504">
                <text:p>0.287861021208504</text:p>
              </table:table-cell>
            </table:table-row>
            <table:table-row>
              <table:table-cell office:value-type="string">
                <text:p>10800</text:p>
              </table:table-cell>
              <table:table-cell office:value-type="float" office:value="0.0868665479587355">
                <text:p>0.0868665479587355</text:p>
              </table:table-cell>
              <table:table-cell office:value-type="float" office:value="0.187620938096227">
                <text:p>0.187620938096227</text:p>
              </table:table-cell>
              <table:table-cell office:value-type="float" office:value="0.274487486054962">
                <text:p>0.274487486054962</text:p>
              </table:table-cell>
            </table:table-row>
            <table:table-row>
              <table:table-cell office:value-type="string">
                <text:p>10900</text:p>
              </table:table-cell>
              <table:table-cell office:value-type="float" office:value="0.315033613315716">
                <text:p>0.315033613315716</text:p>
              </table:table-cell>
              <table:table-cell office:value-type="float" office:value="-0.0712518667631749">
                <text:p>-0.0712518667631749</text:p>
              </table:table-cell>
              <table:table-cell office:value-type="float" office:value="0.243781746552541">
                <text:p>0.243781746552541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0.52609991480819">
                <text:p>0.52609991480819</text:p>
              </table:table-cell>
              <table:table-cell office:value-type="float" office:value="-0.32533321650968">
                <text:p>-0.32533321650968</text:p>
              </table:table-cell>
              <table:table-cell office:value-type="float" office:value="0.20076669829851">
                <text:p>0.20076669829851</text:p>
              </table:table-cell>
            </table:table-row>
            <table:table-row>
              <table:table-cell office:value-type="string">
                <text:p>11100</text:p>
              </table:table-cell>
              <table:table-cell office:value-type="float" office:value="0.708608287078359">
                <text:p>0.708608287078359</text:p>
              </table:table-cell>
              <table:table-cell office:value-type="float" office:value="-0.557536987688544">
                <text:p>-0.557536987688544</text:p>
              </table:table-cell>
              <table:table-cell office:value-type="float" office:value="0.151071299389815">
                <text:p>0.151071299389815</text:p>
              </table:table-cell>
            </table:table-row>
            <table:table-row>
              <table:table-cell office:value-type="string">
                <text:p>11200</text:p>
              </table:table-cell>
              <table:table-cell office:value-type="float" office:value="0.852651743714679">
                <text:p>0.852651743714679</text:p>
              </table:table-cell>
              <table:table-cell office:value-type="float" office:value="-0.752248247701832">
                <text:p>-0.752248247701832</text:p>
              </table:table-cell>
              <table:table-cell office:value-type="float" office:value="0.100403496012847">
                <text:p>0.100403496012847</text:p>
              </table:table-cell>
            </table:table-row>
            <table:table-row>
              <table:table-cell office:value-type="string">
                <text:p>11300</text:p>
              </table:table-cell>
              <table:table-cell office:value-type="float" office:value="0.950411273867376">
                <text:p>0.950411273867376</text:p>
              </table:table-cell>
              <table:table-cell office:value-type="float" office:value="-0.896373310836644">
                <text:p>-0.896373310836644</text:p>
              </table:table-cell>
              <table:table-cell office:value-type="float" office:value="0.0540379630307326">
                <text:p>0.0540379630307326</text:p>
              </table:table-cell>
            </table:table-row>
            <table:table-row>
              <table:table-cell office:value-type="string">
                <text:p>11400</text:p>
              </table:table-cell>
              <table:table-cell office:value-type="float" office:value="0.996580259168238">
                <text:p>0.996580259168238</text:p>
              </table:table-cell>
              <table:table-cell office:value-type="float" office:value="-0.980220245152779">
                <text:p>-0.980220245152779</text:p>
              </table:table-cell>
              <table:table-cell office:value-type="float" office:value="0.0163600140154591">
                <text:p>0.0163600140154591</text:p>
              </table:table-cell>
            </table:table-row>
            <table:table-row>
              <table:table-cell office:value-type="string">
                <text:p>11500</text:p>
              </table:table-cell>
              <table:table-cell office:value-type="float" office:value="0.988652539767779">
                <text:p>0.988652539767779</text:p>
              </table:table-cell>
              <table:table-cell office:value-type="float" office:value="-0.998150622724442">
                <text:p>-0.998150622724442</text:p>
              </table:table-cell>
              <table:table-cell office:value-type="float" office:value="-0.00949808295666321">
                <text:p>-0.00949808295666321</text:p>
              </table:table-cell>
            </table:table-row>
            <table:table-row>
              <table:table-cell office:value-type="string">
                <text:p>11600</text:p>
              </table:table-cell>
              <table:table-cell office:value-type="float" office:value="0.927058450548636">
                <text:p>0.927058450548636</text:p>
              </table:table-cell>
              <table:table-cell office:value-type="float" office:value="-0.948958685196308">
                <text:p>-0.948958685196308</text:p>
              </table:table-cell>
              <table:table-cell office:value-type="float" office:value="-0.0219002346476721">
                <text:p>-0.0219002346476721</text:p>
              </table:table-cell>
            </table:table-row>
            <table:table-row>
              <table:table-cell office:value-type="string">
                <text:p>11700</text:p>
              </table:table-cell>
              <table:table-cell office:value-type="float" office:value="0.815141464455832">
                <text:p>0.815141464455832</text:p>
              </table:table-cell>
              <table:table-cell office:value-type="float" office:value="-0.835952427029293">
                <text:p>-0.835952427029293</text:p>
              </table:table-cell>
              <table:table-cell office:value-type="float" office:value="-0.0208109625734608">
                <text:p>-0.0208109625734608</text:p>
              </table:table-cell>
            </table:table-row>
            <table:table-row>
              <table:table-cell office:value-type="string">
                <text:p>11800</text:p>
              </table:table-cell>
              <table:table-cell office:value-type="float" office:value="0.658976693465768">
                <text:p>0.658976693465768</text:p>
              </table:table-cell>
              <table:table-cell office:value-type="float" office:value="-0.666731143856987">
                <text:p>-0.666731143856987</text:p>
              </table:table-cell>
              <table:table-cell office:value-type="float" office:value="-0.00775445039121914">
                <text:p>-0.00775445039121914</text:p>
              </table:table-cell>
            </table:table-row>
            <table:table-row>
              <table:table-cell office:value-type="string">
                <text:p>11900</text:p>
              </table:table-cell>
              <table:table-cell office:value-type="float" office:value="0.46704113425594">
                <text:p>0.46704113425594</text:p>
              </table:table-cell>
              <table:table-cell office:value-type="float" office:value="-0.452674411730646">
                <text:p>-0.452674411730646</text:p>
              </table:table-cell>
              <table:table-cell office:value-type="float" office:value="0.0143667225252945">
                <text:p>0.0143667225252945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0.249753488907406">
                <text:p>0.249753488907406</text:p>
              </table:table-cell>
              <table:table-cell office:value-type="float" office:value="-0.208176815643942">
                <text:p>-0.208176815643942</text:p>
              </table:table-cell>
              <table:table-cell office:value-type="float" office:value="0.0415766732634641">
                <text:p>0.0415766732634641</text:p>
              </table:table-cell>
            </table:table-row>
            <table:table-row>
              <table:table-cell office:value-type="string">
                <text:p>12100</text:p>
              </table:table-cell>
              <table:table-cell office:value-type="float" office:value="0.0189086372668672">
                <text:p>0.0189086372668672</text:p>
              </table:table-cell>
              <table:table-cell office:value-type="float" office:value="0.0503199734170327">
                <text:p>0.0503199734170327</text:p>
              </table:table-cell>
              <table:table-cell office:value-type="float" office:value="0.0692286106838999">
                <text:p>0.0692286106838999</text:p>
              </table:table-cell>
            </table:table-row>
            <table:table-row>
              <table:table-cell office:value-type="string">
                <text:p>12200</text:p>
              </table:table-cell>
              <table:table-cell office:value-type="float" office:value="-0.212962615750094">
                <text:p>-0.212962615750094</text:p>
              </table:table-cell>
              <table:table-cell office:value-type="float" office:value="0.305432911349115">
                <text:p>0.305432911349115</text:p>
              </table:table-cell>
              <table:table-cell office:value-type="float" office:value="0.0924702955990204">
                <text:p>0.0924702955990204</text:p>
              </table:table-cell>
            </table:table-row>
            <table:table-row>
              <table:table-cell office:value-type="string">
                <text:p>12300</text:p>
              </table:table-cell>
              <table:table-cell office:value-type="float" office:value="-0.433273760703565">
                <text:p>-0.433273760703565</text:p>
              </table:table-cell>
              <table:table-cell office:value-type="float" office:value="0.54000650015825">
                <text:p>0.54000650015825</text:p>
              </table:table-cell>
              <table:table-cell office:value-type="float" office:value="0.106732739454684">
                <text:p>0.106732739454684</text:p>
              </table:table-cell>
            </table:table-row>
            <table:table-row>
              <table:table-cell office:value-type="string">
                <text:p>12400</text:p>
              </table:table-cell>
              <table:table-cell office:value-type="float" office:value="-0.630065799991324">
                <text:p>-0.630065799991324</text:p>
              </table:table-cell>
              <table:table-cell office:value-type="float" office:value="0.738266444879656">
                <text:p>0.738266444879656</text:p>
              </table:table-cell>
              <table:table-cell office:value-type="float" office:value="0.108200644888331">
                <text:p>0.108200644888331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-0.792656389698914">
                <text:p>-0.792656389698914</text:p>
              </table:table-cell>
              <table:table-cell office:value-type="float" office:value="0.88688042253693">
                <text:p>0.88688042253693</text:p>
              </table:table-cell>
              <table:table-cell office:value-type="float" office:value="0.0942240328380161">
                <text:p>0.0942240328380161</text:p>
              </table:table-cell>
            </table:table-row>
            <table:table-row>
              <table:table-cell office:value-type="string">
                <text:p>12600</text:p>
              </table:table-cell>
              <table:table-cell office:value-type="float" office:value="-0.912219739673085">
                <text:p>-0.912219739673085</text:p>
              </table:table-cell>
              <table:table-cell office:value-type="float" office:value="0.975854636593317">
                <text:p>0.975854636593317</text:p>
              </table:table-cell>
              <table:table-cell office:value-type="float" office:value="0.0636348969202317">
                <text:p>0.0636348969202317</text:p>
              </table:table-cell>
            </table:table-row>
            <table:table-row>
              <table:table-cell office:value-type="string">
                <text:p>12700</text:p>
              </table:table-cell>
              <table:table-cell office:value-type="float" office:value="-0.982265673486534">
                <text:p>-0.982265673486534</text:p>
              </table:table-cell>
              <table:table-cell office:value-type="float" office:value="0.999205866585205">
                <text:p>0.999205866585205</text:p>
              </table:table-cell>
              <table:table-cell office:value-type="float" office:value="0.0169401930986709">
                <text:p>0.0169401930986709</text:p>
              </table:table-cell>
            </table:table-row>
            <table:table-row>
              <table:table-cell office:value-type="string">
                <text:p>12800</text:p>
              </table:table-cell>
              <table:table-cell office:value-type="float" office:value="-0.998991929840924">
                <text:p>-0.998991929840924</text:p>
              </table:table-cell>
              <table:table-cell office:value-type="float" office:value="0.95536381983151">
                <text:p>0.95536381983151</text:p>
              </table:table-cell>
              <table:table-cell office:value-type="float" office:value="-0.043628110009414">
                <text:p>-0.043628110009414</text:p>
              </table:table-cell>
            </table:table-row>
            <table:table-row>
              <table:table-cell office:value-type="string">
                <text:p>12900</text:p>
              </table:table-cell>
              <table:table-cell office:value-type="float" office:value="-0.961490571537034">
                <text:p>-0.961490571537034</text:p>
              </table:table-cell>
              <table:table-cell office:value-type="float" office:value="0.84727672840245">
                <text:p>0.84727672840245</text:p>
              </table:table-cell>
              <table:table-cell office:value-type="float" office:value="-0.114213843134585">
                <text:p>-0.114213843134585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-0.871797259871536">
                <text:p>-0.871797259871536</text:p>
              </table:table-cell>
              <table:table-cell office:value-type="float" office:value="0.682213090302181">
                <text:p>0.682213090302181</text:p>
              </table:table-cell>
              <table:table-cell office:value-type="float" office:value="-0.189584169569355">
                <text:p>-0.189584169569355</text:p>
              </table:table-cell>
            </table:table-row>
            <table:table-row>
              <table:table-cell office:value-type="string">
                <text:p>13100</text:p>
              </table:table-cell>
              <table:table-cell office:value-type="float" office:value="-0.734780752187171">
                <text:p>-0.734780752187171</text:p>
              </table:table-cell>
              <table:table-cell office:value-type="float" office:value="0.471272880541167">
                <text:p>0.471272880541167</text:p>
              </table:table-cell>
              <table:table-cell office:value-type="float" office:value="-0.263507871646004">
                <text:p>-0.263507871646004</text:p>
              </table:table-cell>
            </table:table-row>
            <table:table-row>
              <table:table-cell office:value-type="string">
                <text:p>13200</text:p>
              </table:table-cell>
              <table:table-cell office:value-type="float" office:value="-0.557878633166426">
                <text:p>-0.557878633166426</text:p>
              </table:table-cell>
              <table:table-cell office:value-type="float" office:value="0.228641139834764">
                <text:p>0.228641139834764</text:p>
              </table:table-cell>
              <table:table-cell office:value-type="float" office:value="-0.329237493331662">
                <text:p>-0.329237493331662</text:p>
              </table:table-cell>
            </table:table-row>
            <table:table-row>
              <table:table-cell office:value-type="string">
                <text:p>13300</text:p>
              </table:table-cell>
              <table:table-cell office:value-type="float" office:value="-0.350693559257092">
                <text:p>-0.350693559257092</text:p>
              </table:table-cell>
              <table:table-cell office:value-type="float" office:value="-0.0293659583411129">
                <text:p>-0.0293659583411129</text:p>
              </table:table-cell>
              <table:table-cell office:value-type="float" office:value="-0.380059517598205">
                <text:p>-0.380059517598205</text:p>
              </table:table-cell>
            </table:table-row>
            <table:table-row>
              <table:table-cell office:value-type="string">
                <text:p>13400</text:p>
              </table:table-cell>
              <table:table-cell office:value-type="float" office:value="-0.124472012667995">
                <text:p>-0.124472012667995</text:p>
              </table:table-cell>
              <table:table-cell office:value-type="float" office:value="-0.285398293325839">
                <text:p>-0.285398293325839</text:p>
              </table:table-cell>
              <table:table-cell office:value-type="float" office:value="-0.409870305993835">
                <text:p>-0.409870305993835</text:p>
              </table:table-cell>
            </table:table-row>
            <table:table-row>
              <table:table-cell office:value-type="string">
                <text:p>13500</text:p>
              </table:table-cell>
              <table:table-cell office:value-type="float" office:value="0.108506158440994">
                <text:p>0.108506158440994</text:p>
              </table:table-cell>
              <table:table-cell office:value-type="float" office:value="-0.522238540726356">
                <text:p>-0.522238540726356</text:p>
              </table:table-cell>
              <table:table-cell office:value-type="float" office:value="-0.413732382285361">
                <text:p>-0.413732382285361</text:p>
              </table:table-cell>
            </table:table-row>
            <table:table-row>
              <table:table-cell office:value-type="string">
                <text:p>13600</text:p>
              </table:table-cell>
              <table:table-cell office:value-type="float" office:value="0.335594361901371">
                <text:p>0.335594361901371</text:p>
              </table:table-cell>
              <table:table-cell office:value-type="float" office:value="-0.723959980313865">
                <text:p>-0.723959980313865</text:p>
              </table:table-cell>
              <table:table-cell office:value-type="float" office:value="-0.388365618412494">
                <text:p>-0.388365618412494</text:p>
              </table:table-cell>
            </table:table-row>
            <table:table-row>
              <table:table-cell office:value-type="string">
                <text:p>13700</text:p>
              </table:table-cell>
              <table:table-cell office:value-type="float" office:value="0.544465719764629">
                <text:p>0.544465719764629</text:p>
              </table:table-cell>
              <table:table-cell office:value-type="float" office:value="-0.876997515075834">
                <text:p>-0.876997515075834</text:p>
              </table:table-cell>
              <table:table-cell office:value-type="float" office:value="-0.332531795311205">
                <text:p>-0.332531795311205</text:p>
              </table:table-cell>
            </table:table-row>
            <table:table-row>
              <table:table-cell office:value-type="string">
                <text:p>13800</text:p>
              </table:table-cell>
              <table:table-cell office:value-type="float" office:value="0.723782212139824">
                <text:p>0.723782212139824</text:p>
              </table:table-cell>
              <table:table-cell office:value-type="float" office:value="-0.971059878948278">
                <text:p>-0.971059878948278</text:p>
              </table:table-cell>
              <table:table-cell office:value-type="float" office:value="-0.247277666808454">
                <text:p>-0.247277666808454</text:p>
              </table:table-cell>
            </table:table-row>
            <table:table-row>
              <table:table-cell office:value-type="string">
                <text:p>13900</text:p>
              </table:table-cell>
              <table:table-cell office:value-type="float" office:value="0.863810109715451">
                <text:p>0.863810109715451</text:p>
              </table:table-cell>
              <table:table-cell office:value-type="float" office:value="-0.999821690287248">
                <text:p>-0.999821690287248</text:p>
              </table:table-cell>
              <table:table-cell office:value-type="float" office:value="-0.136011580571796">
                <text:p>-0.136011580571796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0.956948377486926">
                <text:p>0.956948377486926</text:p>
              </table:table-cell>
              <table:table-cell office:value-type="float" office:value="-0.961348812781466">
                <text:p>-0.961348812781466</text:p>
              </table:table-cell>
              <table:table-cell office:value-type="float" office:value="-0.00440043529453971">
                <text:p>-0.00440043529453971</text:p>
              </table:table-cell>
            </table:table-row>
            <table:table-row>
              <table:table-cell office:value-type="string">
                <text:p>14100</text:p>
              </table:table-cell>
              <table:table-cell office:value-type="float" office:value="0.99814125279613">
                <text:p>0.99814125279613</text:p>
              </table:table-cell>
              <table:table-cell office:value-type="float" office:value="-0.858228423521262">
                <text:p>-0.858228423521262</text:p>
              </table:table-cell>
              <table:table-cell office:value-type="float" office:value="0.139912829274868">
                <text:p>0.139912829274868</text:p>
              </table:table-cell>
            </table:table-row>
            <table:table-row>
              <table:table-cell office:value-type="string">
                <text:p>14200</text:p>
              </table:table-cell>
              <table:table-cell office:value-type="float" office:value="0.985152690183427">
                <text:p>0.985152690183427</text:p>
              </table:table-cell>
              <table:table-cell office:value-type="float" office:value="-0.697395015066201">
                <text:p>-0.697395015066201</text:p>
              </table:table-cell>
              <table:table-cell office:value-type="float" office:value="0.287757675117226">
                <text:p>0.287757675117226</text:p>
              </table:table-cell>
            </table:table-row>
            <table:table-row>
              <table:table-cell office:value-type="string">
                <text:p>14300</text:p>
              </table:table-cell>
              <table:table-cell office:value-type="float" office:value="0.918687739156512">
                <text:p>0.918687739156512</text:p>
              </table:table-cell>
              <table:table-cell office:value-type="float" office:value="-0.48966411131583">
                <text:p>-0.48966411131583</text:p>
              </table:table-cell>
              <table:table-cell office:value-type="float" office:value="0.429023627840683">
                <text:p>0.429023627840683</text:p>
              </table:table-cell>
            </table:table-row>
            <table:table-row>
              <table:table-cell office:value-type="string">
                <text:p>14400</text:p>
              </table:table-cell>
              <table:table-cell office:value-type="float" office:value="0.802354272456804">
                <text:p>0.802354272456804</text:p>
              </table:table-cell>
              <table:table-cell office:value-type="float" office:value="-0.249004921969551">
                <text:p>-0.249004921969551</text:p>
              </table:table-cell>
              <table:table-cell office:value-type="float" office:value="0.553349350487253">
                <text:p>0.553349350487253</text:p>
              </table:table-cell>
            </table:table-row>
            <table:table-row>
              <table:table-cell office:value-type="string">
                <text:p>14500</text:p>
              </table:table-cell>
              <table:table-cell office:value-type="float" office:value="0.642467136592957">
                <text:p>0.642467136592957</text:p>
              </table:table-cell>
              <table:table-cell office:value-type="float" office:value="0.00839902157847375">
                <text:p>0.00839902157847375</text:p>
              </table:table-cell>
              <table:table-cell office:value-type="float" office:value="0.650866158171431">
                <text:p>0.650866158171431</text:p>
              </table:table-cell>
            </table:table-row>
            <table:table-row>
              <table:table-cell office:value-type="string">
                <text:p>14600</text:p>
              </table:table-cell>
              <table:table-cell office:value-type="float" office:value="0.447705388802127">
                <text:p>0.447705388802127</text:p>
              </table:table-cell>
              <table:table-cell office:value-type="float" office:value="0.265238158813618">
                <text:p>0.265238158813618</text:p>
              </table:table-cell>
              <table:table-cell office:value-type="float" office:value="0.712943547615745">
                <text:p>0.712943547615745</text:p>
              </table:table-cell>
            </table:table-row>
            <table:table-row>
              <table:table-cell office:value-type="string">
                <text:p>14700</text:p>
              </table:table-cell>
              <table:table-cell office:value-type="float" office:value="0.228641147087984">
                <text:p>0.228641147087984</text:p>
              </table:table-cell>
              <table:table-cell office:value-type="float" office:value="0.504240910570403">
                <text:p>0.504240910570403</text:p>
              </table:table-cell>
              <table:table-cell office:value-type="float" office:value="0.732882057658387">
                <text:p>0.732882057658387</text:p>
              </table:table-cell>
            </table:table-row>
            <table:table-row>
              <table:table-cell office:value-type="string">
                <text:p>14800</text:p>
              </table:table-cell>
              <table:table-cell office:value-type="float" office:value="-0.00283427743153831">
                <text:p>-0.00283427743153831</text:p>
              </table:table-cell>
              <table:table-cell office:value-type="float" office:value="0.709335135382493">
                <text:p>0.709335135382493</text:p>
              </table:table-cell>
              <table:table-cell office:value-type="float" office:value="0.706500857950955">
                <text:p>0.706500857950955</text:p>
              </table:table-cell>
            </table:table-row>
            <table:table-row>
              <table:table-cell office:value-type="string">
                <text:p>14900</text:p>
              </table:table-cell>
              <table:table-cell office:value-type="float" office:value="-0.234155843500647">
                <text:p>-0.234155843500647</text:p>
              </table:table-cell>
              <table:table-cell office:value-type="float" office:value="0.866728927630063">
                <text:p>0.866728927630063</text:p>
              </table:table-cell>
              <table:table-cell office:value-type="float" office:value="0.632573084129416">
                <text:p>0.632573084129416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-0.452766883616499">
                <text:p>-0.452766883616499</text:p>
              </table:table-cell>
              <table:table-cell office:value-type="float" office:value="0.965838077397822">
                <text:p>0.965838077397822</text:p>
              </table:table-cell>
              <table:table-cell office:value-type="float" office:value="0.513071193781323">
                <text:p>0.513071193781323</text:p>
              </table:table-cell>
            </table:table-row>
            <table:table-row>
              <table:table-cell office:value-type="string">
                <text:p>15100</text:p>
              </table:table-cell>
              <table:table-cell office:value-type="float" office:value="-0.646800680051617">
                <text:p>-0.646800680051617</text:p>
              </table:table-cell>
              <table:table-cell office:value-type="float" office:value="0.999997823447805">
                <text:p>0.999997823447805</text:p>
              </table:table-cell>
              <table:table-cell office:value-type="float" office:value="0.353197143396188">
                <text:p>0.353197143396188</text:p>
              </table:table-cell>
            </table:table-row>
            <table:table-row>
              <table:table-cell office:value-type="string">
                <text:p>15200</text:p>
              </table:table-cell>
              <table:table-cell office:value-type="float" office:value="-0.805724629667772">
                <text:p>-0.805724629667772</text:p>
              </table:table-cell>
              <table:table-cell office:value-type="float" office:value="0.966911036282825">
                <text:p>0.966911036282825</text:p>
              </table:table-cell>
              <table:table-cell office:value-type="float" office:value="0.161186406615052">
                <text:p>0.161186406615052</text:p>
              </table:table-cell>
            </table:table-row>
            <table:table-row>
              <table:table-cell office:value-type="string">
                <text:p>15300</text:p>
              </table:table-cell>
              <table:table-cell office:value-type="float" office:value="-0.920911959287616">
                <text:p>-0.920911959287616</text:p>
              </table:table-cell>
              <table:table-cell office:value-type="float" office:value="0.868802692477725">
                <text:p>0.868802692477725</text:p>
              </table:table-cell>
              <table:table-cell office:value-type="float" office:value="-0.0521092668098904">
                <text:p>-0.0521092668098904</text:p>
              </table:table-cell>
            </table:table-row>
            <table:table-row>
              <table:table-cell office:value-type="string">
                <text:p>15400</text:p>
              </table:table-cell>
              <table:table-cell office:value-type="float" office:value="-0.986110037372261">
                <text:p>-0.986110037372261</text:p>
              </table:table-cell>
              <table:table-cell office:value-type="float" office:value="0.712270247162976">
                <text:p>0.712270247162976</text:p>
              </table:table-cell>
              <table:table-cell office:value-type="float" office:value="-0.273839790209284">
                <text:p>-0.273839790209284</text:p>
              </table:table-cell>
            </table:table-row>
            <table:table-row>
              <table:table-cell office:value-type="string">
                <text:p>15500</text:p>
              </table:table-cell>
              <table:table-cell office:value-type="float" office:value="-0.997779759505613">
                <text:p>-0.997779759505613</text:p>
              </table:table-cell>
              <table:table-cell office:value-type="float" office:value="0.507839996451488">
                <text:p>0.507839996451488</text:p>
              </table:table-cell>
              <table:table-cell office:value-type="float" office:value="-0.489939763054124">
                <text:p>-0.489939763054124</text:p>
              </table:table-cell>
            </table:table-row>
            <table:table-row>
              <table:table-cell office:value-type="string">
                <text:p>15600</text:p>
              </table:table-cell>
              <table:table-cell office:value-type="float" office:value="-0.955287665179483">
                <text:p>-0.955287665179483</text:p>
              </table:table-cell>
              <table:table-cell office:value-type="float" office:value="0.269259192220276">
                <text:p>0.269259192220276</text:p>
              </table:table-cell>
              <table:table-cell office:value-type="float" office:value="-0.686028472959207">
                <text:p>-0.686028472959207</text:p>
              </table:table-cell>
            </table:table-row>
            <table:table-row>
              <table:table-cell office:value-type="string">
                <text:p>15700</text:p>
              </table:table-cell>
              <table:table-cell office:value-type="float" office:value="-0.860940325732995">
                <text:p>-0.860940325732995</text:p>
              </table:table-cell>
              <table:table-cell office:value-type="float" office:value="0.0125716013656232">
                <text:p>0.0125716013656232</text:p>
              </table:table-cell>
              <table:table-cell office:value-type="float" office:value="-0.848368724367372">
                <text:p>-0.848368724367372</text:p>
              </table:table-cell>
            </table:table-row>
            <table:table-row>
              <table:table-cell office:value-type="string">
                <text:p>15800</text:p>
              </table:table-cell>
              <table:table-cell office:value-type="float" office:value="-0.719859135058041">
                <text:p>-0.719859135058041</text:p>
              </table:table-cell>
              <table:table-cell office:value-type="float" office:value="-0.244961387937882">
                <text:p>-0.244961387937882</text:p>
              </table:table-cell>
              <table:table-cell office:value-type="float" office:value="-0.964820522995923">
                <text:p>-0.964820522995923</text:p>
              </table:table-cell>
            </table:table-row>
            <table:table-row>
              <table:table-cell office:value-type="string">
                <text:p>15900</text:p>
              </table:table-cell>
              <table:table-cell office:value-type="float" office:value="-0.539702303345246">
                <text:p>-0.539702303345246</text:p>
              </table:table-cell>
              <table:table-cell office:value-type="float" office:value="-0.486021537277044">
                <text:p>-0.486021537277044</text:p>
              </table:table-cell>
              <table:table-cell office:value-type="float" office:value="-1.02572384062229">
                <text:p>-1.02572384062229</text:p>
              </table:table-cell>
            </table:table-row>
            <table:table-row>
              <table:table-cell office:value-type="string">
                <text:p>16000</text:p>
              </table:table-cell>
              <table:table-cell office:value-type="float" office:value="-0.330249175540982">
                <text:p>-0.330249175540982</text:p>
              </table:table-cell>
              <table:table-cell office:value-type="float" office:value="-0.694398352029533">
                <text:p>-0.694398352029533</text:p>
              </table:table-cell>
              <table:table-cell office:value-type="float" office:value="-1.02464752757052">
                <text:p>-1.02464752757052</text:p>
              </table:table-cell>
            </table:table-row>
            <table:table-row>
              <table:table-cell office:value-type="string">
                <text:p>16100</text:p>
              </table:table-cell>
              <table:table-cell office:value-type="float" office:value="-0.102869351336575">
                <text:p>-0.102869351336575</text:p>
              </table:table-cell>
              <table:table-cell office:value-type="float" office:value="-0.856079183301608">
                <text:p>-0.856079183301608</text:p>
              </table:table-cell>
              <table:table-cell office:value-type="float" office:value="-0.958948534638183">
                <text:p>-0.958948534638183</text:p>
              </table:table-cell>
            </table:table-row>
            <table:table-row>
              <table:table-cell office:value-type="string">
                <text:p>16200</text:p>
              </table:table-cell>
              <table:table-cell office:value-type="float" office:value="0.130094461464531">
                <text:p>0.130094461464531</text:p>
              </table:table-cell>
              <table:table-cell office:value-type="float" office:value="-0.960191529957081">
                <text:p>-0.960191529957081</text:p>
              </table:table-cell>
              <table:table-cell office:value-type="float" office:value="-0.83009706849255">
                <text:p>-0.83009706849255</text:p>
              </table:table-cell>
            </table:table-row>
            <table:table-row>
              <table:table-cell office:value-type="string">
                <text:p>16300</text:p>
              </table:table-cell>
              <table:table-cell office:value-type="float" office:value="0.355996443118916">
                <text:p>0.355996443118916</text:p>
              </table:table-cell>
              <table:table-cell office:value-type="float" office:value="-0.999734188312058">
                <text:p>-0.999734188312058</text:p>
              </table:table-cell>
              <table:table-cell office:value-type="float" office:value="-0.643737745193142">
                <text:p>-0.643737745193142</text:p>
              </table:table-cell>
            </table:table-row>
            <table:table-row>
              <table:table-cell office:value-type="string">
                <text:p>16400</text:p>
              </table:table-cell>
              <table:table-cell office:value-type="float" office:value="0.562574106567601">
                <text:p>0.562574106567601</text:p>
              </table:table-cell>
              <table:table-cell office:value-type="float" office:value="-0.972048042039571">
                <text:p>-0.972048042039571</text:p>
              </table:table-cell>
              <table:table-cell office:value-type="float" office:value="-0.40947393547197">
                <text:p>-0.40947393547197</text:p>
              </table:table-cell>
            </table:table-row>
            <table:table-row>
              <table:table-cell office:value-type="string">
                <text:p>16500</text:p>
              </table:table-cell>
              <table:table-cell office:value-type="float" office:value="0.738613938889917">
                <text:p>0.738613938889917</text:p>
              </table:table-cell>
              <table:table-cell office:value-type="float" office:value="-0.878994888994167">
                <text:p>-0.878994888994167</text:p>
              </table:table-cell>
              <table:table-cell office:value-type="float" office:value="-0.14038095010425">
                <text:p>-0.14038095010425</text:p>
              </table:table-cell>
            </table:table-row>
            <table:table-row>
              <table:table-cell office:value-type="string">
                <text:p>16600</text:p>
              </table:table-cell>
              <table:table-cell office:value-type="float" office:value="0.87456007574137">
                <text:p>0.87456007574137</text:p>
              </table:table-cell>
              <table:table-cell office:value-type="float" office:value="-0.726832250044611">
                <text:p>-0.726832250044611</text:p>
              </table:table-cell>
              <table:table-cell office:value-type="float" office:value="0.147727825696759">
                <text:p>0.147727825696759</text:p>
              </table:table-cell>
            </table:table-row>
            <table:table-row>
              <table:table-cell office:value-type="string">
                <text:p>16700</text:p>
              </table:table-cell>
              <table:table-cell office:value-type="float" office:value="0.963033049530963">
                <text:p>0.963033049530963</text:p>
              </table:table-cell>
              <table:table-cell office:value-type="float" office:value="-0.525792555667262">
                <text:p>-0.525792555667262</text:p>
              </table:table-cell>
              <table:table-cell office:value-type="float" office:value="0.437240493863702">
                <text:p>0.437240493863702</text:p>
              </table:table-cell>
            </table:table-row>
            <table:table-row>
              <table:table-cell office:value-type="string">
                <text:p>16800</text:p>
              </table:table-cell>
              <table:table-cell office:value-type="float" office:value="0.999230340651658">
                <text:p>0.999230340651658</text:p>
              </table:table-cell>
              <table:table-cell office:value-type="float" office:value="-0.289395057772948">
                <text:p>-0.289395057772948</text:p>
              </table:table-cell>
              <table:table-cell office:value-type="float" office:value="0.70983528287871">
                <text:p>0.70983528287871</text:p>
              </table:table-cell>
            </table:table-row>
            <table:table-row>
              <table:table-cell office:value-type="string">
                <text:p>16900</text:p>
              </table:table-cell>
              <table:table-cell office:value-type="float" office:value="0.981187074180157">
                <text:p>0.981187074180157</text:p>
              </table:table-cell>
              <table:table-cell office:value-type="float" office:value="-0.0335367031562902">
                <text:p>-0.0335367031562902</text:p>
              </table:table-cell>
              <table:table-cell office:value-type="float" office:value="0.947650371023867">
                <text:p>0.947650371023867</text:p>
              </table:table-cell>
            </table:table-row>
            <table:table-row>
              <table:table-cell office:value-type="string">
                <text:p>17000</text:p>
              </table:table-cell>
              <table:table-cell office:value-type="float" office:value="0.909882681898795">
                <text:p>0.909882681898795</text:p>
              </table:table-cell>
              <table:table-cell office:value-type="float" office:value="0.224576883391718">
                <text:p>0.224576883391718</text:p>
              </table:table-cell>
              <table:table-cell office:value-type="float" office:value="1.13445956529051">
                <text:p>1.13445956529051</text:p>
              </table:table-cell>
            </table:table-row>
            <table:table-row>
              <table:table-cell office:value-type="string">
                <text:p>17100</text:p>
              </table:table-cell>
              <table:table-cell office:value-type="float" office:value="0.789187733012928">
                <text:p>0.789187733012928</text:p>
              </table:table-cell>
              <table:table-cell office:value-type="float" office:value="0.467588420221013">
                <text:p>0.467588420221013</text:p>
              </table:table-cell>
              <table:table-cell office:value-type="float" office:value="1.25677615323394">
                <text:p>1.25677615323394</text:p>
              </table:table-cell>
            </table:table-row>
            <table:table-row>
              <table:table-cell office:value-type="string">
                <text:p>17200</text:p>
              </table:table-cell>
              <table:table-cell office:value-type="float" office:value="0.625653825365876">
                <text:p>0.625653825365876</text:p>
              </table:table-cell>
              <table:table-cell office:value-type="float" office:value="0.679156188379979">
                <text:p>0.679156188379979</text:p>
              </table:table-cell>
              <table:table-cell office:value-type="float" office:value="1.30481001374586">
                <text:p>1.30481001374586</text:p>
              </table:table-cell>
            </table:table-row>
            <table:table-row>
              <table:table-cell office:value-type="string">
                <text:p>17300</text:p>
              </table:table-cell>
              <table:table-cell office:value-type="float" office:value="0.428157971714269">
                <text:p>0.428157971714269</text:p>
              </table:table-cell>
              <table:table-cell office:value-type="float" office:value="0.845052957953591">
                <text:p>0.845052957953591</text:p>
              </table:table-cell>
              <table:table-cell office:value-type="float" office:value="1.27321092966786">
                <text:p>1.27321092966786</text:p>
              </table:table-cell>
            </table:table-row>
            <table:table-row>
              <table:table-cell office:value-type="string">
                <text:p>17400</text:p>
              </table:table-cell>
              <table:table-cell office:value-type="float" office:value="0.207420703583278">
                <text:p>0.207420703583278</text:p>
              </table:table-cell>
              <table:table-cell office:value-type="float" office:value="0.954122722034831">
                <text:p>0.954122722034831</text:p>
              </table:table-cell>
              <table:table-cell office:value-type="float" office:value="1.16154342561811">
                <text:p>1.16154342561811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-0.0245758446780888">
                <text:p>-0.0245758446780888</text:p>
              </table:table-cell>
              <table:table-cell office:value-type="float" office:value="0.999030901146566">
                <text:p>0.999030901146566</text:p>
              </table:table-cell>
              <table:table-cell office:value-type="float" office:value="0.974455056468477">
                <text:p>0.974455056468477</text:p>
              </table:table-cell>
            </table:table-row>
            <table:table-row>
              <table:table-cell office:value-type="string">
                <text:p>17600</text:p>
              </table:table-cell>
              <table:table-cell office:value-type="float" office:value="-0.25523836590805">
                <text:p>-0.25523836590805</text:p>
              </table:table-cell>
              <table:table-cell office:value-type="float" office:value="0.976757569357508">
                <text:p>0.976757569357508</text:p>
              </table:table-cell>
              <table:table-cell office:value-type="float" office:value="0.721519203449458">
                <text:p>0.721519203449458</text:p>
              </table:table-cell>
            </table:table-row>
            <table:table-row>
              <table:table-cell office:value-type="string">
                <text:p>17700</text:p>
              </table:table-cell>
              <table:table-cell office:value-type="float" office:value="-0.472045945191186">
                <text:p>-0.472045945191186</text:p>
              </table:table-cell>
              <table:table-cell office:value-type="float" office:value="0.888800530859118">
                <text:p>0.888800530859118</text:p>
              </table:table-cell>
              <table:table-cell office:value-type="float" office:value="0.416754585667932">
                <text:p>0.416754585667932</text:p>
              </table:table-cell>
            </table:table-row>
            <table:table-row>
              <table:table-cell office:value-type="string">
                <text:p>17800</text:p>
              </table:table-cell>
              <table:table-cell office:value-type="float" office:value="-0.663229768313542">
                <text:p>-0.663229768313542</text:p>
              </table:table-cell>
              <table:table-cell office:value-type="float" office:value="0.741074609447746">
                <text:p>0.741074609447746</text:p>
              </table:table-cell>
              <table:table-cell office:value-type="float" office:value="0.0778448411342045">
                <text:p>0.0778448411342045</text:p>
              </table:table-cell>
            </table:table-row>
            <table:table-row>
              <table:table-cell office:value-type="string">
                <text:p>17900</text:p>
              </table:table-cell>
              <table:table-cell office:value-type="float" office:value="-0.818411930930257">
                <text:p>-0.818411930930257</text:p>
              </table:table-cell>
              <table:table-cell office:value-type="float" office:value="0.543513881229323">
                <text:p>0.543513881229323</text:p>
              </table:table-cell>
              <table:table-cell office:value-type="float" office:value="-0.274898049700934">
                <text:p>-0.274898049700934</text:p>
              </table:table-cell>
            </table:table-row>
            <table:table-row>
              <table:table-cell office:value-type="string">
                <text:p>18000</text:p>
              </table:table-cell>
              <table:table-cell office:value-type="float" office:value="-0.929168785648919">
                <text:p>-0.929168785648919</text:p>
              </table:table-cell>
              <table:table-cell office:value-type="float" office:value="0.309403649192115">
                <text:p>0.309403649192115</text:p>
              </table:table-cell>
              <table:table-cell office:value-type="float" office:value="-0.619765136456804">
                <text:p>-0.619765136456804</text:p>
              </table:table-cell>
            </table:table-row>
            <table:table-row>
              <table:table-cell office:value-type="string">
                <text:p>18100</text:p>
              </table:table-cell>
              <table:table-cell office:value-type="float" office:value="-0.989488184735962">
                <text:p>-0.989488184735962</text:p>
              </table:table-cell>
              <table:table-cell office:value-type="float" office:value="0.0544870490965332">
                <text:p>0.0544870490965332</text:p>
              </table:table-cell>
              <table:table-cell office:value-type="float" office:value="-0.935001135639429">
                <text:p>-0.935001135639429</text:p>
              </table:table-cell>
            </table:table-row>
            <table:table-row>
              <table:table-cell office:value-type="string">
                <text:p>18200</text:p>
              </table:table-cell>
              <table:table-cell office:value-type="float" office:value="-0.99609585464084">
                <text:p>-0.99609585464084</text:p>
              </table:table-cell>
              <table:table-cell office:value-type="float" office:value="-0.204093624130951">
                <text:p>-0.204093624130951</text:p>
              </table:table-cell>
              <table:table-cell office:value-type="float" office:value="-1.20018947877179">
                <text:p>-1.20018947877179</text:p>
              </table:table-cell>
            </table:table-row>
            <table:table-row>
              <table:table-cell office:value-type="string">
                <text:p>18300</text:p>
              </table:table-cell>
              <table:table-cell office:value-type="float" office:value="-0.948633113254606">
                <text:p>-0.948633113254606</text:p>
              </table:table-cell>
              <table:table-cell office:value-type="float" office:value="-0.448949678812001">
                <text:p>-0.448949678812001</text:p>
              </table:table-cell>
              <table:table-cell office:value-type="float" office:value="-1.39758279206661">
                <text:p>-1.39758279206661</text:p>
              </table:table-cell>
            </table:table-row>
            <table:table-row>
              <table:table-cell office:value-type="string">
                <text:p>18400</text:p>
              </table:table-cell>
              <table:table-cell office:value-type="float" office:value="-0.849676355951725">
                <text:p>-0.849676355951725</text:p>
              </table:table-cell>
              <table:table-cell office:value-type="float" office:value="-0.663615352720461">
                <text:p>-0.663615352720461</text:p>
              </table:table-cell>
              <table:table-cell office:value-type="float" office:value="-1.51329170867219">
                <text:p>-1.51329170867219</text:p>
              </table:table-cell>
            </table:table-row>
            <table:table-row>
              <table:table-cell office:value-type="string">
                <text:p>18500</text:p>
              </table:table-cell>
              <table:table-cell office:value-type="float" office:value="-0.704597179644954">
                <text:p>-0.704597179644954</text:p>
              </table:table-cell>
              <table:table-cell office:value-type="float" office:value="-0.8336551042971">
                <text:p>-0.8336551042971</text:p>
              </table:table-cell>
              <table:table-cell office:value-type="float" office:value="-1.53825228394205">
                <text:p>-1.53825228394205</text:p>
              </table:table-cell>
            </table:table-row>
            <table:table-row>
              <table:table-cell office:value-type="string">
                <text:p>18600</text:p>
              </table:table-cell>
              <table:table-cell office:value-type="float" office:value="-0.521270816791808">
                <text:p>-0.521270816791808</text:p>
              </table:table-cell>
              <table:table-cell office:value-type="float" office:value="-0.947634318194115">
                <text:p>-0.947634318194115</text:p>
              </table:table-cell>
              <table:table-cell office:value-type="float" office:value="-1.46890513498592">
                <text:p>-1.46890513498592</text:p>
              </table:table-cell>
            </table:table-row>
            <table:table-row>
              <table:table-cell office:value-type="string">
                <text:p>18700</text:p>
              </table:table-cell>
              <table:table-cell office:value-type="float" office:value="-0.309648662091337">
                <text:p>-0.309648662091337</text:p>
              </table:table-cell>
              <table:table-cell office:value-type="float" office:value="-0.997888270735692">
                <text:p>-0.997888270735692</text:p>
              </table:table-cell>
              <table:table-cell office:value-type="float" office:value="-1.30753693282703">
                <text:p>-1.30753693282703</text:p>
              </table:table-cell>
            </table:table-row>
            <table:table-row>
              <table:table-cell office:value-type="string">
                <text:p>18800</text:p>
              </table:table-cell>
              <table:table-cell office:value-type="float" office:value="-0.0812180549642141">
                <text:p>-0.0812180549642141</text:p>
              </table:table-cell>
              <table:table-cell office:value-type="float" office:value="-0.981037549033542">
                <text:p>-0.981037549033542</text:p>
              </table:table-cell>
              <table:table-cell office:value-type="float" office:value="-1.06225560399776">
                <text:p>-1.06225560399776</text:p>
              </table:table-cell>
            </table:table-row>
            <table:table-row>
              <table:table-cell office:value-type="string">
                <text:p>18900</text:p>
              </table:table-cell>
              <table:table-cell office:value-type="float" office:value="0.151621257835432">
                <text:p>0.151621257835432</text:p>
              </table:table-cell>
              <table:table-cell office:value-type="float" office:value="-0.898215309130786">
                <text:p>-0.898215309130786</text:p>
              </table:table-cell>
              <table:table-cell office:value-type="float" office:value="-0.746594051295353">
                <text:p>-0.746594051295353</text:p>
              </table:table-cell>
            </table:table-row>
            <table:table-row>
              <table:table-cell office:value-type="string">
                <text:p>19000</text:p>
              </table:table-cell>
              <table:table-cell office:value-type="float" office:value="0.376230221618132">
                <text:p>0.376230221618132</text:p>
              </table:table-cell>
              <table:table-cell office:value-type="float" office:value="-0.754991072140279">
                <text:p>-0.754991072140279</text:p>
              </table:table-cell>
              <table:table-cell office:value-type="float" office:value="-0.378760850522147">
                <text:p>-0.378760850522147</text:p>
              </table:table-cell>
            </table:table-row>
            <table:table-row>
              <table:table-cell office:value-type="string">
                <text:p>19100</text:p>
              </table:table-cell>
              <table:table-cell office:value-type="float" office:value="0.580416523086657">
                <text:p>0.580416523086657</text:p>
              </table:table-cell>
              <table:table-cell office:value-type="float" office:value="-0.560996192435137">
                <text:p>-0.560996192435137</text:p>
              </table:table-cell>
              <table:table-cell office:value-type="float" office:value="0.0194203306515208">
                <text:p>0.0194203306515208</text:p>
              </table:table-cell>
            </table:table-row>
            <table:table-row>
              <table:table-cell office:value-type="string">
                <text:p>19200</text:p>
              </table:table-cell>
              <table:table-cell office:value-type="float" office:value="0.753096460374389">
                <text:p>0.753096460374389</text:p>
              </table:table-cell>
              <table:table-cell office:value-type="float" office:value="-0.32927618153122">
                <text:p>-0.32927618153122</text:p>
              </table:table-cell>
              <table:table-cell office:value-type="float" office:value="0.423820278843169">
                <text:p>0.423820278843169</text:p>
              </table:table-cell>
            </table:table-row>
            <table:table-row>
              <table:table-cell office:value-type="string">
                <text:p>19300</text:p>
              </table:table-cell>
              <table:table-cell office:value-type="float" office:value="0.884896566737649">
                <text:p>0.884896566737649</text:p>
              </table:table-cell>
              <table:table-cell office:value-type="float" office:value="-0.0754134407542601">
                <text:p>-0.0754134407542601</text:p>
              </table:table-cell>
              <table:table-cell office:value-type="float" office:value="0.809483125983389">
                <text:p>0.809483125983389</text:p>
              </table:table-cell>
            </table:table-row>
            <table:table-row>
              <table:table-cell office:value-type="string">
                <text:p>19400</text:p>
              </table:table-cell>
              <table:table-cell office:value-type="float" office:value="0.968662416269629">
                <text:p>0.968662416269629</text:p>
              </table:table-cell>
              <table:table-cell office:value-type="float" office:value="0.183520603509192">
                <text:p>0.183520603509192</text:p>
              </table:table-cell>
              <table:table-cell office:value-type="float" office:value="1.15218301977882">
                <text:p>1.15218301977882</text:p>
              </table:table-cell>
            </table:table-row>
            <table:table-row>
              <table:table-cell office:value-type="string">
                <text:p>19500</text:p>
              </table:table-cell>
              <table:table-cell office:value-type="float" office:value="0.999847007961223">
                <text:p>0.999847007961223</text:p>
              </table:table-cell>
              <table:table-cell office:value-type="float" office:value="0.430113496551974">
                <text:p>0.430113496551974</text:p>
              </table:table-cell>
              <table:table-cell office:value-type="float" office:value="1.4299605045132">
                <text:p>1.4299605045132</text:p>
              </table:table-cell>
            </table:table-row>
            <table:table-row>
              <table:table-cell office:value-type="string">
                <text:p>19600</text:p>
              </table:table-cell>
              <table:table-cell office:value-type="float" office:value="0.976757569357508">
                <text:p>0.976757569357508</text:p>
              </table:table-cell>
              <table:table-cell office:value-type="float" office:value="0.647782685108717">
                <text:p>0.647782685108717</text:p>
              </table:table-cell>
              <table:table-cell office:value-type="float" office:value="1.62454025446623">
                <text:p>1.62454025446623</text:p>
              </table:table-cell>
            </table:table-row>
            <table:table-row>
              <table:table-cell office:value-type="string">
                <text:p>19700</text:p>
              </table:table-cell>
              <table:table-cell office:value-type="float" office:value="0.900647445863474">
                <text:p>0.900647445863474</text:p>
              </table:table-cell>
              <table:table-cell office:value-type="float" office:value="0.821890639001917">
                <text:p>0.821890639001917</text:p>
              </table:table-cell>
              <table:table-cell office:value-type="float" office:value="1.72253808486539">
                <text:p>1.72253808486539</text:p>
              </table:table-cell>
            </table:table-row>
            <table:table-row>
              <table:table-cell office:value-type="string">
                <text:p>19800</text:p>
              </table:table-cell>
              <table:table-cell office:value-type="float" office:value="0.775648077538776">
                <text:p>0.775648077538776</text:p>
              </table:table-cell>
              <table:table-cell office:value-type="float" office:value="0.940729176443639">
                <text:p>0.940729176443639</text:p>
              </table:table-cell>
              <table:table-cell office:value-type="float" office:value="1.71637725398241">
                <text:p>1.71637725398241</text:p>
              </table:table-cell>
            </table:table-row>
            <table:table-row>
              <table:table-cell office:value-type="string">
                <text:p>19900</text:p>
              </table:table-cell>
              <table:table-cell office:value-type="float" office:value="0.608544720380147">
                <text:p>0.608544720380147</text:p>
              </table:table-cell>
              <table:table-cell office:value-type="float" office:value="0.996306800384678">
                <text:p>0.996306800384678</text:p>
              </table:table-cell>
              <table:table-cell office:value-type="float" office:value="1.60485152076483">
                <text:p>1.60485152076483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408408128009708">
                <text:p>0.408408128009708</text:p>
              </table:table-cell>
              <table:table-cell office:value-type="float" office:value="0.984886098865541">
                <text:p>0.984886098865541</text:p>
              </table:table-cell>
              <table:table-cell office:value-type="float" office:value="1.39329422687525">
                <text:p>1.39329422687525</text:p>
              </table:table-cell>
            </table:table-row>
            <table:table-row>
              <table:table-cell office:value-type="string">
                <text:p>20100</text:p>
              </table:table-cell>
              <table:table-cell office:value-type="float" office:value="0.186102194705428">
                <text:p>0.186102194705428</text:p>
              </table:table-cell>
              <table:table-cell office:value-type="float" office:value="0.907235076792596">
                <text:p>0.907235076792596</text:p>
              </table:table-cell>
              <table:table-cell office:value-type="float" office:value="1.09333727149802">
                <text:p>1.09333727149802</text:p>
              </table:table-cell>
            </table:table-row>
            <table:table-row>
              <table:table-cell office:value-type="string">
                <text:p>20200</text:p>
              </table:table-cell>
              <table:table-cell office:value-type="float" office:value="-0.0463058002873311">
                <text:p>-0.0463058002873311</text:p>
              </table:table-cell>
              <table:table-cell office:value-type="float" office:value="0.768575508206052">
                <text:p>0.768575508206052</text:p>
              </table:table-cell>
              <table:table-cell office:value-type="float" office:value="0.722269707918721">
                <text:p>0.722269707918721</text:p>
              </table:table-cell>
            </table:table-row>
            <table:table-row>
              <table:table-cell office:value-type="string">
                <text:p>20300</text:p>
              </table:table-cell>
              <table:table-cell office:value-type="float" office:value="-0.276200208313653">
                <text:p>-0.276200208313653</text:p>
              </table:table-cell>
              <table:table-cell office:value-type="float" office:value="0.578231788685471">
                <text:p>0.578231788685471</text:p>
              </table:table-cell>
              <table:table-cell office:value-type="float" office:value="0.302031580371818">
                <text:p>0.302031580371818</text:p>
              </table:table-cell>
            </table:table-row>
            <table:table-row>
              <table:table-cell office:value-type="string">
                <text:p>20400</text:p>
              </table:table-cell>
              <table:table-cell office:value-type="float" office:value="-0.491101830578752">
                <text:p>-0.491101830578752</text:p>
              </table:table-cell>
              <table:table-cell office:value-type="float" office:value="0.349003901347684">
                <text:p>0.349003901347684</text:p>
              </table:table-cell>
              <table:table-cell office:value-type="float" office:value="-0.142097929231067">
                <text:p>-0.142097929231067</text:p>
              </table:table-cell>
            </table:table-row>
            <table:table-row>
              <table:table-cell office:value-type="string">
                <text:p>20500</text:p>
              </table:table-cell>
              <table:table-cell office:value-type="float" office:value="-0.679345286099459">
                <text:p>-0.679345286099459</text:p>
              </table:table-cell>
              <table:table-cell office:value-type="float" office:value="0.0963066678994437">
                <text:p>0.0963066678994437</text:p>
              </table:table-cell>
              <table:table-cell office:value-type="float" office:value="-0.583038618200015">
                <text:p>-0.583038618200015</text:p>
              </table:table-cell>
            </table:table-row>
            <table:table-row>
              <table:table-cell office:value-type="string">
                <text:p>20600</text:p>
              </table:table-cell>
              <table:table-cell office:value-type="float" office:value="-0.830712299668616">
                <text:p>-0.830712299668616</text:p>
              </table:table-cell>
              <table:table-cell office:value-type="float" office:value="-0.16286687616863">
                <text:p>-0.16286687616863</text:p>
              </table:table-cell>
              <table:table-cell office:value-type="float" office:value="-0.993579175837245">
                <text:p>-0.993579175837245</text:p>
              </table:table-cell>
            </table:table-row>
            <table:table-row>
              <table:table-cell office:value-type="string">
                <text:p>20700</text:p>
              </table:table-cell>
              <table:table-cell office:value-type="float" office:value="-0.936986312451328">
                <text:p>-0.936986312451328</text:p>
              </table:table-cell>
              <table:table-cell office:value-type="float" office:value="-0.411088163600654">
                <text:p>-0.411088163600654</text:p>
              </table:table-cell>
              <table:table-cell office:value-type="float" office:value="-1.34807447605198">
                <text:p>-1.34807447605198</text:p>
              </table:table-cell>
            </table:table-row>
            <table:table-row>
              <table:table-cell office:value-type="string">
                <text:p>20800</text:p>
              </table:table-cell>
              <table:table-cell office:value-type="float" office:value="-0.992398516126777">
                <text:p>-0.992398516126777</text:p>
              </table:table-cell>
              <table:table-cell office:value-type="float" office:value="-0.631665137015536">
                <text:p>-0.631665137015536</text:p>
              </table:table-cell>
              <table:table-cell office:value-type="float" office:value="-1.62406365314231">
                <text:p>-1.62406365314231</text:p>
              </table:table-cell>
            </table:table-row>
            <table:table-row>
              <table:table-cell office:value-type="string">
                <text:p>20900</text:p>
              </table:table-cell>
              <table:table-cell office:value-type="float" office:value="-0.993941011036368">
                <text:p>-0.993941011036368</text:p>
              </table:table-cell>
              <table:table-cell office:value-type="float" office:value="-0.809764727359127">
                <text:p>-0.809764727359127</text:p>
              </table:table-cell>
              <table:table-cell office:value-type="float" office:value="-1.8037057383955">
                <text:p>-1.8037057383955</text:p>
              </table:table-cell>
            </table:table-row>
            <table:table-row>
              <table:table-cell office:value-type="string">
                <text:p>21000</text:p>
              </table:table-cell>
              <table:table-cell office:value-type="float" office:value="-0.941530066954591">
                <text:p>-0.941530066954591</text:p>
              </table:table-cell>
              <table:table-cell office:value-type="float" office:value="-0.933410328546108">
                <text:p>-0.933410328546108</text:p>
              </table:table-cell>
              <table:table-cell office:value-type="float" office:value="-1.8749403955007">
                <text:p>-1.8749403955007</text:p>
              </table:table-cell>
            </table:table-row>
            <table:table-row>
              <table:table-cell office:value-type="string">
                <text:p>21100</text:p>
              </table:table-cell>
              <table:table-cell office:value-type="float" office:value="-0.838010668243486">
                <text:p>-0.838010668243486</text:p>
              </table:table-cell>
              <table:table-cell office:value-type="float" office:value="-0.994287185247133">
                <text:p>-0.994287185247133</text:p>
              </table:table-cell>
              <table:table-cell office:value-type="float" office:value="-1.83229785349062">
                <text:p>-1.83229785349062</text:p>
              </table:table-cell>
            </table:table-row>
            <table:table-row>
              <table:table-cell office:value-type="string">
                <text:p>21200</text:p>
              </table:table-cell>
              <table:table-cell office:value-type="float" office:value="-0.689002096164898">
                <text:p>-0.689002096164898</text:p>
              </table:table-cell>
              <table:table-cell office:value-type="float" office:value="-0.988301527517129">
                <text:p>-0.988301527517129</text:p>
              </table:table-cell>
              <table:table-cell office:value-type="float" office:value="-1.67730362368203">
                <text:p>-1.67730362368203</text:p>
              </table:table-cell>
            </table:table-row>
            <table:table-row>
              <table:table-cell office:value-type="string">
                <text:p>21300</text:p>
              </table:table-cell>
              <table:table-cell office:value-type="float" office:value="-0.502592881444955">
                <text:p>-0.502592881444955</text:p>
              </table:table-cell>
              <table:table-cell office:value-type="float" office:value="-0.915855873636895">
                <text:p>-0.915855873636895</text:p>
              </table:table-cell>
              <table:table-cell office:value-type="float" office:value="-1.41844875508185">
                <text:p>-1.41844875508185</text:p>
              </table:table-cell>
            </table:table-row>
            <table:table-row>
              <table:table-cell office:value-type="string">
                <text:p>21400</text:p>
              </table:table-cell>
              <table:table-cell office:value-type="float" office:value="-0.288901744402556">
                <text:p>-0.288901744402556</text:p>
              </table:table-cell>
              <table:table-cell office:value-type="float" office:value="-0.781821953279942">
                <text:p>-0.781821953279942</text:p>
              </table:table-cell>
              <table:table-cell office:value-type="float" office:value="-1.0707236976825">
                <text:p>-1.0707236976825</text:p>
              </table:table-cell>
            </table:table-row>
            <table:table-row>
              <table:table-cell office:value-type="string">
                <text:p>21500</text:p>
              </table:table-cell>
              <table:table-cell office:value-type="float" office:value="-0.0595283525121579">
                <text:p>-0.0595283525121579</text:p>
              </table:table-cell>
              <table:table-cell office:value-type="float" office:value="-0.595213102541482">
                <text:p>-0.595213102541482</text:p>
              </table:table-cell>
              <table:table-cell office:value-type="float" office:value="-0.65474145505364">
                <text:p>-0.65474145505364</text:p>
              </table:table-cell>
            </table:table-row>
            <table:table-row>
              <table:table-cell office:value-type="string">
                <text:p>21600</text:p>
              </table:table-cell>
              <table:table-cell office:value-type="float" office:value="0.1730763773549">
                <text:p>0.1730763773549</text:p>
              </table:table-cell>
              <table:table-cell office:value-type="float" office:value="-0.368578147014079">
                <text:p>-0.368578147014079</text:p>
              </table:table-cell>
              <table:table-cell office:value-type="float" office:value="-0.195501769659179">
                <text:p>-0.195501769659179</text:p>
              </table:table-cell>
            </table:table-row>
            <table:table-row>
              <table:table-cell office:value-type="string">
                <text:p>21700</text:p>
              </table:table-cell>
              <table:table-cell office:value-type="float" office:value="0.396286117315336">
                <text:p>0.396286117315336</text:p>
              </table:table-cell>
              <table:table-cell office:value-type="float" office:value="-0.117157534933909">
                <text:p>-0.117157534933909</text:p>
              </table:table-cell>
              <table:table-cell office:value-type="float" office:value="0.279128582381427">
                <text:p>0.279128582381427</text:p>
              </table:table-cell>
            </table:table-row>
            <table:table-row>
              <table:table-cell office:value-type="string">
                <text:p>21800</text:p>
              </table:table-cell>
              <table:table-cell office:value-type="float" office:value="0.597984527447564">
                <text:p>0.597984527447564</text:p>
              </table:table-cell>
              <table:table-cell office:value-type="float" office:value="0.142141539733377">
                <text:p>0.142141539733377</text:p>
              </table:table-cell>
              <table:table-cell office:value-type="float" office:value="0.740126067180941">
                <text:p>0.740126067180941</text:p>
              </table:table-cell>
            </table:table-row>
            <table:table-row>
              <table:table-cell office:value-type="string">
                <text:p>21900</text:p>
              </table:table-cell>
              <table:table-cell office:value-type="float" office:value="0.767222934259358">
                <text:p>0.767222934259358</text:p>
              </table:table-cell>
              <table:table-cell office:value-type="float" office:value="0.39188205356916">
                <text:p>0.39188205356916</text:p>
              </table:table-cell>
              <table:table-cell office:value-type="float" office:value="1.15910498782852">
                <text:p>1.15910498782852</text:p>
              </table:table-cell>
            </table:table-row>
            <table:table-row>
              <table:table-cell office:value-type="string">
                <text:p>22000</text:p>
              </table:table-cell>
              <table:table-cell office:value-type="float" office:value="0.894814688687645">
                <text:p>0.894814688687645</text:p>
              </table:table-cell>
              <table:table-cell office:value-type="float" office:value="0.61526981376343">
                <text:p>0.61526981376343</text:p>
              </table:table-cell>
              <table:table-cell office:value-type="float" office:value="1.51008450245108">
                <text:p>1.51008450245108</text:p>
              </table:table-cell>
            </table:table-row>
            <table:table-row>
              <table:table-cell office:value-type="string">
                <text:p>22100</text:p>
              </table:table-cell>
              <table:table-cell office:value-type="float" office:value="0.973833814060833">
                <text:p>0.973833814060833</text:p>
              </table:table-cell>
              <table:table-cell office:value-type="float" office:value="0.797282710583904">
                <text:p>0.797282710583904</text:p>
              </table:table-cell>
              <table:table-cell office:value-type="float" office:value="1.77111652464474">
                <text:p>1.77111652464474</text:p>
              </table:table-cell>
            </table:table-row>
            <table:table-row>
              <table:table-cell office:value-type="string">
                <text:p>22200</text:p>
              </table:table-cell>
              <table:table-cell office:value-type="float" office:value="0.999990962719784">
                <text:p>0.999990962719784</text:p>
              </table:table-cell>
              <table:table-cell office:value-type="float" office:value="0.925681001122381">
                <text:p>0.925681001122381</text:p>
              </table:table-cell>
              <table:table-cell office:value-type="float" office:value="1.92567196384217">
                <text:p>1.92567196384217</text:p>
              </table:table-cell>
            </table:table-row>
            <table:table-row>
              <table:table-cell office:value-type="string">
                <text:p>22300</text:p>
              </table:table-cell>
              <table:table-cell office:value-type="float" office:value="0.971866266882987">
                <text:p>0.971866266882987</text:p>
              </table:table-cell>
              <table:table-cell office:value-type="float" office:value="0.991830312536639">
                <text:p>0.991830312536639</text:p>
              </table:table-cell>
              <table:table-cell office:value-type="float" office:value="1.96369657941963">
                <text:p>1.96369657941963</text:p>
              </table:table-cell>
            </table:table-row>
            <table:table-row>
              <table:table-cell office:value-type="string">
                <text:p>22400</text:p>
              </table:table-cell>
              <table:table-cell office:value-type="float" office:value="0.890986400713327">
                <text:p>0.890986400713327</text:p>
              </table:table-cell>
              <table:table-cell office:value-type="float" office:value="0.991282330562092">
                <text:p>0.991282330562092</text:p>
              </table:table-cell>
              <table:table-cell office:value-type="float" office:value="1.88226873127542">
                <text:p>1.88226873127542</text:p>
              </table:table-cell>
            </table:table-row>
            <table:table-row>
              <table:table-cell office:value-type="string">
                <text:p>22500</text:p>
              </table:table-cell>
              <table:table-cell office:value-type="float" office:value="0.761741707378781">
                <text:p>0.761741707378781</text:p>
              </table:table-cell>
              <table:table-cell office:value-type="float" office:value="0.924073905227345">
                <text:p>0.924073905227345</text:p>
              </table:table-cell>
              <table:table-cell office:value-type="float" office:value="1.68581561260613">
                <text:p>1.68581561260613</text:p>
              </table:table-cell>
            </table:table-row>
            <table:table-row>
              <table:table-cell office:value-type="string">
                <text:p>22600</text:p>
              </table:table-cell>
              <table:table-cell office:value-type="float" office:value="0.59114789883759">
                <text:p>0.59114789883759</text:p>
              </table:table-cell>
              <table:table-cell office:value-type="float" office:value="0.794724572574799">
                <text:p>0.794724572574799</text:p>
              </table:table-cell>
              <table:table-cell office:value-type="float" office:value="1.38587247141239">
                <text:p>1.38587247141239</text:p>
              </table:table-cell>
            </table:table-row>
            <table:table-row>
              <table:table-cell office:value-type="string">
                <text:p>22700</text:p>
              </table:table-cell>
              <table:table-cell office:value-type="float" office:value="0.388465201981433">
                <text:p>0.388465201981433</text:p>
              </table:table-cell>
              <table:table-cell office:value-type="float" office:value="0.611932659975724">
                <text:p>0.611932659975724</text:p>
              </table:table-cell>
              <table:table-cell office:value-type="float" office:value="1.00039786195716">
                <text:p>1.00039786195716</text:p>
              </table:table-cell>
            </table:table-row>
            <table:table-row>
              <table:table-cell office:value-type="string">
                <text:p>22800</text:p>
              </table:table-cell>
              <table:table-cell office:value-type="float" office:value="0.164695699523168">
                <text:p>0.164695699523168</text:p>
              </table:table-cell>
              <table:table-cell office:value-type="float" office:value="0.387990296476982">
                <text:p>0.387990296476982</text:p>
              </table:table-cell>
              <table:table-cell office:value-type="float" office:value="0.55268599600015">
                <text:p>0.55268599600015</text:p>
              </table:table-cell>
            </table:table-row>
            <table:table-row>
              <table:table-cell office:value-type="string">
                <text:p>22900</text:p>
              </table:table-cell>
              <table:table-cell office:value-type="float" office:value="-0.0680138632141872">
                <text:p>-0.0680138632141872</text:p>
              </table:table-cell>
              <table:table-cell office:value-type="float" office:value="0.137956872343964">
                <text:p>0.137956872343964</text:p>
              </table:table-cell>
              <table:table-cell office:value-type="float" office:value="0.0699430091297765">
                <text:p>0.0699430091297765</text:p>
              </table:table-cell>
            </table:table-row>
            <table:table-row>
              <table:table-cell office:value-type="string">
                <text:p>23000</text:p>
              </table:table-cell>
              <table:table-cell office:value-type="float" office:value="-0.297031474639796">
                <text:p>-0.297031474639796</text:p>
              </table:table-cell>
              <table:table-cell office:value-type="float" office:value="-0.121353679117105">
                <text:p>-0.121353679117105</text:p>
              </table:table-cell>
              <table:table-cell office:value-type="float" office:value="-0.418385153756901">
                <text:p>-0.418385153756901</text:p>
              </table:table-cell>
            </table:table-row>
            <table:table-row>
              <table:table-cell office:value-type="string">
                <text:p>23100</text:p>
              </table:table-cell>
              <table:table-cell office:value-type="float" office:value="-0.509925524035517">
                <text:p>-0.509925524035517</text:p>
              </table:table-cell>
              <table:table-cell office:value-type="float" office:value="-0.372503612896333">
                <text:p>-0.372503612896333</text:p>
              </table:table-cell>
              <table:table-cell office:value-type="float" office:value="-0.88242913693185">
                <text:p>-0.88242913693185</text:p>
              </table:table-cell>
            </table:table-row>
            <table:table-row>
              <table:table-cell office:value-type="string">
                <text:p>23200</text:p>
              </table:table-cell>
              <table:table-cell office:value-type="float" office:value="-0.695139630635715">
                <text:p>-0.695139630635715</text:p>
              </table:table-cell>
              <table:table-cell office:value-type="float" office:value="-0.598603902212637">
                <text:p>-0.598603902212637</text:p>
              </table:table-cell>
              <table:table-cell office:value-type="float" office:value="-1.29374353284835">
                <text:p>-1.29374353284835</text:p>
              </table:table-cell>
            </table:table-row>
            <table:table-row>
              <table:table-cell office:value-type="string">
                <text:p>23300</text:p>
              </table:table-cell>
              <table:table-cell office:value-type="float" office:value="-0.842619928482841">
                <text:p>-0.842619928482841</text:p>
              </table:table-cell>
              <table:table-cell office:value-type="float" office:value="-0.784450078256148">
                <text:p>-0.784450078256148</text:p>
              </table:table-cell>
              <table:table-cell office:value-type="float" office:value="-1.62707000673899">
                <text:p>-1.62707000673899</text:p>
              </table:table-cell>
            </table:table-row>
            <table:table-row>
              <table:table-cell office:value-type="string">
                <text:p>23400</text:p>
              </table:table-cell>
              <table:table-cell office:value-type="float" office:value="-0.944360849043474">
                <text:p>-0.944360849043474</text:p>
              </table:table-cell>
              <table:table-cell office:value-type="float" office:value="-0.917544582309129">
                <text:p>-0.917544582309129</text:p>
              </table:table-cell>
              <table:table-cell office:value-type="float" office:value="-1.8619054313526">
                <text:p>-1.8619054313526</text:p>
              </table:table-cell>
            </table:table-row>
            <table:table-row>
              <table:table-cell office:value-type="string">
                <text:p>23500</text:p>
              </table:table-cell>
              <table:table-cell office:value-type="float" office:value="-0.99483965833432">
                <text:p>-0.99483965833432</text:p>
              </table:table-cell>
              <table:table-cell office:value-type="float" office:value="-0.988937265560373">
                <text:p>-0.988937265560373</text:p>
              </table:table-cell>
              <table:table-cell office:value-type="float" office:value="-1.98377692389469">
                <text:p>-1.98377692389469</text:p>
              </table:table-cell>
            </table:table-row>
            <table:table-row>
              <table:table-cell office:value-type="string">
                <text:p>23600</text:p>
              </table:table-cell>
              <table:table-cell office:value-type="float" office:value="-0.991316245509488">
                <text:p>-0.991316245509488</text:p>
              </table:table-cell>
              <table:table-cell office:value-type="float" office:value="-0.99382719925286">
                <text:p>-0.99382719925286</text:p>
              </table:table-cell>
              <table:table-cell office:value-type="float" office:value="-1.98514344476235">
                <text:p>-1.98514344476235</text:p>
              </table:table-cell>
            </table:table-row>
            <table:table-row>
              <table:table-cell office:value-type="string">
                <text:p>23700</text:p>
              </table:table-cell>
              <table:table-cell office:value-type="float" office:value="-0.933981872095072">
                <text:p>-0.933981872095072</text:p>
              </table:table-cell>
              <table:table-cell office:value-type="float" office:value="-0.931885552120896">
                <text:p>-0.931885552120896</text:p>
              </table:table-cell>
              <table:table-cell office:value-type="float" office:value="-1.86586742421597">
                <text:p>-1.86586742421597</text:p>
              </table:table-cell>
            </table:table-row>
            <table:table-row>
              <table:table-cell office:value-type="string">
                <text:p>23800</text:p>
              </table:table-cell>
              <table:table-cell office:value-type="float" office:value="-0.825948785959462">
                <text:p>-0.825948785959462</text:p>
              </table:table-cell>
              <table:table-cell office:value-type="float" office:value="-0.807277709877343">
                <text:p>-0.807277709877343</text:p>
              </table:table-cell>
              <table:table-cell office:value-type="float" office:value="-1.63322649583681">
                <text:p>-1.63322649583681</text:p>
              </table:table-cell>
            </table:table-row>
            <table:table-row>
              <table:table-cell office:value-type="string">
                <text:p>23900</text:p>
              </table:table-cell>
              <table:table-cell office:value-type="float" office:value="-0.673081268419408">
                <text:p>-0.673081268419408</text:p>
              </table:table-cell>
              <table:table-cell office:value-type="float" office:value="-0.628383108240905">
                <text:p>-0.628383108240905</text:p>
              </table:table-cell>
              <table:table-cell office:value-type="float" office:value="-1.30146437666031">
                <text:p>-1.30146437666031</text:p>
              </table:table-cell>
            </table:table-row>
            <table:table-row>
              <table:table-cell office:value-type="string">
                <text:p>24000</text:p>
              </table:table-cell>
              <table:table-cell office:value-type="float" office:value="-0.483677327944119">
                <text:p>-0.483677327944119</text:p>
              </table:table-cell>
              <table:table-cell office:value-type="float" office:value="-0.40723182666288">
                <text:p>-0.40723182666288</text:p>
              </table:table-cell>
              <table:table-cell office:value-type="float" office:value="-0.890909154606999">
                <text:p>-0.890909154606999</text:p>
              </table:table-cell>
            </table:table-row>
            <table:table-row>
              <table:table-cell office:value-type="string">
                <text:p>24100</text:p>
              </table:table-cell>
              <table:table-cell office:value-type="float" office:value="-0.268018252692239">
                <text:p>-0.268018252692239</text:p>
              </table:table-cell>
              <table:table-cell office:value-type="float" office:value="-0.158695570074124">
                <text:p>-0.158695570074124</text:p>
              </table:table-cell>
              <table:table-cell office:value-type="float" office:value="-0.426713822766363">
                <text:p>-0.426713822766363</text:p>
              </table:table-cell>
            </table:table-row>
            <table:table-row>
              <table:table-cell office:value-type="string">
                <text:p>24200</text:p>
              </table:table-cell>
              <table:table-cell office:value-type="float" office:value="-0.0378105134001574">
                <text:p>-0.0378105134001574</text:p>
              </table:table-cell>
              <table:table-cell office:value-type="float" office:value="0.10051245088396">
                <text:p>0.10051245088396</text:p>
              </table:table-cell>
              <table:table-cell office:value-type="float" office:value="0.0627019374838021">
                <text:p>0.0627019374838021</text:p>
              </table:table-cell>
            </table:table-row>
            <table:table-row>
              <table:table-cell office:value-type="string">
                <text:p>24300</text:p>
              </table:table-cell>
              <table:table-cell office:value-type="float" office:value="0.194449661671126">
                <text:p>0.194449661671126</text:p>
              </table:table-cell>
              <table:table-cell office:value-type="float" office:value="0.352961328936352">
                <text:p>0.352961328936352</text:p>
              </table:table-cell>
              <table:table-cell office:value-type="float" office:value="0.547410990607478">
                <text:p>0.547410990607478</text:p>
              </table:table-cell>
            </table:table-row>
            <table:table-row>
              <table:table-cell office:value-type="string">
                <text:p>24400</text:p>
              </table:table-cell>
              <table:table-cell office:value-type="float" office:value="0.416154655055191">
                <text:p>0.416154655055191</text:p>
              </table:table-cell>
              <table:table-cell office:value-type="float" office:value="0.581674743070636">
                <text:p>0.581674743070636</text:p>
              </table:table-cell>
              <table:table-cell office:value-type="float" office:value="0.997829398125827">
                <text:p>0.997829398125827</text:p>
              </table:table-cell>
            </table:table-row>
            <table:table-row>
              <table:table-cell office:value-type="string">
                <text:p>24500</text:p>
              </table:table-cell>
              <table:table-cell office:value-type="float" office:value="0.615269802016597">
                <text:p>0.615269802016597</text:p>
              </table:table-cell>
              <table:table-cell office:value-type="float" office:value="0.771272450423984">
                <text:p>0.771272450423984</text:p>
              </table:table-cell>
              <table:table-cell office:value-type="float" office:value="1.38654225244058">
                <text:p>1.38654225244058</text:p>
              </table:table-cell>
            </table:table-row>
            <table:table-row>
              <table:table-cell office:value-type="string">
                <text:p>24600</text:p>
              </table:table-cell>
              <table:table-cell office:value-type="float" office:value="0.78098666743238">
                <text:p>0.78098666743238</text:p>
              </table:table-cell>
              <table:table-cell office:value-type="float" office:value="0.909004655599876">
                <text:p>0.909004655599876</text:p>
              </table:table-cell>
              <table:table-cell office:value-type="float" office:value="1.68999132303226">
                <text:p>1.68999132303226</text:p>
              </table:table-cell>
            </table:table-row>
            <table:table-row>
              <table:table-cell office:value-type="string">
                <text:p>24700</text:p>
              </table:table-cell>
              <table:table-cell office:value-type="float" office:value="0.904309759249838">
                <text:p>0.904309759249838</text:p>
              </table:table-cell>
              <table:table-cell office:value-type="float" office:value="0.98560930996135">
                <text:p>0.98560930996135</text:p>
              </table:table-cell>
              <table:table-cell office:value-type="float" office:value="1.88991906921119">
                <text:p>1.88991906921119</text:p>
              </table:table-cell>
            </table:table-row>
            <table:table-row>
              <table:table-cell office:value-type="string">
                <text:p>24800</text:p>
              </table:table-cell>
              <table:table-cell office:value-type="float" office:value="0.978544796410803">
                <text:p>0.978544796410803</text:p>
              </table:table-cell>
              <table:table-cell office:value-type="float" office:value="0.995935013298118">
                <text:p>0.995935013298118</text:p>
              </table:table-cell>
              <table:table-cell office:value-type="float" office:value="1.97447980970892">
                <text:p>1.97447980970892</text:p>
              </table:table-cell>
            </table:table-row>
            <table:table-row>
              <table:table-cell office:value-type="string">
                <text:p>24900</text:p>
              </table:table-cell>
              <table:table-cell office:value-type="float" office:value="0.999662137061365">
                <text:p>0.999662137061365</text:p>
              </table:table-cell>
              <table:table-cell office:value-type="float" office:value="0.939287395209345">
                <text:p>0.939287395209345</text:p>
              </table:table-cell>
              <table:table-cell office:value-type="float" office:value="1.93894953227071">
                <text:p>1.93894953227071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966515482640747">
                <text:p>0.966515482640747</text:p>
              </table:table-cell>
              <table:table-cell office:value-type="float" office:value="0.819475813679438">
                <text:p>0.819475813679438</text:p>
              </table:table-cell>
              <table:table-cell office:value-type="float" office:value="1.78599129632019">
                <text:p>1.78599129632019</text:p>
              </table:table-cell>
            </table:table-row>
            <table:table-row>
              <table:table-cell office:value-type="string">
                <text:p>25100</text:p>
              </table:table-cell>
              <table:table-cell office:value-type="float" office:value="0.88090411095034">
                <text:p>0.88090411095034</text:p>
              </table:table-cell>
              <table:table-cell office:value-type="float" office:value="0.644557201542899">
                <text:p>0.644557201542899</text:p>
              </table:table-cell>
              <table:table-cell office:value-type="float" office:value="1.52546131249324">
                <text:p>1.52546131249324</text:p>
              </table:table-cell>
            </table:table-row>
            <table:table-row>
              <table:table-cell office:value-type="string">
                <text:p>25200</text:p>
              </table:table-cell>
              <table:table-cell office:value-type="float" office:value="0.747475207153225">
                <text:p>0.747475207153225</text:p>
              </table:table-cell>
              <table:table-cell office:value-type="float" office:value="0.426294268812371">
                <text:p>0.426294268812371</text:p>
              </table:table-cell>
              <table:table-cell office:value-type="float" office:value="1.1737694759656">
                <text:p>1.1737694759656</text:p>
              </table:table-cell>
            </table:table-row>
            <table:table-row>
              <table:table-cell office:value-type="string">
                <text:p>25300</text:p>
              </table:table-cell>
              <table:table-cell office:value-type="float" office:value="0.573471603712061">
                <text:p>0.573471603712061</text:p>
              </table:table-cell>
              <table:table-cell office:value-type="float" office:value="0.179364448953718">
                <text:p>0.179364448953718</text:p>
              </table:table-cell>
              <table:table-cell office:value-type="float" office:value="0.752836052665779">
                <text:p>0.752836052665779</text:p>
              </table:table-cell>
            </table:table-row>
            <table:table-row>
              <table:table-cell office:value-type="string">
                <text:p>25400</text:p>
              </table:table-cell>
              <table:table-cell office:value-type="float" office:value="0.368338608677077">
                <text:p>0.368338608677077</text:p>
              </table:table-cell>
              <table:table-cell office:value-type="float" office:value="-0.0796270203653233">
                <text:p>-0.0796270203653233</text:p>
              </table:table-cell>
              <table:table-cell office:value-type="float" office:value="0.288711588311753">
                <text:p>0.288711588311753</text:p>
              </table:table-cell>
            </table:table-row>
            <table:table-row>
              <table:table-cell office:value-type="string">
                <text:p>25500</text:p>
              </table:table-cell>
              <table:table-cell office:value-type="float" office:value="0.143211346077604">
                <text:p>0.143211346077604</text:p>
              </table:table-cell>
              <table:table-cell office:value-type="float" office:value="-0.333263851314288">
                <text:p>-0.333263851314288</text:p>
              </table:table-cell>
              <table:table-cell office:value-type="float" office:value="-0.190052505236683">
                <text:p>-0.190052505236683</text:p>
              </table:table-cell>
            </table:table-row>
            <table:table-row>
              <table:table-cell office:value-type="string">
                <text:p>25600</text:p>
              </table:table-cell>
              <table:table-cell office:value-type="float" office:value="-0.0896897627941059">
                <text:p>-0.0896897627941059</text:p>
              </table:table-cell>
              <table:table-cell office:value-type="float" office:value="-0.564489781261103">
                <text:p>-0.564489781261103</text:p>
              </table:table-cell>
              <table:table-cell office:value-type="float" office:value="-0.654179544055209">
                <text:p>-0.654179544055209</text:p>
              </table:table-cell>
            </table:table-row>
            <table:table-row>
              <table:table-cell office:value-type="string">
                <text:p>25700</text:p>
              </table:table-cell>
              <table:table-cell office:value-type="float" office:value="-0.317722301910337">
                <text:p>-0.317722301910337</text:p>
              </table:table-cell>
              <table:table-cell office:value-type="float" office:value="-0.757755659647224">
                <text:p>-0.757755659647224</text:p>
              </table:table-cell>
              <table:table-cell office:value-type="float" office:value="-1.07547796155756">
                <text:p>-1.07547796155756</text:p>
              </table:table-cell>
            </table:table-row>
            <table:table-row>
              <table:table-cell office:value-type="string">
                <text:p>25800</text:p>
              </table:table-cell>
              <table:table-cell office:value-type="float" office:value="-0.528508132578103">
                <text:p>-0.528508132578103</text:p>
              </table:table-cell>
              <table:table-cell office:value-type="float" office:value="-0.900064976591816">
                <text:p>-0.900064976591816</text:p>
              </table:table-cell>
              <table:table-cell office:value-type="float" office:value="-1.42857310916992">
                <text:p>-1.42857310916992</text:p>
              </table:table-cell>
            </table:table-row>
            <table:table-row>
              <table:table-cell office:value-type="string">
                <text:p>25900</text:p>
              </table:table-cell>
              <table:table-cell office:value-type="float" office:value="-0.710605307711108">
                <text:p>-0.710605307711108</text:p>
              </table:table-cell>
              <table:table-cell office:value-type="float" office:value="-0.981847918728514">
                <text:p>-0.981847918728514</text:p>
              </table:table-cell>
              <table:table-cell office:value-type="float" office:value="-1.69245322643962">
                <text:p>-1.69245322643962</text:p>
              </table:table-cell>
            </table:table-row>
            <table:table-row>
              <table:table-cell office:value-type="string">
                <text:p>26000</text:p>
              </table:table-cell>
              <table:table-cell office:value-type="float" office:value="-0.854129167435225">
                <text:p>-0.854129167435225</text:p>
              </table:table-cell>
              <table:table-cell office:value-type="float" office:value="-0.997604845746059">
                <text:p>-0.997604845746059</text:p>
              </table:table-cell>
              <table:table-cell office:value-type="float" office:value="-1.85173401318128">
                <text:p>-1.85173401318128</text:p>
              </table:table-cell>
            </table:table-row>
            <table:table-row>
              <table:table-cell office:value-type="string">
                <text:p>26100</text:p>
              </table:table-cell>
              <table:table-cell office:value-type="float" office:value="-0.951288906101786">
                <text:p>-0.951288906101786</text:p>
              </table:table-cell>
              <table:table-cell office:value-type="float" office:value="-0.946276158357329">
                <text:p>-0.946276158357329</text:p>
              </table:table-cell>
              <table:table-cell office:value-type="float" office:value="-1.89756506445912">
                <text:p>-1.89756506445912</text:p>
              </table:table-cell>
            </table:table-row>
            <table:table-row>
              <table:table-cell office:value-type="string">
                <text:p>26200</text:p>
              </table:table-cell>
              <table:table-cell office:value-type="float" office:value="-0.996810453878558">
                <text:p>-0.996810453878558</text:p>
              </table:table-cell>
              <table:table-cell office:value-type="float" office:value="-0.831313537726826">
                <text:p>-0.831313537726826</text:p>
              </table:table-cell>
              <table:table-cell office:value-type="float" office:value="-1.82812399160538">
                <text:p>-1.82812399160538</text:p>
              </table:table-cell>
            </table:table-row>
            <table:table-row>
              <table:table-cell office:value-type="string">
                <text:p>26300</text:p>
              </table:table-cell>
              <table:table-cell office:value-type="float" office:value="-0.988222802606164">
                <text:p>-0.988222802606164</text:p>
              </table:table-cell>
              <table:table-cell office:value-type="float" office:value="-0.660447849997215">
                <text:p>-0.660447849997215</text:p>
              </table:table-cell>
              <table:table-cell office:value-type="float" office:value="-1.64867065260338">
                <text:p>-1.64867065260338</text:p>
              </table:table-cell>
            </table:table-row>
            <table:table-row>
              <table:table-cell office:value-type="string">
                <text:p>26400</text:p>
              </table:table-cell>
              <table:table-cell office:value-type="float" office:value="-0.925992110048355">
                <text:p>-0.925992110048355</text:p>
              </table:table-cell>
              <table:table-cell office:value-type="float" office:value="-0.44516922650631">
                <text:p>-0.44516922650631</text:p>
              </table:table-cell>
              <table:table-cell office:value-type="float" office:value="-1.37116133655466">
                <text:p>-1.37116133655466</text:p>
              </table:table-cell>
            </table:table-row>
            <table:table-row>
              <table:table-cell office:value-type="string">
                <text:p>26500</text:p>
              </table:table-cell>
              <table:table-cell office:value-type="float" office:value="-0.813496403509595">
                <text:p>-0.813496403509595</text:p>
              </table:table-cell>
              <table:table-cell office:value-type="float" office:value="-0.19995446357582">
                <text:p>-0.19995446357582</text:p>
              </table:table-cell>
              <table:table-cell office:value-type="float" office:value="-1.01345086708542">
                <text:p>-1.01345086708542</text:p>
              </table:table-cell>
            </table:table-row>
            <table:table-row>
              <table:table-cell office:value-type="string">
                <text:p>26600</text:p>
              </table:table-cell>
              <table:table-cell office:value-type="float" office:value="-0.65684221262508">
                <text:p>-0.65684221262508</text:p>
              </table:table-cell>
              <table:table-cell office:value-type="float" office:value="0.0587065872068446">
                <text:p>0.0587065872068446</text:p>
              </table:table-cell>
              <table:table-cell office:value-type="float" office:value="-0.598135625418236">
                <text:p>-0.598135625418236</text:p>
              </table:table-cell>
            </table:table-row>
            <table:table-row>
              <table:table-cell office:value-type="string">
                <text:p>26700</text:p>
              </table:table-cell>
              <table:table-cell office:value-type="float" office:value="-0.464533092673023">
                <text:p>-0.464533092673023</text:p>
              </table:table-cell>
              <table:table-cell office:value-type="float" office:value="0.313419800555026">
                <text:p>0.313419800555026</text:p>
              </table:table-cell>
              <table:table-cell office:value-type="float" office:value="-0.151113292117998">
                <text:p>-0.151113292117998</text:p>
              </table:table-cell>
            </table:table-row>
            <table:table-row>
              <table:table-cell office:value-type="string">
                <text:p>26800</text:p>
              </table:table-cell>
              <table:table-cell office:value-type="float" office:value="-0.247008017298411">
                <text:p>-0.247008017298411</text:p>
              </table:table-cell>
              <table:table-cell office:value-type="float" office:value="0.547056586675562">
                <text:p>0.547056586675562</text:p>
              </table:table-cell>
              <table:table-cell office:value-type="float" office:value="0.300048569377151">
                <text:p>0.300048569377151</text:p>
              </table:table-cell>
            </table:table-row>
            <table:table-row>
              <table:table-cell office:value-type="string">
                <text:p>26900</text:p>
              </table:table-cell>
              <table:table-cell office:value-type="float" office:value="-0.0160747831620048">
                <text:p>-0.0160747831620048</text:p>
              </table:table-cell>
              <table:table-cell office:value-type="float" office:value="0.743905621745031">
                <text:p>0.743905621745031</text:p>
              </table:table-cell>
              <table:table-cell office:value-type="float" office:value="0.727830838583027">
                <text:p>0.727830838583027</text:p>
              </table:table-cell>
            </table:table-row>
            <table:table-row>
              <table:table-cell office:value-type="string">
                <text:p>27000</text:p>
              </table:table-cell>
              <table:table-cell office:value-type="float" office:value="0.215731027740025">
                <text:p>0.215731027740025</text:p>
              </table:table-cell>
              <table:table-cell office:value-type="float" office:value="0.890729483453993">
                <text:p>0.890729483453993</text:p>
              </table:table-cell>
              <table:table-cell office:value-type="float" office:value="1.10646051119402">
                <text:p>1.10646051119402</text:p>
              </table:table-cell>
            </table:table-row>
            <table:table-row>
              <table:table-cell office:value-type="string">
                <text:p>27100</text:p>
              </table:table-cell>
              <table:table-cell office:value-type="float" office:value="0.435826454711341">
                <text:p>0.435826454711341</text:p>
              </table:table-cell>
              <table:table-cell office:value-type="float" office:value="0.977654738450542">
                <text:p>0.977654738450542</text:p>
              </table:table-cell>
              <table:table-cell office:value-type="float" office:value="1.41348119316188">
                <text:p>1.41348119316188</text:p>
              </table:table-cell>
            </table:table-row>
            <table:table-row>
              <table:table-cell office:value-type="string">
                <text:p>27200</text:p>
              </table:table-cell>
              <table:table-cell office:value-type="float" office:value="0.632264204039822">
                <text:p>0.632264204039822</text:p>
              </table:table-cell>
              <table:table-cell office:value-type="float" office:value="0.99883596153694">
                <text:p>0.99883596153694</text:p>
              </table:table-cell>
              <table:table-cell office:value-type="float" office:value="1.63110016557676">
                <text:p>1.63110016557676</text:p>
              </table:table-cell>
            </table:table-row>
            <table:table-row>
              <table:table-cell office:value-type="string">
                <text:p>27300</text:p>
              </table:table-cell>
              <table:table-cell office:value-type="float" office:value="0.794381175997903">
                <text:p>0.794381175997903</text:p>
              </table:table-cell>
              <table:table-cell office:value-type="float" office:value="0.952848783458619">
                <text:p>0.952848783458619</text:p>
              </table:table-cell>
              <table:table-cell office:value-type="float" office:value="1.74722995945652">
                <text:p>1.74722995945652</text:p>
              </table:table-cell>
            </table:table-row>
            <table:table-row>
              <table:table-cell office:value-type="string">
                <text:p>27400</text:p>
              </table:table-cell>
              <table:table-cell office:value-type="float" office:value="0.913377282794775">
                <text:p>0.913377282794775</text:p>
              </table:table-cell>
              <table:table-cell office:value-type="float" office:value="0.842785684180377">
                <text:p>0.842785684180377</text:p>
              </table:table-cell>
              <table:table-cell office:value-type="float" office:value="1.75616296697515">
                <text:p>1.75616296697515</text:p>
              </table:table-cell>
            </table:table-row>
            <table:table-row>
              <table:table-cell office:value-type="string">
                <text:p>27500</text:p>
              </table:table-cell>
              <table:table-cell office:value-type="float" office:value="0.982793140642792">
                <text:p>0.982793140642792</text:p>
              </table:table-cell>
              <table:table-cell office:value-type="float" office:value="0.67604804281354">
                <text:p>0.67604804281354</text:p>
              </table:table-cell>
              <table:table-cell office:value-type="float" office:value="1.65884118345633">
                <text:p>1.65884118345633</text:p>
              </table:table-cell>
            </table:table-row>
            <table:table-row>
              <table:table-cell office:value-type="string">
                <text:p>27600</text:p>
              </table:table-cell>
              <table:table-cell office:value-type="float" office:value="0.998860685868881">
                <text:p>0.998860685868881</text:p>
              </table:table-cell>
              <table:table-cell office:value-type="float" office:value="0.463848425941194">
                <text:p>0.463848425941194</text:p>
              </table:table-cell>
              <table:table-cell office:value-type="float" office:value="1.46270911181008">
                <text:p>1.46270911181008</text:p>
              </table:table-cell>
            </table:table-row>
            <table:table-row>
              <table:table-cell office:value-type="string">
                <text:p>27700</text:p>
              </table:table-cell>
              <table:table-cell office:value-type="float" office:value="0.960707740665955">
                <text:p>0.960707740665955</text:p>
              </table:table-cell>
              <table:table-cell office:value-type="float" office:value="0.2204565298382">
                <text:p>0.2204565298382</text:p>
              </table:table-cell>
              <table:table-cell office:value-type="float" office:value="1.18116427050415">
                <text:p>1.18116427050415</text:p>
              </table:table-cell>
            </table:table-row>
            <table:table-row>
              <table:table-cell office:value-type="string">
                <text:p>27800</text:p>
              </table:table-cell>
              <table:table-cell office:value-type="float" office:value="0.870405335989059">
                <text:p>0.870405335989059</text:p>
              </table:table-cell>
              <table:table-cell office:value-type="float" office:value="-0.0377603218424893">
                <text:p>-0.0377603218424893</text:p>
              </table:table-cell>
              <table:table-cell office:value-type="float" office:value="0.83264501414657">
                <text:p>0.83264501414657</text:p>
              </table:table-cell>
            </table:table-row>
            <table:table-row>
              <table:table-cell office:value-type="string">
                <text:p>27900</text:p>
              </table:table-cell>
              <table:table-cell office:value-type="float" office:value="0.732855297225628">
                <text:p>0.732855297225628</text:p>
              </table:table-cell>
              <table:table-cell office:value-type="float" office:value="-0.293437931649231">
                <text:p>-0.293437931649231</text:p>
              </table:table-cell>
              <table:table-cell office:value-type="float" office:value="0.439417365576397">
                <text:p>0.439417365576397</text:p>
              </table:table-cell>
            </table:table-row>
            <table:table-row>
              <table:table-cell office:value-type="string">
                <text:p>28000</text:p>
              </table:table-cell>
              <table:table-cell office:value-type="float" office:value="0.555524161667391">
                <text:p>0.555524161667391</text:p>
              </table:table-cell>
              <table:table-cell office:value-type="float" office:value="-0.529382801123269">
                <text:p>-0.529382801123269</text:p>
              </table:table-cell>
              <table:table-cell office:value-type="float" office:value="0.0261413605441216">
                <text:p>0.0261413605441216</text:p>
              </table:table-cell>
            </table:table-row>
            <table:table-row>
              <table:table-cell office:value-type="string">
                <text:p>28100</text:p>
              </table:table-cell>
              <table:table-cell office:value-type="float" office:value="0.348037891400913">
                <text:p>0.348037891400913</text:p>
              </table:table-cell>
              <table:table-cell office:value-type="float" office:value="-0.729728437022901">
                <text:p>-0.729728437022901</text:p>
              </table:table-cell>
              <table:table-cell office:value-type="float" office:value="-0.381690545621988">
                <text:p>-0.381690545621988</text:p>
              </table:table-cell>
            </table:table-row>
            <table:table-row>
              <table:table-cell office:value-type="string">
                <text:p>28200</text:p>
              </table:table-cell>
              <table:table-cell office:value-type="float" office:value="0.121659284518893">
                <text:p>0.121659284518893</text:p>
              </table:table-cell>
              <table:table-cell office:value-type="float" office:value="-0.881002261332991">
                <text:p>-0.881002261332991</text:p>
              </table:table-cell>
              <table:table-cell office:value-type="float" office:value="-0.759342976814097">
                <text:p>-0.759342976814097</text:p>
              </table:table-cell>
            </table:table-row>
            <table:table-row>
              <table:table-cell office:value-type="string">
                <text:p>28300</text:p>
              </table:table-cell>
              <table:table-cell office:value-type="float" office:value="-0.111323258439045">
                <text:p>-0.111323258439045</text:p>
              </table:table-cell>
              <table:table-cell office:value-type="float" office:value="-0.973031615678075">
                <text:p>-0.973031615678075</text:p>
              </table:table-cell>
              <table:table-cell office:value-type="float" office:value="-1.08435487411712">
                <text:p>-1.08435487411712</text:p>
              </table:table-cell>
            </table:table-row>
            <table:table-row>
              <table:table-cell office:value-type="string">
                <text:p>28400</text:p>
              </table:table-cell>
              <table:table-cell office:value-type="float" office:value="-0.338262914982376">
                <text:p>-0.338262914982376</text:p>
              </table:table-cell>
              <table:table-cell office:value-type="float" office:value="-0.999627821013385">
                <text:p>-0.999627821013385</text:p>
              </table:table-cell>
              <table:table-cell office:value-type="float" office:value="-1.33789073599576">
                <text:p>-1.33789073599576</text:p>
              </table:table-cell>
            </table:table-row>
            <table:table-row>
              <table:table-cell office:value-type="string">
                <text:p>28500</text:p>
              </table:table-cell>
              <table:table-cell office:value-type="float" office:value="-0.54684087063612">
                <text:p>-0.54684087063612</text:p>
              </table:table-cell>
              <table:table-cell office:value-type="float" office:value="-0.959002374961723">
                <text:p>-0.959002374961723</text:p>
              </table:table-cell>
              <table:table-cell office:value-type="float" office:value="-1.50584324559784">
                <text:p>-1.50584324559784</text:p>
              </table:table-cell>
            </table:table-row>
            <table:table-row>
              <table:table-cell office:value-type="string">
                <text:p>28600</text:p>
              </table:table-cell>
              <table:table-cell office:value-type="float" office:value="-0.725735026925262">
                <text:p>-0.725735026925262</text:p>
              </table:table-cell>
              <table:table-cell office:value-type="float" office:value="-0.853887199402747">
                <text:p>-0.853887199402747</text:p>
              </table:table-cell>
              <table:table-cell office:value-type="float" office:value="-1.57962222632801">
                <text:p>-1.57962222632801</text:p>
              </table:table-cell>
            </table:table-row>
            <table:table-row>
              <table:table-cell office:value-type="string">
                <text:p>28700</text:p>
              </table:table-cell>
              <table:table-cell office:value-type="float" office:value="-0.865234591317764">
                <text:p>-0.865234591317764</text:p>
              </table:table-cell>
              <table:table-cell office:value-type="float" office:value="-0.691350952441994">
                <text:p>-0.691350952441994</text:p>
              </table:table-cell>
              <table:table-cell office:value-type="float" office:value="-1.55658554375976">
                <text:p>-1.55658554375976</text:p>
              </table:table-cell>
            </table:table-row>
            <table:table-row>
              <table:table-cell office:value-type="string">
                <text:p>28800</text:p>
              </table:table-cell>
              <table:table-cell office:value-type="float" office:value="-0.957767201718489">
                <text:p>-0.957767201718489</text:p>
              </table:table-cell>
              <table:table-cell office:value-type="float" office:value="-0.482323639100071">
                <text:p>-0.482323639100071</text:p>
              </table:table-cell>
              <table:table-cell office:value-type="float" office:value="-1.44009084081856">
                <text:p>-1.44009084081856</text:p>
              </table:table-cell>
            </table:table-row>
            <table:table-row>
              <table:table-cell office:value-type="string">
                <text:p>28900</text:p>
              </table:table-cell>
              <table:table-cell office:value-type="float" office:value="-0.998309972831611">
                <text:p>-0.998309972831611</text:p>
              </table:table-cell>
              <table:table-cell office:value-type="float" office:value="-0.240861675159725">
                <text:p>-0.240861675159725</text:p>
              </table:table-cell>
              <table:table-cell office:value-type="float" office:value="-1.23917164799134">
                <text:p>-1.23917164799134</text:p>
              </table:table-cell>
            </table:table-row>
            <table:table-row>
              <table:table-cell office:value-type="string">
                <text:p>29000</text:p>
              </table:table-cell>
              <table:table-cell office:value-type="float" office:value="-0.984662143220578">
                <text:p>-0.984662143220578</text:p>
              </table:table-cell>
              <table:table-cell office:value-type="float" office:value="0.0167974506495861">
                <text:p>0.0167974506495861</text:p>
              </table:table-cell>
              <table:table-cell office:value-type="float" office:value="-0.967864692570992">
                <text:p>-0.967864692570992</text:p>
              </table:table-cell>
            </table:table-row>
            <table:table-row>
              <table:table-cell office:value-type="string">
                <text:p>29100</text:p>
              </table:table-cell>
              <table:table-cell office:value-type="float" office:value="-0.917564553229934">
                <text:p>-0.917564553229934</text:p>
              </table:table-cell>
              <table:table-cell office:value-type="float" office:value="0.273326989279186">
                <text:p>0.273326989279186</text:p>
              </table:table-cell>
              <table:table-cell office:value-type="float" office:value="-0.644237563950748">
                <text:p>-0.644237563950748</text:p>
              </table:table-cell>
            </table:table-row>
            <table:table-row>
              <table:table-cell office:value-type="string">
                <text:p>29200</text:p>
              </table:table-cell>
              <table:table-cell office:value-type="float" office:value="-0.800659416721297">
                <text:p>-0.800659416721297</text:p>
              </table:table-cell>
              <table:table-cell office:value-type="float" office:value="0.511476209291719">
                <text:p>0.511476209291719</text:p>
              </table:table-cell>
              <table:table-cell office:value-type="float" office:value="-0.289183207429578">
                <text:p>-0.289183207429578</text:p>
              </table:table-cell>
            </table:table-row>
            <table:table-row>
              <table:table-cell office:value-type="string">
                <text:p>29300</text:p>
              </table:table-cell>
              <table:table-cell office:value-type="float" office:value="-0.640292617484915">
                <text:p>-0.640292617484915</text:p>
              </table:table-cell>
              <table:table-cell office:value-type="float" office:value="0.715230340170774">
                <text:p>0.715230340170774</text:p>
              </table:table-cell>
              <table:table-cell office:value-type="float" office:value="0.0749377226858595">
                <text:p>0.0749377226858595</text:p>
              </table:table-cell>
            </table:table-row>
            <table:table-row>
              <table:table-cell office:value-type="string">
                <text:p>29400</text:p>
              </table:table-cell>
              <table:table-cell office:value-type="float" office:value="-0.445169239849502">
                <text:p>-0.445169239849502</text:p>
              </table:table-cell>
              <table:table-cell office:value-type="float" office:value="0.87088761560194">
                <text:p>0.87088761560194</text:p>
              </table:table-cell>
              <table:table-cell office:value-type="float" office:value="0.425718375752438">
                <text:p>0.425718375752438</text:p>
              </table:table-cell>
            </table:table-row>
            <table:table-row>
              <table:table-cell office:value-type="string">
                <text:p>29500</text:p>
              </table:table-cell>
              <table:table-cell office:value-type="float" office:value="-0.225881036377986">
                <text:p>-0.225881036377986</text:p>
              </table:table-cell>
              <table:table-cell office:value-type="float" office:value="0.967980583518364">
                <text:p>0.967980583518364</text:p>
              </table:table-cell>
              <table:table-cell office:value-type="float" office:value="0.742099547140378">
                <text:p>0.742099547140378</text:p>
              </table:table-cell>
            </table:table-row>
            <table:table-row>
              <table:table-cell office:value-type="string">
                <text:p>29600</text:p>
              </table:table-cell>
              <table:table-cell office:value-type="float" office:value="0.00566853209491591">
                <text:p>0.00566853209491591</text:p>
              </table:table-cell>
              <table:table-cell office:value-type="float" office:value="0.999980074909219">
                <text:p>0.999980074909219</text:p>
              </table:table-cell>
              <table:table-cell office:value-type="float" office:value="1.00564860700413">
                <text:p>1.00564860700413</text:p>
              </table:table-cell>
            </table:table-row>
            <table:table-row>
              <table:table-cell office:value-type="string">
                <text:p>29700</text:p>
              </table:table-cell>
              <table:table-cell office:value-type="float" office:value="0.236910384893302">
                <text:p>0.236910384893302</text:p>
              </table:table-cell>
              <table:table-cell office:value-type="float" office:value="0.964734222783929">
                <text:p>0.964734222783929</text:p>
              </table:table-cell>
              <table:table-cell office:value-type="float" office:value="1.20164460767723">
                <text:p>1.20164460767723</text:p>
              </table:table-cell>
            </table:table-row>
            <table:table-row>
              <table:table-cell office:value-type="string">
                <text:p>29800</text:p>
              </table:table-cell>
              <table:table-cell office:value-type="float" office:value="0.455292188799617">
                <text:p>0.455292188799617</text:p>
              </table:table-cell>
              <table:table-cell office:value-type="float" office:value="0.864613201288877">
                <text:p>0.864613201288877</text:p>
              </table:table-cell>
              <table:table-cell office:value-type="float" office:value="1.31990539008849">
                <text:p>1.31990539008849</text:p>
              </table:table-cell>
            </table:table-row>
            <table:table-row>
              <table:table-cell office:value-type="string">
                <text:p>29900</text:p>
              </table:table-cell>
              <table:table-cell office:value-type="float" office:value="0.648959669563119">
                <text:p>0.648959669563119</text:p>
              </table:table-cell>
              <table:table-cell office:value-type="float" office:value="0.706349805650184">
                <text:p>0.706349805650184</text:p>
              </table:table-cell>
              <table:table-cell office:value-type="float" office:value="1.3553094752133">
                <text:p>1.3553094752133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07400104102696">
                <text:p>0.807400104102696</text:p>
              </table:table-cell>
              <table:table-cell office:value-type="float" office:value="0.500586741152244">
                <text:p>0.500586741152244</text:p>
              </table:table-cell>
              <table:table-cell office:value-type="float" office:value="1.30798684525494">
                <text:p>1.30798684525494</text:p>
              </table:table-cell>
            </table:table-row>
            <table:table-row>
              <table:table-cell office:value-type="string">
                <text:p>30100</text:p>
              </table:table-cell>
              <table:table-cell office:value-type="float" office:value="0.922012975663552">
                <text:p>0.922012975663552</text:p>
              </table:table-cell>
              <table:table-cell office:value-type="float" office:value="0.261160868003606">
                <text:p>0.261160868003606</text:p>
              </table:table-cell>
              <table:table-cell office:value-type="float" office:value="1.18317384366716">
                <text:p>1.18317384366716</text:p>
              </table:table-cell>
            </table:table-row>
            <table:table-row>
              <table:table-cell office:value-type="string">
                <text:p>30200</text:p>
              </table:table-cell>
              <table:table-cell office:value-type="float" office:value="0.986576829949384">
                <text:p>0.986576829949384</text:p>
              </table:table-cell>
              <table:table-cell office:value-type="float" office:value="0.00417280754564983">
                <text:p>0.00417280754564983</text:p>
              </table:table-cell>
              <table:table-cell office:value-type="float" office:value="0.990749637495034">
                <text:p>0.990749637495034</text:p>
              </table:table-cell>
            </table:table-row>
            <table:table-row>
              <table:table-cell office:value-type="string">
                <text:p>30300</text:p>
              </table:table-cell>
              <table:table-cell office:value-type="float" office:value="0.997586989154504">
                <text:p>0.997586989154504</text:p>
              </table:table-cell>
              <table:table-cell office:value-type="float" office:value="-0.25309587476429">
                <text:p>-0.25309587476429</text:p>
              </table:table-cell>
              <table:table-cell office:value-type="float" office:value="0.744491114390213">
                <text:p>0.744491114390213</text:p>
              </table:table-cell>
            </table:table-row>
            <table:table-row>
              <table:table-cell office:value-type="string">
                <text:p>30400</text:p>
              </table:table-cell>
              <table:table-cell office:value-type="float" office:value="0.954445794729097">
                <text:p>0.954445794729097</text:p>
              </table:table-cell>
              <table:table-cell office:value-type="float" office:value="-0.493344685949433">
                <text:p>-0.493344685949433</text:p>
              </table:table-cell>
              <table:table-cell office:value-type="float" office:value="0.461101108779664">
                <text:p>0.461101108779664</text:p>
              </table:table-cell>
            </table:table-row>
            <table:table-row>
              <table:table-cell office:value-type="string">
                <text:p>30500</text:p>
              </table:table-cell>
              <table:table-cell office:value-type="float" office:value="0.859495053877195">
                <text:p>0.859495053877195</text:p>
              </table:table-cell>
              <table:table-cell office:value-type="float" office:value="-0.700417717641334">
                <text:p>-0.700417717641334</text:p>
              </table:table-cell>
              <table:table-cell office:value-type="float" office:value="0.159077336235862">
                <text:p>0.159077336235862</text:p>
              </table:table-cell>
            </table:table-row>
            <table:table-row>
              <table:table-cell office:value-type="string">
                <text:p>30600</text:p>
              </table:table-cell>
              <table:table-cell office:value-type="float" office:value="0.717888914527958">
                <text:p>0.717888914527958</text:p>
              </table:table-cell>
              <table:table-cell office:value-type="float" office:value="-0.860389973224389">
                <text:p>-0.860389973224389</text:p>
              </table:table-cell>
              <table:table-cell office:value-type="float" office:value="-0.14250105869643">
                <text:p>-0.14250105869643</text:p>
              </table:table-cell>
            </table:table-row>
            <table:table-row>
              <table:table-cell office:value-type="string">
                <text:p>30700</text:p>
              </table:table-cell>
              <table:table-cell office:value-type="float" office:value="0.537314088584153">
                <text:p>0.537314088584153</text:p>
              </table:table-cell>
              <table:table-cell office:value-type="float" office:value="-0.962503867302259">
                <text:p>-0.962503867302259</text:p>
              </table:table-cell>
              <table:table-cell office:value-type="float" office:value="-0.425189778718106">
                <text:p>-0.425189778718106</text:p>
              </table:table-cell>
            </table:table-row>
            <table:table-row>
              <table:table-cell office:value-type="string">
                <text:p>30800</text:p>
              </table:table-cell>
              <table:table-cell office:value-type="float" office:value="0.327572599251138">
                <text:p>0.327572599251138</text:p>
              </table:table-cell>
              <table:table-cell office:value-type="float" office:value="-0.999892568532429">
                <text:p>-0.999892568532429</text:p>
              </table:table-cell>
              <table:table-cell office:value-type="float" office:value="-0.672319969281291">
                <text:p>-0.672319969281291</text:p>
              </table:table-cell>
            </table:table-row>
            <table:table-row>
              <table:table-cell office:value-type="string">
                <text:p>30900</text:p>
              </table:table-cell>
              <table:table-cell office:value-type="float" office:value="0.100049704328961">
                <text:p>0.100049704328961</text:p>
              </table:table-cell>
              <table:table-cell office:value-type="float" office:value="-0.97004181438013">
                <text:p>-0.97004181438013</text:p>
              </table:table-cell>
              <table:table-cell office:value-type="float" office:value="-0.869992110051169">
                <text:p>-0.869992110051169</text:p>
              </table:table-cell>
            </table:table-row>
            <table:table-row>
              <table:table-cell office:value-type="string">
                <text:p>31000</text:p>
              </table:table-cell>
              <table:table-cell office:value-type="float" office:value="-0.132904136935269">
                <text:p>-0.132904136935269</text:p>
              </table:table-cell>
              <table:table-cell office:value-type="float" office:value="-0.874958965657823">
                <text:p>-0.874958965657823</text:p>
              </table:table-cell>
              <table:table-cell office:value-type="float" office:value="-1.00786310259309">
                <text:p>-1.00786310259309</text:p>
              </table:table-cell>
            </table:table-row>
            <table:table-row>
              <table:table-cell office:value-type="string">
                <text:p>31100</text:p>
              </table:table-cell>
              <table:table-cell office:value-type="float" office:value="-0.358643616481069">
                <text:p>-0.358643616481069</text:p>
              </table:table-cell>
              <table:table-cell office:value-type="float" office:value="-0.721038038698017">
                <text:p>-0.721038038698017</text:p>
              </table:table-cell>
              <table:table-cell office:value-type="float" office:value="-1.07968165517909">
                <text:p>-1.07968165517909</text:p>
              </table:table-cell>
            </table:table-row>
            <table:table-row>
              <table:table-cell office:value-type="string">
                <text:p>31200</text:p>
              </table:table-cell>
              <table:table-cell office:value-type="float" office:value="-0.564915083069762">
                <text:p>-0.564915083069762</text:p>
              </table:table-cell>
              <table:table-cell office:value-type="float" office:value="-0.518629687806478">
                <text:p>-0.518629687806478</text:p>
              </table:table-cell>
              <table:table-cell office:value-type="float" office:value="-1.08354477087624">
                <text:p>-1.08354477087624</text:p>
              </table:table-cell>
            </table:table-row>
            <table:table-row>
              <table:table-cell office:value-type="string">
                <text:p>31300</text:p>
              </table:table-cell>
              <table:table-cell office:value-type="float" office:value="-0.740521639838578">
                <text:p>-0.740521639838578</text:p>
              </table:table-cell>
              <table:table-cell office:value-type="float" office:value="-0.281345224789989">
                <text:p>-0.281345224789989</text:p>
              </table:table-cell>
              <table:table-cell office:value-type="float" office:value="-1.02186686462857">
                <text:p>-1.02186686462857</text:p>
              </table:table-cell>
            </table:table-row>
            <table:table-row>
              <table:table-cell office:value-type="string">
                <text:p>31400</text:p>
              </table:table-cell>
              <table:table-cell office:value-type="float" office:value="-0.875930952834184">
                <text:p>-0.875930952834184</text:p>
              </table:table-cell>
              <table:table-cell office:value-type="float" office:value="-0.0251412157719753">
                <text:p>-0.0251412157719753</text:p>
              </table:table-cell>
              <table:table-cell office:value-type="float" office:value="-0.901072168606159">
                <text:p>-0.901072168606159</text:p>
              </table:table-cell>
            </table:table-row>
            <table:table-row>
              <table:table-cell office:value-type="string">
                <text:p>31500</text:p>
              </table:table-cell>
              <table:table-cell office:value-type="float" office:value="-0.963792688358251">
                <text:p>-0.963792688358251</text:p>
              </table:table-cell>
              <table:table-cell office:value-type="float" office:value="0.232753442131747">
                <text:p>0.232753442131747</text:p>
              </table:table-cell>
              <table:table-cell office:value-type="float" office:value="-0.731039246226504">
                <text:p>-0.731039246226504</text:p>
              </table:table-cell>
            </table:table-row>
            <table:table-row>
              <table:table-cell office:value-type="string">
                <text:p>31600</text:p>
              </table:table-cell>
              <table:table-cell office:value-type="float" office:value="-0.999337506244073">
                <text:p>-0.999337506244073</text:p>
              </table:table-cell>
              <table:table-cell office:value-type="float" office:value="0.474996217895737">
                <text:p>0.474996217895737</text:p>
              </table:table-cell>
              <table:table-cell office:value-type="float" office:value="-0.524341288348336">
                <text:p>-0.524341288348336</text:p>
              </table:table-cell>
            </table:table-row>
            <table:table-row>
              <table:table-cell office:value-type="string">
                <text:p>31700</text:p>
              </table:table-cell>
              <table:table-cell office:value-type="float" office:value="-0.980635947859272">
                <text:p>-0.980635947859272</text:p>
              </table:table-cell>
              <table:table-cell office:value-type="float" office:value="0.685297062520824">
                <text:p>0.685297062520824</text:p>
              </table:table-cell>
              <table:table-cell office:value-type="float" office:value="-0.295338885338448">
                <text:p>-0.295338885338448</text:p>
              </table:table-cell>
            </table:table-row>
            <table:table-row>
              <table:table-cell office:value-type="string">
                <text:p>31800</text:p>
              </table:table-cell>
              <table:table-cell office:value-type="float" office:value="-0.908703179838163">
                <text:p>-0.908703179838163</text:p>
              </table:table-cell>
              <table:table-cell office:value-type="float" office:value="0.849513965651954">
                <text:p>0.849513965651954</text:p>
              </table:table-cell>
              <table:table-cell office:value-type="float" office:value="-0.0591892141862085">
                <text:p>-0.0591892141862085</text:p>
              </table:table-cell>
            </table:table-row>
            <table:table-row>
              <table:table-cell office:value-type="string">
                <text:p>31900</text:p>
              </table:table-cell>
              <table:table-cell office:value-type="float" office:value="-0.78744388133861">
                <text:p>-0.78744388133861</text:p>
              </table:table-cell>
              <table:table-cell office:value-type="float" office:value="0.956603872080462">
                <text:p>0.956603872080462</text:p>
              </table:table-cell>
              <table:table-cell office:value-type="float" office:value="0.169159990741853">
                <text:p>0.169159990741853</text:p>
              </table:table-cell>
            </table:table-row>
            <table:table-row>
              <table:table-cell office:value-type="string">
                <text:p>32000</text:p>
              </table:table-cell>
              <table:table-cell office:value-type="float" office:value="-0.623440290230956">
                <text:p>-0.623440290230956</text:p>
              </table:table-cell>
              <table:table-cell office:value-type="float" office:value="0.999365340241277">
                <text:p>0.999365340241277</text:p>
              </table:table-cell>
              <table:table-cell office:value-type="float" office:value="0.375925050010321">
                <text:p>0.375925050010321</text:p>
              </table:table-cell>
            </table:table-row>
            <table:table-row>
              <table:table-cell office:value-type="string">
                <text:p>32100</text:p>
              </table:table-cell>
              <table:table-cell office:value-type="float" office:value="-0.42559490439882">
                <text:p>-0.42559490439882</text:p>
              </table:table-cell>
              <table:table-cell office:value-type="float" office:value="0.974922808095618">
                <text:p>0.974922808095618</text:p>
              </table:table-cell>
              <table:table-cell office:value-type="float" office:value="0.549327903696799">
                <text:p>0.549327903696799</text:p>
              </table:table-cell>
            </table:table-row>
            <table:table-row>
              <table:table-cell office:value-type="string">
                <text:p>32200</text:p>
              </table:table-cell>
              <table:table-cell office:value-type="float" office:value="-0.204647233366099">
                <text:p>-0.204647233366099</text:p>
              </table:table-cell>
              <table:table-cell office:value-type="float" office:value="0.884919957462523">
                <text:p>0.884919957462523</text:p>
              </table:table-cell>
              <table:table-cell office:value-type="float" office:value="0.680272724096424">
                <text:p>0.680272724096424</text:p>
              </table:table-cell>
            </table:table-row>
            <table:table-row>
              <table:table-cell office:value-type="string">
                <text:p>32300</text:p>
              </table:table-cell>
              <table:table-cell office:value-type="float" office:value="0.027409167357388">
                <text:p>0.027409167357388</text:p>
              </table:table-cell>
              <table:table-cell office:value-type="float" office:value="0.735409171288464">
                <text:p>0.735409171288464</text:p>
              </table:table-cell>
              <table:table-cell office:value-type="float" office:value="0.762818338645852">
                <text:p>0.762818338645852</text:p>
              </table:table-cell>
            </table:table-row>
            <table:table-row>
              <table:table-cell office:value-type="string">
                <text:p>32400</text:p>
              </table:table-cell>
              <table:table-cell office:value-type="float" office:value="0.257977734474654">
                <text:p>0.257977734474654</text:p>
              </table:table-cell>
              <table:table-cell office:value-type="float" office:value="0.536444582545422">
                <text:p>0.536444582545422</text:p>
              </table:table-cell>
              <table:table-cell office:value-type="float" office:value="0.794422317020076">
                <text:p>0.794422317020076</text:p>
              </table:table-cell>
            </table:table-row>
            <table:table-row>
              <table:table-cell office:value-type="string">
                <text:p>32500</text:p>
              </table:table-cell>
              <table:table-cell office:value-type="float" office:value="0.474542667771039">
                <text:p>0.474542667771039</text:p>
              </table:table-cell>
              <table:table-cell office:value-type="float" office:value="0.301405854596894">
                <text:p>0.301405854596894</text:p>
              </table:table-cell>
              <table:table-cell office:value-type="float" office:value="0.775948522367933">
                <text:p>0.775948522367933</text:p>
              </table:table-cell>
            </table:table-row>
            <table:table-row>
              <table:table-cell office:value-type="string">
                <text:p>32600</text:p>
              </table:table-cell>
              <table:table-cell office:value-type="float" office:value="0.665348316975011">
                <text:p>0.665348316975011</text:p>
              </table:table-cell>
              <table:table-cell office:value-type="float" office:value="0.0460985974509603">
                <text:p>0.0460985974509603</text:p>
              </table:table-cell>
              <table:table-cell office:value-type="float" office:value="0.711446914425971">
                <text:p>0.711446914425971</text:p>
              </table:table-cell>
            </table:table-row>
            <table:table-row>
              <table:table-cell office:value-type="string">
                <text:p>32700</text:p>
              </table:table-cell>
              <table:table-cell office:value-type="float" office:value="0.820037305905058">
                <text:p>0.820037305905058</text:p>
              </table:table-cell>
              <table:table-cell office:value-type="float" office:value="-0.212308651691712">
                <text:p>-0.212308651691712</text:p>
              </table:table-cell>
              <table:table-cell office:value-type="float" office:value="0.607728654213347">
                <text:p>0.607728654213347</text:p>
              </table:table-cell>
            </table:table-row>
            <table:table-row>
              <table:table-cell office:value-type="string">
                <text:p>32800</text:p>
              </table:table-cell>
              <table:table-cell office:value-type="float" office:value="0.930212755033923">
                <text:p>0.930212755033923</text:p>
              </table:table-cell>
              <table:table-cell office:value-type="float" office:value="-0.456438834889975">
                <text:p>-0.456438834889975</text:p>
              </table:table-cell>
              <table:table-cell office:value-type="float" office:value="0.473773920143948">
                <text:p>0.473773920143948</text:p>
              </table:table-cell>
            </table:table-row>
            <table:table-row>
              <table:table-cell office:value-type="string">
                <text:p>32900</text:p>
              </table:table-cell>
              <table:table-cell office:value-type="float" office:value="0.989894083716559">
                <text:p>0.989894083716559</text:p>
              </table:table-cell>
              <table:table-cell office:value-type="float" office:value="-0.669875034822714">
                <text:p>-0.669875034822714</text:p>
              </table:table-cell>
              <table:table-cell office:value-type="float" office:value="0.320019048893845">
                <text:p>0.320019048893845</text:p>
              </table:table-cell>
            </table:table-row>
            <table:table-row>
              <table:table-cell office:value-type="string">
                <text:p>33000</text:p>
              </table:table-cell>
              <table:table-cell office:value-type="float" office:value="0.995841648715053">
                <text:p>0.995841648715053</text:p>
              </table:table-cell>
              <table:table-cell office:value-type="float" office:value="-0.838264360362849">
                <text:p>-0.838264360362849</text:p>
              </table:table-cell>
              <table:table-cell office:value-type="float" office:value="0.157577288352205">
                <text:p>0.157577288352205</text:p>
              </table:table-cell>
            </table:table-row>
            <table:table-row>
              <table:table-cell office:value-type="string">
                <text:p>33100</text:p>
              </table:table-cell>
              <table:table-cell office:value-type="float" office:value="0.947732601557762">
                <text:p>0.947732601557762</text:p>
              </table:table-cell>
              <table:table-cell office:value-type="float" office:value="-0.950283183205724">
                <text:p>-0.950283183205724</text:p>
              </table:table-cell>
              <table:table-cell office:value-type="float" office:value="-0.00255058164796251">
                <text:p>-0.00255058164796251</text:p>
              </table:table-cell>
            </table:table-row>
            <table:table-row>
              <table:table-cell office:value-type="string">
                <text:p>33200</text:p>
              </table:table-cell>
              <table:table-cell office:value-type="float" office:value="0.848178415775028">
                <text:p>0.848178415775028</text:p>
              </table:table-cell>
              <table:table-cell office:value-type="float" office:value="-0.998398621800489">
                <text:p>-0.998398621800489</text:p>
              </table:table-cell>
              <table:table-cell office:value-type="float" office:value="-0.150220206025461">
                <text:p>-0.150220206025461</text:p>
              </table:table-cell>
            </table:table-row>
            <table:table-row>
              <table:table-cell office:value-type="string">
                <text:p>33300</text:p>
              </table:table-cell>
              <table:table-cell office:value-type="float" office:value="0.702583125036177">
                <text:p>0.702583125036177</text:p>
              </table:table-cell>
              <table:table-cell office:value-type="float" office:value="-0.979375067366433">
                <text:p>-0.979375067366433</text:p>
              </table:table-cell>
              <table:table-cell office:value-type="float" office:value="-0.276791942330256">
                <text:p>-0.276791942330256</text:p>
              </table:table-cell>
            </table:table-row>
            <table:table-row>
              <table:table-cell office:value-type="string">
                <text:p>33400</text:p>
              </table:table-cell>
              <table:table-cell office:value-type="float" office:value="0.518849981696316">
                <text:p>0.518849981696316</text:p>
              </table:table-cell>
              <table:table-cell office:value-type="float" office:value="-0.894491788678136">
                <text:p>-0.894491788678136</text:p>
              </table:table-cell>
              <table:table-cell office:value-type="float" office:value="-0.37564180698182">
                <text:p>-0.37564180698182</text:p>
              </table:table-cell>
            </table:table-row>
            <table:table-row>
              <table:table-cell office:value-type="string">
                <text:p>33500</text:p>
              </table:table-cell>
              <table:table-cell office:value-type="float" office:value="0.306952449803922">
                <text:p>0.306952449803922</text:p>
              </table:table-cell>
              <table:table-cell office:value-type="float" office:value="-0.749456913726955">
                <text:p>-0.749456913726955</text:p>
              </table:table-cell>
              <table:table-cell office:value-type="float" office:value="-0.442504463923033">
                <text:p>-0.442504463923033</text:p>
              </table:table-cell>
            </table:table-row>
            <table:table-row>
              <table:table-cell office:value-type="string">
                <text:p>33600</text:p>
              </table:table-cell>
              <table:table-cell office:value-type="float" office:value="0.0783928221836548">
                <text:p>0.0783928221836548</text:p>
              </table:table-cell>
              <table:table-cell office:value-type="float" office:value="-0.554023540305055">
                <text:p>-0.554023540305055</text:p>
              </table:table-cell>
              <table:table-cell office:value-type="float" office:value="-0.475630718121401">
                <text:p>-0.475630718121401</text:p>
              </table:table-cell>
            </table:table-row>
            <table:table-row>
              <table:table-cell office:value-type="string">
                <text:p>33700</text:p>
              </table:table-cell>
              <table:table-cell office:value-type="float" office:value="-0.154422165599139">
                <text:p>-0.154422165599139</text:p>
              </table:table-cell>
              <table:table-cell office:value-type="float" office:value="-0.321333935376128">
                <text:p>-0.321333935376128</text:p>
              </table:table-cell>
              <table:table-cell office:value-type="float" office:value="-0.475756100975266">
                <text:p>-0.475756100975266</text:p>
              </table:table-cell>
            </table:table-row>
            <table:table-row>
              <table:table-cell office:value-type="string">
                <text:p>33800</text:p>
              </table:table-cell>
              <table:table-cell office:value-type="float" office:value="-0.37885474279282">
                <text:p>-0.37885474279282</text:p>
              </table:table-cell>
              <table:table-cell office:value-type="float" office:value="-0.0670356766200642">
                <text:p>-0.0670356766200642</text:p>
              </table:table-cell>
              <table:table-cell office:value-type="float" office:value="-0.445890419412885">
                <text:p>-0.445890419412885</text:p>
              </table:table-cell>
            </table:table-row>
            <table:table-row>
              <table:table-cell office:value-type="string">
                <text:p>33900</text:p>
              </table:table-cell>
              <table:table-cell office:value-type="float" office:value="-0.582722199898993">
                <text:p>-0.582722199898993</text:p>
              </table:table-cell>
              <table:table-cell office:value-type="float" office:value="0.191770494434413">
                <text:p>0.191770494434413</text:p>
              </table:table-cell>
              <table:table-cell office:value-type="float" office:value="-0.39095170546458">
                <text:p>-0.39095170546458</text:p>
              </table:table-cell>
            </table:table-row>
            <table:table-row>
              <table:table-cell office:value-type="string">
                <text:p>34000</text:p>
              </table:table-cell>
              <table:table-cell office:value-type="float" office:value="-0.754958135303103">
                <text:p>-0.754958135303103</text:p>
              </table:table-cell>
              <table:table-cell office:value-type="float" office:value="0.437680750629459">
                <text:p>0.437680750629459</text:p>
              </table:table-cell>
              <table:table-cell office:value-type="float" office:value="-0.317277384673644">
                <text:p>-0.317277384673644</text:p>
              </table:table-cell>
            </table:table-row>
            <table:table-row>
              <table:table-cell office:value-type="string">
                <text:p>34100</text:p>
              </table:table-cell>
              <table:table-cell office:value-type="float" office:value="-0.8862131802501">
                <text:p>-0.8862131802501</text:p>
              </table:table-cell>
              <table:table-cell office:value-type="float" office:value="0.654158416680612">
                <text:p>0.654158416680612</text:p>
              </table:table-cell>
              <table:table-cell office:value-type="float" office:value="-0.232054763569488">
                <text:p>-0.232054763569488</text:p>
              </table:table-cell>
            </table:table-row>
            <table:table-row>
              <table:table-cell office:value-type="string">
                <text:p>34200</text:p>
              </table:table-cell>
              <table:table-cell office:value-type="float" office:value="-0.9693625044118">
                <text:p>-0.9693625044118</text:p>
              </table:table-cell>
              <table:table-cell office:value-type="float" office:value="0.826646112181763">
                <text:p>0.826646112181763</text:p>
              </table:table-cell>
              <table:table-cell office:value-type="float" office:value="-0.142716392230037">
                <text:p>-0.142716392230037</text:p>
              </table:table-cell>
            </table:table-row>
            <table:table-row>
              <table:table-cell office:value-type="string">
                <text:p>34300</text:p>
              </table:table-cell>
              <table:table-cell office:value-type="float" office:value="-0.999892568314011">
                <text:p>-0.999892568314011</text:p>
              </table:table-cell>
              <table:table-cell office:value-type="float" office:value="0.943544598282924">
                <text:p>0.943544598282924</text:p>
              </table:table-cell>
              <table:table-cell office:value-type="float" office:value="-0.056347970031087">
                <text:p>-0.056347970031087</text:p>
              </table:table-cell>
            </table:table-row>
            <table:table-row>
              <table:table-cell office:value-type="string">
                <text:p>34400</text:p>
              </table:table-cell>
              <table:table-cell office:value-type="float" office:value="-0.976146125563317">
                <text:p>-0.976146125563317</text:p>
              </table:table-cell>
              <table:table-cell office:value-type="float" office:value="0.996992838343111">
                <text:p>0.996992838343111</text:p>
              </table:table-cell>
              <table:table-cell office:value-type="float" office:value="0.0208467127797938">
                <text:p>0.0208467127797938</text:p>
              </table:table-cell>
            </table:table-row>
            <table:table-row>
              <table:table-cell office:value-type="string">
                <text:p>34500</text:p>
              </table:table-cell>
              <table:table-cell office:value-type="float" office:value="-0.899412191538445">
                <text:p>-0.899412191538445</text:p>
              </table:table-cell>
              <table:table-cell office:value-type="float" office:value="0.983396621574735">
                <text:p>0.983396621574735</text:p>
              </table:table-cell>
              <table:table-cell office:value-type="float" office:value="0.0839844300362899">
                <text:p>0.0839844300362899</text:p>
              </table:table-cell>
            </table:table-row>
            <table:table-row>
              <table:table-cell office:value-type="string">
                <text:p>34600</text:p>
              </table:table-cell>
              <table:table-cell office:value-type="float" office:value="-0.773856063575057">
                <text:p>-0.773856063575057</text:p>
              </table:table-cell>
              <table:table-cell office:value-type="float" office:value="0.903670249907594">
                <text:p>0.903670249907594</text:p>
              </table:table-cell>
              <table:table-cell office:value-type="float" office:value="0.129814186332537">
                <text:p>0.129814186332537</text:p>
              </table:table-cell>
            </table:table-row>
            <table:table-row>
              <table:table-cell office:value-type="string">
                <text:p>34700</text:p>
              </table:table-cell>
              <table:table-cell office:value-type="float" office:value="-0.606293221480149">
                <text:p>-0.606293221480149</text:p>
              </table:table-cell>
              <table:table-cell office:value-type="float" office:value="0.763175048331595">
                <text:p>0.763175048331595</text:p>
              </table:table-cell>
              <table:table-cell office:value-type="float" office:value="0.156881826851446">
                <text:p>0.156881826851446</text:p>
              </table:table-cell>
            </table:table-row>
            <table:table-row>
              <table:table-cell office:value-type="string">
                <text:p>34800</text:p>
              </table:table-cell>
              <table:table-cell office:value-type="float" office:value="-0.405819367591995">
                <text:p>-0.405819367591995</text:p>
              </table:table-cell>
              <table:table-cell office:value-type="float" office:value="0.571358868121575">
                <text:p>0.571358868121575</text:p>
              </table:table-cell>
              <table:table-cell office:value-type="float" office:value="0.165539500529581">
                <text:p>0.165539500529581</text:p>
              </table:table-cell>
            </table:table-row>
            <table:table-row>
              <table:table-cell office:value-type="string">
                <text:p>34900</text:p>
              </table:table-cell>
              <table:table-cell office:value-type="float" office:value="-0.183316690818203">
                <text:p>-0.183316690818203</text:p>
              </table:table-cell>
              <table:table-cell office:value-type="float" office:value="0.341120689363099">
                <text:p>0.341120689363099</text:p>
              </table:table-cell>
              <table:table-cell office:value-type="float" office:value="0.157803998544896">
                <text:p>0.157803998544896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049136843988749">
                <text:p>0.049136843988749</text:p>
              </table:table-cell>
              <table:table-cell office:value-type="float" office:value="0.0879432904450238">
                <text:p>0.0879432904450238</text:p>
              </table:table-cell>
              <table:table-cell office:value-type="float" office:value="0.137080134433773">
                <text:p>0.137080134433773</text:p>
              </table:table-cell>
            </table:table-row>
            <table:table-row>
              <table:table-cell office:value-type="string">
                <text:p>35100</text:p>
              </table:table-cell>
              <table:table-cell office:value-type="float" office:value="0.278923116166493">
                <text:p>0.278923116166493</text:p>
              </table:table-cell>
              <table:table-cell office:value-type="float" office:value="-0.171148017091236">
                <text:p>-0.171148017091236</text:p>
              </table:table-cell>
              <table:table-cell office:value-type="float" office:value="0.107775099075256">
                <text:p>0.107775099075256</text:p>
              </table:table-cell>
            </table:table-row>
            <table:table-row>
              <table:table-cell office:value-type="string">
                <text:p>35200</text:p>
              </table:table-cell>
              <table:table-cell office:value-type="float" office:value="0.493568803256031">
                <text:p>0.493568803256031</text:p>
              </table:table-cell>
              <table:table-cell office:value-type="float" office:value="-0.418730174573595">
                <text:p>-0.418730174573595</text:p>
              </table:table-cell>
              <table:table-cell office:value-type="float" office:value="0.0748386286824353">
                <text:p>0.0748386286824353</text:p>
              </table:table-cell>
            </table:table-row>
            <table:table-row>
              <table:table-cell office:value-type="string">
                <text:p>35300</text:p>
              </table:table-cell>
              <table:table-cell office:value-type="float" office:value="0.681422408882069">
                <text:p>0.681422408882069</text:p>
              </table:table-cell>
              <table:table-cell office:value-type="float" office:value="-0.638154131252478">
                <text:p>-0.638154131252478</text:p>
              </table:table-cell>
              <table:table-cell office:value-type="float" office:value="0.0432682776295912">
                <text:p>0.0432682776295912</text:p>
              </table:table-cell>
            </table:table-row>
            <table:table-row>
              <table:table-cell office:value-type="string">
                <text:p>35400</text:p>
              </table:table-cell>
              <table:table-cell office:value-type="float" office:value="0.832286814991492">
                <text:p>0.832286814991492</text:p>
              </table:table-cell>
              <table:table-cell office:value-type="float" office:value="-0.814664339098699">
                <text:p>-0.814664339098699</text:p>
              </table:table-cell>
              <table:table-cell office:value-type="float" office:value="0.0176224758927924">
                <text:p>0.0176224758927924</text:p>
              </table:table-cell>
            </table:table-row>
            <table:table-row>
              <table:table-cell office:value-type="string">
                <text:p>35500</text:p>
              </table:table-cell>
              <table:table-cell office:value-type="float" office:value="0.937972749343177">
                <text:p>0.937972749343177</text:p>
              </table:table-cell>
              <table:table-cell office:value-type="float" office:value="-0.936391066816479">
                <text:p>-0.936391066816479</text:p>
              </table:table-cell>
              <table:table-cell office:value-type="float" office:value="0.00158168252669788">
                <text:p>0.00158168252669788</text:p>
              </table:table-cell>
            </table:table-row>
            <table:table-row>
              <table:table-cell office:value-type="string">
                <text:p>35600</text:p>
              </table:table-cell>
              <table:table-cell office:value-type="float" office:value="0.992743332637471">
                <text:p>0.992743332637471</text:p>
              </table:table-cell>
              <table:table-cell office:value-type="float" office:value="-0.995148609555508">
                <text:p>-0.995148609555508</text:p>
              </table:table-cell>
              <table:table-cell office:value-type="float" office:value="-0.00240527691803649">
                <text:p>-0.00240527691803649</text:p>
              </table:table-cell>
            </table:table-row>
            <table:table-row>
              <table:table-cell office:value-type="string">
                <text:p>35700</text:p>
              </table:table-cell>
              <table:table-cell office:value-type="float" office:value="0.993625489720541">
                <text:p>0.993625489720541</text:p>
              </table:table-cell>
              <table:table-cell office:value-type="float" office:value="-0.986985711195678">
                <text:p>-0.986985711195678</text:p>
              </table:table-cell>
              <table:table-cell office:value-type="float" office:value="0.00663977852486297">
                <text:p>0.00663977852486297</text:p>
              </table:table-cell>
            </table:table-row>
            <table:table-row>
              <table:table-cell office:value-type="string">
                <text:p>35800</text:p>
              </table:table-cell>
              <table:table-cell office:value-type="float" office:value="0.940571335046025">
                <text:p>0.940571335046025</text:p>
              </table:table-cell>
              <table:table-cell office:value-type="float" office:value="-0.912451298648517">
                <text:p>-0.912451298648517</text:p>
              </table:table-cell>
              <table:table-cell office:value-type="float" office:value="0.0281200363975083">
                <text:p>0.0281200363975083</text:p>
              </table:table-cell>
            </table:table-row>
            <table:table-row>
              <table:table-cell office:value-type="string">
                <text:p>35900</text:p>
              </table:table-cell>
              <table:table-cell office:value-type="float" office:value="0.836460763848079">
                <text:p>0.836460763848079</text:p>
              </table:table-cell>
              <table:table-cell office:value-type="float" office:value="-0.776557571880313">
                <text:p>-0.776557571880313</text:p>
              </table:table-cell>
              <table:table-cell office:value-type="float" office:value="0.0599031919677657">
                <text:p>0.0599031919677657</text:p>
              </table:table-cell>
            </table:table-row>
            <table:table-row>
              <table:table-cell office:value-type="string">
                <text:p>36000</text:p>
              </table:table-cell>
              <table:table-cell office:value-type="float" office:value="0.686945154262413">
                <text:p>0.686945154262413</text:p>
              </table:table-cell>
              <table:table-cell office:value-type="float" office:value="-0.588442917827023">
                <text:p>-0.588442917827023</text:p>
              </table:table-cell>
              <table:table-cell office:value-type="float" office:value="0.09850223643539">
                <text:p>0.09850223643539</text:p>
              </table:table-cell>
            </table:table-row>
            <table:table-row>
              <table:table-cell office:value-type="string">
                <text:p>36100</text:p>
              </table:table-cell>
              <table:table-cell office:value-type="float" office:value="0.500140557644943">
                <text:p>0.500140557644943</text:p>
              </table:table-cell>
              <table:table-cell office:value-type="float" office:value="-0.360757443070053">
                <text:p>-0.360757443070053</text:p>
              </table:table-cell>
              <table:table-cell office:value-type="float" office:value="0.13938311457489">
                <text:p>0.13938311457489</text:p>
              </table:table-cell>
            </table:table-row>
            <table:table-row>
              <table:table-cell office:value-type="string">
                <text:p>36200</text:p>
              </table:table-cell>
              <table:table-cell office:value-type="float" office:value="0.286187163700085">
                <text:p>0.286187163700085</text:p>
              </table:table-cell>
              <table:table-cell office:value-type="float" office:value="-0.108812214702112">
                <text:p>-0.108812214702112</text:p>
              </table:table-cell>
              <table:table-cell office:value-type="float" office:value="0.177374948997972">
                <text:p>0.177374948997972</text:p>
              </table:table-cell>
            </table:table-row>
            <table:table-row>
              <table:table-cell office:value-type="string">
                <text:p>36300</text:p>
              </table:table-cell>
              <table:table-cell office:value-type="float" office:value="0.0566988622452671">
                <text:p>0.0566988622452671</text:p>
              </table:table-cell>
              <table:table-cell office:value-type="float" office:value="0.150450259487755">
                <text:p>0.150450259487755</text:p>
              </table:table-cell>
              <table:table-cell office:value-type="float" office:value="0.207149121733022">
                <text:p>0.207149121733022</text:p>
              </table:table-cell>
            </table:table-row>
            <table:table-row>
              <table:table-cell office:value-type="string">
                <text:p>36400</text:p>
              </table:table-cell>
              <table:table-cell office:value-type="float" office:value="-0.175867185847493">
                <text:p>-0.175867185847493</text:p>
              </table:table-cell>
              <table:table-cell office:value-type="float" office:value="0.399595467521217">
                <text:p>0.399595467521217</text:p>
              </table:table-cell>
              <table:table-cell office:value-type="float" office:value="0.223728281673724">
                <text:p>0.223728281673724</text:p>
              </table:table-cell>
            </table:table-row>
            <table:table-row>
              <table:table-cell office:value-type="string">
                <text:p>36500</text:p>
              </table:table-cell>
              <table:table-cell office:value-type="float" office:value="-0.398886752431946">
                <text:p>-0.398886752431946</text:p>
              </table:table-cell>
              <table:table-cell office:value-type="float" office:value="0.621869205657243">
                <text:p>0.621869205657243</text:p>
              </table:table-cell>
              <table:table-cell office:value-type="float" office:value="0.222982453225297">
                <text:p>0.222982453225297</text:p>
              </table:table-cell>
            </table:table-row>
            <table:table-row>
              <table:table-cell office:value-type="string">
                <text:p>36600</text:p>
              </table:table-cell>
              <table:table-cell office:value-type="float" office:value="-0.600253826587816">
                <text:p>-0.600253826587816</text:p>
              </table:table-cell>
              <table:table-cell office:value-type="float" office:value="0.802324293302176">
                <text:p>0.802324293302176</text:p>
              </table:table-cell>
              <table:table-cell office:value-type="float" office:value="0.20207046671436">
                <text:p>0.20207046671436</text:p>
              </table:table-cell>
            </table:table-row>
            <table:table-row>
              <table:table-cell office:value-type="string">
                <text:p>36700</text:p>
              </table:table-cell>
              <table:table-cell office:value-type="float" office:value="-0.769037698218307">
                <text:p>-0.769037698218307</text:p>
              </table:table-cell>
              <table:table-cell office:value-type="float" office:value="0.92882573934961">
                <text:p>0.92882573934961</text:p>
              </table:table-cell>
              <table:table-cell office:value-type="float" office:value="0.159788041131303">
                <text:p>0.159788041131303</text:p>
              </table:table-cell>
            </table:table-row>
            <table:table-row>
              <table:table-cell office:value-type="string">
                <text:p>36800</text:p>
              </table:table-cell>
              <table:table-cell office:value-type="float" office:value="-0.896076419758108">
                <text:p>-0.896076419758108</text:p>
              </table:table-cell>
              <table:table-cell office:value-type="float" office:value="0.992866742075372">
                <text:p>0.992866742075372</text:p>
              </table:table-cell>
              <table:table-cell office:value-type="float" office:value="0.0967903223172646">
                <text:p>0.0967903223172646</text:p>
              </table:table-cell>
            </table:table-row>
            <table:table-row>
              <table:table-cell office:value-type="string">
                <text:p>36900</text:p>
              </table:table-cell>
              <table:table-cell office:value-type="float" office:value="-0.974474020840858">
                <text:p>-0.974474020840858</text:p>
              </table:table-cell>
              <table:table-cell office:value-type="float" office:value="0.990140754847207">
                <text:p>0.990140754847207</text:p>
              </table:table-cell>
              <table:table-cell office:value-type="float" office:value="0.0156667340063495">
                <text:p>0.0156667340063495</text:p>
              </table:table-cell>
            </table:table-row>
            <table:table-row>
              <table:table-cell office:value-type="string">
                <text:p>37000</text:p>
              </table:table-cell>
              <table:table-cell office:value-type="float" office:value="-0.999974896616649">
                <text:p>-0.999974896616649</text:p>
              </table:table-cell>
              <table:table-cell office:value-type="float" office:value="0.920831091554983">
                <text:p>0.920831091554983</text:p>
              </table:table-cell>
              <table:table-cell office:value-type="float" office:value="-0.0791438050616657">
                <text:p>-0.0791438050616657</text:p>
              </table:table-cell>
            </table:table-row>
            <table:table-row>
              <table:table-cell office:value-type="string">
                <text:p>37100</text:p>
              </table:table-cell>
              <table:table-cell office:value-type="float" office:value="-0.971194800002286">
                <text:p>-0.971194800002286</text:p>
              </table:table-cell>
              <table:table-cell office:value-type="float" office:value="0.789598589285357">
                <text:p>0.789598589285357</text:p>
              </table:table-cell>
              <table:table-cell office:value-type="float" office:value="-0.181596210716929">
                <text:p>-0.181596210716929</text:p>
              </table:table-cell>
            </table:table-row>
            <table:table-row>
              <table:table-cell office:value-type="string">
                <text:p>37200</text:p>
              </table:table-cell>
              <table:table-cell office:value-type="float" office:value="-0.889695975042084">
                <text:p>-0.889695975042084</text:p>
              </table:table-cell>
              <table:table-cell office:value-type="float" office:value="0.605268212520814">
                <text:p>0.605268212520814</text:p>
              </table:table-cell>
              <table:table-cell office:value-type="float" office:value="-0.28442776252127">
                <text:p>-0.28442776252127</text:p>
              </table:table-cell>
            </table:table-row>
            <table:table-row>
              <table:table-cell office:value-type="string">
                <text:p>37300</text:p>
              </table:table-cell>
              <table:table-cell office:value-type="float" office:value="-0.759902378613493">
                <text:p>-0.759902378613493</text:p>
              </table:table-cell>
              <table:table-cell office:value-type="float" office:value="0.380235546745579">
                <text:p>0.380235546745579</text:p>
              </table:table-cell>
              <table:table-cell office:value-type="float" office:value="-0.379666831867913">
                <text:p>-0.379666831867913</text:p>
              </table:table-cell>
            </table:table-row>
            <table:table-row>
              <table:table-cell office:value-type="string">
                <text:p>37400</text:p>
              </table:table-cell>
              <table:table-cell office:value-type="float" office:value="-0.588859506655793">
                <text:p>-0.588859506655793</text:p>
              </table:table-cell>
              <table:table-cell office:value-type="float" office:value="0.129633316311623">
                <text:p>0.129633316311623</text:p>
              </table:table-cell>
              <table:table-cell office:value-type="float" office:value="-0.45922619034417">
                <text:p>-0.45922619034417</text:p>
              </table:table-cell>
            </table:table-row>
            <table:table-row>
              <table:table-cell office:value-type="string">
                <text:p>37500</text:p>
              </table:table-cell>
              <table:table-cell office:value-type="float" office:value="-0.38585196565429">
                <text:p>-0.38585196565429</text:p>
              </table:table-cell>
              <table:table-cell office:value-type="float" office:value="-0.129686338485973">
                <text:p>-0.129686338485973</text:p>
              </table:table-cell>
              <table:table-cell office:value-type="float" office:value="-0.515538304140263">
                <text:p>-0.515538304140263</text:p>
              </table:table-cell>
            </table:table-row>
            <table:table-row>
              <table:table-cell office:value-type="string">
                <text:p>37600</text:p>
              </table:table-cell>
              <table:table-cell office:value-type="float" office:value="-0.161899478969419">
                <text:p>-0.161899478969419</text:p>
              </table:table-cell>
              <table:table-cell office:value-type="float" office:value="-0.380285017136487">
                <text:p>-0.380285017136487</text:p>
              </table:table-cell>
              <table:table-cell office:value-type="float" office:value="-0.542184496105906">
                <text:p>-0.542184496105906</text:p>
              </table:table-cell>
            </table:table-row>
            <table:table-row>
              <table:table-cell office:value-type="string">
                <text:p>37700</text:p>
              </table:table-cell>
              <table:table-cell office:value-type="float" office:value="0.0708412894789774">
                <text:p>0.0708412894789774</text:p>
              </table:table-cell>
              <table:table-cell office:value-type="float" office:value="-0.605310777771974">
                <text:p>-0.605310777771974</text:p>
              </table:table-cell>
              <table:table-cell office:value-type="float" office:value="-0.534469488292997">
                <text:p>-0.534469488292997</text:p>
              </table:table-cell>
            </table:table-row>
            <table:table-row>
              <table:table-cell office:value-type="string">
                <text:p>37800</text:p>
              </table:table-cell>
              <table:table-cell office:value-type="float" office:value="0.299736627315764">
                <text:p>0.299736627315764</text:p>
              </table:table-cell>
              <table:table-cell office:value-type="float" office:value="-0.789631409950134">
                <text:p>-0.789631409950134</text:p>
              </table:table-cell>
              <table:table-cell office:value-type="float" office:value="-0.48989478263437">
                <text:p>-0.48989478263437</text:p>
              </table:table-cell>
            </table:table-row>
            <table:table-row>
              <table:table-cell office:value-type="string">
                <text:p>37900</text:p>
              </table:table-cell>
              <table:table-cell office:value-type="float" office:value="0.512361573915383">
                <text:p>0.512361573915383</text:p>
              </table:table-cell>
              <table:table-cell office:value-type="float" office:value="-0.92085194288073">
                <text:p>-0.92085194288073</text:p>
              </table:table-cell>
              <table:table-cell office:value-type="float" office:value="-0.408490368965347">
                <text:p>-0.408490368965347</text:p>
              </table:table-cell>
            </table:table-row>
            <table:table-row>
              <table:table-cell office:value-type="string">
                <text:p>38000</text:p>
              </table:table-cell>
              <table:table-cell office:value-type="float" office:value="0.697174323671608">
                <text:p>0.697174323671608</text:p>
              </table:table-cell>
              <table:table-cell office:value-type="float" office:value="-0.990148245881794">
                <text:p>-0.990148245881794</text:p>
              </table:table-cell>
              <table:table-cell office:value-type="float" office:value="-0.292973922210186">
                <text:p>-0.292973922210186</text:p>
              </table:table-cell>
            </table:table-row>
            <table:table-row>
              <table:table-cell office:value-type="string">
                <text:p>38100</text:p>
              </table:table-cell>
              <table:table-cell office:value-type="float" office:value="0.844142823194769">
                <text:p>0.844142823194769</text:p>
              </table:table-cell>
              <table:table-cell office:value-type="float" office:value="-0.992860365038133">
                <text:p>-0.992860365038133</text:p>
              </table:table-cell>
              <table:table-cell office:value-type="float" office:value="-0.148717541843364">
                <text:p>-0.148717541843364</text:p>
              </table:table-cell>
            </table:table-row>
            <table:table-row>
              <table:table-cell office:value-type="string">
                <text:p>38200</text:p>
              </table:table-cell>
              <table:table-cell office:value-type="float" office:value="0.945289279150422">
                <text:p>0.945289279150422</text:p>
              </table:table-cell>
              <table:table-cell office:value-type="float" office:value="-0.928805919640523">
                <text:p>-0.928805919640523</text:p>
              </table:table-cell>
              <table:table-cell office:value-type="float" office:value="0.0164833595098998">
                <text:p>0.0164833595098998</text:p>
              </table:table-cell>
            </table:table-row>
            <table:table-row>
              <table:table-cell office:value-type="string">
                <text:p>38300</text:p>
              </table:table-cell>
              <table:table-cell office:value-type="float" office:value="0.995123225726209">
                <text:p>0.995123225726209</text:p>
              </table:table-cell>
              <table:table-cell office:value-type="float" office:value="-0.802292365508237">
                <text:p>-0.802292365508237</text:p>
              </table:table-cell>
              <table:table-cell office:value-type="float" office:value="0.192830860217971">
                <text:p>0.192830860217971</text:p>
              </table:table-cell>
            </table:table-row>
            <table:table-row>
              <table:table-cell office:value-type="string">
                <text:p>38400</text:p>
              </table:table-cell>
              <table:table-cell office:value-type="float" office:value="0.990939559936719">
                <text:p>0.990939559936719</text:p>
              </table:table-cell>
              <table:table-cell office:value-type="float" office:value="-0.62182730514655">
                <text:p>-0.62182730514655</text:p>
              </table:table-cell>
              <table:table-cell office:value-type="float" office:value="0.369112254790169">
                <text:p>0.369112254790169</text:p>
              </table:table-cell>
            </table:table-row>
            <table:table-row>
              <table:table-cell office:value-type="string">
                <text:p>38500</text:p>
              </table:table-cell>
              <table:table-cell office:value-type="float" office:value="0.932965380930119">
                <text:p>0.932965380930119</text:p>
              </table:table-cell>
              <table:table-cell office:value-type="float" office:value="-0.399546434518565">
                <text:p>-0.399546434518565</text:p>
              </table:table-cell>
              <table:table-cell office:value-type="float" office:value="0.533418946411554">
                <text:p>0.533418946411554</text:p>
              </table:table-cell>
            </table:table-row>
            <table:table-row>
              <table:table-cell office:value-type="string">
                <text:p>38600</text:p>
              </table:table-cell>
              <table:table-cell office:value-type="float" office:value="0.82434765408079">
                <text:p>0.82434765408079</text:p>
              </table:table-cell>
              <table:table-cell office:value-type="float" office:value="-0.15039737963004">
                <text:p>-0.15039737963004</text:p>
              </table:table-cell>
              <table:table-cell office:value-type="float" office:value="0.67395027445075">
                <text:p>0.67395027445075</text:p>
              </table:table-cell>
            </table:table-row>
            <table:table-row>
              <table:table-cell office:value-type="string">
                <text:p>38700</text:p>
              </table:table-cell>
              <table:table-cell office:value-type="float" office:value="0.67098241703029">
                <text:p>0.67098241703029</text:p>
              </table:table-cell>
              <table:table-cell office:value-type="float" office:value="0.108865400232523">
                <text:p>0.108865400232523</text:p>
              </table:table-cell>
              <table:table-cell office:value-type="float" office:value="0.779847817262813">
                <text:p>0.779847817262813</text:p>
              </table:table-cell>
            </table:table-row>
            <table:table-row>
              <table:table-cell office:value-type="string">
                <text:p>38800</text:p>
              </table:table-cell>
              <table:table-cell office:value-type="float" office:value="0.481194687598901">
                <text:p>0.481194687598901</text:p>
              </table:table-cell>
              <table:table-cell office:value-type="float" office:value="0.360807329093659">
                <text:p>0.360807329093659</text:p>
              </table:table-cell>
              <table:table-cell office:value-type="float" office:value="0.84200201669256">
                <text:p>0.84200201669256</text:p>
              </table:table-cell>
            </table:table-row>
            <table:table-row>
              <table:table-cell office:value-type="string">
                <text:p>38900</text:p>
              </table:table-cell>
              <table:table-cell office:value-type="float" office:value="0.265286586905974">
                <text:p>0.265286586905974</text:p>
              </table:table-cell>
              <table:table-cell office:value-type="float" office:value="0.58848617653495">
                <text:p>0.58848617653495</text:p>
              </table:table-cell>
              <table:table-cell office:value-type="float" office:value="0.853772763440924">
                <text:p>0.853772763440924</text:p>
              </table:table-cell>
            </table:table-row>
            <table:table-row>
              <table:table-cell office:value-type="string">
                <text:p>39000</text:p>
              </table:table-cell>
              <table:table-cell office:value-type="float" office:value="0.0349781108155812">
                <text:p>0.0349781108155812</text:p>
              </table:table-cell>
              <table:table-cell office:value-type="float" office:value="0.776591270982411">
                <text:p>0.776591270982411</text:p>
              </table:table-cell>
              <table:table-cell office:value-type="float" office:value="0.811569381797992">
                <text:p>0.811569381797992</text:p>
              </table:table-cell>
            </table:table-row>
            <table:table-row>
              <table:table-cell office:value-type="string">
                <text:p>39100</text:p>
              </table:table-cell>
              <table:table-cell office:value-type="float" office:value="-0.197229058805883">
                <text:p>-0.197229058805883</text:p>
              </table:table-cell>
              <table:table-cell office:value-type="float" office:value="0.912473190136968">
                <text:p>0.912473190136968</text:p>
              </table:table-cell>
              <table:table-cell office:value-type="float" office:value="0.715244131331085">
                <text:p>0.715244131331085</text:p>
              </table:table-cell>
            </table:table-row>
            <table:table-row>
              <table:table-cell office:value-type="string">
                <text:p>39200</text:p>
              </table:table-cell>
              <table:table-cell office:value-type="float" office:value="-0.418730174573595">
                <text:p>-0.418730174573595</text:p>
              </table:table-cell>
              <table:table-cell office:value-type="float" office:value="0.98699431115663">
                <text:p>0.98699431115663</text:p>
              </table:table-cell>
              <table:table-cell office:value-type="float" office:value="0.568264136583034">
                <text:p>0.568264136583034</text:p>
              </table:table-cell>
            </table:table-row>
            <table:table-row>
              <table:table-cell office:value-type="string">
                <text:p>39300</text:p>
              </table:table-cell>
              <table:table-cell office:value-type="float" office:value="-0.617501650425995">
                <text:p>-0.617501650425995</text:p>
              </table:table-cell>
              <table:table-cell office:value-type="float" office:value="0.995143344300694">
                <text:p>0.995143344300694</text:p>
              </table:table-cell>
              <table:table-cell office:value-type="float" office:value="0.377641693874699">
                <text:p>0.377641693874699</text:p>
              </table:table-cell>
            </table:table-row>
            <table:table-row>
              <table:table-cell office:value-type="string">
                <text:p>39400</text:p>
              </table:table-cell>
              <table:table-cell office:value-type="float" office:value="-0.782753681257705">
                <text:p>-0.782753681257705</text:p>
              </table:table-cell>
              <table:table-cell office:value-type="float" office:value="0.936372293251031">
                <text:p>0.936372293251031</text:p>
              </table:table-cell>
              <table:table-cell office:value-type="float" office:value="0.153618611993326">
                <text:p>0.153618611993326</text:p>
              </table:table-cell>
            </table:table-row>
            <table:table-row>
              <table:table-cell office:value-type="string">
                <text:p>39500</text:p>
              </table:table-cell>
              <table:table-cell office:value-type="float" office:value="-0.905516014493607">
                <text:p>-0.905516014493607</text:p>
              </table:table-cell>
              <table:table-cell office:value-type="float" office:value="0.814633309574141">
                <text:p>0.814633309574141</text:p>
              </table:table-cell>
              <table:table-cell office:value-type="float" office:value="-0.0908827049194656">
                <text:p>-0.0908827049194656</text:p>
              </table:table-cell>
            </table:table-row>
            <table:table-row>
              <table:table-cell office:value-type="string">
                <text:p>39600</text:p>
              </table:table-cell>
              <table:table-cell office:value-type="float" office:value="-0.97912482402819">
                <text:p>-0.97912482402819</text:p>
              </table:table-cell>
              <table:table-cell office:value-type="float" office:value="0.638112949104152">
                <text:p>0.638112949104152</text:p>
              </table:table-cell>
              <table:table-cell office:value-type="float" office:value="-0.341011874924038">
                <text:p>-0.341011874924038</text:p>
              </table:table-cell>
            </table:table-row>
            <table:table-row>
              <table:table-cell office:value-type="string">
                <text:p>39700</text:p>
              </table:table-cell>
              <table:table-cell office:value-type="float" office:value="-0.9995844517989">
                <text:p>-0.9995844517989</text:p>
              </table:table-cell>
              <table:table-cell office:value-type="float" office:value="0.418681600522072">
                <text:p>0.418681600522072</text:p>
              </table:table-cell>
              <table:table-cell office:value-type="float" office:value="-0.580902851276828">
                <text:p>-0.580902851276828</text:p>
              </table:table-cell>
            </table:table-row>
            <table:table-row>
              <table:table-cell office:value-type="string">
                <text:p>39800</text:p>
              </table:table-cell>
              <table:table-cell office:value-type="float" office:value="-0.965784301435875">
                <text:p>-0.965784301435875</text:p>
              </table:table-cell>
              <table:table-cell office:value-type="float" office:value="0.171095317580516">
                <text:p>0.171095317580516</text:p>
              </table:table-cell>
              <table:table-cell office:value-type="float" office:value="-0.794688983855359">
                <text:p>-0.794688983855359</text:p>
              </table:table-cell>
            </table:table-row>
            <table:table-row>
              <table:table-cell office:value-type="string">
                <text:p>39900</text:p>
              </table:table-cell>
              <table:table-cell office:value-type="float" office:value="-0.879559124026214">
                <text:p>-0.879559124026214</text:p>
              </table:table-cell>
              <table:table-cell office:value-type="float" office:value="-0.0879965715479608">
                <text:p>-0.0879965715479608</text:p>
              </table:table-cell>
              <table:table-cell office:value-type="float" office:value="-0.967555695574175">
                <text:p>-0.967555695574175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-0.745589413610496">
                <text:p>-0.745589413610496</text:p>
              </table:table-cell>
              <table:table-cell office:value-type="float" office:value="-0.341170983088174">
                <text:p>-0.341170983088174</text:p>
              </table:table-cell>
              <table:table-cell office:value-type="float" office:value="-1.08676039669867">
                <text:p>-1.08676039669867</text:p>
              </table:table-cell>
            </table:table-row>
            <table:table-row>
              <table:table-cell office:value-type="string">
                <text:p>40100</text:p>
              </table:table-cell>
              <table:table-cell office:value-type="float" office:value="-0.571147375917487">
                <text:p>-0.571147375917487</text:p>
              </table:table-cell>
              <table:table-cell office:value-type="float" office:value="-0.571402765310222">
                <text:p>-0.571402765310222</text:p>
              </table:table-cell>
              <table:table-cell office:value-type="float" office:value="-1.14255014122771">
                <text:p>-1.14255014122771</text:p>
              </table:table-cell>
            </table:table-row>
            <table:table-row>
              <table:table-cell office:value-type="string">
                <text:p>40200</text:p>
              </table:table-cell>
              <table:table-cell office:value-type="float" office:value="-0.365702124996046">
                <text:p>-0.365702124996046</text:p>
              </table:table-cell>
              <table:table-cell office:value-type="float" office:value="-0.763209620679584">
                <text:p>-0.763209620679584</text:p>
              </table:table-cell>
              <table:table-cell office:value-type="float" office:value="-1.12891174567563">
                <text:p>-1.12891174567563</text:p>
              </table:table-cell>
            </table:table-row>
            <table:table-row>
              <table:table-cell office:value-type="string">
                <text:p>40300</text:p>
              </table:table-cell>
              <table:table-cell office:value-type="float" office:value="-0.140405708793262">
                <text:p>-0.140405708793262</text:p>
              </table:table-cell>
              <table:table-cell office:value-type="float" office:value="-0.903693153929408">
                <text:p>-0.903693153929408</text:p>
              </table:table-cell>
              <table:table-cell office:value-type="float" office:value="-1.04409886272267">
                <text:p>-1.04409886272267</text:p>
              </table:table-cell>
            </table:table-row>
            <table:table-row>
              <table:table-cell office:value-type="string">
                <text:p>40400</text:p>
              </table:table-cell>
              <table:table-cell office:value-type="float" office:value="0.0925122571386345">
                <text:p>0.0925122571386345</text:p>
              </table:table-cell>
              <table:table-cell office:value-type="float" office:value="-0.983406329383372">
                <text:p>-0.983406329383372</text:p>
              </table:table-cell>
              <table:table-cell office:value-type="float" office:value="-0.890894072244738">
                <text:p>-0.890894072244738</text:p>
              </table:table-cell>
            </table:table-row>
            <table:table-row>
              <table:table-cell office:value-type="string">
                <text:p>40500</text:p>
              </table:table-cell>
              <table:table-cell office:value-type="float" office:value="0.320408441731335">
                <text:p>0.320408441731335</text:p>
              </table:table-cell>
              <table:table-cell office:value-type="float" office:value="-0.996988691895069">
                <text:p>-0.996988691895069</text:p>
              </table:table-cell>
              <table:table-cell office:value-type="float" office:value="-0.676580250163733">
                <text:p>-0.676580250163733</text:p>
              </table:table-cell>
            </table:table-row>
            <table:table-row>
              <table:table-cell office:value-type="string">
                <text:p>40600</text:p>
              </table:table-cell>
              <table:table-cell office:value-type="float" office:value="0.530912107933789">
                <text:p>0.530912107933789</text:p>
              </table:table-cell>
              <table:table-cell office:value-type="float" office:value="-0.943526874180458">
                <text:p>-0.943526874180458</text:p>
              </table:table-cell>
              <table:table-cell office:value-type="float" office:value="-0.412614766246669">
                <text:p>-0.412614766246669</text:p>
              </table:table-cell>
            </table:table-row>
            <table:table-row>
              <table:table-cell office:value-type="string">
                <text:p>40700</text:p>
              </table:table-cell>
              <table:table-cell office:value-type="float" office:value="0.712596625205746">
                <text:p>0.712596625205746</text:p>
              </table:table-cell>
              <table:table-cell office:value-type="float" office:value="-0.826616011852599">
                <text:p>-0.826616011852599</text:p>
              </table:table-cell>
              <table:table-cell office:value-type="float" office:value="-0.114019386646853">
                <text:p>-0.114019386646853</text:p>
              </table:table-cell>
            </table:table-row>
            <table:table-row>
              <table:table-cell office:value-type="string">
                <text:p>40800</text:p>
              </table:table-cell>
              <table:table-cell office:value-type="float" office:value="0.855599741418768">
                <text:p>0.855599741418768</text:p>
              </table:table-cell>
              <table:table-cell office:value-type="float" office:value="-0.65411795933536">
                <text:p>-0.65411795933536</text:p>
              </table:table-cell>
              <table:table-cell office:value-type="float" office:value="0.201481782083408">
                <text:p>0.201481782083408</text:p>
              </table:table-cell>
            </table:table-row>
            <table:table-row>
              <table:table-cell office:value-type="string">
                <text:p>40900</text:p>
              </table:table-cell>
              <table:table-cell office:value-type="float" office:value="0.95215889533622">
                <text:p>0.95215889533622</text:p>
              </table:table-cell>
              <table:table-cell office:value-type="float" office:value="-0.437632656890757">
                <text:p>-0.437632656890757</text:p>
              </table:table-cell>
              <table:table-cell office:value-type="float" office:value="0.514526238445463">
                <text:p>0.514526238445463</text:p>
              </table:table-cell>
            </table:table-row>
            <table:table-row>
              <table:table-cell office:value-type="string">
                <text:p>41000</text:p>
              </table:table-cell>
              <table:table-cell office:value-type="float" office:value="0.997032639919181">
                <text:p>0.997032639919181</text:p>
              </table:table-cell>
              <table:table-cell office:value-type="float" office:value="-0.191718013070905">
                <text:p>-0.191718013070905</text:p>
              </table:table-cell>
              <table:table-cell office:value-type="float" office:value="0.805314626848275">
                <text:p>0.805314626848275</text:p>
              </table:table-cell>
            </table:table-row>
            <table:table-row>
              <table:table-cell office:value-type="string">
                <text:p>41100</text:p>
              </table:table-cell>
              <table:table-cell office:value-type="float" office:value="0.987785129229719">
                <text:p>0.987785129229719</text:p>
              </table:table-cell>
              <table:table-cell office:value-type="float" office:value="0.0670890446768198">
                <text:p>0.0670890446768198</text:p>
              </table:table-cell>
              <table:table-cell office:value-type="float" office:value="1.05487417390654">
                <text:p>1.05487417390654</text:p>
              </table:table-cell>
            </table:table-row>
            <table:table-row>
              <table:table-cell office:value-type="string">
                <text:p>41200</text:p>
              </table:table-cell>
              <table:table-cell office:value-type="float" office:value="0.924918335187708">
                <text:p>0.924918335187708</text:p>
              </table:table-cell>
              <table:table-cell office:value-type="float" office:value="0.321384572566085">
                <text:p>0.321384572566085</text:p>
              </table:table-cell>
              <table:table-cell office:value-type="float" office:value="1.24630290775379">
                <text:p>1.24630290775379</text:p>
              </table:table-cell>
            </table:table-row>
            <table:table-row>
              <table:table-cell office:value-type="string">
                <text:p>41300</text:p>
              </table:table-cell>
              <table:table-cell office:value-type="float" office:value="0.811844814171513">
                <text:p>0.811844814171513</text:p>
              </table:table-cell>
              <table:table-cell office:value-type="float" office:value="0.554068068717953">
                <text:p>0.554068068717953</text:p>
              </table:table-cell>
              <table:table-cell office:value-type="float" office:value="1.36591288288947">
                <text:p>1.36591288288947</text:p>
              </table:table-cell>
            </table:table-row>
            <table:table-row>
              <table:table-cell office:value-type="string">
                <text:p>41400</text:p>
              </table:table-cell>
              <table:table-cell office:value-type="float" office:value="0.654702449671805">
                <text:p>0.654702449671805</text:p>
              </table:table-cell>
              <table:table-cell office:value-type="float" office:value="0.749492314999053">
                <text:p>0.749492314999053</text:p>
              </table:table-cell>
              <table:table-cell office:value-type="float" office:value="1.40419476467086">
                <text:p>1.40419476467086</text:p>
              </table:table-cell>
            </table:table-row>
            <table:table-row>
              <table:table-cell office:value-type="string">
                <text:p>41500</text:p>
              </table:table-cell>
              <table:table-cell office:value-type="float" office:value="0.462021316134524">
                <text:p>0.462021316134524</text:p>
              </table:table-cell>
              <table:table-cell office:value-type="float" office:value="0.894515701258164">
                <text:p>0.894515701258164</text:p>
              </table:table-cell>
              <table:table-cell office:value-type="float" office:value="1.35653701739269">
                <text:p>1.35653701739269</text:p>
              </table:table-cell>
            </table:table-row>
            <table:table-row>
              <table:table-cell office:value-type="string">
                <text:p>41600</text:p>
              </table:table-cell>
              <table:table-cell office:value-type="float" office:value="0.244260586709773">
                <text:p>0.244260586709773</text:p>
              </table:table-cell>
              <table:table-cell office:value-type="float" office:value="0.979385870337322">
                <text:p>0.979385870337322</text:p>
              </table:table-cell>
              <table:table-cell office:value-type="float" office:value="1.22364645704709">
                <text:p>1.22364645704709</text:p>
              </table:table-cell>
            </table:table-row>
            <table:table-row>
              <table:table-cell office:value-type="string">
                <text:p>41700</text:p>
              </table:table-cell>
              <table:table-cell office:value-type="float" office:value="0.0132408222751867">
                <text:p>0.0132408222751867</text:p>
              </table:table-cell>
              <table:table-cell office:value-type="float" office:value="0.998395594516676">
                <text:p>0.998395594516676</text:p>
              </table:table-cell>
              <table:table-cell office:value-type="float" office:value="1.01163641679186">
                <text:p>1.01163641679186</text:p>
              </table:table-cell>
            </table:table-row>
            <table:table-row>
              <table:table-cell office:value-type="string">
                <text:p>41800</text:p>
              </table:table-cell>
              <table:table-cell office:value-type="float" office:value="-0.218497684910617">
                <text:p>-0.218497684910617</text:p>
              </table:table-cell>
              <table:table-cell office:value-type="float" office:value="0.950266530872002">
                <text:p>0.950266530872002</text:p>
              </table:table-cell>
              <table:table-cell office:value-type="float" office:value="0.731768845961385">
                <text:p>0.731768845961385</text:p>
              </table:table-cell>
            </table:table-row>
            <table:table-row>
              <table:table-cell office:value-type="string">
                <text:p>41900</text:p>
              </table:table-cell>
              <table:table-cell office:value-type="float" office:value="-0.438375640947218">
                <text:p>-0.438375640947218</text:p>
              </table:table-cell>
              <table:table-cell office:value-type="float" office:value="0.83823518569887">
                <text:p>0.83823518569887</text:p>
              </table:table-cell>
              <table:table-cell office:value-type="float" office:value="0.399859544751652">
                <text:p>0.399859544751652</text:p>
              </table:table-cell>
            </table:table-row>
            <table:table-row>
              <table:table-cell office:value-type="string">
                <text:p>42000</text:p>
              </table:table-cell>
              <table:table-cell office:value-type="float" office:value="-0.634457517500517">
                <text:p>-0.634457517500517</text:p>
              </table:table-cell>
              <table:table-cell office:value-type="float" office:value="0.669835331137198">
                <text:p>0.669835331137198</text:p>
              </table:table-cell>
              <table:table-cell office:value-type="float" office:value="0.0353778136366809">
                <text:p>0.0353778136366809</text:p>
              </table:table-cell>
            </table:table-row>
            <table:table-row>
              <table:table-cell office:value-type="string">
                <text:p>42100</text:p>
              </table:table-cell>
              <table:table-cell office:value-type="float" office:value="-0.796099580917964">
                <text:p>-0.796099580917964</text:p>
              </table:table-cell>
              <table:table-cell office:value-type="float" office:value="0.456391242613878">
                <text:p>0.456391242613878</text:p>
              </table:table-cell>
              <table:table-cell office:value-type="float" office:value="-0.339708338304086">
                <text:p>-0.339708338304086</text:p>
              </table:table-cell>
            </table:table-row>
            <table:table-row>
              <table:table-cell office:value-type="string">
                <text:p>42200</text:p>
              </table:table-cell>
              <table:table-cell office:value-type="float" office:value="-0.914527488624594">
                <text:p>-0.914527488624594</text:p>
              </table:table-cell>
              <table:table-cell office:value-type="float" office:value="0.212256382312183">
                <text:p>0.212256382312183</text:p>
              </table:table-cell>
              <table:table-cell office:value-type="float" office:value="-0.702271106312411">
                <text:p>-0.702271106312411</text:p>
              </table:table-cell>
            </table:table-row>
            <table:table-row>
              <table:table-cell office:value-type="string">
                <text:p>42300</text:p>
              </table:table-cell>
              <table:table-cell office:value-type="float" office:value="-0.983312711482608">
                <text:p>-0.983312711482608</text:p>
              </table:table-cell>
              <table:table-cell office:value-type="float" office:value="-0.0461520289918672">
                <text:p>-0.0461520289918672</text:p>
              </table:table-cell>
              <table:table-cell office:value-type="float" office:value="-1.02946474047448">
                <text:p>-1.02946474047448</text:p>
              </table:table-cell>
            </table:table-row>
            <table:table-row>
              <table:table-cell office:value-type="string">
                <text:p>42400</text:p>
              </table:table-cell>
              <table:table-cell office:value-type="float" office:value="-0.998721418992166">
                <text:p>-0.998721418992166</text:p>
              </table:table-cell>
              <table:table-cell office:value-type="float" office:value="-0.301456855205504">
                <text:p>-0.301456855205504</text:p>
              </table:table-cell>
              <table:table-cell office:value-type="float" office:value="-1.30017827419767">
                <text:p>-1.30017827419767</text:p>
              </table:table-cell>
            </table:table-row>
            <table:table-row>
              <table:table-cell office:value-type="string">
                <text:p>42500</text:p>
              </table:table-cell>
              <table:table-cell office:value-type="float" office:value="-0.95991719433829">
                <text:p>-0.95991719433829</text:p>
              </table:table-cell>
              <table:table-cell office:value-type="float" office:value="-0.536489722599917">
                <text:p>-0.536489722599917</text:p>
              </table:table-cell>
              <table:table-cell office:value-type="float" office:value="-1.49640691693821">
                <text:p>-1.49640691693821</text:p>
              </table:table-cell>
            </table:table-row>
            <table:table-row>
              <table:table-cell office:value-type="string">
                <text:p>42600</text:p>
              </table:table-cell>
              <table:table-cell office:value-type="float" office:value="-0.869006431037477">
                <text:p>-0.869006431037477</text:p>
              </table:table-cell>
              <table:table-cell office:value-type="float" office:value="-0.735445425367851">
                <text:p>-0.735445425367851</text:p>
              </table:table-cell>
              <table:table-cell office:value-type="float" office:value="-1.60445185640533">
                <text:p>-1.60445185640533</text:p>
              </table:table-cell>
            </table:table-row>
            <table:table-row>
              <table:table-cell office:value-type="string">
                <text:p>42700</text:p>
              </table:table-cell>
              <table:table-cell office:value-type="float" office:value="-0.730923955131444">
                <text:p>-0.730923955131444</text:p>
              </table:table-cell>
              <table:table-cell office:value-type="float" office:value="-0.884944875024155">
                <text:p>-0.884944875024155</text:p>
              </table:table-cell>
              <table:table-cell office:value-type="float" office:value="-1.6158688301556">
                <text:p>-1.6158688301556</text:p>
              </table:table-cell>
            </table:table-row>
            <table:table-row>
              <table:table-cell office:value-type="string">
                <text:p>42800</text:p>
              </table:table-cell>
              <table:table-cell office:value-type="float" office:value="-0.553165227562385">
                <text:p>-0.553165227562385</text:p>
              </table:table-cell>
              <table:table-cell office:value-type="float" office:value="-0.974934713516894">
                <text:p>-0.974934713516894</text:p>
              </table:table-cell>
              <table:table-cell office:value-type="float" office:value="-1.52809994107928">
                <text:p>-1.52809994107928</text:p>
              </table:table-cell>
            </table:table-row>
            <table:table-row>
              <table:table-cell office:value-type="string">
                <text:p>42900</text:p>
              </table:table-cell>
              <table:table-cell office:value-type="float" office:value="-0.34537938578282">
                <text:p>-0.34537938578282</text:p>
              </table:table-cell>
              <table:table-cell office:value-type="float" office:value="-0.999363432921396">
                <text:p>-0.999363432921396</text:p>
              </table:table-cell>
              <table:table-cell office:value-type="float" office:value="-1.34474281870422">
                <text:p>-1.34474281870422</text:p>
              </table:table-cell>
            </table:table-row>
            <table:table-row>
              <table:table-cell office:value-type="string">
                <text:p>43000</text:p>
              </table:table-cell>
              <table:table-cell office:value-type="float" office:value="-0.118845571670517">
                <text:p>-0.118845571670517</text:p>
              </table:table-cell>
              <table:table-cell office:value-type="float" office:value="-0.956588280281123">
                <text:p>-0.956588280281123</text:p>
              </table:table-cell>
              <table:table-cell office:value-type="float" office:value="-1.07543385195164">
                <text:p>-1.07543385195164</text:p>
              </table:table-cell>
            </table:table-row>
            <table:table-row>
              <table:table-cell office:value-type="string">
                <text:p>43100</text:p>
              </table:table-cell>
              <table:table-cell office:value-type="float" office:value="0.114139486371621">
                <text:p>0.114139486371621</text:p>
              </table:table-cell>
              <table:table-cell office:value-type="float" office:value="-0.849485737869155">
                <text:p>-0.849485737869155</text:p>
              </table:table-cell>
              <table:table-cell office:value-type="float" office:value="-0.735346251497533">
                <text:p>-0.735346251497533</text:p>
              </table:table-cell>
            </table:table-row>
            <table:table-row>
              <table:table-cell office:value-type="string">
                <text:p>43200</text:p>
              </table:table-cell>
              <table:table-cell office:value-type="float" office:value="0.340928757766938">
                <text:p>0.340928757766938</text:p>
              </table:table-cell>
              <table:table-cell office:value-type="float" office:value="-0.685258107831857">
                <text:p>-0.685258107831857</text:p>
              </table:table-cell>
              <table:table-cell office:value-type="float" office:value="-0.344329350064918">
                <text:p>-0.344329350064918</text:p>
              </table:table-cell>
            </table:table-row>
            <table:table-row>
              <table:table-cell office:value-type="string">
                <text:p>43300</text:p>
              </table:table-cell>
              <table:table-cell office:value-type="float" office:value="0.549211622452544">
                <text:p>0.549211622452544</text:p>
              </table:table-cell>
              <table:table-cell office:value-type="float" office:value="-0.474949148012593">
                <text:p>-0.474949148012593</text:p>
              </table:table-cell>
              <table:table-cell office:value-type="float" office:value="0.074262474439951">
                <text:p>0.074262474439951</text:p>
              </table:table-cell>
            </table:table-row>
            <table:table-row>
              <table:table-cell office:value-type="string">
                <text:p>43400</text:p>
              </table:table-cell>
              <table:table-cell office:value-type="float" office:value="0.727682022058448">
                <text:p>0.727682022058448</text:p>
              </table:table-cell>
              <table:table-cell office:value-type="float" office:value="-0.232701422347409">
                <text:p>-0.232701422347409</text:p>
              </table:table-cell>
              <table:table-cell office:value-type="float" office:value="0.494980599711038">
                <text:p>0.494980599711038</text:p>
              </table:table-cell>
            </table:table-row>
            <table:table-row>
              <table:table-cell office:value-type="string">
                <text:p>43500</text:p>
              </table:table-cell>
              <table:table-cell office:value-type="float" office:value="0.866652129872879">
                <text:p>0.866652129872879</text:p>
              </table:table-cell>
              <table:table-cell office:value-type="float" office:value="0.0251946872995583">
                <text:p>0.0251946872995583</text:p>
              </table:table-cell>
              <table:table-cell office:value-type="float" office:value="0.891846817172437">
                <text:p>0.891846817172437</text:p>
              </table:table-cell>
            </table:table-row>
            <table:table-row>
              <table:table-cell office:value-type="string">
                <text:p>43600</text:p>
              </table:table-cell>
              <table:table-cell office:value-type="float" office:value="0.958578340637007">
                <text:p>0.958578340637007</text:p>
              </table:table-cell>
              <table:table-cell office:value-type="float" office:value="0.281396566577144">
                <text:p>0.281396566577144</text:p>
              </table:table-cell>
              <table:table-cell office:value-type="float" office:value="1.23997490721415">
                <text:p>1.23997490721415</text:p>
              </table:table-cell>
            </table:table-row>
            <table:table-row>
              <table:table-cell office:value-type="string">
                <text:p>43700</text:p>
              </table:table-cell>
              <table:table-cell office:value-type="float" office:value="0.998470672474838">
                <text:p>0.998470672474838</text:p>
              </table:table-cell>
              <table:table-cell office:value-type="float" office:value="0.518675419652217">
                <text:p>0.518675419652217</text:p>
              </table:table-cell>
              <table:table-cell office:value-type="float" office:value="1.51714609212706">
                <text:p>1.51714609212706</text:p>
              </table:table-cell>
            </table:table-row>
            <table:table-row>
              <table:table-cell office:value-type="string">
                <text:p>43800</text:p>
              </table:table-cell>
              <table:table-cell office:value-type="float" office:value="0.98416368632426">
                <text:p>0.98416368632426</text:p>
              </table:table-cell>
              <table:table-cell office:value-type="float" office:value="0.721075099586192">
                <text:p>0.721075099586192</text:p>
              </table:table-cell>
              <table:table-cell office:value-type="float" office:value="1.70523878591045">
                <text:p>1.70523878591045</text:p>
              </table:table-cell>
            </table:table-row>
            <table:table-row>
              <table:table-cell office:value-type="string">
                <text:p>43900</text:p>
              </table:table-cell>
              <table:table-cell office:value-type="float" office:value="0.916434002337769">
                <text:p>0.916434002337769</text:p>
              </table:table-cell>
              <table:table-cell office:value-type="float" office:value="0.874984856152916">
                <text:p>0.874984856152916</text:p>
              </table:table-cell>
              <table:table-cell office:value-type="float" office:value="1.79141885849069">
                <text:p>1.79141885849069</text:p>
              </table:table-cell>
            </table:table-row>
            <table:table-row>
              <table:table-cell office:value-type="string">
                <text:p>44000</text:p>
              </table:table-cell>
              <table:table-cell office:value-type="float" office:value="0.798958129172847">
                <text:p>0.798958129172847</text:p>
              </table:table-cell>
              <table:table-cell office:value-type="float" office:value="0.970054810994583">
                <text:p>0.970054810994583</text:p>
              </table:table-cell>
              <table:table-cell office:value-type="float" office:value="1.76901294016743">
                <text:p>1.76901294016743</text:p>
              </table:table-cell>
            </table:table-row>
            <table:table-row>
              <table:table-cell office:value-type="string">
                <text:p>44100</text:p>
              </table:table-cell>
              <table:table-cell office:value-type="float" office:value="0.638112949104152">
                <text:p>0.638112949104152</text:p>
              </table:table-cell>
              <table:table-cell office:value-type="float" office:value="0.999891783078234">
                <text:p>0.999891783078234</text:p>
              </table:table-cell>
              <table:table-cell office:value-type="float" office:value="1.63800473218239">
                <text:p>1.63800473218239</text:p>
              </table:table-cell>
            </table:table-row>
            <table:table-row>
              <table:table-cell office:value-type="string">
                <text:p>44200</text:p>
              </table:table-cell>
              <table:table-cell office:value-type="float" office:value="0.442629494763853">
                <text:p>0.442629494763853</text:p>
              </table:table-cell>
              <table:table-cell office:value-type="float" office:value="0.962489356217118">
                <text:p>0.962489356217118</text:p>
              </table:table-cell>
              <table:table-cell office:value-type="float" office:value="1.40511885098097">
                <text:p>1.40511885098097</text:p>
              </table:table-cell>
            </table:table-row>
            <table:table-row>
              <table:table-cell office:value-type="string">
                <text:p>44300</text:p>
              </table:table-cell>
              <table:table-cell office:value-type="float" office:value="0.22311910387972">
                <text:p>0.22311910387972</text:p>
              </table:table-cell>
              <table:table-cell office:value-type="float" office:value="0.86036271233065">
                <text:p>0.86036271233065</text:p>
              </table:table-cell>
              <table:table-cell office:value-type="float" office:value="1.08348181621037">
                <text:p>1.08348181621037</text:p>
              </table:table-cell>
            </table:table-row>
            <table:table-row>
              <table:table-cell office:value-type="string">
                <text:p>44400</text:p>
              </table:table-cell>
              <table:table-cell office:value-type="float" office:value="-0.00850274122215501">
                <text:p>-0.00850274122215501</text:p>
              </table:table-cell>
              <table:table-cell office:value-type="float" office:value="0.700379529508235">
                <text:p>0.700379529508235</text:p>
              </table:table-cell>
              <table:table-cell office:value-type="float" office:value="0.69187678828608">
                <text:p>0.69187678828608</text:p>
              </table:table-cell>
            </table:table-row>
            <table:table-row>
              <table:table-cell office:value-type="string">
                <text:p>44500</text:p>
              </table:table-cell>
              <table:table-cell office:value-type="float" office:value="-0.239663008683672">
                <text:p>-0.239663008683672</text:p>
              </table:table-cell>
              <table:table-cell office:value-type="float" office:value="0.4932981721203">
                <text:p>0.4932981721203</text:p>
              </table:table-cell>
              <table:table-cell office:value-type="float" office:value="0.253635163436627">
                <text:p>0.253635163436627</text:p>
              </table:table-cell>
            </table:table-row>
            <table:table-row>
              <table:table-cell office:value-type="string">
                <text:p>44600</text:p>
              </table:table-cell>
              <table:table-cell office:value-type="float" office:value="-0.457813836554706">
                <text:p>-0.457813836554706</text:p>
              </table:table-cell>
              <table:table-cell office:value-type="float" office:value="0.253044127451845">
                <text:p>0.253044127451845</text:p>
              </table:table-cell>
              <table:table-cell office:value-type="float" office:value="-0.204769709102861">
                <text:p>-0.204769709102861</text:p>
              </table:table-cell>
            </table:table-row>
            <table:table-row>
              <table:table-cell office:value-type="string">
                <text:p>44700</text:p>
              </table:table-cell>
              <table:table-cell office:value-type="float" office:value="-0.651113434578006">
                <text:p>-0.651113434578006</text:p>
              </table:table-cell>
              <table:table-cell office:value-type="float" office:value="-0.00422629554473491">
                <text:p>-0.00422629554473491</text:p>
              </table:table-cell>
              <table:table-cell office:value-type="float" office:value="-0.655339730122741">
                <text:p>-0.655339730122741</text:p>
              </table:table-cell>
            </table:table-row>
            <table:table-row>
              <table:table-cell office:value-type="string">
                <text:p>44800</text:p>
              </table:table-cell>
              <table:table-cell office:value-type="float" office:value="-0.809069096988666">
                <text:p>-0.809069096988666</text:p>
              </table:table-cell>
              <table:table-cell office:value-type="float" office:value="-0.261212514182811">
                <text:p>-0.261212514182811</text:p>
              </table:table-cell>
              <table:table-cell office:value-type="float" office:value="-1.07028161117148">
                <text:p>-1.07028161117148</text:p>
              </table:table-cell>
            </table:table-row>
            <table:table-row>
              <table:table-cell office:value-type="string">
                <text:p>44900</text:p>
              </table:table-cell>
              <table:table-cell office:value-type="float" office:value="-0.923106588279865">
                <text:p>-0.923106588279865</text:p>
              </table:table-cell>
              <table:table-cell office:value-type="float" office:value="-0.500633031777607">
                <text:p>-0.500633031777607</text:p>
              </table:table-cell>
              <table:table-cell office:value-type="float" office:value="-1.42373962005747">
                <text:p>-1.42373962005747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-0.987035700841224">
                <text:p>-0.987035700841224</text:p>
              </table:table-cell>
              <table:table-cell office:value-type="float" office:value="-0.706387667146282">
                <text:p>-0.706387667146282</text:p>
              </table:table-cell>
              <table:table-cell office:value-type="float" office:value="-1.69342336798751">
                <text:p>-1.69342336798751</text:p>
              </table:table-cell>
            </table:table-row>
            <table:table-row>
              <table:table-cell office:value-type="string">
                <text:p>45100</text:p>
              </table:table-cell>
              <table:table-cell office:value-type="float" office:value="-0.997386206119449">
                <text:p>-0.997386206119449</text:p>
              </table:table-cell>
              <table:table-cell office:value-type="float" office:value="-0.864640074695936">
                <text:p>-0.864640074695936</text:p>
              </table:table-cell>
              <table:table-cell office:value-type="float" office:value="-1.86202628081538">
                <text:p>-1.86202628081538</text:p>
              </table:table-cell>
            </table:table-row>
            <table:table-row>
              <table:table-cell office:value-type="string">
                <text:p>45200</text:p>
              </table:table-cell>
              <table:table-cell office:value-type="float" office:value="-0.95359625707754">
                <text:p>-0.95359625707754</text:p>
              </table:table-cell>
              <table:table-cell office:value-type="float" office:value="-0.964748304876824">
                <text:p>-0.964748304876824</text:p>
              </table:table-cell>
              <table:table-cell office:value-type="float" office:value="-1.91834456195436">
                <text:p>-1.91834456195436</text:p>
              </table:table-cell>
            </table:table-row>
            <table:table-row>
              <table:table-cell office:value-type="string">
                <text:p>45300</text:p>
              </table:table-cell>
              <table:table-cell office:value-type="float" office:value="-0.858042885226175">
                <text:p>-0.858042885226175</text:p>
              </table:table-cell>
              <table:table-cell office:value-type="float" office:value="-0.999980411040458">
                <text:p>-0.999980411040458</text:p>
              </table:table-cell>
              <table:table-cell office:value-type="float" office:value="-1.85802329626663">
                <text:p>-1.85802329626663</text:p>
              </table:table-cell>
            </table:table-row>
            <table:table-row>
              <table:table-cell office:value-type="string">
                <text:p>45400</text:p>
              </table:table-cell>
              <table:table-cell office:value-type="float" office:value="-0.715912927092353">
                <text:p>-0.715912927092353</text:p>
              </table:table-cell>
              <table:table-cell office:value-type="float" office:value="-0.967967158927443">
                <text:p>-0.967967158927443</text:p>
              </table:table-cell>
              <table:table-cell office:value-type="float" office:value="-1.6838800860198">
                <text:p>-1.6838800860198</text:p>
              </table:table-cell>
            </table:table-row>
            <table:table-row>
              <table:table-cell office:value-type="string">
                <text:p>45500</text:p>
              </table:table-cell>
              <table:table-cell office:value-type="float" office:value="-0.534921551228926">
                <text:p>-0.534921551228926</text:p>
              </table:table-cell>
              <table:table-cell office:value-type="float" office:value="-0.870861325724417">
                <text:p>-0.870861325724417</text:p>
              </table:table-cell>
              <table:table-cell office:value-type="float" office:value="-1.40578287695334">
                <text:p>-1.40578287695334</text:p>
              </table:table-cell>
            </table:table-row>
            <table:table-row>
              <table:table-cell office:value-type="string">
                <text:p>45600</text:p>
              </table:table-cell>
              <table:table-cell office:value-type="float" office:value="-0.324893370397868">
                <text:p>-0.324893370397868</text:p>
              </table:table-cell>
              <table:table-cell office:value-type="float" office:value="-0.715192956654285">
                <text:p>-0.715192956654285</text:p>
              </table:table-cell>
              <table:table-cell office:value-type="float" office:value="-1.04008632705215">
                <text:p>-1.04008632705215</text:p>
              </table:table-cell>
            </table:table-row>
            <table:table-row>
              <table:table-cell office:value-type="string">
                <text:p>45700</text:p>
              </table:table-cell>
              <table:table-cell office:value-type="float" office:value="-0.0972292461965404">
                <text:p>-0.0972292461965404</text:p>
              </table:table-cell>
              <table:table-cell office:value-type="float" office:value="-0.511430258859108">
                <text:p>-0.511430258859108</text:p>
              </table:table-cell>
              <table:table-cell office:value-type="float" office:value="-0.608659505055648">
                <text:p>-0.608659505055648</text:p>
              </table:table-cell>
            </table:table-row>
            <table:table-row>
              <table:table-cell office:value-type="string">
                <text:p>45800</text:p>
              </table:table-cell>
              <table:table-cell office:value-type="float" office:value="0.135712737380582">
                <text:p>0.135712737380582</text:p>
              </table:table-cell>
              <table:table-cell office:value-type="float" office:value="-0.273275522861332">
                <text:p>-0.273275522861332</text:p>
              </table:table-cell>
              <table:table-cell office:value-type="float" office:value="-0.13756278548075">
                <text:p>-0.13756278548075</text:p>
              </table:table-cell>
            </table:table-row>
            <table:table-row>
              <table:table-cell office:value-type="string">
                <text:p>45900</text:p>
              </table:table-cell>
              <table:table-cell office:value-type="float" office:value="0.361287887950033">
                <text:p>0.361287887950033</text:p>
              </table:table-cell>
              <table:table-cell office:value-type="float" office:value="-0.0167439697013562">
                <text:p>-0.0167439697013562</text:p>
              </table:table-cell>
              <table:table-cell office:value-type="float" office:value="0.344543918248677">
                <text:p>0.344543918248677</text:p>
              </table:table-cell>
            </table:table-row>
            <table:table-row>
              <table:table-cell office:value-type="string">
                <text:p>46000</text:p>
              </table:table-cell>
              <table:table-cell office:value-type="float" office:value="0.567251515367579">
                <text:p>0.567251515367579</text:p>
              </table:table-cell>
              <table:table-cell office:value-type="float" office:value="0.240913588556114">
                <text:p>0.240913588556114</text:p>
              </table:table-cell>
              <table:table-cell office:value-type="float" office:value="0.808165103923693">
                <text:p>0.808165103923693</text:p>
              </table:table-cell>
            </table:table-row>
            <table:table-row>
              <table:table-cell office:value-type="string">
                <text:p>46100</text:p>
              </table:table-cell>
              <table:table-cell office:value-type="float" office:value="0.742423382087009">
                <text:p>0.742423382087009</text:p>
              </table:table-cell>
              <table:table-cell office:value-type="float" office:value="0.482370480888343">
                <text:p>0.482370480888343</text:p>
              </table:table-cell>
              <table:table-cell office:value-type="float" office:value="1.22479386297535">
                <text:p>1.22479386297535</text:p>
              </table:table-cell>
            </table:table-row>
            <table:table-row>
              <table:table-cell office:value-type="string">
                <text:p>46200</text:p>
              </table:table-cell>
              <table:table-cell office:value-type="float" office:value="0.877294793446913">
                <text:p>0.877294793446913</text:p>
              </table:table-cell>
              <table:table-cell office:value-type="float" office:value="0.691389608660965">
                <text:p>0.691389608660965</text:p>
              </table:table-cell>
              <table:table-cell office:value-type="float" office:value="1.56868440210788">
                <text:p>1.56868440210788</text:p>
              </table:table-cell>
            </table:table-row>
            <table:table-row>
              <table:table-cell office:value-type="string">
                <text:p>46300</text:p>
              </table:table-cell>
              <table:table-cell office:value-type="float" office:value="0.964544584899421">
                <text:p>0.964544584899421</text:p>
              </table:table-cell>
              <table:table-cell office:value-type="float" office:value="0.853915036689971">
                <text:p>0.853915036689971</text:p>
              </table:table-cell>
              <table:table-cell office:value-type="float" office:value="1.81845962158939">
                <text:p>1.81845962158939</text:p>
              </table:table-cell>
            </table:table-row>
            <table:table-row>
              <table:table-cell office:value-type="string">
                <text:p>46400</text:p>
              </table:table-cell>
              <table:table-cell office:value-type="float" office:value="0.999436644513814">
                <text:p>0.999436644513814</text:p>
              </table:table-cell>
              <table:table-cell office:value-type="float" office:value="0.95901753211723">
                <text:p>0.95901753211723</text:p>
              </table:table-cell>
              <table:table-cell office:value-type="float" office:value="1.95845417663104">
                <text:p>1.95845417663104</text:p>
              </table:table-cell>
            </table:table-row>
            <table:table-row>
              <table:table-cell office:value-type="string">
                <text:p>46500</text:p>
              </table:table-cell>
              <table:table-cell office:value-type="float" office:value="0.980076948345973">
                <text:p>0.980076948345973</text:p>
              </table:table-cell>
              <table:table-cell office:value-type="float" office:value="0.99962927836382">
                <text:p>0.99962927836382</text:p>
              </table:table-cell>
              <table:table-cell office:value-type="float" office:value="1.97970622670979">
                <text:p>1.97970622670979</text:p>
              </table:table-cell>
            </table:table-row>
            <table:table-row>
              <table:table-cell office:value-type="string">
                <text:p>46600</text:p>
              </table:table-cell>
              <table:table-cell office:value-type="float" office:value="0.907516381124395">
                <text:p>0.907516381124395</text:p>
              </table:table-cell>
              <table:table-cell office:value-type="float" office:value="0.973019272566781">
                <text:p>0.973019272566781</text:p>
              </table:table-cell>
              <table:table-cell office:value-type="float" office:value="1.88053565369118">
                <text:p>1.88053565369118</text:p>
              </table:table-cell>
            </table:table-row>
            <table:table-row>
              <table:table-cell office:value-type="string">
                <text:p>46700</text:p>
              </table:table-cell>
              <table:table-cell office:value-type="float" office:value="0.785693717807537">
                <text:p>0.785693717807537</text:p>
              </table:table-cell>
              <table:table-cell office:value-type="float" office:value="0.880976961083082">
                <text:p>0.880976961083082</text:p>
              </table:table-cell>
              <table:table-cell office:value-type="float" office:value="1.66667067889062">
                <text:p>1.66667067889062</text:p>
              </table:table-cell>
            </table:table-row>
            <table:table-row>
              <table:table-cell office:value-type="string">
                <text:p>46800</text:p>
              </table:table-cell>
              <table:table-cell office:value-type="float" office:value="0.621221746909977">
                <text:p>0.621221746909977</text:p>
              </table:table-cell>
              <table:table-cell office:value-type="float" office:value="0.729691863927691">
                <text:p>0.729691863927691</text:p>
              </table:table-cell>
              <table:table-cell office:value-type="float" office:value="1.35091361083767">
                <text:p>1.35091361083767</text:p>
              </table:table-cell>
            </table:table-row>
            <table:table-row>
              <table:table-cell office:value-type="string">
                <text:p>46900</text:p>
              </table:table-cell>
              <table:table-cell office:value-type="float" office:value="0.423028418217923">
                <text:p>0.423028418217923</text:p>
              </table:table-cell>
              <table:table-cell office:value-type="float" office:value="0.529337409010138">
                <text:p>0.529337409010138</text:p>
              </table:table-cell>
              <table:table-cell office:value-type="float" office:value="0.952365827228061">
                <text:p>0.952365827228061</text:p>
              </table:table-cell>
            </table:table-row>
            <table:table-row>
              <table:table-cell office:value-type="string">
                <text:p>47000</text:p>
              </table:table-cell>
              <table:table-cell office:value-type="float" office:value="0.20187210459371">
                <text:p>0.20187210459371</text:p>
              </table:table-cell>
              <table:table-cell office:value-type="float" office:value="0.293386768930532">
                <text:p>0.293386768930532</text:p>
              </table:table-cell>
              <table:table-cell office:value-type="float" office:value="0.495258873524242">
                <text:p>0.495258873524242</text:p>
              </table:table-cell>
            </table:table-row>
            <table:table-row>
              <table:table-cell office:value-type="string">
                <text:p>47100</text:p>
              </table:table-cell>
              <table:table-cell office:value-type="float" office:value="-0.0302422698548799">
                <text:p>-0.0302422698548799</text:p>
              </table:table-cell>
              <table:table-cell office:value-type="float" office:value="0.0377068714643914">
                <text:p>0.0377068714643914</text:p>
              </table:table-cell>
              <table:table-cell office:value-type="float" office:value="0.00746460160951151">
                <text:p>0.00746460160951151</text:p>
              </table:table-cell>
            </table:table-row>
            <table:table-row>
              <table:table-cell office:value-type="string">
                <text:p>47200</text:p>
              </table:table-cell>
              <table:table-cell office:value-type="float" office:value="-0.26071505225841">
                <text:p>-0.26071505225841</text:p>
              </table:table-cell>
              <table:table-cell office:value-type="float" office:value="-0.220508716540424">
                <text:p>-0.220508716540424</text:p>
              </table:table-cell>
              <table:table-cell office:value-type="float" office:value="-0.481223768798834">
                <text:p>-0.481223768798834</text:p>
              </table:table-cell>
            </table:table-row>
            <table:table-row>
              <table:table-cell office:value-type="string">
                <text:p>47300</text:p>
              </table:table-cell>
              <table:table-cell office:value-type="float" office:value="-0.477035584849217">
                <text:p>-0.477035584849217</text:p>
              </table:table-cell>
              <table:table-cell office:value-type="float" office:value="-0.463895824694367">
                <text:p>-0.463895824694367</text:p>
              </table:table-cell>
              <table:table-cell office:value-type="float" office:value="-0.940931409543584">
                <text:p>-0.940931409543584</text:p>
              </table:table-cell>
            </table:table-row>
            <table:table-row>
              <table:table-cell office:value-type="string">
                <text:p>47400</text:p>
              </table:table-cell>
              <table:table-cell office:value-type="float" office:value="-0.667461537469376">
                <text:p>-0.667461537469376</text:p>
              </table:table-cell>
              <table:table-cell office:value-type="float" office:value="-0.676087477188747">
                <text:p>-0.676087477188747</text:p>
              </table:table-cell>
              <table:table-cell office:value-type="float" office:value="-1.34354901465812">
                <text:p>-1.34354901465812</text:p>
              </table:table-cell>
            </table:table-row>
            <table:table-row>
              <table:table-cell office:value-type="string">
                <text:p>47500</text:p>
              </table:table-cell>
              <table:table-cell office:value-type="float" office:value="-0.82165609768287">
                <text:p>-0.82165609768287</text:p>
              </table:table-cell>
              <table:table-cell office:value-type="float" office:value="-0.842814473105782">
                <text:p>-0.842814473105782</text:p>
              </table:table-cell>
              <table:table-cell office:value-type="float" office:value="-1.66447057078865">
                <text:p>-1.66447057078865</text:p>
              </table:table-cell>
            </table:table-row>
            <table:table-row>
              <table:table-cell office:value-type="string">
                <text:p>47600</text:p>
              </table:table-cell>
              <table:table-cell office:value-type="float" office:value="-0.93124925739357">
                <text:p>-0.93124925739357</text:p>
              </table:table-cell>
              <table:table-cell office:value-type="float" office:value="-0.952865003891594">
                <text:p>-0.952865003891594</text:p>
              </table:table-cell>
              <table:table-cell office:value-type="float" office:value="-1.88411426128516">
                <text:p>-1.88411426128516</text:p>
              </table:table-cell>
            </table:table-row>
            <table:table-row>
              <table:table-cell office:value-type="string">
                <text:p>47700</text:p>
              </table:table-cell>
              <table:table-cell office:value-type="float" office:value="-0.990292034960963">
                <text:p>-0.990292034960963</text:p>
              </table:table-cell>
              <table:table-cell office:value-type="float" office:value="-0.998838540901629">
                <text:p>-0.998838540901629</text:p>
              </table:table-cell>
              <table:table-cell office:value-type="float" office:value="-1.98913057586259">
                <text:p>-1.98913057586259</text:p>
              </table:table-cell>
            </table:table-row>
            <table:table-row>
              <table:table-cell office:value-type="string">
                <text:p>47800</text:p>
              </table:table-cell>
              <table:table-cell office:value-type="float" office:value="-0.995579444448777">
                <text:p>-0.995579444448777</text:p>
              </table:table-cell>
              <table:table-cell office:value-type="float" office:value="-0.977643495996185">
                <text:p>-0.977643495996185</text:p>
              </table:table-cell>
              <table:table-cell office:value-type="float" office:value="-1.97322294044496">
                <text:p>-1.97322294044496</text:p>
              </table:table-cell>
            </table:table-row>
            <table:table-row>
              <table:table-cell office:value-type="string">
                <text:p>47900</text:p>
              </table:table-cell>
              <table:table-cell office:value-type="float" office:value="-0.946824474230598">
                <text:p>-0.946824474230598</text:p>
              </table:table-cell>
              <table:table-cell office:value-type="float" office:value="-0.890705169861234">
                <text:p>-0.890705169861234</text:p>
              </table:table-cell>
              <table:table-cell office:value-type="float" office:value="-1.83752964409183">
                <text:p>-1.83752964409183</text:p>
              </table:table-cell>
            </table:table-row>
            <table:table-row>
              <table:table-cell office:value-type="string">
                <text:p>48000</text:p>
              </table:table-cell>
              <table:table-cell office:value-type="float" office:value="-0.846673669987486">
                <text:p>-0.846673669987486</text:p>
              </table:table-cell>
              <table:table-cell office:value-type="float" office:value="-0.743869875154822">
                <text:p>-0.743869875154822</text:p>
              </table:table-cell>
              <table:table-cell office:value-type="float" office:value="-1.59054354514231">
                <text:p>-1.59054354514231</text:p>
              </table:table-cell>
            </table:table-row>
            <table:table-row>
              <table:table-cell office:value-type="string">
                <text:p>48100</text:p>
              </table:table-cell>
              <table:table-cell office:value-type="float" office:value="-0.700563426475499">
                <text:p>-0.700563426475499</text:p>
              </table:table-cell>
              <table:table-cell office:value-type="float" office:value="-0.547011798453841">
                <text:p>-0.547011798453841</text:p>
              </table:table-cell>
              <table:table-cell office:value-type="float" office:value="-1.24757522492934">
                <text:p>-1.24757522492934</text:p>
              </table:table-cell>
            </table:table-row>
            <table:table-row>
              <table:table-cell office:value-type="string">
                <text:p>48200</text:p>
              </table:table-cell>
              <table:table-cell office:value-type="float" office:value="-0.516424985005934">
                <text:p>-0.516424985005934</text:p>
              </table:table-cell>
              <table:table-cell office:value-type="float" office:value="-0.3133690208206">
                <text:p>-0.3133690208206</text:p>
              </table:table-cell>
              <table:table-cell office:value-type="float" office:value="-0.829794005826534">
                <text:p>-0.829794005826534</text:p>
              </table:table-cell>
            </table:table-row>
            <table:table-row>
              <table:table-cell office:value-type="string">
                <text:p>48300</text:p>
              </table:table-cell>
              <table:table-cell office:value-type="float" office:value="-0.304253764638671">
                <text:p>-0.304253764638671</text:p>
              </table:table-cell>
              <table:table-cell office:value-type="float" office:value="-0.0586531909047115">
                <text:p>-0.0586531909047115</text:p>
              </table:table-cell>
              <table:table-cell office:value-type="float" office:value="-0.362906955543383">
                <text:p>-0.362906955543383</text:p>
              </table:table-cell>
            </table:table-row>
            <table:table-row>
              <table:table-cell office:value-type="string">
                <text:p>48400</text:p>
              </table:table-cell>
              <table:table-cell office:value-type="float" office:value="-0.0755669522362456">
                <text:p>-0.0755669522362456</text:p>
              </table:table-cell>
              <table:table-cell office:value-type="float" office:value="0.200006871571074">
                <text:p>0.200006871571074</text:p>
              </table:table-cell>
              <table:table-cell office:value-type="float" office:value="0.124439919334828">
                <text:p>0.124439919334828</text:p>
              </table:table-cell>
            </table:table-row>
            <table:table-row>
              <table:table-cell office:value-type="string">
                <text:p>48500</text:p>
              </table:table-cell>
              <table:table-cell office:value-type="float" office:value="0.157221825502803">
                <text:p>0.157221825502803</text:p>
              </table:table-cell>
              <table:table-cell office:value-type="float" office:value="0.445217135274012">
                <text:p>0.445217135274012</text:p>
              </table:table-cell>
              <table:table-cell office:value-type="float" office:value="0.602438960776815">
                <text:p>0.602438960776815</text:p>
              </table:table-cell>
            </table:table-row>
            <table:table-row>
              <table:table-cell office:value-type="string">
                <text:p>48600</text:p>
              </table:table-cell>
              <table:table-cell office:value-type="float" office:value="0.381476206798228">
                <text:p>0.381476206798228</text:p>
              </table:table-cell>
              <table:table-cell office:value-type="float" office:value="0.660488000854721">
                <text:p>0.660488000854721</text:p>
              </table:table-cell>
              <table:table-cell office:value-type="float" office:value="1.04196420765295">
                <text:p>1.04196420765295</text:p>
              </table:table-cell>
            </table:table-row>
            <table:table-row>
              <table:table-cell office:value-type="string">
                <text:p>48700</text:p>
              </table:table-cell>
              <table:table-cell office:value-type="float" office:value="0.585023195619581">
                <text:p>0.585023195619581</text:p>
              </table:table-cell>
              <table:table-cell office:value-type="float" office:value="0.831343265629928">
                <text:p>0.831343265629928</text:p>
              </table:table-cell>
              <table:table-cell office:value-type="float" office:value="1.41636646124951">
                <text:p>1.41636646124951</text:p>
              </table:table-cell>
            </table:table-row>
            <table:table-row>
              <table:table-cell office:value-type="string">
                <text:p>48800</text:p>
              </table:table-cell>
              <table:table-cell office:value-type="float" office:value="0.756813735804025">
                <text:p>0.756813735804025</text:p>
              </table:table-cell>
              <table:table-cell office:value-type="float" office:value="0.946293453014275">
                <text:p>0.946293453014275</text:p>
              </table:table-cell>
              <table:table-cell office:value-type="float" office:value="1.7031071888183">
                <text:p>1.7031071888183</text:p>
              </table:table-cell>
            </table:table-row>
            <table:table-row>
              <table:table-cell office:value-type="string">
                <text:p>48900</text:p>
              </table:table-cell>
              <table:table-cell office:value-type="float" office:value="0.887522678154233">
                <text:p>0.887522678154233</text:p>
              </table:table-cell>
              <table:table-cell office:value-type="float" office:value="0.997608544148529">
                <text:p>0.997608544148529</text:p>
              </table:table-cell>
              <table:table-cell office:value-type="float" office:value="1.88513122230276">
                <text:p>1.88513122230276</text:p>
              </table:table-cell>
            </table:table-row>
            <table:table-row>
              <table:table-cell office:value-type="string">
                <text:p>49000</text:p>
              </table:table-cell>
              <table:table-cell office:value-type="float" office:value="0.970054803756012">
                <text:p>0.970054803756012</text:p>
              </table:table-cell>
              <table:table-cell office:value-type="float" office:value="0.981837774999075">
                <text:p>0.981837774999075</text:p>
              </table:table-cell>
              <table:table-cell office:value-type="float" office:value="1.95189257875509">
                <text:p>1.95189257875509</text:p>
              </table:table-cell>
            </table:table-row>
            <table:table-row>
              <table:table-cell office:value-type="string">
                <text:p>49100</text:p>
              </table:table-cell>
              <table:table-cell office:value-type="float" office:value="0.999930096515444">
                <text:p>0.999930096515444</text:p>
              </table:table-cell>
              <table:table-cell office:value-type="float" office:value="0.900041660903794">
                <text:p>0.900041660903794</text:p>
              </table:table-cell>
              <table:table-cell office:value-type="float" office:value="1.89997175741924">
                <text:p>1.89997175741924</text:p>
              </table:table-cell>
            </table:table-row>
            <table:table-row>
              <table:table-cell office:value-type="string">
                <text:p>49200</text:p>
              </table:table-cell>
              <table:table-cell office:value-type="float" office:value="0.975526848396013">
                <text:p>0.975526848396013</text:p>
              </table:table-cell>
              <table:table-cell office:value-type="float" office:value="0.757720755282267">
                <text:p>0.757720755282267</text:p>
              </table:table-cell>
              <table:table-cell office:value-type="float" office:value="1.73324760367828">
                <text:p>1.73324760367828</text:p>
              </table:table-cell>
            </table:table-row>
            <table:table-row>
              <table:table-cell office:value-type="string">
                <text:p>49300</text:p>
              </table:table-cell>
              <table:table-cell office:value-type="float" office:value="0.898169718656424">
                <text:p>0.898169718656424</text:p>
              </table:table-cell>
              <table:table-cell office:value-type="float" office:value="0.56444562892729">
                <text:p>0.56444562892729</text:p>
              </table:table-cell>
              <table:table-cell office:value-type="float" office:value="1.46261534758371">
                <text:p>1.46261534758371</text:p>
              </table:table-cell>
            </table:table-row>
            <table:table-row>
              <table:table-cell office:value-type="string">
                <text:p>49400</text:p>
              </table:table-cell>
              <table:table-cell office:value-type="float" office:value="0.772057833113609">
                <text:p>0.772057833113609</text:p>
              </table:table-cell>
              <table:table-cell office:value-type="float" office:value="0.33321343415948">
                <text:p>0.33321343415948</text:p>
              </table:table-cell>
              <table:table-cell office:value-type="float" office:value="1.10527126727309">
                <text:p>1.10527126727309</text:p>
              </table:table-cell>
            </table:table-row>
            <table:table-row>
              <table:table-cell office:value-type="string">
                <text:p>49500</text:p>
              </table:table-cell>
              <table:table-cell office:value-type="float" office:value="0.604036840263402">
                <text:p>0.604036840263402</text:p>
              </table:table-cell>
              <table:table-cell office:value-type="float" office:value="0.079573686767234">
                <text:p>0.079573686767234</text:p>
              </table:table-cell>
              <table:table-cell office:value-type="float" office:value="0.683610527030636">
                <text:p>0.683610527030636</text:p>
              </table:table-cell>
            </table:table-row>
            <table:table-row>
              <table:table-cell office:value-type="string">
                <text:p>49600</text:p>
              </table:table-cell>
              <table:table-cell office:value-type="float" office:value="0.403227340367697">
                <text:p>0.403227340367697</text:p>
              </table:table-cell>
              <table:table-cell office:value-type="float" office:value="-0.179417069729121">
                <text:p>-0.179417069729121</text:p>
              </table:table-cell>
              <table:table-cell office:value-type="float" office:value="0.223810270638576">
                <text:p>0.223810270638576</text:p>
              </table:table-cell>
            </table:table-row>
            <table:table-row>
              <table:table-cell office:value-type="string">
                <text:p>49700</text:p>
              </table:table-cell>
              <table:table-cell office:value-type="float" office:value="0.180529692344727">
                <text:p>0.180529692344727</text:p>
              </table:table-cell>
              <table:table-cell office:value-type="float" office:value="-0.426342653046438">
                <text:p>-0.426342653046438</text:p>
              </table:table-cell>
              <table:table-cell office:value-type="float" office:value="-0.245812960701711">
                <text:p>-0.245812960701711</text:p>
              </table:table-cell>
            </table:table-row>
            <table:table-row>
              <table:table-cell office:value-type="string">
                <text:p>49800</text:p>
              </table:table-cell>
              <table:table-cell office:value-type="float" office:value="-0.051967500409378">
                <text:p>-0.051967500409378</text:p>
              </table:table-cell>
              <table:table-cell office:value-type="float" office:value="-0.644598084164612">
                <text:p>-0.644598084164612</text:p>
              </table:table-cell>
              <table:table-cell office:value-type="float" office:value="-0.69656558457399">
                <text:p>-0.69656558457399</text:p>
              </table:table-cell>
            </table:table-row>
            <table:table-row>
              <table:table-cell office:value-type="string">
                <text:p>49900</text:p>
              </table:table-cell>
              <table:table-cell office:value-type="float" office:value="-0.281643804848284">
                <text:p>-0.281643804848284</text:p>
              </table:table-cell>
              <table:table-cell office:value-type="float" office:value="-0.819506476025574">
                <text:p>-0.819506476025574</text:p>
              </table:table-cell>
              <table:table-cell office:value-type="float" office:value="-1.10115028087386">
                <text:p>-1.1011502808738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-0.496031798084955">
                <text:p>-0.496031798084955</text:p>
              </table:table-cell>
              <table:table-cell office:value-type="float" office:value="-0.939305742329683">
                <text:p>-0.939305742329683</text:p>
              </table:table-cell>
              <table:table-cell office:value-type="float" office:value="-1.43533754041464">
                <text:p>-1.43533754041464</text:p>
              </table:table-cell>
            </table:table-row>
            <table:table-row>
              <table:table-cell office:value-type="string">
                <text:p>50100</text:p>
              </table:table-cell>
              <table:table-cell office:value-type="float" office:value="-0.683494052232496">
                <text:p>-0.683494052232496</text:p>
              </table:table-cell>
              <table:table-cell office:value-type="float" office:value="-0.995939829830699">
                <text:p>-0.995939829830699</text:p>
              </table:table-cell>
              <table:table-cell office:value-type="float" office:value="-1.6794338820632">
                <text:p>-1.6794338820632</text:p>
              </table:table-cell>
            </table:table-row>
            <table:table-row>
              <table:table-cell office:value-type="string">
                <text:p>50200</text:p>
              </table:table-cell>
              <table:table-cell office:value-type="float" office:value="-0.833854632061001">
                <text:p>-0.833854632061001</text:p>
              </table:table-cell>
              <table:table-cell office:value-type="float" office:value="-0.985600266897275">
                <text:p>-0.985600266897275</text:p>
              </table:table-cell>
              <table:table-cell office:value-type="float" office:value="-1.81945489895828">
                <text:p>-1.81945489895828</text:p>
              </table:table-cell>
            </table:table-row>
            <table:table-row>
              <table:table-cell office:value-type="string">
                <text:p>50300</text:p>
              </table:table-cell>
              <table:table-cell office:value-type="float" office:value="-0.938951651364213">
                <text:p>-0.938951651364213</text:p>
              </table:table-cell>
              <table:table-cell office:value-type="float" office:value="-0.908982354844617">
                <text:p>-0.908982354844617</text:p>
              </table:table-cell>
              <table:table-cell office:value-type="float" office:value="-1.84793400620883">
                <text:p>-1.84793400620883</text:p>
              </table:table-cell>
            </table:table-row>
            <table:table-row>
              <table:table-cell office:value-type="string">
                <text:p>50400</text:p>
              </table:table-cell>
              <table:table-cell office:value-type="float" office:value="-0.993080172547365">
                <text:p>-0.993080172547365</text:p>
              </table:table-cell>
              <table:table-cell office:value-type="float" office:value="-0.771238413118812">
                <text:p>-0.771238413118812</text:p>
              </table:table-cell>
              <table:table-cell office:value-type="float" office:value="-1.76431858566618">
                <text:p>-1.76431858566618</text:p>
              </table:table-cell>
            </table:table-row>
            <table:table-row>
              <table:table-cell office:value-type="string">
                <text:p>50500</text:p>
              </table:table-cell>
              <table:table-cell office:value-type="float" office:value="-0.993301986467384">
                <text:p>-0.993301986467384</text:p>
              </table:table-cell>
              <table:table-cell office:value-type="float" office:value="-0.581631233567873">
                <text:p>-0.581631233567873</text:p>
              </table:table-cell>
              <table:table-cell office:value-type="float" office:value="-1.57493322003526">
                <text:p>-1.57493322003526</text:p>
              </table:table-cell>
            </table:table-row>
            <table:table-row>
              <table:table-cell office:value-type="string">
                <text:p>50600</text:p>
              </table:table-cell>
              <table:table-cell office:value-type="float" office:value="-0.939605052491913">
                <text:p>-0.939605052491913</text:p>
              </table:table-cell>
              <table:table-cell office:value-type="float" office:value="-0.352911282590423">
                <text:p>-0.352911282590423</text:p>
              </table:table-cell>
              <table:table-cell office:value-type="float" office:value="-1.29251633508234">
                <text:p>-1.29251633508234</text:p>
              </table:table-cell>
            </table:table-row>
            <table:table-row>
              <table:table-cell office:value-type="string">
                <text:p>50700</text:p>
              </table:table-cell>
              <table:table-cell office:value-type="float" office:value="-0.834904152309295">
                <text:p>-0.834904152309295</text:p>
              </table:table-cell>
              <table:table-cell office:value-type="float" office:value="-0.100459218319945">
                <text:p>-0.100459218319945</text:p>
              </table:table-cell>
              <table:table-cell office:value-type="float" office:value="-0.93536337062924">
                <text:p>-0.93536337062924</text:p>
              </table:table-cell>
            </table:table-row>
            <table:table-row>
              <table:table-cell office:value-type="string">
                <text:p>50800</text:p>
              </table:table-cell>
              <table:table-cell office:value-type="float" office:value="-0.684882699429987">
                <text:p>-0.684882699429987</text:p>
              </table:table-cell>
              <table:table-cell office:value-type="float" office:value="0.158748365776351">
                <text:p>0.158748365776351</text:p>
              </table:table-cell>
              <table:table-cell office:value-type="float" office:value="-0.526134333653635">
                <text:p>-0.526134333653635</text:p>
              </table:table-cell>
            </table:table-row>
            <table:table-row>
              <table:table-cell office:value-type="string">
                <text:p>50900</text:p>
              </table:table-cell>
              <table:table-cell office:value-type="float" office:value="-0.49768420966002">
                <text:p>-0.49768420966002</text:p>
              </table:table-cell>
              <table:table-cell office:value-type="float" office:value="0.407280678428605">
                <text:p>0.407280678428605</text:p>
              </table:table-cell>
              <table:table-cell office:value-type="float" office:value="-0.0904035312314146">
                <text:p>-0.0904035312314146</text:p>
              </table:table-cell>
            </table:table-row>
            <table:table-row>
              <table:table-cell office:value-type="string">
                <text:p>51000</text:p>
              </table:table-cell>
              <table:table-cell office:value-type="float" office:value="-0.283470284014719">
                <text:p>-0.283470284014719</text:p>
              </table:table-cell>
              <table:table-cell office:value-type="float" office:value="0.628424716238576">
                <text:p>0.628424716238576</text:p>
              </table:table-cell>
              <table:table-cell office:value-type="float" office:value="0.344954432223858">
                <text:p>0.344954432223858</text:p>
              </table:table-cell>
            </table:table-row>
            <table:table-row>
              <table:table-cell office:value-type="string">
                <text:p>51100</text:p>
              </table:table-cell>
              <table:table-cell office:value-type="float" office:value="-0.0538689016286871">
                <text:p>-0.0538689016286871</text:p>
              </table:table-cell>
              <table:table-cell office:value-type="float" office:value="0.807309276107115">
                <text:p>0.807309276107115</text:p>
              </table:table-cell>
              <table:table-cell office:value-type="float" office:value="0.753440374478428">
                <text:p>0.753440374478428</text:p>
              </table:table-cell>
            </table:table-row>
            <table:table-row>
              <table:table-cell office:value-type="string">
                <text:p>51200</text:p>
              </table:table-cell>
              <table:table-cell office:value-type="float" office:value="0.178656581573535">
                <text:p>0.178656581573535</text:p>
              </table:table-cell>
              <table:table-cell office:value-type="float" office:value="0.931904953859993">
                <text:p>0.931904953859993</text:p>
              </table:table-cell>
              <table:table-cell office:value-type="float" office:value="1.11056153543353">
                <text:p>1.11056153543353</text:p>
              </table:table-cell>
            </table:table-row>
            <table:table-row>
              <table:table-cell office:value-type="string">
                <text:p>51300</text:p>
              </table:table-cell>
              <table:table-cell office:value-type="float" office:value="0.401484196881024">
                <text:p>0.401484196881024</text:p>
              </table:table-cell>
              <table:table-cell office:value-type="float" office:value="0.993833135102048">
                <text:p>0.993833135102048</text:p>
              </table:table-cell>
              <table:table-cell office:value-type="float" office:value="1.39531733198307">
                <text:p>1.39531733198307</text:p>
              </table:table-cell>
            </table:table-row>
            <table:table-row>
              <table:table-cell office:value-type="string">
                <text:p>51400</text:p>
              </table:table-cell>
              <table:table-cell office:value-type="float" office:value="0.602518285937838">
                <text:p>0.602518285937838</text:p>
              </table:table-cell>
              <table:table-cell office:value-type="float" office:value="0.988929327756035">
                <text:p>0.988929327756035</text:p>
              </table:table-cell>
              <table:table-cell office:value-type="float" office:value="1.59144761369387">
                <text:p>1.59144761369387</text:p>
              </table:table-cell>
            </table:table-row>
            <table:table-row>
              <table:table-cell office:value-type="string">
                <text:p>51500</text:p>
              </table:table-cell>
              <table:table-cell office:value-type="float" office:value="0.770846298657165">
                <text:p>0.770846298657165</text:p>
              </table:table-cell>
              <table:table-cell office:value-type="float" office:value="0.917523306293818">
                <text:p>0.917523306293818</text:p>
              </table:table-cell>
              <table:table-cell office:value-type="float" office:value="1.68836960495098">
                <text:p>1.68836960495098</text:p>
              </table:table-cell>
            </table:table-row>
            <table:table-row>
              <table:table-cell office:value-type="string">
                <text:p>51600</text:p>
              </table:table-cell>
              <table:table-cell office:value-type="float" office:value="0.897330955843256">
                <text:p>0.897330955843256</text:p>
              </table:table-cell>
              <table:table-cell office:value-type="float" office:value="0.78441690401416">
                <text:p>0.78441690401416</text:p>
              </table:table-cell>
              <table:table-cell office:value-type="float" office:value="1.68174785985742">
                <text:p>1.68174785985742</text:p>
              </table:table-cell>
            </table:table-row>
            <table:table-row>
              <table:table-cell office:value-type="string">
                <text:p>51700</text:p>
              </table:table-cell>
              <table:table-cell office:value-type="float" office:value="0.975106406220677">
                <text:p>0.975106406220677</text:p>
              </table:table-cell>
              <table:table-cell office:value-type="float" office:value="0.598561030801106">
                <text:p>0.598561030801106</text:p>
              </table:table-cell>
              <table:table-cell office:value-type="float" office:value="1.57366743702178">
                <text:p>1.57366743702178</text:p>
              </table:table-cell>
            </table:table-row>
            <table:table-row>
              <table:table-cell office:value-type="string">
                <text:p>51800</text:p>
              </table:table-cell>
              <table:table-cell office:value-type="float" office:value="0.99995079750713">
                <text:p>0.99995079750713</text:p>
              </table:table-cell>
              <table:table-cell office:value-type="float" office:value="0.372453959589238">
                <text:p>0.372453959589238</text:p>
              </table:table-cell>
              <table:table-cell office:value-type="float" office:value="1.37240475709637">
                <text:p>1.37240475709637</text:p>
              </table:table-cell>
            </table:table-row>
            <table:table-row>
              <table:table-cell office:value-type="string">
                <text:p>51900</text:p>
              </table:table-cell>
              <table:table-cell office:value-type="float" office:value="0.970515531455268">
                <text:p>0.970515531455268</text:p>
              </table:table-cell>
              <table:table-cell office:value-type="float" office:value="0.121300600579467">
                <text:p>0.121300600579467</text:p>
              </table:table-cell>
              <table:table-cell office:value-type="float" office:value="1.09181613203473">
                <text:p>1.09181613203473</text:p>
              </table:table-cell>
            </table:table-row>
            <table:table-row>
              <table:table-cell office:value-type="string">
                <text:p>52000</text:p>
              </table:table-cell>
              <table:table-cell office:value-type="float" office:value="0.888398409155067">
                <text:p>0.888398409155067</text:p>
              </table:table-cell>
              <table:table-cell office:value-type="float" office:value="-0.138009849173272">
                <text:p>-0.138009849173272</text:p>
              </table:table-cell>
              <table:table-cell office:value-type="float" office:value="0.750388559981795">
                <text:p>0.750388559981795</text:p>
              </table:table-cell>
            </table:table-row>
            <table:table-row>
              <table:table-cell office:value-type="string">
                <text:p>52100</text:p>
              </table:table-cell>
              <table:table-cell office:value-type="float" office:value="0.758056940615357">
                <text:p>0.758056940615357</text:p>
              </table:table-cell>
              <table:table-cell office:value-type="float" office:value="-0.388039594290861">
                <text:p>-0.388039594290861</text:p>
              </table:table-cell>
              <table:table-cell office:value-type="float" office:value="0.370017346324496">
                <text:p>0.370017346324496</text:p>
              </table:table-cell>
            </table:table-row>
            <table:table-row>
              <table:table-cell office:value-type="string">
                <text:p>52200</text:p>
              </table:table-cell>
              <table:table-cell office:value-type="float" office:value="0.586566366002545">
                <text:p>0.586566366002545</text:p>
              </table:table-cell>
              <table:table-cell office:value-type="float" office:value="-0.61197496365969">
                <text:p>-0.61197496365969</text:p>
              </table:table-cell>
              <table:table-cell office:value-type="float" office:value="-0.0254085976571448">
                <text:p>-0.0254085976571448</text:p>
              </table:table-cell>
            </table:table-row>
            <table:table-row>
              <table:table-cell office:value-type="string">
                <text:p>52300</text:p>
              </table:table-cell>
              <table:table-cell office:value-type="float" office:value="0.38323562285704">
                <text:p>0.38323562285704</text:p>
              </table:table-cell>
              <table:table-cell office:value-type="float" office:value="-0.794757028303116">
                <text:p>-0.794757028303116</text:p>
              </table:table-cell>
              <table:table-cell office:value-type="float" office:value="-0.411521405446075">
                <text:p>-0.411521405446075</text:p>
              </table:table-cell>
            </table:table-row>
            <table:table-row>
              <table:table-cell office:value-type="string">
                <text:p>52400</text:p>
              </table:table-cell>
              <table:table-cell office:value-type="float" office:value="0.159101928444701">
                <text:p>0.159101928444701</text:p>
              </table:table-cell>
              <table:table-cell office:value-type="float" office:value="-0.924094353633812">
                <text:p>-0.924094353633812</text:p>
              </table:table-cell>
              <table:table-cell office:value-type="float" office:value="-0.764992425189111">
                <text:p>-0.764992425189111</text:p>
              </table:table-cell>
            </table:table-row>
            <table:table-row>
              <table:table-cell office:value-type="string">
                <text:p>52500</text:p>
              </table:table-cell>
              <table:table-cell office:value-type="float" office:value="-0.0736681615320949">
                <text:p>-0.0736681615320949</text:p>
              </table:table-cell>
              <table:table-cell office:value-type="float" office:value="-0.991289376509619">
                <text:p>-0.991289376509619</text:p>
              </table:table-cell>
              <table:table-cell office:value-type="float" office:value="-1.06495753804171">
                <text:p>-1.06495753804171</text:p>
              </table:table-cell>
            </table:table-row>
            <table:table-row>
              <table:table-cell office:value-type="string">
                <text:p>52600</text:p>
              </table:table-cell>
              <table:table-cell office:value-type="float" office:value="-0.302439400595992">
                <text:p>-0.302439400595992</text:p>
              </table:table-cell>
              <table:table-cell office:value-type="float" office:value="-0.991823487902579">
                <text:p>-0.991823487902579</text:p>
              </table:table-cell>
              <table:table-cell office:value-type="float" office:value="-1.29426288849857">
                <text:p>-1.29426288849857</text:p>
              </table:table-cell>
            </table:table-row>
            <table:table-row>
              <table:table-cell office:value-type="string">
                <text:p>52700</text:p>
              </table:table-cell>
              <table:table-cell office:value-type="float" office:value="-0.514793495145615">
                <text:p>-0.514793495145615</text:p>
              </table:table-cell>
              <table:table-cell office:value-type="float" office:value="-0.9256607704794">
                <text:p>-0.9256607704794</text:p>
              </table:table-cell>
              <table:table-cell office:value-type="float" office:value="-1.44045426562502">
                <text:p>-1.44045426562502</text:p>
              </table:table-cell>
            </table:table-row>
            <table:table-row>
              <table:table-cell office:value-type="string">
                <text:p>52800</text:p>
              </table:table-cell>
              <table:table-cell office:value-type="float" office:value="-0.699203421561318">
                <text:p>-0.699203421561318</text:p>
              </table:table-cell>
              <table:table-cell office:value-type="float" office:value="-0.797250414483076">
                <text:p>-0.797250414483076</text:p>
              </table:table-cell>
              <table:table-cell office:value-type="float" office:value="-1.49645383604439">
                <text:p>-1.49645383604439</text:p>
              </table:table-cell>
            </table:table-row>
            <table:table-row>
              <table:table-cell office:value-type="string">
                <text:p>52900</text:p>
              </table:table-cell>
              <table:table-cell office:value-type="float" office:value="-0.845658932844358">
                <text:p>-0.845658932844358</text:p>
              </table:table-cell>
              <table:table-cell office:value-type="float" office:value="-0.615227647034081">
                <text:p>-0.615227647034081</text:p>
              </table:table-cell>
              <table:table-cell office:value-type="float" office:value="-1.46088657987844">
                <text:p>-1.46088657987844</text:p>
              </table:table-cell>
            </table:table-row>
            <table:table-row>
              <table:table-cell office:value-type="string">
                <text:p>53000</text:p>
              </table:table-cell>
              <table:table-cell office:value-type="float" office:value="-0.946210118062395">
                <text:p>-0.946210118062395</text:p>
              </table:table-cell>
              <table:table-cell office:value-type="float" office:value="-0.391832842788286">
                <text:p>-0.391832842788286</text:p>
              </table:table-cell>
              <table:table-cell office:value-type="float" office:value="-1.33804296085068">
                <text:p>-1.33804296085068</text:p>
              </table:table-cell>
            </table:table-row>
            <table:table-row>
              <table:table-cell office:value-type="string">
                <text:p>53100</text:p>
              </table:table-cell>
              <table:table-cell office:value-type="float" office:value="-0.995398799233296">
                <text:p>-0.995398799233296</text:p>
              </table:table-cell>
              <table:table-cell office:value-type="float" office:value="-0.142088608912867">
                <text:p>-0.142088608912867</text:p>
              </table:table-cell>
              <table:table-cell office:value-type="float" office:value="-1.13748740814616">
                <text:p>-1.13748740814616</text:p>
              </table:table-cell>
            </table:table-row>
            <table:table-row>
              <table:table-cell office:value-type="string">
                <text:p>53200</text:p>
              </table:table-cell>
              <table:table-cell office:value-type="float" office:value="-0.990554912043591">
                <text:p>-0.990554912043591</text:p>
              </table:table-cell>
              <table:table-cell office:value-type="float" office:value="0.117210669678746">
                <text:p>0.117210669678746</text:p>
              </table:table-cell>
              <table:table-cell office:value-type="float" office:value="-0.873344242364845">
                <text:p>-0.873344242364845</text:p>
              </table:table-cell>
            </table:table-row>
            <table:table-row>
              <table:table-cell office:value-type="string">
                <text:p>53300</text:p>
              </table:table-cell>
              <table:table-cell office:value-type="float" office:value="-0.931941395198074">
                <text:p>-0.931941395198074</text:p>
              </table:table-cell>
              <table:table-cell office:value-type="float" office:value="0.368627862270413">
                <text:p>0.368627862270413</text:p>
              </table:table-cell>
              <table:table-cell office:value-type="float" office:value="-0.563313532927661">
                <text:p>-0.563313532927661</text:p>
              </table:table-cell>
            </table:table-row>
            <table:table-row>
              <table:table-cell office:value-type="string">
                <text:p>53400</text:p>
              </table:table-cell>
              <table:table-cell office:value-type="float" office:value="-0.822739912768455">
                <text:p>-0.822739912768455</text:p>
              </table:table-cell>
              <table:table-cell office:value-type="float" office:value="0.595256083307883">
                <text:p>0.595256083307883</text:p>
              </table:table-cell>
              <table:table-cell office:value-type="float" office:value="-0.227483829460572">
                <text:p>-0.227483829460572</text:p>
              </table:table-cell>
            </table:table-row>
            <table:table-row>
              <table:table-cell office:value-type="string">
                <text:p>53500</text:p>
              </table:table-cell>
              <table:table-cell office:value-type="float" office:value="-0.668878181052546">
                <text:p>-0.668878181052546</text:p>
              </table:table-cell>
              <table:table-cell office:value-type="float" office:value="0.781855306961834">
                <text:p>0.781855306961834</text:p>
              </table:table-cell>
              <table:table-cell office:value-type="float" office:value="0.112977125909288">
                <text:p>0.112977125909288</text:p>
              </table:table-cell>
            </table:table-row>
            <table:table-row>
              <table:table-cell office:value-type="string">
                <text:p>53600</text:p>
              </table:table-cell>
              <table:table-cell office:value-type="float" office:value="-0.478708175185393">
                <text:p>-0.478708175185393</text:p>
              </table:table-cell>
              <table:table-cell office:value-type="float" office:value="0.915877354314205">
                <text:p>0.915877354314205</text:p>
              </table:table-cell>
              <table:table-cell office:value-type="float" office:value="0.437169179128812">
                <text:p>0.437169179128812</text:p>
              </table:table-cell>
            </table:table-row>
            <table:table-row>
              <table:table-cell office:value-type="string">
                <text:p>53700</text:p>
              </table:table-cell>
              <table:table-cell office:value-type="float" office:value="-0.262552797212163">
                <text:p>-0.262552797212163</text:p>
              </table:table-cell>
              <table:table-cell office:value-type="float" office:value="0.988309682632753">
                <text:p>0.988309682632753</text:p>
              </table:table-cell>
              <table:table-cell office:value-type="float" office:value="0.72575688542059">
                <text:p>0.72575688542059</text:p>
              </table:table-cell>
            </table:table-row>
            <table:table-row>
              <table:table-cell office:value-type="string">
                <text:p>53800</text:p>
              </table:table-cell>
              <table:table-cell office:value-type="float" office:value="-0.0321454123533194">
                <text:p>-0.0321454123533194</text:p>
              </table:table-cell>
              <table:table-cell office:value-type="float" office:value="0.994281474574259">
                <text:p>0.994281474574259</text:p>
              </table:table-cell>
              <table:table-cell office:value-type="float" office:value="0.962136062220939">
                <text:p>0.962136062220939</text:p>
              </table:table-cell>
            </table:table-row>
            <table:table-row>
              <table:table-cell office:value-type="string">
                <text:p>53900</text:p>
              </table:table-cell>
              <table:table-cell office:value-type="float" office:value="0.200006871571074">
                <text:p>0.200006871571074</text:p>
              </table:table-cell>
              <table:table-cell office:value-type="float" office:value="0.933391134972239">
                <text:p>0.933391134972239</text:p>
              </table:table-cell>
              <table:table-cell office:value-type="float" office:value="1.13339800654331">
                <text:p>1.13339800654331</text:p>
              </table:table-cell>
            </table:table-row>
            <table:table-row>
              <table:table-cell office:value-type="string">
                <text:p>54000</text:p>
              </table:table-cell>
              <table:table-cell office:value-type="float" office:value="0.421302343886085">
                <text:p>0.421302343886085</text:p>
              </table:table-cell>
              <table:table-cell office:value-type="float" office:value="0.809733337216785">
                <text:p>0.809733337216785</text:p>
              </table:table-cell>
              <table:table-cell office:value-type="float" office:value="1.23103568110287">
                <text:p>1.23103568110287</text:p>
              </table:table-cell>
            </table:table-row>
            <table:table-row>
              <table:table-cell office:value-type="string">
                <text:p>54100</text:p>
              </table:table-cell>
              <table:table-cell office:value-type="float" office:value="0.619728514913782">
                <text:p>0.619728514913782</text:p>
              </table:table-cell>
              <table:table-cell office:value-type="float" office:value="0.631623681190035">
                <text:p>0.631623681190035</text:p>
              </table:table-cell>
              <table:table-cell office:value-type="float" office:value="1.25135219610382">
                <text:p>1.25135219610382</text:p>
              </table:table-cell>
            </table:table-row>
            <table:table-row>
              <table:table-cell office:value-type="string">
                <text:p>54200</text:p>
              </table:table-cell>
              <table:table-cell office:value-type="float" office:value="0.784514397802965">
                <text:p>0.784514397802965</text:p>
              </table:table-cell>
              <table:table-cell office:value-type="float" office:value="0.411039409950571">
                <text:p>0.411039409950571</text:p>
              </table:table-cell>
              <table:table-cell office:value-type="float" office:value="1.19555380775354">
                <text:p>1.19555380775354</text:p>
              </table:table-cell>
            </table:table-row>
            <table:table-row>
              <table:table-cell office:value-type="string">
                <text:p>54300</text:p>
              </table:table-cell>
              <table:table-cell office:value-type="float" office:value="0.906714989311737">
                <text:p>0.906714989311737</text:p>
              </table:table-cell>
              <table:table-cell office:value-type="float" office:value="0.162814101640134">
                <text:p>0.162814101640134</text:p>
              </table:table-cell>
              <table:table-cell office:value-type="float" office:value="1.06952909095187">
                <text:p>1.06952909095187</text:p>
              </table:table-cell>
            </table:table-row>
            <table:table-row>
              <table:table-cell office:value-type="string">
                <text:p>54400</text:p>
              </table:table-cell>
              <table:table-cell office:value-type="float" office:value="0.979696986194195">
                <text:p>0.979696986194195</text:p>
              </table:table-cell>
              <table:table-cell office:value-type="float" office:value="-0.0963599150183742">
                <text:p>-0.0963599150183742</text:p>
              </table:table-cell>
              <table:table-cell office:value-type="float" office:value="0.88333707117582">
                <text:p>0.88333707117582</text:p>
              </table:table-cell>
            </table:table-row>
            <table:table-row>
              <table:table-cell office:value-type="string">
                <text:p>54500</text:p>
              </table:table-cell>
              <table:table-cell office:value-type="float" office:value="0.999498737201653">
                <text:p>0.999498737201653</text:p>
              </table:table-cell>
              <table:table-cell office:value-type="float" office:value="-0.34905401905016">
                <text:p>-0.34905401905016</text:p>
              </table:table-cell>
              <table:table-cell office:value-type="float" office:value="0.650444718151493">
                <text:p>0.650444718151493</text:p>
              </table:table-cell>
            </table:table-row>
            <table:table-row>
              <table:table-cell office:value-type="string">
                <text:p>54600</text:p>
              </table:table-cell>
              <table:table-cell office:value-type="float" office:value="0.965045361945969">
                <text:p>0.965045361945969</text:p>
              </table:table-cell>
              <table:table-cell office:value-type="float" office:value="-0.578275427632688">
                <text:p>-0.578275427632688</text:p>
              </table:table-cell>
              <table:table-cell office:value-type="float" office:value="0.386769934313281">
                <text:p>0.386769934313281</text:p>
              </table:table-cell>
            </table:table-row>
            <table:table-row>
              <table:table-cell office:value-type="string">
                <text:p>54700</text:p>
              </table:table-cell>
              <table:table-cell office:value-type="float" office:value="0.878207078603317">
                <text:p>0.878207078603317</text:p>
              </table:table-cell>
              <table:table-cell office:value-type="float" office:value="-0.768609731608021">
                <text:p>-0.768609731608021</text:p>
              </table:table-cell>
              <table:table-cell office:value-type="float" office:value="0.109597346995296">
                <text:p>0.109597346995296</text:p>
              </table:table-cell>
            </table:table-row>
            <table:table-row>
              <table:table-cell office:value-type="string">
                <text:p>54800</text:p>
              </table:table-cell>
              <table:table-cell office:value-type="float" office:value="0.743697650500481">
                <text:p>0.743697650500481</text:p>
              </table:table-cell>
              <table:table-cell office:value-type="float" office:value="-0.907257580294207">
                <text:p>-0.907257580294207</text:p>
              </table:table-cell>
              <table:table-cell office:value-type="float" office:value="-0.163559929793726">
                <text:p>-0.163559929793726</text:p>
              </table:table-cell>
            </table:table-row>
            <table:table-row>
              <table:table-cell office:value-type="string">
                <text:p>54900</text:p>
              </table:table-cell>
              <table:table-cell office:value-type="float" office:value="0.568818572220813">
                <text:p>0.568818572220813</text:p>
              </table:table-cell>
              <table:table-cell office:value-type="float" office:value="-0.984895360544545">
                <text:p>-0.984895360544545</text:p>
              </table:table-cell>
              <table:table-cell office:value-type="float" office:value="-0.416076788323732">
                <text:p>-0.416076788323732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363062689692555">
                <text:p>0.363062689692555</text:p>
              </table:table-cell>
              <table:table-cell office:value-type="float" office:value="-0.996302204263554">
                <text:p>-0.996302204263554</text:p>
              </table:table-cell>
              <table:table-cell office:value-type="float" office:value="-0.633239514570999">
                <text:p>-0.633239514570999</text:p>
              </table:table-cell>
            </table:table-row>
            <table:table-row>
              <table:table-cell office:value-type="string">
                <text:p>55100</text:p>
              </table:table-cell>
              <table:table-cell office:value-type="float" office:value="0.137598943609544">
                <text:p>0.137598943609544</text:p>
              </table:table-cell>
              <table:table-cell office:value-type="float" office:value="-0.940711034018286">
                <text:p>-0.940711034018286</text:p>
              </table:table-cell>
              <table:table-cell office:value-type="float" office:value="-0.803112090408741">
                <text:p>-0.803112090408741</text:p>
              </table:table-cell>
            </table:table-row>
            <table:table-row>
              <table:table-cell office:value-type="string">
                <text:p>55200</text:p>
              </table:table-cell>
              <table:table-cell office:value-type="float" office:value="-0.0953340231521072">
                <text:p>-0.0953340231521072</text:p>
              </table:table-cell>
              <table:table-cell office:value-type="float" office:value="-0.821860164125265">
                <text:p>-0.821860164125265</text:p>
              </table:table-cell>
              <table:table-cell office:value-type="float" office:value="-0.917194187277373">
                <text:p>-0.917194187277373</text:p>
              </table:table-cell>
            </table:table-row>
            <table:table-row>
              <table:table-cell office:value-type="string">
                <text:p>55300</text:p>
              </table:table-cell>
              <table:table-cell office:value-type="float" office:value="-0.323092007664961">
                <text:p>-0.323092007664961</text:p>
              </table:table-cell>
              <table:table-cell office:value-type="float" office:value="-0.64774194667123">
                <text:p>-0.64774194667123</text:p>
              </table:table-cell>
              <table:table-cell office:value-type="float" office:value="-0.970833954336191">
                <text:p>-0.970833954336191</text:p>
              </table:table-cell>
            </table:table-row>
            <table:table-row>
              <table:table-cell office:value-type="string">
                <text:p>55400</text:p>
              </table:table-cell>
              <table:table-cell office:value-type="float" office:value="-0.533311831000864">
                <text:p>-0.533311831000864</text:p>
              </table:table-cell>
              <table:table-cell office:value-type="float" office:value="-0.430065187712916">
                <text:p>-0.430065187712916</text:p>
              </table:table-cell>
              <table:table-cell office:value-type="float" office:value="-0.96337701871378">
                <text:p>-0.96337701871378</text:p>
              </table:table-cell>
            </table:table-row>
            <table:table-row>
              <table:table-cell office:value-type="string">
                <text:p>55500</text:p>
              </table:table-cell>
              <table:table-cell office:value-type="float" office:value="-0.714582218308587">
                <text:p>-0.714582218308587</text:p>
              </table:table-cell>
              <table:table-cell office:value-type="float" office:value="-0.183468023231412">
                <text:p>-0.183468023231412</text:p>
              </table:table-cell>
              <table:table-cell office:value-type="float" office:value="-0.898050241539999">
                <text:p>-0.898050241539999</text:p>
              </table:table-cell>
            </table:table-row>
            <table:table-row>
              <table:table-cell office:value-type="string">
                <text:p>55600</text:p>
              </table:table-cell>
              <table:table-cell office:value-type="float" office:value="-0.857063434496278">
                <text:p>-0.857063434496278</text:p>
              </table:table-cell>
              <table:table-cell office:value-type="float" office:value="0.0754667842301094">
                <text:p>0.0754667842301094</text:p>
              </table:table-cell>
              <table:table-cell office:value-type="float" office:value="-0.781596650266168">
                <text:p>-0.781596650266168</text:p>
              </table:table-cell>
            </table:table-row>
            <table:table-row>
              <table:table-cell office:value-type="string">
                <text:p>55700</text:p>
              </table:table-cell>
              <table:table-cell office:value-type="float" office:value="-0.953021231226864">
                <text:p>-0.953021231226864</text:p>
              </table:table-cell>
              <table:table-cell office:value-type="float" office:value="0.329326672604524">
                <text:p>0.329326672604524</text:p>
              </table:table-cell>
              <table:table-cell office:value-type="float" office:value="-0.623694558622339">
                <text:p>-0.623694558622339</text:p>
              </table:table-cell>
            </table:table-row>
            <table:table-row>
              <table:table-cell office:value-type="string">
                <text:p>55800</text:p>
              </table:table-cell>
              <table:table-cell office:value-type="float" office:value="-0.997246818946517">
                <text:p>-0.997246818946517</text:p>
              </table:table-cell>
              <table:table-cell office:value-type="float" office:value="0.56104048887439">
                <text:p>0.56104048887439</text:p>
              </table:table-cell>
              <table:table-cell office:value-type="float" office:value="-0.436206330072127">
                <text:p>-0.436206330072127</text:p>
              </table:table-cell>
            </table:table-row>
            <table:table-row>
              <table:table-cell office:value-type="string">
                <text:p>55900</text:p>
              </table:table-cell>
              <table:table-cell office:value-type="float" office:value="-0.987339518552203">
                <text:p>-0.987339518552203</text:p>
              </table:table-cell>
              <table:table-cell office:value-type="float" office:value="0.755026145326318">
                <text:p>0.755026145326318</text:p>
              </table:table-cell>
              <table:table-cell office:value-type="float" office:value="-0.232313373225885">
                <text:p>-0.232313373225885</text:p>
              </table:table-cell>
            </table:table-row>
            <table:table-row>
              <table:table-cell office:value-type="string">
                <text:p>56000</text:p>
              </table:table-cell>
              <table:table-cell office:value-type="float" office:value="-0.923837118994468">
                <text:p>-0.923837118994468</text:p>
              </table:table-cell>
              <table:table-cell office:value-type="float" office:value="0.898238822285406">
                <text:p>0.898238822285406</text:p>
              </table:table-cell>
              <table:table-cell office:value-type="float" office:value="-0.0255982967090622">
                <text:p>-0.0255982967090622</text:p>
              </table:table-cell>
            </table:table-row>
            <table:table-row>
              <table:table-cell office:value-type="string">
                <text:p>56100</text:p>
              </table:table-cell>
              <table:table-cell office:value-type="float" office:value="-0.810186694500504">
                <text:p>-0.810186694500504</text:p>
              </table:table-cell>
              <table:table-cell office:value-type="float" office:value="0.981047917533526">
                <text:p>0.981047917533526</text:p>
              </table:table-cell>
              <table:table-cell office:value-type="float" office:value="0.170861223033021">
                <text:p>0.170861223033021</text:p>
              </table:table-cell>
            </table:table-row>
            <table:table-row>
              <table:table-cell office:value-type="string">
                <text:p>56200</text:p>
              </table:table-cell>
              <table:table-cell office:value-type="float" office:value="-0.652557449981412">
                <text:p>-0.652557449981412</text:p>
              </table:table-cell>
              <table:table-cell office:value-type="float" office:value="0.997884795996224">
                <text:p>0.997884795996224</text:p>
              </table:table-cell>
              <table:table-cell office:value-type="float" office:value="0.345327346014812">
                <text:p>0.345327346014812</text:p>
              </table:table-cell>
            </table:table-row>
            <table:table-row>
              <table:table-cell office:value-type="string">
                <text:p>56300</text:p>
              </table:table-cell>
              <table:table-cell office:value-type="float" office:value="-0.459505814877107">
                <text:p>-0.459505814877107</text:p>
              </table:table-cell>
              <table:table-cell office:value-type="float" office:value="0.947617237275157">
                <text:p>0.947617237275157</text:p>
              </table:table-cell>
              <table:table-cell office:value-type="float" office:value="0.48811142239805">
                <text:p>0.48811142239805</text:p>
              </table:table-cell>
            </table:table-row>
            <table:table-row>
              <table:table-cell office:value-type="string">
                <text:p>56400</text:p>
              </table:table-cell>
              <table:table-cell office:value-type="float" office:value="-0.241511179501074">
                <text:p>-0.241511179501074</text:p>
              </table:table-cell>
              <table:table-cell office:value-type="float" office:value="0.833625578663616">
                <text:p>0.833625578663616</text:p>
              </table:table-cell>
              <table:table-cell office:value-type="float" office:value="0.592114399162541">
                <text:p>0.592114399162541</text:p>
              </table:table-cell>
            </table:table-row>
            <table:table-row>
              <table:table-cell office:value-type="string">
                <text:p>56500</text:p>
              </table:table-cell>
              <table:table-cell office:value-type="float" office:value="-0.0104067252233374">
                <text:p>-0.0104067252233374</text:p>
              </table:table-cell>
              <table:table-cell office:value-type="float" office:value="0.663575332864686">
                <text:p>0.663575332864686</text:p>
              </table:table-cell>
              <table:table-cell office:value-type="float" office:value="0.653168607641349">
                <text:p>0.653168607641349</text:p>
              </table:table-cell>
            </table:table-row>
            <table:table-row>
              <table:table-cell office:value-type="string">
                <text:p>56600</text:p>
              </table:table-cell>
              <table:table-cell office:value-type="float" office:value="0.221262601407972">
                <text:p>0.221262601407972</text:p>
              </table:table-cell>
              <table:table-cell office:value-type="float" office:value="0.448901889827824">
                <text:p>0.448901889827824</text:p>
              </table:table-cell>
              <table:table-cell office:value-type="float" office:value="0.670164491235796">
                <text:p>0.670164491235796</text:p>
              </table:table-cell>
            </table:table-row>
            <table:table-row>
              <table:table-cell office:value-type="string">
                <text:p>56700</text:p>
              </table:table-cell>
              <table:table-cell office:value-type="float" office:value="0.440921305648142">
                <text:p>0.440921305648142</text:p>
              </table:table-cell>
              <table:table-cell office:value-type="float" office:value="0.204041261227075">
                <text:p>0.204041261227075</text:p>
              </table:table-cell>
              <table:table-cell office:value-type="float" office:value="0.644962566875217">
                <text:p>0.644962566875217</text:p>
              </table:table-cell>
            </table:table-row>
            <table:table-row>
              <table:table-cell office:value-type="string">
                <text:p>56800</text:p>
              </table:table-cell>
              <table:table-cell office:value-type="float" office:value="0.636645745816891">
                <text:p>0.636645745816891</text:p>
              </table:table-cell>
              <table:table-cell office:value-type="float" office:value="-0.0545404654704808">
                <text:p>-0.0545404654704808</text:p>
              </table:table-cell>
              <table:table-cell office:value-type="float" office:value="0.58210528034641">
                <text:p>0.58210528034641</text:p>
              </table:table-cell>
            </table:table-row>
            <table:table-row>
              <table:table-cell office:value-type="string">
                <text:p>56900</text:p>
              </table:table-cell>
              <table:table-cell office:value-type="float" office:value="0.797811590654902">
                <text:p>0.797811590654902</text:p>
              </table:table-cell>
              <table:table-cell office:value-type="float" office:value="-0.309454526753377">
                <text:p>-0.309454526753377</text:p>
              </table:table-cell>
              <table:table-cell office:value-type="float" office:value="0.488357063901525">
                <text:p>0.488357063901525</text:p>
              </table:table-cell>
            </table:table-row>
            <table:table-row>
              <table:table-cell office:value-type="string">
                <text:p>57000</text:p>
              </table:table-cell>
              <table:table-cell office:value-type="float" office:value="0.915670341933546">
                <text:p>0.915670341933546</text:p>
              </table:table-cell>
              <table:table-cell office:value-type="float" office:value="-0.543558772429942">
                <text:p>-0.543558772429942</text:p>
              </table:table-cell>
              <table:table-cell office:value-type="float" office:value="0.372111569503604">
                <text:p>0.372111569503604</text:p>
              </table:table-cell>
            </table:table-row>
            <table:table-row>
              <table:table-cell office:value-type="string">
                <text:p>57100</text:p>
              </table:table-cell>
              <table:table-cell office:value-type="float" office:value="0.983824380559806">
                <text:p>0.983824380559806</text:p>
              </table:table-cell>
              <table:table-cell office:value-type="float" office:value="-0.741110521760323">
                <text:p>-0.741110521760323</text:p>
              </table:table-cell>
              <table:table-cell office:value-type="float" office:value="0.242713858799483">
                <text:p>0.242713858799483</text:p>
              </table:table-cell>
            </table:table-row>
            <table:table-row>
              <table:table-cell office:value-type="string">
                <text:p>57200</text:p>
              </table:table-cell>
              <table:table-cell office:value-type="float" office:value="0.998574129326146">
                <text:p>0.998574129326146</text:p>
              </table:table-cell>
              <table:table-cell office:value-type="float" office:value="-0.888825046460276">
                <text:p>-0.888825046460276</text:p>
              </table:table-cell>
              <table:table-cell office:value-type="float" office:value="0.109749082865869">
                <text:p>0.109749082865869</text:p>
              </table:table-cell>
            </table:table-row>
            <table:table-row>
              <table:table-cell office:value-type="string">
                <text:p>57300</text:p>
              </table:table-cell>
              <table:table-cell office:value-type="float" office:value="0.959118941073988">
                <text:p>0.959118941073988</text:p>
              </table:table-cell>
              <table:table-cell office:value-type="float" office:value="-0.97676903465189">
                <text:p>-0.97676903465189</text:p>
              </table:table-cell>
              <table:table-cell office:value-type="float" office:value="-0.0176500935779015">
                <text:p>-0.0176500935779015</text:p>
              </table:table-cell>
            </table:table-row>
            <table:table-row>
              <table:table-cell office:value-type="string">
                <text:p>57400</text:p>
              </table:table-cell>
              <table:table-cell office:value-type="float" office:value="0.867600545304899">
                <text:p>0.867600545304899</text:p>
              </table:table-cell>
              <table:table-cell office:value-type="float" office:value="-0.999028546116537">
                <text:p>-0.999028546116537</text:p>
              </table:table-cell>
              <table:table-cell office:value-type="float" office:value="-0.131428000811638">
                <text:p>-0.131428000811638</text:p>
              </table:table-cell>
            </table:table-row>
            <table:table-row>
              <table:table-cell office:value-type="string">
                <text:p>57500</text:p>
              </table:table-cell>
              <table:table-cell office:value-type="float" office:value="0.728986751619629">
                <text:p>0.728986751619629</text:p>
              </table:table-cell>
              <table:table-cell office:value-type="float" office:value="-0.954106707607003">
                <text:p>-0.954106707607003</text:p>
              </table:table-cell>
              <table:table-cell office:value-type="float" office:value="-0.225119955987373">
                <text:p>-0.225119955987373</text:p>
              </table:table-cell>
            </table:table-row>
            <table:table-row>
              <table:table-cell office:value-type="string">
                <text:p>57600</text:p>
              </table:table-cell>
              <table:table-cell office:value-type="float" office:value="0.55080187467516">
                <text:p>0.55080187467516</text:p>
              </table:table-cell>
              <table:table-cell office:value-type="float" office:value="-0.845024357389357">
                <text:p>-0.845024357389357</text:p>
              </table:table-cell>
              <table:table-cell office:value-type="float" office:value="-0.294222482714198">
                <text:p>-0.294222482714198</text:p>
              </table:table-cell>
            </table:table-row>
            <table:table-row>
              <table:table-cell office:value-type="string">
                <text:p>57700</text:p>
              </table:table-cell>
              <table:table-cell office:value-type="float" office:value="0.342718161618685">
                <text:p>0.342718161618685</text:p>
              </table:table-cell>
              <table:table-cell office:value-type="float" office:value="-0.67911692173457">
                <text:p>-0.67911692173457</text:p>
              </table:table-cell>
              <table:table-cell office:value-type="float" office:value="-0.336398760115884">
                <text:p>-0.336398760115884</text:p>
              </table:table-cell>
            </table:table-row>
            <table:table-row>
              <table:table-cell office:value-type="string">
                <text:p>57800</text:p>
              </table:table-cell>
              <table:table-cell office:value-type="float" office:value="0.116030904118468">
                <text:p>0.116030904118468</text:p>
              </table:table-cell>
              <table:table-cell office:value-type="float" office:value="-0.467541151788281">
                <text:p>-0.467541151788281</text:p>
              </table:table-cell>
              <table:table-cell office:value-type="float" office:value="-0.351510247669814">
                <text:p>-0.351510247669814</text:p>
              </table:table-cell>
            </table:table-row>
            <table:table-row>
              <table:table-cell office:value-type="string">
                <text:p>57900</text:p>
              </table:table-cell>
              <table:table-cell office:value-type="float" office:value="-0.11695478259665">
                <text:p>-0.11695478259665</text:p>
              </table:table-cell>
              <table:table-cell office:value-type="float" office:value="-0.224524768149608">
                <text:p>-0.224524768149608</text:p>
              </table:table-cell>
              <table:table-cell office:value-type="float" office:value="-0.341479550746258">
                <text:p>-0.341479550746258</text:p>
              </table:table-cell>
            </table:table-row>
            <table:table-row>
              <table:table-cell office:value-type="string">
                <text:p>58000</text:p>
              </table:table-cell>
              <table:table-cell office:value-type="float" office:value="-0.343591861821459">
                <text:p>-0.343591861821459</text:p>
              </table:table-cell>
              <table:table-cell office:value-type="float" office:value="0.0335901614910676">
                <text:p>0.0335901614910676</text:p>
              </table:table-cell>
              <table:table-cell office:value-type="float" office:value="-0.310001700330392">
                <text:p>-0.310001700330392</text:p>
              </table:table-cell>
            </table:table-row>
            <table:table-row>
              <table:table-cell office:value-type="string">
                <text:p>58100</text:p>
              </table:table-cell>
              <table:table-cell office:value-type="float" office:value="-0.551577999707147">
                <text:p>-0.551577999707147</text:p>
              </table:table-cell>
              <table:table-cell office:value-type="float" office:value="0.289446264176182">
                <text:p>0.289446264176182</text:p>
              </table:table-cell>
              <table:table-cell office:value-type="float" office:value="-0.262131735530965">
                <text:p>-0.262131735530965</text:p>
              </table:table-cell>
            </table:table-row>
            <table:table-row>
              <table:table-cell office:value-type="string">
                <text:p>58200</text:p>
              </table:table-cell>
              <table:table-cell office:value-type="float" office:value="-0.72962317161666">
                <text:p>-0.72962317161666</text:p>
              </table:table-cell>
              <table:table-cell office:value-type="float" office:value="0.525838040219934">
                <text:p>0.525838040219934</text:p>
              </table:table-cell>
              <table:table-cell office:value-type="float" office:value="-0.203785131396726">
                <text:p>-0.203785131396726</text:p>
              </table:table-cell>
            </table:table-row>
            <table:table-row>
              <table:table-cell office:value-type="string">
                <text:p>58300</text:p>
              </table:table-cell>
              <table:table-cell office:value-type="float" office:value="-0.868062713883786">
                <text:p>-0.868062713883786</text:p>
              </table:table-cell>
              <table:table-cell office:value-type="float" office:value="0.726869001040947">
                <text:p>0.726869001040947</text:p>
              </table:table-cell>
              <table:table-cell office:value-type="float" office:value="-0.141193712842839">
                <text:p>-0.141193712842839</text:p>
              </table:table-cell>
            </table:table-row>
            <table:table-row>
              <table:table-cell office:value-type="string">
                <text:p>58400</text:p>
              </table:table-cell>
              <table:table-cell office:value-type="float" office:value="-0.959381770668483">
                <text:p>-0.959381770668483</text:p>
              </table:table-cell>
              <table:table-cell office:value-type="float" office:value="0.879020392707986">
                <text:p>0.879020392707986</text:p>
              </table:table-cell>
              <table:table-cell office:value-type="float" office:value="-0.080361377960497">
                <text:p>-0.080361377960497</text:p>
              </table:table-cell>
            </table:table-row>
            <table:table-row>
              <table:table-cell office:value-type="string">
                <text:p>58500</text:p>
              </table:table-cell>
              <table:table-cell office:value-type="float" office:value="-0.998623352906266">
                <text:p>-0.998623352906266</text:p>
              </table:table-cell>
              <table:table-cell office:value-type="float" office:value="0.972060598781058">
                <text:p>0.972060598781058</text:p>
              </table:table-cell>
              <table:table-cell office:value-type="float" office:value="-0.0265627541252085">
                <text:p>-0.0265627541252085</text:p>
              </table:table-cell>
            </table:table-row>
            <table:table-row>
              <table:table-cell office:value-type="string">
                <text:p>58600</text:p>
              </table:table-cell>
              <table:table-cell office:value-type="float" office:value="-0.983657326181614">
                <text:p>-0.983657326181614</text:p>
              </table:table-cell>
              <table:table-cell office:value-type="float" office:value="0.999732954198915">
                <text:p>0.999732954198915</text:p>
              </table:table-cell>
              <table:table-cell office:value-type="float" office:value="0.0160756280173003">
                <text:p>0.0160756280173003</text:p>
              </table:table-cell>
            </table:table-row>
            <table:table-row>
              <table:table-cell office:value-type="string">
                <text:p>58700</text:p>
              </table:table-cell>
              <table:table-cell office:value-type="float" office:value="-0.915296077672243">
                <text:p>-0.915296077672243</text:p>
              </table:table-cell>
              <table:table-cell office:value-type="float" office:value="0.960176582817713">
                <text:p>0.960176582817713</text:p>
              </table:table-cell>
              <table:table-cell office:value-type="float" office:value="0.0448805051454708">
                <text:p>0.0448805051454708</text:p>
              </table:table-cell>
            </table:table-row>
            <table:table-row>
              <table:table-cell office:value-type="string">
                <text:p>58800</text:p>
              </table:table-cell>
              <table:table-cell office:value-type="float" office:value="-0.797250432473209">
                <text:p>-0.797250432473209</text:p>
              </table:table-cell>
              <table:table-cell office:value-type="float" office:value="0.85605153684499">
                <text:p>0.85605153684499</text:p>
              </table:table-cell>
              <table:table-cell office:value-type="float" office:value="0.0588011043717804">
                <text:p>0.0588011043717804</text:p>
              </table:table-cell>
            </table:table-row>
            <table:table-row>
              <table:table-cell office:value-type="string">
                <text:p>58900</text:p>
              </table:table-cell>
              <table:table-cell office:value-type="float" office:value="-0.63592815466974">
                <text:p>-0.63592815466974</text:p>
              </table:table-cell>
              <table:table-cell office:value-type="float" office:value="0.694359855862753">
                <text:p>0.694359855862753</text:p>
              </table:table-cell>
              <table:table-cell office:value-type="float" office:value="0.0584317011930133">
                <text:p>0.0584317011930133</text:p>
              </table:table-cell>
            </table:table-row>
            <table:table-row>
              <table:table-cell office:value-type="string">
                <text:p>59000</text:p>
              </table:table-cell>
              <table:table-cell office:value-type="float" office:value="-0.44008623407578">
                <text:p>-0.44008623407578</text:p>
              </table:table-cell>
              <table:table-cell office:value-type="float" office:value="0.485974803525444">
                <text:p>0.485974803525444</text:p>
              </table:table-cell>
              <table:table-cell office:value-type="float" office:value="0.045888569449664">
                <text:p>0.045888569449664</text:p>
              </table:table-cell>
            </table:table-row>
            <table:table-row>
              <table:table-cell office:value-type="string">
                <text:p>59100</text:p>
              </table:table-cell>
              <table:table-cell office:value-type="float" office:value="-0.220355379033409">
                <text:p>-0.220355379033409</text:p>
              </table:table-cell>
              <table:table-cell office:value-type="float" office:value="0.244909507087743">
                <text:p>0.244909507087743</text:p>
              </table:table-cell>
              <table:table-cell office:value-type="float" office:value="0.0245541280543343">
                <text:p>0.0245541280543343</text:p>
              </table:table-cell>
            </table:table-row>
            <table:table-row>
              <table:table-cell office:value-type="string">
                <text:p>59200</text:p>
              </table:table-cell>
              <table:table-cell office:value-type="float" office:value="0.0113368820456436">
                <text:p>0.0113368820456436</text:p>
              </table:table-cell>
              <table:table-cell office:value-type="float" office:value="-0.012625085591411">
                <text:p>-0.012625085591411</text:p>
              </table:table-cell>
              <table:table-cell office:value-type="float" office:value="-0.0012882035457674">
                <text:p>-0.0012882035457674</text:p>
              </table:table-cell>
            </table:table-row>
            <table:table-row>
              <table:table-cell office:value-type="string">
                <text:p>59300</text:p>
              </table:table-cell>
              <table:table-cell office:value-type="float" office:value="0.242413750616772">
                <text:p>0.242413750616772</text:p>
              </table:table-cell>
              <table:table-cell office:value-type="float" office:value="-0.269310712031465">
                <text:p>-0.269310712031465</text:p>
              </table:table-cell>
              <table:table-cell office:value-type="float" office:value="-0.0268969614146934">
                <text:p>-0.0268969614146934</text:p>
              </table:table-cell>
            </table:table-row>
            <table:table-row>
              <table:table-cell office:value-type="string">
                <text:p>59400</text:p>
              </table:table-cell>
              <table:table-cell office:value-type="float" office:value="0.460331806625003">
                <text:p>0.460331806625003</text:p>
              </table:table-cell>
              <table:table-cell office:value-type="float" office:value="-0.507886086279967">
                <text:p>-0.507886086279967</text:p>
              </table:table-cell>
              <table:table-cell office:value-type="float" office:value="-0.0475542796549638">
                <text:p>-0.0475542796549638</text:p>
              </table:table-cell>
            </table:table-row>
            <table:table-row>
              <table:table-cell office:value-type="string">
                <text:p>59500</text:p>
              </table:table-cell>
              <table:table-cell office:value-type="float" office:value="0.653262003005897">
                <text:p>0.653262003005897</text:p>
              </table:table-cell>
              <table:table-cell office:value-type="float" office:value="-0.712307805674829">
                <text:p>-0.712307805674829</text:p>
              </table:table-cell>
              <table:table-cell office:value-type="float" office:value="-0.0590458026689327">
                <text:p>-0.0590458026689327</text:p>
              </table:table-cell>
            </table:table-row>
            <table:table-row>
              <table:table-cell office:value-type="string">
                <text:p>59600</text:p>
              </table:table-cell>
              <table:table-cell office:value-type="float" office:value="0.810731590505514">
                <text:p>0.810731590505514</text:p>
              </table:table-cell>
              <table:table-cell office:value-type="float" office:value="-0.868829172813797">
                <text:p>-0.868829172813797</text:p>
              </table:table-cell>
              <table:table-cell office:value-type="float" office:value="-0.0580975823082835">
                <text:p>-0.0580975823082835</text:p>
              </table:table-cell>
            </table:table-row>
            <table:table-row>
              <table:table-cell office:value-type="string">
                <text:p>59700</text:p>
              </table:table-cell>
              <table:table-cell office:value-type="float" office:value="0.924192791138533">
                <text:p>0.924192791138533</text:p>
              </table:table-cell>
              <table:table-cell office:value-type="float" office:value="-0.966924680546358">
                <text:p>-0.966924680546358</text:p>
              </table:table-cell>
              <table:table-cell office:value-type="float" office:value="-0.0427318894078247">
                <text:p>-0.0427318894078247</text:p>
              </table:table-cell>
            </table:table-row>
            <table:table-row>
              <table:table-cell office:value-type="string">
                <text:p>59800</text:p>
              </table:table-cell>
              <table:table-cell office:value-type="float" office:value="0.987486637949184">
                <text:p>0.987486637949184</text:p>
              </table:table-cell>
              <table:table-cell office:value-type="float" office:value="-0.999997710402566">
                <text:p>-0.999997710402566</text:p>
              </table:table-cell>
              <table:table-cell office:value-type="float" office:value="-0.0125110724533823">
                <text:p>-0.0125110724533823</text:p>
              </table:table-cell>
            </table:table-row>
            <table:table-row>
              <table:table-cell office:value-type="string">
                <text:p>59900</text:p>
              </table:table-cell>
              <table:table-cell office:value-type="float" office:value="0.997177408783334">
                <text:p>0.997177408783334</text:p>
              </table:table-cell>
              <table:table-cell office:value-type="float" office:value="-0.965824210814193">
                <text:p>-0.965824210814193</text:p>
              </table:table-cell>
              <table:table-cell office:value-type="float" office:value="0.0313531979691418">
                <text:p>0.0313531979691418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52739063576095">
                <text:p>0.952739063576095</text:p>
              </table:table-cell>
              <table:table-cell office:value-type="float" office:value="-0.866702251155319">
                <text:p>-0.866702251155319</text:p>
              </table:table-cell>
              <table:table-cell office:value-type="float" office:value="0.0860368124207758">
                <text:p>0.0860368124207758</text:p>
              </table:table-cell>
            </table:table-row>
            <table:table-row>
              <table:table-cell office:value-type="string">
                <text:p>60100</text:p>
              </table:table-cell>
              <table:table-cell office:value-type="float" office:value="0.856583808486749">
                <text:p>0.856583808486749</text:p>
              </table:table-cell>
              <table:table-cell office:value-type="float" office:value="-0.709297431875474">
                <text:p>-0.709297431875474</text:p>
              </table:table-cell>
              <table:table-cell office:value-type="float" office:value="0.147286376611275">
                <text:p>0.147286376611275</text:p>
              </table:table-cell>
            </table:table-row>
            <table:table-row>
              <table:table-cell office:value-type="string">
                <text:p>60200</text:p>
              </table:table-cell>
              <table:table-cell office:value-type="float" office:value="0.713931199058647">
                <text:p>0.713931199058647</text:p>
              </table:table-cell>
              <table:table-cell office:value-type="float" office:value="-0.50419471274906">
                <text:p>-0.50419471274906</text:p>
              </table:table-cell>
              <table:table-cell office:value-type="float" office:value="0.209736486309587">
                <text:p>0.209736486309587</text:p>
              </table:table-cell>
            </table:table-row>
            <table:table-row>
              <table:table-cell office:value-type="string">
                <text:p>60300</text:p>
              </table:table-cell>
              <table:table-cell office:value-type="float" office:value="0.532524716771479">
                <text:p>0.532524716771479</text:p>
              </table:table-cell>
              <table:table-cell office:value-type="float" office:value="-0.265186571396195">
                <text:p>-0.265186571396195</text:p>
              </table:table-cell>
              <table:table-cell office:value-type="float" office:value="0.267338145375284">
                <text:p>0.267338145375284</text:p>
              </table:table-cell>
            </table:table-row>
            <table:table-row>
              <table:table-cell office:value-type="string">
                <text:p>60400</text:p>
              </table:table-cell>
              <table:table-cell office:value-type="float" office:value="0.322211573921044">
                <text:p>0.322211573921044</text:p>
              </table:table-cell>
              <table:table-cell office:value-type="float" office:value="-0.00834554243271134">
                <text:p>-0.00834554243271134</text:p>
              </table:table-cell>
              <table:table-cell office:value-type="float" office:value="0.313866031488333">
                <text:p>0.313866031488333</text:p>
              </table:table-cell>
            </table:table-row>
            <table:table-row>
              <table:table-cell office:value-type="string">
                <text:p>60500</text:p>
              </table:table-cell>
              <table:table-cell office:value-type="float" office:value="0.0944080070075171">
                <text:p>0.0944080070075171</text:p>
              </table:table-cell>
              <table:table-cell office:value-type="float" office:value="0.249056725315963">
                <text:p>0.249056725315963</text:p>
              </table:table-cell>
              <table:table-cell office:value-type="float" office:value="0.34346473232348">
                <text:p>0.34346473232348</text:p>
              </table:table-cell>
            </table:table-row>
            <table:table-row>
              <table:table-cell office:value-type="string">
                <text:p>60600</text:p>
              </table:table-cell>
              <table:table-cell office:value-type="float" office:value="-0.138520247625839">
                <text:p>-0.138520247625839</text:p>
              </table:table-cell>
              <table:table-cell office:value-type="float" office:value="0.489710754305582">
                <text:p>0.489710754305582</text:p>
              </table:table-cell>
              <table:table-cell office:value-type="float" office:value="0.351190506679743">
                <text:p>0.351190506679743</text:p>
              </table:table-cell>
            </table:table-row>
            <table:table-row>
              <table:table-cell office:value-type="string">
                <text:p>60700</text:p>
              </table:table-cell>
              <table:table-cell office:value-type="float" office:value="-0.363929271050973">
                <text:p>-0.363929271050973</text:p>
              </table:table-cell>
              <table:table-cell office:value-type="float" office:value="0.697433337878934">
                <text:p>0.697433337878934</text:p>
              </table:table-cell>
              <table:table-cell office:value-type="float" office:value="0.333504066827962">
                <text:p>0.333504066827962</text:p>
              </table:table-cell>
            </table:table-row>
            <table:table-row>
              <table:table-cell office:value-type="string">
                <text:p>60800</text:p>
              </table:table-cell>
              <table:table-cell office:value-type="float" office:value="-0.569583390851895">
                <text:p>-0.569583390851895</text:p>
              </table:table-cell>
              <table:table-cell office:value-type="float" office:value="0.858255868562874">
                <text:p>0.858255868562874</text:p>
              </table:table-cell>
              <table:table-cell office:value-type="float" office:value="0.288672477710979">
                <text:p>0.288672477710979</text:p>
              </table:table-cell>
            </table:table-row>
            <table:table-row>
              <table:table-cell office:value-type="string">
                <text:p>60900</text:p>
              </table:table-cell>
              <table:table-cell office:value-type="float" office:value="-0.744319170355054">
                <text:p>-0.744319170355054</text:p>
              </table:table-cell>
              <table:table-cell office:value-type="float" office:value="0.961363538566718">
                <text:p>0.961363538566718</text:p>
              </table:table-cell>
              <table:table-cell office:value-type="float" office:value="0.217044368211664">
                <text:p>0.217044368211664</text:p>
              </table:table-cell>
            </table:table-row>
            <table:table-row>
              <table:table-cell office:value-type="string">
                <text:p>61000</text:p>
              </table:table-cell>
              <table:table-cell office:value-type="float" office:value="-0.87865158662363">
                <text:p>-0.87865158662363</text:p>
              </table:table-cell>
              <table:table-cell office:value-type="float" office:value="0.999822699048326">
                <text:p>0.999822699048326</text:p>
              </table:table-cell>
              <table:table-cell office:value-type="float" office:value="0.121171112424696">
                <text:p>0.121171112424696</text:p>
              </table:table-cell>
            </table:table-row>
            <table:table-row>
              <table:table-cell office:value-type="string">
                <text:p>61100</text:p>
              </table:table-cell>
              <table:table-cell office:value-type="float" office:value="-0.965288729222416">
                <text:p>-0.965288729222416</text:p>
              </table:table-cell>
              <table:table-cell office:value-type="float" office:value="0.971047106137905">
                <text:p>0.971047106137905</text:p>
              </table:table-cell>
              <table:table-cell office:value-type="float" office:value="0.00575837691548797">
                <text:p>0.00575837691548797</text:p>
              </table:table-cell>
            </table:table-row>
            <table:table-row>
              <table:table-cell office:value-type="string">
                <text:p>61200</text:p>
              </table:table-cell>
              <table:table-cell office:value-type="float" office:value="-0.999527753164163">
                <text:p>-0.999527753164163</text:p>
              </table:table-cell>
              <table:table-cell office:value-type="float" office:value="0.876971816463664">
                <text:p>0.876971816463664</text:p>
              </table:table-cell>
              <table:table-cell office:value-type="float" office:value="-0.122555936700499">
                <text:p>-0.122555936700499</text:p>
              </table:table-cell>
            </table:table-row>
            <table:table-row>
              <table:table-cell office:value-type="string">
                <text:p>61300</text:p>
              </table:table-cell>
              <table:table-cell office:value-type="float" office:value="-0.979510075815524">
                <text:p>-0.979510075815524</text:p>
              </table:table-cell>
              <table:table-cell office:value-type="float" office:value="0.72392308068608">
                <text:p>0.72392308068608</text:p>
              </table:table-cell>
              <table:table-cell office:value-type="float" office:value="-0.255586995129444">
                <text:p>-0.255586995129444</text:p>
              </table:table-cell>
            </table:table-row>
            <table:table-row>
              <table:table-cell office:value-type="string">
                <text:p>61400</text:p>
              </table:table-cell>
              <table:table-cell office:value-type="float" office:value="-0.906322298497267">
                <text:p>-0.906322298497267</text:p>
              </table:table-cell>
              <table:table-cell office:value-type="float" office:value="0.522192918686659">
                <text:p>0.522192918686659</text:p>
              </table:table-cell>
              <table:table-cell office:value-type="float" office:value="-0.384129379810608">
                <text:p>-0.384129379810608</text:p>
              </table:table-cell>
            </table:table-row>
            <table:table-row>
              <table:table-cell office:value-type="string">
                <text:p>61500</text:p>
              </table:table-cell>
              <table:table-cell office:value-type="float" office:value="-0.783937242751512">
                <text:p>-0.783937242751512</text:p>
              </table:table-cell>
              <table:table-cell office:value-type="float" office:value="0.285347043367379">
                <text:p>0.285347043367379</text:p>
              </table:table-cell>
              <table:table-cell office:value-type="float" office:value="-0.498590199384132">
                <text:p>-0.498590199384132</text:p>
              </table:table-cell>
            </table:table-row>
            <table:table-row>
              <table:table-cell office:value-type="string">
                <text:p>61600</text:p>
              </table:table-cell>
              <table:table-cell office:value-type="float" office:value="-0.618998224928079">
                <text:p>-0.618998224928079</text:p>
              </table:table-cell>
              <table:table-cell office:value-type="float" office:value="0.0293124705543519">
                <text:p>0.0293124705543519</text:p>
              </table:table-cell>
              <table:table-cell office:value-type="float" office:value="-0.589685754373727">
                <text:p>-0.589685754373727</text:p>
              </table:table-cell>
            </table:table-row>
            <table:table-row>
              <table:table-cell office:value-type="string">
                <text:p>61700</text:p>
              </table:table-cell>
              <table:table-cell office:value-type="float" office:value="-0.420458560828532">
                <text:p>-0.420458560828532</text:p>
              </table:table-cell>
              <table:table-cell office:value-type="float" office:value="-0.228693211110294">
                <text:p>-0.228693211110294</text:p>
              </table:table-cell>
              <table:table-cell office:value-type="float" office:value="-0.649151771938825">
                <text:p>-0.649151771938825</text:p>
              </table:table-cell>
            </table:table-row>
            <table:table-row>
              <table:table-cell office:value-type="string">
                <text:p>61800</text:p>
              </table:table-cell>
              <table:table-cell office:value-type="float" office:value="-0.199095397944968">
                <text:p>-0.199095397944968</text:p>
              </table:table-cell>
              <table:table-cell office:value-type="float" office:value="-0.471320062598353">
                <text:p>-0.471320062598353</text:p>
              </table:table-cell>
              <table:table-cell office:value-type="float" office:value="-0.67041546054332">
                <text:p>-0.67041546054332</text:p>
              </table:table-cell>
            </table:table-row>
            <table:table-row>
              <table:table-cell office:value-type="string">
                <text:p>61900</text:p>
              </table:table-cell>
              <table:table-cell office:value-type="float" office:value="0.0330751294118423">
                <text:p>0.0330751294118423</text:p>
              </table:table-cell>
              <table:table-cell office:value-type="float" office:value="-0.682252181261958">
                <text:p>-0.682252181261958</text:p>
              </table:table-cell>
              <table:table-cell office:value-type="float" office:value="-0.649177051850116">
                <text:p>-0.649177051850116</text:p>
              </table:table-cell>
            </table:table-row>
            <table:table-row>
              <table:table-cell office:value-type="string">
                <text:p>62000</text:p>
              </table:table-cell>
              <table:table-cell office:value-type="float" office:value="0.263450261283658">
                <text:p>0.263450261283658</text:p>
              </table:table-cell>
              <table:table-cell office:value-type="float" office:value="-0.847305145597538">
                <text:p>-0.847305145597538</text:p>
              </table:table-cell>
              <table:table-cell office:value-type="float" office:value="-0.58385488431388">
                <text:p>-0.58385488431388</text:p>
              </table:table-cell>
            </table:table-row>
            <table:table-row>
              <table:table-cell office:value-type="string">
                <text:p>62100</text:p>
              </table:table-cell>
              <table:table-cell office:value-type="float" office:value="0.479524669831519">
                <text:p>0.479524669831519</text:p>
              </table:table-cell>
              <table:table-cell office:value-type="float" office:value="-0.955379618461395">
                <text:p>-0.955379618461395</text:p>
              </table:table-cell>
              <table:table-cell office:value-type="float" office:value="-0.475854948629877">
                <text:p>-0.475854948629877</text:p>
              </table:table-cell>
            </table:table-row>
            <table:table-row>
              <table:table-cell office:value-type="string">
                <text:p>62200</text:p>
              </table:table-cell>
              <table:table-cell office:value-type="float" office:value="0.669569385024425">
                <text:p>0.669569385024425</text:p>
              </table:table-cell>
              <table:table-cell office:value-type="float" office:value="-0.999207996412108">
                <text:p>-0.999207996412108</text:p>
              </table:table-cell>
              <table:table-cell office:value-type="float" office:value="-0.329638611387683">
                <text:p>-0.329638611387683</text:p>
              </table:table-cell>
            </table:table-row>
            <table:table-row>
              <table:table-cell office:value-type="string">
                <text:p>62300</text:p>
              </table:table-cell>
              <table:table-cell office:value-type="float" office:value="0.823268288978363">
                <text:p>0.823268288978363</text:p>
              </table:table-cell>
              <table:table-cell office:value-type="float" office:value="-0.97584295707595">
                <text:p>-0.97584295707595</text:p>
              </table:table-cell>
              <table:table-cell office:value-type="float" office:value="-0.152574668097587">
                <text:p>-0.152574668097587</text:p>
              </table:table-cell>
            </table:table-row>
            <table:table-row>
              <table:table-cell office:value-type="string">
                <text:p>62400</text:p>
              </table:table-cell>
              <table:table-cell office:value-type="float" office:value="0.932278284283563">
                <text:p>0.932278284283563</text:p>
              </table:table-cell>
              <table:table-cell office:value-type="float" office:value="-0.886855702760898">
                <text:p>-0.886855702760898</text:p>
              </table:table-cell>
              <table:table-cell office:value-type="float" office:value="0.0454225815226659">
                <text:p>0.0454225815226659</text:p>
              </table:table-cell>
            </table:table-row>
            <table:table-row>
              <table:table-cell office:value-type="string">
                <text:p>62500</text:p>
              </table:table-cell>
              <table:table-cell office:value-type="float" office:value="0.990682026903583">
                <text:p>0.990682026903583</text:p>
              </table:table-cell>
              <table:table-cell office:value-type="float" office:value="-0.738230370383913">
                <text:p>-0.738230370383913</text:p>
              </table:table-cell>
              <table:table-cell office:value-type="float" office:value="0.25245165651967">
                <text:p>0.25245165651967</text:p>
              </table:table-cell>
            </table:table-row>
            <table:table-row>
              <table:table-cell office:value-type="string">
                <text:p>62600</text:p>
              </table:table-cell>
              <table:table-cell office:value-type="float" office:value="0.995309239749653">
                <text:p>0.995309239749653</text:p>
              </table:table-cell>
              <table:table-cell office:value-type="float" office:value="-0.539961480234232">
                <text:p>-0.539961480234232</text:p>
              </table:table-cell>
              <table:table-cell office:value-type="float" office:value="0.455347759515421">
                <text:p>0.455347759515421</text:p>
              </table:table-cell>
            </table:table-row>
            <table:table-row>
              <table:table-cell office:value-type="string">
                <text:p>62700</text:p>
              </table:table-cell>
              <table:table-cell office:value-type="float" office:value="0.945908745759861">
                <text:p>0.945908745759861</text:p>
              </table:table-cell>
              <table:table-cell office:value-type="float" office:value="-0.305381971368341">
                <text:p>-0.305381971368341</text:p>
              </table:table-cell>
              <table:table-cell office:value-type="float" office:value="0.640526774391519">
                <text:p>0.640526774391519</text:p>
              </table:table-cell>
            </table:table-row>
            <table:table-row>
              <table:table-cell office:value-type="string">
                <text:p>62800</text:p>
              </table:table-cell>
              <table:table-cell office:value-type="float" office:value="0.845162106889722">
                <text:p>0.845162106889722</text:p>
              </table:table-cell>
              <table:table-cell office:value-type="float" office:value="-0.0502665377539835">
                <text:p>-0.0502665377539835</text:p>
              </table:table-cell>
              <table:table-cell office:value-type="float" office:value="0.794895569135738">
                <text:p>0.794895569135738</text:p>
              </table:table-cell>
            </table:table-row>
            <table:table-row>
              <table:table-cell office:value-type="string">
                <text:p>62900</text:p>
              </table:table-cell>
              <table:table-cell office:value-type="float" office:value="0.698538110850316">
                <text:p>0.698538110850316</text:p>
              </table:table-cell>
              <table:table-cell office:value-type="float" office:value="0.208229124661897">
                <text:p>0.208229124661897</text:p>
              </table:table-cell>
              <table:table-cell office:value-type="float" office:value="0.906767235512213">
                <text:p>0.906767235512213</text:p>
              </table:table-cell>
            </table:table-row>
            <table:table-row>
              <table:table-cell office:value-type="string">
                <text:p>63000</text:p>
              </table:table-cell>
              <table:table-cell office:value-type="float" office:value="0.513995814278333">
                <text:p>0.513995814278333</text:p>
              </table:table-cell>
              <table:table-cell office:value-type="float" office:value="0.452722098819042">
                <text:p>0.452722098819042</text:p>
              </table:table-cell>
              <table:table-cell office:value-type="float" office:value="0.966717913097375">
                <text:p>0.966717913097375</text:p>
              </table:table-cell>
            </table:table-row>
            <table:table-row>
              <table:table-cell office:value-type="string">
                <text:p>63100</text:p>
              </table:table-cell>
              <table:table-cell office:value-type="float" office:value="0.301552649566412">
                <text:p>0.301552649566412</text:p>
              </table:table-cell>
              <table:table-cell office:value-type="float" office:value="0.666771013323098">
                <text:p>0.666771013323098</text:p>
              </table:table-cell>
              <table:table-cell office:value-type="float" office:value="0.96832366288951">
                <text:p>0.96832366288951</text:p>
              </table:table-cell>
            </table:table-row>
            <table:table-row>
              <table:table-cell office:value-type="string">
                <text:p>63200</text:p>
              </table:table-cell>
              <table:table-cell office:value-type="float" office:value="0.0727404752485752">
                <text:p>0.0727404752485752</text:p>
              </table:table-cell>
              <table:table-cell office:value-type="float" office:value="0.83598178858564">
                <text:p>0.83598178858564</text:p>
              </table:table-cell>
              <table:table-cell office:value-type="float" office:value="0.908722263834215">
                <text:p>0.908722263834215</text:p>
              </table:table-cell>
            </table:table-row>
            <table:table-row>
              <table:table-cell office:value-type="string">
                <text:p>63300</text:p>
              </table:table-cell>
              <table:table-cell office:value-type="float" office:value="-0.160020222420795">
                <text:p>-0.160020222420795</text:p>
              </table:table-cell>
              <table:table-cell office:value-type="float" office:value="0.948975551774467">
                <text:p>0.948975551774467</text:p>
              </table:table-cell>
              <table:table-cell office:value-type="float" office:value="0.788955329353672">
                <text:p>0.788955329353672</text:p>
              </table:table-cell>
            </table:table-row>
            <table:table-row>
              <table:table-cell office:value-type="string">
                <text:p>63400</text:p>
              </table:table-cell>
              <table:table-cell office:value-type="float" office:value="-0.384094647656738">
                <text:p>-0.384094647656738</text:p>
              </table:table-cell>
              <table:table-cell office:value-type="float" office:value="0.998153872821233">
                <text:p>0.998153872821233</text:p>
              </table:table-cell>
              <table:table-cell office:value-type="float" office:value="0.614059225164495">
                <text:p>0.614059225164495</text:p>
              </table:table-cell>
            </table:table-row>
            <table:table-row>
              <table:table-cell office:value-type="string">
                <text:p>63500</text:p>
              </table:table-cell>
              <table:table-cell office:value-type="float" office:value="-0.587319491764191">
                <text:p>-0.587319491764191</text:p>
              </table:table-cell>
              <table:table-cell office:value-type="float" office:value="0.980209656385512">
                <text:p>0.980209656385512</text:p>
              </table:table-cell>
              <table:table-cell office:value-type="float" office:value="0.39289016462132">
                <text:p>0.39289016462132</text:p>
              </table:table-cell>
            </table:table-row>
            <table:table-row>
              <table:table-cell office:value-type="string">
                <text:p>63600</text:p>
              </table:table-cell>
              <table:table-cell office:value-type="float" office:value="-0.758663285898186">
                <text:p>-0.758663285898186</text:p>
              </table:table-cell>
              <table:table-cell office:value-type="float" office:value="0.896349591509042">
                <text:p>0.896349591509042</text:p>
              </table:table-cell>
              <table:table-cell office:value-type="float" office:value="0.137686305610855">
                <text:p>0.137686305610855</text:p>
              </table:table-cell>
            </table:table-row>
            <table:table-row>
              <table:table-cell office:value-type="string">
                <text:p>63700</text:p>
              </table:table-cell>
              <table:table-cell office:value-type="float" office:value="-0.888825046460276">
                <text:p>-0.888825046460276</text:p>
              </table:table-cell>
              <table:table-cell office:value-type="float" office:value="0.752213009062862">
                <text:p>0.752213009062862</text:p>
              </table:table-cell>
              <table:table-cell office:value-type="float" office:value="-0.136612037397414">
                <text:p>-0.136612037397414</text:p>
              </table:table-cell>
            </table:table-row>
            <table:table-row>
              <table:table-cell office:value-type="string">
                <text:p>63800</text:p>
              </table:table-cell>
              <table:table-cell office:value-type="float" office:value="-0.970739321326469">
                <text:p>-0.970739321326469</text:p>
              </table:table-cell>
              <table:table-cell office:value-type="float" office:value="0.557492558583383">
                <text:p>0.557492558583383</text:p>
              </table:table-cell>
              <table:table-cell office:value-type="float" office:value="-0.413246762743086">
                <text:p>-0.413246762743086</text:p>
              </table:table-cell>
            </table:table-row>
            <table:table-row>
              <table:table-cell office:value-type="string">
                <text:p>63900</text:p>
              </table:table-cell>
              <table:table-cell office:value-type="float" office:value="-0.99995959213373">
                <text:p>-0.99995959213373</text:p>
              </table:table-cell>
              <table:table-cell office:value-type="float" office:value="0.325282630330995">
                <text:p>0.325282630330995</text:p>
              </table:table-cell>
              <table:table-cell office:value-type="float" office:value="-0.674676961802735">
                <text:p>-0.674676961802735</text:p>
              </table:table-cell>
            </table:table-row>
            <table:table-row>
              <table:table-cell office:value-type="string">
                <text:p>64000</text:p>
              </table:table-cell>
              <table:table-cell office:value-type="float" office:value="-0.974899721574548">
                <text:p>-0.974899721574548</text:p>
              </table:table-cell>
              <table:table-cell office:value-type="float" office:value="0.0711984992758317">
                <text:p>0.0711984992758317</text:p>
              </table:table-cell>
              <table:table-cell office:value-type="float" office:value="-0.903701222298716">
                <text:p>-0.903701222298716</text:p>
              </table:table-cell>
            </table:table-row>
            <table:table-row>
              <table:table-cell office:value-type="string">
                <text:p>64100</text:p>
              </table:table-cell>
              <table:table-cell office:value-type="float" office:value="-0.896920024133775">
                <text:p>-0.896920024133775</text:p>
              </table:table-cell>
              <table:table-cell office:value-type="float" office:value="-0.187673465446794">
                <text:p>-0.187673465446794</text:p>
              </table:table-cell>
              <table:table-cell office:value-type="float" office:value="-1.08459348958057">
                <text:p>-1.08459348958057</text:p>
              </table:table-cell>
            </table:table-row>
            <table:table-row>
              <table:table-cell office:value-type="string">
                <text:p>64200</text:p>
              </table:table-cell>
              <table:table-cell office:value-type="float" office:value="-0.770253400599877">
                <text:p>-0.770253400599877</text:p>
              </table:table-cell>
              <table:table-cell office:value-type="float" office:value="-0.433925068630669">
                <text:p>-0.433925068630669</text:p>
              </table:table-cell>
              <table:table-cell office:value-type="float" office:value="-1.20417846923055">
                <text:p>-1.20417846923055</text:p>
              </table:table-cell>
            </table:table-row>
            <table:table-row>
              <table:table-cell office:value-type="string">
                <text:p>64300</text:p>
              </table:table-cell>
              <table:table-cell office:value-type="float" office:value="-0.601775642383412">
                <text:p>-0.601775642383412</text:p>
              </table:table-cell>
              <table:table-cell office:value-type="float" office:value="-0.650996598204481">
                <text:p>-0.650996598204481</text:p>
              </table:table-cell>
              <table:table-cell office:value-type="float" office:value="-1.25277224058789">
                <text:p>-1.25277224058789</text:p>
              </table:table-cell>
            </table:table-row>
            <table:table-row>
              <table:table-cell office:value-type="string">
                <text:p>64400</text:p>
              </table:table-cell>
              <table:table-cell office:value-type="float" office:value="-0.400632073959831">
                <text:p>-0.400632073959831</text:p>
              </table:table-cell>
              <table:table-cell office:value-type="float" office:value="-0.824290792486649">
                <text:p>-0.824290792486649</text:p>
              </table:table-cell>
              <table:table-cell office:value-type="float" office:value="-1.22492286644648">
                <text:p>-1.22492286644648</text:p>
              </table:table-cell>
            </table:table-row>
            <table:table-row>
              <table:table-cell office:value-type="string">
                <text:p>64500</text:p>
              </table:table-cell>
              <table:table-cell office:value-type="float" office:value="-0.177741287626543">
                <text:p>-0.177741287626543</text:p>
              </table:table-cell>
              <table:table-cell office:value-type="float" office:value="-0.942154154817559">
                <text:p>-0.942154154817559</text:p>
              </table:table-cell>
              <table:table-cell office:value-type="float" office:value="-1.1198954424441">
                <text:p>-1.1198954424441</text:p>
              </table:table-cell>
            </table:table-row>
            <table:table-row>
              <table:table-cell office:value-type="string">
                <text:p>64600</text:p>
              </table:table-cell>
              <table:table-cell office:value-type="float" office:value="0.0547977393675568">
                <text:p>0.0547977393675568</text:p>
              </table:table-cell>
              <table:table-cell office:value-type="float" office:value="-0.996660794280301">
                <text:p>-0.996660794280301</text:p>
              </table:table-cell>
              <table:table-cell office:value-type="float" office:value="-0.941863054912744">
                <text:p>-0.941863054912744</text:p>
              </table:table-cell>
            </table:table-row>
            <table:table-row>
              <table:table-cell office:value-type="string">
                <text:p>64700</text:p>
              </table:table-cell>
              <table:table-cell office:value-type="float" office:value="0.284362216734855">
                <text:p>0.284362216734855</text:p>
              </table:table-cell>
              <table:table-cell office:value-type="float" office:value="-0.984145296137234">
                <text:p>-0.984145296137234</text:p>
              </table:table-cell>
              <table:table-cell office:value-type="float" office:value="-0.699783079402379">
                <text:p>-0.699783079402379</text:p>
              </table:table-cell>
            </table:table-row>
            <table:table-row>
              <table:table-cell office:value-type="string">
                <text:p>64800</text:p>
              </table:table-cell>
              <table:table-cell office:value-type="float" office:value="0.498490821178314">
                <text:p>0.498490821178314</text:p>
              </table:table-cell>
              <table:table-cell office:value-type="float" office:value="-0.905449305916194">
                <text:p>-0.905449305916194</text:p>
              </table:table-cell>
              <table:table-cell office:value-type="float" office:value="-0.40695848473788">
                <text:p>-0.40695848473788</text:p>
              </table:table-cell>
            </table:table-row>
            <table:table-row>
              <table:table-cell office:value-type="string">
                <text:p>64900</text:p>
              </table:table-cell>
              <table:table-cell office:value-type="float" office:value="0.685560204976306">
                <text:p>0.685560204976306</text:p>
              </table:table-cell>
              <table:table-cell office:value-type="float" office:value="-0.765864828425413">
                <text:p>-0.765864828425413</text:p>
              </table:table-cell>
              <table:table-cell office:value-type="float" office:value="-0.080304623449107">
                <text:p>-0.080304623449107</text:p>
              </table:table-cell>
            </table:table-row>
            <table:table-row>
              <table:table-cell office:value-type="string">
                <text:p>65000</text:p>
              </table:table-cell>
              <table:table-cell office:value-type="float" office:value="0.835415758915988">
                <text:p>0.835415758915988</text:p>
              </table:table-cell>
              <table:table-cell office:value-type="float" office:value="-0.574778518318041">
                <text:p>-0.574778518318041</text:p>
              </table:table-cell>
              <table:table-cell office:value-type="float" office:value="0.260637240597947">
                <text:p>0.260637240597947</text:p>
              </table:table-cell>
            </table:table-row>
            <table:table-row>
              <table:table-cell office:value-type="string">
                <text:p>65100</text:p>
              </table:table-cell>
              <table:table-cell office:value-type="float" office:value="0.939923010650775">
                <text:p>0.939923010650775</text:p>
              </table:table-cell>
              <table:table-cell office:value-type="float" office:value="-0.345040239994137">
                <text:p>-0.345040239994137</text:p>
              </table:table-cell>
              <table:table-cell office:value-type="float" office:value="0.594882770656637">
                <text:p>0.594882770656637</text:p>
              </table:table-cell>
            </table:table-row>
            <table:table-row>
              <table:table-cell office:value-type="string">
                <text:p>65200</text:p>
              </table:table-cell>
              <table:table-cell office:value-type="float" office:value="0.993409036692444">
                <text:p>0.993409036692444</text:p>
              </table:table-cell>
              <table:table-cell office:value-type="float" office:value="-0.0920991795624619">
                <text:p>-0.0920991795624619</text:p>
              </table:table-cell>
              <table:table-cell office:value-type="float" office:value="0.901309857129982">
                <text:p>0.901309857129982</text:p>
              </table:table-cell>
            </table:table-row>
            <table:table-row>
              <table:table-cell office:value-type="string">
                <text:p>65300</text:p>
              </table:table-cell>
              <table:table-cell office:value-type="float" office:value="0.992970503875648">
                <text:p>0.992970503875648</text:p>
              </table:table-cell>
              <table:table-cell office:value-type="float" office:value="0.16703530259552">
                <text:p>0.16703530259552</text:p>
              </table:table-cell>
              <table:table-cell office:value-type="float" office:value="1.16000580647117">
                <text:p>1.16000580647117</text:p>
              </table:table-cell>
            </table:table-row>
            <table:table-row>
              <table:table-cell office:value-type="string">
                <text:p>65400</text:p>
              </table:table-cell>
              <table:table-cell office:value-type="float" office:value="0.938631216894085">
                <text:p>0.938631216894085</text:p>
              </table:table-cell>
              <table:table-cell office:value-type="float" office:value="0.41493715784986">
                <text:p>0.41493715784986</text:p>
              </table:table-cell>
              <table:table-cell office:value-type="float" office:value="1.35356837474395">
                <text:p>1.35356837474395</text:p>
              </table:table-cell>
            </table:table-row>
            <table:table-row>
              <table:table-cell office:value-type="string">
                <text:p>65500</text:p>
              </table:table-cell>
              <table:table-cell office:value-type="float" office:value="0.833340825698416">
                <text:p>0.833340825698416</text:p>
              </table:table-cell>
              <table:table-cell office:value-type="float" office:value="0.634935894797851">
                <text:p>0.634935894797851</text:p>
              </table:table-cell>
              <table:table-cell office:value-type="float" office:value="1.46827672049627">
                <text:p>1.46827672049627</text:p>
              </table:table-cell>
            </table:table-row>
            <table:table-row>
              <table:table-cell office:value-type="string">
                <text:p>65600</text:p>
              </table:table-cell>
              <table:table-cell office:value-type="float" office:value="0.682814764609064">
                <text:p>0.682814764609064</text:p>
              </table:table-cell>
              <table:table-cell office:value-type="float" office:value="0.812237281256687">
                <text:p>0.812237281256687</text:p>
              </table:table-cell>
              <table:table-cell office:value-type="float" office:value="1.49505204586575">
                <text:p>1.49505204586575</text:p>
              </table:table-cell>
            </table:table-row>
            <table:table-row>
              <table:table-cell office:value-type="string">
                <text:p>65700</text:p>
              </table:table-cell>
              <table:table-cell office:value-type="float" office:value="0.49522390250063">
                <text:p>0.49522390250063</text:p>
              </table:table-cell>
              <table:table-cell office:value-type="float" office:value="0.934918438007052">
                <text:p>0.934918438007052</text:p>
              </table:table-cell>
              <table:table-cell office:value-type="float" office:value="1.43014234050768">
                <text:p>1.43014234050768</text:p>
              </table:table-cell>
            </table:table-row>
            <table:table-row>
              <table:table-cell office:value-type="string">
                <text:p>65800</text:p>
              </table:table-cell>
              <table:table-cell office:value-type="float" office:value="0.280751155775236">
                <text:p>0.280751155775236</text:p>
              </table:table-cell>
              <table:table-cell office:value-type="float" office:value="0.994729410100045">
                <text:p>0.994729410100045</text:p>
              </table:table-cell>
              <table:table-cell office:value-type="float" office:value="1.27548056587528">
                <text:p>1.27548056587528</text:p>
              </table:table-cell>
            </table:table-row>
            <table:table-row>
              <table:table-cell office:value-type="string">
                <text:p>65900</text:p>
              </table:table-cell>
              <table:table-cell office:value-type="float" office:value="0.0510385529160966">
                <text:p>0.0510385529160966</text:p>
              </table:table-cell>
              <table:table-cell office:value-type="float" office:value="0.987648139046753">
                <text:p>0.987648139046753</text:p>
              </table:table-cell>
              <table:table-cell office:value-type="float" office:value="1.03868669196285">
                <text:p>1.03868669196285</text:p>
              </table:table-cell>
            </table:table-row>
            <table:table-row>
              <table:table-cell office:value-type="string">
                <text:p>66000</text:p>
              </table:table-cell>
              <table:table-cell office:value-type="float" office:value="-0.181444542125407">
                <text:p>-0.181444542125407</text:p>
              </table:table-cell>
              <table:table-cell office:value-type="float" office:value="0.914150806264122">
                <text:p>0.914150806264122</text:p>
              </table:table-cell>
              <table:table-cell office:value-type="float" office:value="0.732706264138715">
                <text:p>0.732706264138715</text:p>
              </table:table-cell>
            </table:table-row>
            <table:table-row>
              <table:table-cell office:value-type="string">
                <text:p>66100</text:p>
              </table:table-cell>
              <table:table-cell office:value-type="float" office:value="-0.40407840248509">
                <text:p>-0.40407840248509</text:p>
              </table:table-cell>
              <table:table-cell office:value-type="float" office:value="0.779179863621444">
                <text:p>0.779179863621444</text:p>
              </table:table-cell>
              <table:table-cell office:value-type="float" office:value="0.375101461136354">
                <text:p>0.375101461136354</text:p>
              </table:table-cell>
            </table:table-row>
            <table:table-row>
              <table:table-cell office:value-type="string">
                <text:p>66200</text:p>
              </table:table-cell>
              <table:table-cell office:value-type="float" office:value="-0.604777917089381">
                <text:p>-0.604777917089381</text:p>
              </table:table-cell>
              <table:table-cell office:value-type="float" office:value="0.591811683391429">
                <text:p>0.591811683391429</text:p>
              </table:table-cell>
              <table:table-cell office:value-type="float" office:value="-0.0129662336979515">
                <text:p>-0.0129662336979515</text:p>
              </table:table-cell>
            </table:table-row>
            <table:table-row>
              <table:table-cell office:value-type="string">
                <text:p>66300</text:p>
              </table:table-cell>
              <table:table-cell office:value-type="float" office:value="-0.772648697251299">
                <text:p>-0.772648697251299</text:p>
              </table:table-cell>
              <table:table-cell office:value-type="float" office:value="0.364646111568515">
                <text:p>0.364646111568515</text:p>
              </table:table-cell>
              <table:table-cell office:value-type="float" office:value="-0.408002585682784">
                <text:p>-0.408002585682784</text:p>
              </table:table-cell>
            </table:table-row>
            <table:table-row>
              <table:table-cell office:value-type="string">
                <text:p>66400</text:p>
              </table:table-cell>
              <table:table-cell office:value-type="float" office:value="-0.898578283539">
                <text:p>-0.898578283539</text:p>
              </table:table-cell>
              <table:table-cell office:value-type="float" office:value="0.112959298123384">
                <text:p>0.112959298123384</text:p>
              </table:table-cell>
              <table:table-cell office:value-type="float" office:value="-0.785618985415615">
                <text:p>-0.785618985415615</text:p>
              </table:table-cell>
            </table:table-row>
            <table:table-row>
              <table:table-cell office:value-type="string">
                <text:p>66500</text:p>
              </table:table-cell>
              <table:table-cell office:value-type="float" office:value="-0.97573095508433">
                <text:p>-0.97573095508433</text:p>
              </table:table-cell>
              <table:table-cell office:value-type="float" office:value="-0.146323653481138">
                <text:p>-0.146323653481138</text:p>
              </table:table-cell>
              <table:table-cell office:value-type="float" office:value="-1.12205460856547">
                <text:p>-1.12205460856547</text:p>
              </table:table-cell>
            </table:table-row>
            <table:table-row>
              <table:table-cell office:value-type="string">
                <text:p>66600</text:p>
              </table:table-cell>
              <table:table-cell office:value-type="float" office:value="-0.99991866564817">
                <text:p>-0.99991866564817</text:p>
              </table:table-cell>
              <table:table-cell office:value-type="float" office:value="-0.395766797315273">
                <text:p>-0.395766797315273</text:p>
              </table:table-cell>
              <table:table-cell office:value-type="float" office:value="-1.39568546296344">
                <text:p>-1.39568546296344</text:p>
              </table:table-cell>
            </table:table-row>
            <table:table-row>
              <table:table-cell office:value-type="string">
                <text:p>66700</text:p>
              </table:table-cell>
              <table:table-cell office:value-type="float" office:value="-0.969828455800348">
                <text:p>-0.969828455800348</text:p>
              </table:table-cell>
              <table:table-cell office:value-type="float" office:value="-0.618595966106755">
                <text:p>-0.618595966106755</text:p>
              </table:table-cell>
              <table:table-cell office:value-type="float" office:value="-1.5884244219071">
                <text:p>-1.5884244219071</text:p>
              </table:table-cell>
            </table:table-row>
            <table:table-row>
              <table:table-cell office:value-type="string">
                <text:p>66800</text:p>
              </table:table-cell>
              <table:table-cell office:value-type="float" office:value="-0.887093699831908">
                <text:p>-0.887093699831908</text:p>
              </table:table-cell>
              <table:table-cell office:value-type="float" office:value="-0.799826607805258">
                <text:p>-0.799826607805258</text:p>
              </table:table-cell>
              <table:table-cell office:value-type="float" office:value="-1.68692030763717">
                <text:p>-1.68692030763717</text:p>
              </table:table-cell>
            </table:table-row>
            <table:table-row>
              <table:table-cell office:value-type="string">
                <text:p>66900</text:p>
              </table:table-cell>
              <table:table-cell office:value-type="float" office:value="-0.756205413036133">
                <text:p>-0.756205413036133</text:p>
              </table:table-cell>
              <table:table-cell office:value-type="float" office:value="-0.927271562823855">
                <text:p>-0.927271562823855</text:p>
              </table:table-cell>
              <table:table-cell office:value-type="float" office:value="-1.68347697585999">
                <text:p>-1.68347697585999</text:p>
              </table:table-cell>
            </table:table-row>
            <table:table-row>
              <table:table-cell office:value-type="string">
                <text:p>67000</text:p>
              </table:table-cell>
              <table:table-cell office:value-type="float" office:value="-0.584268549606838">
                <text:p>-0.584268549606838</text:p>
              </table:table-cell>
              <table:table-cell office:value-type="float" office:value="-0.992360576943148">
                <text:p>-0.992360576943148</text:p>
              </table:table-cell>
              <table:table-cell office:value-type="float" office:value="-1.57662912654999">
                <text:p>-1.57662912654999</text:p>
              </table:table-cell>
            </table:table-row>
            <table:table-row>
              <table:table-cell office:value-type="string">
                <text:p>67100</text:p>
              </table:table-cell>
              <table:table-cell office:value-type="float" office:value="-0.380616201472581">
                <text:p>-0.380616201472581</text:p>
              </table:table-cell>
              <table:table-cell office:value-type="float" office:value="-0.990716644671458">
                <text:p>-0.990716644671458</text:p>
              </table:table-cell>
              <table:table-cell office:value-type="float" office:value="-1.37133284614404">
                <text:p>-1.37133284614404</text:p>
              </table:table-cell>
            </table:table-row>
            <table:table-row>
              <table:table-cell office:value-type="string">
                <text:p>67200</text:p>
              </table:table-cell>
              <table:table-cell office:value-type="float" office:value="-0.15630314397177">
                <text:p>-0.15630314397177</text:p>
              </table:table-cell>
              <table:table-cell office:value-type="float" office:value="-0.922450303844136">
                <text:p>-0.922450303844136</text:p>
              </table:table-cell>
              <table:table-cell office:value-type="float" office:value="-1.07875344781591">
                <text:p>-1.07875344781591</text:p>
              </table:table-cell>
            </table:table-row>
            <table:table-row>
              <table:table-cell office:value-type="string">
                <text:p>67300</text:p>
              </table:table-cell>
              <table:table-cell office:value-type="float" office:value="0.0764944417982115">
                <text:p>0.0764944417982115</text:p>
              </table:table-cell>
              <table:table-cell office:value-type="float" office:value="-0.79215223947052">
                <text:p>-0.79215223947052</text:p>
              </table:table-cell>
              <table:table-cell office:value-type="float" office:value="-0.715657797672308">
                <text:p>-0.715657797672308</text:p>
              </table:table-cell>
            </table:table-row>
            <table:table-row>
              <table:table-cell office:value-type="string">
                <text:p>67400</text:p>
              </table:table-cell>
              <table:table-cell office:value-type="float" office:value="0.305139730120719">
                <text:p>0.305139730120719</text:p>
              </table:table-cell>
              <table:table-cell office:value-type="float" office:value="-0.608584587882609">
                <text:p>-0.608584587882609</text:p>
              </table:table-cell>
              <table:table-cell office:value-type="float" office:value="-0.30344485776189">
                <text:p>-0.30344485776189</text:p>
              </table:table-cell>
            </table:table-row>
            <table:table-row>
              <table:table-cell office:value-type="string">
                <text:p>67500</text:p>
              </table:table-cell>
              <table:table-cell office:value-type="float" office:value="0.51722131926825">
                <text:p>0.51722131926825</text:p>
              </table:table-cell>
              <table:table-cell office:value-type="float" office:value="-0.384091595478287">
                <text:p>-0.384091595478287</text:p>
              </table:table-cell>
              <table:table-cell office:value-type="float" office:value="0.133129723789963">
                <text:p>0.133129723789963</text:p>
              </table:table-cell>
            </table:table-row>
            <table:table-row>
              <table:table-cell office:value-type="string">
                <text:p>67600</text:p>
              </table:table-cell>
              <table:table-cell office:value-type="float" office:value="0.701226902648774">
                <text:p>0.701226902648774</text:p>
              </table:table-cell>
              <table:table-cell office:value-type="float" office:value="-0.133769770333755">
                <text:p>-0.133769770333755</text:p>
              </table:table-cell>
              <table:table-cell office:value-type="float" office:value="0.56745713231502">
                <text:p>0.56745713231502</text:p>
              </table:table-cell>
            </table:table-row>
            <table:table-row>
              <table:table-cell office:value-type="string">
                <text:p>67700</text:p>
              </table:table-cell>
              <table:table-cell office:value-type="float" office:value="0.847168273016875">
                <text:p>0.847168273016875</text:p>
              </table:table-cell>
              <table:table-cell office:value-type="float" office:value="0.125547655722898">
                <text:p>0.125547655722898</text:p>
              </table:table-cell>
              <table:table-cell office:value-type="float" office:value="0.972715928739774">
                <text:p>0.972715928739774</text:p>
              </table:table-cell>
            </table:table-row>
            <table:table-row>
              <table:table-cell office:value-type="string">
                <text:p>67800</text:p>
              </table:table-cell>
              <table:table-cell office:value-type="float" office:value="0.94712335593158">
                <text:p>0.94712335593158</text:p>
              </table:table-cell>
              <table:table-cell office:value-type="float" office:value="0.376422390711676">
                <text:p>0.376422390711676</text:p>
              </table:table-cell>
              <table:table-cell office:value-type="float" office:value="1.32354574664326">
                <text:p>1.32354574664326</text:p>
              </table:table-cell>
            </table:table-row>
            <table:table-row>
              <table:table-cell office:value-type="string">
                <text:p>67900</text:p>
              </table:table-cell>
              <table:table-cell office:value-type="float" office:value="0.995666380799176">
                <text:p>0.995666380799176</text:p>
              </table:table-cell>
              <table:table-cell office:value-type="float" office:value="0.601984021726832">
                <text:p>0.601984021726832</text:p>
              </table:table-cell>
              <table:table-cell office:value-type="float" office:value="1.59765040252601">
                <text:p>1.59765040252601</text:p>
              </table:table-cell>
            </table:table-row>
            <table:table-row>
              <table:table-cell office:value-type="string">
                <text:p>68000</text:p>
              </table:table-cell>
              <table:table-cell office:value-type="float" office:value="0.990162306879529">
                <text:p>0.990162306879529</text:p>
              </table:table-cell>
              <table:table-cell office:value-type="float" office:value="0.787064177819093">
                <text:p>0.787064177819093</text:p>
              </table:table-cell>
              <table:table-cell office:value-type="float" office:value="1.77722648469862">
                <text:p>1.77722648469862</text:p>
              </table:table-cell>
            </table:table-row>
            <table:table-row>
              <table:table-cell office:value-type="string">
                <text:p>68100</text:p>
              </table:table-cell>
              <table:table-cell office:value-type="float" office:value="0.93090990679678">
                <text:p>0.93090990679678</text:p>
              </table:table-cell>
              <table:table-cell office:value-type="float" office:value="0.919216902117697">
                <text:p>0.919216902117697</text:p>
              </table:table-cell>
              <table:table-cell office:value-type="float" office:value="1.85012680891448">
                <text:p>1.85012680891448</text:p>
              </table:table-cell>
            </table:table-row>
            <table:table-row>
              <table:table-cell office:value-type="string">
                <text:p>68200</text:p>
              </table:table-cell>
              <table:table-cell office:value-type="float" office:value="0.82112555383205">
                <text:p>0.82112555383205</text:p>
              </table:table-cell>
              <table:table-cell office:value-type="float" office:value="0.989555334116141">
                <text:p>0.989555334116141</text:p>
              </table:table-cell>
              <table:table-cell office:value-type="float" office:value="1.81068088794819">
                <text:p>1.81068088794819</text:p>
              </table:table-cell>
            </table:table-row>
            <table:table-row>
              <table:table-cell office:value-type="string">
                <text:p>68300</text:p>
              </table:table-cell>
              <table:table-cell office:value-type="float" office:value="0.666768571879592">
                <text:p>0.666768571879592</text:p>
              </table:table-cell>
              <table:table-cell office:value-type="float" office:value="0.99334946014553">
                <text:p>0.99334946014553</text:p>
              </table:table-cell>
              <table:table-cell office:value-type="float" office:value="1.66011803202512">
                <text:p>1.66011803202512</text:p>
              </table:table-cell>
            </table:table-row>
            <table:table-row>
              <table:table-cell office:value-type="string">
                <text:p>68400</text:p>
              </table:table-cell>
              <table:table-cell office:value-type="float" office:value="0.476217856508408">
                <text:p>0.476217856508408</text:p>
              </table:table-cell>
              <table:table-cell office:value-type="float" office:value="0.93034413614265">
                <text:p>0.93034413614265</text:p>
              </table:table-cell>
              <table:table-cell office:value-type="float" office:value="1.40656199265106">
                <text:p>1.40656199265106</text:p>
              </table:table-cell>
            </table:table-row>
            <table:table-row>
              <table:table-cell office:value-type="string">
                <text:p>68500</text:p>
              </table:table-cell>
              <table:table-cell office:value-type="float" office:value="0.259816898393744">
                <text:p>0.259816898393744</text:p>
              </table:table-cell>
              <table:table-cell office:value-type="float" office:value="0.804776251120597">
                <text:p>0.804776251120597</text:p>
              </table:table-cell>
              <table:table-cell office:value-type="float" office:value="1.06459314951434">
                <text:p>1.06459314951434</text:p>
              </table:table-cell>
            </table:table-row>
            <table:table-row>
              <table:table-cell office:value-type="string">
                <text:p>68600</text:p>
              </table:table-cell>
              <table:table-cell office:value-type="float" office:value="0.0293125003438681">
                <text:p>0.0293125003438681</text:p>
              </table:table-cell>
              <table:table-cell office:value-type="float" office:value="0.625089832321606">
                <text:p>0.625089832321606</text:p>
              </table:table-cell>
              <table:table-cell office:value-type="float" office:value="0.654402332665475">
                <text:p>0.654402332665475</text:p>
              </table:table-cell>
            </table:table-row>
            <table:table-row>
              <table:table-cell office:value-type="string">
                <text:p>68700</text:p>
              </table:table-cell>
              <table:table-cell office:value-type="float" office:value="-0.202783077652126">
                <text:p>-0.202783077652126</text:p>
              </table:table-cell>
              <table:table-cell office:value-type="float" office:value="0.403368195464165">
                <text:p>0.403368195464165</text:p>
              </table:table-cell>
              <table:table-cell office:value-type="float" office:value="0.200585117812038">
                <text:p>0.200585117812038</text:p>
              </table:table-cell>
            </table:table-row>
            <table:table-row>
              <table:table-cell office:value-type="string">
                <text:p>68800</text:p>
              </table:table-cell>
              <table:table-cell office:value-type="float" office:value="-0.423871115283984">
                <text:p>-0.423871115283984</text:p>
              </table:table-cell>
              <table:table-cell office:value-type="float" office:value="0.154521414712086">
                <text:p>0.154521414712086</text:p>
              </table:table-cell>
              <table:table-cell office:value-type="float" office:value="-0.269349700571897">
                <text:p>-0.269349700571897</text:p>
              </table:table-cell>
            </table:table-row>
            <table:table-row>
              <table:table-cell office:value-type="string">
                <text:p>68900</text:p>
              </table:table-cell>
              <table:table-cell office:value-type="float" office:value="-0.621950412753539">
                <text:p>-0.621950412753539</text:p>
              </table:table-cell>
              <table:table-cell office:value-type="float" office:value="-0.104716445965824">
                <text:p>-0.104716445965824</text:p>
              </table:table-cell>
              <table:table-cell office:value-type="float" office:value="-0.726666858719363">
                <text:p>-0.726666858719363</text:p>
              </table:table-cell>
            </table:table-row>
            <table:table-row>
              <table:table-cell office:value-type="string">
                <text:p>69000</text:p>
              </table:table-cell>
              <table:table-cell office:value-type="float" office:value="-0.786268812230555">
                <text:p>-0.786268812230555</text:p>
              </table:table-cell>
              <table:table-cell office:value-type="float" office:value="-0.356912472953798">
                <text:p>-0.356912472953798</text:p>
              </table:table-cell>
              <table:table-cell office:value-type="float" office:value="-1.14318128518435">
                <text:p>-1.14318128518435</text:p>
              </table:table-cell>
            </table:table-row>
            <table:table-row>
              <table:table-cell office:value-type="string">
                <text:p>69100</text:p>
              </table:table-cell>
              <table:table-cell office:value-type="float" office:value="-0.907906686679906">
                <text:p>-0.907906686679906</text:p>
              </table:table-cell>
              <table:table-cell office:value-type="float" office:value="-0.585107295698736">
                <text:p>-0.585107295698736</text:p>
              </table:table-cell>
              <table:table-cell office:value-type="float" office:value="-1.49301398237864">
                <text:p>-1.49301398237864</text:p>
              </table:table-cell>
            </table:table-row>
            <table:table-row>
              <table:table-cell office:value-type="string">
                <text:p>69200</text:p>
              </table:table-cell>
              <table:table-cell office:value-type="float" office:value="-0.980261278312555">
                <text:p>-0.980261278312555</text:p>
              </table:table-cell>
              <table:table-cell office:value-type="float" office:value="-0.773955621207004">
                <text:p>-0.773955621207004</text:p>
              </table:table-cell>
              <table:table-cell office:value-type="float" office:value="-1.75421689951956">
                <text:p>-1.75421689951956</text:p>
              </table:table-cell>
            </table:table-row>
            <table:table-row>
              <table:table-cell office:value-type="string">
                <text:p>69300</text:p>
              </table:table-cell>
              <table:table-cell office:value-type="float" office:value="-0.999404993056894">
                <text:p>-0.999404993056894</text:p>
              </table:table-cell>
              <table:table-cell office:value-type="float" office:value="-0.910757998080704">
                <text:p>-0.910757998080704</text:p>
              </table:table-cell>
              <table:table-cell office:value-type="float" office:value="-1.9101629911376">
                <text:p>-1.9101629911376</text:p>
              </table:table-cell>
            </table:table-row>
            <table:table-row>
              <table:table-cell office:value-type="string">
                <text:p>69400</text:p>
              </table:table-cell>
              <table:table-cell office:value-type="float" office:value="-0.964298670107036">
                <text:p>-0.964298670107036</text:p>
              </table:table-cell>
              <table:table-cell office:value-type="float" office:value="-0.986314920192146">
                <text:p>-0.986314920192146</text:p>
              </table:table-cell>
              <table:table-cell office:value-type="float" office:value="-1.95061359029918">
                <text:p>-1.95061359029918</text:p>
              </table:table-cell>
            </table:table-row>
            <table:table-row>
              <table:table-cell office:value-type="string">
                <text:p>69500</text:p>
              </table:table-cell>
              <table:table-cell office:value-type="float" office:value="-0.876847971326071">
                <text:p>-0.876847971326071</text:p>
              </table:table-cell>
              <table:table-cell office:value-type="float" office:value="-0.995545437930337">
                <text:p>-0.995545437930337</text:p>
              </table:table-cell>
              <table:table-cell office:value-type="float" office:value="-1.87239340925641">
                <text:p>-1.87239340925641</text:p>
              </table:table-cell>
            </table:table-row>
            <table:table-row>
              <table:table-cell office:value-type="string">
                <text:p>69600</text:p>
              </table:table-cell>
              <table:table-cell office:value-type="float" office:value="-0.741799903229416">
                <text:p>-0.741799903229416</text:p>
              </table:table-cell>
              <table:table-cell office:value-type="float" office:value="-0.937828831694929">
                <text:p>-0.937828831694929</text:p>
              </table:table-cell>
              <table:table-cell office:value-type="float" office:value="-1.67962873492435">
                <text:p>-1.67962873492435</text:p>
              </table:table-cell>
            </table:table-row>
            <table:table-row>
              <table:table-cell office:value-type="string">
                <text:p>69700</text:p>
              </table:table-cell>
              <table:table-cell office:value-type="float" office:value="-0.566485223681501">
                <text:p>-0.566485223681501</text:p>
              </table:table-cell>
              <table:table-cell office:value-type="float" office:value="-0.817046346919497">
                <text:p>-0.817046346919497</text:p>
              </table:table-cell>
              <table:table-cell office:value-type="float" office:value="-1.383531570601">
                <text:p>-1.383531570601</text:p>
              </table:table-cell>
            </table:table-row>
            <table:table-row>
              <table:table-cell office:value-type="string">
                <text:p>69800</text:p>
              </table:table-cell>
              <table:table-cell office:value-type="float" office:value="-0.36042037952224">
                <text:p>-0.36042037952224</text:p>
              </table:table-cell>
              <table:table-cell office:value-type="float" office:value="-0.641320205119498">
                <text:p>-0.641320205119498</text:p>
              </table:table-cell>
              <table:table-cell office:value-type="float" office:value="-1.00174058464174">
                <text:p>-1.00174058464174</text:p>
              </table:table-cell>
            </table:table-row>
            <table:table-row>
              <table:table-cell office:value-type="string">
                <text:p>69900</text:p>
              </table:table-cell>
              <table:table-cell office:value-type="float" office:value="-0.134791102603951">
                <text:p>-0.134791102603951</text:p>
              </table:table-cell>
              <table:table-cell office:value-type="float" office:value="-0.422467433532016">
                <text:p>-0.422467433532016</text:p>
              </table:table-cell>
              <table:table-cell office:value-type="float" office:value="-0.557258536135967">
                <text:p>-0.557258536135967</text:p>
              </table:table-cell>
            </table:table-row>
            <table:table-row>
              <table:table-cell office:value-type="string">
                <text:p>70000</text:p>
              </table:table-cell>
              <table:table-cell office:value-type="float" office:value="0.0981549788379085">
                <text:p>0.0981549788379085</text:p>
              </table:table-cell>
              <table:table-cell office:value-type="float" office:value="-0.175205105323223">
                <text:p>-0.175205105323223</text:p>
              </table:table-cell>
              <table:table-cell office:value-type="float" office:value="-0.0770501264853142">
                <text:p>-0.0770501264853142</text:p>
              </table:table-cell>
            </table:table-row>
            <table:table-row>
              <table:table-cell office:value-type="string">
                <text:p>70100</text:p>
              </table:table-cell>
              <table:table-cell office:value-type="float" office:value="0.325772949977193">
                <text:p>0.325772949977193</text:p>
              </table:table-cell>
              <table:table-cell office:value-type="float" office:value="0.0838391851354802">
                <text:p>0.0838391851354802</text:p>
              </table:table-cell>
              <table:table-cell office:value-type="float" office:value="0.409612135112673">
                <text:p>0.409612135112673</text:p>
              </table:table-cell>
            </table:table-row>
            <table:table-row>
              <table:table-cell office:value-type="string">
                <text:p>70200</text:p>
              </table:table-cell>
              <table:table-cell office:value-type="float" office:value="0.535707232103997">
                <text:p>0.535707232103997</text:p>
              </table:table-cell>
              <table:table-cell office:value-type="float" office:value="0.337245568453823">
                <text:p>0.337245568453823</text:p>
              </table:table-cell>
              <table:table-cell office:value-type="float" office:value="0.872952800557819">
                <text:p>0.872952800557819</text:p>
              </table:table-cell>
            </table:table-row>
            <table:table-row>
              <table:table-cell office:value-type="string">
                <text:p>70300</text:p>
              </table:table-cell>
              <table:table-cell office:value-type="float" office:value="0.716562071069075">
                <text:p>0.716562071069075</text:p>
              </table:table-cell>
              <table:table-cell office:value-type="float" office:value="0.567973281269399">
                <text:p>0.567973281269399</text:p>
              </table:table-cell>
              <table:table-cell office:value-type="float" office:value="1.28453535233847">
                <text:p>1.28453535233847</text:p>
              </table:table-cell>
            </table:table-row>
            <table:table-row>
              <table:table-cell office:value-type="string">
                <text:p>70400</text:p>
              </table:table-cell>
              <table:table-cell office:value-type="float" office:value="0.858520242659209">
                <text:p>0.858520242659209</text:p>
              </table:table-cell>
              <table:table-cell office:value-type="float" office:value="0.760506702709146">
                <text:p>0.760506702709146</text:p>
              </table:table-cell>
              <table:table-cell office:value-type="float" office:value="1.61902694536835">
                <text:p>1.61902694536835</text:p>
              </table:table-cell>
            </table:table-row>
            <table:table-row>
              <table:table-cell office:value-type="string">
                <text:p>70500</text:p>
              </table:table-cell>
              <table:table-cell office:value-type="float" office:value="0.953875915913908">
                <text:p>0.953875915913908</text:p>
              </table:table-cell>
              <table:table-cell office:value-type="float" office:value="0.90189857067879">
                <text:p>0.90189857067879</text:p>
              </table:table-cell>
              <table:table-cell office:value-type="float" office:value="1.8557744865927">
                <text:p>1.8557744865927</text:p>
              </table:table-cell>
            </table:table-row>
            <table:table-row>
              <table:table-cell office:value-type="string">
                <text:p>70600</text:p>
              </table:table-cell>
              <table:table-cell office:value-type="float" office:value="0.997452985798772">
                <text:p>0.997452985798772</text:p>
              </table:table-cell>
              <table:table-cell office:value-type="float" office:value="0.982640750995888">
                <text:p>0.982640750995888</text:p>
              </table:table-cell>
              <table:table-cell office:value-type="float" office:value="1.98009373679466">
                <text:p>1.98009373679466</text:p>
              </table:table-cell>
            </table:table-row>
            <table:table-row>
              <table:table-cell office:value-type="string">
                <text:p>70700</text:p>
              </table:table-cell>
              <table:table-cell office:value-type="float" office:value="0.986885976433474">
                <text:p>0.986885976433474</text:p>
              </table:table-cell>
              <table:table-cell office:value-type="float" office:value="0.997303602009704">
                <text:p>0.997303602009704</text:p>
              </table:table-cell>
              <table:table-cell office:value-type="float" office:value="1.98418957844318">
                <text:p>1.98418957844318</text:p>
              </table:table-cell>
            </table:table-row>
            <table:table-row>
              <table:table-cell office:value-type="string">
                <text:p>70800</text:p>
              </table:table-cell>
              <table:table-cell office:value-type="float" office:value="0.922748487148891">
                <text:p>0.922748487148891</text:p>
              </table:table-cell>
              <table:table-cell office:value-type="float" office:value="0.94490108920603">
                <text:p>0.94490108920603</text:p>
              </table:table-cell>
              <table:table-cell office:value-type="float" office:value="1.86764957635492">
                <text:p>1.86764957635492</text:p>
              </table:table-cell>
            </table:table-row>
            <table:table-row>
              <table:table-cell office:value-type="string">
                <text:p>70900</text:p>
              </table:table-cell>
              <table:table-cell office:value-type="float" office:value="0.808522066482551">
                <text:p>0.808522066482551</text:p>
              </table:table-cell>
              <table:table-cell office:value-type="float" office:value="0.82895713085635">
                <text:p>0.82895713085635</text:p>
              </table:table-cell>
              <table:table-cell office:value-type="float" office:value="1.6374791973389">
                <text:p>1.6374791973389</text:p>
              </table:table-cell>
            </table:table-row>
            <table:table-row>
              <table:table-cell office:value-type="string">
                <text:p>71000</text:p>
              </table:table-cell>
              <table:table-cell office:value-type="float" office:value="0.650407163038005">
                <text:p>0.650407163038005</text:p>
              </table:table-cell>
              <table:table-cell office:value-type="float" office:value="0.65726854500954">
                <text:p>0.65726854500954</text:p>
              </table:table-cell>
              <table:table-cell office:value-type="float" office:value="1.30767570804754">
                <text:p>1.30767570804754</text:p>
              </table:table-cell>
            </table:table-row>
            <table:table-row>
              <table:table-cell office:value-type="string">
                <text:p>71100</text:p>
              </table:table-cell>
              <table:table-cell office:value-type="float" office:value="0.456986662066745">
                <text:p>0.456986662066745</text:p>
              </table:table-cell>
              <table:table-cell office:value-type="float" office:value="0.441380856141751">
                <text:p>0.441380856141751</text:p>
              </table:table-cell>
              <table:table-cell office:value-type="float" office:value="0.898367518208496">
                <text:p>0.898367518208496</text:p>
              </table:table-cell>
            </table:table-row>
            <table:table-row>
              <table:table-cell office:value-type="string">
                <text:p>71200</text:p>
              </table:table-cell>
              <table:table-cell office:value-type="float" office:value="0.238759832198126">
                <text:p>0.238759832198126</text:p>
              </table:table-cell>
              <table:table-cell office:value-type="float" office:value="0.19581171689059">
                <text:p>0.19581171689059</text:p>
              </table:table-cell>
              <table:table-cell office:value-type="float" office:value="0.434571549088716">
                <text:p>0.434571549088716</text:p>
              </table:table-cell>
            </table:table-row>
            <table:table-row>
              <table:table-cell office:value-type="string">
                <text:p>71300</text:p>
              </table:table-cell>
              <table:table-cell office:value-type="float" office:value="0.00757258927408133">
                <text:p>0.00757258927408133</text:p>
              </table:table-cell>
              <table:table-cell office:value-type="float" office:value="-0.0629250544092764">
                <text:p>-0.0629250544092764</text:p>
              </table:table-cell>
              <table:table-cell office:value-type="float" office:value="-0.0553524651351951">
                <text:p>-0.0553524651351951</text:p>
              </table:table-cell>
            </table:table-row>
            <table:table-row>
              <table:table-cell office:value-type="string">
                <text:p>71400</text:p>
              </table:table-cell>
              <table:table-cell office:value-type="float" office:value="-0.224025740470835">
                <text:p>-0.224025740470835</text:p>
              </table:table-cell>
              <table:table-cell office:value-type="float" office:value="-0.317430353721968">
                <text:p>-0.317430353721968</text:p>
              </table:table-cell>
              <table:table-cell office:value-type="float" office:value="-0.541456094192803">
                <text:p>-0.541456094192803</text:p>
              </table:table-cell>
            </table:table-row>
            <table:table-row>
              <table:table-cell office:value-type="string">
                <text:p>71500</text:p>
              </table:table-cell>
              <table:table-cell office:value-type="float" office:value="-0.443463401652823">
                <text:p>-0.443463401652823</text:p>
              </table:table-cell>
              <table:table-cell office:value-type="float" office:value="-0.550589489654159">
                <text:p>-0.550589489654159</text:p>
              </table:table-cell>
              <table:table-cell office:value-type="float" office:value="-0.994052891306981">
                <text:p>-0.994052891306981</text:p>
              </table:table-cell>
            </table:table-row>
            <table:table-row>
              <table:table-cell office:value-type="string">
                <text:p>71600</text:p>
              </table:table-cell>
              <table:table-cell office:value-type="float" office:value="-0.638828859865871">
                <text:p>-0.638828859865871</text:p>
              </table:table-cell>
              <table:table-cell office:value-type="float" office:value="-0.746723356568928">
                <text:p>-0.746723356568928</text:p>
              </table:table-cell>
              <table:table-cell office:value-type="float" office:value="-1.3855522164348">
                <text:p>-1.3855522164348</text:p>
              </table:table-cell>
            </table:table-row>
            <table:table-row>
              <table:table-cell office:value-type="string">
                <text:p>71700</text:p>
              </table:table-cell>
              <table:table-cell office:value-type="float" office:value="-0.799517191455896">
                <text:p>-0.799517191455896</text:p>
              </table:table-cell>
              <table:table-cell office:value-type="float" office:value="-0.89264251601573">
                <text:p>-0.89264251601573</text:p>
              </table:table-cell>
              <table:table-cell office:value-type="float" office:value="-1.69215970747163">
                <text:p>-1.69215970747163</text:p>
              </table:table-cell>
            </table:table-row>
            <table:table-row>
              <table:table-cell office:value-type="string">
                <text:p>71800</text:p>
              </table:table-cell>
              <table:table-cell office:value-type="float" office:value="-0.916805857459084">
                <text:p>-0.916805857459084</text:p>
              </table:table-cell>
              <table:table-cell office:value-type="float" office:value="-0.97853444661012">
                <text:p>-0.97853444661012</text:p>
              </table:table-cell>
              <table:table-cell office:value-type="float" office:value="-1.8953403040692">
                <text:p>-1.8953403040692</text:p>
              </table:table-cell>
            </table:table-row>
            <table:table-row>
              <table:table-cell office:value-type="string">
                <text:p>71900</text:p>
              </table:table-cell>
              <table:table-cell office:value-type="float" office:value="-0.984328149144273">
                <text:p>-0.984328149144273</text:p>
              </table:table-cell>
              <table:table-cell office:value-type="float" office:value="-0.998623181065176">
                <text:p>-0.998623181065176</text:p>
              </table:table-cell>
              <table:table-cell office:value-type="float" office:value="-1.98295133020945">
                <text:p>-1.98295133020945</text:p>
              </table:table-cell>
            </table:table-row>
            <table:table-row>
              <table:table-cell office:value-type="string">
                <text:p>72000</text:p>
              </table:table-cell>
              <table:table-cell office:value-type="float" office:value="-0.998418815541103">
                <text:p>-0.998418815541103</text:p>
              </table:table-cell>
              <table:table-cell office:value-type="float" office:value="-0.951557818614842">
                <text:p>-0.951557818614842</text:p>
              </table:table-cell>
              <table:table-cell office:value-type="float" office:value="-1.94997663415595">
                <text:p>-1.94997663415595</text:p>
              </table:table-cell>
            </table:table-row>
            <table:table-row>
              <table:table-cell office:value-type="string">
                <text:p>72100</text:p>
              </table:table-cell>
              <table:table-cell office:value-type="float" office:value="-0.958312978891903">
                <text:p>-0.958312978891903</text:p>
              </table:table-cell>
              <table:table-cell office:value-type="float" office:value="-0.840503364934594">
                <text:p>-0.840503364934594</text:p>
              </table:table-cell>
              <table:table-cell office:value-type="float" office:value="-1.7988163438265">
                <text:p>-1.7988163438265</text:p>
              </table:table-cell>
            </table:table-row>
            <table:table-row>
              <table:table-cell office:value-type="string">
                <text:p>72200</text:p>
              </table:table-cell>
              <table:table-cell office:value-type="float" office:value="-0.866187667745718">
                <text:p>-0.866187667745718</text:p>
              </table:table-cell>
              <table:table-cell office:value-type="float" office:value="-0.672927838402204">
                <text:p>-0.672927838402204</text:p>
              </table:table-cell>
              <table:table-cell office:value-type="float" office:value="-1.53911550614792">
                <text:p>-1.53911550614792</text:p>
              </table:table-cell>
            </table:table-row>
            <table:table-row>
              <table:table-cell office:value-type="string">
                <text:p>72300</text:p>
              </table:table-cell>
              <table:table-cell office:value-type="float" office:value="-0.72704368188233">
                <text:p>-0.72704368188233</text:p>
              </table:table-cell>
              <table:table-cell office:value-type="float" office:value="-0.46010014656138">
                <text:p>-0.46010014656138</text:p>
              </table:table-cell>
              <table:table-cell office:value-type="float" office:value="-1.18714382844371">
                <text:p>-1.18714382844371</text:p>
              </table:table-cell>
            </table:table-row>
            <table:table-row>
              <table:table-cell office:value-type="string">
                <text:p>72400</text:p>
              </table:table-cell>
              <table:table-cell office:value-type="float" office:value="-0.548434047368794">
                <text:p>-0.548434047368794</text:p>
              </table:table-cell>
              <table:table-cell office:value-type="float" office:value="-0.216332245826736">
                <text:p>-0.216332245826736</text:p>
              </table:table-cell>
              <table:table-cell office:value-type="float" office:value="-0.76476629319553">
                <text:p>-0.76476629319553</text:p>
              </table:table-cell>
            </table:table-row>
            <table:table-row>
              <table:table-cell office:value-type="string">
                <text:p>72500</text:p>
              </table:table-cell>
              <table:table-cell office:value-type="float" office:value="-0.340054156381589">
                <text:p>-0.340054156381589</text:p>
              </table:table-cell>
              <table:table-cell office:value-type="float" office:value="0.0419832511788696">
                <text:p>0.0419832511788696</text:p>
              </table:table-cell>
              <table:table-cell office:value-type="float" office:value="-0.298070905202719">
                <text:p>-0.298070905202719</text:p>
              </table:table-cell>
            </table:table-row>
            <table:table-row>
              <table:table-cell office:value-type="string">
                <text:p>72600</text:p>
              </table:table-cell>
              <table:table-cell office:value-type="float" office:value="-0.113215304473377">
                <text:p>-0.113215304473377</text:p>
              </table:table-cell>
              <table:table-cell office:value-type="float" office:value="0.297475542880423">
                <text:p>0.297475542880423</text:p>
              </table:table-cell>
              <table:table-cell office:value-type="float" office:value="0.184260238407046">
                <text:p>0.184260238407046</text:p>
              </table:table-cell>
            </table:table-row>
            <table:table-row>
              <table:table-cell office:value-type="string">
                <text:p>72700</text:p>
              </table:table-cell>
              <table:table-cell office:value-type="float" office:value="0.119769109719188">
                <text:p>0.119769109719188</text:p>
              </table:table-cell>
              <table:table-cell office:value-type="float" office:value="0.53296359092696">
                <text:p>0.53296359092696</text:p>
              </table:table-cell>
              <table:table-cell office:value-type="float" office:value="0.652732700646148">
                <text:p>0.652732700646148</text:p>
              </table:table-cell>
            </table:table-row>
            <table:table-row>
              <table:table-cell office:value-type="string">
                <text:p>72800</text:p>
              </table:table-cell>
              <table:table-cell office:value-type="float" office:value="0.346252205752839">
                <text:p>0.346252205752839</text:p>
              </table:table-cell>
              <table:table-cell office:value-type="float" office:value="0.732611605104087">
                <text:p>0.732611605104087</text:p>
              </table:table-cell>
              <table:table-cell office:value-type="float" office:value="1.07886381085693">
                <text:p>1.07886381085693</text:p>
              </table:table-cell>
            </table:table-row>
            <table:table-row>
              <table:table-cell office:value-type="string">
                <text:p>72900</text:p>
              </table:table-cell>
              <table:table-cell office:value-type="float" office:value="0.553939896338445">
                <text:p>0.553939896338445</text:p>
              </table:table-cell>
              <table:table-cell office:value-type="float" office:value="0.882993904619772">
                <text:p>0.882993904619772</text:p>
              </table:table-cell>
              <table:table-cell office:value-type="float" office:value="1.43693380095822">
                <text:p>1.43693380095822</text:p>
              </table:table-cell>
            </table:table-row>
            <table:table-row>
              <table:table-cell office:value-type="string">
                <text:p>73000</text:p>
              </table:table-cell>
              <table:table-cell office:value-type="float" office:value="0.731558460006364">
                <text:p>0.731558460006364</text:p>
              </table:table-cell>
              <table:table-cell office:value-type="float" office:value="0.973997819613193">
                <text:p>0.973997819613193</text:p>
              </table:table-cell>
              <table:table-cell office:value-type="float" office:value="1.70555627961956">
                <text:p>1.70555627961956</text:p>
              </table:table-cell>
            </table:table-row>
            <table:table-row>
              <table:table-cell office:value-type="string">
                <text:p>73100</text:p>
              </table:table-cell>
              <table:table-cell office:value-type="float" office:value="0.86946631718693">
                <text:p>0.86946631718693</text:p>
              </table:table-cell>
              <table:table-cell office:value-type="float" office:value="0.999503598536876">
                <text:p>0.999503598536876</text:p>
              </table:table-cell>
              <table:table-cell office:value-type="float" office:value="1.86896991572381">
                <text:p>1.86896991572381</text:p>
              </table:table-cell>
            </table:table-row>
            <table:table-row>
              <table:table-cell office:value-type="string">
                <text:p>73200</text:p>
              </table:table-cell>
              <table:table-cell office:value-type="float" office:value="0.960177506418156">
                <text:p>0.960177506418156</text:p>
              </table:table-cell>
              <table:table-cell office:value-type="float" office:value="0.957796082152115">
                <text:p>0.957796082152115</text:p>
              </table:table-cell>
              <table:table-cell office:value-type="float" office:value="1.91797358857027">
                <text:p>1.91797358857027</text:p>
              </table:table-cell>
            </table:table-row>
            <table:table-row>
              <table:table-cell office:value-type="string">
                <text:p>73300</text:p>
              </table:table-cell>
              <table:table-cell office:value-type="float" office:value="0.998768010428013">
                <text:p>0.998768010428013</text:p>
              </table:table-cell>
              <table:table-cell office:value-type="float" office:value="0.851679971475491">
                <text:p>0.851679971475491</text:p>
              </table:table-cell>
              <table:table-cell office:value-type="float" office:value="1.8504479819035">
                <text:p>1.8504479819035</text:p>
              </table:table-cell>
            </table:table-row>
            <table:table-row>
              <table:table-cell office:value-type="string">
                <text:p>73400</text:p>
              </table:table-cell>
              <table:table-cell office:value-type="float" office:value="0.98314306153593">
                <text:p>0.98314306153593</text:p>
              </table:table-cell>
              <table:table-cell office:value-type="float" office:value="0.688291198821725">
                <text:p>0.688291198821725</text:p>
              </table:table-cell>
              <table:table-cell office:value-type="float" office:value="1.67143426035765">
                <text:p>1.67143426035765</text:p>
              </table:table-cell>
            </table:table-row>
            <table:table-row>
              <table:table-cell office:value-type="string">
                <text:p>73500</text:p>
              </table:table-cell>
              <table:table-cell office:value-type="float" office:value="0.914150806264122">
                <text:p>0.914150806264122</text:p>
              </table:table-cell>
              <table:table-cell office:value-type="float" office:value="0.478617125825242">
                <text:p>0.478617125825242</text:p>
              </table:table-cell>
              <table:table-cell office:value-type="float" office:value="1.39276793208936">
                <text:p>1.39276793208936</text:p>
              </table:table-cell>
            </table:table-row>
            <table:table-row>
              <table:table-cell office:value-type="string">
                <text:p>73600</text:p>
              </table:table-cell>
              <table:table-cell office:value-type="float" office:value="0.795536322384132">
                <text:p>0.795536322384132</text:p>
              </table:table-cell>
              <table:table-cell office:value-type="float" office:value="0.236757667447634">
                <text:p>0.236757667447634</text:p>
              </table:table-cell>
              <table:table-cell office:value-type="float" office:value="1.03229398983177">
                <text:p>1.03229398983177</text:p>
              </table:table-cell>
            </table:table-row>
            <table:table-row>
              <table:table-cell office:value-type="string">
                <text:p>73700</text:p>
              </table:table-cell>
              <table:table-cell office:value-type="float" office:value="0.633738251732448">
                <text:p>0.633738251732448</text:p>
              </table:table-cell>
              <table:table-cell office:value-type="float" office:value="-0.0210229850054329">
                <text:p>-0.0210229850054329</text:p>
              </table:table-cell>
              <table:table-cell office:value-type="float" office:value="0.612715266727015">
                <text:p>0.612715266727015</text:p>
              </table:table-cell>
            </table:table-row>
            <table:table-row>
              <table:table-cell office:value-type="string">
                <text:p>73800</text:p>
              </table:table-cell>
              <table:table-cell office:value-type="float" office:value="0.437539411387432">
                <text:p>0.437539411387432</text:p>
              </table:table-cell>
              <table:table-cell office:value-type="float" office:value="-0.277389911441456">
                <text:p>-0.277389911441456</text:p>
              </table:table-cell>
              <table:table-cell office:value-type="float" office:value="0.160149499945976">
                <text:p>0.160149499945976</text:p>
              </table:table-cell>
            </table:table-row>
            <table:table-row>
              <table:table-cell office:value-type="string">
                <text:p>73900</text:p>
              </table:table-cell>
              <table:table-cell office:value-type="float" office:value="0.217589884040454">
                <text:p>0.217589884040454</text:p>
              </table:table-cell>
              <table:table-cell office:value-type="float" office:value="-0.515103286320977">
                <text:p>-0.515103286320977</text:p>
              </table:table-cell>
              <table:table-cell office:value-type="float" office:value="-0.297513402280523">
                <text:p>-0.297513402280523</text:p>
              </table:table-cell>
            </table:table-row>
            <table:table-row>
              <table:table-cell office:value-type="string">
                <text:p>74000</text:p>
              </table:table-cell>
              <table:table-cell office:value-type="float" office:value="-0.0141709019989885">
                <text:p>-0.0141709019989885</text:p>
              </table:table-cell>
              <table:table-cell office:value-type="float" office:value="-0.718177652842338">
                <text:p>-0.718177652842338</text:p>
              </table:table-cell>
              <table:table-cell office:value-type="float" office:value="-0.732348554841327">
                <text:p>-0.732348554841327</text:p>
              </table:table-cell>
            </table:table-row>
            <table:table-row>
              <table:table-cell office:value-type="string">
                <text:p>74100</text:p>
              </table:table-cell>
              <table:table-cell office:value-type="float" office:value="-0.245162487378554">
                <text:p>-0.245162487378554</text:p>
              </table:table-cell>
              <table:table-cell office:value-type="float" office:value="-0.872956994191037">
                <text:p>-0.872956994191037</text:p>
              </table:table-cell>
              <table:table-cell office:value-type="float" office:value="-1.11811948156959">
                <text:p>-1.11811948156959</text:p>
              </table:table-cell>
            </table:table-row>
            <table:table-row>
              <table:table-cell office:value-type="string">
                <text:p>74200</text:p>
              </table:table-cell>
              <table:table-cell office:value-type="float" office:value="-0.462846052365361">
                <text:p>-0.462846052365361</text:p>
              </table:table-cell>
              <table:table-cell office:value-type="float" office:value="-0.969032844821336">
                <text:p>-0.969032844821336</text:p>
              </table:table-cell>
              <table:table-cell office:value-type="float" office:value="-1.4318788971867">
                <text:p>-1.4318788971867</text:p>
              </table:table-cell>
            </table:table-row>
            <table:table-row>
              <table:table-cell office:value-type="string">
                <text:p>74300</text:p>
              </table:table-cell>
              <table:table-cell office:value-type="float" office:value="-0.655405278557196">
                <text:p>-0.655405278557196</text:p>
              </table:table-cell>
              <table:table-cell office:value-type="float" office:value="-0.999944465057192">
                <text:p>-0.999944465057192</text:p>
              </table:table-cell>
              <table:table-cell office:value-type="float" office:value="-1.65534974361439">
                <text:p>-1.65534974361439</text:p>
              </table:table-cell>
            </table:table-row>
            <table:table-row>
              <table:table-cell office:value-type="string">
                <text:p>74400</text:p>
              </table:table-cell>
              <table:table-cell office:value-type="float" office:value="-0.812387571298189">
                <text:p>-0.812387571298189</text:p>
              </table:table-cell>
              <table:table-cell office:value-type="float" office:value="-0.963613144387533">
                <text:p>-0.963613144387533</text:p>
              </table:table-cell>
              <table:table-cell office:value-type="float" office:value="-1.77600071568572">
                <text:p>-1.77600071568572</text:p>
              </table:table-cell>
            </table:table-row>
            <table:table-row>
              <table:table-cell office:value-type="string">
                <text:p>74500</text:p>
              </table:table-cell>
              <table:table-cell office:value-type="float" office:value="-0.925271564092632">
                <text:p>-0.925271564092632</text:p>
              </table:table-cell>
              <table:table-cell office:value-type="float" office:value="-0.862482020268534">
                <text:p>-0.862482020268534</text:p>
              </table:table-cell>
              <table:table-cell office:value-type="float" office:value="-1.78775358436117">
                <text:p>-1.78775358436117</text:p>
              </table:table-cell>
            </table:table-row>
            <table:table-row>
              <table:table-cell office:value-type="string">
                <text:p>74600</text:p>
              </table:table-cell>
              <table:table-cell office:value-type="float" office:value="-0.987929644825749">
                <text:p>-0.987929644825749</text:p>
              </table:table-cell>
              <table:table-cell office:value-type="float" office:value="-0.703351869934559">
                <text:p>-0.703351869934559</text:p>
              </table:table-cell>
              <table:table-cell office:value-type="float" office:value="-1.69128151476031">
                <text:p>-1.69128151476031</text:p>
              </table:table-cell>
            </table:table-row>
            <table:table-row>
              <table:table-cell office:value-type="string">
                <text:p>74700</text:p>
              </table:table-cell>
              <table:table-cell office:value-type="float" office:value="-0.996960602053492">
                <text:p>-0.996960602053492</text:p>
              </table:table-cell>
              <table:table-cell office:value-type="float" office:value="-0.496923623992976">
                <text:p>-0.496923623992976</text:p>
              </table:table-cell>
              <table:table-cell office:value-type="float" office:value="-1.49388422604647">
                <text:p>-1.49388422604647</text:p>
              </table:table-cell>
            </table:table-row>
            <table:table-row>
              <table:table-cell office:value-type="string">
                <text:p>74800</text:p>
              </table:table-cell>
              <table:table-cell office:value-type="float" office:value="-0.951874212097333">
                <text:p>-0.951874212097333</text:p>
              </table:table-cell>
              <table:table-cell office:value-type="float" office:value="-0.257078941229265">
                <text:p>-0.257078941229265</text:p>
              </table:table-cell>
              <table:table-cell office:value-type="float" office:value="-1.2089531533266">
                <text:p>-1.2089531533266</text:p>
              </table:table-cell>
            </table:table-row>
            <table:table-row>
              <table:table-cell office:value-type="string">
                <text:p>74900</text:p>
              </table:table-cell>
              <table:table-cell office:value-type="float" office:value="-0.855117858338559">
                <text:p>-0.855117858338559</text:p>
              </table:table-cell>
              <table:table-cell office:value-type="float" office:value="0.0000535033718967765">
                <text:p>0.0000535033718967765</text:p>
              </table:table-cell>
              <table:table-cell office:value-type="float" office:value="-0.855064354966662">
                <text:p>-0.855064354966662</text:p>
              </table:table-cell>
            </table:table-row>
            <table:table-row>
              <table:table-cell office:value-type="string">
                <text:p>75000</text:p>
              </table:table-cell>
              <table:table-cell office:value-type="float" office:value="-0.711943725508483">
                <text:p>-0.711943725508483</text:p>
              </table:table-cell>
              <table:table-cell office:value-type="float" office:value="0.257182292448209">
                <text:p>0.257182292448209</text:p>
              </table:table-cell>
              <table:table-cell office:value-type="float" office:value="-0.454761433060274">
                <text:p>-0.454761433060274</text:p>
              </table:table-cell>
            </table:table-row>
            <table:table-row>
              <table:table-cell office:value-type="string">
                <text:p>75100</text:p>
              </table:table-cell>
              <table:table-cell office:value-type="float" office:value="-0.530123604465931">
                <text:p>-0.530123604465931</text:p>
              </table:table-cell>
              <table:table-cell office:value-type="float" office:value="0.4970164551273">
                <text:p>0.4970164551273</text:p>
              </table:table-cell>
              <table:table-cell office:value-type="float" office:value="-0.0331071493386302">
                <text:p>-0.0331071493386302</text:p>
              </table:table-cell>
            </table:table-row>
            <table:table-row>
              <table:table-cell office:value-type="string">
                <text:p>75200</text:p>
              </table:table-cell>
              <table:table-cell office:value-type="float" office:value="-0.31952716088646">
                <text:p>-0.31952716088646</text:p>
              </table:table-cell>
              <table:table-cell office:value-type="float" office:value="0.703427909597685">
                <text:p>0.703427909597685</text:p>
              </table:table-cell>
              <table:table-cell office:value-type="float" office:value="0.383900748711225">
                <text:p>0.383900748711225</text:p>
              </table:table-cell>
            </table:table-row>
            <table:table-row>
              <table:table-cell office:value-type="string">
                <text:p>75300</text:p>
              </table:table-cell>
              <table:table-cell office:value-type="float" office:value="-0.0915860094253134">
                <text:p>-0.0915860094253134</text:p>
              </table:table-cell>
              <table:table-cell office:value-type="float" office:value="0.862536170127896">
                <text:p>0.862536170127896</text:p>
              </table:table-cell>
              <table:table-cell office:value-type="float" office:value="0.770950160702582">
                <text:p>0.770950160702582</text:p>
              </table:table-cell>
            </table:table-row>
            <table:table-row>
              <table:table-cell office:value-type="string">
                <text:p>75400</text:p>
              </table:table-cell>
              <table:table-cell office:value-type="float" office:value="0.141326615614707">
                <text:p>0.141326615614707</text:p>
              </table:table-cell>
              <table:table-cell office:value-type="float" office:value="0.963641725930646">
                <text:p>0.963641725930646</text:p>
              </table:table-cell>
              <table:table-cell office:value-type="float" office:value="1.10496834154535">
                <text:p>1.10496834154535</text:p>
              </table:table-cell>
            </table:table-row>
            <table:table-row>
              <table:table-cell office:value-type="string">
                <text:p>75500</text:p>
              </table:table-cell>
              <table:table-cell office:value-type="float" office:value="0.36656773065542">
                <text:p>0.36656773065542</text:p>
              </table:table-cell>
              <table:table-cell office:value-type="float" office:value="0.999945586746584">
                <text:p>0.999945586746584</text:p>
              </table:table-cell>
              <table:table-cell office:value-type="float" office:value="1.366513317402">
                <text:p>1.366513317402</text:p>
              </table:table-cell>
            </table:table-row>
            <table:table-row>
              <table:table-cell office:value-type="string">
                <text:p>75600</text:p>
              </table:table-cell>
              <table:table-cell office:value-type="float" office:value="0.5719106663431">
                <text:p>0.5719106663431</text:p>
              </table:table-cell>
              <table:table-cell office:value-type="float" office:value="0.969006423260931">
                <text:p>0.969006423260931</text:p>
              </table:table-cell>
              <table:table-cell office:value-type="float" office:value="1.54091708960403">
                <text:p>1.54091708960403</text:p>
              </table:table-cell>
            </table:table-row>
            <table:table-row>
              <table:table-cell office:value-type="string">
                <text:p>75700</text:p>
              </table:table-cell>
              <table:table-cell office:value-type="float" office:value="0.746208979399506">
                <text:p>0.746208979399506</text:p>
              </table:table-cell>
              <table:table-cell office:value-type="float" office:value="0.872904791605653">
                <text:p>0.872904791605653</text:p>
              </table:table-cell>
              <table:table-cell office:value-type="float" office:value="1.61911377100516">
                <text:p>1.61911377100516</text:p>
              </table:table-cell>
            </table:table-row>
            <table:table-row>
              <table:table-cell office:value-type="string">
                <text:p>75800</text:p>
              </table:table-cell>
              <table:table-cell office:value-type="float" office:value="0.880001321465017">
                <text:p>0.880001321465017</text:p>
              </table:table-cell>
              <table:table-cell office:value-type="float" office:value="0.718103228520616">
                <text:p>0.718103228520616</text:p>
              </table:table-cell>
              <table:table-cell office:value-type="float" office:value="1.59810454998563">
                <text:p>1.59810454998563</text:p>
              </table:table-cell>
            </table:table-row>
            <table:table-row>
              <table:table-cell office:value-type="string">
                <text:p>75900</text:p>
              </table:table-cell>
              <table:table-cell office:value-type="float" office:value="0.966025130876451">
                <text:p>0.966025130876451</text:p>
              </table:table-cell>
              <table:table-cell office:value-type="float" office:value="0.515011590429547">
                <text:p>0.515011590429547</text:p>
              </table:table-cell>
              <table:table-cell office:value-type="float" office:value="1.481036721306">
                <text:p>1.481036721306</text:p>
              </table:table-cell>
            </table:table-row>
            <table:table-row>
              <table:table-cell office:value-type="string">
                <text:p>76000</text:p>
              </table:table-cell>
              <table:table-cell office:value-type="float" office:value="0.999610832963558">
                <text:p>0.999610832963558</text:p>
              </table:table-cell>
              <table:table-cell office:value-type="float" office:value="0.277287130963138">
                <text:p>0.277287130963138</text:p>
              </table:table-cell>
              <table:table-cell office:value-type="float" office:value="1.2768979639267">
                <text:p>1.2768979639267</text:p>
              </table:table-cell>
            </table:table-row>
            <table:table-row>
              <table:table-cell office:value-type="string">
                <text:p>76100</text:p>
              </table:table-cell>
              <table:table-cell office:value-type="float" office:value="0.97893532569451">
                <text:p>0.97893532569451</text:p>
              </table:table-cell>
              <table:table-cell office:value-type="float" office:value="0.0209160315865132">
                <text:p>0.0209160315865132</text:p>
              </table:table-cell>
              <table:table-cell office:value-type="float" office:value="0.999851357281024">
                <text:p>0.999851357281024</text:p>
              </table:table-cell>
            </table:table-row>
            <table:table-row>
              <table:table-cell office:value-type="string">
                <text:p>76200</text:p>
              </table:table-cell>
              <table:table-cell office:value-type="float" office:value="0.905120928993242">
                <text:p>0.905120928993242</text:p>
              </table:table-cell>
              <table:table-cell office:value-type="float" office:value="-0.236861572590204">
                <text:p>-0.236861572590204</text:p>
              </table:table-cell>
              <table:table-cell office:value-type="float" office:value="0.668259356403038">
                <text:p>0.668259356403038</text:p>
              </table:table-cell>
            </table:table-row>
            <table:table-row>
              <table:table-cell office:value-type="string">
                <text:p>76300</text:p>
              </table:table-cell>
              <table:table-cell office:value-type="float" office:value="0.782174442427474">
                <text:p>0.782174442427474</text:p>
              </table:table-cell>
              <table:table-cell office:value-type="float" office:value="-0.478711077543803">
                <text:p>-0.478711077543803</text:p>
              </table:table-cell>
              <table:table-cell office:value-type="float" office:value="0.303463364883672">
                <text:p>0.303463364883672</text:p>
              </table:table-cell>
            </table:table-row>
            <table:table-row>
              <table:table-cell office:value-type="string">
                <text:p>76400</text:p>
              </table:table-cell>
              <table:table-cell office:value-type="float" office:value="0.616769718766807">
                <text:p>0.616769718766807</text:p>
              </table:table-cell>
              <table:table-cell office:value-type="float" office:value="-0.688368799648109">
                <text:p>-0.688368799648109</text:p>
              </table:table-cell>
              <table:table-cell office:value-type="float" office:value="-0.0715990808813018">
                <text:p>-0.0715990808813018</text:p>
              </table:table-cell>
            </table:table-row>
            <table:table-row>
              <table:table-cell office:value-type="string">
                <text:p>76500</text:p>
              </table:table-cell>
              <table:table-cell office:value-type="float" office:value="0.417885271754907">
                <text:p>0.417885271754907</text:p>
              </table:table-cell>
              <table:table-cell office:value-type="float" office:value="-0.851736029177114">
                <text:p>-0.851736029177114</text:p>
              </table:table-cell>
              <table:table-cell office:value-type="float" office:value="-0.433850757422207">
                <text:p>-0.433850757422207</text:p>
              </table:table-cell>
            </table:table-row>
            <table:table-row>
              <table:table-cell office:value-type="string">
                <text:p>76600</text:p>
              </table:table-cell>
              <table:table-cell office:value-type="float" office:value="0.196317062745338">
                <text:p>0.196317062745338</text:p>
              </table:table-cell>
              <table:table-cell office:value-type="float" office:value="-0.957826827037517">
                <text:p>-0.957826827037517</text:p>
              </table:table-cell>
              <table:table-cell office:value-type="float" office:value="-0.761509764292179">
                <text:p>-0.761509764292179</text:p>
              </table:table-cell>
            </table:table-row>
            <table:table-row>
              <table:table-cell office:value-type="string">
                <text:p>76700</text:p>
              </table:table-cell>
              <table:table-cell office:value-type="float" office:value="-0.0359077232715044">
                <text:p>-0.0359077232715044</text:p>
              </table:table-cell>
              <table:table-cell office:value-type="float" office:value="-0.999506964047497">
                <text:p>-0.999506964047497</text:p>
              </table:table-cell>
              <table:table-cell office:value-type="float" office:value="-1.035414687319">
                <text:p>-1.035414687319</text:p>
              </table:table-cell>
            </table:table-row>
            <table:table-row>
              <table:table-cell office:value-type="string">
                <text:p>76800</text:p>
              </table:table-cell>
              <table:table-cell office:value-type="float" office:value="-0.266183325247711">
                <text:p>-0.266183325247711</text:p>
              </table:table-cell>
              <table:table-cell office:value-type="float" office:value="-0.973973570869133">
                <text:p>-0.973973570869133</text:p>
              </table:table-cell>
              <table:table-cell office:value-type="float" office:value="-1.24015689611684">
                <text:p>-1.24015689611684</text:p>
              </table:table-cell>
            </table:table-row>
            <table:table-row>
              <table:table-cell office:value-type="string">
                <text:p>76900</text:p>
              </table:table-cell>
              <table:table-cell office:value-type="float" office:value="-0.482009902722764">
                <text:p>-0.482009902722764</text:p>
              </table:table-cell>
              <table:table-cell office:value-type="float" office:value="-0.882943686254203">
                <text:p>-0.882943686254203</text:p>
              </table:table-cell>
              <table:table-cell office:value-type="float" office:value="-1.36495358897697">
                <text:p>-1.36495358897697</text:p>
              </table:table-cell>
            </table:table-row>
            <table:table-row>
              <table:table-cell office:value-type="string">
                <text:p>77000</text:p>
              </table:table-cell>
              <table:table-cell office:value-type="float" office:value="-0.671671831752708">
                <text:p>-0.671671831752708</text:p>
              </table:table-cell>
              <table:table-cell office:value-type="float" office:value="-0.73253878738594">
                <text:p>-0.73253878738594</text:p>
              </table:table-cell>
              <table:table-cell office:value-type="float" office:value="-1.40421061913865">
                <text:p>-1.40421061913865</text:p>
              </table:table-cell>
            </table:table-row>
            <table:table-row>
              <table:table-cell office:value-type="string">
                <text:p>77100</text:p>
              </table:table-cell>
              <table:table-cell office:value-type="float" office:value="-0.82487386684057">
                <text:p>-0.82487386684057</text:p>
              </table:table-cell>
              <table:table-cell office:value-type="float" office:value="-0.532873045384877">
                <text:p>-0.532873045384877</text:p>
              </table:table-cell>
              <table:table-cell office:value-type="float" office:value="-1.35774691222545">
                <text:p>-1.35774691222545</text:p>
              </table:table-cell>
            </table:table-row>
            <table:table-row>
              <table:table-cell office:value-type="string">
                <text:p>77200</text:p>
              </table:table-cell>
              <table:table-cell office:value-type="float" office:value="-0.93329981661748">
                <text:p>-0.93329981661748</text:p>
              </table:table-cell>
              <table:table-cell office:value-type="float" office:value="-0.297373407143104">
                <text:p>-0.297373407143104</text:p>
              </table:table-cell>
              <table:table-cell office:value-type="float" office:value="-1.23067322376058">
                <text:p>-1.23067322376058</text:p>
              </table:table-cell>
            </table:table-row>
            <table:table-row>
              <table:table-cell office:value-type="string">
                <text:p>77300</text:p>
              </table:table-cell>
              <table:table-cell office:value-type="float" office:value="-0.99106406660067">
                <text:p>-0.99106406660067</text:p>
              </table:table-cell>
              <table:table-cell office:value-type="float" office:value="-0.0418763683173264">
                <text:p>-0.0418763683173264</text:p>
              </table:table-cell>
              <table:table-cell office:value-type="float" office:value="-1.032940434918">
                <text:p>-1.032940434918</text:p>
              </table:table-cell>
            </table:table-row>
            <table:table-row>
              <table:table-cell office:value-type="string">
                <text:p>77400</text:p>
              </table:table-cell>
              <table:table-cell office:value-type="float" office:value="-0.995031040986958">
                <text:p>-0.995031040986958</text:p>
              </table:table-cell>
              <table:table-cell office:value-type="float" office:value="0.216436717391149">
                <text:p>0.216436717391149</text:p>
              </table:table-cell>
              <table:table-cell office:value-type="float" office:value="-0.77859432359581">
                <text:p>-0.77859432359581</text:p>
              </table:table-cell>
            </table:table-row>
            <table:table-row>
              <table:table-cell office:value-type="string">
                <text:p>77500</text:p>
              </table:table-cell>
              <table:table-cell office:value-type="float" office:value="-0.944985404124135">
                <text:p>-0.944985404124135</text:p>
              </table:table-cell>
              <table:table-cell office:value-type="float" office:value="0.460195151686399">
                <text:p>0.460195151686399</text:p>
              </table:table-cell>
              <table:table-cell office:value-type="float" office:value="-0.484790252437737">
                <text:p>-0.484790252437737</text:p>
              </table:table-cell>
            </table:table-row>
            <table:table-row>
              <table:table-cell office:value-type="string">
                <text:p>77600</text:p>
              </table:table-cell>
              <table:table-cell office:value-type="float" office:value="-0.843643762411559">
                <text:p>-0.843643762411559</text:p>
              </table:table-cell>
              <table:table-cell office:value-type="float" office:value="0.67300696626539">
                <text:p>0.67300696626539</text:p>
              </table:table-cell>
              <table:table-cell office:value-type="float" office:value="-0.170636796146169">
                <text:p>-0.170636796146169</text:p>
              </table:table-cell>
            </table:table-row>
            <table:table-row>
              <table:table-cell office:value-type="string">
                <text:p>77700</text:p>
              </table:table-cell>
              <table:table-cell office:value-type="float" office:value="-0.696507173134095">
                <text:p>-0.696507173134095</text:p>
              </table:table-cell>
              <table:table-cell office:value-type="float" office:value="0.840561304764207">
                <text:p>0.840561304764207</text:p>
              </table:table-cell>
              <table:table-cell office:value-type="float" office:value="0.144054131630112">
                <text:p>0.144054131630112</text:p>
              </table:table-cell>
            </table:table-row>
            <table:table-row>
              <table:table-cell office:value-type="string">
                <text:p>77800</text:p>
              </table:table-cell>
              <table:table-cell office:value-type="float" office:value="-0.511562527308333">
                <text:p>-0.511562527308333</text:p>
              </table:table-cell>
              <table:table-cell office:value-type="float" office:value="0.951590714515975">
                <text:p>0.951590714515975</text:p>
              </table:table-cell>
              <table:table-cell office:value-type="float" office:value="0.440028187207642">
                <text:p>0.440028187207642</text:p>
              </table:table-cell>
            </table:table-row>
            <table:table-row>
              <table:table-cell office:value-type="string">
                <text:p>77900</text:p>
              </table:table-cell>
              <table:table-cell office:value-type="float" office:value="-0.298849097883374">
                <text:p>-0.298849097883374</text:p>
              </table:table-cell>
              <table:table-cell office:value-type="float" office:value="0.998628787045928">
                <text:p>0.998628787045928</text:p>
              </table:table-cell>
              <table:table-cell office:value-type="float" office:value="0.699779689162554">
                <text:p>0.699779689162554</text:p>
              </table:table-cell>
            </table:table-row>
            <table:table-row>
              <table:table-cell office:value-type="string">
                <text:p>78000</text:p>
              </table:table-cell>
              <table:table-cell office:value-type="float" office:value="-0.0699134139261422">
                <text:p>-0.0699134139261422</text:p>
              </table:table-cell>
              <table:table-cell office:value-type="float" office:value="0.97851239484716">
                <text:p>0.97851239484716</text:p>
              </table:table-cell>
              <table:table-cell office:value-type="float" office:value="0.908598980921018">
                <text:p>0.908598980921018</text:p>
              </table:table-cell>
            </table:table-row>
            <table:table-row>
              <table:table-cell office:value-type="string">
                <text:p>78100</text:p>
              </table:table-cell>
              <table:table-cell office:value-type="float" office:value="0.162817304468539">
                <text:p>0.162817304468539</text:p>
              </table:table-cell>
              <table:table-cell office:value-type="float" office:value="0.892594302853678">
                <text:p>0.892594302853678</text:p>
              </table:table-cell>
              <table:table-cell office:value-type="float" office:value="1.05541160732222">
                <text:p>1.05541160732222</text:p>
              </table:table-cell>
            </table:table-row>
            <table:table-row>
              <table:table-cell office:value-type="string">
                <text:p>78200</text:p>
              </table:table-cell>
              <table:table-cell office:value-type="float" office:value="0.386709947994995">
                <text:p>0.386709947994995</text:p>
              </table:table-cell>
              <table:table-cell office:value-type="float" office:value="0.746652178390647">
                <text:p>0.746652178390647</text:p>
              </table:table-cell>
              <table:table-cell office:value-type="float" office:value="1.13336212638564">
                <text:p>1.13336212638564</text:p>
              </table:table-cell>
            </table:table-row>
            <table:table-row>
              <table:table-cell office:value-type="string">
                <text:p>78300</text:p>
              </table:table-cell>
              <table:table-cell office:value-type="float" office:value="0.589611045815386">
                <text:p>0.589611045815386</text:p>
              </table:table-cell>
              <table:table-cell office:value-type="float" office:value="0.550500209584909">
                <text:p>0.550500209584909</text:p>
              </table:table-cell>
              <table:table-cell office:value-type="float" office:value="1.1401112554003">
                <text:p>1.1401112554003</text:p>
              </table:table-cell>
            </table:table-row>
            <table:table-row>
              <table:table-cell office:value-type="string">
                <text:p>78400</text:p>
              </table:table-cell>
              <table:table-cell office:value-type="float" office:value="0.760506702709146">
                <text:p>0.760506702709146</text:p>
              </table:table-cell>
              <table:table-cell office:value-type="float" office:value="0.317328907641806">
                <text:p>0.317328907641806</text:p>
              </table:table-cell>
              <table:table-cell office:value-type="float" office:value="1.07783561035095">
                <text:p>1.07783561035095</text:p>
              </table:table-cell>
            </table:table-row>
            <table:table-row>
              <table:table-cell office:value-type="string">
                <text:p>78500</text:p>
              </table:table-cell>
              <table:table-cell office:value-type="float" office:value="0.890120274706115">
                <text:p>0.890120274706115</text:p>
              </table:table-cell>
              <table:table-cell office:value-type="float" office:value="0.0628182891089061">
                <text:p>0.0628182891089061</text:p>
              </table:table-cell>
              <table:table-cell office:value-type="float" office:value="0.952938563815021">
                <text:p>0.952938563815021</text:p>
              </table:table-cell>
            </table:table-row>
            <table:table-row>
              <table:table-cell office:value-type="string">
                <text:p>78600</text:p>
              </table:table-cell>
              <table:table-cell office:value-type="float" office:value="0.97141603356893">
                <text:p>0.97141603356893</text:p>
              </table:table-cell>
              <table:table-cell office:value-type="float" office:value="-0.19591665102421">
                <text:p>-0.19591665102421</text:p>
              </table:table-cell>
              <table:table-cell office:value-type="float" office:value="0.77549938254472">
                <text:p>0.77549938254472</text:p>
              </table:table-cell>
            </table:table-row>
            <table:table-row>
              <table:table-cell office:value-type="string">
                <text:p>78700</text:p>
              </table:table-cell>
              <table:table-cell office:value-type="float" office:value="0.999981054931927">
                <text:p>0.999981054931927</text:p>
              </table:table-cell>
              <table:table-cell office:value-type="float" office:value="-0.441476819409871">
                <text:p>-0.441476819409871</text:p>
              </table:table-cell>
              <table:table-cell office:value-type="float" office:value="0.558504235522056">
                <text:p>0.558504235522056</text:p>
              </table:table-cell>
            </table:table-row>
            <table:table-row>
              <table:table-cell office:value-type="string">
                <text:p>78800</text:p>
              </table:table-cell>
              <table:table-cell office:value-type="float" office:value="0.974264769795505">
                <text:p>0.974264769795505</text:p>
              </table:table-cell>
              <table:table-cell office:value-type="float" office:value="-0.657349165111526">
                <text:p>-0.657349165111526</text:p>
              </table:table-cell>
              <table:table-cell office:value-type="float" office:value="0.316915604683978">
                <text:p>0.316915604683978</text:p>
              </table:table-cell>
            </table:table-row>
            <table:table-row>
              <table:table-cell office:value-type="string">
                <text:p>78900</text:p>
              </table:table-cell>
              <table:table-cell office:value-type="float" office:value="0.895663124522796">
                <text:p>0.895663124522796</text:p>
              </table:table-cell>
              <table:table-cell office:value-type="float" office:value="-0.829016959615511">
                <text:p>-0.829016959615511</text:p>
              </table:table-cell>
              <table:table-cell office:value-type="float" office:value="0.0666461649072847">
                <text:p>0.0666461649072847</text:p>
              </table:table-cell>
            </table:table-row>
            <table:table-row>
              <table:table-cell office:value-type="string">
                <text:p>79000</text:p>
              </table:table-cell>
              <table:table-cell office:value-type="float" office:value="0.768442780529128">
                <text:p>0.768442780529128</text:p>
              </table:table-cell>
              <table:table-cell office:value-type="float" office:value="-0.944936113092708">
                <text:p>-0.944936113092708</text:p>
              </table:table-cell>
              <table:table-cell office:value-type="float" office:value="-0.17649333256358">
                <text:p>-0.17649333256358</text:p>
              </table:table-cell>
            </table:table-row>
            <table:table-row>
              <table:table-cell office:value-type="string">
                <text:p>79100</text:p>
              </table:table-cell>
              <table:table-cell office:value-type="float" office:value="0.599509586601464">
                <text:p>0.599509586601464</text:p>
              </table:table-cell>
              <table:table-cell office:value-type="float" office:value="-0.997311444743902">
                <text:p>-0.997311444743902</text:p>
              </table:table-cell>
              <table:table-cell office:value-type="float" office:value="-0.397801858142438">
                <text:p>-0.397801858142438</text:p>
              </table:table-cell>
            </table:table-row>
            <table:table-row>
              <table:table-cell office:value-type="string">
                <text:p>79200</text:p>
              </table:table-cell>
              <table:table-cell office:value-type="float" office:value="0.398033589216546">
                <text:p>0.398033589216546</text:p>
              </table:table-cell>
              <table:table-cell office:value-type="float" office:value="-0.98262089915978">
                <text:p>-0.98262089915978</text:p>
              </table:table-cell>
              <table:table-cell office:value-type="float" office:value="-0.584587309943234">
                <text:p>-0.584587309943234</text:p>
              </table:table-cell>
            </table:table-row>
            <table:table-row>
              <table:table-cell office:value-type="string">
                <text:p>79300</text:p>
              </table:table-cell>
              <table:table-cell office:value-type="float" office:value="0.174951425774221">
                <text:p>0.174951425774221</text:p>
              </table:table-cell>
              <table:table-cell office:value-type="float" office:value="-0.901852357055436">
                <text:p>-0.901852357055436</text:p>
              </table:table-cell>
              <table:table-cell office:value-type="float" office:value="-0.726900931281215">
                <text:p>-0.726900931281215</text:p>
              </table:table-cell>
            </table:table-row>
            <table:table-row>
              <table:table-cell office:value-type="string">
                <text:p>79400</text:p>
              </table:table-cell>
              <table:table-cell office:value-type="float" office:value="-0.0576275381275665">
                <text:p>-0.0576275381275665</text:p>
              </table:table-cell>
              <table:table-cell office:value-type="float" office:value="-0.760437235011444">
                <text:p>-0.760437235011444</text:p>
              </table:table-cell>
              <table:table-cell office:value-type="float" office:value="-0.818064773139011">
                <text:p>-0.818064773139011</text:p>
              </table:table-cell>
            </table:table-row>
            <table:table-row>
              <table:table-cell office:value-type="string">
                <text:p>79500</text:p>
              </table:table-cell>
              <table:table-cell office:value-type="float" office:value="-0.287078315750737">
                <text:p>-0.287078315750737</text:p>
              </table:table-cell>
              <table:table-cell office:value-type="float" office:value="-0.567885255500147">
                <text:p>-0.567885255500147</text:p>
              </table:table-cell>
              <table:table-cell office:value-type="float" office:value="-0.854963571250884">
                <text:p>-0.854963571250884</text:p>
              </table:table-cell>
            </table:table-row>
            <table:table-row>
              <table:table-cell office:value-type="string">
                <text:p>79600</text:p>
              </table:table-cell>
              <table:table-cell office:value-type="float" office:value="-0.500945839822778">
                <text:p>-0.500945839822778</text:p>
              </table:table-cell>
              <table:table-cell office:value-type="float" office:value="-0.337144856643684">
                <text:p>-0.337144856643684</text:p>
              </table:table-cell>
              <table:table-cell office:value-type="float" office:value="-0.838090696466463">
                <text:p>-0.838090696466463</text:p>
              </table:table-cell>
            </table:table-row>
            <table:table-row>
              <table:table-cell office:value-type="string">
                <text:p>79700</text:p>
              </table:table-cell>
              <table:table-cell office:value-type="float" office:value="-0.687620828877223">
                <text:p>-0.687620828877223</text:p>
              </table:table-cell>
              <table:table-cell office:value-type="float" office:value="-0.0837325843483792">
                <text:p>-0.0837325843483792</text:p>
              </table:table-cell>
              <table:table-cell office:value-type="float" office:value="-0.771353413225602">
                <text:p>-0.771353413225602</text:p>
              </table:table-cell>
            </table:table-row>
            <table:table-row>
              <table:table-cell office:value-type="string">
                <text:p>79800</text:p>
              </table:table-cell>
              <table:table-cell office:value-type="float" office:value="-0.836970174755305">
                <text:p>-0.836970174755305</text:p>
              </table:table-cell>
              <table:table-cell office:value-type="float" office:value="0.175310426537905">
                <text:p>0.175310426537905</text:p>
              </table:table-cell>
              <table:table-cell office:value-type="float" office:value="-0.6616597482174">
                <text:p>-0.6616597482174</text:p>
              </table:table-cell>
            </table:table-row>
            <table:table-row>
              <table:table-cell office:value-type="string">
                <text:p>79900</text:p>
              </table:table-cell>
              <table:table-cell office:value-type="float" office:value="-0.940886819399793">
                <text:p>-0.940886819399793</text:p>
              </table:table-cell>
              <table:table-cell office:value-type="float" office:value="0.422564365661073">
                <text:p>0.422564365661073</text:p>
              </table:table-cell>
              <table:table-cell office:value-type="float" office:value="-0.51832245373872">
                <text:p>-0.51832245373872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-0.993729923971107">
                <text:p>-0.993729923971107</text:p>
              </table:table-cell>
              <table:table-cell office:value-type="float" office:value="0.641402304870525">
                <text:p>0.641402304870525</text:p>
              </table:table-cell>
              <table:table-cell office:value-type="float" office:value="-0.352327619100582">
                <text:p>-0.352327619100582</text:p>
              </table:table-cell>
            </table:table-row>
            <table:table-row>
              <table:table-cell office:value-type="string">
                <text:p>80100</text:p>
              </table:table-cell>
              <table:table-cell office:value-type="float" office:value="-0.99263104460818">
                <text:p>-0.99263104460818</text:p>
              </table:table-cell>
              <table:table-cell office:value-type="float" office:value="0.817108022152951">
                <text:p>0.817108022152951</text:p>
              </table:table-cell>
              <table:table-cell office:value-type="float" office:value="-0.175523022455229">
                <text:p>-0.175523022455229</text:p>
              </table:table-cell>
            </table:table-row>
            <table:table-row>
              <table:table-cell office:value-type="string">
                <text:p>80200</text:p>
              </table:table-cell>
              <table:table-cell office:value-type="float" office:value="-0.937649830777147">
                <text:p>-0.937649830777147</text:p>
              </table:table-cell>
              <table:table-cell office:value-type="float" office:value="0.937865957820395">
                <text:p>0.937865957820395</text:p>
              </table:table-cell>
              <table:table-cell office:value-type="float" office:value="0.000216127043247361">
                <text:p>0.000216127043247361</text:p>
              </table:table-cell>
            </table:table-row>
            <table:table-row>
              <table:table-cell office:value-type="string">
                <text:p>80300</text:p>
              </table:table-cell>
              <table:table-cell office:value-type="float" office:value="-0.831770804740106">
                <text:p>-0.831770804740106</text:p>
              </table:table-cell>
              <table:table-cell office:value-type="float" office:value="0.99555551553233">
                <text:p>0.99555551553233</text:p>
              </table:table-cell>
              <table:table-cell office:value-type="float" office:value="0.163784710792223">
                <text:p>0.163784710792223</text:p>
              </table:table-cell>
            </table:table-row>
            <table:table-row>
              <table:table-cell office:value-type="string">
                <text:p>80400</text:p>
              </table:table-cell>
              <table:table-cell office:value-type="float" office:value="-0.680741301091865">
                <text:p>-0.680741301091865</text:p>
              </table:table-cell>
              <table:table-cell office:value-type="float" office:value="0.986297272096394">
                <text:p>0.986297272096394</text:p>
              </table:table-cell>
              <table:table-cell office:value-type="float" office:value="0.305555971004529">
                <text:p>0.305555971004529</text:p>
              </table:table-cell>
            </table:table-row>
            <table:table-row>
              <table:table-cell office:value-type="string">
                <text:p>80500</text:p>
              </table:table-cell>
              <table:table-cell office:value-type="float" office:value="-0.492759591286686">
                <text:p>-0.492759591286686</text:p>
              </table:table-cell>
              <table:table-cell office:value-type="float" office:value="0.910713817756075">
                <text:p>0.910713817756075</text:p>
              </table:table-cell>
              <table:table-cell office:value-type="float" office:value="0.41795422646939">
                <text:p>0.41795422646939</text:p>
              </table:table-cell>
            </table:table-row>
            <table:table-row>
              <table:table-cell office:value-type="string">
                <text:p>80600</text:p>
              </table:table-cell>
              <table:table-cell office:value-type="float" office:value="-0.278029715013944">
                <text:p>-0.278029715013944</text:p>
              </table:table-cell>
              <table:table-cell office:value-type="float" office:value="0.773887874717079">
                <text:p>0.773887874717079</text:p>
              </table:table-cell>
              <table:table-cell office:value-type="float" office:value="0.495858159703134">
                <text:p>0.495858159703134</text:p>
              </table:table-cell>
            </table:table-row>
            <table:table-row>
              <table:table-cell office:value-type="string">
                <text:p>80700</text:p>
              </table:table-cell>
              <table:table-cell office:value-type="float" office:value="-0.0482077644443758">
                <text:p>-0.0482077644443758</text:p>
              </table:table-cell>
              <table:table-cell office:value-type="float" office:value="0.585020562940509">
                <text:p>0.585020562940509</text:p>
              </table:table-cell>
              <table:table-cell office:value-type="float" office:value="0.536812798496133">
                <text:p>0.536812798496133</text:p>
              </table:table-cell>
            </table:table-row>
            <table:table-row>
              <table:table-cell office:value-type="string">
                <text:p>80800</text:p>
              </table:table-cell>
              <table:table-cell office:value-type="float" office:value="0.184231045107019">
                <text:p>0.184231045107019</text:p>
              </table:table-cell>
              <table:table-cell office:value-type="float" office:value="0.356812511863026">
                <text:p>0.356812511863026</text:p>
              </table:table-cell>
              <table:table-cell office:value-type="float" office:value="0.541043556970045">
                <text:p>0.541043556970045</text:p>
              </table:table-cell>
            </table:table-row>
            <table:table-row>
              <table:table-cell office:value-type="string">
                <text:p>80900</text:p>
              </table:table-cell>
              <table:table-cell office:value-type="float" office:value="0.406669334842213">
                <text:p>0.406669334842213</text:p>
              </table:table-cell>
              <table:table-cell office:value-type="float" office:value="0.104610056571741">
                <text:p>0.104610056571741</text:p>
              </table:table-cell>
              <table:table-cell office:value-type="float" office:value="0.511279391413954">
                <text:p>0.511279391413954</text:p>
              </table:table-cell>
            </table:table-row>
            <table:table-row>
              <table:table-cell office:value-type="string">
                <text:p>81000</text:p>
              </table:table-cell>
              <table:table-cell office:value-type="float" office:value="0.607032689972409">
                <text:p>0.607032689972409</text:p>
              </table:table-cell>
              <table:table-cell office:value-type="float" office:value="-0.154627105916193">
                <text:p>-0.154627105916193</text:p>
              </table:table-cell>
              <table:table-cell office:value-type="float" office:value="0.452405584056216">
                <text:p>0.452405584056216</text:p>
              </table:table-cell>
            </table:table-row>
            <table:table-row>
              <table:table-cell office:value-type="string">
                <text:p>81100</text:p>
              </table:table-cell>
              <table:table-cell office:value-type="float" office:value="0.774444870192468">
                <text:p>0.774444870192468</text:p>
              </table:table-cell>
              <table:table-cell office:value-type="float" office:value="-0.403466108365603">
                <text:p>-0.403466108365603</text:p>
              </table:table-cell>
              <table:table-cell office:value-type="float" office:value="0.370978761826866">
                <text:p>0.370978761826866</text:p>
              </table:table-cell>
            </table:table-row>
            <table:table-row>
              <table:table-cell office:value-type="string">
                <text:p>81200</text:p>
              </table:table-cell>
              <table:table-cell office:value-type="float" office:value="0.899818392825375">
                <text:p>0.899818392825375</text:p>
              </table:table-cell>
              <table:table-cell office:value-type="float" office:value="-0.625173353158111">
                <text:p>-0.625173353158111</text:p>
              </table:table-cell>
              <table:table-cell office:value-type="float" office:value="0.274645039667263">
                <text:p>0.274645039667263</text:p>
              </table:table-cell>
            </table:table-row>
            <table:table-row>
              <table:table-cell office:value-type="string">
                <text:p>81300</text:p>
              </table:table-cell>
              <table:table-cell office:value-type="float" office:value="0.976347665760041">
                <text:p>0.976347665760041</text:p>
              </table:table-cell>
              <table:table-cell office:value-type="float" office:value="-0.804839745705472">
                <text:p>-0.804839745705472</text:p>
              </table:table-cell>
              <table:table-cell office:value-type="float" office:value="0.171507920054569">
                <text:p>0.171507920054569</text:p>
              </table:table-cell>
            </table:table-row>
            <table:table-row>
              <table:table-cell office:value-type="string">
                <text:p>81400</text:p>
              </table:table-cell>
              <table:table-cell office:value-type="float" office:value="0.99987850129789">
                <text:p>0.99987850129789</text:p>
              </table:table-cell>
              <table:table-cell office:value-type="float" office:value="-0.930383357935942">
                <text:p>-0.930383357935942</text:p>
              </table:table-cell>
              <table:table-cell office:value-type="float" office:value="0.069495143361948">
                <text:p>0.069495143361948</text:p>
              </table:table-cell>
            </table:table-row>
            <table:table-row>
              <table:table-cell office:value-type="string">
                <text:p>81500</text:p>
              </table:table-cell>
              <table:table-cell office:value-type="float" office:value="0.969133596556628">
                <text:p>0.969133596556628</text:p>
              </table:table-cell>
              <table:table-cell office:value-type="float" office:value="-0.993361775043113">
                <text:p>-0.993361775043113</text:p>
              </table:table-cell>
              <table:table-cell office:value-type="float" office:value="-0.0242281784864845">
                <text:p>-0.0242281784864845</text:p>
              </table:table-cell>
            </table:table-row>
            <table:table-row>
              <table:table-cell office:value-type="string">
                <text:p>81600</text:p>
              </table:table-cell>
              <table:table-cell office:value-type="float" office:value="0.885781850525391">
                <text:p>0.885781850525391</text:p>
              </table:table-cell>
              <table:table-cell office:value-type="float" office:value="-0.989539907349964">
                <text:p>-0.989539907349964</text:p>
              </table:table-cell>
              <table:table-cell office:value-type="float" office:value="-0.103758056824573">
                <text:p>-0.103758056824573</text:p>
              </table:table-cell>
            </table:table-row>
            <table:table-row>
              <table:table-cell office:value-type="string">
                <text:p>81700</text:p>
              </table:table-cell>
              <table:table-cell office:value-type="float" office:value="0.75434781074941">
                <text:p>0.75434781074941</text:p>
              </table:table-cell>
              <table:table-cell office:value-type="float" office:value="-0.919174774520942">
                <text:p>-0.919174774520942</text:p>
              </table:table-cell>
              <table:table-cell office:value-type="float" office:value="-0.164826963771532">
                <text:p>-0.164826963771532</text:p>
              </table:table-cell>
            </table:table-row>
            <table:table-row>
              <table:table-cell office:value-type="string">
                <text:p>81800</text:p>
              </table:table-cell>
              <table:table-cell office:value-type="float" office:value="0.581965991324759">
                <text:p>0.581965991324759</text:p>
              </table:table-cell>
              <table:table-cell office:value-type="float" office:value="-0.786998182329768">
                <text:p>-0.786998182329768</text:p>
              </table:table-cell>
              <table:table-cell office:value-type="float" office:value="-0.205032191005009">
                <text:p>-0.205032191005009</text:p>
              </table:table-cell>
            </table:table-row>
            <table:table-row>
              <table:table-cell office:value-type="string">
                <text:p>81900</text:p>
              </table:table-cell>
              <table:table-cell office:value-type="float" office:value="0.377993722543103">
                <text:p>0.377993722543103</text:p>
              </table:table-cell>
              <table:table-cell office:value-type="float" office:value="-0.601898572525317">
                <text:p>-0.601898572525317</text:p>
              </table:table-cell>
              <table:table-cell office:value-type="float" office:value="-0.223904849982213">
                <text:p>-0.223904849982213</text:p>
              </table:table-cell>
            </table:table-row>
            <table:table-row>
              <table:table-cell office:value-type="string">
                <text:p>82000</text:p>
              </table:table-cell>
              <table:table-cell office:value-type="float" office:value="0.153503074470363">
                <text:p>0.153503074470363</text:p>
              </table:table-cell>
              <table:table-cell office:value-type="float" office:value="-0.376323307579377">
                <text:p>-0.376323307579377</text:p>
              </table:table-cell>
              <table:table-cell office:value-type="float" office:value="-0.222820233109014">
                <text:p>-0.222820233109014</text:p>
              </table:table-cell>
            </table:table-row>
            <table:table-row>
              <table:table-cell office:value-type="string">
                <text:p>82100</text:p>
              </table:table-cell>
              <table:table-cell office:value-type="float" office:value="-0.0793201075734091">
                <text:p>-0.0793201075734091</text:p>
              </table:table-cell>
              <table:table-cell office:value-type="float" office:value="-0.125441524508617">
                <text:p>-0.125441524508617</text:p>
              </table:table-cell>
              <table:table-cell office:value-type="float" office:value="-0.204761632082026">
                <text:p>-0.204761632082026</text:p>
              </table:table-cell>
            </table:table-row>
            <table:table-row>
              <table:table-cell office:value-type="string">
                <text:p>82200</text:p>
              </table:table-cell>
              <table:table-cell office:value-type="float" office:value="-0.307837580058753">
                <text:p>-0.307837580058753</text:p>
              </table:table-cell>
              <table:table-cell office:value-type="float" office:value="0.133875785047544">
                <text:p>0.133875785047544</text:p>
              </table:table-cell>
              <table:table-cell office:value-type="float" office:value="-0.173961795011209">
                <text:p>-0.173961795011209</text:p>
              </table:table-cell>
            </table:table-row>
            <table:table-row>
              <table:table-cell office:value-type="string">
                <text:p>82300</text:p>
              </table:table-cell>
              <table:table-cell office:value-type="float" office:value="-0.519644937464658">
                <text:p>-0.519644937464658</text:p>
              </table:table-cell>
              <table:table-cell office:value-type="float" office:value="0.384190392070024">
                <text:p>0.384190392070024</text:p>
              </table:table-cell>
              <table:table-cell office:value-type="float" office:value="-0.135454545394634">
                <text:p>-0.135454545394634</text:p>
              </table:table-cell>
            </table:table-row>
            <table:table-row>
              <table:table-cell office:value-type="string">
                <text:p>82400</text:p>
              </table:table-cell>
              <table:table-cell office:value-type="float" office:value="-0.703244729491162">
                <text:p>-0.703244729491162</text:p>
              </table:table-cell>
              <table:table-cell office:value-type="float" office:value="0.608669445781005">
                <text:p>0.608669445781005</text:p>
              </table:table-cell>
              <table:table-cell office:value-type="float" office:value="-0.0945752837101571">
                <text:p>-0.0945752837101571</text:p>
              </table:table-cell>
            </table:table-row>
            <table:table-row>
              <table:table-cell office:value-type="string">
                <text:p>82500</text:p>
              </table:table-cell>
              <table:table-cell office:value-type="float" office:value="-0.848670776094785">
                <text:p>-0.848670776094785</text:p>
              </table:table-cell>
              <table:table-cell office:value-type="float" office:value="0.79221752548385">
                <text:p>0.79221752548385</text:p>
              </table:table-cell>
              <table:table-cell office:value-type="float" office:value="-0.056453250610935">
                <text:p>-0.056453250610935</text:p>
              </table:table-cell>
            </table:table-row>
            <table:table-row>
              <table:table-cell office:value-type="string">
                <text:p>82600</text:p>
              </table:table-cell>
              <table:table-cell office:value-type="float" office:value="-0.948028975939184">
                <text:p>-0.948028975939184</text:p>
              </table:table-cell>
              <table:table-cell office:value-type="float" office:value="0.922491604056715">
                <text:p>0.922491604056715</text:p>
              </table:table-cell>
              <table:table-cell office:value-type="float" office:value="-0.0255373718824692">
                <text:p>-0.0255373718824692</text:p>
              </table:table-cell>
            </table:table-row>
            <table:table-row>
              <table:table-cell office:value-type="string">
                <text:p>82700</text:p>
              </table:table-cell>
              <table:table-cell office:value-type="float" office:value="-0.995925958489918">
                <text:p>-0.995925958489918</text:p>
              </table:table-cell>
              <table:table-cell office:value-type="float" office:value="0.990731181780966">
                <text:p>0.990731181780966</text:p>
              </table:table-cell>
              <table:table-cell office:value-type="float" office:value="-0.00519477670895174">
                <text:p>-0.00519477670895174</text:p>
              </table:table-cell>
            </table:table-row>
            <table:table-row>
              <table:table-cell office:value-type="string">
                <text:p>82800</text:p>
              </table:table-cell>
              <table:table-cell office:value-type="float" office:value="-0.989761747598387">
                <text:p>-0.989761747598387</text:p>
              </table:table-cell>
              <table:table-cell office:value-type="float" office:value="0.9923473770571">
                <text:p>0.9923473770571</text:p>
              </table:table-cell>
              <table:table-cell office:value-type="float" office:value="0.00258562945871277">
                <text:p>0.00258562945871277</text:p>
              </table:table-cell>
            </table:table-row>
            <table:table-row>
              <table:table-cell office:value-type="string">
                <text:p>82900</text:p>
              </table:table-cell>
              <table:table-cell office:value-type="float" office:value="-0.929870951068098">
                <text:p>-0.929870951068098</text:p>
              </table:table-cell>
              <table:table-cell office:value-type="float" office:value="0.927231506481396">
                <text:p>0.927231506481396</text:p>
              </table:table-cell>
              <table:table-cell office:value-type="float" office:value="-0.00263944458670262">
                <text:p>-0.00263944458670262</text:p>
              </table:table-cell>
            </table:table-row>
            <table:table-row>
              <table:table-cell office:value-type="string">
                <text:p>83000</text:p>
              </table:table-cell>
              <table:table-cell office:value-type="float" office:value="-0.819504598675261">
                <text:p>-0.819504598675261</text:p>
              </table:table-cell>
              <table:table-cell office:value-type="float" office:value="0.79976239233932">
                <text:p>0.79976239233932</text:p>
              </table:table-cell>
              <table:table-cell office:value-type="float" office:value="-0.019742206335941">
                <text:p>-0.019742206335941</text:p>
              </table:table-cell>
            </table:table-row>
            <table:table-row>
              <table:table-cell office:value-type="string">
                <text:p>83100</text:p>
              </table:table-cell>
              <table:table-cell office:value-type="float" office:value="-0.664653606458224">
                <text:p>-0.664653606458224</text:p>
              </table:table-cell>
              <table:table-cell office:value-type="float" office:value="0.618511909794445">
                <text:p>0.618511909794445</text:p>
              </table:table-cell>
              <table:table-cell office:value-type="float" office:value="-0.0461416966637785">
                <text:p>-0.0461416966637785</text:p>
              </table:table-cell>
            </table:table-row>
            <table:table-row>
              <table:table-cell office:value-type="string">
                <text:p>83200</text:p>
              </table:table-cell>
              <table:table-cell office:value-type="float" office:value="-0.47372368613881">
                <text:p>-0.47372368613881</text:p>
              </table:table-cell>
              <table:table-cell office:value-type="float" office:value="0.39566858003507">
                <text:p>0.39566858003507</text:p>
              </table:table-cell>
              <table:table-cell office:value-type="float" office:value="-0.0780551061037401">
                <text:p>-0.0780551061037401</text:p>
              </table:table-cell>
            </table:table-row>
            <table:table-row>
              <table:table-cell office:value-type="string">
                <text:p>83300</text:p>
              </table:table-cell>
              <table:table-cell office:value-type="float" office:value="-0.257078912428586">
                <text:p>-0.257078912428586</text:p>
              </table:table-cell>
              <table:table-cell office:value-type="float" office:value="0.146217797637885">
                <text:p>0.146217797637885</text:p>
              </table:table-cell>
              <table:table-cell office:value-type="float" office:value="-0.110861114790701">
                <text:p>-0.110861114790701</text:p>
              </table:table-cell>
            </table:table-row>
            <table:table-row>
              <table:table-cell office:value-type="string">
                <text:p>83400</text:p>
              </table:table-cell>
              <table:table-cell office:value-type="float" office:value="-0.0264793230759396">
                <text:p>-0.0264793230759396</text:p>
              </table:table-cell>
              <table:table-cell office:value-type="float" office:value="-0.113065589724845">
                <text:p>-0.113065589724845</text:p>
              </table:table-cell>
              <table:table-cell office:value-type="float" office:value="-0.139544912800785">
                <text:p>-0.139544912800785</text:p>
              </table:table-cell>
            </table:table-row>
            <table:table-row>
              <table:table-cell office:value-type="string">
                <text:p>83500</text:p>
              </table:table-cell>
              <table:table-cell office:value-type="float" office:value="0.20555762558148">
                <text:p>0.20555762558148</text:p>
              </table:table-cell>
              <table:table-cell office:value-type="float" office:value="-0.364745692903373">
                <text:p>-0.364745692903373</text:p>
              </table:table-cell>
              <table:table-cell office:value-type="float" office:value="-0.159188067321893">
                <text:p>-0.159188067321893</text:p>
              </table:table-cell>
            </table:table-row>
            <table:table-row>
              <table:table-cell office:value-type="string">
                <text:p>83600</text:p>
              </table:table-cell>
              <table:table-cell office:value-type="float" office:value="0.42643645470716">
                <text:p>0.42643645470716</text:p>
              </table:table-cell>
              <table:table-cell office:value-type="float" office:value="-0.591897887556402">
                <text:p>-0.591897887556402</text:p>
              </table:table-cell>
              <table:table-cell office:value-type="float" office:value="-0.165461432849242">
                <text:p>-0.165461432849242</text:p>
              </table:table-cell>
            </table:table-row>
            <table:table-row>
              <table:table-cell office:value-type="string">
                <text:p>83700</text:p>
              </table:table-cell>
              <table:table-cell office:value-type="float" office:value="0.624167314375639">
                <text:p>0.624167314375639</text:p>
              </table:table-cell>
              <table:table-cell office:value-type="float" office:value="-0.779246931030071">
                <text:p>-0.779246931030071</text:p>
              </table:table-cell>
              <table:table-cell office:value-type="float" office:value="-0.155079616654432">
                <text:p>-0.155079616654432</text:p>
              </table:table-cell>
            </table:table-row>
            <table:table-row>
              <table:table-cell office:value-type="string">
                <text:p>83800</text:p>
              </table:table-cell>
              <table:table-cell office:value-type="float" office:value="0.788016910447009">
                <text:p>0.788016910447009</text:p>
              </table:table-cell>
              <table:table-cell office:value-type="float" office:value="-0.914194178811606">
                <text:p>-0.914194178811606</text:p>
              </table:table-cell>
              <table:table-cell office:value-type="float" office:value="-0.126177268364597">
                <text:p>-0.126177268364597</text:p>
              </table:table-cell>
            </table:table-row>
            <table:table-row>
              <table:table-cell office:value-type="string">
                <text:p>83900</text:p>
              </table:table-cell>
              <table:table-cell office:value-type="float" office:value="0.909091078286724">
                <text:p>0.909091078286724</text:p>
              </table:table-cell>
              <table:table-cell office:value-type="float" office:value="-0.987664890740084">
                <text:p>-0.987664890740084</text:p>
              </table:table-cell>
              <table:table-cell office:value-type="float" office:value="-0.0785738124533596">
                <text:p>-0.0785738124533596</text:p>
              </table:table-cell>
            </table:table-row>
            <table:table-row>
              <table:table-cell office:value-type="string">
                <text:p>84000</text:p>
              </table:table-cell>
              <table:table-cell office:value-type="float" office:value="0.980817690040945">
                <text:p>0.980817690040945</text:p>
              </table:table-cell>
              <table:table-cell office:value-type="float" office:value="-0.994718438599766">
                <text:p>-0.994718438599766</text:p>
              </table:table-cell>
              <table:table-cell office:value-type="float" office:value="-0.0139007485588208">
                <text:p>-0.0139007485588208</text:p>
              </table:table-cell>
            </table:table-row>
            <table:table-row>
              <table:table-cell office:value-type="string">
                <text:p>84100</text:p>
              </table:table-cell>
              <table:table-cell office:value-type="float" office:value="0.999303220547221">
                <text:p>0.999303220547221</text:p>
              </table:table-cell>
              <table:table-cell office:value-type="float" office:value="-0.934880459955724">
                <text:p>-0.934880459955724</text:p>
              </table:table-cell>
              <table:table-cell office:value-type="float" office:value="0.0644227605914971">
                <text:p>0.0644227605914971</text:p>
              </table:table-cell>
            </table:table-row>
            <table:table-row>
              <table:table-cell office:value-type="string">
                <text:p>84200</text:p>
              </table:table-cell>
              <table:table-cell office:value-type="float" office:value="0.96354423191736">
                <text:p>0.96354423191736</text:p>
              </table:table-cell>
              <table:table-cell office:value-type="float" office:value="-0.812174874051534">
                <text:p>-0.812174874051534</text:p>
              </table:table-cell>
              <table:table-cell office:value-type="float" office:value="0.151369357865826">
                <text:p>0.151369357865826</text:p>
              </table:table-cell>
            </table:table-row>
            <table:table-row>
              <table:table-cell office:value-type="string">
                <text:p>84300</text:p>
              </table:table-cell>
              <table:table-cell office:value-type="float" office:value="0.875481820202197">
                <text:p>0.875481820202197</text:p>
              </table:table-cell>
              <table:table-cell office:value-type="float" office:value="-0.634853267568982">
                <text:p>-0.634853267568982</text:p>
              </table:table-cell>
              <table:table-cell office:value-type="float" office:value="0.240628552633216">
                <text:p>0.240628552633216</text:p>
              </table:table-cell>
            </table:table-row>
            <table:table-row>
              <table:table-cell office:value-type="string">
                <text:p>84400</text:p>
              </table:table-cell>
              <table:table-cell office:value-type="float" office:value="0.739896196972396">
                <text:p>0.739896196972396</text:p>
              </table:table-cell>
              <table:table-cell office:value-type="float" office:value="-0.414839822497726">
                <text:p>-0.414839822497726</text:p>
              </table:table-cell>
              <table:table-cell office:value-type="float" office:value="0.325056374474669">
                <text:p>0.325056374474669</text:p>
              </table:table-cell>
            </table:table-row>
            <table:table-row>
              <table:table-cell office:value-type="string">
                <text:p>84500</text:p>
              </table:table-cell>
              <table:table-cell office:value-type="float" office:value="0.564147275366106">
                <text:p>0.564147275366106</text:p>
              </table:table-cell>
              <table:table-cell office:value-type="float" office:value="-0.166929798242353">
                <text:p>-0.166929798242353</text:p>
              </table:table-cell>
              <table:table-cell office:value-type="float" office:value="0.397217477123752">
                <text:p>0.397217477123752</text:p>
              </table:table-cell>
            </table:table-row>
            <table:table-row>
              <table:table-cell office:value-type="string">
                <text:p>84600</text:p>
              </table:table-cell>
              <table:table-cell office:value-type="float" office:value="0.357775118444474">
                <text:p>0.357775118444474</text:p>
              </table:table-cell>
              <table:table-cell office:value-type="float" office:value="0.0922057013075217">
                <text:p>0.0922057013075217</text:p>
              </table:table-cell>
              <table:table-cell office:value-type="float" office:value="0.449980819751996">
                <text:p>0.449980819751996</text:p>
              </table:table-cell>
            </table:table-row>
            <table:table-row>
              <table:table-cell office:value-type="string">
                <text:p>84700</text:p>
              </table:table-cell>
              <table:table-cell office:value-type="float" office:value="0.131982149283084">
                <text:p>0.131982149283084</text:p>
              </table:table-cell>
              <table:table-cell office:value-type="float" office:value="0.345140617310752">
                <text:p>0.345140617310752</text:p>
              </table:table-cell>
              <table:table-cell office:value-type="float" office:value="0.477122766593837">
                <text:p>0.477122766593837</text:p>
              </table:table-cell>
            </table:table-row>
            <table:table-row>
              <table:table-cell office:value-type="string">
                <text:p>84800</text:p>
              </table:table-cell>
              <table:table-cell office:value-type="float" office:value="-0.100975175697146">
                <text:p>-0.100975175697146</text:p>
              </table:table-cell>
              <table:table-cell office:value-type="float" office:value="0.574866055225326">
                <text:p>0.574866055225326</text:p>
              </table:table-cell>
              <table:table-cell office:value-type="float" office:value="0.473890879528181">
                <text:p>0.473890879528181</text:p>
              </table:table-cell>
            </table:table-row>
            <table:table-row>
              <table:table-cell office:value-type="string">
                <text:p>84900</text:p>
              </table:table-cell>
              <table:table-cell office:value-type="float" office:value="-0.328451331661049">
                <text:p>-0.328451331661049</text:p>
              </table:table-cell>
              <table:table-cell office:value-type="float" office:value="0.765933629548619">
                <text:p>0.765933629548619</text:p>
              </table:table-cell>
              <table:table-cell office:value-type="float" office:value="0.43748229788757">
                <text:p>0.43748229788757</text:p>
              </table:table-cell>
            </table:table-row>
            <table:table-row>
              <table:table-cell office:value-type="string">
                <text:p>85000</text:p>
              </table:table-cell>
              <table:table-cell office:value-type="float" office:value="-0.538098380123607">
                <text:p>-0.538098380123607</text:p>
              </table:table-cell>
              <table:table-cell office:value-type="float" office:value="0.905494707570733">
                <text:p>0.905494707570733</text:p>
              </table:table-cell>
              <table:table-cell office:value-type="float" office:value="0.367396327447127">
                <text:p>0.367396327447127</text:p>
              </table:table-cell>
            </table:table-row>
            <table:table-row>
              <table:table-cell office:value-type="string">
                <text:p>85100</text:p>
              </table:table-cell>
              <table:table-cell office:value-type="float" office:value="-0.718536146855559">
                <text:p>-0.718536146855559</text:p>
              </table:table-cell>
              <table:table-cell office:value-type="float" office:value="0.98416425909577">
                <text:p>0.98416425909577</text:p>
              </table:table-cell>
              <table:table-cell office:value-type="float" office:value="0.26562811224021">
                <text:p>0.26562811224021</text:p>
              </table:table-cell>
            </table:table-row>
            <table:table-row>
              <table:table-cell office:value-type="string">
                <text:p>85200</text:p>
              </table:table-cell>
              <table:table-cell office:value-type="float" office:value="-0.859970138995363">
                <text:p>-0.859970138995363</text:p>
              </table:table-cell>
              <table:table-cell office:value-type="float" office:value="0.996652051120625">
                <text:p>0.996652051120625</text:p>
              </table:table-cell>
              <table:table-cell office:value-type="float" office:value="0.136681912125262">
                <text:p>0.136681912125262</text:p>
              </table:table-cell>
            </table:table-row>
            <table:table-row>
              <table:table-cell office:value-type="string">
                <text:p>85300</text:p>
              </table:table-cell>
              <table:table-cell office:value-type="float" office:value="-0.954722937977703">
                <text:p>-0.954722937977703</text:p>
              </table:table-cell>
              <table:table-cell office:value-type="float" office:value="0.94211829290871">
                <text:p>0.94211829290871</text:p>
              </table:table-cell>
              <table:table-cell office:value-type="float" office:value="-0.0126046450689923">
                <text:p>-0.0126046450689923</text:p>
              </table:table-cell>
            </table:table-row>
            <table:table-row>
              <table:table-cell office:value-type="string">
                <text:p>85400</text:p>
              </table:table-cell>
              <table:table-cell office:value-type="float" office:value="-0.997651139966869">
                <text:p>-0.997651139966869</text:p>
              </table:table-cell>
              <table:table-cell office:value-type="float" office:value="0.824230204116518">
                <text:p>0.824230204116518</text:p>
              </table:table-cell>
              <table:table-cell office:value-type="float" office:value="-0.173420935850351">
                <text:p>-0.173420935850351</text:p>
              </table:table-cell>
            </table:table-row>
            <table:table-row>
              <table:table-cell office:value-type="string">
                <text:p>85500</text:p>
              </table:table-cell>
              <table:table-cell office:value-type="float" office:value="-0.986424506516902">
                <text:p>-0.986424506516902</text:p>
              </table:table-cell>
              <table:table-cell office:value-type="float" office:value="0.650915390353594">
                <text:p>0.650915390353594</text:p>
              </table:table-cell>
              <table:table-cell office:value-type="float" office:value="-0.335509116163308">
                <text:p>-0.335509116163308</text:p>
              </table:table-cell>
            </table:table-row>
            <table:table-row>
              <table:table-cell office:value-type="string">
                <text:p>85600</text:p>
              </table:table-cell>
              <table:table-cell office:value-type="float" office:value="-0.921652442731204">
                <text:p>-0.921652442731204</text:p>
              </table:table-cell>
              <table:table-cell office:value-type="float" office:value="0.433828658531582">
                <text:p>0.433828658531582</text:p>
              </table:table-cell>
              <table:table-cell office:value-type="float" office:value="-0.487823784199621">
                <text:p>-0.487823784199621</text:p>
              </table:table-cell>
            </table:table-row>
            <table:table-row>
              <table:table-cell office:value-type="string">
                <text:p>85700</text:p>
              </table:table-cell>
              <table:table-cell office:value-type="float" office:value="-0.806850925883978">
                <text:p>-0.806850925883978</text:p>
              </table:table-cell>
              <table:table-cell office:value-type="float" office:value="0.187568388254064">
                <text:p>0.187568388254064</text:p>
              </table:table-cell>
              <table:table-cell office:value-type="float" office:value="-0.619282537629914">
                <text:p>-0.619282537629914</text:p>
              </table:table-cell>
            </table:table-row>
            <table:table-row>
              <table:table-cell office:value-type="string">
                <text:p>85800</text:p>
              </table:table-cell>
              <table:table-cell office:value-type="float" office:value="-0.64825165116987">
                <text:p>-0.64825165116987</text:p>
              </table:table-cell>
              <table:table-cell office:value-type="float" office:value="-0.0713052340465516">
                <text:p>-0.0713052340465516</text:p>
              </table:table-cell>
              <table:table-cell office:value-type="float" office:value="-0.719556885216422">
                <text:p>-0.719556885216422</text:p>
              </table:table-cell>
            </table:table-row>
            <table:table-row>
              <table:table-cell office:value-type="string">
                <text:p>85900</text:p>
              </table:table-cell>
              <table:table-cell office:value-type="float" office:value="-0.454463811746734">
                <text:p>-0.454463811746734</text:p>
              </table:table-cell>
              <table:table-cell office:value-type="float" office:value="-0.32538378766705">
                <text:p>-0.32538378766705</text:p>
              </table:table-cell>
              <table:table-cell office:value-type="float" office:value="-0.779847599413784">
                <text:p>-0.779847599413784</text:p>
              </table:table-cell>
            </table:table-row>
            <table:table-row>
              <table:table-cell office:value-type="string">
                <text:p>86000</text:p>
              </table:table-cell>
              <table:table-cell office:value-type="float" office:value="-0.236006566902899">
                <text:p>-0.236006566902899</text:p>
              </table:table-cell>
              <table:table-cell office:value-type="float" office:value="-0.557581390457232">
                <text:p>-0.557581390457232</text:p>
              </table:table-cell>
              <table:table-cell office:value-type="float" office:value="-0.793587957360131">
                <text:p>-0.793587957360131</text:p>
              </table:table-cell>
            </table:table-row>
            <table:table-row>
              <table:table-cell office:value-type="string">
                <text:p>86100</text:p>
              </table:table-cell>
              <table:table-cell office:value-type="float" office:value="-0.00473833289042359">
                <text:p>-0.00473833289042359</text:p>
              </table:table-cell>
              <table:table-cell office:value-type="float" office:value="-0.752283494006682">
                <text:p>-0.752283494006682</text:p>
              </table:table-cell>
              <table:table-cell office:value-type="float" office:value="-0.757021826897105">
                <text:p>-0.757021826897105</text:p>
              </table:table-cell>
            </table:table-row>
            <table:table-row>
              <table:table-cell office:value-type="string">
                <text:p>86200</text:p>
              </table:table-cell>
              <table:table-cell office:value-type="float" office:value="0.226787108928314">
                <text:p>0.226787108928314</text:p>
              </table:table-cell>
              <table:table-cell office:value-type="float" office:value="-0.896397027598278">
                <text:p>-0.896397027598278</text:p>
              </table:table-cell>
              <table:table-cell office:value-type="float" office:value="-0.669609918669964">
                <text:p>-0.669609918669964</text:p>
              </table:table-cell>
            </table:table-row>
            <table:table-row>
              <table:table-cell office:value-type="string">
                <text:p>86300</text:p>
              </table:table-cell>
              <table:table-cell office:value-type="float" office:value="0.446001962000781">
                <text:p>0.446001962000781</text:p>
              </table:table-cell>
              <table:table-cell office:value-type="float" office:value="-0.980230828166535">
                <text:p>-0.980230828166535</text:p>
              </table:table-cell>
              <table:table-cell office:value-type="float" office:value="-0.534228866165754">
                <text:p>-0.534228866165754</text:p>
              </table:table-cell>
            </table:table-row>
            <table:table-row>
              <table:table-cell office:value-type="string">
                <text:p>86400</text:p>
              </table:table-cell>
              <table:table-cell office:value-type="float" office:value="0.641006842110186">
                <text:p>0.641006842110186</text:p>
              </table:table-cell>
              <table:table-cell office:value-type="float" office:value="-0.998147369771927">
                <text:p>-0.998147369771927</text:p>
              </table:table-cell>
              <table:table-cell office:value-type="float" office:value="-0.35714052766174">
                <text:p>-0.35714052766174</text:p>
              </table:table-cell>
            </table:table-row>
            <table:table-row>
              <table:table-cell office:value-type="string">
                <text:p>86500</text:p>
              </table:table-cell>
              <table:table-cell office:value-type="float" office:value="0.801216369619608">
                <text:p>0.801216369619608</text:p>
              </table:table-cell>
              <table:table-cell office:value-type="float" office:value="-0.94894181120333">
                <text:p>-0.94894181120333</text:p>
              </table:table-cell>
              <table:table-cell office:value-type="float" office:value="-0.147725441583722">
                <text:p>-0.147725441583722</text:p>
              </table:table-cell>
            </table:table-row>
            <table:table-row>
              <table:table-cell office:value-type="string">
                <text:p>86600</text:p>
              </table:table-cell>
              <table:table-cell office:value-type="float" office:value="0.917933972524925">
                <text:p>0.917933972524925</text:p>
              </table:table-cell>
              <table:table-cell office:value-type="float" office:value="-0.835923079436843">
                <text:p>-0.835923079436843</text:p>
              </table:table-cell>
              <table:table-cell office:value-type="float" office:value="0.0820108930880814">
                <text:p>0.0820108930880814</text:p>
              </table:table-cell>
            </table:table-row>
            <table:table-row>
              <table:table-cell office:value-type="string">
                <text:p>86700</text:p>
              </table:table-cell>
              <table:table-cell office:value-type="float" office:value="0.984824005305923">
                <text:p>0.984824005305923</text:p>
              </table:table-cell>
              <table:table-cell office:value-type="float" office:value="-0.666691283589158">
                <text:p>-0.666691283589158</text:p>
              </table:table-cell>
              <table:table-cell office:value-type="float" office:value="0.318132721716765">
                <text:p>0.318132721716765</text:p>
              </table:table-cell>
            </table:table-row>
            <table:table-row>
              <table:table-cell office:value-type="string">
                <text:p>86800</text:p>
              </table:table-cell>
              <table:table-cell office:value-type="float" office:value="0.998255484663776">
                <text:p>0.998255484663776</text:p>
              </table:table-cell>
              <table:table-cell office:value-type="float" office:value="-0.452626710060135">
                <text:p>-0.452626710060135</text:p>
              </table:table-cell>
              <table:table-cell office:value-type="float" office:value="0.545628774603641">
                <text:p>0.545628774603641</text:p>
              </table:table-cell>
            </table:table-row>
            <table:table-row>
              <table:table-cell office:value-type="string">
                <text:p>86900</text:p>
              </table:table-cell>
              <table:table-cell office:value-type="float" office:value="0.957499318442998">
                <text:p>0.957499318442998</text:p>
              </table:table-cell>
              <table:table-cell office:value-type="float" office:value="-0.208124491455696">
                <text:p>-0.208124491455696</text:p>
              </table:table-cell>
              <table:table-cell office:value-type="float" office:value="0.749374826987303">
                <text:p>0.749374826987303</text:p>
              </table:table-cell>
            </table:table-row>
            <table:table-row>
              <table:table-cell office:value-type="string">
                <text:p>87000</text:p>
              </table:table-cell>
              <table:table-cell office:value-type="float" office:value="0.864767861761115">
                <text:p>0.864767861761115</text:p>
              </table:table-cell>
              <table:table-cell office:value-type="float" office:value="0.0503733791715484">
                <text:p>0.0503733791715484</text:p>
              </table:table-cell>
              <table:table-cell office:value-type="float" office:value="0.915141240932664">
                <text:p>0.915141240932664</text:p>
              </table:table-cell>
            </table:table-row>
            <table:table-row>
              <table:table-cell office:value-type="string">
                <text:p>87100</text:p>
              </table:table-cell>
              <table:table-cell office:value-type="float" office:value="0.725094771697937">
                <text:p>0.725094771697937</text:p>
              </table:table-cell>
              <table:table-cell office:value-type="float" office:value="0.305483836266951">
                <text:p>0.305483836266951</text:p>
              </table:table-cell>
              <table:table-cell office:value-type="float" office:value="1.03057860796489">
                <text:p>1.03057860796489</text:p>
              </table:table-cell>
            </table:table-row>
            <table:table-row>
              <table:table-cell office:value-type="string">
                <text:p>87200</text:p>
              </table:table-cell>
              <table:table-cell office:value-type="float" office:value="0.546061839286465">
                <text:p>0.546061839286465</text:p>
              </table:table-cell>
              <table:table-cell office:value-type="float" office:value="0.540051543619887">
                <text:p>0.540051543619887</text:p>
              </table:table-cell>
              <table:table-cell office:value-type="float" office:value="1.08611338290635">
                <text:p>1.08611338290635</text:p>
              </table:table-cell>
            </table:table-row>
            <table:table-row>
              <table:table-cell office:value-type="string">
                <text:p>87300</text:p>
              </table:table-cell>
              <table:table-cell office:value-type="float" office:value="0.337387391385361">
                <text:p>0.337387391385361</text:p>
              </table:table-cell>
              <table:table-cell office:value-type="float" office:value="0.738302547414939">
                <text:p>0.738302547414939</text:p>
              </table:table-cell>
              <table:table-cell office:value-type="float" office:value="1.0756899388003">
                <text:p>1.0756899388003</text:p>
              </table:table-cell>
            </table:table-row>
            <table:table-row>
              <table:table-cell office:value-type="string">
                <text:p>87400</text:p>
              </table:table-cell>
              <table:table-cell office:value-type="float" office:value="0.110398824973515">
                <text:p>0.110398824973515</text:p>
              </table:table-cell>
              <table:table-cell office:value-type="float" office:value="0.886905126006939">
                <text:p>0.886905126006939</text:p>
              </table:table-cell>
              <table:table-cell office:value-type="float" office:value="0.997303950980454">
                <text:p>0.997303950980454</text:p>
              </table:table-cell>
            </table:table-row>
            <table:table-row>
              <table:table-cell office:value-type="string">
                <text:p>87500</text:p>
              </table:table-cell>
              <table:table-cell office:value-type="float" office:value="-0.122582504316936">
                <text:p>-0.122582504316936</text:p>
              </table:table-cell>
              <table:table-cell office:value-type="float" office:value="0.975866316575028">
                <text:p>0.975866316575028</text:p>
              </table:table-cell>
              <table:table-cell office:value-type="float" office:value="0.853283812258093">
                <text:p>0.853283812258093</text:p>
              </table:table-cell>
            </table:table-row>
            <table:table-row>
              <table:table-cell office:value-type="string">
                <text:p>87600</text:p>
              </table:table-cell>
              <table:table-cell office:value-type="float" office:value="-0.348909768190151">
                <text:p>-0.348909768190151</text:p>
              </table:table-cell>
              <table:table-cell office:value-type="float" office:value="0.999203733899556">
                <text:p>0.999203733899556</text:p>
              </table:table-cell>
              <table:table-cell office:value-type="float" office:value="0.650293965709406">
                <text:p>0.650293965709406</text:p>
              </table:table-cell>
            </table:table-row>
            <table:table-row>
              <table:table-cell office:value-type="string">
                <text:p>87700</text:p>
              </table:table-cell>
              <table:table-cell office:value-type="float" office:value="-0.556297392714449">
                <text:p>-0.556297392714449</text:p>
              </table:table-cell>
              <table:table-cell office:value-type="float" office:value="0.955348014066037">
                <text:p>0.955348014066037</text:p>
              </table:table-cell>
              <table:table-cell office:value-type="float" office:value="0.399050621351588">
                <text:p>0.399050621351588</text:p>
              </table:table-cell>
            </table:table-row>
            <table:table-row>
              <table:table-cell office:value-type="string">
                <text:p>87800</text:p>
              </table:table-cell>
              <table:table-cell office:value-type="float" office:value="-0.733487851424394">
                <text:p>-0.733487851424394</text:p>
              </table:table-cell>
              <table:table-cell office:value-type="float" office:value="0.847248340443748">
                <text:p>0.847248340443748</text:p>
              </table:table-cell>
              <table:table-cell office:value-type="float" office:value="0.113760489019354">
                <text:p>0.113760489019354</text:p>
              </table:table-cell>
            </table:table-row>
            <table:table-row>
              <table:table-cell office:value-type="string">
                <text:p>87900</text:p>
              </table:table-cell>
              <table:table-cell office:value-type="float" office:value="-0.870862921292728">
                <text:p>-0.870862921292728</text:p>
              </table:table-cell>
              <table:table-cell office:value-type="float" office:value="0.682173964705476">
                <text:p>0.682173964705476</text:p>
              </table:table-cell>
              <table:table-cell office:value-type="float" office:value="-0.188688956587252">
                <text:p>-0.188688956587252</text:p>
              </table:table-cell>
            </table:table-row>
            <table:table-row>
              <table:table-cell office:value-type="string">
                <text:p>88000</text:p>
              </table:table-cell>
              <table:table-cell office:value-type="float" office:value="-0.960965512270074">
                <text:p>-0.960965512270074</text:p>
              </table:table-cell>
              <table:table-cell office:value-type="float" office:value="0.471225683992272">
                <text:p>0.471225683992272</text:p>
              </table:table-cell>
              <table:table-cell office:value-type="float" office:value="-0.489739828277801">
                <text:p>-0.489739828277801</text:p>
              </table:table-cell>
            </table:table-row>
            <table:table-row>
              <table:table-cell office:value-type="string">
                <text:p>88100</text:p>
              </table:table-cell>
              <table:table-cell office:value-type="float" office:value="-0.998904644701818">
                <text:p>-0.998904644701818</text:p>
              </table:table-cell>
              <table:table-cell office:value-type="float" office:value="0.228589038891841">
                <text:p>0.228589038891841</text:p>
              </table:table-cell>
              <table:table-cell office:value-type="float" office:value="-0.770315605809977">
                <text:p>-0.770315605809977</text:p>
              </table:table-cell>
            </table:table-row>
            <table:table-row>
              <table:table-cell office:value-type="string">
                <text:p>88200</text:p>
              </table:table-cell>
              <table:table-cell office:value-type="float" office:value="-0.98262089915978">
                <text:p>-0.98262089915978</text:p>
              </table:table-cell>
              <table:table-cell office:value-type="float" office:value="-0.0294194013596533">
                <text:p>-0.0294194013596533</text:p>
              </table:table-cell>
              <table:table-cell office:value-type="float" office:value="-1.01204030051943">
                <text:p>-1.01204030051943</text:p>
              </table:table-cell>
            </table:table-row>
            <table:table-row>
              <table:table-cell office:value-type="string">
                <text:p>88300</text:p>
              </table:table-cell>
              <table:table-cell office:value-type="float" office:value="-0.912998191350306">
                <text:p>-0.912998191350306</text:p>
              </table:table-cell>
              <table:table-cell office:value-type="float" office:value="-0.285449542468225">
                <text:p>-0.285449542468225</text:p>
              </table:table-cell>
              <table:table-cell office:value-type="float" office:value="-1.19844773381853">
                <text:p>-1.19844773381853</text:p>
              </table:table-cell>
            </table:table-row>
            <table:table-row>
              <table:table-cell office:value-type="string">
                <text:p>88400</text:p>
              </table:table-cell>
              <table:table-cell office:value-type="float" office:value="-0.793815803512142">
                <text:p>-0.793815803512142</text:p>
              </table:table-cell>
              <table:table-cell office:value-type="float" office:value="-0.522284148564217">
                <text:p>-0.522284148564217</text:p>
              </table:table-cell>
              <table:table-cell office:value-type="float" office:value="-1.31609995207636">
                <text:p>-1.31609995207636</text:p>
              </table:table-cell>
            </table:table-row>
            <table:table-row>
              <table:table-cell office:value-type="string">
                <text:p>88500</text:p>
              </table:table-cell>
              <table:table-cell office:value-type="float" office:value="-0.63154323477713">
                <text:p>-0.63154323477713</text:p>
              </table:table-cell>
              <table:table-cell office:value-type="float" office:value="-0.723996877870388">
                <text:p>-0.723996877870388</text:p>
              </table:table-cell>
              <table:table-cell office:value-type="float" office:value="-1.35554011264752">
                <text:p>-1.35554011264752</text:p>
              </table:table-cell>
            </table:table-row>
            <table:table-row>
              <table:table-cell office:value-type="string">
                <text:p>88600</text:p>
              </table:table-cell>
              <table:table-cell office:value-type="float" office:value="-0.434989073881684">
                <text:p>-0.434989073881684</text:p>
              </table:table-cell>
              <table:table-cell office:value-type="float" office:value="-0.877023218338831">
                <text:p>-0.877023218338831</text:p>
              </table:table-cell>
              <table:table-cell office:value-type="float" office:value="-1.31201229222052">
                <text:p>-1.31201229222052</text:p>
              </table:table-cell>
            </table:table-row>
            <table:table-row>
              <table:table-cell office:value-type="string">
                <text:p>88700</text:p>
              </table:table-cell>
              <table:table-cell office:value-type="float" office:value="-0.214822641116477">
                <text:p>-0.214822641116477</text:p>
              </table:table-cell>
              <table:table-cell office:value-type="float" office:value="-0.971072656098305">
                <text:p>-0.971072656098305</text:p>
              </table:table-cell>
              <table:table-cell office:value-type="float" office:value="-1.18589529721478">
                <text:p>-1.18589529721478</text:p>
              </table:table-cell>
            </table:table-row>
            <table:table-row>
              <table:table-cell office:value-type="string">
                <text:p>88800</text:p>
              </table:table-cell>
              <table:table-cell office:value-type="float" office:value="0.0170048677138475">
                <text:p>0.0170048677138475</text:p>
              </table:table-cell>
              <table:table-cell office:value-type="float" office:value="-0.999820678382682">
                <text:p>-0.999820678382682</text:p>
              </table:table-cell>
              <table:table-cell office:value-type="float" office:value="-0.982815810668835">
                <text:p>-0.982815810668835</text:p>
              </table:table-cell>
            </table:table-row>
            <table:table-row>
              <table:table-cell office:value-type="string">
                <text:p>88900</text:p>
              </table:table-cell>
              <table:table-cell office:value-type="float" office:value="0.247909312500001">
                <text:p>0.247909312500001</text:p>
              </table:table-cell>
              <table:table-cell office:value-type="float" office:value="-0.961334076038673">
                <text:p>-0.961334076038673</text:p>
              </table:table-cell>
              <table:table-cell office:value-type="float" office:value="-0.713424763538671">
                <text:p>-0.713424763538671</text:p>
              </table:table-cell>
            </table:table-row>
            <table:table-row>
              <table:table-cell office:value-type="string">
                <text:p>89000</text:p>
              </table:table-cell>
              <table:table-cell office:value-type="float" office:value="0.465356606453331">
                <text:p>0.465356606453331</text:p>
              </table:table-cell>
              <table:table-cell office:value-type="float" office:value="-0.858200976025613">
                <text:p>-0.858200976025613</text:p>
              </table:table-cell>
              <table:table-cell office:value-type="float" office:value="-0.392844369572282">
                <text:p>-0.392844369572282</text:p>
              </table:table-cell>
            </table:table-row>
            <table:table-row>
              <table:table-cell office:value-type="string">
                <text:p>89100</text:p>
              </table:table-cell>
              <table:table-cell office:value-type="float" office:value="0.657543311707352">
                <text:p>0.657543311707352</text:p>
              </table:table-cell>
              <table:table-cell office:value-type="float" office:value="-0.69735669025932">
                <text:p>-0.69735669025932</text:p>
              </table:table-cell>
              <table:table-cell office:value-type="float" office:value="-0.0398133785519688">
                <text:p>-0.0398133785519688</text:p>
              </table:table-cell>
            </table:table-row>
            <table:table-row>
              <table:table-cell office:value-type="string">
                <text:p>89200</text:p>
              </table:table-cell>
              <table:table-cell office:value-type="float" office:value="0.814037026063958">
                <text:p>0.814037026063958</text:p>
              </table:table-cell>
              <table:table-cell office:value-type="float" office:value="-0.489617479917629">
                <text:p>-0.489617479917629</text:p>
              </table:table-cell>
              <table:table-cell office:value-type="float" office:value="0.324419546146329">
                <text:p>0.324419546146329</text:p>
              </table:table-cell>
            </table:table-row>
            <table:table-row>
              <table:table-cell office:value-type="string">
                <text:p>89300</text:p>
              </table:table-cell>
              <table:table-cell office:value-type="float" office:value="0.926342904206378">
                <text:p>0.926342904206378</text:p>
              </table:table-cell>
              <table:table-cell office:value-type="float" office:value="-0.248953117910732">
                <text:p>-0.248953117910732</text:p>
              </table:table-cell>
              <table:table-cell office:value-type="float" office:value="0.677389786295646">
                <text:p>0.677389786295646</text:p>
              </table:table-cell>
            </table:table-row>
            <table:table-row>
              <table:table-cell office:value-type="string">
                <text:p>89400</text:p>
              </table:table-cell>
              <table:table-cell office:value-type="float" office:value="0.988364710987522">
                <text:p>0.988364710987522</text:p>
              </table:table-cell>
              <table:table-cell office:value-type="float" office:value="0.00845251560084198">
                <text:p>0.00845251560084198</text:p>
              </table:table-cell>
              <table:table-cell office:value-type="float" office:value="0.996817226588364">
                <text:p>0.996817226588364</text:p>
              </table:table-cell>
            </table:table-row>
            <table:table-row>
              <table:table-cell office:value-type="string">
                <text:p>89500</text:p>
              </table:table-cell>
              <table:table-cell office:value-type="float" office:value="0.996735789000904">
                <text:p>0.996735789000904</text:p>
              </table:table-cell>
              <table:table-cell office:value-type="float" office:value="0.265289745471767">
                <text:p>0.265289745471767</text:p>
              </table:table-cell>
              <table:table-cell office:value-type="float" office:value="1.26202553447267">
                <text:p>1.26202553447267</text:p>
              </table:table-cell>
            </table:table-row>
            <table:table-row>
              <table:table-cell office:value-type="string">
                <text:p>89600</text:p>
              </table:table-cell>
              <table:table-cell office:value-type="float" office:value="0.951001714075296">
                <text:p>0.951001714075296</text:p>
              </table:table-cell>
              <table:table-cell office:value-type="float" office:value="0.504287119816393">
                <text:p>0.504287119816393</text:p>
              </table:table-cell>
              <table:table-cell office:value-type="float" office:value="1.45528883389169">
                <text:p>1.45528883389169</text:p>
              </table:table-cell>
            </table:table-row>
            <table:table-row>
              <table:table-cell office:value-type="string">
                <text:p>89700</text:p>
              </table:table-cell>
              <table:table-cell office:value-type="float" office:value="0.853645038904883">
                <text:p>0.853645038904883</text:p>
              </table:table-cell>
              <table:table-cell office:value-type="float" office:value="0.709372857865766">
                <text:p>0.709372857865766</text:p>
              </table:table-cell>
              <table:table-cell office:value-type="float" office:value="1.56301789677065">
                <text:p>1.56301789677065</text:p>
              </table:table-cell>
            </table:table-row>
            <table:table-row>
              <table:table-cell office:value-type="string">
                <text:p>89800</text:p>
              </table:table-cell>
              <table:table-cell office:value-type="float" office:value="0.70995053281136">
                <text:p>0.70995053281136</text:p>
              </table:table-cell>
              <table:table-cell office:value-type="float" office:value="0.866755594194069">
                <text:p>0.866755594194069</text:p>
              </table:table-cell>
              <table:table-cell office:value-type="float" office:value="1.57670612700543">
                <text:p>1.57670612700543</text:p>
              </table:table-cell>
            </table:table-row>
            <table:table-row>
              <table:table-cell office:value-type="string">
                <text:p>89900</text:p>
              </table:table-cell>
              <table:table-cell office:value-type="float" office:value="0.527718233600763">
                <text:p>0.527718233600763</text:p>
              </table:table-cell>
              <table:table-cell office:value-type="float" office:value="0.965851933495011">
                <text:p>0.965851933495011</text:p>
              </table:table-cell>
              <table:table-cell office:value-type="float" office:value="1.49357016709577">
                <text:p>1.49357016709577</text:p>
              </table:table-cell>
            </table:table-row>
            <table:table-row>
              <table:table-cell office:value-type="string">
                <text:p>90000</text:p>
              </table:table-cell>
              <table:table-cell office:value-type="float" office:value="0.316840152777084">
                <text:p>0.316840152777084</text:p>
              </table:table-cell>
              <table:table-cell office:value-type="float" office:value="0.999997933600943">
                <text:p>0.999997933600943</text:p>
              </table:table-cell>
              <table:table-cell office:value-type="float" office:value="1.31683808637803">
                <text:p>1.31683808637803</text:p>
              </table:table-cell>
            </table:table-row>
            <table:table-row>
              <table:table-cell office:value-type="string">
                <text:p>90100</text:p>
              </table:table-cell>
              <table:table-cell office:value-type="float" office:value="0.088763246434759">
                <text:p>0.088763246434759</text:p>
              </table:table-cell>
              <table:table-cell office:value-type="float" office:value="0.966897374043892">
                <text:p>0.966897374043892</text:p>
              </table:table-cell>
              <table:table-cell office:value-type="float" office:value="1.05566062047865">
                <text:p>1.05566062047865</text:p>
              </table:table-cell>
            </table:table-row>
            <table:table-row>
              <table:table-cell office:value-type="string">
                <text:p>90200</text:p>
              </table:table-cell>
              <table:table-cell office:value-type="float" office:value="-0.144131877821439">
                <text:p>-0.144131877821439</text:p>
              </table:table-cell>
              <table:table-cell office:value-type="float" office:value="0.868776202277559">
                <text:p>0.868776202277559</text:p>
              </table:table-cell>
              <table:table-cell office:value-type="float" office:value="0.72464432445612">
                <text:p>0.72464432445612</text:p>
              </table:table-cell>
            </table:table-row>
            <table:table-row>
              <table:table-cell office:value-type="string">
                <text:p>90300</text:p>
              </table:table-cell>
              <table:table-cell office:value-type="float" office:value="-0.369203245568248">
                <text:p>-0.369203245568248</text:p>
              </table:table-cell>
              <table:table-cell office:value-type="float" office:value="0.712232697071375">
                <text:p>0.712232697071375</text:p>
              </table:table-cell>
              <table:table-cell office:value-type="float" office:value="0.343029451503126">
                <text:p>0.343029451503126</text:p>
              </table:table-cell>
            </table:table-row>
            <table:table-row>
              <table:table-cell office:value-type="string">
                <text:p>90400</text:p>
              </table:table-cell>
              <table:table-cell office:value-type="float" office:value="-0.574233396487613">
                <text:p>-0.574233396487613</text:p>
              </table:table-cell>
              <table:table-cell office:value-type="float" office:value="0.507793905169261">
                <text:p>0.507793905169261</text:p>
              </table:table-cell>
              <table:table-cell office:value-type="float" office:value="-0.0664394913183525">
                <text:p>-0.0664394913183525</text:p>
              </table:table-cell>
            </table:table-row>
            <table:table-row>
              <table:table-cell office:value-type="string">
                <text:p>90500</text:p>
              </table:table-cell>
              <table:table-cell office:value-type="float" office:value="-0.748092813815903">
                <text:p>-0.748092813815903</text:p>
              </table:table-cell>
              <table:table-cell office:value-type="float" office:value="0.269207657287475">
                <text:p>0.269207657287475</text:p>
              </table:table-cell>
              <table:table-cell office:value-type="float" office:value="-0.478885156528428">
                <text:p>-0.478885156528428</text:p>
              </table:table-cell>
            </table:table-row>
            <table:table-row>
              <table:table-cell office:value-type="string">
                <text:p>90600</text:p>
              </table:table-cell>
              <table:table-cell office:value-type="float" office:value="-0.881343973047603">
                <text:p>-0.881343973047603</text:p>
              </table:table-cell>
              <table:table-cell office:value-type="float" office:value="0.012518146903855">
                <text:p>0.012518146903855</text:p>
              </table:table-cell>
              <table:table-cell office:value-type="float" office:value="-0.868825826143748">
                <text:p>-0.868825826143748</text:p>
              </table:table-cell>
            </table:table-row>
            <table:table-row>
              <table:table-cell office:value-type="string">
                <text:p>90700</text:p>
              </table:table-cell>
              <table:table-cell office:value-type="float" office:value="-0.966753756906183">
                <text:p>-0.966753756906183</text:p>
              </table:table-cell>
              <table:table-cell office:value-type="float" office:value="-0.245013224745688">
                <text:p>-0.245013224745688</text:p>
              </table:table-cell>
              <table:table-cell office:value-type="float" office:value="-1.21176698165187">
                <text:p>-1.21176698165187</text:p>
              </table:table-cell>
            </table:table-row>
            <table:table-row>
              <table:table-cell office:value-type="string">
                <text:p>90800</text:p>
              </table:table-cell>
              <table:table-cell office:value-type="float" office:value="-0.999685882744496">
                <text:p>-0.999685882744496</text:p>
              </table:table-cell>
              <table:table-cell office:value-type="float" office:value="-0.486068269638903">
                <text:p>-0.486068269638903</text:p>
              </table:table-cell>
              <table:table-cell office:value-type="float" office:value="-1.4857541523834">
                <text:p>-1.4857541523834</text:p>
              </table:table-cell>
            </table:table-row>
            <table:table-row>
              <table:table-cell office:value-type="string">
                <text:p>90900</text:p>
              </table:table-cell>
              <table:table-cell office:value-type="float" office:value="-0.978352723813847">
                <text:p>-0.978352723813847</text:p>
              </table:table-cell>
              <table:table-cell office:value-type="float" office:value="-0.694436835486889">
                <text:p>-0.694436835486889</text:p>
              </table:table-cell>
              <table:table-cell office:value-type="float" office:value="-1.67278955930074">
                <text:p>-1.67278955930074</text:p>
              </table:table-cell>
            </table:table-row>
            <table:table-row>
              <table:table-cell office:value-type="string">
                <text:p>91000</text:p>
              </table:table-cell>
              <table:table-cell office:value-type="float" office:value="-0.90391228852183">
                <text:p>-0.90391228852183</text:p>
              </table:table-cell>
              <table:table-cell office:value-type="float" office:value="-0.856106827308969">
                <text:p>-0.856106827308969</text:p>
              </table:table-cell>
              <table:table-cell office:value-type="float" office:value="-1.7600191158308">
                <text:p>-1.7600191158308</text:p>
              </table:table-cell>
            </table:table-row>
            <table:table-row>
              <table:table-cell office:value-type="string">
                <text:p>91100</text:p>
              </table:table-cell>
              <table:table-cell office:value-type="float" office:value="-0.780405377285443">
                <text:p>-0.780405377285443</text:p>
              </table:table-cell>
              <table:table-cell office:value-type="float" office:value="-0.960206474347795">
                <text:p>-0.960206474347795</text:p>
              </table:table-cell>
              <table:table-cell office:value-type="float" office:value="-1.74061185163324">
                <text:p>-1.74061185163324</text:p>
              </table:table-cell>
            </table:table-row>
            <table:table-row>
              <table:table-cell office:value-type="string">
                <text:p>91200</text:p>
              </table:table-cell>
              <table:table-cell office:value-type="float" office:value="-0.614536234494431">
                <text:p>-0.614536234494431</text:p>
              </table:table-cell>
              <table:table-cell office:value-type="float" office:value="-0.999735420595603">
                <text:p>-0.999735420595603</text:p>
              </table:table-cell>
              <table:table-cell office:value-type="float" office:value="-1.61427165509003">
                <text:p>-1.61427165509003</text:p>
              </table:table-cell>
            </table:table-row>
            <table:table-row>
              <table:table-cell office:value-type="string">
                <text:p>91300</text:p>
              </table:table-cell>
              <table:table-cell office:value-type="float" office:value="-0.41530867989902">
                <text:p>-0.41530867989902</text:p>
              </table:table-cell>
              <table:table-cell office:value-type="float" office:value="-0.972035489515638">
                <text:p>-0.972035489515638</text:p>
              </table:table-cell>
              <table:table-cell office:value-type="float" office:value="-1.38734416941466">
                <text:p>-1.38734416941466</text:p>
              </table:table-cell>
            </table:table-row>
            <table:table-row>
              <table:table-cell office:value-type="string">
                <text:p>91400</text:p>
              </table:table-cell>
              <table:table-cell office:value-type="float" office:value="-0.193537150502338">
                <text:p>-0.193537150502338</text:p>
              </table:table-cell>
              <table:table-cell office:value-type="float" office:value="-0.878969396977606">
                <text:p>-0.878969396977606</text:p>
              </table:table-cell>
              <table:table-cell office:value-type="float" office:value="-1.07250654747994">
                <text:p>-1.07250654747994</text:p>
              </table:table-cell>
            </table:table-row>
            <table:table-row>
              <table:table-cell office:value-type="string">
                <text:p>91500</text:p>
              </table:table-cell>
              <table:table-cell office:value-type="float" office:value="0.0387400286792299">
                <text:p>0.0387400286792299</text:p>
              </table:table-cell>
              <table:table-cell office:value-type="float" office:value="-0.72679552767182">
                <text:p>-0.72679552767182</text:p>
              </table:table-cell>
              <table:table-cell office:value-type="float" office:value="-0.68805549899259">
                <text:p>-0.68805549899259</text:p>
              </table:table-cell>
            </table:table-row>
            <table:table-row>
              <table:table-cell office:value-type="string">
                <text:p>91600</text:p>
              </table:table-cell>
              <table:table-cell office:value-type="float" office:value="0.268914308376621">
                <text:p>0.268914308376621</text:p>
              </table:table-cell>
              <table:table-cell office:value-type="float" office:value="-0.525747018908974">
                <text:p>-0.525747018908974</text:p>
              </table:table-cell>
              <table:table-cell office:value-type="float" office:value="-0.256832710532353">
                <text:p>-0.256832710532353</text:p>
              </table:table-cell>
            </table:table-row>
            <table:table-row>
              <table:table-cell office:value-type="string">
                <text:p>91700</text:p>
              </table:table-cell>
              <table:table-cell office:value-type="float" office:value="0.484491237487763">
                <text:p>0.484491237487763</text:p>
              </table:table-cell>
              <table:table-cell office:value-type="float" office:value="-0.289343864805288">
                <text:p>-0.289343864805288</text:p>
              </table:table-cell>
              <table:table-cell office:value-type="float" office:value="0.195147372682475">
                <text:p>0.195147372682475</text:p>
              </table:table-cell>
            </table:table-row>
            <table:table-row>
              <table:table-cell office:value-type="string">
                <text:p>91800</text:p>
              </table:table-cell>
              <table:table-cell office:value-type="float" office:value="0.673768904979643">
                <text:p>0.673768904979643</text:p>
              </table:table-cell>
              <table:table-cell office:value-type="float" office:value="-0.0334832447255637">
                <text:p>-0.0334832447255637</text:p>
              </table:table-cell>
              <table:table-cell office:value-type="float" office:value="0.640285660254079">
                <text:p>0.640285660254079</text:p>
              </table:table-cell>
            </table:table-row>
            <table:table-row>
              <table:table-cell office:value-type="string">
                <text:p>91900</text:p>
              </table:table-cell>
              <table:table-cell office:value-type="float" office:value="0.826472818371653">
                <text:p>0.826472818371653</text:p>
              </table:table-cell>
              <table:table-cell office:value-type="float" office:value="0.224629012511841">
                <text:p>0.224629012511841</text:p>
              </table:table-cell>
              <table:table-cell office:value-type="float" office:value="1.05110183088349">
                <text:p>1.05110183088349</text:p>
              </table:table-cell>
            </table:table-row>
            <table:table-row>
              <table:table-cell office:value-type="string">
                <text:p>92000</text:p>
              </table:table-cell>
              <table:table-cell office:value-type="float" office:value="0.934313851618928">
                <text:p>0.934313851618928</text:p>
              </table:table-cell>
              <table:table-cell office:value-type="float" office:value="0.467635713659618">
                <text:p>0.467635713659618</text:p>
              </table:table-cell>
              <table:table-cell office:value-type="float" office:value="1.40194956527855">
                <text:p>1.40194956527855</text:p>
              </table:table-cell>
            </table:table-row>
            <table:table-row>
              <table:table-cell office:value-type="string">
                <text:p>92100</text:p>
              </table:table-cell>
              <table:table-cell office:value-type="float" office:value="0.991438133094768">
                <text:p>0.991438133094768</text:p>
              </table:table-cell>
              <table:table-cell office:value-type="float" office:value="0.679195420271314">
                <text:p>0.679195420271314</text:p>
              </table:table-cell>
              <table:table-cell office:value-type="float" office:value="1.67063355336608">
                <text:p>1.67063355336608</text:p>
              </table:table-cell>
            </table:table-row>
            <table:table-row>
              <table:table-cell office:value-type="string">
                <text:p>92200</text:p>
              </table:table-cell>
              <table:table-cell office:value-type="float" office:value="0.994744852047248">
                <text:p>0.994744852047248</text:p>
              </table:table-cell>
              <table:table-cell office:value-type="float" office:value="0.845081540166678">
                <text:p>0.845081540166678</text:p>
              </table:table-cell>
              <table:table-cell office:value-type="float" office:value="1.83982639221393">
                <text:p>1.83982639221393</text:p>
              </table:table-cell>
            </table:table-row>
            <table:table-row>
              <table:table-cell office:value-type="string">
                <text:p>92300</text:p>
              </table:table-cell>
              <table:table-cell office:value-type="float" office:value="0.944054490781272">
                <text:p>0.944054490781272</text:p>
              </table:table-cell>
              <table:table-cell office:value-type="float" office:value="0.954138747116307">
                <text:p>0.954138747116307</text:p>
              </table:table-cell>
              <table:table-cell office:value-type="float" office:value="1.89819323789758">
                <text:p>1.89819323789758</text:p>
              </table:table-cell>
            </table:table-row>
            <table:table-row>
              <table:table-cell office:value-type="string">
                <text:p>92400</text:p>
              </table:table-cell>
              <table:table-cell office:value-type="float" office:value="0.842118640820985">
                <text:p>0.842118640820985</text:p>
              </table:table-cell>
              <table:table-cell office:value-type="float" office:value="0.999033255940214">
                <text:p>0.999033255940214</text:p>
              </table:table-cell>
              <table:table-cell office:value-type="float" office:value="1.8411518967612">
                <text:p>1.8411518967612</text:p>
              </table:table-cell>
            </table:table-row>
            <table:table-row>
              <table:table-cell office:value-type="string">
                <text:p>92500</text:p>
              </table:table-cell>
              <table:table-cell office:value-type="float" office:value="0.694470640274973">
                <text:p>0.694470640274973</text:p>
              </table:table-cell>
              <table:table-cell office:value-type="float" office:value="0.976746104462628">
                <text:p>0.976746104462628</text:p>
              </table:table-cell>
              <table:table-cell office:value-type="float" office:value="1.6712167447376">
                <text:p>1.6712167447376</text:p>
              </table:table-cell>
            </table:table-row>
            <table:table-row>
              <table:table-cell office:value-type="string">
                <text:p>92600</text:p>
              </table:table-cell>
              <table:table-cell office:value-type="float" office:value="0.509125130882532">
                <text:p>0.509125130882532</text:p>
              </table:table-cell>
              <table:table-cell office:value-type="float" office:value="0.888776019544204">
                <text:p>0.888776019544204</text:p>
              </table:table-cell>
              <table:table-cell office:value-type="float" office:value="1.39790115042674">
                <text:p>1.39790115042674</text:p>
              </table:table-cell>
            </table:table-row>
            <table:table-row>
              <table:table-cell office:value-type="string">
                <text:p>92700</text:p>
              </table:table-cell>
              <table:table-cell office:value-type="float" office:value="0.296143117036795">
                <text:p>0.296143117036795</text:p>
              </table:table-cell>
              <table:table-cell office:value-type="float" office:value="0.741038695014943">
                <text:p>0.741038695014943</text:p>
              </table:table-cell>
              <table:table-cell office:value-type="float" office:value="1.03718181205174">
                <text:p>1.03718181205174</text:p>
              </table:table-cell>
            </table:table-row>
            <table:table-row>
              <table:table-cell office:value-type="string">
                <text:p>92800</text:p>
              </table:table-cell>
              <table:table-cell office:value-type="float" office:value="0.0670857612439551">
                <text:p>0.0670857612439551</text:p>
              </table:table-cell>
              <table:table-cell office:value-type="float" office:value="0.543468975965664">
                <text:p>0.543468975965664</text:p>
              </table:table-cell>
              <table:table-cell office:value-type="float" office:value="0.610554737209619">
                <text:p>0.610554737209619</text:p>
              </table:table-cell>
            </table:table-row>
            <table:table-row>
              <table:table-cell office:value-type="string">
                <text:p>92900</text:p>
              </table:table-cell>
              <table:table-cell office:value-type="float" office:value="-0.1656131079996">
                <text:p>-0.1656131079996</text:p>
              </table:table-cell>
              <table:table-cell office:value-type="float" office:value="0.309352827426029">
                <text:p>0.309352827426029</text:p>
              </table:table-cell>
              <table:table-cell office:value-type="float" office:value="0.14373971942643">
                <text:p>0.14373971942643</text:p>
              </table:table-cell>
            </table:table-row>
            <table:table-row>
              <table:table-cell office:value-type="string">
                <text:p>93000</text:p>
              </table:table-cell>
              <table:table-cell office:value-type="float" office:value="-0.389322169352583">
                <text:p>-0.389322169352583</text:p>
              </table:table-cell>
              <table:table-cell office:value-type="float" office:value="0.0544336772038596">
                <text:p>0.0544336772038596</text:p>
              </table:table-cell>
              <table:table-cell office:value-type="float" office:value="-0.334888492148723">
                <text:p>-0.334888492148723</text:p>
              </table:table-cell>
            </table:table-row>
            <table:table-row>
              <table:table-cell office:value-type="string">
                <text:p>93100</text:p>
              </table:table-cell>
              <table:table-cell office:value-type="float" office:value="-0.59189791157746">
                <text:p>-0.59189791157746</text:p>
              </table:table-cell>
              <table:table-cell office:value-type="float" office:value="-0.20414601562561">
                <text:p>-0.20414601562561</text:p>
              </table:table-cell>
              <table:table-cell office:value-type="float" office:value="-0.79604392720307">
                <text:p>-0.79604392720307</text:p>
              </table:table-cell>
            </table:table-row>
            <table:table-row>
              <table:table-cell office:value-type="string">
                <text:p>93200</text:p>
              </table:table-cell>
              <table:table-cell office:value-type="float" office:value="-0.762344048962656">
                <text:p>-0.762344048962656</text:p>
              </table:table-cell>
              <table:table-cell office:value-type="float" office:value="-0.448997506456123">
                <text:p>-0.448997506456123</text:p>
              </table:table-cell>
              <table:table-cell office:value-type="float" office:value="-1.21134155541878">
                <text:p>-1.21134155541878</text:p>
              </table:table-cell>
            </table:table-row>
            <table:table-row>
              <table:table-cell office:value-type="string">
                <text:p>93300</text:p>
              </table:table-cell>
              <table:table-cell office:value-type="float" office:value="-0.891408338980551">
                <text:p>-0.891408338980551</text:p>
              </table:table-cell>
              <table:table-cell office:value-type="float" office:value="-0.663655359530451">
                <text:p>-0.663655359530451</text:p>
              </table:table-cell>
              <table:table-cell office:value-type="float" office:value="-1.555063698511">
                <text:p>-1.555063698511</text:p>
              </table:table-cell>
            </table:table-row>
            <table:table-row>
              <table:table-cell office:value-type="string">
                <text:p>93400</text:p>
              </table:table-cell>
              <table:table-cell office:value-type="float" office:value="-0.972084935293342">
                <text:p>-0.972084935293342</text:p>
              </table:table-cell>
              <table:table-cell office:value-type="float" office:value="-0.8336846440062">
                <text:p>-0.8336846440062</text:p>
              </table:table-cell>
              <table:table-cell office:value-type="float" office:value="-1.80576957929954">
                <text:p>-1.80576957929954</text:p>
              </table:table-cell>
            </table:table-row>
            <table:table-row>
              <table:table-cell office:value-type="string">
                <text:p>93500</text:p>
              </table:table-cell>
              <table:table-cell office:value-type="float" office:value="-0.99999448473762">
                <text:p>-0.99999448473762</text:p>
              </table:table-cell>
              <table:table-cell office:value-type="float" office:value="-0.947651401160672">
                <text:p>-0.947651401160672</text:p>
              </table:table-cell>
              <table:table-cell office:value-type="float" office:value="-1.94764588589829">
                <text:p>-1.94764588589829</text:p>
              </table:table-cell>
            </table:table-row>
            <table:table-row>
              <table:table-cell office:value-type="string">
                <text:p>93600</text:p>
              </table:table-cell>
              <table:table-cell office:value-type="float" office:value="-0.973621991606597">
                <text:p>-0.973621991606597</text:p>
              </table:table-cell>
              <table:table-cell office:value-type="float" office:value="-0.99789174455596">
                <text:p>-0.99789174455596</text:p>
              </table:table-cell>
              <table:table-cell office:value-type="float" office:value="-1.97151373616256">
                <text:p>-1.97151373616256</text:p>
              </table:table-cell>
            </table:table-row>
            <table:table-row>
              <table:table-cell office:value-type="string">
                <text:p>93700</text:p>
              </table:table-cell>
              <table:table-cell office:value-type="float" office:value="-0.894399043250023">
                <text:p>-0.894399043250023</text:p>
              </table:table-cell>
              <table:table-cell office:value-type="float" office:value="-0.981027189280795">
                <text:p>-0.981027189280795</text:p>
              </table:table-cell>
              <table:table-cell office:value-type="float" office:value="-1.87542623253082">
                <text:p>-1.87542623253082</text:p>
              </table:table-cell>
            </table:table-row>
            <table:table-row>
              <table:table-cell office:value-type="string">
                <text:p>93800</text:p>
              </table:table-cell>
              <table:table-cell office:value-type="float" office:value="-0.766625987446336">
                <text:p>-0.766625987446336</text:p>
              </table:table-cell>
              <table:table-cell office:value-type="float" office:value="-0.898191786855034">
                <text:p>-0.898191786855034</text:p>
              </table:table-cell>
              <table:table-cell office:value-type="float" office:value="-1.66481777430137">
                <text:p>-1.66481777430137</text:p>
              </table:table-cell>
            </table:table-row>
            <table:table-row>
              <table:table-cell office:value-type="string">
                <text:p>93900</text:p>
              </table:table-cell>
              <table:table-cell office:value-type="float" office:value="-0.597238714872263">
                <text:p>-0.597238714872263</text:p>
              </table:table-cell>
              <table:table-cell office:value-type="float" office:value="-0.754955977250567">
                <text:p>-0.754955977250567</text:p>
              </table:table-cell>
              <table:table-cell office:value-type="float" office:value="-1.35219469212283">
                <text:p>-1.35219469212283</text:p>
              </table:table-cell>
            </table:table-row>
            <table:table-row>
              <table:table-cell office:value-type="string">
                <text:p>94000</text:p>
              </table:table-cell>
              <table:table-cell office:value-type="float" office:value="-0.395431879638554">
                <text:p>-0.395431879638554</text:p>
              </table:table-cell>
              <table:table-cell office:value-type="float" office:value="-0.560951882053619">
                <text:p>-0.560951882053619</text:p>
              </table:table-cell>
              <table:table-cell office:value-type="float" office:value="-0.956383761692173">
                <text:p>-0.956383761692173</text:p>
              </table:table-cell>
            </table:table-row>
            <table:table-row>
              <table:table-cell office:value-type="string">
                <text:p>94100</text:p>
              </table:table-cell>
              <table:table-cell office:value-type="float" office:value="-0.172160158511782">
                <text:p>-0.172160158511782</text:p>
              </table:table-cell>
              <table:table-cell office:value-type="float" office:value="-0.329225689516375">
                <text:p>-0.329225689516375</text:p>
              </table:table-cell>
              <table:table-cell office:value-type="float" office:value="-0.501385848028157">
                <text:p>-0.501385848028157</text:p>
              </table:table-cell>
            </table:table-row>
            <table:table-row>
              <table:table-cell office:value-type="string">
                <text:p>94200</text:p>
              </table:table-cell>
              <table:table-cell office:value-type="float" office:value="0.0604568739572243">
                <text:p>0.0604568739572243</text:p>
              </table:table-cell>
              <table:table-cell office:value-type="float" office:value="-0.0753601119213796">
                <text:p>-0.0753601119213796</text:p>
              </table:table-cell>
              <table:table-cell office:value-type="float" office:value="-0.0149032379641553">
                <text:p>-0.0149032379641553</text:p>
              </table:table-cell>
            </table:table-row>
            <table:table-row>
              <table:table-cell office:value-type="string">
                <text:p>94300</text:p>
              </table:table-cell>
              <table:table-cell office:value-type="float" office:value="0.289792165720454">
                <text:p>0.289792165720454</text:p>
              </table:table-cell>
              <table:table-cell office:value-type="float" office:value="0.183573183261917">
                <text:p>0.183573183261917</text:p>
              </table:table-cell>
              <table:table-cell office:value-type="float" office:value="0.473365348982371">
                <text:p>0.473365348982371</text:p>
              </table:table-cell>
            </table:table-row>
            <table:table-row>
              <table:table-cell office:value-type="string">
                <text:p>94400</text:p>
              </table:table-cell>
              <table:table-cell office:value-type="float" office:value="0.503396860047685">
                <text:p>0.503396860047685</text:p>
              </table:table-cell>
              <table:table-cell office:value-type="float" office:value="0.430161790707391">
                <text:p>0.430161790707391</text:p>
              </table:table-cell>
              <table:table-cell office:value-type="float" office:value="0.933558650755075">
                <text:p>0.933558650755075</text:p>
              </table:table-cell>
            </table:table-row>
            <table:table-row>
              <table:table-cell office:value-type="string">
                <text:p>94500</text:p>
              </table:table-cell>
              <table:table-cell office:value-type="float" office:value="0.689675950717094">
                <text:p>0.689675950717094</text:p>
              </table:table-cell>
              <table:table-cell office:value-type="float" office:value="0.647823444397046">
                <text:p>0.647823444397046</text:p>
              </table:table-cell>
              <table:table-cell office:value-type="float" office:value="1.33749939511414">
                <text:p>1.33749939511414</text:p>
              </table:table-cell>
            </table:table-row>
            <table:table-row>
              <table:table-cell office:value-type="string">
                <text:p>94600</text:p>
              </table:table-cell>
              <table:table-cell office:value-type="float" office:value="0.838517867092105">
                <text:p>0.838517867092105</text:p>
              </table:table-cell>
              <table:table-cell office:value-type="float" office:value="0.821921120014192">
                <text:p>0.821921120014192</text:p>
              </table:table-cell>
              <table:table-cell office:value-type="float" office:value="1.6604389871063">
                <text:p>1.6604389871063</text:p>
              </table:table-cell>
            </table:table-row>
            <table:table-row>
              <table:table-cell office:value-type="string">
                <text:p>94700</text:p>
              </table:table-cell>
              <table:table-cell office:value-type="float" office:value="0.941843069868853">
                <text:p>0.941843069868853</text:p>
              </table:table-cell>
              <table:table-cell office:value-type="float" office:value="0.940747326283766">
                <text:p>0.940747326283766</text:p>
              </table:table-cell>
              <table:table-cell office:value-type="float" office:value="1.88259039615262">
                <text:p>1.88259039615262</text:p>
              </table:table-cell>
            </table:table-row>
            <table:table-row>
              <table:table-cell office:value-type="string">
                <text:p>94800</text:p>
              </table:table-cell>
              <table:table-cell office:value-type="float" office:value="0.994042825057468">
                <text:p>0.994042825057468</text:p>
              </table:table-cell>
              <table:table-cell office:value-type="float" office:value="0.996311394931659">
                <text:p>0.996311394931659</text:p>
              </table:table-cell>
              <table:table-cell office:value-type="float" office:value="1.99035421998913">
                <text:p>1.99035421998913</text:p>
              </table:table-cell>
            </table:table-row>
            <table:table-row>
              <table:table-cell office:value-type="string">
                <text:p>94900</text:p>
              </table:table-cell>
              <table:table-cell office:value-type="float" office:value="0.99228361508706">
                <text:p>0.99228361508706</text:p>
              </table:table-cell>
              <table:table-cell office:value-type="float" office:value="0.98487683695126">
                <text:p>0.98487683695126</text:p>
              </table:table-cell>
              <table:table-cell office:value-type="float" office:value="1.97716045203832">
                <text:p>1.97716045203832</text:p>
              </table:table-cell>
            </table:table-row>
            <table:table-row>
              <table:table-cell office:value-type="string">
                <text:p>95000</text:p>
              </table:table-cell>
              <table:table-cell office:value-type="float" office:value="0.936660933100828">
                <text:p>0.936660933100828</text:p>
              </table:table-cell>
              <table:table-cell office:value-type="float" office:value="0.90721258323094">
                <text:p>0.90721258323094</text:p>
              </table:table-cell>
              <table:table-cell office:value-type="float" office:value="1.84387351633177">
                <text:p>1.84387351633177</text:p>
              </table:table-cell>
            </table:table-row>
            <table:table-row>
              <table:table-cell office:value-type="string">
                <text:p>95100</text:p>
              </table:table-cell>
              <table:table-cell office:value-type="float" office:value="0.830194102046572">
                <text:p>0.830194102046572</text:p>
              </table:table-cell>
              <table:table-cell office:value-type="float" office:value="0.768541292138329">
                <text:p>0.768541292138329</text:p>
              </table:table-cell>
              <table:table-cell office:value-type="float" office:value="1.5987353941849">
                <text:p>1.5987353941849</text:p>
              </table:table-cell>
            </table:table-row>
            <table:table-row>
              <table:table-cell office:value-type="string">
                <text:p>95200</text:p>
              </table:table-cell>
              <table:table-cell office:value-type="float" office:value="0.678662412742948">
                <text:p>0.678662412742948</text:p>
              </table:table-cell>
              <table:table-cell office:value-type="float" office:value="0.578188196715559">
                <text:p>0.578188196715559</text:p>
              </table:table-cell>
              <table:table-cell office:value-type="float" office:value="1.25685060945851">
                <text:p>1.25685060945851</text:p>
              </table:table-cell>
            </table:table-row>
            <table:table-row>
              <table:table-cell office:value-type="string">
                <text:p>95300</text:p>
              </table:table-cell>
              <table:table-cell office:value-type="float" office:value="0.490291321663646">
                <text:p>0.490291321663646</text:p>
              </table:table-cell>
              <table:table-cell office:value-type="float" office:value="0.348953768682507">
                <text:p>0.348953768682507</text:p>
              </table:table-cell>
              <table:table-cell office:value-type="float" office:value="0.839245090346153">
                <text:p>0.839245090346153</text:p>
              </table:table-cell>
            </table:table-row>
            <table:table-row>
              <table:table-cell office:value-type="string">
                <text:p>95400</text:p>
              </table:table-cell>
              <table:table-cell office:value-type="float" office:value="0.275306069403415">
                <text:p>0.275306069403415</text:p>
              </table:table-cell>
              <table:table-cell office:value-type="float" office:value="0.0962534056729284">
                <text:p>0.0962534056729284</text:p>
              </table:table-cell>
              <table:table-cell office:value-type="float" office:value="0.371559475076343">
                <text:p>0.371559475076343</text:p>
              </table:table-cell>
            </table:table-row>
            <table:table-row>
              <table:table-cell office:value-type="string">
                <text:p>95500</text:p>
              </table:table-cell>
              <table:table-cell office:value-type="float" office:value="0.0453765589410833">
                <text:p>0.0453765589410833</text:p>
              </table:table-cell>
              <table:table-cell office:value-type="float" office:value="-0.162919679635304">
                <text:p>-0.162919679635304</text:p>
              </table:table-cell>
              <table:table-cell office:value-type="float" office:value="-0.117543120694221">
                <text:p>-0.117543120694221</text:p>
              </table:table-cell>
            </table:table-row>
            <table:table-row>
              <table:table-cell office:value-type="string">
                <text:p>95600</text:p>
              </table:table-cell>
              <table:table-cell office:value-type="float" office:value="-0.187016038857473">
                <text:p>-0.187016038857473</text:p>
              </table:table-cell>
              <table:table-cell office:value-type="float" office:value="-0.411136902491429">
                <text:p>-0.411136902491429</text:p>
              </table:table-cell>
              <table:table-cell office:value-type="float" office:value="-0.598152941348902">
                <text:p>-0.598152941348902</text:p>
              </table:table-cell>
            </table:table-row>
            <table:table-row>
              <table:table-cell office:value-type="string">
                <text:p>95700</text:p>
              </table:table-cell>
              <table:table-cell office:value-type="float" office:value="-0.409257027626637">
                <text:p>-0.409257027626637</text:p>
              </table:table-cell>
              <table:table-cell office:value-type="float" office:value="-0.631706591034839">
                <text:p>-0.631706591034839</text:p>
              </table:table-cell>
              <table:table-cell office:value-type="float" office:value="-1.04096361866148">
                <text:p>-1.04096361866148</text:p>
              </table:table-cell>
            </table:table-row>
            <table:table-row>
              <table:table-cell office:value-type="string">
                <text:p>95800</text:p>
              </table:table-cell>
              <table:table-cell office:value-type="float" office:value="-0.609282586474006">
                <text:p>-0.609282586474006</text:p>
              </table:table-cell>
              <table:table-cell office:value-type="float" office:value="-0.809796106441392">
                <text:p>-0.809796106441392</text:p>
              </table:table-cell>
              <table:table-cell office:value-type="float" office:value="-1.4190786929154">
                <text:p>-1.4190786929154</text:p>
              </table:table-cell>
            </table:table-row>
            <table:table-row>
              <table:table-cell office:value-type="string">
                <text:p>95900</text:p>
              </table:table-cell>
              <table:table-cell office:value-type="float" office:value="-0.776234859614154">
                <text:p>-0.776234859614154</text:p>
              </table:table-cell>
              <table:table-cell office:value-type="float" office:value="-0.933429519449474">
                <text:p>-0.933429519449474</text:p>
              </table:table-cell>
              <table:table-cell office:value-type="float" office:value="-1.70966437906363">
                <text:p>-1.70966437906363</text:p>
              </table:table-cell>
            </table:table-row>
            <table:table-row>
              <table:table-cell office:value-type="string">
                <text:p>96000</text:p>
              </table:table-cell>
              <table:table-cell office:value-type="float" office:value="-0.901051260814761">
                <text:p>-0.901051260814761</text:p>
              </table:table-cell>
              <table:table-cell office:value-type="float" office:value="-0.994292893075334">
                <text:p>-0.994292893075334</text:p>
              </table:table-cell>
              <table:table-cell office:value-type="float" office:value="-1.8953441538901">
                <text:p>-1.8953441538901</text:p>
              </table:table-cell>
            </table:table-row>
            <table:table-row>
              <table:table-cell office:value-type="string">
                <text:p>96100</text:p>
              </table:table-cell>
              <table:table-cell office:value-type="float" office:value="-0.976956526932724">
                <text:p>-0.976956526932724</text:p>
              </table:table-cell>
              <table:table-cell office:value-type="float" office:value="-0.988293367301342">
                <text:p>-0.988293367301342</text:p>
              </table:table-cell>
              <table:table-cell office:value-type="float" office:value="-1.96524989423407">
                <text:p>-1.96524989423407</text:p>
              </table:table-cell>
            </table:table-row>
            <table:table-row>
              <table:table-cell office:value-type="string">
                <text:p>96200</text:p>
              </table:table-cell>
              <table:table-cell office:value-type="float" office:value="-0.999830304778934">
                <text:p>-0.999830304778934</text:p>
              </table:table-cell>
              <table:table-cell office:value-type="float" office:value="-0.915834390337846">
                <text:p>-0.915834390337846</text:p>
              </table:table-cell>
              <table:table-cell office:value-type="float" office:value="-1.91566469511678">
                <text:p>-1.91566469511678</text:p>
              </table:table-cell>
            </table:table-row>
            <table:table-row>
              <table:table-cell office:value-type="string">
                <text:p>96300</text:p>
              </table:table-cell>
              <table:table-cell office:value-type="float" office:value="-0.968430952122501">
                <text:p>-0.968430952122501</text:p>
              </table:table-cell>
              <table:table-cell office:value-type="float" office:value="-0.781788588069098">
                <text:p>-0.781788588069098</text:p>
              </table:table-cell>
              <table:table-cell office:value-type="float" office:value="-1.7502195401916">
                <text:p>-1.7502195401916</text:p>
              </table:table-cell>
            </table:table-row>
            <table:table-row>
              <table:table-cell office:value-type="string">
                <text:p>96400</text:p>
              </table:table-cell>
              <table:table-cell office:value-type="float" office:value="-0.884462927173693">
                <text:p>-0.884462927173693</text:p>
              </table:table-cell>
              <table:table-cell office:value-type="float" office:value="-0.595170144021304">
                <text:p>-0.595170144021304</text:p>
              </table:table-cell>
              <table:table-cell office:value-type="float" office:value="-1.479633071195">
                <text:p>-1.479633071195</text:p>
              </table:table-cell>
            </table:table-row>
            <table:table-row>
              <table:table-cell office:value-type="string">
                <text:p>96500</text:p>
              </table:table-cell>
              <table:table-cell office:value-type="float" office:value="-0.752484168305693">
                <text:p>-0.752484168305693</text:p>
              </table:table-cell>
              <table:table-cell office:value-type="float" office:value="-0.368528444555895">
                <text:p>-0.368528444555895</text:p>
              </table:table-cell>
              <table:table-cell office:value-type="float" office:value="-1.12101261286159">
                <text:p>-1.12101261286159</text:p>
              </table:table-cell>
            </table:table-row>
            <table:table-row>
              <table:table-cell office:value-type="string">
                <text:p>96600</text:p>
              </table:table-cell>
              <table:table-cell office:value-type="float" office:value="-0.579658806496749">
                <text:p>-0.579658806496749</text:p>
              </table:table-cell>
              <table:table-cell office:value-type="float" office:value="-0.117104429450966">
                <text:p>-0.117104429450966</text:p>
              </table:table-cell>
              <table:table-cell office:value-type="float" office:value="-0.696763235947715">
                <text:p>-0.696763235947715</text:p>
              </table:table-cell>
            </table:table-row>
            <table:table-row>
              <table:table-cell office:value-type="string">
                <text:p>96700</text:p>
              </table:table-cell>
              <table:table-cell office:value-type="float" office:value="-0.37536820713536">
                <text:p>-0.37536820713536</text:p>
              </table:table-cell>
              <table:table-cell office:value-type="float" office:value="0.142194470147444">
                <text:p>0.142194470147444</text:p>
              </table:table-cell>
              <table:table-cell office:value-type="float" office:value="-0.233173736987916">
                <text:p>-0.233173736987916</text:p>
              </table:table-cell>
            </table:table-row>
            <table:table-row>
              <table:table-cell office:value-type="string">
                <text:p>96800</text:p>
              </table:table-cell>
              <table:table-cell office:value-type="float" office:value="-0.150701771856548">
                <text:p>-0.150701771856548</text:p>
              </table:table-cell>
              <table:table-cell office:value-type="float" office:value="0.391931263228853">
                <text:p>0.391931263228853</text:p>
              </table:table-cell>
              <table:table-cell office:value-type="float" office:value="0.241229491372304">
                <text:p>0.241229491372304</text:p>
              </table:table-cell>
            </table:table-row>
            <table:table-row>
              <table:table-cell office:value-type="string">
                <text:p>96900</text:p>
              </table:table-cell>
              <table:table-cell office:value-type="float" office:value="0.0821451361587056">
                <text:p>0.0821451361587056</text:p>
              </table:table-cell>
              <table:table-cell office:value-type="float" office:value="0.615311978732482">
                <text:p>0.615311978732482</text:p>
              </table:table-cell>
              <table:table-cell office:value-type="float" office:value="0.697457114891188">
                <text:p>0.697457114891188</text:p>
              </table:table-cell>
            </table:table-row>
            <table:table-row>
              <table:table-cell office:value-type="string">
                <text:p>97000</text:p>
              </table:table-cell>
              <table:table-cell office:value-type="float" office:value="0.310533013802916">
                <text:p>0.310533013802916</text:p>
              </table:table-cell>
              <table:table-cell office:value-type="float" office:value="0.797315004402421">
                <text:p>0.797315004402421</text:p>
              </table:table-cell>
              <table:table-cell office:value-type="float" office:value="1.10784801820534">
                <text:p>1.10784801820534</text:p>
              </table:table-cell>
            </table:table-row>
            <table:table-row>
              <table:table-cell office:value-type="string">
                <text:p>97100</text:p>
              </table:table-cell>
              <table:table-cell office:value-type="float" office:value="0.522064406784463">
                <text:p>0.522064406784463</text:p>
              </table:table-cell>
              <table:table-cell office:value-type="float" office:value="0.925701240391342">
                <text:p>0.925701240391342</text:p>
              </table:table-cell>
              <table:table-cell office:value-type="float" office:value="1.44776564717581">
                <text:p>1.44776564717581</text:p>
              </table:table-cell>
            </table:table-row>
            <table:table-row>
              <table:table-cell office:value-type="string">
                <text:p>97200</text:p>
              </table:table-cell>
              <table:table-cell office:value-type="float" office:value="0.705256928314098">
                <text:p>0.705256928314098</text:p>
              </table:table-cell>
              <table:table-cell office:value-type="float" office:value="0.991837130532927">
                <text:p>0.991837130532927</text:p>
              </table:table-cell>
              <table:table-cell office:value-type="float" office:value="1.69709405884703">
                <text:p>1.69709405884703</text:p>
              </table:table-cell>
            </table:table-row>
            <table:table-row>
              <table:table-cell office:value-type="string">
                <text:p>97300</text:p>
              </table:table-cell>
              <table:table-cell office:value-type="float" office:value="0.850166493203603">
                <text:p>0.850166493203603</text:p>
              </table:table-cell>
              <table:table-cell office:value-type="float" office:value="0.991275285706671">
                <text:p>0.991275285706671</text:p>
              </table:table-cell>
              <table:table-cell office:value-type="float" office:value="1.84144177891027">
                <text:p>1.84144177891027</text:p>
              </table:table-cell>
            </table:table-row>
            <table:table-row>
              <table:table-cell office:value-type="string">
                <text:p>97400</text:p>
              </table:table-cell>
              <table:table-cell office:value-type="float" office:value="0.94892699925802">
                <text:p>0.94892699925802</text:p>
              </table:table-cell>
              <table:table-cell office:value-type="float" office:value="0.924053465567947">
                <text:p>0.924053465567947</text:p>
              </table:table-cell>
              <table:table-cell office:value-type="float" office:value="1.87298046482597">
                <text:p>1.87298046482597</text:p>
              </table:table-cell>
            </table:table-row>
            <table:table-row>
              <table:table-cell office:value-type="string">
                <text:p>97500</text:p>
              </table:table-cell>
              <table:table-cell office:value-type="float" office:value="0.996177543741425">
                <text:p>0.996177543741425</text:p>
              </table:table-cell>
              <table:table-cell office:value-type="float" office:value="0.79469207839325">
                <text:p>0.79469207839325</text:p>
              </table:table-cell>
              <table:table-cell office:value-type="float" office:value="1.79086962213468">
                <text:p>1.79086962213468</text:p>
              </table:table-cell>
            </table:table-row>
            <table:table-row>
              <table:table-cell office:value-type="string">
                <text:p>97600</text:p>
              </table:table-cell>
              <table:table-cell office:value-type="float" office:value="0.98935324175517">
                <text:p>0.98935324175517</text:p>
              </table:table-cell>
              <table:table-cell office:value-type="float" office:value="0.611890354541008">
                <text:p>0.611890354541008</text:p>
              </table:table-cell>
              <table:table-cell office:value-type="float" office:value="1.60124359629618">
                <text:p>1.60124359629618</text:p>
              </table:table-cell>
            </table:table-row>
            <table:table-row>
              <table:table-cell office:value-type="string">
                <text:p>97700</text:p>
              </table:table-cell>
              <table:table-cell office:value-type="float" office:value="0.928824525551522">
                <text:p>0.928824525551522</text:p>
              </table:table-cell>
              <table:table-cell office:value-type="float" office:value="0.387940997553057">
                <text:p>0.387940997553057</text:p>
              </table:table-cell>
              <table:table-cell office:value-type="float" office:value="1.31676552310458">
                <text:p>1.31676552310458</text:p>
              </table:table-cell>
            </table:table-row>
            <table:table-row>
              <table:table-cell office:value-type="string">
                <text:p>97800</text:p>
              </table:table-cell>
              <table:table-cell office:value-type="float" office:value="0.817877060319455">
                <text:p>0.817877060319455</text:p>
              </table:table-cell>
              <table:table-cell office:value-type="float" office:value="0.137903895119958">
                <text:p>0.137903895119958</text:p>
              </table:table-cell>
              <table:table-cell office:value-type="float" office:value="0.955780955439413">
                <text:p>0.955780955439413</text:p>
              </table:table-cell>
            </table:table-row>
            <table:table-row>
              <table:table-cell office:value-type="string">
                <text:p>97900</text:p>
              </table:table-cell>
              <table:table-cell office:value-type="float" office:value="0.662533279455358">
                <text:p>0.662533279455358</text:p>
              </table:table-cell>
              <table:table-cell office:value-type="float" office:value="-0.121406786889611">
                <text:p>-0.121406786889611</text:p>
              </table:table-cell>
              <table:table-cell office:value-type="float" office:value="0.541126492565747">
                <text:p>0.541126492565747</text:p>
              </table:table-cell>
            </table:table-row>
            <table:table-row>
              <table:table-cell office:value-type="string">
                <text:p>98000</text:p>
              </table:table-cell>
              <table:table-cell office:value-type="float" office:value="0.471225736564324">
                <text:p>0.471225736564324</text:p>
              </table:table-cell>
              <table:table-cell office:value-type="float" office:value="-0.37255320982334">
                <text:p>-0.37255320982334</text:p>
              </table:table-cell>
              <table:table-cell office:value-type="float" office:value="0.0986725267409833">
                <text:p>0.0986725267409833</text:p>
              </table:table-cell>
            </table:table-row>
            <table:table-row>
              <table:table-cell office:value-type="string">
                <text:p>98100</text:p>
              </table:table-cell>
              <table:table-cell office:value-type="float" office:value="0.254338861311328">
                <text:p>0.254338861311328</text:p>
              </table:table-cell>
              <table:table-cell office:value-type="float" office:value="-0.59864672416554">
                <text:p>-0.59864672416554</text:p>
              </table:table-cell>
              <table:table-cell office:value-type="float" office:value="-0.344307862854212">
                <text:p>-0.344307862854212</text:p>
              </table:table-cell>
            </table:table-row>
            <table:table-row>
              <table:table-cell office:value-type="string">
                <text:p>98200</text:p>
              </table:table-cell>
              <table:table-cell office:value-type="float" office:value="0.0236459330957776">
                <text:p>0.0236459330957776</text:p>
              </table:table-cell>
              <table:table-cell office:value-type="float" office:value="-0.784483268735721">
                <text:p>-0.784483268735721</text:p>
              </table:table-cell>
              <table:table-cell office:value-type="float" office:value="-0.760837335639943">
                <text:p>-0.760837335639943</text:p>
              </table:table-cell>
            </table:table-row>
            <table:table-row>
              <table:table-cell office:value-type="string">
                <text:p>98300</text:p>
              </table:table-cell>
              <table:table-cell office:value-type="float" office:value="-0.208330609716653">
                <text:p>-0.208330609716653</text:p>
              </table:table-cell>
              <table:table-cell office:value-type="float" office:value="-0.917565867546788">
                <text:p>-0.917565867546788</text:p>
              </table:table-cell>
              <table:table-cell office:value-type="float" office:value="-1.12589647726344">
                <text:p>-1.12589647726344</text:p>
              </table:table-cell>
            </table:table-row>
            <table:table-row>
              <table:table-cell office:value-type="string">
                <text:p>98400</text:p>
              </table:table-cell>
              <table:table-cell office:value-type="float" office:value="-0.428998368576634">
                <text:p>-0.428998368576634</text:p>
              </table:table-cell>
              <table:table-cell office:value-type="float" office:value="-0.988945196114635">
                <text:p>-0.988945196114635</text:p>
              </table:table-cell>
              <table:table-cell office:value-type="float" office:value="-1.41794356469127">
                <text:p>-1.41794356469127</text:p>
              </table:table-cell>
            </table:table-row>
            <table:table-row>
              <table:table-cell office:value-type="string">
                <text:p>98500</text:p>
              </table:table-cell>
              <table:table-cell office:value-type="float" office:value="-0.626379201971391">
                <text:p>-0.626379201971391</text:p>
              </table:table-cell>
              <table:table-cell office:value-type="float" office:value="-0.993821263864975">
                <text:p>-0.993821263864975</text:p>
              </table:table-cell>
              <table:table-cell office:value-type="float" office:value="-1.62020046583637">
                <text:p>-1.62020046583637</text:p>
              </table:table-cell>
            </table:table-row>
            <table:table-row>
              <table:table-cell office:value-type="string">
                <text:p>98600</text:p>
              </table:table-cell>
              <table:table-cell office:value-type="float" office:value="-0.789758660128331">
                <text:p>-0.789758660128331</text:p>
              </table:table-cell>
              <table:table-cell office:value-type="float" office:value="-0.931866147715659">
                <text:p>-0.931866147715659</text:p>
              </table:table-cell>
              <table:table-cell office:value-type="float" office:value="-1.72162480784399">
                <text:p>-1.72162480784399</text:p>
              </table:table-cell>
            </table:table-row>
            <table:table-row>
              <table:table-cell office:value-type="string">
                <text:p>98700</text:p>
              </table:table-cell>
              <table:table-cell office:value-type="float" office:value="-0.910268204203144">
                <text:p>-0.910268204203144</text:p>
              </table:table-cell>
              <table:table-cell office:value-type="float" office:value="-0.807246123748161">
                <text:p>-0.807246123748161</text:p>
              </table:table-cell>
              <table:table-cell office:value-type="float" office:value="-1.7175143279513">
                <text:p>-1.7175143279513</text:p>
              </table:table-cell>
            </table:table-row>
            <table:table-row>
              <table:table-cell office:value-type="string">
                <text:p>98800</text:p>
              </table:table-cell>
              <table:table-cell office:value-type="float" office:value="-0.98136623433744">
                <text:p>-0.98136623433744</text:p>
              </table:table-cell>
              <table:table-cell office:value-type="float" office:value="-0.628341521629766">
                <text:p>-0.628341521629766</text:p>
              </table:table-cell>
              <table:table-cell office:value-type="float" office:value="-1.60970775596721">
                <text:p>-1.60970775596721</text:p>
              </table:table-cell>
            </table:table-row>
            <table:table-row>
              <table:table-cell office:value-type="string">
                <text:p>98900</text:p>
              </table:table-cell>
              <table:table-cell office:value-type="float" office:value="-0.999193420490185">
                <text:p>-0.999193420490185</text:p>
              </table:table-cell>
              <table:table-cell office:value-type="float" office:value="-0.407183000951908">
                <text:p>-0.407183000951908</text:p>
              </table:table-cell>
              <table:table-cell office:value-type="float" office:value="-1.40637642144209">
                <text:p>-1.40637642144209</text:p>
              </table:table-cell>
            </table:table-row>
            <table:table-row>
              <table:table-cell office:value-type="string">
                <text:p>99000</text:p>
              </table:table-cell>
              <table:table-cell office:value-type="float" office:value="-0.962782045382511">
                <text:p>-0.962782045382511</text:p>
              </table:table-cell>
              <table:table-cell office:value-type="float" office:value="-0.158642715068305">
                <text:p>-0.158642715068305</text:p>
              </table:table-cell>
              <table:table-cell office:value-type="float" office:value="-1.12142476045082">
                <text:p>-1.12142476045082</text:p>
              </table:table-cell>
            </table:table-row>
            <table:table-row>
              <table:table-cell office:value-type="string">
                <text:p>99100</text:p>
              </table:table-cell>
              <table:table-cell office:value-type="float" office:value="-0.874108621730291">
                <text:p>-0.874108621730291</text:p>
              </table:table-cell>
              <table:table-cell office:value-type="float" office:value="0.100565712811483">
                <text:p>0.100565712811483</text:p>
              </table:table-cell>
              <table:table-cell office:value-type="float" office:value="-0.773542908918808">
                <text:p>-0.773542908918808</text:p>
              </table:table-cell>
            </table:table-row>
            <table:table-row>
              <table:table-cell office:value-type="string">
                <text:p>99200</text:p>
              </table:table-cell>
              <table:table-cell office:value-type="float" office:value="-0.737986547022168">
                <text:p>-0.737986547022168</text:p>
              </table:table-cell>
              <table:table-cell office:value-type="float" office:value="0.353011374272454">
                <text:p>0.353011374272454</text:p>
              </table:table-cell>
              <table:table-cell office:value-type="float" office:value="-0.384975172749715">
                <text:p>-0.384975172749715</text:p>
              </table:table-cell>
            </table:table-row>
            <table:table-row>
              <table:table-cell office:value-type="string">
                <text:p>99300</text:p>
              </table:table-cell>
              <table:table-cell office:value-type="float" office:value="-0.561804844387838">
                <text:p>-0.561804844387838</text:p>
              </table:table-cell>
              <table:table-cell office:value-type="float" office:value="0.581718250909217">
                <text:p>0.581718250909217</text:p>
              </table:table-cell>
              <table:table-cell office:value-type="float" office:value="0.0199134065213791">
                <text:p>0.0199134065213791</text:p>
              </table:table-cell>
            </table:table-row>
            <table:table-row>
              <table:table-cell office:value-type="string">
                <text:p>99400</text:p>
              </table:table-cell>
              <table:table-cell office:value-type="float" office:value="-0.355127011106723">
                <text:p>-0.355127011106723</text:p>
              </table:table-cell>
              <table:table-cell office:value-type="float" office:value="0.771306504491864">
                <text:p>0.771306504491864</text:p>
              </table:table-cell>
              <table:table-cell office:value-type="float" office:value="0.416179493385141">
                <text:p>0.416179493385141</text:p>
              </table:table-cell>
            </table:table-row>
            <table:table-row>
              <table:table-cell office:value-type="string">
                <text:p>99500</text:p>
              </table:table-cell>
              <table:table-cell office:value-type="float" office:value="-0.129172165283159">
                <text:p>-0.129172165283159</text:p>
              </table:table-cell>
              <table:table-cell office:value-type="float" office:value="0.909026928913528">
                <text:p>0.909026928913528</text:p>
              </table:table-cell>
              <table:table-cell office:value-type="float" office:value="0.779854763630369">
                <text:p>0.779854763630369</text:p>
              </table:table-cell>
            </table:table-row>
            <table:table-row>
              <table:table-cell office:value-type="string">
                <text:p>99600</text:p>
              </table:table-cell>
              <table:table-cell office:value-type="float" office:value="0.103794561408186">
                <text:p>0.103794561408186</text:p>
              </table:table-cell>
              <table:table-cell office:value-type="float" office:value="0.985618345169388">
                <text:p>0.985618345169388</text:p>
              </table:table-cell>
              <table:table-cell office:value-type="float" office:value="1.08941290657757">
                <text:p>1.08941290657757</text:p>
              </table:table-cell>
            </table:table-row>
            <table:table-row>
              <table:table-cell office:value-type="string">
                <text:p>99700</text:p>
              </table:table-cell>
              <table:table-cell office:value-type="float" office:value="0.331127018550227">
                <text:p>0.331127018550227</text:p>
              </table:table-cell>
              <table:table-cell office:value-type="float" office:value="0.995930191230128">
                <text:p>0.995930191230128</text:p>
              </table:table-cell>
              <table:table-cell office:value-type="float" office:value="1.32705720978035">
                <text:p>1.32705720978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